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01.9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70.21pt"/>
    </style:style>
    <style:style style:name="co8" style:family="table-column">
      <style:table-column-properties fo:break-before="auto" style:column-width="94.96pt"/>
    </style:style>
    <style:style style:name="co9" style:family="table-column">
      <style:table-column-properties fo:break-before="auto" style:column-width="74.1pt"/>
    </style:style>
    <style:style style:name="co10" style:family="table-column">
      <style:table-column-properties fo:break-before="auto" style:column-width="97.99pt"/>
    </style:style>
    <style:style style:name="co11" style:family="table-column">
      <style:table-column-properties fo:break-before="auto" style:column-width="71.74pt"/>
    </style:style>
    <style:style style:name="co12" style:family="table-column">
      <style:table-column-properties fo:break-before="auto" style:column-width="96.46pt"/>
    </style:style>
    <style:style style:name="co13" style:family="table-column">
      <style:table-column-properties fo:break-before="auto" style:column-width="72.54pt"/>
    </style:style>
    <style:style style:name="co14" style:family="table-column">
      <style:table-column-properties fo:break-before="auto" style:column-width="95.7pt"/>
    </style:style>
    <style:style style:name="co15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1mZu_Abgewan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formula="of:=AVERAGE([.B4:.B212])" office:value-type="float" office:value="520758.315789474" calcext:value-type="float">
            <text:p>520758.315789474</text:p>
          </table:table-cell>
          <table:table-cell table:formula="of:=AVERAGE([.C4:.C212])" office:value-type="float" office:value="156.119416669856" calcext:value-type="float">
            <text:p>156.1194166699</text:p>
          </table:table-cell>
          <table:table-cell/>
          <table:table-cell table:formula="of:=AVERAGE([.E4:.E259])" office:value-type="float" office:value="520925.51953125" calcext:value-type="float">
            <text:p>520925.51953125</text:p>
          </table:table-cell>
          <table:table-cell table:formula="of:=AVERAGE([.F4:.F259])" office:value-type="float" office:value="156.169544417969" calcext:value-type="float">
            <text:p>156.169544418</text:p>
          </table:table-cell>
        </table:table-row>
        <table:table-row table:style-name="ro1">
          <table:table-cell/>
          <table:table-cell office:value-type="string" calcext:value-type="string">
            <text:p>Zugewandt</text:p>
          </table:table-cell>
          <table:table-cell office:value-type="string" calcext:value-type="string">
            <text:p>1 Messfehler</text:p>
          </table:table-cell>
          <table:table-cell/>
          <table:table-cell office:value-type="string" calcext:value-type="string">
            <text:p>Abgewandt</text:p>
          </table:table-cell>
          <table:table-cell office:value-type="string" calcext:value-type="string">
            <text:p>4 Messfehler</text:p>
          </table:table-cell>
        </table:table-row>
        <table:table-row table:style-name="ro1">
          <table:table-cell/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/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</table:table-row>
        <table:table-row table:style-name="ro1">
          <table:table-cell/>
          <table:table-cell office:value-type="float" office:value="519656" calcext:value-type="float">
            <text:p>519656</text:p>
          </table:table-cell>
          <table:table-cell office:value-type="float" office:value="155.788845" calcext:value-type="float">
            <text:p>155.788845</text:p>
          </table:table-cell>
          <table:table-cell/>
          <table:table-cell office:value-type="float" office:value="519415" calcext:value-type="float">
            <text:p>519415</text:p>
          </table:table-cell>
          <table:table-cell office:value-type="float" office:value="155.716698" calcext:value-type="float">
            <text:p>155.716698</text:p>
          </table:table-cell>
        </table:table-row>
        <table:table-row table:style-name="ro1">
          <table:table-cell/>
          <table:table-cell office:value-type="float" office:value="520312" calcext:value-type="float">
            <text:p>520312</text:p>
          </table:table-cell>
          <table:table-cell office:value-type="float" office:value="155.985744" calcext:value-type="float">
            <text:p>155.985744</text:p>
          </table:table-cell>
          <table:table-cell/>
          <table:table-cell office:value-type="float" office:value="520218" calcext:value-type="float">
            <text:p>520218</text:p>
          </table:table-cell>
          <table:table-cell office:value-type="float" office:value="155.957468" calcext:value-type="float">
            <text:p>155.957468</text:p>
          </table:table-cell>
        </table:table-row>
        <table:table-row table:style-name="ro1">
          <table:table-cell/>
          <table:table-cell office:value-type="float" office:value="520455" calcext:value-type="float">
            <text:p>520455</text:p>
          </table:table-cell>
          <table:table-cell office:value-type="float" office:value="156.02846" calcext:value-type="float">
            <text:p>156.02846</text:p>
          </table:table-cell>
          <table:table-cell/>
          <table:table-cell office:value-type="float" office:value="519525" calcext:value-type="float">
            <text:p>519525</text:p>
          </table:table-cell>
          <table:table-cell office:value-type="float" office:value="155.749811" calcext:value-type="float">
            <text:p>155.749811</text:p>
          </table:table-cell>
        </table:table-row>
        <table:table-row table:style-name="ro1">
          <table:table-cell/>
          <table:table-cell office:value-type="float" office:value="519922" calcext:value-type="float">
            <text:p>519922</text:p>
          </table:table-cell>
          <table:table-cell office:value-type="float" office:value="155.868825" calcext:value-type="float">
            <text:p>155.868825</text:p>
          </table:table-cell>
          <table:table-cell/>
          <table:table-cell office:value-type="float" office:value="519263" calcext:value-type="float">
            <text:p>519263</text:p>
          </table:table-cell>
          <table:table-cell office:value-type="float" office:value="155.671162" calcext:value-type="float">
            <text:p>155.671162</text:p>
          </table:table-cell>
        </table:table-row>
        <table:table-row table:style-name="ro1">
          <table:table-cell/>
          <table:table-cell office:value-type="float" office:value="519970" calcext:value-type="float">
            <text:p>519970</text:p>
          </table:table-cell>
          <table:table-cell office:value-type="float" office:value="155.883153" calcext:value-type="float">
            <text:p>155.883153</text:p>
          </table:table-cell>
          <table:table-cell/>
          <table:table-cell office:value-type="float" office:value="521478" calcext:value-type="float">
            <text:p>521478</text:p>
          </table:table-cell>
          <table:table-cell office:value-type="float" office:value="156.335022" calcext:value-type="float">
            <text:p>156.335022</text:p>
          </table:table-cell>
        </table:table-row>
        <table:table-row table:style-name="ro1">
          <table:table-cell/>
          <table:table-cell office:value-type="float" office:value="520988" calcext:value-type="float">
            <text:p>520988</text:p>
          </table:table-cell>
          <table:table-cell office:value-type="float" office:value="156.188298" calcext:value-type="float">
            <text:p>156.188298</text:p>
          </table:table-cell>
          <table:table-cell/>
          <table:table-cell office:value-type="float" office:value="520686" calcext:value-type="float">
            <text:p>520686</text:p>
          </table:table-cell>
          <table:table-cell office:value-type="float" office:value="156.097713" calcext:value-type="float">
            <text:p>156.097713</text:p>
          </table:table-cell>
        </table:table-row>
        <table:table-row table:style-name="ro1">
          <table:table-cell/>
          <table:table-cell office:value-type="float" office:value="520975" calcext:value-type="float">
            <text:p>520975</text:p>
          </table:table-cell>
          <table:table-cell office:value-type="float" office:value="156.184226" calcext:value-type="float">
            <text:p>156.184226</text:p>
          </table:table-cell>
          <table:table-cell/>
          <table:table-cell office:value-type="float" office:value="520678" calcext:value-type="float">
            <text:p>520678</text:p>
          </table:table-cell>
          <table:table-cell office:value-type="float" office:value="156.09546" calcext:value-type="float">
            <text:p>156.09546</text:p>
          </table:table-cell>
        </table:table-row>
        <table:table-row table:style-name="ro1">
          <table:table-cell/>
          <table:table-cell office:value-type="float" office:value="520991" calcext:value-type="float">
            <text:p>520991</text:p>
          </table:table-cell>
          <table:table-cell office:value-type="float" office:value="156.189231" calcext:value-type="float">
            <text:p>156.189231</text:p>
          </table:table-cell>
          <table:table-cell/>
          <table:table-cell office:value-type="float" office:value="526609" calcext:value-type="float">
            <text:p>526609</text:p>
          </table:table-cell>
          <table:table-cell office:value-type="float" office:value="157.873407" calcext:value-type="float">
            <text:p>157.873407</text:p>
          </table:table-cell>
        </table:table-row>
        <table:table-row table:style-name="ro1">
          <table:table-cell/>
          <table:table-cell office:value-type="float" office:value="521161" calcext:value-type="float">
            <text:p>521161</text:p>
          </table:table-cell>
          <table:table-cell office:value-type="float" office:value="156.24012" calcext:value-type="float">
            <text:p>156.24012</text:p>
          </table:table-cell>
          <table:table-cell/>
          <table:table-cell office:value-type="float" office:value="521992" calcext:value-type="float">
            <text:p>521992</text:p>
          </table:table-cell>
          <table:table-cell office:value-type="float" office:value="156.489407" calcext:value-type="float">
            <text:p>156.489407</text:p>
          </table:table-cell>
        </table:table-row>
        <table:table-row table:style-name="ro1">
          <table:table-cell/>
          <table:table-cell office:value-type="float" office:value="521077" calcext:value-type="float">
            <text:p>521077</text:p>
          </table:table-cell>
          <table:table-cell office:value-type="float" office:value="156.214956" calcext:value-type="float">
            <text:p>156.214956</text:p>
          </table:table-cell>
          <table:table-cell/>
          <table:table-cell office:value-type="float" office:value="523149" calcext:value-type="float">
            <text:p>523149</text:p>
          </table:table-cell>
          <table:table-cell office:value-type="float" office:value="156.836152" calcext:value-type="float">
            <text:p>156.836152</text:p>
          </table:table-cell>
        </table:table-row>
        <table:table-row table:style-name="ro1">
          <table:table-cell/>
          <table:table-cell office:value-type="float" office:value="521020" calcext:value-type="float">
            <text:p>521020</text:p>
          </table:table-cell>
          <table:table-cell office:value-type="float" office:value="156.197717" calcext:value-type="float">
            <text:p>156.197717</text:p>
          </table:table-cell>
          <table:table-cell/>
          <table:table-cell office:value-type="float" office:value="524673" calcext:value-type="float">
            <text:p>524673</text:p>
          </table:table-cell>
          <table:table-cell office:value-type="float" office:value="157.292964" calcext:value-type="float">
            <text:p>157.292964</text:p>
          </table:table-cell>
        </table:table-row>
        <table:table-row table:style-name="ro1">
          <table:table-cell/>
          <table:table-cell office:value-type="float" office:value="521049" calcext:value-type="float">
            <text:p>521049</text:p>
          </table:table-cell>
          <table:table-cell office:value-type="float" office:value="156.206465" calcext:value-type="float">
            <text:p>156.206465</text:p>
          </table:table-cell>
          <table:table-cell/>
          <table:table-cell office:value-type="float" office:value="523318" calcext:value-type="float">
            <text:p>523318</text:p>
          </table:table-cell>
          <table:table-cell office:value-type="float" office:value="156.886872" calcext:value-type="float">
            <text:p>156.886872</text:p>
          </table:table-cell>
        </table:table-row>
        <table:table-row table:style-name="ro1">
          <table:table-cell/>
          <table:table-cell office:value-type="float" office:value="520994" calcext:value-type="float">
            <text:p>520994</text:p>
          </table:table-cell>
          <table:table-cell office:value-type="float" office:value="156.189989" calcext:value-type="float">
            <text:p>156.189989</text:p>
          </table:table-cell>
          <table:table-cell/>
          <table:table-cell office:value-type="float" office:value="526178" calcext:value-type="float">
            <text:p>526178</text:p>
          </table:table-cell>
          <table:table-cell office:value-type="float" office:value="157.74415" calcext:value-type="float">
            <text:p>157.74415</text:p>
          </table:table-cell>
        </table:table-row>
        <table:table-row table:style-name="ro1">
          <table:table-cell/>
          <table:table-cell office:value-type="float" office:value="520981" calcext:value-type="float">
            <text:p>520981</text:p>
          </table:table-cell>
          <table:table-cell office:value-type="float" office:value="156.186161" calcext:value-type="float">
            <text:p>156.186161</text:p>
          </table:table-cell>
          <table:table-cell/>
          <table:table-cell office:value-type="float" office:value="521855" calcext:value-type="float">
            <text:p>521855</text:p>
          </table:table-cell>
          <table:table-cell office:value-type="float" office:value="156.448071" calcext:value-type="float">
            <text:p>156.448071</text:p>
          </table:table-cell>
        </table:table-row>
        <table:table-row table:style-name="ro1">
          <table:table-cell/>
          <table:table-cell office:value-type="float" office:value="520988" calcext:value-type="float">
            <text:p>520988</text:p>
          </table:table-cell>
          <table:table-cell office:value-type="float" office:value="156.188198" calcext:value-type="float">
            <text:p>156.188198</text:p>
          </table:table-cell>
          <table:table-cell/>
          <table:table-cell office:value-type="float" office:value="521705" calcext:value-type="float">
            <text:p>521705</text:p>
          </table:table-cell>
          <table:table-cell office:value-type="float" office:value="156.403226" calcext:value-type="float">
            <text:p>156.403226</text:p>
          </table:table-cell>
        </table:table-row>
        <table:table-row table:style-name="ro1">
          <table:table-cell/>
          <table:table-cell office:value-type="float" office:value="520958" calcext:value-type="float">
            <text:p>520958</text:p>
          </table:table-cell>
          <table:table-cell office:value-type="float" office:value="156.179258" calcext:value-type="float">
            <text:p>156.179258</text:p>
          </table:table-cell>
          <table:table-cell/>
          <table:table-cell office:value-type="float" office:value="524612" calcext:value-type="float">
            <text:p>524612</text:p>
          </table:table-cell>
          <table:table-cell office:value-type="float" office:value="157.27476" calcext:value-type="float">
            <text:p>157.27476</text:p>
          </table:table-cell>
        </table:table-row>
        <table:table-row table:style-name="ro1">
          <table:table-cell/>
          <table:table-cell office:value-type="float" office:value="521036" calcext:value-type="float">
            <text:p>521036</text:p>
          </table:table-cell>
          <table:table-cell office:value-type="float" office:value="156.202652" calcext:value-type="float">
            <text:p>156.202652</text:p>
          </table:table-cell>
          <table:table-cell/>
          <table:table-cell office:value-type="float" office:value="526112" calcext:value-type="float">
            <text:p>526112</text:p>
          </table:table-cell>
          <table:table-cell office:value-type="float" office:value="157.724559" calcext:value-type="float">
            <text:p>157.724559</text:p>
          </table:table-cell>
        </table:table-row>
        <table:table-row table:style-name="ro1">
          <table:table-cell/>
          <table:table-cell office:value-type="float" office:value="521050" calcext:value-type="float">
            <text:p>521050</text:p>
          </table:table-cell>
          <table:table-cell office:value-type="float" office:value="156.206964" calcext:value-type="float">
            <text:p>156.206964</text:p>
          </table:table-cell>
          <table:table-cell/>
          <table:table-cell office:value-type="float" office:value="526232" calcext:value-type="float">
            <text:p>526232</text:p>
          </table:table-cell>
          <table:table-cell office:value-type="float" office:value="157.760426" calcext:value-type="float">
            <text:p>157.760426</text:p>
          </table:table-cell>
        </table:table-row>
        <table:table-row table:style-name="ro1">
          <table:table-cell/>
          <table:table-cell office:value-type="float" office:value="521207" calcext:value-type="float">
            <text:p>521207</text:p>
          </table:table-cell>
          <table:table-cell office:value-type="float" office:value="156.253954" calcext:value-type="float">
            <text:p>156.253954</text:p>
          </table:table-cell>
          <table:table-cell/>
          <table:table-cell office:value-type="float" office:value="525881" calcext:value-type="float">
            <text:p>525881</text:p>
          </table:table-cell>
          <table:table-cell office:value-type="float" office:value="157.655028" calcext:value-type="float">
            <text:p>157.655028</text:p>
          </table:table-cell>
        </table:table-row>
        <table:table-row table:style-name="ro1">
          <table:table-cell/>
          <table:table-cell office:value-type="float" office:value="521112" calcext:value-type="float">
            <text:p>521112</text:p>
          </table:table-cell>
          <table:table-cell office:value-type="float" office:value="156.225487" calcext:value-type="float">
            <text:p>156.225487</text:p>
          </table:table-cell>
          <table:table-cell/>
          <table:table-cell office:value-type="float" office:value="521753" calcext:value-type="float">
            <text:p>521753</text:p>
          </table:table-cell>
          <table:table-cell office:value-type="float" office:value="156.417593" calcext:value-type="float">
            <text:p>156.417593</text:p>
          </table:table-cell>
        </table:table-row>
        <table:table-row table:style-name="ro1">
          <table:table-cell/>
          <table:table-cell office:value-type="float" office:value="520912" calcext:value-type="float">
            <text:p>520912</text:p>
          </table:table-cell>
          <table:table-cell office:value-type="float" office:value="156.165621" calcext:value-type="float">
            <text:p>156.165621</text:p>
          </table:table-cell>
          <table:table-cell/>
          <table:table-cell office:value-type="float" office:value="521868" calcext:value-type="float">
            <text:p>521868</text:p>
          </table:table-cell>
          <table:table-cell office:value-type="float" office:value="156.452198" calcext:value-type="float">
            <text:p>156.452198</text:p>
          </table:table-cell>
        </table:table-row>
        <table:table-row table:style-name="ro1">
          <table:table-cell/>
          <table:table-cell office:value-type="float" office:value="520788" calcext:value-type="float">
            <text:p>520788</text:p>
          </table:table-cell>
          <table:table-cell office:value-type="float" office:value="156.128242" calcext:value-type="float">
            <text:p>156.128242</text:p>
          </table:table-cell>
          <table:table-cell/>
          <table:table-cell office:value-type="float" office:value="522584" calcext:value-type="float">
            <text:p>522584</text:p>
          </table:table-cell>
          <table:table-cell office:value-type="float" office:value="156.666792" calcext:value-type="float">
            <text:p>156.666792</text:p>
          </table:table-cell>
        </table:table-row>
        <table:table-row table:style-name="ro1">
          <table:table-cell/>
          <table:table-cell office:value-type="float" office:value="521067" calcext:value-type="float">
            <text:p>521067</text:p>
          </table:table-cell>
          <table:table-cell office:value-type="float" office:value="156.211953" calcext:value-type="float">
            <text:p>156.211953</text:p>
          </table:table-cell>
          <table:table-cell/>
          <table:table-cell office:value-type="float" office:value="521769" calcext:value-type="float">
            <text:p>521769</text:p>
          </table:table-cell>
          <table:table-cell office:value-type="float" office:value="156.422343" calcext:value-type="float">
            <text:p>156.422343</text:p>
          </table:table-cell>
        </table:table-row>
        <table:table-row table:style-name="ro1">
          <table:table-cell/>
          <table:table-cell office:value-type="float" office:value="521074" calcext:value-type="float">
            <text:p>521074</text:p>
          </table:table-cell>
          <table:table-cell office:value-type="float" office:value="156.214205" calcext:value-type="float">
            <text:p>156.214205</text:p>
          </table:table-cell>
          <table:table-cell/>
          <table:table-cell office:value-type="float" office:value="521674" calcext:value-type="float">
            <text:p>521674</text:p>
          </table:table-cell>
          <table:table-cell office:value-type="float" office:value="156.394061" calcext:value-type="float">
            <text:p>156.394061</text:p>
          </table:table-cell>
        </table:table-row>
        <table:table-row table:style-name="ro1">
          <table:table-cell/>
          <table:table-cell office:value-type="float" office:value="521016" calcext:value-type="float">
            <text:p>521016</text:p>
          </table:table-cell>
          <table:table-cell office:value-type="float" office:value="156.196803" calcext:value-type="float">
            <text:p>156.196803</text:p>
          </table:table-cell>
          <table:table-cell/>
          <table:table-cell office:value-type="float" office:value="520616" calcext:value-type="float">
            <text:p>520616</text:p>
          </table:table-cell>
          <table:table-cell office:value-type="float" office:value="156.076799" calcext:value-type="float">
            <text:p>156.076799</text:p>
          </table:table-cell>
        </table:table-row>
        <table:table-row table:style-name="ro1">
          <table:table-cell/>
          <table:table-cell office:value-type="float" office:value="524134" calcext:value-type="float">
            <text:p>524134</text:p>
          </table:table-cell>
          <table:table-cell office:value-type="float" office:value="157.131307" calcext:value-type="float">
            <text:p>157.131307</text:p>
          </table:table-cell>
          <table:table-cell/>
          <table:table-cell office:value-type="float" office:value="520736" calcext:value-type="float">
            <text:p>520736</text:p>
          </table:table-cell>
          <table:table-cell office:value-type="float" office:value="156.112618" calcext:value-type="float">
            <text:p>156.112618</text:p>
          </table:table-cell>
        </table:table-row>
        <table:table-row table:style-name="ro1">
          <table:table-cell/>
          <table:table-cell office:value-type="float" office:value="520770" calcext:value-type="float">
            <text:p>520770</text:p>
          </table:table-cell>
          <table:table-cell office:value-type="float" office:value="156.122939" calcext:value-type="float">
            <text:p>156.122939</text:p>
          </table:table-cell>
          <table:table-cell/>
          <table:table-cell office:value-type="float" office:value="520863" calcext:value-type="float">
            <text:p>520863</text:p>
          </table:table-cell>
          <table:table-cell office:value-type="float" office:value="156.150751" calcext:value-type="float">
            <text:p>156.150751</text:p>
          </table:table-cell>
        </table:table-row>
        <table:table-row table:style-name="ro1">
          <table:table-cell/>
          <table:table-cell office:value-type="float" office:value="521112" calcext:value-type="float">
            <text:p>521112</text:p>
          </table:table-cell>
          <table:table-cell office:value-type="float" office:value="156.225361" calcext:value-type="float">
            <text:p>156.225361</text:p>
          </table:table-cell>
          <table:table-cell/>
          <table:table-cell office:value-type="float" office:value="520622" calcext:value-type="float">
            <text:p>520622</text:p>
          </table:table-cell>
          <table:table-cell office:value-type="float" office:value="156.078679" calcext:value-type="float">
            <text:p>156.078679</text:p>
          </table:table-cell>
        </table:table-row>
        <table:table-row table:style-name="ro1">
          <table:table-cell/>
          <table:table-cell office:value-type="float" office:value="520717" calcext:value-type="float">
            <text:p>520717</text:p>
          </table:table-cell>
          <table:table-cell office:value-type="float" office:value="156.106913" calcext:value-type="float">
            <text:p>156.106913</text:p>
          </table:table-cell>
          <table:table-cell/>
          <table:table-cell office:value-type="float" office:value="521904" calcext:value-type="float">
            <text:p>521904</text:p>
          </table:table-cell>
          <table:table-cell office:value-type="float" office:value="156.462926" calcext:value-type="float">
            <text:p>156.462926</text:p>
          </table:table-cell>
        </table:table-row>
        <table:table-row table:style-name="ro1">
          <table:table-cell/>
          <table:table-cell office:value-type="float" office:value="520934" calcext:value-type="float">
            <text:p>520934</text:p>
          </table:table-cell>
          <table:table-cell office:value-type="float" office:value="156.172022" calcext:value-type="float">
            <text:p>156.172022</text:p>
          </table:table-cell>
          <table:table-cell/>
          <table:table-cell office:value-type="float" office:value="523365" calcext:value-type="float">
            <text:p>523365</text:p>
          </table:table-cell>
          <table:table-cell office:value-type="float" office:value="156.900831" calcext:value-type="float">
            <text:p>156.900831</text:p>
          </table:table-cell>
        </table:table-row>
        <table:table-row table:style-name="ro1">
          <table:table-cell/>
          <table:table-cell office:value-type="float" office:value="521015" calcext:value-type="float">
            <text:p>521015</text:p>
          </table:table-cell>
          <table:table-cell office:value-type="float" office:value="156.196463" calcext:value-type="float">
            <text:p>156.196463</text:p>
          </table:table-cell>
          <table:table-cell/>
          <table:table-cell office:value-type="float" office:value="523587" calcext:value-type="float">
            <text:p>523587</text:p>
          </table:table-cell>
          <table:table-cell office:value-type="float" office:value="156.967302" calcext:value-type="float">
            <text:p>156.967302</text:p>
          </table:table-cell>
        </table:table-row>
        <table:table-row table:style-name="ro1">
          <table:table-cell/>
          <table:table-cell office:value-type="float" office:value="521260" calcext:value-type="float">
            <text:p>521260</text:p>
          </table:table-cell>
          <table:table-cell office:value-type="float" office:value="156.269945" calcext:value-type="float">
            <text:p>156.269945</text:p>
          </table:table-cell>
          <table:table-cell/>
          <table:table-cell office:value-type="float" office:value="521533" calcext:value-type="float">
            <text:p>521533</text:p>
          </table:table-cell>
          <table:table-cell office:value-type="float" office:value="156.351773" calcext:value-type="float">
            <text:p>156.351773</text:p>
          </table:table-cell>
        </table:table-row>
        <table:table-row table:style-name="ro1">
          <table:table-cell/>
          <table:table-cell office:value-type="float" office:value="521322" calcext:value-type="float">
            <text:p>521322</text:p>
          </table:table-cell>
          <table:table-cell office:value-type="float" office:value="156.288346" calcext:value-type="float">
            <text:p>156.288346</text:p>
          </table:table-cell>
          <table:table-cell/>
          <table:table-cell office:value-type="float" office:value="519837" calcext:value-type="float">
            <text:p>519837</text:p>
          </table:table-cell>
          <table:table-cell office:value-type="float" office:value="155.843089" calcext:value-type="float">
            <text:p>155.843089</text:p>
          </table:table-cell>
        </table:table-row>
        <table:table-row table:style-name="ro1">
          <table:table-cell/>
          <table:table-cell office:value-type="float" office:value="521010" calcext:value-type="float">
            <text:p>521010</text:p>
          </table:table-cell>
          <table:table-cell office:value-type="float" office:value="156.19486" calcext:value-type="float">
            <text:p>156.19486</text:p>
          </table:table-cell>
          <table:table-cell/>
          <table:table-cell office:value-type="float" office:value="520718" calcext:value-type="float">
            <text:p>520718</text:p>
          </table:table-cell>
          <table:table-cell office:value-type="float" office:value="156.107404" calcext:value-type="float">
            <text:p>156.107404</text:p>
          </table:table-cell>
        </table:table-row>
        <table:table-row table:style-name="ro1">
          <table:table-cell/>
          <table:table-cell office:value-type="float" office:value="521111" calcext:value-type="float">
            <text:p>521111</text:p>
          </table:table-cell>
          <table:table-cell office:value-type="float" office:value="156.225239" calcext:value-type="float">
            <text:p>156.225239</text:p>
          </table:table-cell>
          <table:table-cell/>
          <table:table-cell office:value-type="float" office:value="520807" calcext:value-type="float">
            <text:p>520807</text:p>
          </table:table-cell>
          <table:table-cell office:value-type="float" office:value="156.134015" calcext:value-type="float">
            <text:p>156.134015</text:p>
          </table:table-cell>
        </table:table-row>
        <table:table-row table:style-name="ro1">
          <table:table-cell/>
          <table:table-cell office:value-type="float" office:value="521096" calcext:value-type="float">
            <text:p>521096</text:p>
          </table:table-cell>
          <table:table-cell office:value-type="float" office:value="156.220645" calcext:value-type="float">
            <text:p>156.220645</text:p>
          </table:table-cell>
          <table:table-cell/>
          <table:table-cell office:value-type="float" office:value="520559" calcext:value-type="float">
            <text:p>520559</text:p>
          </table:table-cell>
          <table:table-cell office:value-type="float" office:value="156.05969" calcext:value-type="float">
            <text:p>156.05969</text:p>
          </table:table-cell>
        </table:table-row>
        <table:table-row table:style-name="ro1">
          <table:table-cell/>
          <table:table-cell office:value-type="float" office:value="521081" calcext:value-type="float">
            <text:p>521081</text:p>
          </table:table-cell>
          <table:table-cell office:value-type="float" office:value="156.21627" calcext:value-type="float">
            <text:p>156.21627</text:p>
          </table:table-cell>
          <table:table-cell/>
          <table:table-cell office:value-type="float" office:value="520774" calcext:value-type="float">
            <text:p>520774</text:p>
          </table:table-cell>
          <table:table-cell office:value-type="float" office:value="156.12416" calcext:value-type="float">
            <text:p>156.12416</text:p>
          </table:table-cell>
        </table:table-row>
        <table:table-row table:style-name="ro1">
          <table:table-cell/>
          <table:table-cell office:value-type="float" office:value="521065" calcext:value-type="float">
            <text:p>521065</text:p>
          </table:table-cell>
          <table:table-cell office:value-type="float" office:value="156.211249" calcext:value-type="float">
            <text:p>156.211249</text:p>
          </table:table-cell>
          <table:table-cell/>
          <table:table-cell office:value-type="float" office:value="520836" calcext:value-type="float">
            <text:p>520836</text:p>
          </table:table-cell>
          <table:table-cell office:value-type="float" office:value="156.142735" calcext:value-type="float">
            <text:p>156.142735</text:p>
          </table:table-cell>
        </table:table-row>
        <table:table-row table:style-name="ro1">
          <table:table-cell/>
          <table:table-cell office:value-type="float" office:value="521202" calcext:value-type="float">
            <text:p>521202</text:p>
          </table:table-cell>
          <table:table-cell office:value-type="float" office:value="156.252493" calcext:value-type="float">
            <text:p>156.252493</text:p>
          </table:table-cell>
          <table:table-cell/>
          <table:table-cell office:value-type="float" office:value="520672" calcext:value-type="float">
            <text:p>520672</text:p>
          </table:table-cell>
          <table:table-cell office:value-type="float" office:value="156.093584" calcext:value-type="float">
            <text:p>156.093584</text:p>
          </table:table-cell>
        </table:table-row>
        <table:table-row table:style-name="ro1">
          <table:table-cell/>
          <table:table-cell office:value-type="float" office:value="521217" calcext:value-type="float">
            <text:p>521217</text:p>
          </table:table-cell>
          <table:table-cell office:value-type="float" office:value="156.256882" calcext:value-type="float">
            <text:p>156.256882</text:p>
          </table:table-cell>
          <table:table-cell/>
          <table:table-cell office:value-type="float" office:value="520671" calcext:value-type="float">
            <text:p>520671</text:p>
          </table:table-cell>
          <table:table-cell office:value-type="float" office:value="156.093296" calcext:value-type="float">
            <text:p>156.093296</text:p>
          </table:table-cell>
        </table:table-row>
        <table:table-row table:style-name="ro1">
          <table:table-cell/>
          <table:table-cell office:value-type="float" office:value="521228" calcext:value-type="float">
            <text:p>521228</text:p>
          </table:table-cell>
          <table:table-cell office:value-type="float" office:value="156.260148" calcext:value-type="float">
            <text:p>156.260148</text:p>
          </table:table-cell>
          <table:table-cell/>
          <table:table-cell office:value-type="float" office:value="521001" calcext:value-type="float">
            <text:p>521001</text:p>
          </table:table-cell>
          <table:table-cell office:value-type="float" office:value="156.192167" calcext:value-type="float">
            <text:p>156.192167</text:p>
          </table:table-cell>
        </table:table-row>
        <table:table-row table:style-name="ro1">
          <table:table-cell/>
          <table:table-cell office:value-type="float" office:value="521332" calcext:value-type="float">
            <text:p>521332</text:p>
          </table:table-cell>
          <table:table-cell office:value-type="float" office:value="156.291274" calcext:value-type="float">
            <text:p>156.291274</text:p>
          </table:table-cell>
          <table:table-cell/>
          <table:table-cell office:value-type="float" office:value="520601" calcext:value-type="float">
            <text:p>520601</text:p>
          </table:table-cell>
          <table:table-cell office:value-type="float" office:value="156.072277" calcext:value-type="float">
            <text:p>156.072277</text:p>
          </table:table-cell>
        </table:table-row>
        <table:table-row table:style-name="ro1">
          <table:table-cell/>
          <table:table-cell office:value-type="float" office:value="521177" calcext:value-type="float">
            <text:p>521177</text:p>
          </table:table-cell>
          <table:table-cell office:value-type="float" office:value="156.245025" calcext:value-type="float">
            <text:p>156.245025</text:p>
          </table:table-cell>
          <table:table-cell/>
          <table:table-cell office:value-type="float" office:value="520457" calcext:value-type="float">
            <text:p>520457</text:p>
          </table:table-cell>
          <table:table-cell office:value-type="float" office:value="156.029201" calcext:value-type="float">
            <text:p>156.029201</text:p>
          </table:table-cell>
        </table:table-row>
        <table:table-row table:style-name="ro1">
          <table:table-cell/>
          <table:table-cell office:value-type="float" office:value="521265" calcext:value-type="float">
            <text:p>521265</text:p>
          </table:table-cell>
          <table:table-cell office:value-type="float" office:value="156.271362" calcext:value-type="float">
            <text:p>156.271362</text:p>
          </table:table-cell>
          <table:table-cell/>
          <table:table-cell office:value-type="float" office:value="520672" calcext:value-type="float">
            <text:p>520672</text:p>
          </table:table-cell>
          <table:table-cell office:value-type="float" office:value="156.093391" calcext:value-type="float">
            <text:p>156.093391</text:p>
          </table:table-cell>
        </table:table-row>
        <table:table-row table:style-name="ro1">
          <table:table-cell/>
          <table:table-cell office:value-type="float" office:value="521110" calcext:value-type="float">
            <text:p>521110</text:p>
          </table:table-cell>
          <table:table-cell office:value-type="float" office:value="156.224738" calcext:value-type="float">
            <text:p>156.224738</text:p>
          </table:table-cell>
          <table:table-cell/>
          <table:table-cell office:value-type="float" office:value="520877" calcext:value-type="float">
            <text:p>520877</text:p>
          </table:table-cell>
          <table:table-cell office:value-type="float" office:value="156.154889" calcext:value-type="float">
            <text:p>156.154889</text:p>
          </table:table-cell>
        </table:table-row>
        <table:table-row table:style-name="ro1">
          <table:table-cell/>
          <table:table-cell office:value-type="float" office:value="521229" calcext:value-type="float">
            <text:p>521229</text:p>
          </table:table-cell>
          <table:table-cell office:value-type="float" office:value="156.260527" calcext:value-type="float">
            <text:p>156.260527</text:p>
          </table:table-cell>
          <table:table-cell/>
          <table:table-cell office:value-type="float" office:value="520830" calcext:value-type="float">
            <text:p>520830</text:p>
          </table:table-cell>
          <table:table-cell office:value-type="float" office:value="156.140887" calcext:value-type="float">
            <text:p>156.140887</text:p>
          </table:table-cell>
        </table:table-row>
        <table:table-row table:style-name="ro1">
          <table:table-cell/>
          <table:table-cell office:value-type="float" office:value="521110" calcext:value-type="float">
            <text:p>521110</text:p>
          </table:table-cell>
          <table:table-cell office:value-type="float" office:value="156.224956" calcext:value-type="float">
            <text:p>156.224956</text:p>
          </table:table-cell>
          <table:table-cell/>
          <table:table-cell office:value-type="float" office:value="520736" calcext:value-type="float">
            <text:p>520736</text:p>
          </table:table-cell>
          <table:table-cell office:value-type="float" office:value="156.112679" calcext:value-type="float">
            <text:p>156.112679</text:p>
          </table:table-cell>
        </table:table-row>
        <table:table-row table:style-name="ro1">
          <table:table-cell/>
          <table:table-cell office:value-type="float" office:value="521098" calcext:value-type="float">
            <text:p>521098</text:p>
          </table:table-cell>
          <table:table-cell office:value-type="float" office:value="156.221179" calcext:value-type="float">
            <text:p>156.221179</text:p>
          </table:table-cell>
          <table:table-cell/>
          <table:table-cell office:value-type="float" office:value="520785" calcext:value-type="float">
            <text:p>520785</text:p>
          </table:table-cell>
          <table:table-cell office:value-type="float" office:value="156.127428" calcext:value-type="float">
            <text:p>156.127428</text:p>
          </table:table-cell>
        </table:table-row>
        <table:table-row table:style-name="ro1">
          <table:table-cell/>
          <table:table-cell office:value-type="float" office:value="521205" calcext:value-type="float">
            <text:p>521205</text:p>
          </table:table-cell>
          <table:table-cell office:value-type="float" office:value="156.253228" calcext:value-type="float">
            <text:p>156.253228</text:p>
          </table:table-cell>
          <table:table-cell/>
          <table:table-cell office:value-type="float" office:value="520709" calcext:value-type="float">
            <text:p>520709</text:p>
          </table:table-cell>
          <table:table-cell office:value-type="float" office:value="156.104514" calcext:value-type="float">
            <text:p>156.104514</text:p>
          </table:table-cell>
        </table:table-row>
        <table:table-row table:style-name="ro1">
          <table:table-cell/>
          <table:table-cell office:value-type="float" office:value="521193" calcext:value-type="float">
            <text:p>521193</text:p>
          </table:table-cell>
          <table:table-cell office:value-type="float" office:value="156.249744" calcext:value-type="float">
            <text:p>156.249744</text:p>
          </table:table-cell>
          <table:table-cell/>
          <table:table-cell office:value-type="float" office:value="520466" calcext:value-type="float">
            <text:p>520466</text:p>
          </table:table-cell>
          <table:table-cell office:value-type="float" office:value="156.031731" calcext:value-type="float">
            <text:p>156.031731</text:p>
          </table:table-cell>
        </table:table-row>
        <table:table-row table:style-name="ro1">
          <table:table-cell/>
          <table:table-cell office:value-type="float" office:value="521225" calcext:value-type="float">
            <text:p>521225</text:p>
          </table:table-cell>
          <table:table-cell office:value-type="float" office:value="156.259432" calcext:value-type="float">
            <text:p>156.259432</text:p>
          </table:table-cell>
          <table:table-cell/>
          <table:table-cell office:value-type="float" office:value="520666" calcext:value-type="float">
            <text:p>520666</text:p>
          </table:table-cell>
          <table:table-cell office:value-type="float" office:value="156.091734" calcext:value-type="float">
            <text:p>156.091734</text:p>
          </table:table-cell>
        </table:table-row>
        <table:table-row table:style-name="ro1">
          <table:table-cell/>
          <table:table-cell office:value-type="float" office:value="521112" calcext:value-type="float">
            <text:p>521112</text:p>
          </table:table-cell>
          <table:table-cell office:value-type="float" office:value="156.225392" calcext:value-type="float">
            <text:p>156.225392</text:p>
          </table:table-cell>
          <table:table-cell/>
          <table:table-cell office:value-type="float" office:value="520730" calcext:value-type="float">
            <text:p>520730</text:p>
          </table:table-cell>
          <table:table-cell office:value-type="float" office:value="156.110839" calcext:value-type="float">
            <text:p>156.110839</text:p>
          </table:table-cell>
        </table:table-row>
        <table:table-row table:style-name="ro1">
          <table:table-cell/>
          <table:table-cell office:value-type="float" office:value="521235" calcext:value-type="float">
            <text:p>521235</text:p>
          </table:table-cell>
          <table:table-cell office:value-type="float" office:value="156.262397" calcext:value-type="float">
            <text:p>156.262397</text:p>
          </table:table-cell>
          <table:table-cell/>
          <table:table-cell office:value-type="float" office:value="520535" calcext:value-type="float">
            <text:p>520535</text:p>
          </table:table-cell>
          <table:table-cell office:value-type="float" office:value="156.052502" calcext:value-type="float">
            <text:p>156.052502</text:p>
          </table:table-cell>
        </table:table-row>
        <table:table-row table:style-name="ro1">
          <table:table-cell/>
          <table:table-cell office:value-type="float" office:value="521098" calcext:value-type="float">
            <text:p>521098</text:p>
          </table:table-cell>
          <table:table-cell office:value-type="float" office:value="156.221301" calcext:value-type="float">
            <text:p>156.221301</text:p>
          </table:table-cell>
          <table:table-cell/>
          <table:table-cell office:value-type="float" office:value="520949" calcext:value-type="float">
            <text:p>520949</text:p>
          </table:table-cell>
          <table:table-cell office:value-type="float" office:value="156.17661" calcext:value-type="float">
            <text:p>156.17661</text:p>
          </table:table-cell>
        </table:table-row>
        <table:table-row table:style-name="ro1">
          <table:table-cell/>
          <table:table-cell office:value-type="float" office:value="521106" calcext:value-type="float">
            <text:p>521106</text:p>
          </table:table-cell>
          <table:table-cell office:value-type="float" office:value="156.223595" calcext:value-type="float">
            <text:p>156.223595</text:p>
          </table:table-cell>
          <table:table-cell/>
          <table:table-cell office:value-type="float" office:value="520765" calcext:value-type="float">
            <text:p>520765</text:p>
          </table:table-cell>
          <table:table-cell office:value-type="float" office:value="156.121481" calcext:value-type="float">
            <text:p>156.121481</text:p>
          </table:table-cell>
        </table:table-row>
        <table:table-row table:style-name="ro1">
          <table:table-cell/>
          <table:table-cell office:value-type="float" office:value="521150" calcext:value-type="float">
            <text:p>521150</text:p>
          </table:table-cell>
          <table:table-cell office:value-type="float" office:value="156.236813" calcext:value-type="float">
            <text:p>156.236813</text:p>
          </table:table-cell>
          <table:table-cell/>
          <table:table-cell office:value-type="float" office:value="520754" calcext:value-type="float">
            <text:p>520754</text:p>
          </table:table-cell>
          <table:table-cell office:value-type="float" office:value="156.118259" calcext:value-type="float">
            <text:p>156.118259</text:p>
          </table:table-cell>
        </table:table-row>
        <table:table-row table:style-name="ro1">
          <table:table-cell/>
          <table:table-cell office:value-type="float" office:value="520944" calcext:value-type="float">
            <text:p>520944</text:p>
          </table:table-cell>
          <table:table-cell office:value-type="float" office:value="156.175003" calcext:value-type="float">
            <text:p>156.175003</text:p>
          </table:table-cell>
          <table:table-cell/>
          <table:table-cell office:value-type="float" office:value="520773" calcext:value-type="float">
            <text:p>520773</text:p>
          </table:table-cell>
          <table:table-cell office:value-type="float" office:value="156.123692" calcext:value-type="float">
            <text:p>156.123692</text:p>
          </table:table-cell>
        </table:table-row>
        <table:table-row table:style-name="ro1">
          <table:table-cell/>
          <table:table-cell office:value-type="float" office:value="521297" calcext:value-type="float">
            <text:p>521297</text:p>
          </table:table-cell>
          <table:table-cell office:value-type="float" office:value="156.280945" calcext:value-type="float">
            <text:p>156.280945</text:p>
          </table:table-cell>
          <table:table-cell/>
          <table:table-cell office:value-type="float" office:value="520577" calcext:value-type="float">
            <text:p>520577</text:p>
          </table:table-cell>
          <table:table-cell office:value-type="float" office:value="156.065075" calcext:value-type="float">
            <text:p>156.065075</text:p>
          </table:table-cell>
        </table:table-row>
        <table:table-row table:style-name="ro1">
          <table:table-cell/>
          <table:table-cell office:value-type="float" office:value="521200" calcext:value-type="float">
            <text:p>521200</text:p>
          </table:table-cell>
          <table:table-cell office:value-type="float" office:value="156.251716" calcext:value-type="float">
            <text:p>156.251716</text:p>
          </table:table-cell>
          <table:table-cell/>
          <table:table-cell office:value-type="float" office:value="520750" calcext:value-type="float">
            <text:p>520750</text:p>
          </table:table-cell>
          <table:table-cell office:value-type="float" office:value="156.116836" calcext:value-type="float">
            <text:p>156.116836</text:p>
          </table:table-cell>
        </table:table-row>
        <table:table-row table:style-name="ro1">
          <table:table-cell/>
          <table:table-cell office:value-type="float" office:value="521088" calcext:value-type="float">
            <text:p>521088</text:p>
          </table:table-cell>
          <table:table-cell office:value-type="float" office:value="156.218162" calcext:value-type="float">
            <text:p>156.218162</text:p>
          </table:table-cell>
          <table:table-cell/>
          <table:table-cell office:value-type="float" office:value="520810" calcext:value-type="float">
            <text:p>520810</text:p>
          </table:table-cell>
          <table:table-cell office:value-type="float" office:value="156.134872" calcext:value-type="float">
            <text:p>156.134872</text:p>
          </table:table-cell>
        </table:table-row>
        <table:table-row table:style-name="ro1">
          <table:table-cell/>
          <table:table-cell office:value-type="float" office:value="521144" calcext:value-type="float">
            <text:p>521144</text:p>
          </table:table-cell>
          <table:table-cell office:value-type="float" office:value="156.235183" calcext:value-type="float">
            <text:p>156.235183</text:p>
          </table:table-cell>
          <table:table-cell/>
          <table:table-cell office:value-type="float" office:value="520379" calcext:value-type="float">
            <text:p>520379</text:p>
          </table:table-cell>
          <table:table-cell office:value-type="float" office:value="156.005763" calcext:value-type="float">
            <text:p>156.005763</text:p>
          </table:table-cell>
        </table:table-row>
        <table:table-row table:style-name="ro1">
          <table:table-cell/>
          <table:table-cell office:value-type="float" office:value="521200" calcext:value-type="float">
            <text:p>521200</text:p>
          </table:table-cell>
          <table:table-cell office:value-type="float" office:value="156.251951" calcext:value-type="float">
            <text:p>156.251951</text:p>
          </table:table-cell>
          <table:table-cell/>
          <table:table-cell office:value-type="float" office:value="520779" calcext:value-type="float">
            <text:p>520779</text:p>
          </table:table-cell>
          <table:table-cell office:value-type="float" office:value="156.125571" calcext:value-type="float">
            <text:p>156.125571</text:p>
          </table:table-cell>
        </table:table-row>
        <table:table-row table:style-name="ro1">
          <table:table-cell/>
          <table:table-cell office:value-type="float" office:value="521126" calcext:value-type="float">
            <text:p>521126</text:p>
          </table:table-cell>
          <table:table-cell office:value-type="float" office:value="156.229769" calcext:value-type="float">
            <text:p>156.229769</text:p>
          </table:table-cell>
          <table:table-cell/>
          <table:table-cell office:value-type="float" office:value="520658" calcext:value-type="float">
            <text:p>520658</text:p>
          </table:table-cell>
          <table:table-cell office:value-type="float" office:value="156.089406" calcext:value-type="float">
            <text:p>156.089406</text:p>
          </table:table-cell>
        </table:table-row>
        <table:table-row table:style-name="ro1">
          <table:table-cell/>
          <table:table-cell office:value-type="float" office:value="521217" calcext:value-type="float">
            <text:p>521217</text:p>
          </table:table-cell>
          <table:table-cell office:value-type="float" office:value="156.256954" calcext:value-type="float">
            <text:p>156.256954</text:p>
          </table:table-cell>
          <table:table-cell/>
          <table:table-cell office:value-type="float" office:value="520564" calcext:value-type="float">
            <text:p>520564</text:p>
          </table:table-cell>
          <table:table-cell office:value-type="float" office:value="156.061252" calcext:value-type="float">
            <text:p>156.061252</text:p>
          </table:table-cell>
        </table:table-row>
        <table:table-row table:style-name="ro1">
          <table:table-cell/>
          <table:table-cell office:value-type="float" office:value="521170" calcext:value-type="float">
            <text:p>521170</text:p>
          </table:table-cell>
          <table:table-cell office:value-type="float" office:value="156.242881" calcext:value-type="float">
            <text:p>156.242881</text:p>
          </table:table-cell>
          <table:table-cell/>
          <table:table-cell office:value-type="float" office:value="520944" calcext:value-type="float">
            <text:p>520944</text:p>
          </table:table-cell>
          <table:table-cell office:value-type="float" office:value="156.174978" calcext:value-type="float">
            <text:p>156.174978</text:p>
          </table:table-cell>
        </table:table-row>
        <table:table-row table:style-name="ro1">
          <table:table-cell/>
          <table:table-cell office:value-type="float" office:value="521264" calcext:value-type="float">
            <text:p>521264</text:p>
          </table:table-cell>
          <table:table-cell office:value-type="float" office:value="156.2711" calcext:value-type="float">
            <text:p>156.2711</text:p>
          </table:table-cell>
          <table:table-cell/>
          <table:table-cell office:value-type="float" office:value="520562" calcext:value-type="float">
            <text:p>520562</text:p>
          </table:table-cell>
          <table:table-cell office:value-type="float" office:value="156.060591" calcext:value-type="float">
            <text:p>156.060591</text:p>
          </table:table-cell>
        </table:table-row>
        <table:table-row table:style-name="ro1">
          <table:table-cell/>
          <table:table-cell office:value-type="float" office:value="521211" calcext:value-type="float">
            <text:p>521211</text:p>
          </table:table-cell>
          <table:table-cell office:value-type="float" office:value="156.255241" calcext:value-type="float">
            <text:p>156.255241</text:p>
          </table:table-cell>
          <table:table-cell/>
          <table:table-cell office:value-type="float" office:value="520602" calcext:value-type="float">
            <text:p>520602</text:p>
          </table:table-cell>
          <table:table-cell office:value-type="float" office:value="156.072508" calcext:value-type="float">
            <text:p>156.072508</text:p>
          </table:table-cell>
        </table:table-row>
        <table:table-row table:style-name="ro1">
          <table:table-cell/>
          <table:table-cell office:value-type="float" office:value="521186" calcext:value-type="float">
            <text:p>521186</text:p>
          </table:table-cell>
          <table:table-cell office:value-type="float" office:value="156.247744" calcext:value-type="float">
            <text:p>156.247744</text:p>
          </table:table-cell>
          <table:table-cell/>
          <table:table-cell office:value-type="float" office:value="520602" calcext:value-type="float">
            <text:p>520602</text:p>
          </table:table-cell>
          <table:table-cell office:value-type="float" office:value="156.072651" calcext:value-type="float">
            <text:p>156.072651</text:p>
          </table:table-cell>
        </table:table-row>
        <table:table-row table:style-name="ro1">
          <table:table-cell/>
          <table:table-cell office:value-type="float" office:value="521087" calcext:value-type="float">
            <text:p>521087</text:p>
          </table:table-cell>
          <table:table-cell office:value-type="float" office:value="156.218023" calcext:value-type="float">
            <text:p>156.218023</text:p>
          </table:table-cell>
          <table:table-cell/>
          <table:table-cell office:value-type="float" office:value="520742" calcext:value-type="float">
            <text:p>520742</text:p>
          </table:table-cell>
          <table:table-cell office:value-type="float" office:value="156.114594" calcext:value-type="float">
            <text:p>156.114594</text:p>
          </table:table-cell>
        </table:table-row>
        <table:table-row table:style-name="ro1">
          <table:table-cell/>
          <table:table-cell office:value-type="float" office:value="521168" calcext:value-type="float">
            <text:p>521168</text:p>
          </table:table-cell>
          <table:table-cell office:value-type="float" office:value="156.242152" calcext:value-type="float">
            <text:p>156.242152</text:p>
          </table:table-cell>
          <table:table-cell/>
          <table:table-cell office:value-type="float" office:value="520549" calcext:value-type="float">
            <text:p>520549</text:p>
          </table:table-cell>
          <table:table-cell office:value-type="float" office:value="156.056584" calcext:value-type="float">
            <text:p>156.056584</text:p>
          </table:table-cell>
        </table:table-row>
        <table:table-row table:style-name="ro1">
          <table:table-cell/>
          <table:table-cell office:value-type="float" office:value="521245" calcext:value-type="float">
            <text:p>521245</text:p>
          </table:table-cell>
          <table:table-cell office:value-type="float" office:value="156.265459" calcext:value-type="float">
            <text:p>156.265459</text:p>
          </table:table-cell>
          <table:table-cell/>
          <table:table-cell office:value-type="float" office:value="520774" calcext:value-type="float">
            <text:p>520774</text:p>
          </table:table-cell>
          <table:table-cell office:value-type="float" office:value="156.123972" calcext:value-type="float">
            <text:p>156.123972</text:p>
          </table:table-cell>
        </table:table-row>
        <table:table-row table:style-name="ro1">
          <table:table-cell/>
          <table:table-cell office:value-type="float" office:value="521112" calcext:value-type="float">
            <text:p>521112</text:p>
          </table:table-cell>
          <table:table-cell office:value-type="float" office:value="156.225342" calcext:value-type="float">
            <text:p>156.225342</text:p>
          </table:table-cell>
          <table:table-cell/>
          <table:table-cell office:value-type="float" office:value="520722" calcext:value-type="float">
            <text:p>520722</text:p>
          </table:table-cell>
          <table:table-cell office:value-type="float" office:value="156.108469" calcext:value-type="float">
            <text:p>156.108469</text:p>
          </table:table-cell>
        </table:table-row>
        <table:table-row table:style-name="ro1">
          <table:table-cell/>
          <table:table-cell office:value-type="float" office:value="522439" calcext:value-type="float">
            <text:p>522439</text:p>
          </table:table-cell>
          <table:table-cell office:value-type="float" office:value="156.623142" calcext:value-type="float">
            <text:p>156.623142</text:p>
          </table:table-cell>
          <table:table-cell/>
          <table:table-cell office:value-type="float" office:value="520765" calcext:value-type="float">
            <text:p>520765</text:p>
          </table:table-cell>
          <table:table-cell office:value-type="float" office:value="156.121471" calcext:value-type="float">
            <text:p>156.121471</text:p>
          </table:table-cell>
        </table:table-row>
        <table:table-row table:style-name="ro1">
          <table:table-cell/>
          <table:table-cell office:value-type="float" office:value="522890" calcext:value-type="float">
            <text:p>522890</text:p>
          </table:table-cell>
          <table:table-cell office:value-type="float" office:value="156.758597" calcext:value-type="float">
            <text:p>156.758597</text:p>
          </table:table-cell>
          <table:table-cell/>
          <table:table-cell office:value-type="float" office:value="520392" calcext:value-type="float">
            <text:p>520392</text:p>
          </table:table-cell>
          <table:table-cell office:value-type="float" office:value="156.009541" calcext:value-type="float">
            <text:p>156.009541</text:p>
          </table:table-cell>
        </table:table-row>
        <table:table-row table:style-name="ro1">
          <table:table-cell/>
          <table:table-cell office:value-type="float" office:value="521436" calcext:value-type="float">
            <text:p>521436</text:p>
          </table:table-cell>
          <table:table-cell office:value-type="float" office:value="156.322523" calcext:value-type="float">
            <text:p>156.322523</text:p>
          </table:table-cell>
          <table:table-cell/>
          <table:table-cell office:value-type="float" office:value="520651" calcext:value-type="float">
            <text:p>520651</text:p>
          </table:table-cell>
          <table:table-cell office:value-type="float" office:value="156.087111" calcext:value-type="float">
            <text:p>156.087111</text:p>
          </table:table-cell>
        </table:table-row>
        <table:table-row table:style-name="ro1">
          <table:table-cell/>
          <table:table-cell office:value-type="float" office:value="523997" calcext:value-type="float">
            <text:p>523997</text:p>
          </table:table-cell>
          <table:table-cell office:value-type="float" office:value="157.090297" calcext:value-type="float">
            <text:p>157.090297</text:p>
          </table:table-cell>
          <table:table-cell/>
          <table:table-cell office:value-type="float" office:value="520823" calcext:value-type="float">
            <text:p>520823</text:p>
          </table:table-cell>
          <table:table-cell office:value-type="float" office:value="156.138953" calcext:value-type="float">
            <text:p>156.138953</text:p>
          </table:table-cell>
        </table:table-row>
        <table:table-row table:style-name="ro1">
          <table:table-cell/>
          <table:table-cell office:value-type="float" office:value="523925" calcext:value-type="float">
            <text:p>523925</text:p>
          </table:table-cell>
          <table:table-cell office:value-type="float" office:value="157.068838" calcext:value-type="float">
            <text:p>157.068838</text:p>
          </table:table-cell>
          <table:table-cell/>
          <table:table-cell office:value-type="float" office:value="520641" calcext:value-type="float">
            <text:p>520641</text:p>
          </table:table-cell>
          <table:table-cell office:value-type="float" office:value="156.084157" calcext:value-type="float">
            <text:p>156.084157</text:p>
          </table:table-cell>
        </table:table-row>
        <table:table-row table:style-name="ro1">
          <table:table-cell/>
          <table:table-cell office:value-type="float" office:value="521444" calcext:value-type="float">
            <text:p>521444</text:p>
          </table:table-cell>
          <table:table-cell office:value-type="float" office:value="156.324857" calcext:value-type="float">
            <text:p>156.324857</text:p>
          </table:table-cell>
          <table:table-cell/>
          <table:table-cell office:value-type="float" office:value="520912" calcext:value-type="float">
            <text:p>520912</text:p>
          </table:table-cell>
          <table:table-cell office:value-type="float" office:value="156.165418" calcext:value-type="float">
            <text:p>156.165418</text:p>
          </table:table-cell>
        </table:table-row>
        <table:table-row table:style-name="ro1">
          <table:table-cell/>
          <table:table-cell office:value-type="float" office:value="522469" calcext:value-type="float">
            <text:p>522469</text:p>
          </table:table-cell>
          <table:table-cell office:value-type="float" office:value="156.632251" calcext:value-type="float">
            <text:p>156.632251</text:p>
          </table:table-cell>
          <table:table-cell/>
          <table:table-cell office:value-type="float" office:value="522271" calcext:value-type="float">
            <text:p>522271</text:p>
          </table:table-cell>
          <table:table-cell office:value-type="float" office:value="156.573025" calcext:value-type="float">
            <text:p>156.573025</text:p>
          </table:table-cell>
        </table:table-row>
        <table:table-row table:style-name="ro1">
          <table:table-cell/>
          <table:table-cell office:value-type="float" office:value="523136" calcext:value-type="float">
            <text:p>523136</text:p>
          </table:table-cell>
          <table:table-cell office:value-type="float" office:value="156.832306" calcext:value-type="float">
            <text:p>156.832306</text:p>
          </table:table-cell>
          <table:table-cell/>
          <table:table-cell office:value-type="float" office:value="520743" calcext:value-type="float">
            <text:p>520743</text:p>
          </table:table-cell>
          <table:table-cell office:value-type="float" office:value="156.114843" calcext:value-type="float">
            <text:p>156.114843</text:p>
          </table:table-cell>
        </table:table-row>
        <table:table-row table:style-name="ro1">
          <table:table-cell/>
          <table:table-cell office:value-type="float" office:value="521692" calcext:value-type="float">
            <text:p>521692</text:p>
          </table:table-cell>
          <table:table-cell office:value-type="float" office:value="156.399342" calcext:value-type="float">
            <text:p>156.399342</text:p>
          </table:table-cell>
          <table:table-cell/>
          <table:table-cell office:value-type="float" office:value="520849" calcext:value-type="float">
            <text:p>520849</text:p>
          </table:table-cell>
          <table:table-cell office:value-type="float" office:value="156.146494" calcext:value-type="float">
            <text:p>156.146494</text:p>
          </table:table-cell>
        </table:table-row>
        <table:table-row table:style-name="ro1">
          <table:table-cell/>
          <table:table-cell office:value-type="float" office:value="522943" calcext:value-type="float">
            <text:p>522943</text:p>
          </table:table-cell>
          <table:table-cell office:value-type="float" office:value="156.774313" calcext:value-type="float">
            <text:p>156.774313</text:p>
          </table:table-cell>
          <table:table-cell/>
          <table:table-cell office:value-type="float" office:value="520589" calcext:value-type="float">
            <text:p>520589</text:p>
          </table:table-cell>
          <table:table-cell office:value-type="float" office:value="156.068522" calcext:value-type="float">
            <text:p>156.068522</text:p>
          </table:table-cell>
        </table:table-row>
        <table:table-row table:style-name="ro1">
          <table:table-cell/>
          <table:table-cell office:value-type="float" office:value="523829" calcext:value-type="float">
            <text:p>523829</text:p>
          </table:table-cell>
          <table:table-cell office:value-type="float" office:value="157.040028" calcext:value-type="float">
            <text:p>157.040028</text:p>
          </table:table-cell>
          <table:table-cell/>
          <table:table-cell office:value-type="float" office:value="520677" calcext:value-type="float">
            <text:p>520677</text:p>
          </table:table-cell>
          <table:table-cell office:value-type="float" office:value="156.095106" calcext:value-type="float">
            <text:p>156.095106</text:p>
          </table:table-cell>
        </table:table-row>
        <table:table-row table:style-name="ro1">
          <table:table-cell/>
          <table:table-cell office:value-type="float" office:value="523778" calcext:value-type="float">
            <text:p>523778</text:p>
          </table:table-cell>
          <table:table-cell office:value-type="float" office:value="157.024609" calcext:value-type="float">
            <text:p>157.024609</text:p>
          </table:table-cell>
          <table:table-cell/>
          <table:table-cell office:value-type="float" office:value="520559" calcext:value-type="float">
            <text:p>520559</text:p>
          </table:table-cell>
          <table:table-cell office:value-type="float" office:value="156.05952" calcext:value-type="float">
            <text:p>156.05952</text:p>
          </table:table-cell>
        </table:table-row>
        <table:table-row table:style-name="ro1">
          <table:table-cell/>
          <table:table-cell office:value-type="float" office:value="523088" calcext:value-type="float">
            <text:p>523088</text:p>
          </table:table-cell>
          <table:table-cell office:value-type="float" office:value="156.8179" calcext:value-type="float">
            <text:p>156.8179</text:p>
          </table:table-cell>
          <table:table-cell/>
          <table:table-cell office:value-type="float" office:value="520614" calcext:value-type="float">
            <text:p>520614</text:p>
          </table:table-cell>
          <table:table-cell office:value-type="float" office:value="156.07607" calcext:value-type="float">
            <text:p>156.07607</text:p>
          </table:table-cell>
        </table:table-row>
        <table:table-row table:style-name="ro1">
          <table:table-cell/>
          <table:table-cell office:value-type="float" office:value="521901" calcext:value-type="float">
            <text:p>521901</text:p>
          </table:table-cell>
          <table:table-cell office:value-type="float" office:value="156.461876" calcext:value-type="float">
            <text:p>156.461876</text:p>
          </table:table-cell>
          <table:table-cell/>
          <table:table-cell office:value-type="float" office:value="520705" calcext:value-type="float">
            <text:p>520705</text:p>
          </table:table-cell>
          <table:table-cell office:value-type="float" office:value="156.103313" calcext:value-type="float">
            <text:p>156.103313</text:p>
          </table:table-cell>
        </table:table-row>
        <table:table-row table:style-name="ro1">
          <table:table-cell/>
          <table:table-cell office:value-type="float" office:value="524641" calcext:value-type="float">
            <text:p>524641</text:p>
          </table:table-cell>
          <table:table-cell office:value-type="float" office:value="157.283455" calcext:value-type="float">
            <text:p>157.283455</text:p>
          </table:table-cell>
          <table:table-cell/>
          <table:table-cell office:value-type="float" office:value="520618" calcext:value-type="float">
            <text:p>520618</text:p>
          </table:table-cell>
          <table:table-cell office:value-type="float" office:value="156.07722" calcext:value-type="float">
            <text:p>156.07722</text:p>
          </table:table-cell>
        </table:table-row>
        <table:table-row table:style-name="ro1">
          <table:table-cell/>
          <table:table-cell office:value-type="float" office:value="521419" calcext:value-type="float">
            <text:p>521419</text:p>
          </table:table-cell>
          <table:table-cell office:value-type="float" office:value="156.317517" calcext:value-type="float">
            <text:p>156.317517</text:p>
          </table:table-cell>
          <table:table-cell/>
          <table:table-cell office:value-type="float" office:value="520811" calcext:value-type="float">
            <text:p>520811</text:p>
          </table:table-cell>
          <table:table-cell office:value-type="float" office:value="156.13507" calcext:value-type="float">
            <text:p>156.13507</text:p>
          </table:table-cell>
        </table:table-row>
        <table:table-row table:style-name="ro1">
          <table:table-cell/>
          <table:table-cell office:value-type="float" office:value="521264" calcext:value-type="float">
            <text:p>521264</text:p>
          </table:table-cell>
          <table:table-cell office:value-type="float" office:value="156.270977" calcext:value-type="float">
            <text:p>156.270977</text:p>
          </table:table-cell>
          <table:table-cell/>
          <table:table-cell office:value-type="float" office:value="520884" calcext:value-type="float">
            <text:p>520884</text:p>
          </table:table-cell>
          <table:table-cell office:value-type="float" office:value="156.157145" calcext:value-type="float">
            <text:p>156.157145</text:p>
          </table:table-cell>
        </table:table-row>
        <table:table-row table:style-name="ro1">
          <table:table-cell/>
          <table:table-cell office:value-type="float" office:value="521279" calcext:value-type="float">
            <text:p>521279</text:p>
          </table:table-cell>
          <table:table-cell office:value-type="float" office:value="156.275399" calcext:value-type="float">
            <text:p>156.275399</text:p>
          </table:table-cell>
          <table:table-cell/>
          <table:table-cell office:value-type="float" office:value="520601" calcext:value-type="float">
            <text:p>520601</text:p>
          </table:table-cell>
          <table:table-cell office:value-type="float" office:value="156.072106" calcext:value-type="float">
            <text:p>156.072106</text:p>
          </table:table-cell>
        </table:table-row>
        <table:table-row table:style-name="ro1">
          <table:table-cell/>
          <table:table-cell office:value-type="float" office:value="522958" calcext:value-type="float">
            <text:p>522958</text:p>
          </table:table-cell>
          <table:table-cell office:value-type="float" office:value="156.778918" calcext:value-type="float">
            <text:p>156.778918</text:p>
          </table:table-cell>
          <table:table-cell/>
          <table:table-cell office:value-type="float" office:value="520843" calcext:value-type="float">
            <text:p>520843</text:p>
          </table:table-cell>
          <table:table-cell office:value-type="float" office:value="156.14495" calcext:value-type="float">
            <text:p>156.14495</text:p>
          </table:table-cell>
        </table:table-row>
        <table:table-row table:style-name="ro1">
          <table:table-cell/>
          <table:table-cell office:value-type="float" office:value="521888" calcext:value-type="float">
            <text:p>521888</text:p>
          </table:table-cell>
          <table:table-cell office:value-type="float" office:value="156.457937" calcext:value-type="float">
            <text:p>156.457937</text:p>
          </table:table-cell>
          <table:table-cell/>
          <table:table-cell office:value-type="float" office:value="520885" calcext:value-type="float">
            <text:p>520885</text:p>
          </table:table-cell>
          <table:table-cell office:value-type="float" office:value="156.157405" calcext:value-type="float">
            <text:p>156.157405</text:p>
          </table:table-cell>
        </table:table-row>
        <table:table-row table:style-name="ro1">
          <table:table-cell/>
          <table:table-cell office:value-type="float" office:value="521734" calcext:value-type="float">
            <text:p>521734</text:p>
          </table:table-cell>
          <table:table-cell office:value-type="float" office:value="156.41193" calcext:value-type="float">
            <text:p>156.41193</text:p>
          </table:table-cell>
          <table:table-cell/>
          <table:table-cell office:value-type="float" office:value="520754" calcext:value-type="float">
            <text:p>520754</text:p>
          </table:table-cell>
          <table:table-cell office:value-type="float" office:value="156.118237" calcext:value-type="float">
            <text:p>156.118237</text:p>
          </table:table-cell>
        </table:table-row>
        <table:table-row table:style-name="ro1">
          <table:table-cell/>
          <table:table-cell office:value-type="float" office:value="521395" calcext:value-type="float">
            <text:p>521395</text:p>
          </table:table-cell>
          <table:table-cell office:value-type="float" office:value="156.310366" calcext:value-type="float">
            <text:p>156.310366</text:p>
          </table:table-cell>
          <table:table-cell/>
          <table:table-cell office:value-type="float" office:value="520786" calcext:value-type="float">
            <text:p>520786</text:p>
          </table:table-cell>
          <table:table-cell office:value-type="float" office:value="156.127604" calcext:value-type="float">
            <text:p>156.127604</text:p>
          </table:table-cell>
        </table:table-row>
        <table:table-row table:style-name="ro1">
          <table:table-cell/>
          <table:table-cell office:value-type="float" office:value="521387" calcext:value-type="float">
            <text:p>521387</text:p>
          </table:table-cell>
          <table:table-cell office:value-type="float" office:value="156.307854" calcext:value-type="float">
            <text:p>156.307854</text:p>
          </table:table-cell>
          <table:table-cell/>
          <table:table-cell office:value-type="float" office:value="520871" calcext:value-type="float">
            <text:p>520871</text:p>
          </table:table-cell>
          <table:table-cell office:value-type="float" office:value="156.153056" calcext:value-type="float">
            <text:p>156.153056</text:p>
          </table:table-cell>
        </table:table-row>
        <table:table-row table:style-name="ro1">
          <table:table-cell/>
          <table:table-cell office:value-type="float" office:value="521475" calcext:value-type="float">
            <text:p>521475</text:p>
          </table:table-cell>
          <table:table-cell office:value-type="float" office:value="156.334298" calcext:value-type="float">
            <text:p>156.334298</text:p>
          </table:table-cell>
          <table:table-cell/>
          <table:table-cell office:value-type="float" office:value="520693" calcext:value-type="float">
            <text:p>520693</text:p>
          </table:table-cell>
          <table:table-cell office:value-type="float" office:value="156.099709" calcext:value-type="float">
            <text:p>156.099709</text:p>
          </table:table-cell>
        </table:table-row>
        <table:table-row table:style-name="ro1">
          <table:table-cell/>
          <table:table-cell office:value-type="float" office:value="521117" calcext:value-type="float">
            <text:p>521117</text:p>
          </table:table-cell>
          <table:table-cell office:value-type="float" office:value="156.226973" calcext:value-type="float">
            <text:p>156.226973</text:p>
          </table:table-cell>
          <table:table-cell/>
          <table:table-cell office:value-type="float" office:value="520590" calcext:value-type="float">
            <text:p>520590</text:p>
          </table:table-cell>
          <table:table-cell office:value-type="float" office:value="156.069084" calcext:value-type="float">
            <text:p>156.069084</text:p>
          </table:table-cell>
        </table:table-row>
        <table:table-row table:style-name="ro1">
          <table:table-cell/>
          <table:table-cell office:value-type="float" office:value="521146" calcext:value-type="float">
            <text:p>521146</text:p>
          </table:table-cell>
          <table:table-cell office:value-type="float" office:value="156.235613" calcext:value-type="float">
            <text:p>156.235613</text:p>
          </table:table-cell>
          <table:table-cell/>
          <table:table-cell office:value-type="float" office:value="520807" calcext:value-type="float">
            <text:p>520807</text:p>
          </table:table-cell>
          <table:table-cell office:value-type="float" office:value="156.133916" calcext:value-type="float">
            <text:p>156.133916</text:p>
          </table:table-cell>
        </table:table-row>
        <table:table-row table:style-name="ro1">
          <table:table-cell/>
          <table:table-cell office:value-type="float" office:value="520148" calcext:value-type="float">
            <text:p>520148</text:p>
          </table:table-cell>
          <table:table-cell office:value-type="float" office:value="155.936317" calcext:value-type="float">
            <text:p>155.936317</text:p>
          </table:table-cell>
          <table:table-cell/>
          <table:table-cell office:value-type="float" office:value="520919" calcext:value-type="float">
            <text:p>520919</text:p>
          </table:table-cell>
          <table:table-cell office:value-type="float" office:value="156.167502" calcext:value-type="float">
            <text:p>156.167502</text:p>
          </table:table-cell>
        </table:table-row>
        <table:table-row table:style-name="ro1">
          <table:table-cell/>
          <table:table-cell office:value-type="float" office:value="520213" calcext:value-type="float">
            <text:p>520213</text:p>
          </table:table-cell>
          <table:table-cell office:value-type="float" office:value="155.955886" calcext:value-type="float">
            <text:p>155.955886</text:p>
          </table:table-cell>
          <table:table-cell/>
          <table:table-cell office:value-type="float" office:value="520695" calcext:value-type="float">
            <text:p>520695</text:p>
          </table:table-cell>
          <table:table-cell office:value-type="float" office:value="156.100293" calcext:value-type="float">
            <text:p>156.100293</text:p>
          </table:table-cell>
        </table:table-row>
        <table:table-row table:style-name="ro1">
          <table:table-cell/>
          <table:table-cell office:value-type="float" office:value="519745" calcext:value-type="float">
            <text:p>519745</text:p>
          </table:table-cell>
          <table:table-cell office:value-type="float" office:value="155.815762" calcext:value-type="float">
            <text:p>155.815762</text:p>
          </table:table-cell>
          <table:table-cell/>
          <table:table-cell office:value-type="float" office:value="520579" calcext:value-type="float">
            <text:p>520579</text:p>
          </table:table-cell>
          <table:table-cell office:value-type="float" office:value="156.065602" calcext:value-type="float">
            <text:p>156.065602</text:p>
          </table:table-cell>
        </table:table-row>
        <table:table-row table:style-name="ro1">
          <table:table-cell/>
          <table:table-cell office:value-type="float" office:value="519668" calcext:value-type="float">
            <text:p>519668</text:p>
          </table:table-cell>
          <table:table-cell office:value-type="float" office:value="155.792503" calcext:value-type="float">
            <text:p>155.792503</text:p>
          </table:table-cell>
          <table:table-cell/>
          <table:table-cell office:value-type="float" office:value="520953" calcext:value-type="float">
            <text:p>520953</text:p>
          </table:table-cell>
          <table:table-cell office:value-type="float" office:value="156.177753" calcext:value-type="float">
            <text:p>156.177753</text:p>
          </table:table-cell>
        </table:table-row>
        <table:table-row table:style-name="ro1">
          <table:table-cell/>
          <table:table-cell office:value-type="float" office:value="520002" calcext:value-type="float">
            <text:p>520002</text:p>
          </table:table-cell>
          <table:table-cell office:value-type="float" office:value="155.892818" calcext:value-type="float">
            <text:p>155.892818</text:p>
          </table:table-cell>
          <table:table-cell/>
          <table:table-cell office:value-type="float" office:value="520367" calcext:value-type="float">
            <text:p>520367</text:p>
          </table:table-cell>
          <table:table-cell office:value-type="float" office:value="156.002065" calcext:value-type="float">
            <text:p>156.002065</text:p>
          </table:table-cell>
        </table:table-row>
        <table:table-row table:style-name="ro1">
          <table:table-cell/>
          <table:table-cell office:value-type="float" office:value="520732" calcext:value-type="float">
            <text:p>520732</text:p>
          </table:table-cell>
          <table:table-cell office:value-type="float" office:value="156.111589" calcext:value-type="float">
            <text:p>156.111589</text:p>
          </table:table-cell>
          <table:table-cell/>
          <table:table-cell office:value-type="float" office:value="520683" calcext:value-type="float">
            <text:p>520683</text:p>
          </table:table-cell>
          <table:table-cell office:value-type="float" office:value="156.096961" calcext:value-type="float">
            <text:p>156.096961</text:p>
          </table:table-cell>
        </table:table-row>
        <table:table-row table:style-name="ro1">
          <table:table-cell/>
          <table:table-cell office:value-type="float" office:value="520903" calcext:value-type="float">
            <text:p>520903</text:p>
          </table:table-cell>
          <table:table-cell office:value-type="float" office:value="156.16294" calcext:value-type="float">
            <text:p>156.16294</text:p>
          </table:table-cell>
          <table:table-cell/>
          <table:table-cell office:value-type="float" office:value="520789" calcext:value-type="float">
            <text:p>520789</text:p>
          </table:table-cell>
          <table:table-cell office:value-type="float" office:value="156.12857" calcext:value-type="float">
            <text:p>156.12857</text:p>
          </table:table-cell>
        </table:table-row>
        <table:table-row table:style-name="ro1">
          <table:table-cell/>
          <table:table-cell office:value-type="float" office:value="519484" calcext:value-type="float">
            <text:p>519484</text:p>
          </table:table-cell>
          <table:table-cell office:value-type="float" office:value="155.737344" calcext:value-type="float">
            <text:p>155.737344</text:p>
          </table:table-cell>
          <table:table-cell/>
          <table:table-cell office:value-type="float" office:value="520671" calcext:value-type="float">
            <text:p>520671</text:p>
          </table:table-cell>
          <table:table-cell office:value-type="float" office:value="156.093243" calcext:value-type="float">
            <text:p>156.093243</text:p>
          </table:table-cell>
        </table:table-row>
        <table:table-row table:style-name="ro1">
          <table:table-cell/>
          <table:table-cell office:value-type="float" office:value="519755" calcext:value-type="float">
            <text:p>519755</text:p>
          </table:table-cell>
          <table:table-cell office:value-type="float" office:value="155.818548" calcext:value-type="float">
            <text:p>155.818548</text:p>
          </table:table-cell>
          <table:table-cell/>
          <table:table-cell office:value-type="float" office:value="520614" calcext:value-type="float">
            <text:p>520614</text:p>
          </table:table-cell>
          <table:table-cell office:value-type="float" office:value="156.076163" calcext:value-type="float">
            <text:p>156.076163</text:p>
          </table:table-cell>
        </table:table-row>
        <table:table-row table:style-name="ro1">
          <table:table-cell/>
          <table:table-cell office:value-type="float" office:value="520766" calcext:value-type="float">
            <text:p>520766</text:p>
          </table:table-cell>
          <table:table-cell office:value-type="float" office:value="156.121733" calcext:value-type="float">
            <text:p>156.121733</text:p>
          </table:table-cell>
          <table:table-cell/>
          <table:table-cell office:value-type="float" office:value="520648" calcext:value-type="float">
            <text:p>520648</text:p>
          </table:table-cell>
          <table:table-cell office:value-type="float" office:value="156.086377" calcext:value-type="float">
            <text:p>156.086377</text:p>
          </table:table-cell>
        </table:table-row>
        <table:table-row table:style-name="ro1">
          <table:table-cell/>
          <table:table-cell office:value-type="float" office:value="520952" calcext:value-type="float">
            <text:p>520952</text:p>
          </table:table-cell>
          <table:table-cell office:value-type="float" office:value="156.177456" calcext:value-type="float">
            <text:p>156.177456</text:p>
          </table:table-cell>
          <table:table-cell/>
          <table:table-cell office:value-type="float" office:value="520555" calcext:value-type="float">
            <text:p>520555</text:p>
          </table:table-cell>
          <table:table-cell office:value-type="float" office:value="156.058496" calcext:value-type="float">
            <text:p>156.058496</text:p>
          </table:table-cell>
        </table:table-row>
        <table:table-row table:style-name="ro1">
          <table:table-cell/>
          <table:table-cell office:value-type="float" office:value="519937" calcext:value-type="float">
            <text:p>519937</text:p>
          </table:table-cell>
          <table:table-cell office:value-type="float" office:value="155.873274" calcext:value-type="float">
            <text:p>155.873274</text:p>
          </table:table-cell>
          <table:table-cell/>
          <table:table-cell office:value-type="float" office:value="520553" calcext:value-type="float">
            <text:p>520553</text:p>
          </table:table-cell>
          <table:table-cell office:value-type="float" office:value="156.057794" calcext:value-type="float">
            <text:p>156.057794</text:p>
          </table:table-cell>
        </table:table-row>
        <table:table-row table:style-name="ro1">
          <table:table-cell/>
          <table:table-cell office:value-type="float" office:value="520769" calcext:value-type="float">
            <text:p>520769</text:p>
          </table:table-cell>
          <table:table-cell office:value-type="float" office:value="156.122482" calcext:value-type="float">
            <text:p>156.122482</text:p>
          </table:table-cell>
          <table:table-cell/>
          <table:table-cell office:value-type="float" office:value="520527" calcext:value-type="float">
            <text:p>520527</text:p>
          </table:table-cell>
          <table:table-cell office:value-type="float" office:value="156.050155" calcext:value-type="float">
            <text:p>156.050155</text:p>
          </table:table-cell>
        </table:table-row>
        <table:table-row table:style-name="ro1">
          <table:table-cell/>
          <table:table-cell office:value-type="float" office:value="519510" calcext:value-type="float">
            <text:p>519510</text:p>
          </table:table-cell>
          <table:table-cell office:value-type="float" office:value="155.745055" calcext:value-type="float">
            <text:p>155.745055</text:p>
          </table:table-cell>
          <table:table-cell/>
          <table:table-cell office:value-type="float" office:value="520730" calcext:value-type="float">
            <text:p>520730</text:p>
          </table:table-cell>
          <table:table-cell office:value-type="float" office:value="156.110984" calcext:value-type="float">
            <text:p>156.110984</text:p>
          </table:table-cell>
        </table:table-row>
        <table:table-row table:style-name="ro1">
          <table:table-cell/>
          <table:table-cell office:value-type="float" office:value="519658" calcext:value-type="float">
            <text:p>519658</text:p>
          </table:table-cell>
          <table:table-cell office:value-type="float" office:value="155.789595" calcext:value-type="float">
            <text:p>155.789595</text:p>
          </table:table-cell>
          <table:table-cell/>
          <table:table-cell office:value-type="float" office:value="520625" calcext:value-type="float">
            <text:p>520625</text:p>
          </table:table-cell>
          <table:table-cell office:value-type="float" office:value="156.079467" calcext:value-type="float">
            <text:p>156.079467</text:p>
          </table:table-cell>
        </table:table-row>
        <table:table-row table:style-name="ro1">
          <table:table-cell/>
          <table:table-cell office:value-type="float" office:value="519407" calcext:value-type="float">
            <text:p>519407</text:p>
          </table:table-cell>
          <table:table-cell office:value-type="float" office:value="155.714169" calcext:value-type="float">
            <text:p>155.714169</text:p>
          </table:table-cell>
          <table:table-cell/>
          <table:table-cell office:value-type="float" office:value="520677" calcext:value-type="float">
            <text:p>520677</text:p>
          </table:table-cell>
          <table:table-cell office:value-type="float" office:value="156.095123" calcext:value-type="float">
            <text:p>156.095123</text:p>
          </table:table-cell>
        </table:table-row>
        <table:table-row table:style-name="ro1">
          <table:table-cell/>
          <table:table-cell office:value-type="float" office:value="520740" calcext:value-type="float">
            <text:p>520740</text:p>
          </table:table-cell>
          <table:table-cell office:value-type="float" office:value="156.113839" calcext:value-type="float">
            <text:p>156.113839</text:p>
          </table:table-cell>
          <table:table-cell/>
          <table:table-cell office:value-type="float" office:value="520612" calcext:value-type="float">
            <text:p>520612</text:p>
          </table:table-cell>
          <table:table-cell office:value-type="float" office:value="156.075484" calcext:value-type="float">
            <text:p>156.075484</text:p>
          </table:table-cell>
        </table:table-row>
        <table:table-row table:style-name="ro1">
          <table:table-cell/>
          <table:table-cell office:value-type="float" office:value="519363" calcext:value-type="float">
            <text:p>519363</text:p>
          </table:table-cell>
          <table:table-cell office:value-type="float" office:value="155.701001" calcext:value-type="float">
            <text:p>155.701001</text:p>
          </table:table-cell>
          <table:table-cell/>
          <table:table-cell office:value-type="float" office:value="520515" calcext:value-type="float">
            <text:p>520515</text:p>
          </table:table-cell>
          <table:table-cell office:value-type="float" office:value="156.046589" calcext:value-type="float">
            <text:p>156.046589</text:p>
          </table:table-cell>
        </table:table-row>
        <table:table-row table:style-name="ro1">
          <table:table-cell/>
          <table:table-cell office:value-type="float" office:value="521830" calcext:value-type="float">
            <text:p>521830</text:p>
          </table:table-cell>
          <table:table-cell office:value-type="float" office:value="156.440763" calcext:value-type="float">
            <text:p>156.440763</text:p>
          </table:table-cell>
          <table:table-cell/>
          <table:table-cell office:value-type="float" office:value="520696" calcext:value-type="float">
            <text:p>520696</text:p>
          </table:table-cell>
          <table:table-cell office:value-type="float" office:value="156.100776" calcext:value-type="float">
            <text:p>156.100776</text:p>
          </table:table-cell>
        </table:table-row>
        <table:table-row table:style-name="ro1">
          <table:table-cell/>
          <table:table-cell office:value-type="float" office:value="520283" calcext:value-type="float">
            <text:p>520283</text:p>
          </table:table-cell>
          <table:table-cell office:value-type="float" office:value="155.977033" calcext:value-type="float">
            <text:p>155.977033</text:p>
          </table:table-cell>
          <table:table-cell/>
          <table:table-cell office:value-type="float" office:value="520548" calcext:value-type="float">
            <text:p>520548</text:p>
          </table:table-cell>
          <table:table-cell office:value-type="float" office:value="156.056315" calcext:value-type="float">
            <text:p>156.056315</text:p>
          </table:table-cell>
        </table:table-row>
        <table:table-row table:style-name="ro1">
          <table:table-cell/>
          <table:table-cell office:value-type="float" office:value="519971" calcext:value-type="float">
            <text:p>519971</text:p>
          </table:table-cell>
          <table:table-cell office:value-type="float" office:value="155.883379" calcext:value-type="float">
            <text:p>155.883379</text:p>
          </table:table-cell>
          <table:table-cell/>
          <table:table-cell office:value-type="float" office:value="520643" calcext:value-type="float">
            <text:p>520643</text:p>
          </table:table-cell>
          <table:table-cell office:value-type="float" office:value="156.084946" calcext:value-type="float">
            <text:p>156.084946</text:p>
          </table:table-cell>
        </table:table-row>
        <table:table-row table:style-name="ro1">
          <table:table-cell/>
          <table:table-cell office:value-type="float" office:value="519901" calcext:value-type="float">
            <text:p>519901</text:p>
          </table:table-cell>
          <table:table-cell office:value-type="float" office:value="155.862303" calcext:value-type="float">
            <text:p>155.862303</text:p>
          </table:table-cell>
          <table:table-cell/>
          <table:table-cell office:value-type="float" office:value="520764" calcext:value-type="float">
            <text:p>520764</text:p>
          </table:table-cell>
          <table:table-cell office:value-type="float" office:value="156.121169" calcext:value-type="float">
            <text:p>156.121169</text:p>
          </table:table-cell>
        </table:table-row>
        <table:table-row table:style-name="ro1">
          <table:table-cell/>
          <table:table-cell office:value-type="float" office:value="519968" calcext:value-type="float">
            <text:p>519968</text:p>
          </table:table-cell>
          <table:table-cell office:value-type="float" office:value="155.882445" calcext:value-type="float">
            <text:p>155.882445</text:p>
          </table:table-cell>
          <table:table-cell/>
          <table:table-cell office:value-type="float" office:value="520845" calcext:value-type="float">
            <text:p>520845</text:p>
          </table:table-cell>
          <table:table-cell office:value-type="float" office:value="156.145502" calcext:value-type="float">
            <text:p>156.145502</text:p>
          </table:table-cell>
        </table:table-row>
        <table:table-row table:style-name="ro1">
          <table:table-cell/>
          <table:table-cell office:value-type="float" office:value="519908" calcext:value-type="float">
            <text:p>519908</text:p>
          </table:table-cell>
          <table:table-cell office:value-type="float" office:value="155.864609" calcext:value-type="float">
            <text:p>155.864609</text:p>
          </table:table-cell>
          <table:table-cell/>
          <table:table-cell office:value-type="float" office:value="520544" calcext:value-type="float">
            <text:p>520544</text:p>
          </table:table-cell>
          <table:table-cell office:value-type="float" office:value="156.055164" calcext:value-type="float">
            <text:p>156.055164</text:p>
          </table:table-cell>
        </table:table-row>
        <table:table-row table:style-name="ro1">
          <table:table-cell/>
          <table:table-cell office:value-type="float" office:value="520925" calcext:value-type="float">
            <text:p>520925</text:p>
          </table:table-cell>
          <table:table-cell office:value-type="float" office:value="156.16936" calcext:value-type="float">
            <text:p>156.16936</text:p>
          </table:table-cell>
          <table:table-cell/>
          <table:table-cell office:value-type="float" office:value="520824" calcext:value-type="float">
            <text:p>520824</text:p>
          </table:table-cell>
          <table:table-cell office:value-type="float" office:value="156.1391" calcext:value-type="float">
            <text:p>156.1391</text:p>
          </table:table-cell>
        </table:table-row>
        <table:table-row table:style-name="ro1">
          <table:table-cell/>
          <table:table-cell office:value-type="float" office:value="520523" calcext:value-type="float">
            <text:p>520523</text:p>
          </table:table-cell>
          <table:table-cell office:value-type="float" office:value="156.048944" calcext:value-type="float">
            <text:p>156.048944</text:p>
          </table:table-cell>
          <table:table-cell/>
          <table:table-cell office:value-type="float" office:value="520591" calcext:value-type="float">
            <text:p>520591</text:p>
          </table:table-cell>
          <table:table-cell office:value-type="float" office:value="156.069354" calcext:value-type="float">
            <text:p>156.069354</text:p>
          </table:table-cell>
        </table:table-row>
        <table:table-row table:style-name="ro1">
          <table:table-cell/>
          <table:table-cell office:value-type="float" office:value="519889" calcext:value-type="float">
            <text:p>519889</text:p>
          </table:table-cell>
          <table:table-cell office:value-type="float" office:value="155.858909" calcext:value-type="float">
            <text:p>155.858909</text:p>
          </table:table-cell>
          <table:table-cell/>
          <table:table-cell office:value-type="float" office:value="521049" calcext:value-type="float">
            <text:p>521049</text:p>
          </table:table-cell>
          <table:table-cell office:value-type="float" office:value="156.206418" calcext:value-type="float">
            <text:p>156.206418</text:p>
          </table:table-cell>
        </table:table-row>
        <table:table-row table:style-name="ro1">
          <table:table-cell/>
          <table:table-cell office:value-type="float" office:value="520726" calcext:value-type="float">
            <text:p>520726</text:p>
          </table:table-cell>
          <table:table-cell office:value-type="float" office:value="156.10971" calcext:value-type="float">
            <text:p>156.10971</text:p>
          </table:table-cell>
          <table:table-cell/>
          <table:table-cell office:value-type="float" office:value="520295" calcext:value-type="float">
            <text:p>520295</text:p>
          </table:table-cell>
          <table:table-cell office:value-type="float" office:value="155.980539" calcext:value-type="float">
            <text:p>155.980539</text:p>
          </table:table-cell>
        </table:table-row>
        <table:table-row table:style-name="ro1">
          <table:table-cell/>
          <table:table-cell office:value-type="float" office:value="519789" calcext:value-type="float">
            <text:p>519789</text:p>
          </table:table-cell>
          <table:table-cell office:value-type="float" office:value="155.828853" calcext:value-type="float">
            <text:p>155.828853</text:p>
          </table:table-cell>
          <table:table-cell/>
          <table:table-cell office:value-type="float" office:value="520718" calcext:value-type="float">
            <text:p>520718</text:p>
          </table:table-cell>
          <table:table-cell office:value-type="float" office:value="156.107376" calcext:value-type="float">
            <text:p>156.107376</text:p>
          </table:table-cell>
        </table:table-row>
        <table:table-row table:style-name="ro1">
          <table:table-cell/>
          <table:table-cell office:value-type="float" office:value="520420" calcext:value-type="float">
            <text:p>520420</text:p>
          </table:table-cell>
          <table:table-cell office:value-type="float" office:value="156.017906" calcext:value-type="float">
            <text:p>156.017906</text:p>
          </table:table-cell>
          <table:table-cell/>
          <table:table-cell office:value-type="float" office:value="520495" calcext:value-type="float">
            <text:p>520495</text:p>
          </table:table-cell>
          <table:table-cell office:value-type="float" office:value="156.040601" calcext:value-type="float">
            <text:p>156.040601</text:p>
          </table:table-cell>
        </table:table-row>
        <table:table-row table:style-name="ro1">
          <table:table-cell/>
          <table:table-cell office:value-type="float" office:value="519463" calcext:value-type="float">
            <text:p>519463</text:p>
          </table:table-cell>
          <table:table-cell office:value-type="float" office:value="155.731223" calcext:value-type="float">
            <text:p>155.731223</text:p>
          </table:table-cell>
          <table:table-cell/>
          <table:table-cell office:value-type="float" office:value="520447" calcext:value-type="float">
            <text:p>520447</text:p>
          </table:table-cell>
          <table:table-cell office:value-type="float" office:value="156.025984" calcext:value-type="float">
            <text:p>156.025984</text:p>
          </table:table-cell>
        </table:table-row>
        <table:table-row table:style-name="ro1">
          <table:table-cell/>
          <table:table-cell office:value-type="float" office:value="519325" calcext:value-type="float">
            <text:p>519325</text:p>
          </table:table-cell>
          <table:table-cell office:value-type="float" office:value="155.689572" calcext:value-type="float">
            <text:p>155.689572</text:p>
          </table:table-cell>
          <table:table-cell/>
          <table:table-cell office:value-type="float" office:value="520421" calcext:value-type="float">
            <text:p>520421</text:p>
          </table:table-cell>
          <table:table-cell office:value-type="float" office:value="156.018303" calcext:value-type="float">
            <text:p>156.018303</text:p>
          </table:table-cell>
        </table:table-row>
        <table:table-row table:style-name="ro1">
          <table:table-cell/>
          <table:table-cell office:value-type="float" office:value="521299" calcext:value-type="float">
            <text:p>521299</text:p>
          </table:table-cell>
          <table:table-cell office:value-type="float" office:value="156.281611" calcext:value-type="float">
            <text:p>156.281611</text:p>
          </table:table-cell>
          <table:table-cell/>
          <table:table-cell office:value-type="float" office:value="520925" calcext:value-type="float">
            <text:p>520925</text:p>
          </table:table-cell>
          <table:table-cell office:value-type="float" office:value="156.169284" calcext:value-type="float">
            <text:p>156.169284</text:p>
          </table:table-cell>
        </table:table-row>
        <table:table-row table:style-name="ro1">
          <table:table-cell/>
          <table:table-cell office:value-type="float" office:value="520079" calcext:value-type="float">
            <text:p>520079</text:p>
          </table:table-cell>
          <table:table-cell office:value-type="float" office:value="155.915889" calcext:value-type="float">
            <text:p>155.915889</text:p>
          </table:table-cell>
          <table:table-cell/>
          <table:table-cell office:value-type="float" office:value="520597" calcext:value-type="float">
            <text:p>520597</text:p>
          </table:table-cell>
          <table:table-cell office:value-type="float" office:value="156.071161" calcext:value-type="float">
            <text:p>156.071161</text:p>
          </table:table-cell>
        </table:table-row>
        <table:table-row table:style-name="ro1">
          <table:table-cell/>
          <table:table-cell office:value-type="float" office:value="519555" calcext:value-type="float">
            <text:p>519555</text:p>
          </table:table-cell>
          <table:table-cell office:value-type="float" office:value="155.758743" calcext:value-type="float">
            <text:p>155.758743</text:p>
          </table:table-cell>
          <table:table-cell/>
          <table:table-cell office:value-type="float" office:value="520731" calcext:value-type="float">
            <text:p>520731</text:p>
          </table:table-cell>
          <table:table-cell office:value-type="float" office:value="156.111254" calcext:value-type="float">
            <text:p>156.111254</text:p>
          </table:table-cell>
        </table:table-row>
        <table:table-row table:style-name="ro1">
          <table:table-cell/>
          <table:table-cell office:value-type="float" office:value="519863" calcext:value-type="float">
            <text:p>519863</text:p>
          </table:table-cell>
          <table:table-cell office:value-type="float" office:value="155.85093" calcext:value-type="float">
            <text:p>155.85093</text:p>
          </table:table-cell>
          <table:table-cell/>
          <table:table-cell office:value-type="float" office:value="520744" calcext:value-type="float">
            <text:p>520744</text:p>
          </table:table-cell>
          <table:table-cell office:value-type="float" office:value="156.115241" calcext:value-type="float">
            <text:p>156.115241</text:p>
          </table:table-cell>
        </table:table-row>
        <table:table-row table:style-name="ro1">
          <table:table-cell/>
          <table:table-cell office:value-type="float" office:value="519185" calcext:value-type="float">
            <text:p>519185</text:p>
          </table:table-cell>
          <table:table-cell office:value-type="float" office:value="155.647872" calcext:value-type="float">
            <text:p>155.647872</text:p>
          </table:table-cell>
          <table:table-cell/>
          <table:table-cell office:value-type="float" office:value="520665" calcext:value-type="float">
            <text:p>520665</text:p>
          </table:table-cell>
          <table:table-cell office:value-type="float" office:value="156.091489" calcext:value-type="float">
            <text:p>156.091489</text:p>
          </table:table-cell>
        </table:table-row>
        <table:table-row table:style-name="ro1">
          <table:table-cell/>
          <table:table-cell office:value-type="float" office:value="520133" calcext:value-type="float">
            <text:p>520133</text:p>
          </table:table-cell>
          <table:table-cell office:value-type="float" office:value="155.931961" calcext:value-type="float">
            <text:p>155.931961</text:p>
          </table:table-cell>
          <table:table-cell/>
          <table:table-cell office:value-type="float" office:value="520636" calcext:value-type="float">
            <text:p>520636</text:p>
          </table:table-cell>
          <table:table-cell office:value-type="float" office:value="156.082597" calcext:value-type="float">
            <text:p>156.082597</text:p>
          </table:table-cell>
        </table:table-row>
        <table:table-row table:style-name="ro1">
          <table:table-cell/>
          <table:table-cell office:value-type="float" office:value="520232" calcext:value-type="float">
            <text:p>520232</text:p>
          </table:table-cell>
          <table:table-cell office:value-type="float" office:value="155.961545" calcext:value-type="float">
            <text:p>155.961545</text:p>
          </table:table-cell>
          <table:table-cell/>
          <table:table-cell office:value-type="float" office:value="520789" calcext:value-type="float">
            <text:p>520789</text:p>
          </table:table-cell>
          <table:table-cell office:value-type="float" office:value="156.128734" calcext:value-type="float">
            <text:p>156.128734</text:p>
          </table:table-cell>
        </table:table-row>
        <table:table-row table:style-name="ro1">
          <table:table-cell/>
          <table:table-cell office:value-type="float" office:value="519668" calcext:value-type="float">
            <text:p>519668</text:p>
          </table:table-cell>
          <table:table-cell office:value-type="float" office:value="155.792494" calcext:value-type="float">
            <text:p>155.792494</text:p>
          </table:table-cell>
          <table:table-cell/>
          <table:table-cell office:value-type="float" office:value="520860" calcext:value-type="float">
            <text:p>520860</text:p>
          </table:table-cell>
          <table:table-cell office:value-type="float" office:value="156.149992" calcext:value-type="float">
            <text:p>156.149992</text:p>
          </table:table-cell>
        </table:table-row>
        <table:table-row table:style-name="ro1">
          <table:table-cell/>
          <table:table-cell office:value-type="float" office:value="520745" calcext:value-type="float">
            <text:p>520745</text:p>
          </table:table-cell>
          <table:table-cell office:value-type="float" office:value="156.115352" calcext:value-type="float">
            <text:p>156.115352</text:p>
          </table:table-cell>
          <table:table-cell/>
          <table:table-cell office:value-type="float" office:value="521064" calcext:value-type="float">
            <text:p>521064</text:p>
          </table:table-cell>
          <table:table-cell office:value-type="float" office:value="156.211202" calcext:value-type="float">
            <text:p>156.211202</text:p>
          </table:table-cell>
        </table:table-row>
        <table:table-row table:style-name="ro1">
          <table:table-cell/>
          <table:table-cell office:value-type="float" office:value="519817" calcext:value-type="float">
            <text:p>519817</text:p>
          </table:table-cell>
          <table:table-cell office:value-type="float" office:value="155.837316" calcext:value-type="float">
            <text:p>155.837316</text:p>
          </table:table-cell>
          <table:table-cell/>
          <table:table-cell office:value-type="float" office:value="520610" calcext:value-type="float">
            <text:p>520610</text:p>
          </table:table-cell>
          <table:table-cell office:value-type="float" office:value="156.074987" calcext:value-type="float">
            <text:p>156.074987</text:p>
          </table:table-cell>
        </table:table-row>
        <table:table-row table:style-name="ro1">
          <table:table-cell/>
          <table:table-cell office:value-type="float" office:value="519634" calcext:value-type="float">
            <text:p>519634</text:p>
          </table:table-cell>
          <table:table-cell office:value-type="float" office:value="155.782476" calcext:value-type="float">
            <text:p>155.782476</text:p>
          </table:table-cell>
          <table:table-cell/>
          <table:table-cell office:value-type="float" office:value="520617" calcext:value-type="float">
            <text:p>520617</text:p>
          </table:table-cell>
          <table:table-cell office:value-type="float" office:value="156.077086" calcext:value-type="float">
            <text:p>156.077086</text:p>
          </table:table-cell>
        </table:table-row>
        <table:table-row table:style-name="ro1">
          <table:table-cell/>
          <table:table-cell office:value-type="float" office:value="520364" calcext:value-type="float">
            <text:p>520364</text:p>
          </table:table-cell>
          <table:table-cell office:value-type="float" office:value="156.001286" calcext:value-type="float">
            <text:p>156.001286</text:p>
          </table:table-cell>
          <table:table-cell/>
          <table:table-cell office:value-type="float" office:value="520846" calcext:value-type="float">
            <text:p>520846</text:p>
          </table:table-cell>
          <table:table-cell office:value-type="float" office:value="156.145561" calcext:value-type="float">
            <text:p>156.145561</text:p>
          </table:table-cell>
        </table:table-row>
        <table:table-row table:style-name="ro1">
          <table:table-cell/>
          <table:table-cell office:value-type="float" office:value="520045" calcext:value-type="float">
            <text:p>520045</text:p>
          </table:table-cell>
          <table:table-cell office:value-type="float" office:value="155.905551" calcext:value-type="float">
            <text:p>155.905551</text:p>
          </table:table-cell>
          <table:table-cell/>
          <table:table-cell office:value-type="float" office:value="520919" calcext:value-type="float">
            <text:p>520919</text:p>
          </table:table-cell>
          <table:table-cell office:value-type="float" office:value="156.167525" calcext:value-type="float">
            <text:p>156.167525</text:p>
          </table:table-cell>
        </table:table-row>
        <table:table-row table:style-name="ro1">
          <table:table-cell/>
          <table:table-cell office:value-type="float" office:value="520351" calcext:value-type="float">
            <text:p>520351</text:p>
          </table:table-cell>
          <table:table-cell office:value-type="float" office:value="155.997382" calcext:value-type="float">
            <text:p>155.997382</text:p>
          </table:table-cell>
          <table:table-cell/>
          <table:table-cell office:value-type="float" office:value="520586" calcext:value-type="float">
            <text:p>520586</text:p>
          </table:table-cell>
          <table:table-cell office:value-type="float" office:value="156.067706" calcext:value-type="float">
            <text:p>156.067706</text:p>
          </table:table-cell>
        </table:table-row>
        <table:table-row table:style-name="ro1">
          <table:table-cell/>
          <table:table-cell office:value-type="float" office:value="520299" calcext:value-type="float">
            <text:p>520299</text:p>
          </table:table-cell>
          <table:table-cell office:value-type="float" office:value="155.981651" calcext:value-type="float">
            <text:p>155.981651</text:p>
          </table:table-cell>
          <table:table-cell/>
          <table:table-cell office:value-type="float" office:value="520856" calcext:value-type="float">
            <text:p>520856</text:p>
          </table:table-cell>
          <table:table-cell office:value-type="float" office:value="156.148711" calcext:value-type="float">
            <text:p>156.148711</text:p>
          </table:table-cell>
        </table:table-row>
        <table:table-row table:style-name="ro1">
          <table:table-cell/>
          <table:table-cell office:value-type="float" office:value="520557" calcext:value-type="float">
            <text:p>520557</text:p>
          </table:table-cell>
          <table:table-cell office:value-type="float" office:value="156.059119" calcext:value-type="float">
            <text:p>156.059119</text:p>
          </table:table-cell>
          <table:table-cell/>
          <table:table-cell office:value-type="float" office:value="520662" calcext:value-type="float">
            <text:p>520662</text:p>
          </table:table-cell>
          <table:table-cell office:value-type="float" office:value="156.090673" calcext:value-type="float">
            <text:p>156.090673</text:p>
          </table:table-cell>
        </table:table-row>
        <table:table-row table:style-name="ro1">
          <table:table-cell/>
          <table:table-cell office:value-type="float" office:value="520004" calcext:value-type="float">
            <text:p>520004</text:p>
          </table:table-cell>
          <table:table-cell office:value-type="float" office:value="155.893316" calcext:value-type="float">
            <text:p>155.893316</text:p>
          </table:table-cell>
          <table:table-cell/>
          <table:table-cell office:value-type="float" office:value="520719" calcext:value-type="float">
            <text:p>520719</text:p>
          </table:table-cell>
          <table:table-cell office:value-type="float" office:value="156.107743" calcext:value-type="float">
            <text:p>156.107743</text:p>
          </table:table-cell>
        </table:table-row>
        <table:table-row table:style-name="ro1">
          <table:table-cell/>
          <table:table-cell office:value-type="float" office:value="520363" calcext:value-type="float">
            <text:p>520363</text:p>
          </table:table-cell>
          <table:table-cell office:value-type="float" office:value="156.000927" calcext:value-type="float">
            <text:p>156.000927</text:p>
          </table:table-cell>
          <table:table-cell/>
          <table:table-cell office:value-type="float" office:value="520881" calcext:value-type="float">
            <text:p>520881</text:p>
          </table:table-cell>
          <table:table-cell office:value-type="float" office:value="156.156062" calcext:value-type="float">
            <text:p>156.156062</text:p>
          </table:table-cell>
        </table:table-row>
        <table:table-row table:style-name="ro1">
          <table:table-cell/>
          <table:table-cell office:value-type="float" office:value="519749" calcext:value-type="float">
            <text:p>519749</text:p>
          </table:table-cell>
          <table:table-cell office:value-type="float" office:value="155.81691" calcext:value-type="float">
            <text:p>155.81691</text:p>
          </table:table-cell>
          <table:table-cell/>
          <table:table-cell office:value-type="float" office:value="520532" calcext:value-type="float">
            <text:p>520532</text:p>
          </table:table-cell>
          <table:table-cell office:value-type="float" office:value="156.051592" calcext:value-type="float">
            <text:p>156.051592</text:p>
          </table:table-cell>
        </table:table-row>
        <table:table-row table:style-name="ro1">
          <table:table-cell/>
          <table:table-cell office:value-type="float" office:value="519549" calcext:value-type="float">
            <text:p>519549</text:p>
          </table:table-cell>
          <table:table-cell office:value-type="float" office:value="155.756934" calcext:value-type="float">
            <text:p>155.756934</text:p>
          </table:table-cell>
          <table:table-cell/>
          <table:table-cell office:value-type="float" office:value="520667" calcext:value-type="float">
            <text:p>520667</text:p>
          </table:table-cell>
          <table:table-cell office:value-type="float" office:value="156.091894" calcext:value-type="float">
            <text:p>156.091894</text:p>
          </table:table-cell>
        </table:table-row>
        <table:table-row table:style-name="ro1">
          <table:table-cell/>
          <table:table-cell office:value-type="float" office:value="519405" calcext:value-type="float">
            <text:p>519405</text:p>
          </table:table-cell>
          <table:table-cell office:value-type="float" office:value="155.713807" calcext:value-type="float">
            <text:p>155.713807</text:p>
          </table:table-cell>
          <table:table-cell/>
          <table:table-cell office:value-type="float" office:value="520679" calcext:value-type="float">
            <text:p>520679</text:p>
          </table:table-cell>
          <table:table-cell office:value-type="float" office:value="156.09555" calcext:value-type="float">
            <text:p>156.09555</text:p>
          </table:table-cell>
        </table:table-row>
        <table:table-row table:style-name="ro1">
          <table:table-cell/>
          <table:table-cell office:value-type="float" office:value="519715" calcext:value-type="float">
            <text:p>519715</text:p>
          </table:table-cell>
          <table:table-cell office:value-type="float" office:value="155.806681" calcext:value-type="float">
            <text:p>155.806681</text:p>
          </table:table-cell>
          <table:table-cell/>
          <table:table-cell office:value-type="float" office:value="520670" calcext:value-type="float">
            <text:p>520670</text:p>
          </table:table-cell>
          <table:table-cell office:value-type="float" office:value="156.092994" calcext:value-type="float">
            <text:p>156.092994</text:p>
          </table:table-cell>
        </table:table-row>
        <table:table-row table:style-name="ro1">
          <table:table-cell/>
          <table:table-cell office:value-type="float" office:value="520633" calcext:value-type="float">
            <text:p>520633</text:p>
          </table:table-cell>
          <table:table-cell office:value-type="float" office:value="156.081982" calcext:value-type="float">
            <text:p>156.081982</text:p>
          </table:table-cell>
          <table:table-cell/>
          <table:table-cell office:value-type="float" office:value="520494" calcext:value-type="float">
            <text:p>520494</text:p>
          </table:table-cell>
          <table:table-cell office:value-type="float" office:value="156.040068" calcext:value-type="float">
            <text:p>156.040068</text:p>
          </table:table-cell>
        </table:table-row>
        <table:table-row table:style-name="ro1">
          <table:table-cell/>
          <table:table-cell office:value-type="float" office:value="520580" calcext:value-type="float">
            <text:p>520580</text:p>
          </table:table-cell>
          <table:table-cell office:value-type="float" office:value="156.065957" calcext:value-type="float">
            <text:p>156.065957</text:p>
          </table:table-cell>
          <table:table-cell/>
          <table:table-cell office:value-type="float" office:value="520846" calcext:value-type="float">
            <text:p>520846</text:p>
          </table:table-cell>
          <table:table-cell office:value-type="float" office:value="156.145725" calcext:value-type="float">
            <text:p>156.145725</text:p>
          </table:table-cell>
        </table:table-row>
        <table:table-row table:style-name="ro1">
          <table:table-cell/>
          <table:table-cell office:value-type="float" office:value="520837" calcext:value-type="float">
            <text:p>520837</text:p>
          </table:table-cell>
          <table:table-cell office:value-type="float" office:value="156.14299" calcext:value-type="float">
            <text:p>156.14299</text:p>
          </table:table-cell>
          <table:table-cell/>
          <table:table-cell office:value-type="float" office:value="520657" calcext:value-type="float">
            <text:p>520657</text:p>
          </table:table-cell>
          <table:table-cell office:value-type="float" office:value="156.088997" calcext:value-type="float">
            <text:p>156.088997</text:p>
          </table:table-cell>
        </table:table-row>
        <table:table-row table:style-name="ro1">
          <table:table-cell/>
          <table:table-cell office:value-type="float" office:value="520251" calcext:value-type="float">
            <text:p>520251</text:p>
          </table:table-cell>
          <table:table-cell office:value-type="float" office:value="155.967464" calcext:value-type="float">
            <text:p>155.967464</text:p>
          </table:table-cell>
          <table:table-cell/>
          <table:table-cell office:value-type="float" office:value="520470" calcext:value-type="float">
            <text:p>520470</text:p>
          </table:table-cell>
          <table:table-cell office:value-type="float" office:value="156.033011" calcext:value-type="float">
            <text:p>156.033011</text:p>
          </table:table-cell>
        </table:table-row>
        <table:table-row table:style-name="ro1">
          <table:table-cell/>
          <table:table-cell office:value-type="float" office:value="520365" calcext:value-type="float">
            <text:p>520365</text:p>
          </table:table-cell>
          <table:table-cell office:value-type="float" office:value="156.00152" calcext:value-type="float">
            <text:p>156.00152</text:p>
          </table:table-cell>
          <table:table-cell/>
          <table:table-cell office:value-type="float" office:value="520623" calcext:value-type="float">
            <text:p>520623</text:p>
          </table:table-cell>
          <table:table-cell office:value-type="float" office:value="156.078835" calcext:value-type="float">
            <text:p>156.078835</text:p>
          </table:table-cell>
        </table:table-row>
        <table:table-row table:style-name="ro1">
          <table:table-cell/>
          <table:table-cell office:value-type="float" office:value="519972" calcext:value-type="float">
            <text:p>519972</text:p>
          </table:table-cell>
          <table:table-cell office:value-type="float" office:value="155.88376" calcext:value-type="float">
            <text:p>155.88376</text:p>
          </table:table-cell>
          <table:table-cell/>
          <table:table-cell office:value-type="float" office:value="520678" calcext:value-type="float">
            <text:p>520678</text:p>
          </table:table-cell>
          <table:table-cell office:value-type="float" office:value="156.095287" calcext:value-type="float">
            <text:p>156.095287</text:p>
          </table:table-cell>
        </table:table-row>
        <table:table-row table:style-name="ro1">
          <table:table-cell/>
          <table:table-cell office:value-type="float" office:value="520350" calcext:value-type="float">
            <text:p>520350</text:p>
          </table:table-cell>
          <table:table-cell office:value-type="float" office:value="155.997017" calcext:value-type="float">
            <text:p>155.997017</text:p>
          </table:table-cell>
          <table:table-cell/>
          <table:table-cell office:value-type="float" office:value="521102" calcext:value-type="float">
            <text:p>521102</text:p>
          </table:table-cell>
          <table:table-cell office:value-type="float" office:value="156.222449" calcext:value-type="float">
            <text:p>156.222449</text:p>
          </table:table-cell>
        </table:table-row>
        <table:table-row table:style-name="ro1">
          <table:table-cell/>
          <table:table-cell office:value-type="float" office:value="519597" calcext:value-type="float">
            <text:p>519597</text:p>
          </table:table-cell>
          <table:table-cell office:value-type="float" office:value="155.771206" calcext:value-type="float">
            <text:p>155.771206</text:p>
          </table:table-cell>
          <table:table-cell/>
          <table:table-cell office:value-type="float" office:value="520511" calcext:value-type="float">
            <text:p>520511</text:p>
          </table:table-cell>
          <table:table-cell office:value-type="float" office:value="156.045395" calcext:value-type="float">
            <text:p>156.045395</text:p>
          </table:table-cell>
        </table:table-row>
        <table:table-row table:style-name="ro1">
          <table:table-cell/>
          <table:table-cell office:value-type="float" office:value="521317" calcext:value-type="float">
            <text:p>521317</text:p>
          </table:table-cell>
          <table:table-cell office:value-type="float" office:value="156.286759" calcext:value-type="float">
            <text:p>156.286759</text:p>
          </table:table-cell>
          <table:table-cell/>
          <table:table-cell office:value-type="float" office:value="520562" calcext:value-type="float">
            <text:p>520562</text:p>
          </table:table-cell>
          <table:table-cell office:value-type="float" office:value="156.060593" calcext:value-type="float">
            <text:p>156.060593</text:p>
          </table:table-cell>
        </table:table-row>
        <table:table-row table:style-name="ro1">
          <table:table-cell/>
          <table:table-cell office:value-type="float" office:value="520247" calcext:value-type="float">
            <text:p>520247</text:p>
          </table:table-cell>
          <table:table-cell office:value-type="float" office:value="155.965995" calcext:value-type="float">
            <text:p>155.965995</text:p>
          </table:table-cell>
          <table:table-cell/>
          <table:table-cell office:value-type="float" office:value="520711" calcext:value-type="float">
            <text:p>520711</text:p>
          </table:table-cell>
          <table:table-cell office:value-type="float" office:value="156.10524" calcext:value-type="float">
            <text:p>156.10524</text:p>
          </table:table-cell>
        </table:table-row>
        <table:table-row table:style-name="ro1">
          <table:table-cell/>
          <table:table-cell office:value-type="float" office:value="520596" calcext:value-type="float">
            <text:p>520596</text:p>
          </table:table-cell>
          <table:table-cell office:value-type="float" office:value="156.070722" calcext:value-type="float">
            <text:p>156.070722</text:p>
          </table:table-cell>
          <table:table-cell/>
          <table:table-cell office:value-type="float" office:value="520867" calcext:value-type="float">
            <text:p>520867</text:p>
          </table:table-cell>
          <table:table-cell office:value-type="float" office:value="156.152117" calcext:value-type="float">
            <text:p>156.152117</text:p>
          </table:table-cell>
        </table:table-row>
        <table:table-row table:style-name="ro1">
          <table:table-cell/>
          <table:table-cell office:value-type="float" office:value="519035" calcext:value-type="float">
            <text:p>519035</text:p>
          </table:table-cell>
          <table:table-cell office:value-type="float" office:value="155.60273" calcext:value-type="float">
            <text:p>155.60273</text:p>
          </table:table-cell>
          <table:table-cell/>
          <table:table-cell office:value-type="float" office:value="520811" calcext:value-type="float">
            <text:p>520811</text:p>
          </table:table-cell>
          <table:table-cell office:value-type="float" office:value="156.135142" calcext:value-type="float">
            <text:p>156.135142</text:p>
          </table:table-cell>
        </table:table-row>
        <table:table-row table:style-name="ro1">
          <table:table-cell/>
          <table:table-cell office:value-type="float" office:value="520046" calcext:value-type="float">
            <text:p>520046</text:p>
          </table:table-cell>
          <table:table-cell office:value-type="float" office:value="155.905946" calcext:value-type="float">
            <text:p>155.905946</text:p>
          </table:table-cell>
          <table:table-cell/>
          <table:table-cell office:value-type="float" office:value="520830" calcext:value-type="float">
            <text:p>520830</text:p>
          </table:table-cell>
          <table:table-cell office:value-type="float" office:value="156.140832" calcext:value-type="float">
            <text:p>156.140832</text:p>
          </table:table-cell>
        </table:table-row>
        <table:table-row table:style-name="ro1">
          <table:table-cell/>
          <table:table-cell office:value-type="float" office:value="519566" calcext:value-type="float">
            <text:p>519566</text:p>
          </table:table-cell>
          <table:table-cell office:value-type="float" office:value="155.761825" calcext:value-type="float">
            <text:p>155.761825</text:p>
          </table:table-cell>
          <table:table-cell/>
          <table:table-cell office:value-type="float" office:value="520483" calcext:value-type="float">
            <text:p>520483</text:p>
          </table:table-cell>
          <table:table-cell office:value-type="float" office:value="156.036892" calcext:value-type="float">
            <text:p>156.036892</text:p>
          </table:table-cell>
        </table:table-row>
        <table:table-row table:style-name="ro1">
          <table:table-cell/>
          <table:table-cell office:value-type="float" office:value="519567" calcext:value-type="float">
            <text:p>519567</text:p>
          </table:table-cell>
          <table:table-cell office:value-type="float" office:value="155.762367" calcext:value-type="float">
            <text:p>155.762367</text:p>
          </table:table-cell>
          <table:table-cell/>
          <table:table-cell office:value-type="float" office:value="520374" calcext:value-type="float">
            <text:p>520374</text:p>
          </table:table-cell>
          <table:table-cell office:value-type="float" office:value="156.004219" calcext:value-type="float">
            <text:p>156.004219</text:p>
          </table:table-cell>
        </table:table-row>
        <table:table-row table:style-name="ro1">
          <table:table-cell/>
          <table:table-cell office:value-type="float" office:value="521026" calcext:value-type="float">
            <text:p>521026</text:p>
          </table:table-cell>
          <table:table-cell office:value-type="float" office:value="156.19957" calcext:value-type="float">
            <text:p>156.19957</text:p>
          </table:table-cell>
          <table:table-cell/>
          <table:table-cell office:value-type="float" office:value="520577" calcext:value-type="float">
            <text:p>520577</text:p>
          </table:table-cell>
          <table:table-cell office:value-type="float" office:value="156.06498" calcext:value-type="float">
            <text:p>156.06498</text:p>
          </table:table-cell>
        </table:table-row>
        <table:table-row table:style-name="ro1">
          <table:table-cell/>
          <table:table-cell office:value-type="float" office:value="519577" calcext:value-type="float">
            <text:p>519577</text:p>
          </table:table-cell>
          <table:table-cell office:value-type="float" office:value="155.765163" calcext:value-type="float">
            <text:p>155.765163</text:p>
          </table:table-cell>
          <table:table-cell/>
          <table:table-cell office:value-type="float" office:value="520758" calcext:value-type="float">
            <text:p>520758</text:p>
          </table:table-cell>
          <table:table-cell office:value-type="float" office:value="156.119457" calcext:value-type="float">
            <text:p>156.119457</text:p>
          </table:table-cell>
        </table:table-row>
        <table:table-row table:style-name="ro1">
          <table:table-cell/>
          <table:table-cell office:value-type="float" office:value="519885" calcext:value-type="float">
            <text:p>519885</text:p>
          </table:table-cell>
          <table:table-cell office:value-type="float" office:value="155.857502" calcext:value-type="float">
            <text:p>155.857502</text:p>
          </table:table-cell>
          <table:table-cell/>
          <table:table-cell office:value-type="float" office:value="520710" calcext:value-type="float">
            <text:p>520710</text:p>
          </table:table-cell>
          <table:table-cell office:value-type="float" office:value="156.104932" calcext:value-type="float">
            <text:p>156.104932</text:p>
          </table:table-cell>
        </table:table-row>
        <table:table-row table:style-name="ro1">
          <table:table-cell/>
          <table:table-cell office:value-type="float" office:value="521077" calcext:value-type="float">
            <text:p>521077</text:p>
          </table:table-cell>
          <table:table-cell office:value-type="float" office:value="156.214872" calcext:value-type="float">
            <text:p>156.214872</text:p>
          </table:table-cell>
          <table:table-cell/>
          <table:table-cell office:value-type="float" office:value="520799" calcext:value-type="float">
            <text:p>520799</text:p>
          </table:table-cell>
          <table:table-cell office:value-type="float" office:value="156.131578" calcext:value-type="float">
            <text:p>156.131578</text:p>
          </table:table-cell>
        </table:table-row>
        <table:table-row table:style-name="ro1">
          <table:table-cell/>
          <table:table-cell office:value-type="float" office:value="520144" calcext:value-type="float">
            <text:p>520144</text:p>
          </table:table-cell>
          <table:table-cell office:value-type="float" office:value="155.935136" calcext:value-type="float">
            <text:p>155.935136</text:p>
          </table:table-cell>
          <table:table-cell/>
          <table:table-cell office:value-type="float" office:value="520927" calcext:value-type="float">
            <text:p>520927</text:p>
          </table:table-cell>
          <table:table-cell office:value-type="float" office:value="156.169958" calcext:value-type="float">
            <text:p>156.169958</text:p>
          </table:table-cell>
        </table:table-row>
        <table:table-row table:style-name="ro1">
          <table:table-cell/>
          <table:table-cell office:value-type="float" office:value="520123" calcext:value-type="float">
            <text:p>520123</text:p>
          </table:table-cell>
          <table:table-cell office:value-type="float" office:value="155.929028" calcext:value-type="float">
            <text:p>155.929028</text:p>
          </table:table-cell>
          <table:table-cell/>
          <table:table-cell office:value-type="float" office:value="520894" calcext:value-type="float">
            <text:p>520894</text:p>
          </table:table-cell>
          <table:table-cell office:value-type="float" office:value="156.160177" calcext:value-type="float">
            <text:p>156.160177</text:p>
          </table:table-cell>
        </table:table-row>
        <table:table-row table:style-name="ro1">
          <table:table-cell/>
          <table:table-cell office:value-type="float" office:value="520312" calcext:value-type="float">
            <text:p>520312</text:p>
          </table:table-cell>
          <table:table-cell office:value-type="float" office:value="155.985469" calcext:value-type="float">
            <text:p>155.985469</text:p>
          </table:table-cell>
          <table:table-cell/>
          <table:table-cell office:value-type="float" office:value="520445" calcext:value-type="float">
            <text:p>520445</text:p>
          </table:table-cell>
          <table:table-cell office:value-type="float" office:value="156.02538" calcext:value-type="float">
            <text:p>156.02538</text:p>
          </table:table-cell>
        </table:table-row>
        <table:table-row table:style-name="ro1">
          <table:table-cell/>
          <table:table-cell office:value-type="float" office:value="520349" calcext:value-type="float">
            <text:p>520349</text:p>
          </table:table-cell>
          <table:table-cell office:value-type="float" office:value="155.996733" calcext:value-type="float">
            <text:p>155.996733</text:p>
          </table:table-cell>
          <table:table-cell/>
          <table:table-cell office:value-type="float" office:value="520842" calcext:value-type="float">
            <text:p>520842</text:p>
          </table:table-cell>
          <table:table-cell office:value-type="float" office:value="156.144469" calcext:value-type="float">
            <text:p>156.144469</text:p>
          </table:table-cell>
        </table:table-row>
        <table:table-row table:style-name="ro1">
          <table:table-cell/>
          <table:table-cell office:value-type="float" office:value="520700" calcext:value-type="float">
            <text:p>520700</text:p>
          </table:table-cell>
          <table:table-cell office:value-type="float" office:value="156.101872" calcext:value-type="float">
            <text:p>156.101872</text:p>
          </table:table-cell>
          <table:table-cell/>
          <table:table-cell office:value-type="float" office:value="520853" calcext:value-type="float">
            <text:p>520853</text:p>
          </table:table-cell>
          <table:table-cell office:value-type="float" office:value="156.147696" calcext:value-type="float">
            <text:p>156.147696</text:p>
          </table:table-cell>
        </table:table-row>
        <table:table-row table:style-name="ro1">
          <table:table-cell/>
          <table:table-cell office:value-type="float" office:value="519859" calcext:value-type="float">
            <text:p>519859</text:p>
          </table:table-cell>
          <table:table-cell office:value-type="float" office:value="155.849779" calcext:value-type="float">
            <text:p>155.849779</text:p>
          </table:table-cell>
          <table:table-cell/>
          <table:table-cell office:value-type="float" office:value="520641" calcext:value-type="float">
            <text:p>520641</text:p>
          </table:table-cell>
          <table:table-cell office:value-type="float" office:value="156.084345" calcext:value-type="float">
            <text:p>156.084345</text:p>
          </table:table-cell>
        </table:table-row>
        <table:table-row table:style-name="ro1">
          <table:table-cell/>
          <table:table-cell office:value-type="float" office:value="519552" calcext:value-type="float">
            <text:p>519552</text:p>
          </table:table-cell>
          <table:table-cell office:value-type="float" office:value="155.757661" calcext:value-type="float">
            <text:p>155.757661</text:p>
          </table:table-cell>
          <table:table-cell/>
          <table:table-cell office:value-type="float" office:value="520859" calcext:value-type="float">
            <text:p>520859</text:p>
          </table:table-cell>
          <table:table-cell office:value-type="float" office:value="156.149711" calcext:value-type="float">
            <text:p>156.149711</text:p>
          </table:table-cell>
        </table:table-row>
        <table:table-row table:style-name="ro1">
          <table:table-cell/>
          <table:table-cell office:value-type="float" office:value="520594" calcext:value-type="float">
            <text:p>520594</text:p>
          </table:table-cell>
          <table:table-cell office:value-type="float" office:value="156.070017" calcext:value-type="float">
            <text:p>156.070017</text:p>
          </table:table-cell>
          <table:table-cell/>
          <table:table-cell office:value-type="float" office:value="520334" calcext:value-type="float">
            <text:p>520334</text:p>
          </table:table-cell>
          <table:table-cell office:value-type="float" office:value="155.992075" calcext:value-type="float">
            <text:p>155.992075</text:p>
          </table:table-cell>
        </table:table-row>
        <table:table-row table:style-name="ro1">
          <table:table-cell/>
          <table:table-cell office:value-type="float" office:value="519935" calcext:value-type="float">
            <text:p>519935</text:p>
          </table:table-cell>
          <table:table-cell office:value-type="float" office:value="155.872721" calcext:value-type="float">
            <text:p>155.872721</text:p>
          </table:table-cell>
          <table:table-cell/>
          <table:table-cell office:value-type="float" office:value="520666" calcext:value-type="float">
            <text:p>520666</text:p>
          </table:table-cell>
          <table:table-cell office:value-type="float" office:value="156.091881" calcext:value-type="float">
            <text:p>156.091881</text:p>
          </table:table-cell>
        </table:table-row>
        <table:table-row table:style-name="ro1">
          <table:table-cell/>
          <table:table-cell office:value-type="float" office:value="519663" calcext:value-type="float">
            <text:p>519663</text:p>
          </table:table-cell>
          <table:table-cell office:value-type="float" office:value="155.790997" calcext:value-type="float">
            <text:p>155.790997</text:p>
          </table:table-cell>
          <table:table-cell/>
          <table:table-cell office:value-type="float" office:value="520705" calcext:value-type="float">
            <text:p>520705</text:p>
          </table:table-cell>
          <table:table-cell office:value-type="float" office:value="156.103501" calcext:value-type="float">
            <text:p>156.103501</text:p>
          </table:table-cell>
        </table:table-row>
        <table:table-row table:style-name="ro1">
          <table:table-cell/>
          <table:table-cell office:value-type="float" office:value="519331" calcext:value-type="float">
            <text:p>519331</text:p>
          </table:table-cell>
          <table:table-cell office:value-type="float" office:value="155.691506" calcext:value-type="float">
            <text:p>155.691506</text:p>
          </table:table-cell>
          <table:table-cell/>
          <table:table-cell office:value-type="float" office:value="520818" calcext:value-type="float">
            <text:p>520818</text:p>
          </table:table-cell>
          <table:table-cell office:value-type="float" office:value="156.137196" calcext:value-type="float">
            <text:p>156.137196</text:p>
          </table:table-cell>
        </table:table-row>
        <table:table-row table:style-name="ro1">
          <table:table-cell/>
          <table:table-cell office:value-type="float" office:value="520144" calcext:value-type="float">
            <text:p>520144</text:p>
          </table:table-cell>
          <table:table-cell office:value-type="float" office:value="155.935376" calcext:value-type="float">
            <text:p>155.935376</text:p>
          </table:table-cell>
          <table:table-cell/>
          <table:table-cell office:value-type="float" office:value="520546" calcext:value-type="float">
            <text:p>520546</text:p>
          </table:table-cell>
          <table:table-cell office:value-type="float" office:value="156.055802" calcext:value-type="float">
            <text:p>156.055802</text:p>
          </table:table-cell>
        </table:table-row>
        <table:table-row table:style-name="ro1">
          <table:table-cell/>
          <table:table-cell office:value-type="float" office:value="520458" calcext:value-type="float">
            <text:p>520458</text:p>
          </table:table-cell>
          <table:table-cell office:value-type="float" office:value="156.029329" calcext:value-type="float">
            <text:p>156.029329</text:p>
          </table:table-cell>
          <table:table-cell/>
          <table:table-cell office:value-type="float" office:value="520720" calcext:value-type="float">
            <text:p>520720</text:p>
          </table:table-cell>
          <table:table-cell office:value-type="float" office:value="156.108017" calcext:value-type="float">
            <text:p>156.108017</text:p>
          </table:table-cell>
        </table:table-row>
        <table:table-row table:style-name="ro1">
          <table:table-cell/>
          <table:table-cell office:value-type="float" office:value="520683" calcext:value-type="float">
            <text:p>520683</text:p>
          </table:table-cell>
          <table:table-cell office:value-type="float" office:value="156.096957" calcext:value-type="float">
            <text:p>156.096957</text:p>
          </table:table-cell>
          <table:table-cell/>
          <table:table-cell office:value-type="float" office:value="520532" calcext:value-type="float">
            <text:p>520532</text:p>
          </table:table-cell>
          <table:table-cell office:value-type="float" office:value="156.051525" calcext:value-type="float">
            <text:p>156.051525</text:p>
          </table:table-cell>
        </table:table-row>
        <table:table-row table:style-name="ro1">
          <table:table-cell/>
          <table:table-cell office:value-type="float" office:value="520495" calcext:value-type="float">
            <text:p>520495</text:p>
          </table:table-cell>
          <table:table-cell office:value-type="float" office:value="156.040452" calcext:value-type="float">
            <text:p>156.040452</text:p>
          </table:table-cell>
          <table:table-cell/>
          <table:table-cell office:value-type="float" office:value="520656" calcext:value-type="float">
            <text:p>520656</text:p>
          </table:table-cell>
          <table:table-cell office:value-type="float" office:value="156.088697" calcext:value-type="float">
            <text:p>156.088697</text:p>
          </table:table-cell>
        </table:table-row>
        <table:table-row table:style-name="ro1">
          <table:table-cell/>
          <table:table-cell office:value-type="float" office:value="519470" calcext:value-type="float">
            <text:p>519470</text:p>
          </table:table-cell>
          <table:table-cell office:value-type="float" office:value="155.733233" calcext:value-type="float">
            <text:p>155.733233</text:p>
          </table:table-cell>
          <table:table-cell/>
          <table:table-cell office:value-type="float" office:value="520723" calcext:value-type="float">
            <text:p>520723</text:p>
          </table:table-cell>
          <table:table-cell office:value-type="float" office:value="156.108693" calcext:value-type="float">
            <text:p>156.108693</text:p>
          </table:table-cell>
        </table:table-row>
        <table:table-row table:style-name="ro1">
          <table:table-cell/>
          <table:table-cell office:value-type="float" office:value="519953" calcext:value-type="float">
            <text:p>519953</text:p>
          </table:table-cell>
          <table:table-cell office:value-type="float" office:value="155.878019" calcext:value-type="float">
            <text:p>155.878019</text:p>
          </table:table-cell>
          <table:table-cell/>
          <table:table-cell office:value-type="float" office:value="520831" calcext:value-type="float">
            <text:p>520831</text:p>
          </table:table-cell>
          <table:table-cell office:value-type="float" office:value="156.141176" calcext:value-type="float">
            <text:p>156.141176</text:p>
          </table:table-cell>
        </table:table-row>
        <table:table-row table:style-name="ro1">
          <table:table-cell/>
          <table:table-cell office:value-type="float" office:value="519299" calcext:value-type="float">
            <text:p>519299</text:p>
          </table:table-cell>
          <table:table-cell office:value-type="float" office:value="155.682012" calcext:value-type="float">
            <text:p>155.682012</text:p>
          </table:table-cell>
          <table:table-cell/>
          <table:table-cell office:value-type="float" office:value="520612" calcext:value-type="float">
            <text:p>520612</text:p>
          </table:table-cell>
          <table:table-cell office:value-type="float" office:value="156.075519" calcext:value-type="float">
            <text:p>156.075519</text:p>
          </table:table-cell>
        </table:table-row>
        <table:table-row table:style-name="ro1">
          <table:table-cell/>
          <table:table-cell office:value-type="float" office:value="520229" calcext:value-type="float">
            <text:p>520229</text:p>
          </table:table-cell>
          <table:table-cell office:value-type="float" office:value="155.960858" calcext:value-type="float">
            <text:p>155.960858</text:p>
          </table:table-cell>
          <table:table-cell/>
          <table:table-cell office:value-type="float" office:value="520519" calcext:value-type="float">
            <text:p>520519</text:p>
          </table:table-cell>
          <table:table-cell office:value-type="float" office:value="156.047611" calcext:value-type="float">
            <text:p>156.047611</text:p>
          </table:table-cell>
        </table:table-row>
        <table:table-row table:style-name="ro1">
          <table:table-cell/>
          <table:table-cell office:value-type="float" office:value="520279" calcext:value-type="float">
            <text:p>520279</text:p>
          </table:table-cell>
          <table:table-cell office:value-type="float" office:value="155.975611" calcext:value-type="float">
            <text:p>155.975611</text:p>
          </table:table-cell>
          <table:table-cell/>
          <table:table-cell office:value-type="float" office:value="520398" calcext:value-type="float">
            <text:p>520398</text:p>
          </table:table-cell>
          <table:table-cell office:value-type="float" office:value="156.01146" calcext:value-type="float">
            <text:p>156.01146</text:p>
          </table:table-cell>
        </table:table-row>
        <table:table-row table:style-name="ro1">
          <table:table-cell/>
          <table:table-cell office:value-type="float" office:value="522907" calcext:value-type="float">
            <text:p>522907</text:p>
          </table:table-cell>
          <table:table-cell office:value-type="float" office:value="156.763591" calcext:value-type="float">
            <text:p>156.763591</text:p>
          </table:table-cell>
          <table:table-cell/>
          <table:table-cell office:value-type="float" office:value="520943" calcext:value-type="float">
            <text:p>520943</text:p>
          </table:table-cell>
          <table:table-cell office:value-type="float" office:value="156.174808" calcext:value-type="float">
            <text:p>156.174808</text:p>
          </table:table-cell>
        </table:table-row>
        <table:table-row table:style-name="ro1">
          <table:table-cell/>
          <table:table-cell office:value-type="float" office:value="519613" calcext:value-type="float">
            <text:p>519613</text:p>
          </table:table-cell>
          <table:table-cell office:value-type="float" office:value="155.776093" calcext:value-type="float">
            <text:p>155.776093</text:p>
          </table:table-cell>
          <table:table-cell/>
          <table:table-cell office:value-type="float" office:value="520730" calcext:value-type="float">
            <text:p>520730</text:p>
          </table:table-cell>
          <table:table-cell office:value-type="float" office:value="156.110888" calcext:value-type="float">
            <text:p>156.110888</text:p>
          </table:table-cell>
        </table:table-row>
        <table:table-row table:style-name="ro1">
          <table:table-cell/>
          <table:table-cell office:value-type="float" office:value="519491" calcext:value-type="float">
            <text:p>519491</text:p>
          </table:table-cell>
          <table:table-cell office:value-type="float" office:value="155.739521" calcext:value-type="float">
            <text:p>155.739521</text:p>
          </table:table-cell>
          <table:table-cell/>
          <table:table-cell office:value-type="float" office:value="520825" calcext:value-type="float">
            <text:p>520825</text:p>
          </table:table-cell>
          <table:table-cell office:value-type="float" office:value="156.139488" calcext:value-type="float">
            <text:p>156.139488</text:p>
          </table:table-cell>
        </table:table-row>
        <table:table-row table:style-name="ro1">
          <table:table-cell/>
          <table:table-cell office:value-type="float" office:value="520383" calcext:value-type="float">
            <text:p>520383</text:p>
          </table:table-cell>
          <table:table-cell office:value-type="float" office:value="156.00704" calcext:value-type="float">
            <text:p>156.00704</text:p>
          </table:table-cell>
          <table:table-cell/>
          <table:table-cell office:value-type="float" office:value="520672" calcext:value-type="float">
            <text:p>520672</text:p>
          </table:table-cell>
          <table:table-cell office:value-type="float" office:value="156.093596" calcext:value-type="float">
            <text:p>156.093596</text:p>
          </table:table-cell>
        </table:table-row>
        <table:table-row table:style-name="ro1">
          <table:table-cell/>
          <table:table-cell office:value-type="float" office:value="520353" calcext:value-type="float">
            <text:p>520353</text:p>
          </table:table-cell>
          <table:table-cell office:value-type="float" office:value="155.997874" calcext:value-type="float">
            <text:p>155.997874</text:p>
          </table:table-cell>
          <table:table-cell/>
          <table:table-cell office:value-type="float" office:value="520736" calcext:value-type="float">
            <text:p>520736</text:p>
          </table:table-cell>
          <table:table-cell office:value-type="float" office:value="156.112755" calcext:value-type="float">
            <text:p>156.112755</text:p>
          </table:table-cell>
        </table:table-row>
        <table:table-row table:style-name="ro1">
          <table:table-cell/>
          <table:table-cell office:value-type="float" office:value="519386" calcext:value-type="float">
            <text:p>519386</text:p>
          </table:table-cell>
          <table:table-cell office:value-type="float" office:value="155.70801" calcext:value-type="float">
            <text:p>155.70801</text:p>
          </table:table-cell>
          <table:table-cell/>
          <table:table-cell office:value-type="float" office:value="520921" calcext:value-type="float">
            <text:p>520921</text:p>
          </table:table-cell>
          <table:table-cell office:value-type="float" office:value="156.16817" calcext:value-type="float">
            <text:p>156.16817</text:p>
          </table:table-cell>
        </table:table-row>
        <table:table-row table:style-name="ro1">
          <table:table-cell/>
          <table:table-cell office:value-type="float" office:value="520529" calcext:value-type="float">
            <text:p>520529</text:p>
          </table:table-cell>
          <table:table-cell office:value-type="float" office:value="156.050672" calcext:value-type="float">
            <text:p>156.050672</text:p>
          </table:table-cell>
          <table:table-cell/>
          <table:table-cell office:value-type="float" office:value="520766" calcext:value-type="float">
            <text:p>520766</text:p>
          </table:table-cell>
          <table:table-cell office:value-type="float" office:value="156.121761" calcext:value-type="float">
            <text:p>156.121761</text:p>
          </table:table-cell>
        </table:table-row>
        <table:table-row table:style-name="ro1">
          <table:table-cell/>
          <table:table-cell office:value-type="float" office:value="520783" calcext:value-type="float">
            <text:p>520783</text:p>
          </table:table-cell>
          <table:table-cell office:value-type="float" office:value="156.126801" calcext:value-type="float">
            <text:p>156.126801</text:p>
          </table:table-cell>
          <table:table-cell/>
          <table:table-cell office:value-type="float" office:value="520828" calcext:value-type="float">
            <text:p>520828</text:p>
          </table:table-cell>
          <table:table-cell office:value-type="float" office:value="156.140247" calcext:value-type="float">
            <text:p>156.140247</text:p>
          </table:table-cell>
        </table:table-row>
        <table:table-row table:style-name="ro1">
          <table:table-cell/>
          <table:table-cell office:value-type="float" office:value="520349" calcext:value-type="float">
            <text:p>520349</text:p>
          </table:table-cell>
          <table:table-cell office:value-type="float" office:value="155.99678" calcext:value-type="float">
            <text:p>155.99678</text:p>
          </table:table-cell>
          <table:table-cell/>
          <table:table-cell office:value-type="float" office:value="520743" calcext:value-type="float">
            <text:p>520743</text:p>
          </table:table-cell>
          <table:table-cell office:value-type="float" office:value="156.114893" calcext:value-type="float">
            <text:p>156.114893</text:p>
          </table:table-cell>
        </table:table-row>
        <table:table-row table:style-name="ro1">
          <table:table-cell/>
          <table:table-cell office:value-type="float" office:value="520537" calcext:value-type="float">
            <text:p>520537</text:p>
          </table:table-cell>
          <table:table-cell office:value-type="float" office:value="156.05314" calcext:value-type="float">
            <text:p>156.05314</text:p>
          </table:table-cell>
          <table:table-cell/>
          <table:table-cell office:value-type="float" office:value="520673" calcext:value-type="float">
            <text:p>520673</text:p>
          </table:table-cell>
          <table:table-cell office:value-type="float" office:value="156.093754" calcext:value-type="float">
            <text:p>156.093754</text:p>
          </table:table-cell>
        </table:table-row>
        <table:table-row table:style-name="ro1">
          <table:table-cell/>
          <table:table-cell office:value-type="float" office:value="520107" calcext:value-type="float">
            <text:p>520107</text:p>
          </table:table-cell>
          <table:table-cell office:value-type="float" office:value="155.924021" calcext:value-type="float">
            <text:p>155.924021</text:p>
          </table:table-cell>
          <table:table-cell/>
          <table:table-cell office:value-type="float" office:value="520753" calcext:value-type="float">
            <text:p>520753</text:p>
          </table:table-cell>
          <table:table-cell office:value-type="float" office:value="156.11776" calcext:value-type="float">
            <text:p>156.11776</text:p>
          </table:table-cell>
        </table:table-row>
        <table:table-row table:style-name="ro1">
          <table:table-cell/>
          <table:table-cell office:value-type="float" office:value="520714" calcext:value-type="float">
            <text:p>520714</text:p>
          </table:table-cell>
          <table:table-cell office:value-type="float" office:value="156.106002" calcext:value-type="float">
            <text:p>156.106002</text:p>
          </table:table-cell>
          <table:table-cell/>
          <table:table-cell office:value-type="float" office:value="520589" calcext:value-type="float">
            <text:p>520589</text:p>
          </table:table-cell>
          <table:table-cell office:value-type="float" office:value="156.068703" calcext:value-type="float">
            <text:p>156.068703</text:p>
          </table:table-cell>
        </table:table-row>
        <table:table-row table:style-name="ro1">
          <table:table-cell/>
          <table:table-cell office:value-type="float" office:value="520686" calcext:value-type="float">
            <text:p>520686</text:p>
          </table:table-cell>
          <table:table-cell office:value-type="float" office:value="156.097603" calcext:value-type="float">
            <text:p>156.097603</text:p>
          </table:table-cell>
          <table:table-cell/>
          <table:table-cell office:value-type="float" office:value="522861" calcext:value-type="float">
            <text:p>522861</text:p>
          </table:table-cell>
          <table:table-cell office:value-type="float" office:value="156.749857" calcext:value-type="float">
            <text:p>156.749857</text:p>
          </table:table-cell>
        </table:table-row>
        <table:table-row table:style-name="ro1">
          <table:table-cell/>
          <table:table-cell office:value-type="float" office:value="520820" calcext:value-type="float">
            <text:p>520820</text:p>
          </table:table-cell>
          <table:table-cell office:value-type="float" office:value="156.13792" calcext:value-type="float">
            <text:p>156.13792</text:p>
          </table:table-cell>
          <table:table-cell/>
          <table:table-cell office:value-type="float" office:value="520623" calcext:value-type="float">
            <text:p>520623</text:p>
          </table:table-cell>
          <table:table-cell office:value-type="float" office:value="156.078856" calcext:value-type="float">
            <text:p>156.078856</text:p>
          </table:table-cell>
        </table:table-row>
        <table:table-row table:style-name="ro1">
          <table:table-cell/>
          <table:table-cell office:value-type="float" office:value="520419" calcext:value-type="float">
            <text:p>520419</text:p>
          </table:table-cell>
          <table:table-cell office:value-type="float" office:value="156.01773" calcext:value-type="float">
            <text:p>156.01773</text:p>
          </table:table-cell>
          <table:table-cell/>
          <table:table-cell office:value-type="float" office:value="520582" calcext:value-type="float">
            <text:p>520582</text:p>
          </table:table-cell>
          <table:table-cell office:value-type="float" office:value="156.066446" calcext:value-type="float">
            <text:p>156.066446</text:p>
          </table:table-cell>
        </table:table-row>
        <table:table-row table:style-name="ro1">
          <table:table-cell/>
          <table:table-cell office:value-type="float" office:value="520135" calcext:value-type="float">
            <text:p>520135</text:p>
          </table:table-cell>
          <table:table-cell office:value-type="float" office:value="155.932433" calcext:value-type="float">
            <text:p>155.932433</text:p>
          </table:table-cell>
          <table:table-cell/>
          <table:table-cell office:value-type="float" office:value="520836" calcext:value-type="float">
            <text:p>520836</text:p>
          </table:table-cell>
          <table:table-cell office:value-type="float" office:value="156.142673" calcext:value-type="float">
            <text:p>156.142673</text:p>
          </table:table-cell>
        </table:table-row>
        <table:table-row table:style-name="ro1">
          <table:table-cell/>
          <table:table-cell office:value-type="float" office:value="520626" calcext:value-type="float">
            <text:p>520626</text:p>
          </table:table-cell>
          <table:table-cell office:value-type="float" office:value="156.079782" calcext:value-type="float">
            <text:p>156.079782</text:p>
          </table:table-cell>
          <table:table-cell/>
          <table:table-cell office:value-type="float" office:value="520704" calcext:value-type="float">
            <text:p>520704</text:p>
          </table:table-cell>
          <table:table-cell office:value-type="float" office:value="156.103077" calcext:value-type="float">
            <text:p>156.103077</text:p>
          </table:table-cell>
        </table:table-row>
        <table:table-row table:style-name="ro1">
          <table:table-cell/>
          <table:table-cell office:value-type="float" office:value="521263" calcext:value-type="float">
            <text:p>521263</text:p>
          </table:table-cell>
          <table:table-cell office:value-type="float" office:value="156.270572" calcext:value-type="float">
            <text:p>156.270572</text:p>
          </table:table-cell>
          <table:table-cell/>
          <table:table-cell office:value-type="float" office:value="520828" calcext:value-type="float">
            <text:p>520828</text:p>
          </table:table-cell>
          <table:table-cell office:value-type="float" office:value="156.140395" calcext:value-type="float">
            <text:p>156.140395</text:p>
          </table:table-cell>
        </table:table-row>
        <table:table-row table:style-name="ro1">
          <table:table-cell table:number-columns-repeated="4"/>
          <table:table-cell office:value-type="float" office:value="520803" calcext:value-type="float">
            <text:p>520803</text:p>
          </table:table-cell>
          <table:table-cell office:value-type="float" office:value="156.132688" calcext:value-type="float">
            <text:p>156.132688</text:p>
          </table:table-cell>
        </table:table-row>
        <table:table-row table:style-name="ro1">
          <table:table-cell table:number-columns-repeated="4"/>
          <table:table-cell office:value-type="float" office:value="520698" calcext:value-type="float">
            <text:p>520698</text:p>
          </table:table-cell>
          <table:table-cell office:value-type="float" office:value="156.101368" calcext:value-type="float">
            <text:p>156.101368</text:p>
          </table:table-cell>
        </table:table-row>
        <table:table-row table:style-name="ro1">
          <table:table-cell table:number-columns-repeated="4"/>
          <table:table-cell office:value-type="float" office:value="520499" calcext:value-type="float">
            <text:p>520499</text:p>
          </table:table-cell>
          <table:table-cell office:value-type="float" office:value="156.041758" calcext:value-type="float">
            <text:p>156.041758</text:p>
          </table:table-cell>
        </table:table-row>
        <table:table-row table:style-name="ro1">
          <table:table-cell table:number-columns-repeated="4"/>
          <table:table-cell office:value-type="float" office:value="520740" calcext:value-type="float">
            <text:p>520740</text:p>
          </table:table-cell>
          <table:table-cell office:value-type="float" office:value="156.113843" calcext:value-type="float">
            <text:p>156.113843</text:p>
          </table:table-cell>
        </table:table-row>
        <table:table-row table:style-name="ro1">
          <table:table-cell table:number-columns-repeated="4"/>
          <table:table-cell office:value-type="float" office:value="520978" calcext:value-type="float">
            <text:p>520978</text:p>
          </table:table-cell>
          <table:table-cell office:value-type="float" office:value="156.185198" calcext:value-type="float">
            <text:p>156.185198</text:p>
          </table:table-cell>
        </table:table-row>
        <table:table-row table:style-name="ro1">
          <table:table-cell table:number-columns-repeated="4"/>
          <table:table-cell office:value-type="float" office:value="521074" calcext:value-type="float">
            <text:p>521074</text:p>
          </table:table-cell>
          <table:table-cell office:value-type="float" office:value="156.214128" calcext:value-type="float">
            <text:p>156.214128</text:p>
          </table:table-cell>
        </table:table-row>
        <table:table-row table:style-name="ro1">
          <table:table-cell table:number-columns-repeated="4"/>
          <table:table-cell office:value-type="float" office:value="520683" calcext:value-type="float">
            <text:p>520683</text:p>
          </table:table-cell>
          <table:table-cell office:value-type="float" office:value="156.096753" calcext:value-type="float">
            <text:p>156.096753</text:p>
          </table:table-cell>
        </table:table-row>
        <table:table-row table:style-name="ro1">
          <table:table-cell table:number-columns-repeated="4"/>
          <table:table-cell office:value-type="float" office:value="520884" calcext:value-type="float">
            <text:p>520884</text:p>
          </table:table-cell>
          <table:table-cell office:value-type="float" office:value="156.157208" calcext:value-type="float">
            <text:p>156.157208</text:p>
          </table:table-cell>
        </table:table-row>
        <table:table-row table:style-name="ro1">
          <table:table-cell table:number-columns-repeated="4"/>
          <table:table-cell office:value-type="float" office:value="520687" calcext:value-type="float">
            <text:p>520687</text:p>
          </table:table-cell>
          <table:table-cell office:value-type="float" office:value="156.097936" calcext:value-type="float">
            <text:p>156.097936</text:p>
          </table:table-cell>
        </table:table-row>
        <table:table-row table:style-name="ro1">
          <table:table-cell table:number-columns-repeated="4"/>
          <table:table-cell office:value-type="float" office:value="520581" calcext:value-type="float">
            <text:p>520581</text:p>
          </table:table-cell>
          <table:table-cell office:value-type="float" office:value="156.066281" calcext:value-type="float">
            <text:p>156.066281</text:p>
          </table:table-cell>
        </table:table-row>
        <table:table-row table:style-name="ro1">
          <table:table-cell table:number-columns-repeated="4"/>
          <table:table-cell office:value-type="float" office:value="520593" calcext:value-type="float">
            <text:p>520593</text:p>
          </table:table-cell>
          <table:table-cell office:value-type="float" office:value="156.069872" calcext:value-type="float">
            <text:p>156.069872</text:p>
          </table:table-cell>
        </table:table-row>
        <table:table-row table:style-name="ro1">
          <table:table-cell table:number-columns-repeated="4"/>
          <table:table-cell office:value-type="float" office:value="520607" calcext:value-type="float">
            <text:p>520607</text:p>
          </table:table-cell>
          <table:table-cell office:value-type="float" office:value="156.074161" calcext:value-type="float">
            <text:p>156.074161</text:p>
          </table:table-cell>
        </table:table-row>
        <table:table-row table:style-name="ro1">
          <table:table-cell table:number-columns-repeated="4"/>
          <table:table-cell office:value-type="float" office:value="520707" calcext:value-type="float">
            <text:p>520707</text:p>
          </table:table-cell>
          <table:table-cell office:value-type="float" office:value="156.104155" calcext:value-type="float">
            <text:p>156.104155</text:p>
          </table:table-cell>
        </table:table-row>
        <table:table-row table:style-name="ro1">
          <table:table-cell table:number-columns-repeated="4"/>
          <table:table-cell office:value-type="float" office:value="520855" calcext:value-type="float">
            <text:p>520855</text:p>
          </table:table-cell>
          <table:table-cell office:value-type="float" office:value="156.148501" calcext:value-type="float">
            <text:p>156.148501</text:p>
          </table:table-cell>
        </table:table-row>
        <table:table-row table:style-name="ro1">
          <table:table-cell table:number-columns-repeated="4"/>
          <table:table-cell office:value-type="float" office:value="520713" calcext:value-type="float">
            <text:p>520713</text:p>
          </table:table-cell>
          <table:table-cell office:value-type="float" office:value="156.10596" calcext:value-type="float">
            <text:p>156.10596</text:p>
          </table:table-cell>
        </table:table-row>
        <table:table-row table:style-name="ro1">
          <table:table-cell table:number-columns-repeated="4"/>
          <table:table-cell office:value-type="float" office:value="520544" calcext:value-type="float">
            <text:p>520544</text:p>
          </table:table-cell>
          <table:table-cell office:value-type="float" office:value="156.055186" calcext:value-type="float">
            <text:p>156.055186</text:p>
          </table:table-cell>
        </table:table-row>
        <table:table-row table:style-name="ro1">
          <table:table-cell table:number-columns-repeated="4"/>
          <table:table-cell office:value-type="float" office:value="520899" calcext:value-type="float">
            <text:p>520899</text:p>
          </table:table-cell>
          <table:table-cell office:value-type="float" office:value="156.161487" calcext:value-type="float">
            <text:p>156.161487</text:p>
          </table:table-cell>
        </table:table-row>
        <table:table-row table:style-name="ro1">
          <table:table-cell table:number-columns-repeated="4"/>
          <table:table-cell office:value-type="float" office:value="520753" calcext:value-type="float">
            <text:p>520753</text:p>
          </table:table-cell>
          <table:table-cell office:value-type="float" office:value="156.117825" calcext:value-type="float">
            <text:p>156.117825</text:p>
          </table:table-cell>
        </table:table-row>
        <table:table-row table:style-name="ro1">
          <table:table-cell table:number-columns-repeated="4"/>
          <table:table-cell office:value-type="float" office:value="520847" calcext:value-type="float">
            <text:p>520847</text:p>
          </table:table-cell>
          <table:table-cell office:value-type="float" office:value="156.146005" calcext:value-type="float">
            <text:p>156.146005</text:p>
          </table:table-cell>
        </table:table-row>
        <table:table-row table:style-name="ro1">
          <table:table-cell table:number-columns-repeated="4"/>
          <table:table-cell office:value-type="float" office:value="520802" calcext:value-type="float">
            <text:p>520802</text:p>
          </table:table-cell>
          <table:table-cell office:value-type="float" office:value="156.132532" calcext:value-type="float">
            <text:p>156.132532</text:p>
          </table:table-cell>
        </table:table-row>
        <table:table-row table:style-name="ro1">
          <table:table-cell table:number-columns-repeated="4"/>
          <table:table-cell office:value-type="float" office:value="520808" calcext:value-type="float">
            <text:p>520808</text:p>
          </table:table-cell>
          <table:table-cell office:value-type="float" office:value="156.134445" calcext:value-type="float">
            <text:p>156.134445</text:p>
          </table:table-cell>
        </table:table-row>
        <table:table-row table:style-name="ro1">
          <table:table-cell table:number-columns-repeated="4"/>
          <table:table-cell office:value-type="float" office:value="520803" calcext:value-type="float">
            <text:p>520803</text:p>
          </table:table-cell>
          <table:table-cell office:value-type="float" office:value="156.132763" calcext:value-type="float">
            <text:p>156.132763</text:p>
          </table:table-cell>
        </table:table-row>
        <table:table-row table:style-name="ro1">
          <table:table-cell table:number-columns-repeated="4"/>
          <table:table-cell office:value-type="float" office:value="520941" calcext:value-type="float">
            <text:p>520941</text:p>
          </table:table-cell>
          <table:table-cell office:value-type="float" office:value="156.174217" calcext:value-type="float">
            <text:p>156.174217</text:p>
          </table:table-cell>
        </table:table-row>
        <table:table-row table:style-name="ro1">
          <table:table-cell table:number-columns-repeated="4"/>
          <table:table-cell office:value-type="float" office:value="520896" calcext:value-type="float">
            <text:p>520896</text:p>
          </table:table-cell>
          <table:table-cell office:value-type="float" office:value="156.160715" calcext:value-type="float">
            <text:p>156.160715</text:p>
          </table:table-cell>
        </table:table-row>
        <table:table-row table:style-name="ro1">
          <table:table-cell table:number-columns-repeated="4"/>
          <table:table-cell office:value-type="float" office:value="520629" calcext:value-type="float">
            <text:p>520629</text:p>
          </table:table-cell>
          <table:table-cell office:value-type="float" office:value="156.080712" calcext:value-type="float">
            <text:p>156.080712</text:p>
          </table:table-cell>
        </table:table-row>
        <table:table-row table:style-name="ro1">
          <table:table-cell table:number-columns-repeated="4"/>
          <table:table-cell office:value-type="float" office:value="520779" calcext:value-type="float">
            <text:p>520779</text:p>
          </table:table-cell>
          <table:table-cell office:value-type="float" office:value="156.12559" calcext:value-type="float">
            <text:p>156.12559</text:p>
          </table:table-cell>
        </table:table-row>
        <table:table-row table:style-name="ro1">
          <table:table-cell table:number-columns-repeated="4"/>
          <table:table-cell office:value-type="float" office:value="520944" calcext:value-type="float">
            <text:p>520944</text:p>
          </table:table-cell>
          <table:table-cell office:value-type="float" office:value="156.174949" calcext:value-type="float">
            <text:p>156.174949</text:p>
          </table:table-cell>
        </table:table-row>
        <table:table-row table:style-name="ro1">
          <table:table-cell table:number-columns-repeated="4"/>
          <table:table-cell office:value-type="float" office:value="520431" calcext:value-type="float">
            <text:p>520431</text:p>
          </table:table-cell>
          <table:table-cell office:value-type="float" office:value="156.021231" calcext:value-type="float">
            <text:p>156.021231</text:p>
          </table:table-cell>
        </table:table-row>
        <table:table-row table:style-name="ro1">
          <table:table-cell table:number-columns-repeated="4"/>
          <table:table-cell office:value-type="float" office:value="520596" calcext:value-type="float">
            <text:p>520596</text:p>
          </table:table-cell>
          <table:table-cell office:value-type="float" office:value="156.070887" calcext:value-type="float">
            <text:p>156.070887</text:p>
          </table:table-cell>
        </table:table-row>
        <table:table-row table:style-name="ro1">
          <table:table-cell table:number-columns-repeated="4"/>
          <table:table-cell office:value-type="float" office:value="520875" calcext:value-type="float">
            <text:p>520875</text:p>
          </table:table-cell>
          <table:table-cell office:value-type="float" office:value="156.154374" calcext:value-type="float">
            <text:p>156.154374</text:p>
          </table:table-cell>
        </table:table-row>
        <table:table-row table:style-name="ro1">
          <table:table-cell table:number-columns-repeated="4"/>
          <table:table-cell office:value-type="float" office:value="520733" calcext:value-type="float">
            <text:p>520733</text:p>
          </table:table-cell>
          <table:table-cell office:value-type="float" office:value="156.111905" calcext:value-type="float">
            <text:p>156.111905</text:p>
          </table:table-cell>
        </table:table-row>
        <table:table-row table:style-name="ro1">
          <table:table-cell table:number-columns-repeated="4"/>
          <table:table-cell office:value-type="float" office:value="520577" calcext:value-type="float">
            <text:p>520577</text:p>
          </table:table-cell>
          <table:table-cell office:value-type="float" office:value="156.064994" calcext:value-type="float">
            <text:p>156.064994</text:p>
          </table:table-cell>
        </table:table-row>
        <table:table-row table:style-name="ro1">
          <table:table-cell table:number-columns-repeated="4"/>
          <table:table-cell office:value-type="float" office:value="520851" calcext:value-type="float">
            <text:p>520851</text:p>
          </table:table-cell>
          <table:table-cell office:value-type="float" office:value="156.14734" calcext:value-type="float">
            <text:p>156.14734</text:p>
          </table:table-cell>
        </table:table-row>
        <table:table-row table:style-name="ro1">
          <table:table-cell table:number-columns-repeated="4"/>
          <table:table-cell office:value-type="float" office:value="520700" calcext:value-type="float">
            <text:p>520700</text:p>
          </table:table-cell>
          <table:table-cell office:value-type="float" office:value="156.101946" calcext:value-type="float">
            <text:p>156.101946</text:p>
          </table:table-cell>
        </table:table-row>
        <table:table-row table:style-name="ro1">
          <table:table-cell table:number-columns-repeated="4"/>
          <table:table-cell office:value-type="float" office:value="520828" calcext:value-type="float">
            <text:p>520828</text:p>
          </table:table-cell>
          <table:table-cell office:value-type="float" office:value="156.140367" calcext:value-type="float">
            <text:p>156.140367</text:p>
          </table:table-cell>
        </table:table-row>
        <table:table-row table:style-name="ro1">
          <table:table-cell table:number-columns-repeated="4"/>
          <table:table-cell office:value-type="float" office:value="520705" calcext:value-type="float">
            <text:p>520705</text:p>
          </table:table-cell>
          <table:table-cell office:value-type="float" office:value="156.103573" calcext:value-type="float">
            <text:p>156.103573</text:p>
          </table:table-cell>
        </table:table-row>
        <table:table-row table:style-name="ro1">
          <table:table-cell table:number-columns-repeated="4"/>
          <table:table-cell office:value-type="float" office:value="520690" calcext:value-type="float">
            <text:p>520690</text:p>
          </table:table-cell>
          <table:table-cell office:value-type="float" office:value="156.098948" calcext:value-type="float">
            <text:p>156.098948</text:p>
          </table:table-cell>
        </table:table-row>
        <table:table-row table:style-name="ro1">
          <table:table-cell table:number-columns-repeated="4"/>
          <table:table-cell office:value-type="float" office:value="520721" calcext:value-type="float">
            <text:p>520721</text:p>
          </table:table-cell>
          <table:table-cell office:value-type="float" office:value="156.108204" calcext:value-type="float">
            <text:p>156.108204</text:p>
          </table:table-cell>
        </table:table-row>
        <table:table-row table:style-name="ro1">
          <table:table-cell table:number-columns-repeated="4"/>
          <table:table-cell office:value-type="float" office:value="520843" calcext:value-type="float">
            <text:p>520843</text:p>
          </table:table-cell>
          <table:table-cell office:value-type="float" office:value="156.144878" calcext:value-type="float">
            <text:p>156.144878</text:p>
          </table:table-cell>
        </table:table-row>
        <table:table-row table:style-name="ro1">
          <table:table-cell table:number-columns-repeated="4"/>
          <table:table-cell office:value-type="float" office:value="520602" calcext:value-type="float">
            <text:p>520602</text:p>
          </table:table-cell>
          <table:table-cell office:value-type="float" office:value="156.0726" calcext:value-type="float">
            <text:p>156.0726</text:p>
          </table:table-cell>
        </table:table-row>
        <table:table-row table:style-name="ro1">
          <table:table-cell table:number-columns-repeated="4"/>
          <table:table-cell office:value-type="float" office:value="520646" calcext:value-type="float">
            <text:p>520646</text:p>
          </table:table-cell>
          <table:table-cell office:value-type="float" office:value="156.085763" calcext:value-type="float">
            <text:p>156.085763</text:p>
          </table:table-cell>
        </table:table-row>
        <table:table-row table:style-name="ro1">
          <table:table-cell table:number-columns-repeated="4"/>
          <table:table-cell office:value-type="float" office:value="520654" calcext:value-type="float">
            <text:p>520654</text:p>
          </table:table-cell>
          <table:table-cell office:value-type="float" office:value="156.088254" calcext:value-type="float">
            <text:p>156.088254</text:p>
          </table:table-cell>
        </table:table-row>
        <table:table-row table:style-name="ro1">
          <table:table-cell table:number-columns-repeated="4"/>
          <table:table-cell office:value-type="float" office:value="520685" calcext:value-type="float">
            <text:p>520685</text:p>
          </table:table-cell>
          <table:table-cell office:value-type="float" office:value="156.097477" calcext:value-type="float">
            <text:p>156.097477</text:p>
          </table:table-cell>
        </table:table-row>
        <table:table-row table:style-name="ro1">
          <table:table-cell table:number-columns-repeated="4"/>
          <table:table-cell office:value-type="float" office:value="520991" calcext:value-type="float">
            <text:p>520991</text:p>
          </table:table-cell>
          <table:table-cell office:value-type="float" office:value="156.189163" calcext:value-type="float">
            <text:p>156.189163</text:p>
          </table:table-cell>
        </table:table-row>
        <table:table-row table:style-name="ro1">
          <table:table-cell table:number-columns-repeated="4"/>
          <table:table-cell office:value-type="float" office:value="520251" calcext:value-type="float">
            <text:p>520251</text:p>
          </table:table-cell>
          <table:table-cell office:value-type="float" office:value="155.967431" calcext:value-type="float">
            <text:p>155.967431</text:p>
          </table:table-cell>
        </table:table-row>
        <table:table-row table:style-name="ro1">
          <table:table-cell table:number-columns-repeated="4"/>
          <table:table-cell office:value-type="float" office:value="520627" calcext:value-type="float">
            <text:p>520627</text:p>
          </table:table-cell>
          <table:table-cell office:value-type="float" office:value="156.079976" calcext:value-type="float">
            <text:p>156.079976</text:p>
          </table:table-cell>
        </table:table-row>
        <table:table-row table:style-name="ro1">
          <table:table-cell table:number-columns-repeated="4"/>
          <table:table-cell office:value-type="float" office:value="520355" calcext:value-type="float">
            <text:p>520355</text:p>
          </table:table-cell>
          <table:table-cell office:value-type="float" office:value="155.998409" calcext:value-type="float">
            <text:p>155.998409</text:p>
          </table:table-cell>
        </table:table-row>
      </table:table>
      <table:table table:name="RangeTests" table:style-name="ta1">
        <table:shapes>
          <draw:frame draw:z-index="0" draw:style-name="gr1" draw:text-style-name="P1" svg:width="453.51pt" svg:height="255.09pt" svg:x="2116.74pt" svg:y="50.29pt">
            <loext:p draw:notify-on-update-of-ranges="RangeTests.C1:RangeTests.M1 RangeTests.C2:RangeTests.M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23pt" svg:x="2113.37pt" svg:y="359.91pt">
            <loext:p draw:notify-on-update-of-ranges="RangeTests.C1:RangeTests.M1 RangeTests.C3:RangeTests.M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verage Distance</text:p>
          </table:table-cell>
          <table:table-cell office:value-type="float" office:value="154.043795756637" calcext:value-type="float">
            <text:p>154.0437957566</text:p>
          </table:table-cell>
          <table:table-cell office:value-type="float" office:value="155.065983024306" calcext:value-type="float">
            <text:p>155.0659830243</text:p>
          </table:table-cell>
          <table:table-cell office:value-type="float" office:value="155.54713269378" calcext:value-type="float">
            <text:p>155.5471326938</text:p>
          </table:table-cell>
          <table:table-cell office:value-type="float" office:value="156.166425713656" calcext:value-type="float">
            <text:p>156.1664257137</text:p>
          </table:table-cell>
          <table:table-cell office:value-type="float" office:value="156.777710259842" calcext:value-type="float">
            <text:p>156.7777102598</text:p>
          </table:table-cell>
          <table:table-cell office:value-type="float" office:value="157.433278645614" calcext:value-type="float">
            <text:p>157.4332786456</text:p>
          </table:table-cell>
          <table:table-cell office:value-type="float" office:value="157.550455589109" calcext:value-type="float">
            <text:p>157.5504555891</text:p>
          </table:table-cell>
          <table:table-cell office:value-type="float" office:value="158.017214422078" calcext:value-type="float">
            <text:p>158.0172144221</text:p>
          </table:table-cell>
          <table:table-cell office:value-type="float" office:value="158.572025007042" calcext:value-type="float">
            <text:p>158.572025007</text:p>
          </table:table-cell>
          <table:table-cell office:value-type="float" office:value="159.189466071186" calcext:value-type="float">
            <text:p>159.1894660712</text:p>
          </table:table-cell>
          <table:table-cell office:value-type="float" office:value="159.499436104317" calcext:value-type="float">
            <text:p>159.4994361043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Average Propagation</text:p>
          </table:table-cell>
          <table:table-cell office:value-type="float" office:value="513834.769911504" calcext:value-type="float">
            <text:p>513834.769911504</text:p>
          </table:table-cell>
          <table:table-cell office:value-type="float" office:value="517244.427083333" calcext:value-type="float">
            <text:p>517244.427083333</text:p>
          </table:table-cell>
          <table:table-cell office:value-type="float" office:value="518849.349282297" calcext:value-type="float">
            <text:p>518849.349282297</text:p>
          </table:table-cell>
          <table:table-cell office:value-type="float" office:value="520915.123348018" calcext:value-type="float">
            <text:p>520915.123348018</text:p>
          </table:table-cell>
          <table:table-cell office:value-type="float" office:value="522954.181102362" calcext:value-type="float">
            <text:p>522954.181102362</text:p>
          </table:table-cell>
          <table:table-cell office:value-type="float" office:value="525140.89122807" calcext:value-type="float">
            <text:p>525140.89122807</text:p>
          </table:table-cell>
          <table:table-cell office:value-type="float" office:value="525531.707920792" calcext:value-type="float">
            <text:p>525531.707920792</text:p>
          </table:table-cell>
          <table:table-cell office:value-type="float" office:value="527088.681818182" calcext:value-type="float">
            <text:p>527088.681818182</text:p>
          </table:table-cell>
          <table:table-cell office:value-type="float" office:value="528939.35915493" calcext:value-type="float">
            <text:p>528939.35915493</text:p>
          </table:table-cell>
          <table:table-cell office:value-type="float" office:value="530998.911864407" calcext:value-type="float">
            <text:p>530998.911864407</text:p>
          </table:table-cell>
          <table:table-cell office:value-type="float" office:value="532032.830935252" calcext:value-type="float">
            <text:p>532032.830935252</text:p>
          </table:table-cell>
          <table:table-cell table:number-columns-repeated="17"/>
        </table:table-row>
        <table:table-row table:style-name="ro1" table:number-rows-repeated="5">
          <table:table-cell table:number-columns-repeated="30"/>
        </table:table-row>
        <table:table-row table:style-name="ro1">
          <table:table-cell/>
          <table:table-cell office:value-type="string" calcext:value-type="string">
            <text:p>Zugewandt</text:p>
          </table:table-cell>
          <table:table-cell table:number-columns-repeated="28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14:.C239])" office:value-type="float" office:value="513834.769911504" calcext:value-type="float">
            <text:p>513834.769911504</text:p>
          </table:table-cell>
          <table:table-cell table:formula="of:=AVERAGE([.D14:.D239])" office:value-type="float" office:value="154.043795756637" calcext:value-type="float">
            <text:p>154.0437957566</text:p>
          </table:table-cell>
          <table:table-cell table:formula="of:=AVERAGE([.E14:.E301])" office:value-type="float" office:value="517244.427083333" calcext:value-type="float">
            <text:p>517244.427083333</text:p>
          </table:table-cell>
          <table:table-cell table:formula="of:=AVERAGE([.F14:.F301])" office:value-type="float" office:value="155.065983024306" calcext:value-type="float">
            <text:p>155.0659830243</text:p>
          </table:table-cell>
          <table:table-cell table:formula="of:=AVERAGE([.G14:.G222])" office:value-type="float" office:value="518849.349282297" calcext:value-type="float">
            <text:p>518849.349282297</text:p>
          </table:table-cell>
          <table:table-cell table:formula="of:=AVERAGE([.H14:.H222])" office:value-type="float" office:value="155.54713269378" calcext:value-type="float">
            <text:p>155.5471326938</text:p>
          </table:table-cell>
          <table:table-cell table:formula="of:=AVERAGE([.I14:.I240])" office:value-type="float" office:value="520915.123348018" calcext:value-type="float">
            <text:p>520915.123348018</text:p>
          </table:table-cell>
          <table:table-cell table:formula="of:=AVERAGE([.J14:.J240])" office:value-type="float" office:value="156.166425713656" calcext:value-type="float">
            <text:p>156.1664257137</text:p>
          </table:table-cell>
          <table:table-cell table:formula="of:=AVERAGE([.K14:.K267])" office:value-type="float" office:value="522954.181102362" calcext:value-type="float">
            <text:p>522954.181102362</text:p>
          </table:table-cell>
          <table:table-cell table:formula="of:=AVERAGE([.L14:.L267])" office:value-type="float" office:value="156.777710259842" calcext:value-type="float">
            <text:p>156.7777102598</text:p>
          </table:table-cell>
          <table:table-cell table:formula="of:=AVERAGE([.M14:.M298])" office:value-type="float" office:value="525140.89122807" calcext:value-type="float">
            <text:p>525140.89122807</text:p>
          </table:table-cell>
          <table:table-cell table:formula="of:=AVERAGE([.N14:.N298])" office:value-type="float" office:value="157.433278645614" calcext:value-type="float">
            <text:p>157.4332786456</text:p>
          </table:table-cell>
          <table:table-cell table:formula="of:=AVERAGE([.O14:.O215])" office:value-type="float" office:value="525531.707920792" calcext:value-type="float">
            <text:p>525531.707920792</text:p>
          </table:table-cell>
          <table:table-cell table:formula="of:=AVERAGE([.P14:.P215])" office:value-type="float" office:value="157.550455589109" calcext:value-type="float">
            <text:p>157.5504555891</text:p>
          </table:table-cell>
          <table:table-cell table:formula="of:=AVERAGE([.Q14:.Q321])" office:value-type="float" office:value="527088.681818182" calcext:value-type="float">
            <text:p>527088.681818182</text:p>
          </table:table-cell>
          <table:table-cell table:formula="of:=AVERAGE([.R14:.R321])" office:value-type="float" office:value="158.017214422078" calcext:value-type="float">
            <text:p>158.0172144221</text:p>
          </table:table-cell>
          <table:table-cell table:formula="of:=AVERAGE([.S14:.S155])" office:value-type="float" office:value="528939.35915493" calcext:value-type="float">
            <text:p>528939.35915493</text:p>
          </table:table-cell>
          <table:table-cell table:formula="of:=AVERAGE([.T14:.T155])" office:value-type="float" office:value="158.572025007042" calcext:value-type="float">
            <text:p>158.572025007</text:p>
          </table:table-cell>
          <table:table-cell table:formula="of:=AVERAGE([.U14:.U308])" office:value-type="float" office:value="530998.911864407" calcext:value-type="float">
            <text:p>530998.911864407</text:p>
          </table:table-cell>
          <table:table-cell table:formula="of:=AVERAGE([.V14:.V308])" office:value-type="float" office:value="159.189466071186" calcext:value-type="float">
            <text:p>159.1894660712</text:p>
          </table:table-cell>
          <table:table-cell table:formula="of:=AVERAGE([.W14:.W291])" office:value-type="float" office:value="532032.830935252" calcext:value-type="float">
            <text:p>532032.830935252</text:p>
          </table:table-cell>
          <table:table-cell table:formula="of:=AVERAGE([.X14:.X291])" office:value-type="float" office:value="159.499436104317" calcext:value-type="float">
            <text:p>159.4994361043</text:p>
          </table:table-cell>
          <table:table-cell table:number-columns-repeated="6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"/>
          <table:table-cell office:value-type="string" calcext:value-type="string">
            <text:p>0.01m</text:p>
          </table:table-cell>
          <table:table-cell/>
          <table:table-cell office:value-type="string" calcext:value-type="string">
            <text:p>0.5m</text:p>
          </table:table-cell>
          <table:table-cell/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1.5m</text:p>
          </table:table-cell>
          <table:table-cell/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2.5m</text:p>
          </table:table-cell>
          <table:table-cell/>
          <table:table-cell office:value-type="string" calcext:value-type="string">
            <text:p>3m</text:p>
          </table:table-cell>
          <table:table-cell/>
          <table:table-cell office:value-type="string" calcext:value-type="string">
            <text:p>3.5m</text:p>
          </table:table-cell>
          <table:table-cell/>
          <table:table-cell office:value-type="string" calcext:value-type="string">
            <text:p>4m</text:p>
          </table:table-cell>
          <table:table-cell/>
          <table:table-cell office:value-type="string" calcext:value-type="string">
            <text:p>4.5m</text:p>
          </table:table-cell>
          <table:table-cell/>
          <table:table-cell office:value-type="string" calcext:value-type="string">
            <text:p>5m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office:value-type="string" calcext:value-type="string">
            <text:p>Prop in Picoseconds</text:p>
          </table:table-cell>
          <table:table-cell office:value-type="string" calcext:value-type="string">
            <text:p>Distance in m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555" calcext:value-type="float">
            <text:p>513555</text:p>
          </table:table-cell>
          <table:table-cell office:value-type="float" office:value="153.95988" calcext:value-type="float">
            <text:p>153.95988</text:p>
          </table:table-cell>
          <table:table-cell office:value-type="float" office:value="516197" calcext:value-type="float">
            <text:p>516197</text:p>
          </table:table-cell>
          <table:table-cell office:value-type="float" office:value="154.752047" calcext:value-type="float">
            <text:p>154.752047</text:p>
          </table:table-cell>
          <table:table-cell office:value-type="float" office:value="518061" calcext:value-type="float">
            <text:p>518061</text:p>
          </table:table-cell>
          <table:table-cell office:value-type="float" office:value="155.310795" calcext:value-type="float">
            <text:p>155.310795</text:p>
          </table:table-cell>
          <table:table-cell office:value-type="float" office:value="520035" calcext:value-type="float">
            <text:p>520035</text:p>
          </table:table-cell>
          <table:table-cell office:value-type="float" office:value="155.902632" calcext:value-type="float">
            <text:p>155.902632</text:p>
          </table:table-cell>
          <table:table-cell office:value-type="float" office:value="521733" calcext:value-type="float">
            <text:p>521733</text:p>
          </table:table-cell>
          <table:table-cell office:value-type="float" office:value="156.411512" calcext:value-type="float">
            <text:p>156.411512</text:p>
          </table:table-cell>
          <table:table-cell office:value-type="float" office:value="523455" calcext:value-type="float">
            <text:p>523455</text:p>
          </table:table-cell>
          <table:table-cell office:value-type="float" office:value="156.927991" calcext:value-type="float">
            <text:p>156.927991</text:p>
          </table:table-cell>
          <table:table-cell office:value-type="float" office:value="525381" calcext:value-type="float">
            <text:p>525381</text:p>
          </table:table-cell>
          <table:table-cell office:value-type="float" office:value="157.505392" calcext:value-type="float">
            <text:p>157.505392</text:p>
          </table:table-cell>
          <table:table-cell office:value-type="float" office:value="527030" calcext:value-type="float">
            <text:p>527030</text:p>
          </table:table-cell>
          <table:table-cell office:value-type="float" office:value="157.999572" calcext:value-type="float">
            <text:p>157.999572</text:p>
          </table:table-cell>
          <table:table-cell office:value-type="float" office:value="528587" calcext:value-type="float">
            <text:p>528587</text:p>
          </table:table-cell>
          <table:table-cell office:value-type="float" office:value="158.466251" calcext:value-type="float">
            <text:p>158.466251</text:p>
          </table:table-cell>
          <table:table-cell office:value-type="float" office:value="530666" calcext:value-type="float">
            <text:p>530666</text:p>
          </table:table-cell>
          <table:table-cell office:value-type="float" office:value="159.089739" calcext:value-type="float">
            <text:p>159.089739</text:p>
          </table:table-cell>
          <table:table-cell office:value-type="float" office:value="531836" calcext:value-type="float">
            <text:p>531836</text:p>
          </table:table-cell>
          <table:table-cell office:value-type="float" office:value="159.440545" calcext:value-type="float">
            <text:p>159.4405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566" calcext:value-type="float">
            <text:p>513566</text:p>
          </table:table-cell>
          <table:table-cell office:value-type="float" office:value="153.963184" calcext:value-type="float">
            <text:p>153.963184</text:p>
          </table:table-cell>
          <table:table-cell office:value-type="float" office:value="516531" calcext:value-type="float">
            <text:p>516531</text:p>
          </table:table-cell>
          <table:table-cell office:value-type="float" office:value="154.852044" calcext:value-type="float">
            <text:p>154.852044</text:p>
          </table:table-cell>
          <table:table-cell office:value-type="float" office:value="518272" calcext:value-type="float">
            <text:p>518272</text:p>
          </table:table-cell>
          <table:table-cell office:value-type="float" office:value="155.374025" calcext:value-type="float">
            <text:p>155.374025</text:p>
          </table:table-cell>
          <table:table-cell office:value-type="float" office:value="520063" calcext:value-type="float">
            <text:p>520063</text:p>
          </table:table-cell>
          <table:table-cell office:value-type="float" office:value="155.911063" calcext:value-type="float">
            <text:p>155.911063</text:p>
          </table:table-cell>
          <table:table-cell office:value-type="float" office:value="521752" calcext:value-type="float">
            <text:p>521752</text:p>
          </table:table-cell>
          <table:table-cell office:value-type="float" office:value="156.417451" calcext:value-type="float">
            <text:p>156.417451</text:p>
          </table:table-cell>
          <table:table-cell office:value-type="float" office:value="523560" calcext:value-type="float">
            <text:p>523560</text:p>
          </table:table-cell>
          <table:table-cell office:value-type="float" office:value="156.95921" calcext:value-type="float">
            <text:p>156.95921</text:p>
          </table:table-cell>
          <table:table-cell office:value-type="float" office:value="525263" calcext:value-type="float">
            <text:p>525263</text:p>
          </table:table-cell>
          <table:table-cell office:value-type="float" office:value="157.469887" calcext:value-type="float">
            <text:p>157.469887</text:p>
          </table:table-cell>
          <table:table-cell office:value-type="float" office:value="526948" calcext:value-type="float">
            <text:p>526948</text:p>
          </table:table-cell>
          <table:table-cell office:value-type="float" office:value="157.974971" calcext:value-type="float">
            <text:p>157.974971</text:p>
          </table:table-cell>
          <table:table-cell office:value-type="float" office:value="528881" calcext:value-type="float">
            <text:p>528881</text:p>
          </table:table-cell>
          <table:table-cell office:value-type="float" office:value="158.554589" calcext:value-type="float">
            <text:p>158.554589</text:p>
          </table:table-cell>
          <table:table-cell office:value-type="float" office:value="530597" calcext:value-type="float">
            <text:p>530597</text:p>
          </table:table-cell>
          <table:table-cell office:value-type="float" office:value="159.069038" calcext:value-type="float">
            <text:p>159.069038</text:p>
          </table:table-cell>
          <table:table-cell office:value-type="float" office:value="531889" calcext:value-type="float">
            <text:p>531889</text:p>
          </table:table-cell>
          <table:table-cell office:value-type="float" office:value="159.4562" calcext:value-type="float">
            <text:p>159.45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519" calcext:value-type="float">
            <text:p>513519</text:p>
          </table:table-cell>
          <table:table-cell office:value-type="float" office:value="153.949208" calcext:value-type="float">
            <text:p>153.949208</text:p>
          </table:table-cell>
          <table:table-cell office:value-type="float" office:value="516483" calcext:value-type="float">
            <text:p>516483</text:p>
          </table:table-cell>
          <table:table-cell office:value-type="float" office:value="154.837848" calcext:value-type="float">
            <text:p>154.837848</text:p>
          </table:table-cell>
          <table:table-cell office:value-type="float" office:value="518115" calcext:value-type="float">
            <text:p>518115</text:p>
          </table:table-cell>
          <table:table-cell office:value-type="float" office:value="155.326861" calcext:value-type="float">
            <text:p>155.326861</text:p>
          </table:table-cell>
          <table:table-cell office:value-type="float" office:value="520208" calcext:value-type="float">
            <text:p>520208</text:p>
          </table:table-cell>
          <table:table-cell office:value-type="float" office:value="155.954545" calcext:value-type="float">
            <text:p>155.954545</text:p>
          </table:table-cell>
          <table:table-cell office:value-type="float" office:value="521985" calcext:value-type="float">
            <text:p>521985</text:p>
          </table:table-cell>
          <table:table-cell office:value-type="float" office:value="156.487062" calcext:value-type="float">
            <text:p>156.487062</text:p>
          </table:table-cell>
          <table:table-cell office:value-type="float" office:value="523563" calcext:value-type="float">
            <text:p>523563</text:p>
          </table:table-cell>
          <table:table-cell office:value-type="float" office:value="156.960333" calcext:value-type="float">
            <text:p>156.960333</text:p>
          </table:table-cell>
          <table:table-cell office:value-type="float" office:value="525348" calcext:value-type="float">
            <text:p>525348</text:p>
          </table:table-cell>
          <table:table-cell office:value-type="float" office:value="157.495445" calcext:value-type="float">
            <text:p>157.495445</text:p>
          </table:table-cell>
          <table:table-cell office:value-type="float" office:value="526953" calcext:value-type="float">
            <text:p>526953</text:p>
          </table:table-cell>
          <table:table-cell office:value-type="float" office:value="157.976507" calcext:value-type="float">
            <text:p>157.976507</text:p>
          </table:table-cell>
          <table:table-cell office:value-type="float" office:value="528793" calcext:value-type="float">
            <text:p>528793</text:p>
          </table:table-cell>
          <table:table-cell office:value-type="float" office:value="158.528137" calcext:value-type="float">
            <text:p>158.528137</text:p>
          </table:table-cell>
          <table:table-cell office:value-type="float" office:value="530485" calcext:value-type="float">
            <text:p>530485</text:p>
          </table:table-cell>
          <table:table-cell office:value-type="float" office:value="159.035362" calcext:value-type="float">
            <text:p>159.035362</text:p>
          </table:table-cell>
          <table:table-cell office:value-type="float" office:value="531875" calcext:value-type="float">
            <text:p>531875</text:p>
          </table:table-cell>
          <table:table-cell office:value-type="float" office:value="159.452128" calcext:value-type="float">
            <text:p>159.4521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611" calcext:value-type="float">
            <text:p>513611</text:p>
          </table:table-cell>
          <table:table-cell office:value-type="float" office:value="153.976699" calcext:value-type="float">
            <text:p>153.976699</text:p>
          </table:table-cell>
          <table:table-cell office:value-type="float" office:value="515556" calcext:value-type="float">
            <text:p>515556</text:p>
          </table:table-cell>
          <table:table-cell office:value-type="float" office:value="154.559781" calcext:value-type="float">
            <text:p>154.559781</text:p>
          </table:table-cell>
          <table:table-cell office:value-type="float" office:value="518166" calcext:value-type="float">
            <text:p>518166</text:p>
          </table:table-cell>
          <table:table-cell office:value-type="float" office:value="155.342147" calcext:value-type="float">
            <text:p>155.342147</text:p>
          </table:table-cell>
          <table:table-cell office:value-type="float" office:value="520041" calcext:value-type="float">
            <text:p>520041</text:p>
          </table:table-cell>
          <table:table-cell office:value-type="float" office:value="155.904399" calcext:value-type="float">
            <text:p>155.904399</text:p>
          </table:table-cell>
          <table:table-cell office:value-type="float" office:value="521825" calcext:value-type="float">
            <text:p>521825</text:p>
          </table:table-cell>
          <table:table-cell office:value-type="float" office:value="156.439214" calcext:value-type="float">
            <text:p>156.439214</text:p>
          </table:table-cell>
          <table:table-cell office:value-type="float" office:value="523585" calcext:value-type="float">
            <text:p>523585</text:p>
          </table:table-cell>
          <table:table-cell office:value-type="float" office:value="156.966719" calcext:value-type="float">
            <text:p>156.966719</text:p>
          </table:table-cell>
          <table:table-cell office:value-type="float" office:value="525347" calcext:value-type="float">
            <text:p>525347</text:p>
          </table:table-cell>
          <table:table-cell office:value-type="float" office:value="157.494978" calcext:value-type="float">
            <text:p>157.494978</text:p>
          </table:table-cell>
          <table:table-cell office:value-type="float" office:value="526870" calcext:value-type="float">
            <text:p>526870</text:p>
          </table:table-cell>
          <table:table-cell office:value-type="float" office:value="157.951712" calcext:value-type="float">
            <text:p>157.951712</text:p>
          </table:table-cell>
          <table:table-cell office:value-type="float" office:value="528658" calcext:value-type="float">
            <text:p>528658</text:p>
          </table:table-cell>
          <table:table-cell office:value-type="float" office:value="158.487785" calcext:value-type="float">
            <text:p>158.487785</text:p>
          </table:table-cell>
          <table:table-cell office:value-type="float" office:value="530564" calcext:value-type="float">
            <text:p>530564</text:p>
          </table:table-cell>
          <table:table-cell office:value-type="float" office:value="159.059014" calcext:value-type="float">
            <text:p>159.059014</text:p>
          </table:table-cell>
          <table:table-cell office:value-type="float" office:value="531875" calcext:value-type="float">
            <text:p>531875</text:p>
          </table:table-cell>
          <table:table-cell office:value-type="float" office:value="159.451979" calcext:value-type="float">
            <text:p>159.4519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544" calcext:value-type="float">
            <text:p>513544</text:p>
          </table:table-cell>
          <table:table-cell office:value-type="float" office:value="153.956672" calcext:value-type="float">
            <text:p>153.956672</text:p>
          </table:table-cell>
          <table:table-cell office:value-type="float" office:value="516521" calcext:value-type="float">
            <text:p>516521</text:p>
          </table:table-cell>
          <table:table-cell office:value-type="float" office:value="154.849025" calcext:value-type="float">
            <text:p>154.849025</text:p>
          </table:table-cell>
          <table:table-cell office:value-type="float" office:value="518187" calcext:value-type="float">
            <text:p>518187</text:p>
          </table:table-cell>
          <table:table-cell office:value-type="float" office:value="155.348434" calcext:value-type="float">
            <text:p>155.348434</text:p>
          </table:table-cell>
          <table:table-cell office:value-type="float" office:value="520120" calcext:value-type="float">
            <text:p>520120</text:p>
          </table:table-cell>
          <table:table-cell office:value-type="float" office:value="155.927909" calcext:value-type="float">
            <text:p>155.927909</text:p>
          </table:table-cell>
          <table:table-cell office:value-type="float" office:value="521846" calcext:value-type="float">
            <text:p>521846</text:p>
          </table:table-cell>
          <table:table-cell office:value-type="float" office:value="156.445354" calcext:value-type="float">
            <text:p>156.445354</text:p>
          </table:table-cell>
          <table:table-cell office:value-type="float" office:value="523454" calcext:value-type="float">
            <text:p>523454</text:p>
          </table:table-cell>
          <table:table-cell office:value-type="float" office:value="156.927682" calcext:value-type="float">
            <text:p>156.927682</text:p>
          </table:table-cell>
          <table:table-cell office:value-type="float" office:value="525249" calcext:value-type="float">
            <text:p>525249</text:p>
          </table:table-cell>
          <table:table-cell office:value-type="float" office:value="157.465641" calcext:value-type="float">
            <text:p>157.465641</text:p>
          </table:table-cell>
          <table:table-cell office:value-type="float" office:value="526893" calcext:value-type="float">
            <text:p>526893</text:p>
          </table:table-cell>
          <table:table-cell office:value-type="float" office:value="157.958582" calcext:value-type="float">
            <text:p>157.958582</text:p>
          </table:table-cell>
          <table:table-cell office:value-type="float" office:value="528724" calcext:value-type="float">
            <text:p>528724</text:p>
          </table:table-cell>
          <table:table-cell office:value-type="float" office:value="158.507456" calcext:value-type="float">
            <text:p>158.507456</text:p>
          </table:table-cell>
          <table:table-cell office:value-type="float" office:value="530632" calcext:value-type="float">
            <text:p>530632</text:p>
          </table:table-cell>
          <table:table-cell office:value-type="float" office:value="159.079526" calcext:value-type="float">
            <text:p>159.079526</text:p>
          </table:table-cell>
          <table:table-cell office:value-type="float" office:value="531846" calcext:value-type="float">
            <text:p>531846</text:p>
          </table:table-cell>
          <table:table-cell office:value-type="float" office:value="159.443532" calcext:value-type="float">
            <text:p>159.4435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498" calcext:value-type="float">
            <text:p>513498</text:p>
          </table:table-cell>
          <table:table-cell office:value-type="float" office:value="153.942752" calcext:value-type="float">
            <text:p>153.942752</text:p>
          </table:table-cell>
          <table:table-cell office:value-type="float" office:value="516089" calcext:value-type="float">
            <text:p>516089</text:p>
          </table:table-cell>
          <table:table-cell office:value-type="float" office:value="154.719658" calcext:value-type="float">
            <text:p>154.719658</text:p>
          </table:table-cell>
          <table:table-cell office:value-type="float" office:value="518140" calcext:value-type="float">
            <text:p>518140</text:p>
          </table:table-cell>
          <table:table-cell office:value-type="float" office:value="155.33452" calcext:value-type="float">
            <text:p>155.33452</text:p>
          </table:table-cell>
          <table:table-cell office:value-type="float" office:value="520157" calcext:value-type="float">
            <text:p>520157</text:p>
          </table:table-cell>
          <table:table-cell office:value-type="float" office:value="155.939048" calcext:value-type="float">
            <text:p>155.939048</text:p>
          </table:table-cell>
          <table:table-cell office:value-type="float" office:value="522014" calcext:value-type="float">
            <text:p>522014</text:p>
          </table:table-cell>
          <table:table-cell office:value-type="float" office:value="156.495719" calcext:value-type="float">
            <text:p>156.495719</text:p>
          </table:table-cell>
          <table:table-cell office:value-type="float" office:value="523576" calcext:value-type="float">
            <text:p>523576</text:p>
          </table:table-cell>
          <table:table-cell office:value-type="float" office:value="156.964129" calcext:value-type="float">
            <text:p>156.964129</text:p>
          </table:table-cell>
          <table:table-cell office:value-type="float" office:value="525460" calcext:value-type="float">
            <text:p>525460</text:p>
          </table:table-cell>
          <table:table-cell office:value-type="float" office:value="157.528805" calcext:value-type="float">
            <text:p>157.528805</text:p>
          </table:table-cell>
          <table:table-cell office:value-type="float" office:value="526996" calcext:value-type="float">
            <text:p>526996</text:p>
          </table:table-cell>
          <table:table-cell office:value-type="float" office:value="157.989548" calcext:value-type="float">
            <text:p>157.989548</text:p>
          </table:table-cell>
          <table:table-cell office:value-type="float" office:value="528726" calcext:value-type="float">
            <text:p>528726</text:p>
          </table:table-cell>
          <table:table-cell office:value-type="float" office:value="158.508134" calcext:value-type="float">
            <text:p>158.508134</text:p>
          </table:table-cell>
          <table:table-cell office:value-type="float" office:value="530640" calcext:value-type="float">
            <text:p>530640</text:p>
          </table:table-cell>
          <table:table-cell office:value-type="float" office:value="159.081846" calcext:value-type="float">
            <text:p>159.081846</text:p>
          </table:table-cell>
          <table:table-cell office:value-type="float" office:value="531943" calcext:value-type="float">
            <text:p>531943</text:p>
          </table:table-cell>
          <table:table-cell office:value-type="float" office:value="159.472639" calcext:value-type="float">
            <text:p>159.4726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52" calcext:value-type="float">
            <text:p>513752</text:p>
          </table:table-cell>
          <table:table-cell office:value-type="float" office:value="154.018917" calcext:value-type="float">
            <text:p>154.018917</text:p>
          </table:table-cell>
          <table:table-cell office:value-type="float" office:value="516289" calcext:value-type="float">
            <text:p>516289</text:p>
          </table:table-cell>
          <table:table-cell office:value-type="float" office:value="154.779408" calcext:value-type="float">
            <text:p>154.779408</text:p>
          </table:table-cell>
          <table:table-cell office:value-type="float" office:value="518253" calcext:value-type="float">
            <text:p>518253</text:p>
          </table:table-cell>
          <table:table-cell office:value-type="float" office:value="155.368368" calcext:value-type="float">
            <text:p>155.368368</text:p>
          </table:table-cell>
          <table:table-cell office:value-type="float" office:value="520195" calcext:value-type="float">
            <text:p>520195</text:p>
          </table:table-cell>
          <table:table-cell office:value-type="float" office:value="155.950502" calcext:value-type="float">
            <text:p>155.950502</text:p>
          </table:table-cell>
          <table:table-cell office:value-type="float" office:value="521867" calcext:value-type="float">
            <text:p>521867</text:p>
          </table:table-cell>
          <table:table-cell office:value-type="float" office:value="156.451764" calcext:value-type="float">
            <text:p>156.451764</text:p>
          </table:table-cell>
          <table:table-cell office:value-type="float" office:value="523666" calcext:value-type="float">
            <text:p>523666</text:p>
          </table:table-cell>
          <table:table-cell office:value-type="float" office:value="156.991128" calcext:value-type="float">
            <text:p>156.991128</text:p>
          </table:table-cell>
          <table:table-cell office:value-type="float" office:value="525273" calcext:value-type="float">
            <text:p>525273</text:p>
          </table:table-cell>
          <table:table-cell office:value-type="float" office:value="157.47287" calcext:value-type="float">
            <text:p>157.47287</text:p>
          </table:table-cell>
          <table:table-cell office:value-type="float" office:value="527106" calcext:value-type="float">
            <text:p>527106</text:p>
          </table:table-cell>
          <table:table-cell office:value-type="float" office:value="158.022294" calcext:value-type="float">
            <text:p>158.022294</text:p>
          </table:table-cell>
          <table:table-cell office:value-type="float" office:value="528614" calcext:value-type="float">
            <text:p>528614</text:p>
          </table:table-cell>
          <table:table-cell office:value-type="float" office:value="158.474401" calcext:value-type="float">
            <text:p>158.474401</text:p>
          </table:table-cell>
          <table:table-cell office:value-type="float" office:value="530595" calcext:value-type="float">
            <text:p>530595</text:p>
          </table:table-cell>
          <table:table-cell office:value-type="float" office:value="159.068282" calcext:value-type="float">
            <text:p>159.068282</text:p>
          </table:table-cell>
          <table:table-cell office:value-type="float" office:value="531834" calcext:value-type="float">
            <text:p>531834</text:p>
          </table:table-cell>
          <table:table-cell office:value-type="float" office:value="159.439752" calcext:value-type="float">
            <text:p>159.439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613" calcext:value-type="float">
            <text:p>513613</text:p>
          </table:table-cell>
          <table:table-cell office:value-type="float" office:value="153.977384" calcext:value-type="float">
            <text:p>153.977384</text:p>
          </table:table-cell>
          <table:table-cell office:value-type="float" office:value="516424" calcext:value-type="float">
            <text:p>516424</text:p>
          </table:table-cell>
          <table:table-cell office:value-type="float" office:value="154.820095" calcext:value-type="float">
            <text:p>154.820095</text:p>
          </table:table-cell>
          <table:table-cell office:value-type="float" office:value="518184" calcext:value-type="float">
            <text:p>518184</text:p>
          </table:table-cell>
          <table:table-cell office:value-type="float" office:value="155.34766" calcext:value-type="float">
            <text:p>155.34766</text:p>
          </table:table-cell>
          <table:table-cell office:value-type="float" office:value="520198" calcext:value-type="float">
            <text:p>520198</text:p>
          </table:table-cell>
          <table:table-cell office:value-type="float" office:value="155.951426" calcext:value-type="float">
            <text:p>155.951426</text:p>
          </table:table-cell>
          <table:table-cell office:value-type="float" office:value="521852" calcext:value-type="float">
            <text:p>521852</text:p>
          </table:table-cell>
          <table:table-cell office:value-type="float" office:value="156.447216" calcext:value-type="float">
            <text:p>156.447216</text:p>
          </table:table-cell>
          <table:table-cell office:value-type="float" office:value="523593" calcext:value-type="float">
            <text:p>523593</text:p>
          </table:table-cell>
          <table:table-cell office:value-type="float" office:value="156.969248" calcext:value-type="float">
            <text:p>156.969248</text:p>
          </table:table-cell>
          <table:table-cell office:value-type="float" office:value="525408" calcext:value-type="float">
            <text:p>525408</text:p>
          </table:table-cell>
          <table:table-cell office:value-type="float" office:value="157.513391" calcext:value-type="float">
            <text:p>157.513391</text:p>
          </table:table-cell>
          <table:table-cell office:value-type="float" office:value="526978" calcext:value-type="float">
            <text:p>526978</text:p>
          </table:table-cell>
          <table:table-cell office:value-type="float" office:value="157.983966" calcext:value-type="float">
            <text:p>157.983966</text:p>
          </table:table-cell>
          <table:table-cell office:value-type="float" office:value="528751" calcext:value-type="float">
            <text:p>528751</text:p>
          </table:table-cell>
          <table:table-cell office:value-type="float" office:value="158.515615" calcext:value-type="float">
            <text:p>158.515615</text:p>
          </table:table-cell>
          <table:table-cell office:value-type="float" office:value="530614" calcext:value-type="float">
            <text:p>530614</text:p>
          </table:table-cell>
          <table:table-cell office:value-type="float" office:value="159.073994" calcext:value-type="float">
            <text:p>159.073994</text:p>
          </table:table-cell>
          <table:table-cell office:value-type="float" office:value="531966" calcext:value-type="float">
            <text:p>531966</text:p>
          </table:table-cell>
          <table:table-cell office:value-type="float" office:value="159.479333" calcext:value-type="float">
            <text:p>159.4793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17" calcext:value-type="float">
            <text:p>513717</text:p>
          </table:table-cell>
          <table:table-cell office:value-type="float" office:value="154.008556" calcext:value-type="float">
            <text:p>154.008556</text:p>
          </table:table-cell>
          <table:table-cell office:value-type="float" office:value="516531" calcext:value-type="float">
            <text:p>516531</text:p>
          </table:table-cell>
          <table:table-cell office:value-type="float" office:value="154.852121" calcext:value-type="float">
            <text:p>154.852121</text:p>
          </table:table-cell>
          <table:table-cell office:value-type="float" office:value="518288" calcext:value-type="float">
            <text:p>518288</text:p>
          </table:table-cell>
          <table:table-cell office:value-type="float" office:value="155.378888" calcext:value-type="float">
            <text:p>155.378888</text:p>
          </table:table-cell>
          <table:table-cell office:value-type="float" office:value="520219" calcext:value-type="float">
            <text:p>520219</text:p>
          </table:table-cell>
          <table:table-cell office:value-type="float" office:value="155.957624" calcext:value-type="float">
            <text:p>155.957624</text:p>
          </table:table-cell>
          <table:table-cell office:value-type="float" office:value="521960" calcext:value-type="float">
            <text:p>521960</text:p>
          </table:table-cell>
          <table:table-cell office:value-type="float" office:value="156.479565" calcext:value-type="float">
            <text:p>156.479565</text:p>
          </table:table-cell>
          <table:table-cell office:value-type="float" office:value="523626" calcext:value-type="float">
            <text:p>523626</text:p>
          </table:table-cell>
          <table:table-cell office:value-type="float" office:value="156.979207" calcext:value-type="float">
            <text:p>156.979207</text:p>
          </table:table-cell>
          <table:table-cell office:value-type="float" office:value="525444" calcext:value-type="float">
            <text:p>525444</text:p>
          </table:table-cell>
          <table:table-cell office:value-type="float" office:value="157.524223" calcext:value-type="float">
            <text:p>157.524223</text:p>
          </table:table-cell>
          <table:table-cell office:value-type="float" office:value="527221" calcext:value-type="float">
            <text:p>527221</text:p>
          </table:table-cell>
          <table:table-cell office:value-type="float" office:value="158.056948" calcext:value-type="float">
            <text:p>158.056948</text:p>
          </table:table-cell>
          <table:table-cell office:value-type="float" office:value="528753" calcext:value-type="float">
            <text:p>528753</text:p>
          </table:table-cell>
          <table:table-cell office:value-type="float" office:value="158.516166" calcext:value-type="float">
            <text:p>158.516166</text:p>
          </table:table-cell>
          <table:table-cell office:value-type="float" office:value="530861" calcext:value-type="float">
            <text:p>530861</text:p>
          </table:table-cell>
          <table:table-cell office:value-type="float" office:value="159.148144" calcext:value-type="float">
            <text:p>159.148144</text:p>
          </table:table-cell>
          <table:table-cell office:value-type="float" office:value="531831" calcext:value-type="float">
            <text:p>531831</text:p>
          </table:table-cell>
          <table:table-cell office:value-type="float" office:value="159.438888" calcext:value-type="float">
            <text:p>159.4388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568" calcext:value-type="float">
            <text:p>513568</text:p>
          </table:table-cell>
          <table:table-cell office:value-type="float" office:value="153.963931" calcext:value-type="float">
            <text:p>153.963931</text:p>
          </table:table-cell>
          <table:table-cell office:value-type="float" office:value="516304" calcext:value-type="float">
            <text:p>516304</text:p>
          </table:table-cell>
          <table:table-cell office:value-type="float" office:value="154.784166" calcext:value-type="float">
            <text:p>154.784166</text:p>
          </table:table-cell>
          <table:table-cell office:value-type="float" office:value="518261" calcext:value-type="float">
            <text:p>518261</text:p>
          </table:table-cell>
          <table:table-cell office:value-type="float" office:value="155.370879" calcext:value-type="float">
            <text:p>155.370879</text:p>
          </table:table-cell>
          <table:table-cell office:value-type="float" office:value="520284" calcext:value-type="float">
            <text:p>520284</text:p>
          </table:table-cell>
          <table:table-cell office:value-type="float" office:value="155.977118" calcext:value-type="float">
            <text:p>155.977118</text:p>
          </table:table-cell>
          <table:table-cell office:value-type="float" office:value="521846" calcext:value-type="float">
            <text:p>521846</text:p>
          </table:table-cell>
          <table:table-cell office:value-type="float" office:value="156.445601" calcext:value-type="float">
            <text:p>156.445601</text:p>
          </table:table-cell>
          <table:table-cell office:value-type="float" office:value="523667" calcext:value-type="float">
            <text:p>523667</text:p>
          </table:table-cell>
          <table:table-cell office:value-type="float" office:value="156.9915" calcext:value-type="float">
            <text:p>156.9915</text:p>
          </table:table-cell>
          <table:table-cell office:value-type="float" office:value="525423" calcext:value-type="float">
            <text:p>525423</text:p>
          </table:table-cell>
          <table:table-cell office:value-type="float" office:value="157.517979" calcext:value-type="float">
            <text:p>157.517979</text:p>
          </table:table-cell>
          <table:table-cell office:value-type="float" office:value="527007" calcext:value-type="float">
            <text:p>527007</text:p>
          </table:table-cell>
          <table:table-cell office:value-type="float" office:value="157.992792" calcext:value-type="float">
            <text:p>157.992792</text:p>
          </table:table-cell>
          <table:table-cell office:value-type="float" office:value="528841" calcext:value-type="float">
            <text:p>528841</text:p>
          </table:table-cell>
          <table:table-cell office:value-type="float" office:value="158.542483" calcext:value-type="float">
            <text:p>158.542483</text:p>
          </table:table-cell>
          <table:table-cell office:value-type="float" office:value="530545" calcext:value-type="float">
            <text:p>530545</text:p>
          </table:table-cell>
          <table:table-cell office:value-type="float" office:value="159.053268" calcext:value-type="float">
            <text:p>159.053268</text:p>
          </table:table-cell>
          <table:table-cell office:value-type="float" office:value="531820" calcext:value-type="float">
            <text:p>531820</text:p>
          </table:table-cell>
          <table:table-cell office:value-type="float" office:value="159.435489" calcext:value-type="float">
            <text:p>159.4354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20" calcext:value-type="float">
            <text:p>513720</text:p>
          </table:table-cell>
          <table:table-cell office:value-type="float" office:value="154.009254" calcext:value-type="float">
            <text:p>154.009254</text:p>
          </table:table-cell>
          <table:table-cell office:value-type="float" office:value="516362" calcext:value-type="float">
            <text:p>516362</text:p>
          </table:table-cell>
          <table:table-cell office:value-type="float" office:value="154.801539" calcext:value-type="float">
            <text:p>154.801539</text:p>
          </table:table-cell>
          <table:table-cell office:value-type="float" office:value="518210" calcext:value-type="float">
            <text:p>518210</text:p>
          </table:table-cell>
          <table:table-cell office:value-type="float" office:value="155.355591" calcext:value-type="float">
            <text:p>155.355591</text:p>
          </table:table-cell>
          <table:table-cell office:value-type="float" office:value="520193" calcext:value-type="float">
            <text:p>520193</text:p>
          </table:table-cell>
          <table:table-cell office:value-type="float" office:value="155.949876" calcext:value-type="float">
            <text:p>155.949876</text:p>
          </table:table-cell>
          <table:table-cell office:value-type="float" office:value="521779" calcext:value-type="float">
            <text:p>521779</text:p>
          </table:table-cell>
          <table:table-cell office:value-type="float" office:value="156.425459" calcext:value-type="float">
            <text:p>156.425459</text:p>
          </table:table-cell>
          <table:table-cell office:value-type="float" office:value="523611" calcext:value-type="float">
            <text:p>523611</text:p>
          </table:table-cell>
          <table:table-cell office:value-type="float" office:value="156.974502" calcext:value-type="float">
            <text:p>156.974502</text:p>
          </table:table-cell>
          <table:table-cell office:value-type="float" office:value="525404" calcext:value-type="float">
            <text:p>525404</text:p>
          </table:table-cell>
          <table:table-cell office:value-type="float" office:value="157.51204" calcext:value-type="float">
            <text:p>157.51204</text:p>
          </table:table-cell>
          <table:table-cell office:value-type="float" office:value="527116" calcext:value-type="float">
            <text:p>527116</text:p>
          </table:table-cell>
          <table:table-cell office:value-type="float" office:value="158.025433" calcext:value-type="float">
            <text:p>158.025433</text:p>
          </table:table-cell>
          <table:table-cell office:value-type="float" office:value="528799" calcext:value-type="float">
            <text:p>528799</text:p>
          </table:table-cell>
          <table:table-cell office:value-type="float" office:value="158.52984" calcext:value-type="float">
            <text:p>158.52984</text:p>
          </table:table-cell>
          <table:table-cell office:value-type="float" office:value="530798" calcext:value-type="float">
            <text:p>530798</text:p>
          </table:table-cell>
          <table:table-cell office:value-type="float" office:value="159.129303" calcext:value-type="float">
            <text:p>159.129303</text:p>
          </table:table-cell>
          <table:table-cell office:value-type="float" office:value="531815" calcext:value-type="float">
            <text:p>531815</text:p>
          </table:table-cell>
          <table:table-cell office:value-type="float" office:value="159.434216" calcext:value-type="float">
            <text:p>159.4342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16" calcext:value-type="float">
            <text:p>513716</text:p>
          </table:table-cell>
          <table:table-cell office:value-type="float" office:value="154.008265" calcext:value-type="float">
            <text:p>154.008265</text:p>
          </table:table-cell>
          <table:table-cell office:value-type="float" office:value="516501" calcext:value-type="float">
            <text:p>516501</text:p>
          </table:table-cell>
          <table:table-cell office:value-type="float" office:value="154.842967" calcext:value-type="float">
            <text:p>154.842967</text:p>
          </table:table-cell>
          <table:table-cell office:value-type="float" office:value="518271" calcext:value-type="float">
            <text:p>518271</text:p>
          </table:table-cell>
          <table:table-cell office:value-type="float" office:value="155.373705" calcext:value-type="float">
            <text:p>155.373705</text:p>
          </table:table-cell>
          <table:table-cell office:value-type="float" office:value="520366" calcext:value-type="float">
            <text:p>520366</text:p>
          </table:table-cell>
          <table:table-cell office:value-type="float" office:value="156.001786" calcext:value-type="float">
            <text:p>156.001786</text:p>
          </table:table-cell>
          <table:table-cell office:value-type="float" office:value="521879" calcext:value-type="float">
            <text:p>521879</text:p>
          </table:table-cell>
          <table:table-cell office:value-type="float" office:value="156.455298" calcext:value-type="float">
            <text:p>156.455298</text:p>
          </table:table-cell>
          <table:table-cell office:value-type="float" office:value="523681" calcext:value-type="float">
            <text:p>523681</text:p>
          </table:table-cell>
          <table:table-cell office:value-type="float" office:value="156.995575" calcext:value-type="float">
            <text:p>156.995575</text:p>
          </table:table-cell>
          <table:table-cell office:value-type="float" office:value="525421" calcext:value-type="float">
            <text:p>525421</text:p>
          </table:table-cell>
          <table:table-cell office:value-type="float" office:value="157.517112" calcext:value-type="float">
            <text:p>157.517112</text:p>
          </table:table-cell>
          <table:table-cell office:value-type="float" office:value="527144" calcext:value-type="float">
            <text:p>527144</text:p>
          </table:table-cell>
          <table:table-cell office:value-type="float" office:value="158.03371" calcext:value-type="float">
            <text:p>158.03371</text:p>
          </table:table-cell>
          <table:table-cell office:value-type="float" office:value="528597" calcext:value-type="float">
            <text:p>528597</text:p>
          </table:table-cell>
          <table:table-cell office:value-type="float" office:value="158.469343" calcext:value-type="float">
            <text:p>158.469343</text:p>
          </table:table-cell>
          <table:table-cell office:value-type="float" office:value="530670" calcext:value-type="float">
            <text:p>530670</text:p>
          </table:table-cell>
          <table:table-cell office:value-type="float" office:value="159.090858" calcext:value-type="float">
            <text:p>159.090858</text:p>
          </table:table-cell>
          <table:table-cell office:value-type="float" office:value="531797" calcext:value-type="float">
            <text:p>531797</text:p>
          </table:table-cell>
          <table:table-cell office:value-type="float" office:value="159.428624" calcext:value-type="float">
            <text:p>159.428624</text:p>
          </table:table-cell>
          <table:table-cell table:number-columns-repeated="5"/>
          <table:table-cell office:value-type="string" calcext:value-type="string">
            <text:p>Anstieg bei 0.5 bis 2.5m aufgrund höhere Werte im späteren Messverlauf</text:p>
          </table:table-cell>
        </table:table-row>
        <table:table-row table:style-name="ro1">
          <table:table-cell table:number-columns-repeated="2"/>
          <table:table-cell office:value-type="float" office:value="513609" calcext:value-type="float">
            <text:p>513609</text:p>
          </table:table-cell>
          <table:table-cell office:value-type="float" office:value="153.975976" calcext:value-type="float">
            <text:p>153.975976</text:p>
          </table:table-cell>
          <table:table-cell office:value-type="float" office:value="516548" calcext:value-type="float">
            <text:p>516548</text:p>
          </table:table-cell>
          <table:table-cell office:value-type="float" office:value="154.857231" calcext:value-type="float">
            <text:p>154.857231</text:p>
          </table:table-cell>
          <table:table-cell office:value-type="float" office:value="518266" calcext:value-type="float">
            <text:p>518266</text:p>
          </table:table-cell>
          <table:table-cell office:value-type="float" office:value="155.372363" calcext:value-type="float">
            <text:p>155.372363</text:p>
          </table:table-cell>
          <table:table-cell office:value-type="float" office:value="520101" calcext:value-type="float">
            <text:p>520101</text:p>
          </table:table-cell>
          <table:table-cell office:value-type="float" office:value="155.922381" calcext:value-type="float">
            <text:p>155.922381</text:p>
          </table:table-cell>
          <table:table-cell office:value-type="float" office:value="521935" calcext:value-type="float">
            <text:p>521935</text:p>
          </table:table-cell>
          <table:table-cell office:value-type="float" office:value="156.472081" calcext:value-type="float">
            <text:p>156.472081</text:p>
          </table:table-cell>
          <table:table-cell office:value-type="float" office:value="523705" calcext:value-type="float">
            <text:p>523705</text:p>
          </table:table-cell>
          <table:table-cell office:value-type="float" office:value="157.002905" calcext:value-type="float">
            <text:p>157.002905</text:p>
          </table:table-cell>
          <table:table-cell office:value-type="float" office:value="525401" calcext:value-type="float">
            <text:p>525401</text:p>
          </table:table-cell>
          <table:table-cell office:value-type="float" office:value="157.511285" calcext:value-type="float">
            <text:p>157.511285</text:p>
          </table:table-cell>
          <table:table-cell office:value-type="float" office:value="527057" calcext:value-type="float">
            <text:p>527057</text:p>
          </table:table-cell>
          <table:table-cell office:value-type="float" office:value="158.007771" calcext:value-type="float">
            <text:p>158.007771</text:p>
          </table:table-cell>
          <table:table-cell office:value-type="float" office:value="528833" calcext:value-type="float">
            <text:p>528833</text:p>
          </table:table-cell>
          <table:table-cell office:value-type="float" office:value="158.540094" calcext:value-type="float">
            <text:p>158.540094</text:p>
          </table:table-cell>
          <table:table-cell office:value-type="float" office:value="530593" calcext:value-type="float">
            <text:p>530593</text:p>
          </table:table-cell>
          <table:table-cell office:value-type="float" office:value="159.067711" calcext:value-type="float">
            <text:p>159.067711</text:p>
          </table:table-cell>
          <table:table-cell office:value-type="float" office:value="531739" calcext:value-type="float">
            <text:p>531739</text:p>
          </table:table-cell>
          <table:table-cell office:value-type="float" office:value="159.411426" calcext:value-type="float">
            <text:p>159.4114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29" calcext:value-type="float">
            <text:p>513729</text:p>
          </table:table-cell>
          <table:table-cell office:value-type="float" office:value="154.012195" calcext:value-type="float">
            <text:p>154.012195</text:p>
          </table:table-cell>
          <table:table-cell office:value-type="float" office:value="516551" calcext:value-type="float">
            <text:p>516551</text:p>
          </table:table-cell>
          <table:table-cell office:value-type="float" office:value="154.858022" calcext:value-type="float">
            <text:p>154.858022</text:p>
          </table:table-cell>
          <table:table-cell office:value-type="float" office:value="518280" calcext:value-type="float">
            <text:p>518280</text:p>
          </table:table-cell>
          <table:table-cell office:value-type="float" office:value="155.376421" calcext:value-type="float">
            <text:p>155.376421</text:p>
          </table:table-cell>
          <table:table-cell office:value-type="float" office:value="520235" calcext:value-type="float">
            <text:p>520235</text:p>
          </table:table-cell>
          <table:table-cell office:value-type="float" office:value="155.962678" calcext:value-type="float">
            <text:p>155.962678</text:p>
          </table:table-cell>
          <table:table-cell office:value-type="float" office:value="521896" calcext:value-type="float">
            <text:p>521896</text:p>
          </table:table-cell>
          <table:table-cell office:value-type="float" office:value="156.460495" calcext:value-type="float">
            <text:p>156.460495</text:p>
          </table:table-cell>
          <table:table-cell office:value-type="float" office:value="523628" calcext:value-type="float">
            <text:p>523628</text:p>
          </table:table-cell>
          <table:table-cell office:value-type="float" office:value="156.979632" calcext:value-type="float">
            <text:p>156.979632</text:p>
          </table:table-cell>
          <table:table-cell office:value-type="float" office:value="525418" calcext:value-type="float">
            <text:p>525418</text:p>
          </table:table-cell>
          <table:table-cell office:value-type="float" office:value="157.516498" calcext:value-type="float">
            <text:p>157.516498</text:p>
          </table:table-cell>
          <table:table-cell office:value-type="float" office:value="527091" calcext:value-type="float">
            <text:p>527091</text:p>
          </table:table-cell>
          <table:table-cell office:value-type="float" office:value="158.017938" calcext:value-type="float">
            <text:p>158.017938</text:p>
          </table:table-cell>
          <table:table-cell office:value-type="float" office:value="528773" calcext:value-type="float">
            <text:p>528773</text:p>
          </table:table-cell>
          <table:table-cell office:value-type="float" office:value="158.522018" calcext:value-type="float">
            <text:p>158.522018</text:p>
          </table:table-cell>
          <table:table-cell office:value-type="float" office:value="530636" calcext:value-type="float">
            <text:p>530636</text:p>
          </table:table-cell>
          <table:table-cell office:value-type="float" office:value="159.08059" calcext:value-type="float">
            <text:p>159.08059</text:p>
          </table:table-cell>
          <table:table-cell office:value-type="float" office:value="531906" calcext:value-type="float">
            <text:p>531906</text:p>
          </table:table-cell>
          <table:table-cell office:value-type="float" office:value="159.461459" calcext:value-type="float">
            <text:p>159.4614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03" calcext:value-type="float">
            <text:p>513703</text:p>
          </table:table-cell>
          <table:table-cell office:value-type="float" office:value="154.004421" calcext:value-type="float">
            <text:p>154.004421</text:p>
          </table:table-cell>
          <table:table-cell office:value-type="float" office:value="516456" calcext:value-type="float">
            <text:p>516456</text:p>
          </table:table-cell>
          <table:table-cell office:value-type="float" office:value="154.829512" calcext:value-type="float">
            <text:p>154.829512</text:p>
          </table:table-cell>
          <table:table-cell office:value-type="float" office:value="518326" calcext:value-type="float">
            <text:p>518326</text:p>
          </table:table-cell>
          <table:table-cell office:value-type="float" office:value="155.390171" calcext:value-type="float">
            <text:p>155.390171</text:p>
          </table:table-cell>
          <table:table-cell office:value-type="float" office:value="520261" calcext:value-type="float">
            <text:p>520261</text:p>
          </table:table-cell>
          <table:table-cell office:value-type="float" office:value="155.970175" calcext:value-type="float">
            <text:p>155.970175</text:p>
          </table:table-cell>
          <table:table-cell office:value-type="float" office:value="521865" calcext:value-type="float">
            <text:p>521865</text:p>
          </table:table-cell>
          <table:table-cell office:value-type="float" office:value="156.451222" calcext:value-type="float">
            <text:p>156.451222</text:p>
          </table:table-cell>
          <table:table-cell office:value-type="float" office:value="523783" calcext:value-type="float">
            <text:p>523783</text:p>
          </table:table-cell>
          <table:table-cell office:value-type="float" office:value="157.026158" calcext:value-type="float">
            <text:p>157.026158</text:p>
          </table:table-cell>
          <table:table-cell office:value-type="float" office:value="525561" calcext:value-type="float">
            <text:p>525561</text:p>
          </table:table-cell>
          <table:table-cell office:value-type="float" office:value="157.559371" calcext:value-type="float">
            <text:p>157.559371</text:p>
          </table:table-cell>
          <table:table-cell office:value-type="float" office:value="527178" calcext:value-type="float">
            <text:p>527178</text:p>
          </table:table-cell>
          <table:table-cell office:value-type="float" office:value="158.044001" calcext:value-type="float">
            <text:p>158.044001</text:p>
          </table:table-cell>
          <table:table-cell office:value-type="float" office:value="528893" calcext:value-type="float">
            <text:p>528893</text:p>
          </table:table-cell>
          <table:table-cell office:value-type="float" office:value="158.558137" calcext:value-type="float">
            <text:p>158.558137</text:p>
          </table:table-cell>
          <table:table-cell office:value-type="float" office:value="530648" calcext:value-type="float">
            <text:p>530648</text:p>
          </table:table-cell>
          <table:table-cell office:value-type="float" office:value="159.084295" calcext:value-type="float">
            <text:p>159.084295</text:p>
          </table:table-cell>
          <table:table-cell office:value-type="float" office:value="531917" calcext:value-type="float">
            <text:p>531917</text:p>
          </table:table-cell>
          <table:table-cell office:value-type="float" office:value="159.464725" calcext:value-type="float">
            <text:p>159.4647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37" calcext:value-type="float">
            <text:p>513837</text:p>
          </table:table-cell>
          <table:table-cell office:value-type="float" office:value="154.044407" calcext:value-type="float">
            <text:p>154.044407</text:p>
          </table:table-cell>
          <table:table-cell office:value-type="float" office:value="516530" calcext:value-type="float">
            <text:p>516530</text:p>
          </table:table-cell>
          <table:table-cell office:value-type="float" office:value="154.851857" calcext:value-type="float">
            <text:p>154.851857</text:p>
          </table:table-cell>
          <table:table-cell office:value-type="float" office:value="518208" calcext:value-type="float">
            <text:p>518208</text:p>
          </table:table-cell>
          <table:table-cell office:value-type="float" office:value="155.354765" calcext:value-type="float">
            <text:p>155.354765</text:p>
          </table:table-cell>
          <table:table-cell office:value-type="float" office:value="520255" calcext:value-type="float">
            <text:p>520255</text:p>
          </table:table-cell>
          <table:table-cell office:value-type="float" office:value="155.968447" calcext:value-type="float">
            <text:p>155.968447</text:p>
          </table:table-cell>
          <table:table-cell office:value-type="float" office:value="521845" calcext:value-type="float">
            <text:p>521845</text:p>
          </table:table-cell>
          <table:table-cell office:value-type="float" office:value="156.445068" calcext:value-type="float">
            <text:p>156.445068</text:p>
          </table:table-cell>
          <table:table-cell office:value-type="float" office:value="523781" calcext:value-type="float">
            <text:p>523781</text:p>
          </table:table-cell>
          <table:table-cell office:value-type="float" office:value="157.025724" calcext:value-type="float">
            <text:p>157.025724</text:p>
          </table:table-cell>
          <table:table-cell office:value-type="float" office:value="525473" calcext:value-type="float">
            <text:p>525473</text:p>
          </table:table-cell>
          <table:table-cell office:value-type="float" office:value="157.532864" calcext:value-type="float">
            <text:p>157.532864</text:p>
          </table:table-cell>
          <table:table-cell office:value-type="float" office:value="527123" calcext:value-type="float">
            <text:p>527123</text:p>
          </table:table-cell>
          <table:table-cell office:value-type="float" office:value="158.027601" calcext:value-type="float">
            <text:p>158.027601</text:p>
          </table:table-cell>
          <table:table-cell office:value-type="float" office:value="528904" calcext:value-type="float">
            <text:p>528904</text:p>
          </table:table-cell>
          <table:table-cell office:value-type="float" office:value="158.561518" calcext:value-type="float">
            <text:p>158.561518</text:p>
          </table:table-cell>
          <table:table-cell office:value-type="float" office:value="530679" calcext:value-type="float">
            <text:p>530679</text:p>
          </table:table-cell>
          <table:table-cell office:value-type="float" office:value="159.093709" calcext:value-type="float">
            <text:p>159.093709</text:p>
          </table:table-cell>
          <table:table-cell office:value-type="float" office:value="531895" calcext:value-type="float">
            <text:p>531895</text:p>
          </table:table-cell>
          <table:table-cell office:value-type="float" office:value="159.458053" calcext:value-type="float">
            <text:p>159.4580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18" calcext:value-type="float">
            <text:p>513718</text:p>
          </table:table-cell>
          <table:table-cell office:value-type="float" office:value="154.008906" calcext:value-type="float">
            <text:p>154.008906</text:p>
          </table:table-cell>
          <table:table-cell office:value-type="float" office:value="516547" calcext:value-type="float">
            <text:p>516547</text:p>
          </table:table-cell>
          <table:table-cell office:value-type="float" office:value="154.856815" calcext:value-type="float">
            <text:p>154.856815</text:p>
          </table:table-cell>
          <table:table-cell office:value-type="float" office:value="518408" calcext:value-type="float">
            <text:p>518408</text:p>
          </table:table-cell>
          <table:table-cell office:value-type="float" office:value="155.414887" calcext:value-type="float">
            <text:p>155.414887</text:p>
          </table:table-cell>
          <table:table-cell office:value-type="float" office:value="520440" calcext:value-type="float">
            <text:p>520440</text:p>
          </table:table-cell>
          <table:table-cell office:value-type="float" office:value="156.023886" calcext:value-type="float">
            <text:p>156.023886</text:p>
          </table:table-cell>
          <table:table-cell office:value-type="float" office:value="521934" calcext:value-type="float">
            <text:p>521934</text:p>
          </table:table-cell>
          <table:table-cell office:value-type="float" office:value="156.471964" calcext:value-type="float">
            <text:p>156.471964</text:p>
          </table:table-cell>
          <table:table-cell office:value-type="float" office:value="523672" calcext:value-type="float">
            <text:p>523672</text:p>
          </table:table-cell>
          <table:table-cell office:value-type="float" office:value="156.992859" calcext:value-type="float">
            <text:p>156.992859</text:p>
          </table:table-cell>
          <table:table-cell office:value-type="float" office:value="525442" calcext:value-type="float">
            <text:p>525442</text:p>
          </table:table-cell>
          <table:table-cell office:value-type="float" office:value="157.523683" calcext:value-type="float">
            <text:p>157.523683</text:p>
          </table:table-cell>
          <table:table-cell office:value-type="float" office:value="527170" calcext:value-type="float">
            <text:p>527170</text:p>
          </table:table-cell>
          <table:table-cell office:value-type="float" office:value="158.041605" calcext:value-type="float">
            <text:p>158.041605</text:p>
          </table:table-cell>
          <table:table-cell office:value-type="float" office:value="528833" calcext:value-type="float">
            <text:p>528833</text:p>
          </table:table-cell>
          <table:table-cell office:value-type="float" office:value="158.540141" calcext:value-type="float">
            <text:p>158.540141</text:p>
          </table:table-cell>
          <table:table-cell office:value-type="float" office:value="530800" calcext:value-type="float">
            <text:p>530800</text:p>
          </table:table-cell>
          <table:table-cell office:value-type="float" office:value="159.129726" calcext:value-type="float">
            <text:p>159.129726</text:p>
          </table:table-cell>
          <table:table-cell office:value-type="float" office:value="531975" calcext:value-type="float">
            <text:p>531975</text:p>
          </table:table-cell>
          <table:table-cell office:value-type="float" office:value="159.482055" calcext:value-type="float">
            <text:p>159.4820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02" calcext:value-type="float">
            <text:p>513702</text:p>
          </table:table-cell>
          <table:table-cell office:value-type="float" office:value="154.004076" calcext:value-type="float">
            <text:p>154.004076</text:p>
          </table:table-cell>
          <table:table-cell office:value-type="float" office:value="516636" calcext:value-type="float">
            <text:p>516636</text:p>
          </table:table-cell>
          <table:table-cell office:value-type="float" office:value="154.883441" calcext:value-type="float">
            <text:p>154.883441</text:p>
          </table:table-cell>
          <table:table-cell office:value-type="float" office:value="518350" calcext:value-type="float">
            <text:p>518350</text:p>
          </table:table-cell>
          <table:table-cell office:value-type="float" office:value="155.397422" calcext:value-type="float">
            <text:p>155.397422</text:p>
          </table:table-cell>
          <table:table-cell office:value-type="float" office:value="520243" calcext:value-type="float">
            <text:p>520243</text:p>
          </table:table-cell>
          <table:table-cell office:value-type="float" office:value="155.964887" calcext:value-type="float">
            <text:p>155.964887</text:p>
          </table:table-cell>
          <table:table-cell office:value-type="float" office:value="521857" calcext:value-type="float">
            <text:p>521857</text:p>
          </table:table-cell>
          <table:table-cell office:value-type="float" office:value="156.448764" calcext:value-type="float">
            <text:p>156.448764</text:p>
          </table:table-cell>
          <table:table-cell office:value-type="float" office:value="523737" calcext:value-type="float">
            <text:p>523737</text:p>
          </table:table-cell>
          <table:table-cell office:value-type="float" office:value="157.012414" calcext:value-type="float">
            <text:p>157.012414</text:p>
          </table:table-cell>
          <table:table-cell office:value-type="float" office:value="525527" calcext:value-type="float">
            <text:p>525527</text:p>
          </table:table-cell>
          <table:table-cell office:value-type="float" office:value="157.549024" calcext:value-type="float">
            <text:p>157.549024</text:p>
          </table:table-cell>
          <table:table-cell office:value-type="float" office:value="527087" calcext:value-type="float">
            <text:p>527087</text:p>
          </table:table-cell>
          <table:table-cell office:value-type="float" office:value="158.016734" calcext:value-type="float">
            <text:p>158.016734</text:p>
          </table:table-cell>
          <table:table-cell office:value-type="float" office:value="528678" calcext:value-type="float">
            <text:p>528678</text:p>
          </table:table-cell>
          <table:table-cell office:value-type="float" office:value="158.493593" calcext:value-type="float">
            <text:p>158.493593</text:p>
          </table:table-cell>
          <table:table-cell office:value-type="float" office:value="530737" calcext:value-type="float">
            <text:p>530737</text:p>
          </table:table-cell>
          <table:table-cell office:value-type="float" office:value="159.111069" calcext:value-type="float">
            <text:p>159.111069</text:p>
          </table:table-cell>
          <table:table-cell office:value-type="float" office:value="531930" calcext:value-type="float">
            <text:p>531930</text:p>
          </table:table-cell>
          <table:table-cell office:value-type="float" office:value="159.468476" calcext:value-type="float">
            <text:p>159.4684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639" calcext:value-type="float">
            <text:p>513639</text:p>
          </table:table-cell>
          <table:table-cell office:value-type="float" office:value="153.985092" calcext:value-type="float">
            <text:p>153.985092</text:p>
          </table:table-cell>
          <table:table-cell office:value-type="float" office:value="516492" calcext:value-type="float">
            <text:p>516492</text:p>
          </table:table-cell>
          <table:table-cell office:value-type="float" office:value="154.840307" calcext:value-type="float">
            <text:p>154.840307</text:p>
          </table:table-cell>
          <table:table-cell office:value-type="float" office:value="518307" calcext:value-type="float">
            <text:p>518307</text:p>
          </table:table-cell>
          <table:table-cell office:value-type="float" office:value="155.384426" calcext:value-type="float">
            <text:p>155.384426</text:p>
          </table:table-cell>
          <table:table-cell office:value-type="float" office:value="520261" calcext:value-type="float">
            <text:p>520261</text:p>
          </table:table-cell>
          <table:table-cell office:value-type="float" office:value="155.970383" calcext:value-type="float">
            <text:p>155.970383</text:p>
          </table:table-cell>
          <table:table-cell office:value-type="float" office:value="522041" calcext:value-type="float">
            <text:p>522041</text:p>
          </table:table-cell>
          <table:table-cell office:value-type="float" office:value="156.504008" calcext:value-type="float">
            <text:p>156.504008</text:p>
          </table:table-cell>
          <table:table-cell office:value-type="float" office:value="523768" calcext:value-type="float">
            <text:p>523768</text:p>
          </table:table-cell>
          <table:table-cell office:value-type="float" office:value="157.021614" calcext:value-type="float">
            <text:p>157.021614</text:p>
          </table:table-cell>
          <table:table-cell office:value-type="float" office:value="525424" calcext:value-type="float">
            <text:p>525424</text:p>
          </table:table-cell>
          <table:table-cell office:value-type="float" office:value="157.518094" calcext:value-type="float">
            <text:p>157.518094</text:p>
          </table:table-cell>
          <table:table-cell office:value-type="float" office:value="527082" calcext:value-type="float">
            <text:p>527082</text:p>
          </table:table-cell>
          <table:table-cell office:value-type="float" office:value="158.015249" calcext:value-type="float">
            <text:p>158.015249</text:p>
          </table:table-cell>
          <table:table-cell office:value-type="float" office:value="528991" calcext:value-type="float">
            <text:p>528991</text:p>
          </table:table-cell>
          <table:table-cell office:value-type="float" office:value="158.5875" calcext:value-type="float">
            <text:p>158.5875</text:p>
          </table:table-cell>
          <table:table-cell office:value-type="float" office:value="530684" calcext:value-type="float">
            <text:p>530684</text:p>
          </table:table-cell>
          <table:table-cell office:value-type="float" office:value="159.095163" calcext:value-type="float">
            <text:p>159.095163</text:p>
          </table:table-cell>
          <table:table-cell office:value-type="float" office:value="531870" calcext:value-type="float">
            <text:p>531870</text:p>
          </table:table-cell>
          <table:table-cell office:value-type="float" office:value="159.450731" calcext:value-type="float">
            <text:p>159.4507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66" calcext:value-type="float">
            <text:p>513766</text:p>
          </table:table-cell>
          <table:table-cell office:value-type="float" office:value="154.023102" calcext:value-type="float">
            <text:p>154.023102</text:p>
          </table:table-cell>
          <table:table-cell office:value-type="float" office:value="516497" calcext:value-type="float">
            <text:p>516497</text:p>
          </table:table-cell>
          <table:table-cell office:value-type="float" office:value="154.841789" calcext:value-type="float">
            <text:p>154.841789</text:p>
          </table:table-cell>
          <table:table-cell office:value-type="float" office:value="518350" calcext:value-type="float">
            <text:p>518350</text:p>
          </table:table-cell>
          <table:table-cell office:value-type="float" office:value="155.397349" calcext:value-type="float">
            <text:p>155.397349</text:p>
          </table:table-cell>
          <table:table-cell office:value-type="float" office:value="520360" calcext:value-type="float">
            <text:p>520360</text:p>
          </table:table-cell>
          <table:table-cell office:value-type="float" office:value="156.000107" calcext:value-type="float">
            <text:p>156.000107</text:p>
          </table:table-cell>
          <table:table-cell office:value-type="float" office:value="521993" calcext:value-type="float">
            <text:p>521993</text:p>
          </table:table-cell>
          <table:table-cell office:value-type="float" office:value="156.489498" calcext:value-type="float">
            <text:p>156.489498</text:p>
          </table:table-cell>
          <table:table-cell office:value-type="float" office:value="523682" calcext:value-type="float">
            <text:p>523682</text:p>
          </table:table-cell>
          <table:table-cell office:value-type="float" office:value="156.99577" calcext:value-type="float">
            <text:p>156.99577</text:p>
          </table:table-cell>
          <table:table-cell office:value-type="float" office:value="525439" calcext:value-type="float">
            <text:p>525439</text:p>
          </table:table-cell>
          <table:table-cell office:value-type="float" office:value="157.522662" calcext:value-type="float">
            <text:p>157.522662</text:p>
          </table:table-cell>
          <table:table-cell office:value-type="float" office:value="527068" calcext:value-type="float">
            <text:p>527068</text:p>
          </table:table-cell>
          <table:table-cell office:value-type="float" office:value="158.010983" calcext:value-type="float">
            <text:p>158.010983</text:p>
          </table:table-cell>
          <table:table-cell office:value-type="float" office:value="528869" calcext:value-type="float">
            <text:p>528869</text:p>
          </table:table-cell>
          <table:table-cell office:value-type="float" office:value="158.550928" calcext:value-type="float">
            <text:p>158.550928</text:p>
          </table:table-cell>
          <table:table-cell office:value-type="float" office:value="530818" calcext:value-type="float">
            <text:p>530818</text:p>
          </table:table-cell>
          <table:table-cell office:value-type="float" office:value="159.13522" calcext:value-type="float">
            <text:p>159.13522</text:p>
          </table:table-cell>
          <table:table-cell office:value-type="float" office:value="532005" calcext:value-type="float">
            <text:p>532005</text:p>
          </table:table-cell>
          <table:table-cell office:value-type="float" office:value="159.491115" calcext:value-type="float">
            <text:p>159.4911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626" calcext:value-type="float">
            <text:p>513626</text:p>
          </table:table-cell>
          <table:table-cell office:value-type="float" office:value="153.98122" calcext:value-type="float">
            <text:p>153.98122</text:p>
          </table:table-cell>
          <table:table-cell office:value-type="float" office:value="516593" calcext:value-type="float">
            <text:p>516593</text:p>
          </table:table-cell>
          <table:table-cell office:value-type="float" office:value="154.87077" calcext:value-type="float">
            <text:p>154.87077</text:p>
          </table:table-cell>
          <table:table-cell office:value-type="float" office:value="518366" calcext:value-type="float">
            <text:p>518366</text:p>
          </table:table-cell>
          <table:table-cell office:value-type="float" office:value="155.402258" calcext:value-type="float">
            <text:p>155.402258</text:p>
          </table:table-cell>
          <table:table-cell office:value-type="float" office:value="520307" calcext:value-type="float">
            <text:p>520307</text:p>
          </table:table-cell>
          <table:table-cell office:value-type="float" office:value="155.984149" calcext:value-type="float">
            <text:p>155.984149</text:p>
          </table:table-cell>
          <table:table-cell office:value-type="float" office:value="522092" calcext:value-type="float">
            <text:p>522092</text:p>
          </table:table-cell>
          <table:table-cell office:value-type="float" office:value="156.519241" calcext:value-type="float">
            <text:p>156.519241</text:p>
          </table:table-cell>
          <table:table-cell office:value-type="float" office:value="523781" calcext:value-type="float">
            <text:p>523781</text:p>
          </table:table-cell>
          <table:table-cell office:value-type="float" office:value="157.025643" calcext:value-type="float">
            <text:p>157.025643</text:p>
          </table:table-cell>
          <table:table-cell office:value-type="float" office:value="525580" calcext:value-type="float">
            <text:p>525580</text:p>
          </table:table-cell>
          <table:table-cell office:value-type="float" office:value="157.565068" calcext:value-type="float">
            <text:p>157.565068</text:p>
          </table:table-cell>
          <table:table-cell office:value-type="float" office:value="527052" calcext:value-type="float">
            <text:p>527052</text:p>
          </table:table-cell>
          <table:table-cell office:value-type="float" office:value="158.006359" calcext:value-type="float">
            <text:p>158.006359</text:p>
          </table:table-cell>
          <table:table-cell office:value-type="float" office:value="528826" calcext:value-type="float">
            <text:p>528826</text:p>
          </table:table-cell>
          <table:table-cell office:value-type="float" office:value="158.537981" calcext:value-type="float">
            <text:p>158.537981</text:p>
          </table:table-cell>
          <table:table-cell office:value-type="float" office:value="531274" calcext:value-type="float">
            <text:p>531274</text:p>
          </table:table-cell>
          <table:table-cell office:value-type="float" office:value="159.271936" calcext:value-type="float">
            <text:p>159.271936</text:p>
          </table:table-cell>
          <table:table-cell office:value-type="float" office:value="531914" calcext:value-type="float">
            <text:p>531914</text:p>
          </table:table-cell>
          <table:table-cell office:value-type="float" office:value="159.463732" calcext:value-type="float">
            <text:p>159.4637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27" calcext:value-type="float">
            <text:p>513827</text:p>
          </table:table-cell>
          <table:table-cell office:value-type="float" office:value="154.041505" calcext:value-type="float">
            <text:p>154.041505</text:p>
          </table:table-cell>
          <table:table-cell office:value-type="float" office:value="516571" calcext:value-type="float">
            <text:p>516571</text:p>
          </table:table-cell>
          <table:table-cell office:value-type="float" office:value="154.863958" calcext:value-type="float">
            <text:p>154.863958</text:p>
          </table:table-cell>
          <table:table-cell office:value-type="float" office:value="518390" calcext:value-type="float">
            <text:p>518390</text:p>
          </table:table-cell>
          <table:table-cell office:value-type="float" office:value="155.409467" calcext:value-type="float">
            <text:p>155.409467</text:p>
          </table:table-cell>
          <table:table-cell office:value-type="float" office:value="520320" calcext:value-type="float">
            <text:p>520320</text:p>
          </table:table-cell>
          <table:table-cell office:value-type="float" office:value="155.988021" calcext:value-type="float">
            <text:p>155.988021</text:p>
          </table:table-cell>
          <table:table-cell office:value-type="float" office:value="521951" calcext:value-type="float">
            <text:p>521951</text:p>
          </table:table-cell>
          <table:table-cell office:value-type="float" office:value="156.476864" calcext:value-type="float">
            <text:p>156.476864</text:p>
          </table:table-cell>
          <table:table-cell office:value-type="float" office:value="523731" calcext:value-type="float">
            <text:p>523731</text:p>
          </table:table-cell>
          <table:table-cell office:value-type="float" office:value="157.010662" calcext:value-type="float">
            <text:p>157.010662</text:p>
          </table:table-cell>
          <table:table-cell office:value-type="float" office:value="525468" calcext:value-type="float">
            <text:p>525468</text:p>
          </table:table-cell>
          <table:table-cell office:value-type="float" office:value="157.531364" calcext:value-type="float">
            <text:p>157.531364</text:p>
          </table:table-cell>
          <table:table-cell office:value-type="float" office:value="527155" calcext:value-type="float">
            <text:p>527155</text:p>
          </table:table-cell>
          <table:table-cell office:value-type="float" office:value="158.037051" calcext:value-type="float">
            <text:p>158.037051</text:p>
          </table:table-cell>
          <table:table-cell office:value-type="float" office:value="528796" calcext:value-type="float">
            <text:p>528796</text:p>
          </table:table-cell>
          <table:table-cell office:value-type="float" office:value="158.529044" calcext:value-type="float">
            <text:p>158.529044</text:p>
          </table:table-cell>
          <table:table-cell office:value-type="float" office:value="531015" calcext:value-type="float">
            <text:p>531015</text:p>
          </table:table-cell>
          <table:table-cell office:value-type="float" office:value="159.194187" calcext:value-type="float">
            <text:p>159.194187</text:p>
          </table:table-cell>
          <table:table-cell office:value-type="float" office:value="531942" calcext:value-type="float">
            <text:p>531942</text:p>
          </table:table-cell>
          <table:table-cell office:value-type="float" office:value="159.472248" calcext:value-type="float">
            <text:p>159.4722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682" calcext:value-type="float">
            <text:p>513682</text:p>
          </table:table-cell>
          <table:table-cell office:value-type="float" office:value="153.998123" calcext:value-type="float">
            <text:p>153.998123</text:p>
          </table:table-cell>
          <table:table-cell office:value-type="float" office:value="516558" calcext:value-type="float">
            <text:p>516558</text:p>
          </table:table-cell>
          <table:table-cell office:value-type="float" office:value="154.860115" calcext:value-type="float">
            <text:p>154.860115</text:p>
          </table:table-cell>
          <table:table-cell office:value-type="float" office:value="518415" calcext:value-type="float">
            <text:p>518415</text:p>
          </table:table-cell>
          <table:table-cell office:value-type="float" office:value="155.417047" calcext:value-type="float">
            <text:p>155.417047</text:p>
          </table:table-cell>
          <table:table-cell office:value-type="float" office:value="520329" calcext:value-type="float">
            <text:p>520329</text:p>
          </table:table-cell>
          <table:table-cell office:value-type="float" office:value="155.990635" calcext:value-type="float">
            <text:p>155.990635</text:p>
          </table:table-cell>
          <table:table-cell office:value-type="float" office:value="521960" calcext:value-type="float">
            <text:p>521960</text:p>
          </table:table-cell>
          <table:table-cell office:value-type="float" office:value="156.479635" calcext:value-type="float">
            <text:p>156.479635</text:p>
          </table:table-cell>
          <table:table-cell office:value-type="float" office:value="523771" calcext:value-type="float">
            <text:p>523771</text:p>
          </table:table-cell>
          <table:table-cell office:value-type="float" office:value="157.02253" calcext:value-type="float">
            <text:p>157.02253</text:p>
          </table:table-cell>
          <table:table-cell office:value-type="float" office:value="525450" calcext:value-type="float">
            <text:p>525450</text:p>
          </table:table-cell>
          <table:table-cell office:value-type="float" office:value="157.526094" calcext:value-type="float">
            <text:p>157.526094</text:p>
          </table:table-cell>
          <table:table-cell office:value-type="float" office:value="527136" calcext:value-type="float">
            <text:p>527136</text:p>
          </table:table-cell>
          <table:table-cell office:value-type="float" office:value="158.03127" calcext:value-type="float">
            <text:p>158.03127</text:p>
          </table:table-cell>
          <table:table-cell office:value-type="float" office:value="528876" calcext:value-type="float">
            <text:p>528876</text:p>
          </table:table-cell>
          <table:table-cell office:value-type="float" office:value="158.553161" calcext:value-type="float">
            <text:p>158.553161</text:p>
          </table:table-cell>
          <table:table-cell office:value-type="float" office:value="531220" calcext:value-type="float">
            <text:p>531220</text:p>
          </table:table-cell>
          <table:table-cell office:value-type="float" office:value="159.255656" calcext:value-type="float">
            <text:p>159.255656</text:p>
          </table:table-cell>
          <table:table-cell office:value-type="float" office:value="531826" calcext:value-type="float">
            <text:p>531826</text:p>
          </table:table-cell>
          <table:table-cell office:value-type="float" office:value="159.437376" calcext:value-type="float">
            <text:p>159.4373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58" calcext:value-type="float">
            <text:p>513758</text:p>
          </table:table-cell>
          <table:table-cell office:value-type="float" office:value="154.02085" calcext:value-type="float">
            <text:p>154.02085</text:p>
          </table:table-cell>
          <table:table-cell office:value-type="float" office:value="516645" calcext:value-type="float">
            <text:p>516645</text:p>
          </table:table-cell>
          <table:table-cell office:value-type="float" office:value="154.886365" calcext:value-type="float">
            <text:p>154.886365</text:p>
          </table:table-cell>
          <table:table-cell office:value-type="float" office:value="518452" calcext:value-type="float">
            <text:p>518452</text:p>
          </table:table-cell>
          <table:table-cell office:value-type="float" office:value="155.427869" calcext:value-type="float">
            <text:p>155.427869</text:p>
          </table:table-cell>
          <table:table-cell office:value-type="float" office:value="520386" calcext:value-type="float">
            <text:p>520386</text:p>
          </table:table-cell>
          <table:table-cell office:value-type="float" office:value="156.007765" calcext:value-type="float">
            <text:p>156.007765</text:p>
          </table:table-cell>
          <table:table-cell office:value-type="float" office:value="521924" calcext:value-type="float">
            <text:p>521924</text:p>
          </table:table-cell>
          <table:table-cell office:value-type="float" office:value="156.468798" calcext:value-type="float">
            <text:p>156.468798</text:p>
          </table:table-cell>
          <table:table-cell office:value-type="float" office:value="523743" calcext:value-type="float">
            <text:p>523743</text:p>
          </table:table-cell>
          <table:table-cell office:value-type="float" office:value="157.014284" calcext:value-type="float">
            <text:p>157.014284</text:p>
          </table:table-cell>
          <table:table-cell office:value-type="float" office:value="525593" calcext:value-type="float">
            <text:p>525593</text:p>
          </table:table-cell>
          <table:table-cell office:value-type="float" office:value="157.568842" calcext:value-type="float">
            <text:p>157.568842</text:p>
          </table:table-cell>
          <table:table-cell office:value-type="float" office:value="527071" calcext:value-type="float">
            <text:p>527071</text:p>
          </table:table-cell>
          <table:table-cell office:value-type="float" office:value="158.011853" calcext:value-type="float">
            <text:p>158.011853</text:p>
          </table:table-cell>
          <table:table-cell office:value-type="float" office:value="528888" calcext:value-type="float">
            <text:p>528888</text:p>
          </table:table-cell>
          <table:table-cell office:value-type="float" office:value="158.556564" calcext:value-type="float">
            <text:p>158.556564</text:p>
          </table:table-cell>
          <table:table-cell office:value-type="float" office:value="531023" calcext:value-type="float">
            <text:p>531023</text:p>
          </table:table-cell>
          <table:table-cell office:value-type="float" office:value="159.19655" calcext:value-type="float">
            <text:p>159.19655</text:p>
          </table:table-cell>
          <table:table-cell office:value-type="float" office:value="532032" calcext:value-type="float">
            <text:p>532032</text:p>
          </table:table-cell>
          <table:table-cell office:value-type="float" office:value="159.499257" calcext:value-type="float">
            <text:p>159.4992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00" calcext:value-type="float">
            <text:p>513700</text:p>
          </table:table-cell>
          <table:table-cell office:value-type="float" office:value="154.003534" calcext:value-type="float">
            <text:p>154.003534</text:p>
          </table:table-cell>
          <table:table-cell office:value-type="float" office:value="516641" calcext:value-type="float">
            <text:p>516641</text:p>
          </table:table-cell>
          <table:table-cell office:value-type="float" office:value="154.885177" calcext:value-type="float">
            <text:p>154.885177</text:p>
          </table:table-cell>
          <table:table-cell office:value-type="float" office:value="518349" calcext:value-type="float">
            <text:p>518349</text:p>
          </table:table-cell>
          <table:table-cell office:value-type="float" office:value="155.396994" calcext:value-type="float">
            <text:p>155.396994</text:p>
          </table:table-cell>
          <table:table-cell office:value-type="float" office:value="520255" calcext:value-type="float">
            <text:p>520255</text:p>
          </table:table-cell>
          <table:table-cell office:value-type="float" office:value="155.968467" calcext:value-type="float">
            <text:p>155.968467</text:p>
          </table:table-cell>
          <table:table-cell office:value-type="float" office:value="521915" calcext:value-type="float">
            <text:p>521915</text:p>
          </table:table-cell>
          <table:table-cell office:value-type="float" office:value="156.46604" calcext:value-type="float">
            <text:p>156.46604</text:p>
          </table:table-cell>
          <table:table-cell office:value-type="float" office:value="523828" calcext:value-type="float">
            <text:p>523828</text:p>
          </table:table-cell>
          <table:table-cell office:value-type="float" office:value="157.039627" calcext:value-type="float">
            <text:p>157.039627</text:p>
          </table:table-cell>
          <table:table-cell office:value-type="float" office:value="525442" calcext:value-type="float">
            <text:p>525442</text:p>
          </table:table-cell>
          <table:table-cell office:value-type="float" office:value="157.523574" calcext:value-type="float">
            <text:p>157.523574</text:p>
          </table:table-cell>
          <table:table-cell office:value-type="float" office:value="527094" calcext:value-type="float">
            <text:p>527094</text:p>
          </table:table-cell>
          <table:table-cell office:value-type="float" office:value="158.018878" calcext:value-type="float">
            <text:p>158.018878</text:p>
          </table:table-cell>
          <table:table-cell office:value-type="float" office:value="528893" calcext:value-type="float">
            <text:p>528893</text:p>
          </table:table-cell>
          <table:table-cell office:value-type="float" office:value="158.558049" calcext:value-type="float">
            <text:p>158.558049</text:p>
          </table:table-cell>
          <table:table-cell office:value-type="float" office:value="531103" calcext:value-type="float">
            <text:p>531103</text:p>
          </table:table-cell>
          <table:table-cell office:value-type="float" office:value="159.220725" calcext:value-type="float">
            <text:p>159.220725</text:p>
          </table:table-cell>
          <table:table-cell office:value-type="float" office:value="531878" calcext:value-type="float">
            <text:p>531878</text:p>
          </table:table-cell>
          <table:table-cell office:value-type="float" office:value="159.453145" calcext:value-type="float">
            <text:p>159.4531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686" calcext:value-type="float">
            <text:p>513686</text:p>
          </table:table-cell>
          <table:table-cell office:value-type="float" office:value="153.999292" calcext:value-type="float">
            <text:p>153.999292</text:p>
          </table:table-cell>
          <table:table-cell office:value-type="float" office:value="516610" calcext:value-type="float">
            <text:p>516610</text:p>
          </table:table-cell>
          <table:table-cell office:value-type="float" office:value="154.875805" calcext:value-type="float">
            <text:p>154.875805</text:p>
          </table:table-cell>
          <table:table-cell office:value-type="float" office:value="518344" calcext:value-type="float">
            <text:p>518344</text:p>
          </table:table-cell>
          <table:table-cell office:value-type="float" office:value="155.395578" calcext:value-type="float">
            <text:p>155.395578</text:p>
          </table:table-cell>
          <table:table-cell office:value-type="float" office:value="520147" calcext:value-type="float">
            <text:p>520147</text:p>
          </table:table-cell>
          <table:table-cell office:value-type="float" office:value="155.936235" calcext:value-type="float">
            <text:p>155.936235</text:p>
          </table:table-cell>
          <table:table-cell office:value-type="float" office:value="522008" calcext:value-type="float">
            <text:p>522008</text:p>
          </table:table-cell>
          <table:table-cell office:value-type="float" office:value="156.494131" calcext:value-type="float">
            <text:p>156.494131</text:p>
          </table:table-cell>
          <table:table-cell office:value-type="float" office:value="523876" calcext:value-type="float">
            <text:p>523876</text:p>
          </table:table-cell>
          <table:table-cell office:value-type="float" office:value="157.053981" calcext:value-type="float">
            <text:p>157.053981</text:p>
          </table:table-cell>
          <table:table-cell office:value-type="float" office:value="525433" calcext:value-type="float">
            <text:p>525433</text:p>
          </table:table-cell>
          <table:table-cell office:value-type="float" office:value="157.520901" calcext:value-type="float">
            <text:p>157.520901</text:p>
          </table:table-cell>
          <table:table-cell office:value-type="float" office:value="527178" calcext:value-type="float">
            <text:p>527178</text:p>
          </table:table-cell>
          <table:table-cell office:value-type="float" office:value="158.043996" calcext:value-type="float">
            <text:p>158.043996</text:p>
          </table:table-cell>
          <table:table-cell office:value-type="float" office:value="528749" calcext:value-type="float">
            <text:p>528749</text:p>
          </table:table-cell>
          <table:table-cell office:value-type="float" office:value="158.514917" calcext:value-type="float">
            <text:p>158.514917</text:p>
          </table:table-cell>
          <table:table-cell office:value-type="float" office:value="531505" calcext:value-type="float">
            <text:p>531505</text:p>
          </table:table-cell>
          <table:table-cell office:value-type="float" office:value="159.341224" calcext:value-type="float">
            <text:p>159.341224</text:p>
          </table:table-cell>
          <table:table-cell office:value-type="float" office:value="531860" calcext:value-type="float">
            <text:p>531860</text:p>
          </table:table-cell>
          <table:table-cell office:value-type="float" office:value="159.447632" calcext:value-type="float">
            <text:p>159.4476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694" calcext:value-type="float">
            <text:p>513694</text:p>
          </table:table-cell>
          <table:table-cell office:value-type="float" office:value="154.001482" calcext:value-type="float">
            <text:p>154.001482</text:p>
          </table:table-cell>
          <table:table-cell office:value-type="float" office:value="516649" calcext:value-type="float">
            <text:p>516649</text:p>
          </table:table-cell>
          <table:table-cell office:value-type="float" office:value="154.887429" calcext:value-type="float">
            <text:p>154.887429</text:p>
          </table:table-cell>
          <table:table-cell office:value-type="float" office:value="518331" calcext:value-type="float">
            <text:p>518331</text:p>
          </table:table-cell>
          <table:table-cell office:value-type="float" office:value="155.391721" calcext:value-type="float">
            <text:p>155.391721</text:p>
          </table:table-cell>
          <table:table-cell office:value-type="float" office:value="520257" calcext:value-type="float">
            <text:p>520257</text:p>
          </table:table-cell>
          <table:table-cell office:value-type="float" office:value="155.969109" calcext:value-type="float">
            <text:p>155.969109</text:p>
          </table:table-cell>
          <table:table-cell office:value-type="float" office:value="522027" calcext:value-type="float">
            <text:p>522027</text:p>
          </table:table-cell>
          <table:table-cell office:value-type="float" office:value="156.499692" calcext:value-type="float">
            <text:p>156.499692</text:p>
          </table:table-cell>
          <table:table-cell office:value-type="float" office:value="523876" calcext:value-type="float">
            <text:p>523876</text:p>
          </table:table-cell>
          <table:table-cell office:value-type="float" office:value="157.054147" calcext:value-type="float">
            <text:p>157.054147</text:p>
          </table:table-cell>
          <table:table-cell office:value-type="float" office:value="525422" calcext:value-type="float">
            <text:p>525422</text:p>
          </table:table-cell>
          <table:table-cell office:value-type="float" office:value="157.517556" calcext:value-type="float">
            <text:p>157.517556</text:p>
          </table:table-cell>
          <table:table-cell office:value-type="float" office:value="527040" calcext:value-type="float">
            <text:p>527040</text:p>
          </table:table-cell>
          <table:table-cell office:value-type="float" office:value="158.002493" calcext:value-type="float">
            <text:p>158.002493</text:p>
          </table:table-cell>
          <table:table-cell office:value-type="float" office:value="528784" calcext:value-type="float">
            <text:p>528784</text:p>
          </table:table-cell>
          <table:table-cell office:value-type="float" office:value="158.525388" calcext:value-type="float">
            <text:p>158.525388</text:p>
          </table:table-cell>
          <table:table-cell office:value-type="float" office:value="530480" calcext:value-type="float">
            <text:p>530480</text:p>
          </table:table-cell>
          <table:table-cell office:value-type="float" office:value="159.033861" calcext:value-type="float">
            <text:p>159.033861</text:p>
          </table:table-cell>
          <table:table-cell office:value-type="float" office:value="531847" calcext:value-type="float">
            <text:p>531847</text:p>
          </table:table-cell>
          <table:table-cell office:value-type="float" office:value="159.443692" calcext:value-type="float">
            <text:p>159.4436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48" calcext:value-type="float">
            <text:p>513748</text:p>
          </table:table-cell>
          <table:table-cell office:value-type="float" office:value="154.017923" calcext:value-type="float">
            <text:p>154.017923</text:p>
          </table:table-cell>
          <table:table-cell office:value-type="float" office:value="516708" calcext:value-type="float">
            <text:p>516708</text:p>
          </table:table-cell>
          <table:table-cell office:value-type="float" office:value="154.905184" calcext:value-type="float">
            <text:p>154.905184</text:p>
          </table:table-cell>
          <table:table-cell office:value-type="float" office:value="518467" calcext:value-type="float">
            <text:p>518467</text:p>
          </table:table-cell>
          <table:table-cell office:value-type="float" office:value="155.432552" calcext:value-type="float">
            <text:p>155.432552</text:p>
          </table:table-cell>
          <table:table-cell office:value-type="float" office:value="520314" calcext:value-type="float">
            <text:p>520314</text:p>
          </table:table-cell>
          <table:table-cell office:value-type="float" office:value="155.986347" calcext:value-type="float">
            <text:p>155.986347</text:p>
          </table:table-cell>
          <table:table-cell office:value-type="float" office:value="522057" calcext:value-type="float">
            <text:p>522057</text:p>
          </table:table-cell>
          <table:table-cell office:value-type="float" office:value="156.508796" calcext:value-type="float">
            <text:p>156.508796</text:p>
          </table:table-cell>
          <table:table-cell office:value-type="float" office:value="523944" calcext:value-type="float">
            <text:p>523944</text:p>
          </table:table-cell>
          <table:table-cell office:value-type="float" office:value="157.074517" calcext:value-type="float">
            <text:p>157.074517</text:p>
          </table:table-cell>
          <table:table-cell office:value-type="float" office:value="525444" calcext:value-type="float">
            <text:p>525444</text:p>
          </table:table-cell>
          <table:table-cell office:value-type="float" office:value="157.524259" calcext:value-type="float">
            <text:p>157.524259</text:p>
          </table:table-cell>
          <table:table-cell office:value-type="float" office:value="527015" calcext:value-type="float">
            <text:p>527015</text:p>
          </table:table-cell>
          <table:table-cell office:value-type="float" office:value="157.995179" calcext:value-type="float">
            <text:p>157.995179</text:p>
          </table:table-cell>
          <table:table-cell office:value-type="float" office:value="528971" calcext:value-type="float">
            <text:p>528971</text:p>
          </table:table-cell>
          <table:table-cell office:value-type="float" office:value="158.581614" calcext:value-type="float">
            <text:p>158.581614</text:p>
          </table:table-cell>
          <table:table-cell office:value-type="float" office:value="531701" calcext:value-type="float">
            <text:p>531701</text:p>
          </table:table-cell>
          <table:table-cell office:value-type="float" office:value="159.400083" calcext:value-type="float">
            <text:p>159.400083</text:p>
          </table:table-cell>
          <table:table-cell office:value-type="float" office:value="531958" calcext:value-type="float">
            <text:p>531958</text:p>
          </table:table-cell>
          <table:table-cell office:value-type="float" office:value="159.476907" calcext:value-type="float">
            <text:p>159.4769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69" calcext:value-type="float">
            <text:p>513769</text:p>
          </table:table-cell>
          <table:table-cell office:value-type="float" office:value="154.024166" calcext:value-type="float">
            <text:p>154.024166</text:p>
          </table:table-cell>
          <table:table-cell office:value-type="float" office:value="516645" calcext:value-type="float">
            <text:p>516645</text:p>
          </table:table-cell>
          <table:table-cell office:value-type="float" office:value="154.886323" calcext:value-type="float">
            <text:p>154.886323</text:p>
          </table:table-cell>
          <table:table-cell office:value-type="float" office:value="518343" calcext:value-type="float">
            <text:p>518343</text:p>
          </table:table-cell>
          <table:table-cell office:value-type="float" office:value="155.395408" calcext:value-type="float">
            <text:p>155.395408</text:p>
          </table:table-cell>
          <table:table-cell office:value-type="float" office:value="520348" calcext:value-type="float">
            <text:p>520348</text:p>
          </table:table-cell>
          <table:table-cell office:value-type="float" office:value="155.996501" calcext:value-type="float">
            <text:p>155.996501</text:p>
          </table:table-cell>
          <table:table-cell office:value-type="float" office:value="521989" calcext:value-type="float">
            <text:p>521989</text:p>
          </table:table-cell>
          <table:table-cell office:value-type="float" office:value="156.488425" calcext:value-type="float">
            <text:p>156.488425</text:p>
          </table:table-cell>
          <table:table-cell office:value-type="float" office:value="523822" calcext:value-type="float">
            <text:p>523822</text:p>
          </table:table-cell>
          <table:table-cell office:value-type="float" office:value="157.037922" calcext:value-type="float">
            <text:p>157.037922</text:p>
          </table:table-cell>
          <table:table-cell office:value-type="float" office:value="525376" calcext:value-type="float">
            <text:p>525376</text:p>
          </table:table-cell>
          <table:table-cell office:value-type="float" office:value="157.503804" calcext:value-type="float">
            <text:p>157.503804</text:p>
          </table:table-cell>
          <table:table-cell office:value-type="float" office:value="527032" calcext:value-type="float">
            <text:p>527032</text:p>
          </table:table-cell>
          <table:table-cell office:value-type="float" office:value="158.000216" calcext:value-type="float">
            <text:p>158.000216</text:p>
          </table:table-cell>
          <table:table-cell office:value-type="float" office:value="529009" calcext:value-type="float">
            <text:p>529009</text:p>
          </table:table-cell>
          <table:table-cell office:value-type="float" office:value="158.593037" calcext:value-type="float">
            <text:p>158.593037</text:p>
          </table:table-cell>
          <table:table-cell office:value-type="float" office:value="530213" calcext:value-type="float">
            <text:p>530213</text:p>
          </table:table-cell>
          <table:table-cell office:value-type="float" office:value="158.953724" calcext:value-type="float">
            <text:p>158.953724</text:p>
          </table:table-cell>
          <table:table-cell office:value-type="float" office:value="531992" calcext:value-type="float">
            <text:p>531992</text:p>
          </table:table-cell>
          <table:table-cell office:value-type="float" office:value="159.487265" calcext:value-type="float">
            <text:p>159.4872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625" calcext:value-type="float">
            <text:p>513625</text:p>
          </table:table-cell>
          <table:table-cell office:value-type="float" office:value="153.980851" calcext:value-type="float">
            <text:p>153.980851</text:p>
          </table:table-cell>
          <table:table-cell office:value-type="float" office:value="516755" calcext:value-type="float">
            <text:p>516755</text:p>
          </table:table-cell>
          <table:table-cell office:value-type="float" office:value="154.919356" calcext:value-type="float">
            <text:p>154.919356</text:p>
          </table:table-cell>
          <table:table-cell office:value-type="float" office:value="518397" calcext:value-type="float">
            <text:p>518397</text:p>
          </table:table-cell>
          <table:table-cell office:value-type="float" office:value="155.411575" calcext:value-type="float">
            <text:p>155.411575</text:p>
          </table:table-cell>
          <table:table-cell office:value-type="float" office:value="520278" calcext:value-type="float">
            <text:p>520278</text:p>
          </table:table-cell>
          <table:table-cell office:value-type="float" office:value="155.975352" calcext:value-type="float">
            <text:p>155.975352</text:p>
          </table:table-cell>
          <table:table-cell office:value-type="float" office:value="521916" calcext:value-type="float">
            <text:p>521916</text:p>
          </table:table-cell>
          <table:table-cell office:value-type="float" office:value="156.466503" calcext:value-type="float">
            <text:p>156.466503</text:p>
          </table:table-cell>
          <table:table-cell office:value-type="float" office:value="523741" calcext:value-type="float">
            <text:p>523741</text:p>
          </table:table-cell>
          <table:table-cell office:value-type="float" office:value="157.013539" calcext:value-type="float">
            <text:p>157.013539</text:p>
          </table:table-cell>
          <table:table-cell office:value-type="float" office:value="525479" calcext:value-type="float">
            <text:p>525479</text:p>
          </table:table-cell>
          <table:table-cell office:value-type="float" office:value="157.534658" calcext:value-type="float">
            <text:p>157.534658</text:p>
          </table:table-cell>
          <table:table-cell office:value-type="float" office:value="527067" calcext:value-type="float">
            <text:p>527067</text:p>
          </table:table-cell>
          <table:table-cell office:value-type="float" office:value="158.010762" calcext:value-type="float">
            <text:p>158.010762</text:p>
          </table:table-cell>
          <table:table-cell office:value-type="float" office:value="528706" calcext:value-type="float">
            <text:p>528706</text:p>
          </table:table-cell>
          <table:table-cell office:value-type="float" office:value="158.502157" calcext:value-type="float">
            <text:p>158.502157</text:p>
          </table:table-cell>
          <table:table-cell office:value-type="float" office:value="530726" calcext:value-type="float">
            <text:p>530726</text:p>
          </table:table-cell>
          <table:table-cell office:value-type="float" office:value="159.107579" calcext:value-type="float">
            <text:p>159.107579</text:p>
          </table:table-cell>
          <table:table-cell office:value-type="float" office:value="531852" calcext:value-type="float">
            <text:p>531852</text:p>
          </table:table-cell>
          <table:table-cell office:value-type="float" office:value="159.445097" calcext:value-type="float">
            <text:p>159.44509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53" calcext:value-type="float">
            <text:p>513853</text:p>
          </table:table-cell>
          <table:table-cell office:value-type="float" office:value="154.049174" calcext:value-type="float">
            <text:p>154.049174</text:p>
          </table:table-cell>
          <table:table-cell office:value-type="float" office:value="516617" calcext:value-type="float">
            <text:p>516617</text:p>
          </table:table-cell>
          <table:table-cell office:value-type="float" office:value="154.877874" calcext:value-type="float">
            <text:p>154.877874</text:p>
          </table:table-cell>
          <table:table-cell office:value-type="float" office:value="518312" calcext:value-type="float">
            <text:p>518312</text:p>
          </table:table-cell>
          <table:table-cell office:value-type="float" office:value="155.38599" calcext:value-type="float">
            <text:p>155.38599</text:p>
          </table:table-cell>
          <table:table-cell office:value-type="float" office:value="520247" calcext:value-type="float">
            <text:p>520247</text:p>
          </table:table-cell>
          <table:table-cell office:value-type="float" office:value="155.966269" calcext:value-type="float">
            <text:p>155.966269</text:p>
          </table:table-cell>
          <table:table-cell office:value-type="float" office:value="521917" calcext:value-type="float">
            <text:p>521917</text:p>
          </table:table-cell>
          <table:table-cell office:value-type="float" office:value="156.466808" calcext:value-type="float">
            <text:p>156.466808</text:p>
          </table:table-cell>
          <table:table-cell office:value-type="float" office:value="523813" calcext:value-type="float">
            <text:p>523813</text:p>
          </table:table-cell>
          <table:table-cell office:value-type="float" office:value="157.035169" calcext:value-type="float">
            <text:p>157.035169</text:p>
          </table:table-cell>
          <table:table-cell office:value-type="float" office:value="525528" calcext:value-type="float">
            <text:p>525528</text:p>
          </table:table-cell>
          <table:table-cell office:value-type="float" office:value="157.54923" calcext:value-type="float">
            <text:p>157.54923</text:p>
          </table:table-cell>
          <table:table-cell office:value-type="float" office:value="527102" calcext:value-type="float">
            <text:p>527102</text:p>
          </table:table-cell>
          <table:table-cell office:value-type="float" office:value="158.021335" calcext:value-type="float">
            <text:p>158.021335</text:p>
          </table:table-cell>
          <table:table-cell office:value-type="float" office:value="528900" calcext:value-type="float">
            <text:p>528900</text:p>
          </table:table-cell>
          <table:table-cell office:value-type="float" office:value="158.560143" calcext:value-type="float">
            <text:p>158.560143</text:p>
          </table:table-cell>
          <table:table-cell office:value-type="float" office:value="536880" calcext:value-type="float">
            <text:p>536880</text:p>
          </table:table-cell>
          <table:table-cell office:value-type="float" office:value="160.952659" calcext:value-type="float">
            <text:p>160.952659</text:p>
          </table:table-cell>
          <table:table-cell office:value-type="float" office:value="532061" calcext:value-type="float">
            <text:p>532061</text:p>
          </table:table-cell>
          <table:table-cell office:value-type="float" office:value="159.50797" calcext:value-type="float">
            <text:p>159.5079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681" calcext:value-type="float">
            <text:p>513681</text:p>
          </table:table-cell>
          <table:table-cell office:value-type="float" office:value="153.997554" calcext:value-type="float">
            <text:p>153.997554</text:p>
          </table:table-cell>
          <table:table-cell office:value-type="float" office:value="516670" calcext:value-type="float">
            <text:p>516670</text:p>
          </table:table-cell>
          <table:table-cell office:value-type="float" office:value="154.893623" calcext:value-type="float">
            <text:p>154.893623</text:p>
          </table:table-cell>
          <table:table-cell office:value-type="float" office:value="518360" calcext:value-type="float">
            <text:p>518360</text:p>
          </table:table-cell>
          <table:table-cell office:value-type="float" office:value="155.40053" calcext:value-type="float">
            <text:p>155.40053</text:p>
          </table:table-cell>
          <table:table-cell office:value-type="float" office:value="520364" calcext:value-type="float">
            <text:p>520364</text:p>
          </table:table-cell>
          <table:table-cell office:value-type="float" office:value="156.00111" calcext:value-type="float">
            <text:p>156.00111</text:p>
          </table:table-cell>
          <table:table-cell office:value-type="float" office:value="522005" calcext:value-type="float">
            <text:p>522005</text:p>
          </table:table-cell>
          <table:table-cell office:value-type="float" office:value="156.493231" calcext:value-type="float">
            <text:p>156.493231</text:p>
          </table:table-cell>
          <table:table-cell office:value-type="float" office:value="523790" calcext:value-type="float">
            <text:p>523790</text:p>
          </table:table-cell>
          <table:table-cell office:value-type="float" office:value="157.028224" calcext:value-type="float">
            <text:p>157.028224</text:p>
          </table:table-cell>
          <table:table-cell office:value-type="float" office:value="525464" calcext:value-type="float">
            <text:p>525464</text:p>
          </table:table-cell>
          <table:table-cell office:value-type="float" office:value="157.530165" calcext:value-type="float">
            <text:p>157.530165</text:p>
          </table:table-cell>
          <table:table-cell office:value-type="float" office:value="527141" calcext:value-type="float">
            <text:p>527141</text:p>
          </table:table-cell>
          <table:table-cell office:value-type="float" office:value="158.032763" calcext:value-type="float">
            <text:p>158.032763</text:p>
          </table:table-cell>
          <table:table-cell office:value-type="float" office:value="528848" calcext:value-type="float">
            <text:p>528848</text:p>
          </table:table-cell>
          <table:table-cell office:value-type="float" office:value="158.544662" calcext:value-type="float">
            <text:p>158.544662</text:p>
          </table:table-cell>
          <table:table-cell office:value-type="float" office:value="530627" calcext:value-type="float">
            <text:p>530627</text:p>
          </table:table-cell>
          <table:table-cell office:value-type="float" office:value="159.077947" calcext:value-type="float">
            <text:p>159.077947</text:p>
          </table:table-cell>
          <table:table-cell office:value-type="float" office:value="531968" calcext:value-type="float">
            <text:p>531968</text:p>
          </table:table-cell>
          <table:table-cell office:value-type="float" office:value="159.479867" calcext:value-type="float">
            <text:p>159.47986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43" calcext:value-type="float">
            <text:p>513743</text:p>
          </table:table-cell>
          <table:table-cell office:value-type="float" office:value="154.016149" calcext:value-type="float">
            <text:p>154.016149</text:p>
          </table:table-cell>
          <table:table-cell office:value-type="float" office:value="516686" calcext:value-type="float">
            <text:p>516686</text:p>
          </table:table-cell>
          <table:table-cell office:value-type="float" office:value="154.898639" calcext:value-type="float">
            <text:p>154.898639</text:p>
          </table:table-cell>
          <table:table-cell office:value-type="float" office:value="518300" calcext:value-type="float">
            <text:p>518300</text:p>
          </table:table-cell>
          <table:table-cell office:value-type="float" office:value="155.382515" calcext:value-type="float">
            <text:p>155.382515</text:p>
          </table:table-cell>
          <table:table-cell office:value-type="float" office:value="520181" calcext:value-type="float">
            <text:p>520181</text:p>
          </table:table-cell>
          <table:table-cell office:value-type="float" office:value="155.946363" calcext:value-type="float">
            <text:p>155.946363</text:p>
          </table:table-cell>
          <table:table-cell office:value-type="float" office:value="521946" calcext:value-type="float">
            <text:p>521946</text:p>
          </table:table-cell>
          <table:table-cell office:value-type="float" office:value="156.475351" calcext:value-type="float">
            <text:p>156.475351</text:p>
          </table:table-cell>
          <table:table-cell office:value-type="float" office:value="523859" calcext:value-type="float">
            <text:p>523859</text:p>
          </table:table-cell>
          <table:table-cell office:value-type="float" office:value="157.049127" calcext:value-type="float">
            <text:p>157.049127</text:p>
          </table:table-cell>
          <table:table-cell office:value-type="float" office:value="525455" calcext:value-type="float">
            <text:p>525455</text:p>
          </table:table-cell>
          <table:table-cell office:value-type="float" office:value="157.527523" calcext:value-type="float">
            <text:p>157.527523</text:p>
          </table:table-cell>
          <table:table-cell office:value-type="float" office:value="527053" calcext:value-type="float">
            <text:p>527053</text:p>
          </table:table-cell>
          <table:table-cell office:value-type="float" office:value="158.006425" calcext:value-type="float">
            <text:p>158.006425</text:p>
          </table:table-cell>
          <table:table-cell office:value-type="float" office:value="528986" calcext:value-type="float">
            <text:p>528986</text:p>
          </table:table-cell>
          <table:table-cell office:value-type="float" office:value="158.586028" calcext:value-type="float">
            <text:p>158.586028</text:p>
          </table:table-cell>
          <table:table-cell office:value-type="float" office:value="530775" calcext:value-type="float">
            <text:p>530775</text:p>
          </table:table-cell>
          <table:table-cell office:value-type="float" office:value="159.122265" calcext:value-type="float">
            <text:p>159.122265</text:p>
          </table:table-cell>
          <table:table-cell office:value-type="float" office:value="531922" calcext:value-type="float">
            <text:p>531922</text:p>
          </table:table-cell>
          <table:table-cell office:value-type="float" office:value="159.466333" calcext:value-type="float">
            <text:p>159.4663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98" calcext:value-type="float">
            <text:p>513798</text:p>
          </table:table-cell>
          <table:table-cell office:value-type="float" office:value="154.032629" calcext:value-type="float">
            <text:p>154.032629</text:p>
          </table:table-cell>
          <table:table-cell office:value-type="float" office:value="516813" calcext:value-type="float">
            <text:p>516813</text:p>
          </table:table-cell>
          <table:table-cell office:value-type="float" office:value="154.936613" calcext:value-type="float">
            <text:p>154.936613</text:p>
          </table:table-cell>
          <table:table-cell office:value-type="float" office:value="518318" calcext:value-type="float">
            <text:p>518318</text:p>
          </table:table-cell>
          <table:table-cell office:value-type="float" office:value="155.3879" calcext:value-type="float">
            <text:p>155.3879</text:p>
          </table:table-cell>
          <table:table-cell office:value-type="float" office:value="520307" calcext:value-type="float">
            <text:p>520307</text:p>
          </table:table-cell>
          <table:table-cell office:value-type="float" office:value="155.984205" calcext:value-type="float">
            <text:p>155.984205</text:p>
          </table:table-cell>
          <table:table-cell office:value-type="float" office:value="521948" calcext:value-type="float">
            <text:p>521948</text:p>
          </table:table-cell>
          <table:table-cell office:value-type="float" office:value="156.47601" calcext:value-type="float">
            <text:p>156.47601</text:p>
          </table:table-cell>
          <table:table-cell office:value-type="float" office:value="523839" calcext:value-type="float">
            <text:p>523839</text:p>
          </table:table-cell>
          <table:table-cell office:value-type="float" office:value="157.043083" calcext:value-type="float">
            <text:p>157.043083</text:p>
          </table:table-cell>
          <table:table-cell office:value-type="float" office:value="525545" calcext:value-type="float">
            <text:p>525545</text:p>
          </table:table-cell>
          <table:table-cell office:value-type="float" office:value="157.554529" calcext:value-type="float">
            <text:p>157.554529</text:p>
          </table:table-cell>
          <table:table-cell office:value-type="float" office:value="527068" calcext:value-type="float">
            <text:p>527068</text:p>
          </table:table-cell>
          <table:table-cell office:value-type="float" office:value="158.010937" calcext:value-type="float">
            <text:p>158.010937</text:p>
          </table:table-cell>
          <table:table-cell office:value-type="float" office:value="528892" calcext:value-type="float">
            <text:p>528892</text:p>
          </table:table-cell>
          <table:table-cell office:value-type="float" office:value="158.557816" calcext:value-type="float">
            <text:p>158.557816</text:p>
          </table:table-cell>
          <table:table-cell office:value-type="float" office:value="530769" calcext:value-type="float">
            <text:p>530769</text:p>
          </table:table-cell>
          <table:table-cell office:value-type="float" office:value="159.120442" calcext:value-type="float">
            <text:p>159.120442</text:p>
          </table:table-cell>
          <table:table-cell office:value-type="float" office:value="531891" calcext:value-type="float">
            <text:p>531891</text:p>
          </table:table-cell>
          <table:table-cell office:value-type="float" office:value="159.456943" calcext:value-type="float">
            <text:p>159.4569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41" calcext:value-type="float">
            <text:p>513741</text:p>
          </table:table-cell>
          <table:table-cell office:value-type="float" office:value="154.015617" calcext:value-type="float">
            <text:p>154.015617</text:p>
          </table:table-cell>
          <table:table-cell office:value-type="float" office:value="516689" calcext:value-type="float">
            <text:p>516689</text:p>
          </table:table-cell>
          <table:table-cell office:value-type="float" office:value="154.899377" calcext:value-type="float">
            <text:p>154.899377</text:p>
          </table:table-cell>
          <table:table-cell office:value-type="float" office:value="518494" calcext:value-type="float">
            <text:p>518494</text:p>
          </table:table-cell>
          <table:table-cell office:value-type="float" office:value="155.440678" calcext:value-type="float">
            <text:p>155.440678</text:p>
          </table:table-cell>
          <table:table-cell office:value-type="float" office:value="520261" calcext:value-type="float">
            <text:p>520261</text:p>
          </table:table-cell>
          <table:table-cell office:value-type="float" office:value="155.970295" calcext:value-type="float">
            <text:p>155.970295</text:p>
          </table:table-cell>
          <table:table-cell office:value-type="float" office:value="521932" calcext:value-type="float">
            <text:p>521932</text:p>
          </table:table-cell>
          <table:table-cell office:value-type="float" office:value="156.471274" calcext:value-type="float">
            <text:p>156.471274</text:p>
          </table:table-cell>
          <table:table-cell office:value-type="float" office:value="523850" calcext:value-type="float">
            <text:p>523850</text:p>
          </table:table-cell>
          <table:table-cell office:value-type="float" office:value="157.046386" calcext:value-type="float">
            <text:p>157.046386</text:p>
          </table:table-cell>
          <table:table-cell office:value-type="float" office:value="525719" calcext:value-type="float">
            <text:p>525719</text:p>
          </table:table-cell>
          <table:table-cell office:value-type="float" office:value="157.606565" calcext:value-type="float">
            <text:p>157.606565</text:p>
          </table:table-cell>
          <table:table-cell office:value-type="float" office:value="527205" calcext:value-type="float">
            <text:p>527205</text:p>
          </table:table-cell>
          <table:table-cell office:value-type="float" office:value="158.052033" calcext:value-type="float">
            <text:p>158.052033</text:p>
          </table:table-cell>
          <table:table-cell office:value-type="float" office:value="528837" calcext:value-type="float">
            <text:p>528837</text:p>
          </table:table-cell>
          <table:table-cell office:value-type="float" office:value="158.541241" calcext:value-type="float">
            <text:p>158.541241</text:p>
          </table:table-cell>
          <table:table-cell office:value-type="float" office:value="530952" calcext:value-type="float">
            <text:p>530952</text:p>
          </table:table-cell>
          <table:table-cell office:value-type="float" office:value="159.175304" calcext:value-type="float">
            <text:p>159.175304</text:p>
          </table:table-cell>
          <table:table-cell office:value-type="float" office:value="531946" calcext:value-type="float">
            <text:p>531946</text:p>
          </table:table-cell>
          <table:table-cell office:value-type="float" office:value="159.473323" calcext:value-type="float">
            <text:p>159.473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05" calcext:value-type="float">
            <text:p>513705</text:p>
          </table:table-cell>
          <table:table-cell office:value-type="float" office:value="154.004764" calcext:value-type="float">
            <text:p>154.004764</text:p>
          </table:table-cell>
          <table:table-cell office:value-type="float" office:value="516701" calcext:value-type="float">
            <text:p>516701</text:p>
          </table:table-cell>
          <table:table-cell office:value-type="float" office:value="154.903077" calcext:value-type="float">
            <text:p>154.903077</text:p>
          </table:table-cell>
          <table:table-cell office:value-type="float" office:value="518395" calcext:value-type="float">
            <text:p>518395</text:p>
          </table:table-cell>
          <table:table-cell office:value-type="float" office:value="155.41103" calcext:value-type="float">
            <text:p>155.41103</text:p>
          </table:table-cell>
          <table:table-cell office:value-type="float" office:value="520330" calcext:value-type="float">
            <text:p>520330</text:p>
          </table:table-cell>
          <table:table-cell office:value-type="float" office:value="155.990888" calcext:value-type="float">
            <text:p>155.990888</text:p>
          </table:table-cell>
          <table:table-cell office:value-type="float" office:value="522009" calcext:value-type="float">
            <text:p>522009</text:p>
          </table:table-cell>
          <table:table-cell office:value-type="float" office:value="156.49439" calcext:value-type="float">
            <text:p>156.49439</text:p>
          </table:table-cell>
          <table:table-cell office:value-type="float" office:value="523823" calcext:value-type="float">
            <text:p>523823</text:p>
          </table:table-cell>
          <table:table-cell office:value-type="float" office:value="157.038176" calcext:value-type="float">
            <text:p>157.038176</text:p>
          </table:table-cell>
          <table:table-cell office:value-type="float" office:value="525515" calcext:value-type="float">
            <text:p>525515</text:p>
          </table:table-cell>
          <table:table-cell office:value-type="float" office:value="157.545453" calcext:value-type="float">
            <text:p>157.545453</text:p>
          </table:table-cell>
          <table:table-cell office:value-type="float" office:value="527120" calcext:value-type="float">
            <text:p>527120</text:p>
          </table:table-cell>
          <table:table-cell office:value-type="float" office:value="158.026628" calcext:value-type="float">
            <text:p>158.026628</text:p>
          </table:table-cell>
          <table:table-cell office:value-type="float" office:value="528947" calcext:value-type="float">
            <text:p>528947</text:p>
          </table:table-cell>
          <table:table-cell office:value-type="float" office:value="158.574191" calcext:value-type="float">
            <text:p>158.574191</text:p>
          </table:table-cell>
          <table:table-cell office:value-type="float" office:value="531062" calcext:value-type="float">
            <text:p>531062</text:p>
          </table:table-cell>
          <table:table-cell office:value-type="float" office:value="159.208328" calcext:value-type="float">
            <text:p>159.208328</text:p>
          </table:table-cell>
          <table:table-cell office:value-type="float" office:value="531958" calcext:value-type="float">
            <text:p>531958</text:p>
          </table:table-cell>
          <table:table-cell office:value-type="float" office:value="159.477133" calcext:value-type="float">
            <text:p>159.4771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684" calcext:value-type="float">
            <text:p>513684</text:p>
          </table:table-cell>
          <table:table-cell office:value-type="float" office:value="153.99873" calcext:value-type="float">
            <text:p>153.99873</text:p>
          </table:table-cell>
          <table:table-cell office:value-type="float" office:value="516779" calcext:value-type="float">
            <text:p>516779</text:p>
          </table:table-cell>
          <table:table-cell office:value-type="float" office:value="154.926526" calcext:value-type="float">
            <text:p>154.926526</text:p>
          </table:table-cell>
          <table:table-cell office:value-type="float" office:value="518414" calcext:value-type="float">
            <text:p>518414</text:p>
          </table:table-cell>
          <table:table-cell office:value-type="float" office:value="155.41668" calcext:value-type="float">
            <text:p>155.41668</text:p>
          </table:table-cell>
          <table:table-cell office:value-type="float" office:value="520282" calcext:value-type="float">
            <text:p>520282</text:p>
          </table:table-cell>
          <table:table-cell office:value-type="float" office:value="155.976739" calcext:value-type="float">
            <text:p>155.976739</text:p>
          </table:table-cell>
          <table:table-cell office:value-type="float" office:value="521909" calcext:value-type="float">
            <text:p>521909</text:p>
          </table:table-cell>
          <table:table-cell office:value-type="float" office:value="156.46445" calcext:value-type="float">
            <text:p>156.46445</text:p>
          </table:table-cell>
          <table:table-cell office:value-type="float" office:value="523959" calcext:value-type="float">
            <text:p>523959</text:p>
          </table:table-cell>
          <table:table-cell office:value-type="float" office:value="157.078894" calcext:value-type="float">
            <text:p>157.078894</text:p>
          </table:table-cell>
          <table:table-cell office:value-type="float" office:value="525523" calcext:value-type="float">
            <text:p>525523</text:p>
          </table:table-cell>
          <table:table-cell office:value-type="float" office:value="157.547807" calcext:value-type="float">
            <text:p>157.547807</text:p>
          </table:table-cell>
          <table:table-cell office:value-type="float" office:value="527029" calcext:value-type="float">
            <text:p>527029</text:p>
          </table:table-cell>
          <table:table-cell office:value-type="float" office:value="157.999346" calcext:value-type="float">
            <text:p>157.999346</text:p>
          </table:table-cell>
          <table:table-cell office:value-type="float" office:value="528916" calcext:value-type="float">
            <text:p>528916</text:p>
          </table:table-cell>
          <table:table-cell office:value-type="float" office:value="158.565066" calcext:value-type="float">
            <text:p>158.565066</text:p>
          </table:table-cell>
          <table:table-cell office:value-type="float" office:value="531029" calcext:value-type="float">
            <text:p>531029</text:p>
          </table:table-cell>
          <table:table-cell office:value-type="float" office:value="159.198542" calcext:value-type="float">
            <text:p>159.198542</text:p>
          </table:table-cell>
          <table:table-cell office:value-type="float" office:value="531974" calcext:value-type="float">
            <text:p>531974</text:p>
          </table:table-cell>
          <table:table-cell office:value-type="float" office:value="159.481645" calcext:value-type="float">
            <text:p>159.4816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84" calcext:value-type="float">
            <text:p>513784</text:p>
          </table:table-cell>
          <table:table-cell office:value-type="float" office:value="154.028664" calcext:value-type="float">
            <text:p>154.028664</text:p>
          </table:table-cell>
          <table:table-cell office:value-type="float" office:value="516740" calcext:value-type="float">
            <text:p>516740</text:p>
          </table:table-cell>
          <table:table-cell office:value-type="float" office:value="154.914694" calcext:value-type="float">
            <text:p>154.914694</text:p>
          </table:table-cell>
          <table:table-cell office:value-type="float" office:value="518422" calcext:value-type="float">
            <text:p>518422</text:p>
          </table:table-cell>
          <table:table-cell office:value-type="float" office:value="155.419046" calcext:value-type="float">
            <text:p>155.419046</text:p>
          </table:table-cell>
          <table:table-cell office:value-type="float" office:value="520331" calcext:value-type="float">
            <text:p>520331</text:p>
          </table:table-cell>
          <table:table-cell office:value-type="float" office:value="155.991419" calcext:value-type="float">
            <text:p>155.991419</text:p>
          </table:table-cell>
          <table:table-cell office:value-type="float" office:value="521792" calcext:value-type="float">
            <text:p>521792</text:p>
          </table:table-cell>
          <table:table-cell office:value-type="float" office:value="156.429217" calcext:value-type="float">
            <text:p>156.429217</text:p>
          </table:table-cell>
          <table:table-cell office:value-type="float" office:value="523841" calcext:value-type="float">
            <text:p>523841</text:p>
          </table:table-cell>
          <table:table-cell office:value-type="float" office:value="157.043706" calcext:value-type="float">
            <text:p>157.043706</text:p>
          </table:table-cell>
          <table:table-cell office:value-type="float" office:value="525547" calcext:value-type="float">
            <text:p>525547</text:p>
          </table:table-cell>
          <table:table-cell office:value-type="float" office:value="157.555084" calcext:value-type="float">
            <text:p>157.555084</text:p>
          </table:table-cell>
          <table:table-cell office:value-type="float" office:value="527065" calcext:value-type="float">
            <text:p>527065</text:p>
          </table:table-cell>
          <table:table-cell office:value-type="float" office:value="158.010044" calcext:value-type="float">
            <text:p>158.010044</text:p>
          </table:table-cell>
          <table:table-cell office:value-type="float" office:value="528847" calcext:value-type="float">
            <text:p>528847</text:p>
          </table:table-cell>
          <table:table-cell office:value-type="float" office:value="158.544473" calcext:value-type="float">
            <text:p>158.544473</text:p>
          </table:table-cell>
          <table:table-cell office:value-type="float" office:value="530753" calcext:value-type="float">
            <text:p>530753</text:p>
          </table:table-cell>
          <table:table-cell office:value-type="float" office:value="159.115771" calcext:value-type="float">
            <text:p>159.115771</text:p>
          </table:table-cell>
          <table:table-cell office:value-type="float" office:value="531950" calcext:value-type="float">
            <text:p>531950</text:p>
          </table:table-cell>
          <table:table-cell office:value-type="float" office:value="159.474468" calcext:value-type="float">
            <text:p>159.4744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695" calcext:value-type="float">
            <text:p>513695</text:p>
          </table:table-cell>
          <table:table-cell office:value-type="float" office:value="154.00196" calcext:value-type="float">
            <text:p>154.00196</text:p>
          </table:table-cell>
          <table:table-cell office:value-type="float" office:value="516798" calcext:value-type="float">
            <text:p>516798</text:p>
          </table:table-cell>
          <table:table-cell office:value-type="float" office:value="154.932205" calcext:value-type="float">
            <text:p>154.932205</text:p>
          </table:table-cell>
          <table:table-cell office:value-type="float" office:value="518421" calcext:value-type="float">
            <text:p>518421</text:p>
          </table:table-cell>
          <table:table-cell office:value-type="float" office:value="155.418808" calcext:value-type="float">
            <text:p>155.418808</text:p>
          </table:table-cell>
          <table:table-cell office:value-type="float" office:value="520288" calcext:value-type="float">
            <text:p>520288</text:p>
          </table:table-cell>
          <table:table-cell office:value-type="float" office:value="155.978308" calcext:value-type="float">
            <text:p>155.978308</text:p>
          </table:table-cell>
          <table:table-cell office:value-type="float" office:value="522002" calcext:value-type="float">
            <text:p>522002</text:p>
          </table:table-cell>
          <table:table-cell office:value-type="float" office:value="156.492294" calcext:value-type="float">
            <text:p>156.492294</text:p>
          </table:table-cell>
          <table:table-cell office:value-type="float" office:value="523850" calcext:value-type="float">
            <text:p>523850</text:p>
          </table:table-cell>
          <table:table-cell office:value-type="float" office:value="157.046172" calcext:value-type="float">
            <text:p>157.046172</text:p>
          </table:table-cell>
          <table:table-cell office:value-type="float" office:value="525384" calcext:value-type="float">
            <text:p>525384</text:p>
          </table:table-cell>
          <table:table-cell office:value-type="float" office:value="157.506106" calcext:value-type="float">
            <text:p>157.506106</text:p>
          </table:table-cell>
          <table:table-cell office:value-type="float" office:value="527077" calcext:value-type="float">
            <text:p>527077</text:p>
          </table:table-cell>
          <table:table-cell office:value-type="float" office:value="158.013821" calcext:value-type="float">
            <text:p>158.013821</text:p>
          </table:table-cell>
          <table:table-cell office:value-type="float" office:value="528874" calcext:value-type="float">
            <text:p>528874</text:p>
          </table:table-cell>
          <table:table-cell office:value-type="float" office:value="158.55234" calcext:value-type="float">
            <text:p>158.55234</text:p>
          </table:table-cell>
          <table:table-cell office:value-type="float" office:value="530910" calcext:value-type="float">
            <text:p>530910</text:p>
          </table:table-cell>
          <table:table-cell office:value-type="float" office:value="159.162933" calcext:value-type="float">
            <text:p>159.162933</text:p>
          </table:table-cell>
          <table:table-cell office:value-type="float" office:value="531933" calcext:value-type="float">
            <text:p>531933</text:p>
          </table:table-cell>
          <table:table-cell office:value-type="float" office:value="159.469461" calcext:value-type="float">
            <text:p>159.46946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30" calcext:value-type="float">
            <text:p>513830</text:p>
          </table:table-cell>
          <table:table-cell office:value-type="float" office:value="154.042423" calcext:value-type="float">
            <text:p>154.042423</text:p>
          </table:table-cell>
          <table:table-cell office:value-type="float" office:value="516741" calcext:value-type="float">
            <text:p>516741</text:p>
          </table:table-cell>
          <table:table-cell office:value-type="float" office:value="154.91512" calcext:value-type="float">
            <text:p>154.91512</text:p>
          </table:table-cell>
          <table:table-cell office:value-type="float" office:value="518400" calcext:value-type="float">
            <text:p>518400</text:p>
          </table:table-cell>
          <table:table-cell office:value-type="float" office:value="155.412446" calcext:value-type="float">
            <text:p>155.412446</text:p>
          </table:table-cell>
          <table:table-cell office:value-type="float" office:value="520247" calcext:value-type="float">
            <text:p>520247</text:p>
          </table:table-cell>
          <table:table-cell office:value-type="float" office:value="155.966262" calcext:value-type="float">
            <text:p>155.966262</text:p>
          </table:table-cell>
          <table:table-cell office:value-type="float" office:value="521991" calcext:value-type="float">
            <text:p>521991</text:p>
          </table:table-cell>
          <table:table-cell office:value-type="float" office:value="156.488863" calcext:value-type="float">
            <text:p>156.488863</text:p>
          </table:table-cell>
          <table:table-cell office:value-type="float" office:value="523871" calcext:value-type="float">
            <text:p>523871</text:p>
          </table:table-cell>
          <table:table-cell office:value-type="float" office:value="157.052653" calcext:value-type="float">
            <text:p>157.052653</text:p>
          </table:table-cell>
          <table:table-cell office:value-type="float" office:value="525655" calcext:value-type="float">
            <text:p>525655</text:p>
          </table:table-cell>
          <table:table-cell office:value-type="float" office:value="157.587314" calcext:value-type="float">
            <text:p>157.587314</text:p>
          </table:table-cell>
          <table:table-cell office:value-type="float" office:value="527095" calcext:value-type="float">
            <text:p>527095</text:p>
          </table:table-cell>
          <table:table-cell office:value-type="float" office:value="158.018989" calcext:value-type="float">
            <text:p>158.018989</text:p>
          </table:table-cell>
          <table:table-cell office:value-type="float" office:value="529090" calcext:value-type="float">
            <text:p>529090</text:p>
          </table:table-cell>
          <table:table-cell office:value-type="float" office:value="158.617214" calcext:value-type="float">
            <text:p>158.617214</text:p>
          </table:table-cell>
          <table:table-cell office:value-type="float" office:value="530807" calcext:value-type="float">
            <text:p>530807</text:p>
          </table:table-cell>
          <table:table-cell office:value-type="float" office:value="159.132038" calcext:value-type="float">
            <text:p>159.132038</text:p>
          </table:table-cell>
          <table:table-cell office:value-type="float" office:value="531969" calcext:value-type="float">
            <text:p>531969</text:p>
          </table:table-cell>
          <table:table-cell office:value-type="float" office:value="159.480176" calcext:value-type="float">
            <text:p>159.4801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678" calcext:value-type="float">
            <text:p>513678</text:p>
          </table:table-cell>
          <table:table-cell office:value-type="float" office:value="153.996758" calcext:value-type="float">
            <text:p>153.996758</text:p>
          </table:table-cell>
          <table:table-cell office:value-type="float" office:value="516718" calcext:value-type="float">
            <text:p>516718</text:p>
          </table:table-cell>
          <table:table-cell office:value-type="float" office:value="154.90826" calcext:value-type="float">
            <text:p>154.90826</text:p>
          </table:table-cell>
          <table:table-cell office:value-type="float" office:value="518489" calcext:value-type="float">
            <text:p>518489</text:p>
          </table:table-cell>
          <table:table-cell office:value-type="float" office:value="155.439101" calcext:value-type="float">
            <text:p>155.439101</text:p>
          </table:table-cell>
          <table:table-cell office:value-type="float" office:value="520322" calcext:value-type="float">
            <text:p>520322</text:p>
          </table:table-cell>
          <table:table-cell office:value-type="float" office:value="155.988573" calcext:value-type="float">
            <text:p>155.988573</text:p>
          </table:table-cell>
          <table:table-cell office:value-type="float" office:value="521944" calcext:value-type="float">
            <text:p>521944</text:p>
          </table:table-cell>
          <table:table-cell office:value-type="float" office:value="156.474881" calcext:value-type="float">
            <text:p>156.474881</text:p>
          </table:table-cell>
          <table:table-cell office:value-type="float" office:value="523817" calcext:value-type="float">
            <text:p>523817</text:p>
          </table:table-cell>
          <table:table-cell office:value-type="float" office:value="157.036272" calcext:value-type="float">
            <text:p>157.036272</text:p>
          </table:table-cell>
          <table:table-cell office:value-type="float" office:value="525525" calcext:value-type="float">
            <text:p>525525</text:p>
          </table:table-cell>
          <table:table-cell office:value-type="float" office:value="157.548512" calcext:value-type="float">
            <text:p>157.548512</text:p>
          </table:table-cell>
          <table:table-cell office:value-type="float" office:value="527121" calcext:value-type="float">
            <text:p>527121</text:p>
          </table:table-cell>
          <table:table-cell office:value-type="float" office:value="158.026893" calcext:value-type="float">
            <text:p>158.026893</text:p>
          </table:table-cell>
          <table:table-cell office:value-type="float" office:value="528890" calcext:value-type="float">
            <text:p>528890</text:p>
          </table:table-cell>
          <table:table-cell office:value-type="float" office:value="158.557202" calcext:value-type="float">
            <text:p>158.557202</text:p>
          </table:table-cell>
          <table:table-cell office:value-type="float" office:value="530728" calcext:value-type="float">
            <text:p>530728</text:p>
          </table:table-cell>
          <table:table-cell office:value-type="float" office:value="159.108343" calcext:value-type="float">
            <text:p>159.108343</text:p>
          </table:table-cell>
          <table:table-cell office:value-type="float" office:value="531969" calcext:value-type="float">
            <text:p>531969</text:p>
          </table:table-cell>
          <table:table-cell office:value-type="float" office:value="159.4802" calcext:value-type="float">
            <text:p>159.48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34" calcext:value-type="float">
            <text:p>513734</text:p>
          </table:table-cell>
          <table:table-cell office:value-type="float" office:value="154.013723" calcext:value-type="float">
            <text:p>154.013723</text:p>
          </table:table-cell>
          <table:table-cell office:value-type="float" office:value="516687" calcext:value-type="float">
            <text:p>516687</text:p>
          </table:table-cell>
          <table:table-cell office:value-type="float" office:value="154.898731" calcext:value-type="float">
            <text:p>154.898731</text:p>
          </table:table-cell>
          <table:table-cell office:value-type="float" office:value="518416" calcext:value-type="float">
            <text:p>518416</text:p>
          </table:table-cell>
          <table:table-cell office:value-type="float" office:value="155.41714" calcext:value-type="float">
            <text:p>155.41714</text:p>
          </table:table-cell>
          <table:table-cell office:value-type="float" office:value="520349" calcext:value-type="float">
            <text:p>520349</text:p>
          </table:table-cell>
          <table:table-cell office:value-type="float" office:value="155.996702" calcext:value-type="float">
            <text:p>155.996702</text:p>
          </table:table-cell>
          <table:table-cell office:value-type="float" office:value="521962" calcext:value-type="float">
            <text:p>521962</text:p>
          </table:table-cell>
          <table:table-cell office:value-type="float" office:value="156.480214" calcext:value-type="float">
            <text:p>156.480214</text:p>
          </table:table-cell>
          <table:table-cell office:value-type="float" office:value="523930" calcext:value-type="float">
            <text:p>523930</text:p>
          </table:table-cell>
          <table:table-cell office:value-type="float" office:value="157.070177" calcext:value-type="float">
            <text:p>157.070177</text:p>
          </table:table-cell>
          <table:table-cell office:value-type="float" office:value="525583" calcext:value-type="float">
            <text:p>525583</text:p>
          </table:table-cell>
          <table:table-cell office:value-type="float" office:value="157.565761" calcext:value-type="float">
            <text:p>157.565761</text:p>
          </table:table-cell>
          <table:table-cell office:value-type="float" office:value="527112" calcext:value-type="float">
            <text:p>527112</text:p>
          </table:table-cell>
          <table:table-cell office:value-type="float" office:value="158.024098" calcext:value-type="float">
            <text:p>158.024098</text:p>
          </table:table-cell>
          <table:table-cell office:value-type="float" office:value="528999" calcext:value-type="float">
            <text:p>528999</text:p>
          </table:table-cell>
          <table:table-cell office:value-type="float" office:value="158.589977" calcext:value-type="float">
            <text:p>158.589977</text:p>
          </table:table-cell>
          <table:table-cell office:value-type="float" office:value="530945" calcext:value-type="float">
            <text:p>530945</text:p>
          </table:table-cell>
          <table:table-cell office:value-type="float" office:value="159.173253" calcext:value-type="float">
            <text:p>159.173253</text:p>
          </table:table-cell>
          <table:table-cell office:value-type="float" office:value="532015" calcext:value-type="float">
            <text:p>532015</text:p>
          </table:table-cell>
          <table:table-cell office:value-type="float" office:value="159.494217" calcext:value-type="float">
            <text:p>159.4942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96" calcext:value-type="float">
            <text:p>513796</text:p>
          </table:table-cell>
          <table:table-cell office:value-type="float" office:value="154.032314" calcext:value-type="float">
            <text:p>154.032314</text:p>
          </table:table-cell>
          <table:table-cell office:value-type="float" office:value="516725" calcext:value-type="float">
            <text:p>516725</text:p>
          </table:table-cell>
          <table:table-cell office:value-type="float" office:value="154.91031" calcext:value-type="float">
            <text:p>154.91031</text:p>
          </table:table-cell>
          <table:table-cell office:value-type="float" office:value="518467" calcext:value-type="float">
            <text:p>518467</text:p>
          </table:table-cell>
          <table:table-cell office:value-type="float" office:value="155.432438" calcext:value-type="float">
            <text:p>155.432438</text:p>
          </table:table-cell>
          <table:table-cell office:value-type="float" office:value="520385" calcext:value-type="float">
            <text:p>520385</text:p>
          </table:table-cell>
          <table:table-cell office:value-type="float" office:value="156.007395" calcext:value-type="float">
            <text:p>156.007395</text:p>
          </table:table-cell>
          <table:table-cell office:value-type="float" office:value="521894" calcext:value-type="float">
            <text:p>521894</text:p>
          </table:table-cell>
          <table:table-cell office:value-type="float" office:value="156.459992" calcext:value-type="float">
            <text:p>156.459992</text:p>
          </table:table-cell>
          <table:table-cell office:value-type="float" office:value="523879" calcext:value-type="float">
            <text:p>523879</text:p>
          </table:table-cell>
          <table:table-cell office:value-type="float" office:value="157.054892" calcext:value-type="float">
            <text:p>157.054892</text:p>
          </table:table-cell>
          <table:table-cell office:value-type="float" office:value="525580" calcext:value-type="float">
            <text:p>525580</text:p>
          </table:table-cell>
          <table:table-cell office:value-type="float" office:value="157.564817" calcext:value-type="float">
            <text:p>157.564817</text:p>
          </table:table-cell>
          <table:table-cell office:value-type="float" office:value="527135" calcext:value-type="float">
            <text:p>527135</text:p>
          </table:table-cell>
          <table:table-cell office:value-type="float" office:value="158.031003" calcext:value-type="float">
            <text:p>158.031003</text:p>
          </table:table-cell>
          <table:table-cell office:value-type="float" office:value="528941" calcext:value-type="float">
            <text:p>528941</text:p>
          </table:table-cell>
          <table:table-cell office:value-type="float" office:value="158.572406" calcext:value-type="float">
            <text:p>158.572406</text:p>
          </table:table-cell>
          <table:table-cell office:value-type="float" office:value="531137" calcext:value-type="float">
            <text:p>531137</text:p>
          </table:table-cell>
          <table:table-cell office:value-type="float" office:value="159.230897" calcext:value-type="float">
            <text:p>159.230897</text:p>
          </table:table-cell>
          <table:table-cell office:value-type="float" office:value="531966" calcext:value-type="float">
            <text:p>531966</text:p>
          </table:table-cell>
          <table:table-cell office:value-type="float" office:value="159.47926" calcext:value-type="float">
            <text:p>159.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03" calcext:value-type="float">
            <text:p>513703</text:p>
          </table:table-cell>
          <table:table-cell office:value-type="float" office:value="154.004399" calcext:value-type="float">
            <text:p>154.004399</text:p>
          </table:table-cell>
          <table:table-cell office:value-type="float" office:value="516647" calcext:value-type="float">
            <text:p>516647</text:p>
          </table:table-cell>
          <table:table-cell office:value-type="float" office:value="154.886736" calcext:value-type="float">
            <text:p>154.886736</text:p>
          </table:table-cell>
          <table:table-cell office:value-type="float" office:value="518374" calcext:value-type="float">
            <text:p>518374</text:p>
          </table:table-cell>
          <table:table-cell office:value-type="float" office:value="155.404694" calcext:value-type="float">
            <text:p>155.404694</text:p>
          </table:table-cell>
          <table:table-cell office:value-type="float" office:value="520401" calcext:value-type="float">
            <text:p>520401</text:p>
          </table:table-cell>
          <table:table-cell office:value-type="float" office:value="156.012209" calcext:value-type="float">
            <text:p>156.012209</text:p>
          </table:table-cell>
          <table:table-cell office:value-type="float" office:value="521896" calcext:value-type="float">
            <text:p>521896</text:p>
          </table:table-cell>
          <table:table-cell office:value-type="float" office:value="156.460574" calcext:value-type="float">
            <text:p>156.460574</text:p>
          </table:table-cell>
          <table:table-cell office:value-type="float" office:value="523794" calcext:value-type="float">
            <text:p>523794</text:p>
          </table:table-cell>
          <table:table-cell office:value-type="float" office:value="157.029532" calcext:value-type="float">
            <text:p>157.029532</text:p>
          </table:table-cell>
          <table:table-cell office:value-type="float" office:value="525553" calcext:value-type="float">
            <text:p>525553</text:p>
          </table:table-cell>
          <table:table-cell office:value-type="float" office:value="157.556798" calcext:value-type="float">
            <text:p>157.556798</text:p>
          </table:table-cell>
          <table:table-cell office:value-type="float" office:value="527053" calcext:value-type="float">
            <text:p>527053</text:p>
          </table:table-cell>
          <table:table-cell office:value-type="float" office:value="158.006572" calcext:value-type="float">
            <text:p>158.006572</text:p>
          </table:table-cell>
          <table:table-cell office:value-type="float" office:value="529071" calcext:value-type="float">
            <text:p>529071</text:p>
          </table:table-cell>
          <table:table-cell office:value-type="float" office:value="158.611507" calcext:value-type="float">
            <text:p>158.611507</text:p>
          </table:table-cell>
          <table:table-cell office:value-type="float" office:value="530995" calcext:value-type="float">
            <text:p>530995</text:p>
          </table:table-cell>
          <table:table-cell office:value-type="float" office:value="159.188311" calcext:value-type="float">
            <text:p>159.188311</text:p>
          </table:table-cell>
          <table:table-cell office:value-type="float" office:value="531926" calcext:value-type="float">
            <text:p>531926</text:p>
          </table:table-cell>
          <table:table-cell office:value-type="float" office:value="159.467417" calcext:value-type="float">
            <text:p>159.4674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15" calcext:value-type="float">
            <text:p>513715</text:p>
          </table:table-cell>
          <table:table-cell office:value-type="float" office:value="154.007795" calcext:value-type="float">
            <text:p>154.007795</text:p>
          </table:table-cell>
          <table:table-cell office:value-type="float" office:value="516781" calcext:value-type="float">
            <text:p>516781</text:p>
          </table:table-cell>
          <table:table-cell office:value-type="float" office:value="154.927195" calcext:value-type="float">
            <text:p>154.927195</text:p>
          </table:table-cell>
          <table:table-cell office:value-type="float" office:value="518389" calcext:value-type="float">
            <text:p>518389</text:p>
          </table:table-cell>
          <table:table-cell office:value-type="float" office:value="155.409147" calcext:value-type="float">
            <text:p>155.409147</text:p>
          </table:table-cell>
          <table:table-cell office:value-type="float" office:value="520255" calcext:value-type="float">
            <text:p>520255</text:p>
          </table:table-cell>
          <table:table-cell office:value-type="float" office:value="155.968601" calcext:value-type="float">
            <text:p>155.968601</text:p>
          </table:table-cell>
          <table:table-cell office:value-type="float" office:value="522066" calcext:value-type="float">
            <text:p>522066</text:p>
          </table:table-cell>
          <table:table-cell office:value-type="float" office:value="156.511521" calcext:value-type="float">
            <text:p>156.511521</text:p>
          </table:table-cell>
          <table:table-cell office:value-type="float" office:value="523897" calcext:value-type="float">
            <text:p>523897</text:p>
          </table:table-cell>
          <table:table-cell office:value-type="float" office:value="157.060375" calcext:value-type="float">
            <text:p>157.060375</text:p>
          </table:table-cell>
          <table:table-cell office:value-type="float" office:value="525505" calcext:value-type="float">
            <text:p>525505</text:p>
          </table:table-cell>
          <table:table-cell office:value-type="float" office:value="157.542557" calcext:value-type="float">
            <text:p>157.542557</text:p>
          </table:table-cell>
          <table:table-cell office:value-type="float" office:value="527042" calcext:value-type="float">
            <text:p>527042</text:p>
          </table:table-cell>
          <table:table-cell office:value-type="float" office:value="158.003079" calcext:value-type="float">
            <text:p>158.003079</text:p>
          </table:table-cell>
          <table:table-cell office:value-type="float" office:value="528926" calcext:value-type="float">
            <text:p>528926</text:p>
          </table:table-cell>
          <table:table-cell office:value-type="float" office:value="158.567928" calcext:value-type="float">
            <text:p>158.567928</text:p>
          </table:table-cell>
          <table:table-cell office:value-type="float" office:value="530727" calcext:value-type="float">
            <text:p>530727</text:p>
          </table:table-cell>
          <table:table-cell office:value-type="float" office:value="159.107949" calcext:value-type="float">
            <text:p>159.107949</text:p>
          </table:table-cell>
          <table:table-cell office:value-type="float" office:value="532073" calcext:value-type="float">
            <text:p>532073</text:p>
          </table:table-cell>
          <table:table-cell office:value-type="float" office:value="159.511471" calcext:value-type="float">
            <text:p>159.5114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693" calcext:value-type="float">
            <text:p>513693</text:p>
          </table:table-cell>
          <table:table-cell office:value-type="float" office:value="154.001288" calcext:value-type="float">
            <text:p>154.001288</text:p>
          </table:table-cell>
          <table:table-cell office:value-type="float" office:value="516768" calcext:value-type="float">
            <text:p>516768</text:p>
          </table:table-cell>
          <table:table-cell office:value-type="float" office:value="154.92316" calcext:value-type="float">
            <text:p>154.92316</text:p>
          </table:table-cell>
          <table:table-cell office:value-type="float" office:value="518362" calcext:value-type="float">
            <text:p>518362</text:p>
          </table:table-cell>
          <table:table-cell office:value-type="float" office:value="155.401107" calcext:value-type="float">
            <text:p>155.401107</text:p>
          </table:table-cell>
          <table:table-cell office:value-type="float" office:value="520392" calcext:value-type="float">
            <text:p>520392</text:p>
          </table:table-cell>
          <table:table-cell office:value-type="float" office:value="156.009743" calcext:value-type="float">
            <text:p>156.009743</text:p>
          </table:table-cell>
          <table:table-cell office:value-type="float" office:value="522064" calcext:value-type="float">
            <text:p>522064</text:p>
          </table:table-cell>
          <table:table-cell office:value-type="float" office:value="156.510844" calcext:value-type="float">
            <text:p>156.510844</text:p>
          </table:table-cell>
          <table:table-cell office:value-type="float" office:value="523893" calcext:value-type="float">
            <text:p>523893</text:p>
          </table:table-cell>
          <table:table-cell office:value-type="float" office:value="157.059211" calcext:value-type="float">
            <text:p>157.059211</text:p>
          </table:table-cell>
          <table:table-cell office:value-type="float" office:value="525539" calcext:value-type="float">
            <text:p>525539</text:p>
          </table:table-cell>
          <table:table-cell office:value-type="float" office:value="157.552525" calcext:value-type="float">
            <text:p>157.552525</text:p>
          </table:table-cell>
          <table:table-cell office:value-type="float" office:value="527067" calcext:value-type="float">
            <text:p>527067</text:p>
          </table:table-cell>
          <table:table-cell office:value-type="float" office:value="158.010709" calcext:value-type="float">
            <text:p>158.010709</text:p>
          </table:table-cell>
          <table:table-cell office:value-type="float" office:value="528895" calcext:value-type="float">
            <text:p>528895</text:p>
          </table:table-cell>
          <table:table-cell office:value-type="float" office:value="158.558793" calcext:value-type="float">
            <text:p>158.558793</text:p>
          </table:table-cell>
          <table:table-cell office:value-type="float" office:value="531030" calcext:value-type="float">
            <text:p>531030</text:p>
          </table:table-cell>
          <table:table-cell office:value-type="float" office:value="159.198905" calcext:value-type="float">
            <text:p>159.198905</text:p>
          </table:table-cell>
          <table:table-cell office:value-type="float" office:value="532076" calcext:value-type="float">
            <text:p>532076</text:p>
          </table:table-cell>
          <table:table-cell office:value-type="float" office:value="159.512388" calcext:value-type="float">
            <text:p>159.5123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92" calcext:value-type="float">
            <text:p>513792</text:p>
          </table:table-cell>
          <table:table-cell office:value-type="float" office:value="154.030966" calcext:value-type="float">
            <text:p>154.030966</text:p>
          </table:table-cell>
          <table:table-cell office:value-type="float" office:value="516728" calcext:value-type="float">
            <text:p>516728</text:p>
          </table:table-cell>
          <table:table-cell office:value-type="float" office:value="154.911131" calcext:value-type="float">
            <text:p>154.911131</text:p>
          </table:table-cell>
          <table:table-cell office:value-type="float" office:value="518393" calcext:value-type="float">
            <text:p>518393</text:p>
          </table:table-cell>
          <table:table-cell office:value-type="float" office:value="155.41033" calcext:value-type="float">
            <text:p>155.41033</text:p>
          </table:table-cell>
          <table:table-cell office:value-type="float" office:value="520405" calcext:value-type="float">
            <text:p>520405</text:p>
          </table:table-cell>
          <table:table-cell office:value-type="float" office:value="156.013349" calcext:value-type="float">
            <text:p>156.013349</text:p>
          </table:table-cell>
          <table:table-cell office:value-type="float" office:value="521904" calcext:value-type="float">
            <text:p>521904</text:p>
          </table:table-cell>
          <table:table-cell office:value-type="float" office:value="156.462771" calcext:value-type="float">
            <text:p>156.462771</text:p>
          </table:table-cell>
          <table:table-cell office:value-type="float" office:value="523898" calcext:value-type="float">
            <text:p>523898</text:p>
          </table:table-cell>
          <table:table-cell office:value-type="float" office:value="157.060722" calcext:value-type="float">
            <text:p>157.060722</text:p>
          </table:table-cell>
          <table:table-cell office:value-type="float" office:value="525524" calcext:value-type="float">
            <text:p>525524</text:p>
          </table:table-cell>
          <table:table-cell office:value-type="float" office:value="157.548084" calcext:value-type="float">
            <text:p>157.548084</text:p>
          </table:table-cell>
          <table:table-cell office:value-type="float" office:value="527139" calcext:value-type="float">
            <text:p>527139</text:p>
          </table:table-cell>
          <table:table-cell office:value-type="float" office:value="158.032354" calcext:value-type="float">
            <text:p>158.032354</text:p>
          </table:table-cell>
          <table:table-cell office:value-type="float" office:value="528903" calcext:value-type="float">
            <text:p>528903</text:p>
          </table:table-cell>
          <table:table-cell office:value-type="float" office:value="158.561234" calcext:value-type="float">
            <text:p>158.561234</text:p>
          </table:table-cell>
          <table:table-cell office:value-type="float" office:value="530611" calcext:value-type="float">
            <text:p>530611</text:p>
          </table:table-cell>
          <table:table-cell office:value-type="float" office:value="159.073054" calcext:value-type="float">
            <text:p>159.073054</text:p>
          </table:table-cell>
          <table:table-cell office:value-type="float" office:value="531998" calcext:value-type="float">
            <text:p>531998</text:p>
          </table:table-cell>
          <table:table-cell office:value-type="float" office:value="159.488871" calcext:value-type="float">
            <text:p>159.488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25" calcext:value-type="float">
            <text:p>513825</text:p>
          </table:table-cell>
          <table:table-cell office:value-type="float" office:value="154.040834" calcext:value-type="float">
            <text:p>154.040834</text:p>
          </table:table-cell>
          <table:table-cell office:value-type="float" office:value="516727" calcext:value-type="float">
            <text:p>516727</text:p>
          </table:table-cell>
          <table:table-cell office:value-type="float" office:value="154.910969" calcext:value-type="float">
            <text:p>154.910969</text:p>
          </table:table-cell>
          <table:table-cell office:value-type="float" office:value="518526" calcext:value-type="float">
            <text:p>518526</text:p>
          </table:table-cell>
          <table:table-cell office:value-type="float" office:value="155.450037" calcext:value-type="float">
            <text:p>155.450037</text:p>
          </table:table-cell>
          <table:table-cell office:value-type="float" office:value="520412" calcext:value-type="float">
            <text:p>520412</text:p>
          </table:table-cell>
          <table:table-cell office:value-type="float" office:value="156.015621" calcext:value-type="float">
            <text:p>156.015621</text:p>
          </table:table-cell>
          <table:table-cell office:value-type="float" office:value="521935" calcext:value-type="float">
            <text:p>521935</text:p>
          </table:table-cell>
          <table:table-cell office:value-type="float" office:value="156.472078" calcext:value-type="float">
            <text:p>156.472078</text:p>
          </table:table-cell>
          <table:table-cell office:value-type="float" office:value="523987" calcext:value-type="float">
            <text:p>523987</text:p>
          </table:table-cell>
          <table:table-cell office:value-type="float" office:value="157.087461" calcext:value-type="float">
            <text:p>157.087461</text:p>
          </table:table-cell>
          <table:table-cell office:value-type="float" office:value="525531" calcext:value-type="float">
            <text:p>525531</text:p>
          </table:table-cell>
          <table:table-cell office:value-type="float" office:value="157.550333" calcext:value-type="float">
            <text:p>157.550333</text:p>
          </table:table-cell>
          <table:table-cell office:value-type="float" office:value="526999" calcext:value-type="float">
            <text:p>526999</text:p>
          </table:table-cell>
          <table:table-cell office:value-type="float" office:value="157.990369" calcext:value-type="float">
            <text:p>157.990369</text:p>
          </table:table-cell>
          <table:table-cell office:value-type="float" office:value="528980" calcext:value-type="float">
            <text:p>528980</text:p>
          </table:table-cell>
          <table:table-cell office:value-type="float" office:value="158.58412" calcext:value-type="float">
            <text:p>158.58412</text:p>
          </table:table-cell>
          <table:table-cell office:value-type="float" office:value="531036" calcext:value-type="float">
            <text:p>531036</text:p>
          </table:table-cell>
          <table:table-cell office:value-type="float" office:value="159.200565" calcext:value-type="float">
            <text:p>159.200565</text:p>
          </table:table-cell>
          <table:table-cell office:value-type="float" office:value="532007" calcext:value-type="float">
            <text:p>532007</text:p>
          </table:table-cell>
          <table:table-cell office:value-type="float" office:value="159.491831" calcext:value-type="float">
            <text:p>159.4918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75" calcext:value-type="float">
            <text:p>513775</text:p>
          </table:table-cell>
          <table:table-cell office:value-type="float" office:value="154.025924" calcext:value-type="float">
            <text:p>154.025924</text:p>
          </table:table-cell>
          <table:table-cell office:value-type="float" office:value="516893" calcext:value-type="float">
            <text:p>516893</text:p>
          </table:table-cell>
          <table:table-cell office:value-type="float" office:value="154.960732" calcext:value-type="float">
            <text:p>154.960732</text:p>
          </table:table-cell>
          <table:table-cell office:value-type="float" office:value="518515" calcext:value-type="float">
            <text:p>518515</text:p>
          </table:table-cell>
          <table:table-cell office:value-type="float" office:value="155.446815" calcext:value-type="float">
            <text:p>155.446815</text:p>
          </table:table-cell>
          <table:table-cell office:value-type="float" office:value="520280" calcext:value-type="float">
            <text:p>520280</text:p>
          </table:table-cell>
          <table:table-cell office:value-type="float" office:value="155.975928" calcext:value-type="float">
            <text:p>155.975928</text:p>
          </table:table-cell>
          <table:table-cell office:value-type="float" office:value="521882" calcext:value-type="float">
            <text:p>521882</text:p>
          </table:table-cell>
          <table:table-cell office:value-type="float" office:value="156.456426" calcext:value-type="float">
            <text:p>156.456426</text:p>
          </table:table-cell>
          <table:table-cell office:value-type="float" office:value="523873" calcext:value-type="float">
            <text:p>523873</text:p>
          </table:table-cell>
          <table:table-cell office:value-type="float" office:value="157.053254" calcext:value-type="float">
            <text:p>157.053254</text:p>
          </table:table-cell>
          <table:table-cell office:value-type="float" office:value="525483" calcext:value-type="float">
            <text:p>525483</text:p>
          </table:table-cell>
          <table:table-cell office:value-type="float" office:value="157.535806" calcext:value-type="float">
            <text:p>157.535806</text:p>
          </table:table-cell>
          <table:table-cell office:value-type="float" office:value="527127" calcext:value-type="float">
            <text:p>527127</text:p>
          </table:table-cell>
          <table:table-cell office:value-type="float" office:value="158.028612" calcext:value-type="float">
            <text:p>158.028612</text:p>
          </table:table-cell>
          <table:table-cell office:value-type="float" office:value="528916" calcext:value-type="float">
            <text:p>528916</text:p>
          </table:table-cell>
          <table:table-cell office:value-type="float" office:value="158.565074" calcext:value-type="float">
            <text:p>158.565074</text:p>
          </table:table-cell>
          <table:table-cell office:value-type="float" office:value="530906" calcext:value-type="float">
            <text:p>530906</text:p>
          </table:table-cell>
          <table:table-cell office:value-type="float" office:value="159.16147" calcext:value-type="float">
            <text:p>159.16147</text:p>
          </table:table-cell>
          <table:table-cell office:value-type="float" office:value="531964" calcext:value-type="float">
            <text:p>531964</text:p>
          </table:table-cell>
          <table:table-cell office:value-type="float" office:value="159.478742" calcext:value-type="float">
            <text:p>159.4787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89" calcext:value-type="float">
            <text:p>513789</text:p>
          </table:table-cell>
          <table:table-cell office:value-type="float" office:value="154.030043" calcext:value-type="float">
            <text:p>154.030043</text:p>
          </table:table-cell>
          <table:table-cell office:value-type="float" office:value="516656" calcext:value-type="float">
            <text:p>516656</text:p>
          </table:table-cell>
          <table:table-cell office:value-type="float" office:value="154.88968" calcext:value-type="float">
            <text:p>154.88968</text:p>
          </table:table-cell>
          <table:table-cell office:value-type="float" office:value="518504" calcext:value-type="float">
            <text:p>518504</text:p>
          </table:table-cell>
          <table:table-cell office:value-type="float" office:value="155.443676" calcext:value-type="float">
            <text:p>155.443676</text:p>
          </table:table-cell>
          <table:table-cell office:value-type="float" office:value="520494" calcext:value-type="float">
            <text:p>520494</text:p>
          </table:table-cell>
          <table:table-cell office:value-type="float" office:value="156.040322" calcext:value-type="float">
            <text:p>156.040322</text:p>
          </table:table-cell>
          <table:table-cell office:value-type="float" office:value="522065" calcext:value-type="float">
            <text:p>522065</text:p>
          </table:table-cell>
          <table:table-cell office:value-type="float" office:value="156.511266" calcext:value-type="float">
            <text:p>156.511266</text:p>
          </table:table-cell>
          <table:table-cell office:value-type="float" office:value="523877" calcext:value-type="float">
            <text:p>523877</text:p>
          </table:table-cell>
          <table:table-cell office:value-type="float" office:value="157.054246" calcext:value-type="float">
            <text:p>157.054246</text:p>
          </table:table-cell>
          <table:table-cell office:value-type="float" office:value="525447" calcext:value-type="float">
            <text:p>525447</text:p>
          </table:table-cell>
          <table:table-cell office:value-type="float" office:value="157.525168" calcext:value-type="float">
            <text:p>157.525168</text:p>
          </table:table-cell>
          <table:table-cell office:value-type="float" office:value="527082" calcext:value-type="float">
            <text:p>527082</text:p>
          </table:table-cell>
          <table:table-cell office:value-type="float" office:value="158.015207" calcext:value-type="float">
            <text:p>158.015207</text:p>
          </table:table-cell>
          <table:table-cell office:value-type="float" office:value="529002" calcext:value-type="float">
            <text:p>529002</text:p>
          </table:table-cell>
          <table:table-cell office:value-type="float" office:value="158.59073" calcext:value-type="float">
            <text:p>158.59073</text:p>
          </table:table-cell>
          <table:table-cell office:value-type="float" office:value="530920" calcext:value-type="float">
            <text:p>530920</text:p>
          </table:table-cell>
          <table:table-cell office:value-type="float" office:value="159.165798" calcext:value-type="float">
            <text:p>159.165798</text:p>
          </table:table-cell>
          <table:table-cell office:value-type="float" office:value="532004" calcext:value-type="float">
            <text:p>532004</text:p>
          </table:table-cell>
          <table:table-cell office:value-type="float" office:value="159.490927" calcext:value-type="float">
            <text:p>159.4909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45" calcext:value-type="float">
            <text:p>513845</text:p>
          </table:table-cell>
          <table:table-cell office:value-type="float" office:value="154.046863" calcext:value-type="float">
            <text:p>154.046863</text:p>
          </table:table-cell>
          <table:table-cell office:value-type="float" office:value="516609" calcext:value-type="float">
            <text:p>516609</text:p>
          </table:table-cell>
          <table:table-cell office:value-type="float" office:value="154.87555" calcext:value-type="float">
            <text:p>154.87555</text:p>
          </table:table-cell>
          <table:table-cell office:value-type="float" office:value="518464" calcext:value-type="float">
            <text:p>518464</text:p>
          </table:table-cell>
          <table:table-cell office:value-type="float" office:value="155.431723" calcext:value-type="float">
            <text:p>155.431723</text:p>
          </table:table-cell>
          <table:table-cell office:value-type="float" office:value="520329" calcext:value-type="float">
            <text:p>520329</text:p>
          </table:table-cell>
          <table:table-cell office:value-type="float" office:value="155.990721" calcext:value-type="float">
            <text:p>155.990721</text:p>
          </table:table-cell>
          <table:table-cell office:value-type="float" office:value="521994" calcext:value-type="float">
            <text:p>521994</text:p>
          </table:table-cell>
          <table:table-cell office:value-type="float" office:value="156.489989" calcext:value-type="float">
            <text:p>156.489989</text:p>
          </table:table-cell>
          <table:table-cell office:value-type="float" office:value="523875" calcext:value-type="float">
            <text:p>523875</text:p>
          </table:table-cell>
          <table:table-cell office:value-type="float" office:value="157.053661" calcext:value-type="float">
            <text:p>157.053661</text:p>
          </table:table-cell>
          <table:table-cell office:value-type="float" office:value="525752" calcext:value-type="float">
            <text:p>525752</text:p>
          </table:table-cell>
          <table:table-cell office:value-type="float" office:value="157.616489" calcext:value-type="float">
            <text:p>157.616489</text:p>
          </table:table-cell>
          <table:table-cell office:value-type="float" office:value="527027" calcext:value-type="float">
            <text:p>527027</text:p>
          </table:table-cell>
          <table:table-cell office:value-type="float" office:value="157.998839" calcext:value-type="float">
            <text:p>157.998839</text:p>
          </table:table-cell>
          <table:table-cell office:value-type="float" office:value="528965" calcext:value-type="float">
            <text:p>528965</text:p>
          </table:table-cell>
          <table:table-cell office:value-type="float" office:value="158.579617" calcext:value-type="float">
            <text:p>158.579617</text:p>
          </table:table-cell>
          <table:table-cell office:value-type="float" office:value="530994" calcext:value-type="float">
            <text:p>530994</text:p>
          </table:table-cell>
          <table:table-cell office:value-type="float" office:value="159.187963" calcext:value-type="float">
            <text:p>159.187963</text:p>
          </table:table-cell>
          <table:table-cell office:value-type="float" office:value="531960" calcext:value-type="float">
            <text:p>531960</text:p>
          </table:table-cell>
          <table:table-cell office:value-type="float" office:value="159.477608" calcext:value-type="float">
            <text:p>159.4776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19" calcext:value-type="float">
            <text:p>513719</text:p>
          </table:table-cell>
          <table:table-cell office:value-type="float" office:value="154.009036" calcext:value-type="float">
            <text:p>154.009036</text:p>
          </table:table-cell>
          <table:table-cell office:value-type="float" office:value="516716" calcext:value-type="float">
            <text:p>516716</text:p>
          </table:table-cell>
          <table:table-cell office:value-type="float" office:value="154.907412" calcext:value-type="float">
            <text:p>154.907412</text:p>
          </table:table-cell>
          <table:table-cell office:value-type="float" office:value="518430" calcext:value-type="float">
            <text:p>518430</text:p>
          </table:table-cell>
          <table:table-cell office:value-type="float" office:value="155.421467" calcext:value-type="float">
            <text:p>155.421467</text:p>
          </table:table-cell>
          <table:table-cell office:value-type="float" office:value="520292" calcext:value-type="float">
            <text:p>520292</text:p>
          </table:table-cell>
          <table:table-cell office:value-type="float" office:value="155.979721" calcext:value-type="float">
            <text:p>155.979721</text:p>
          </table:table-cell>
          <table:table-cell office:value-type="float" office:value="522029" calcext:value-type="float">
            <text:p>522029</text:p>
          </table:table-cell>
          <table:table-cell office:value-type="float" office:value="156.500276" calcext:value-type="float">
            <text:p>156.500276</text:p>
          </table:table-cell>
          <table:table-cell office:value-type="float" office:value="523893" calcext:value-type="float">
            <text:p>523893</text:p>
          </table:table-cell>
          <table:table-cell office:value-type="float" office:value="157.059178" calcext:value-type="float">
            <text:p>157.059178</text:p>
          </table:table-cell>
          <table:table-cell office:value-type="float" office:value="525534" calcext:value-type="float">
            <text:p>525534</text:p>
          </table:table-cell>
          <table:table-cell office:value-type="float" office:value="157.551058" calcext:value-type="float">
            <text:p>157.551058</text:p>
          </table:table-cell>
          <table:table-cell office:value-type="float" office:value="527135" calcext:value-type="float">
            <text:p>527135</text:p>
          </table:table-cell>
          <table:table-cell office:value-type="float" office:value="158.03113" calcext:value-type="float">
            <text:p>158.03113</text:p>
          </table:table-cell>
          <table:table-cell office:value-type="float" office:value="529068" calcext:value-type="float">
            <text:p>529068</text:p>
          </table:table-cell>
          <table:table-cell office:value-type="float" office:value="158.610655" calcext:value-type="float">
            <text:p>158.610655</text:p>
          </table:table-cell>
          <table:table-cell office:value-type="float" office:value="530820" calcext:value-type="float">
            <text:p>530820</text:p>
          </table:table-cell>
          <table:table-cell office:value-type="float" office:value="159.135687" calcext:value-type="float">
            <text:p>159.135687</text:p>
          </table:table-cell>
          <table:table-cell office:value-type="float" office:value="532061" calcext:value-type="float">
            <text:p>532061</text:p>
          </table:table-cell>
          <table:table-cell office:value-type="float" office:value="159.50781" calcext:value-type="float">
            <text:p>159.507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692" calcext:value-type="float">
            <text:p>513692</text:p>
          </table:table-cell>
          <table:table-cell office:value-type="float" office:value="154.000977" calcext:value-type="float">
            <text:p>154.000977</text:p>
          </table:table-cell>
          <table:table-cell office:value-type="float" office:value="516811" calcext:value-type="float">
            <text:p>516811</text:p>
          </table:table-cell>
          <table:table-cell office:value-type="float" office:value="154.936" calcext:value-type="float">
            <text:p>154.936</text:p>
          </table:table-cell>
          <table:table-cell office:value-type="float" office:value="518470" calcext:value-type="float">
            <text:p>518470</text:p>
          </table:table-cell>
          <table:table-cell office:value-type="float" office:value="155.433506" calcext:value-type="float">
            <text:p>155.433506</text:p>
          </table:table-cell>
          <table:table-cell office:value-type="float" office:value="520412" calcext:value-type="float">
            <text:p>520412</text:p>
          </table:table-cell>
          <table:table-cell office:value-type="float" office:value="156.015651" calcext:value-type="float">
            <text:p>156.015651</text:p>
          </table:table-cell>
          <table:table-cell office:value-type="float" office:value="521944" calcext:value-type="float">
            <text:p>521944</text:p>
          </table:table-cell>
          <table:table-cell office:value-type="float" office:value="156.474795" calcext:value-type="float">
            <text:p>156.474795</text:p>
          </table:table-cell>
          <table:table-cell office:value-type="float" office:value="523867" calcext:value-type="float">
            <text:p>523867</text:p>
          </table:table-cell>
          <table:table-cell office:value-type="float" office:value="157.051393" calcext:value-type="float">
            <text:p>157.051393</text:p>
          </table:table-cell>
          <table:table-cell office:value-type="float" office:value="525506" calcext:value-type="float">
            <text:p>525506</text:p>
          </table:table-cell>
          <table:table-cell office:value-type="float" office:value="157.542752" calcext:value-type="float">
            <text:p>157.542752</text:p>
          </table:table-cell>
          <table:table-cell office:value-type="float" office:value="527089" calcext:value-type="float">
            <text:p>527089</text:p>
          </table:table-cell>
          <table:table-cell office:value-type="float" office:value="158.017434" calcext:value-type="float">
            <text:p>158.017434</text:p>
          </table:table-cell>
          <table:table-cell office:value-type="float" office:value="529154" calcext:value-type="float">
            <text:p>529154</text:p>
          </table:table-cell>
          <table:table-cell office:value-type="float" office:value="158.636311" calcext:value-type="float">
            <text:p>158.636311</text:p>
          </table:table-cell>
          <table:table-cell office:value-type="float" office:value="530929" calcext:value-type="float">
            <text:p>530929</text:p>
          </table:table-cell>
          <table:table-cell office:value-type="float" office:value="159.168373" calcext:value-type="float">
            <text:p>159.168373</text:p>
          </table:table-cell>
          <table:table-cell office:value-type="float" office:value="531835" calcext:value-type="float">
            <text:p>531835</text:p>
          </table:table-cell>
          <table:table-cell office:value-type="float" office:value="159.4401" calcext:value-type="float">
            <text:p>159.4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10" calcext:value-type="float">
            <text:p>513910</text:p>
          </table:table-cell>
          <table:table-cell office:value-type="float" office:value="154.06627" calcext:value-type="float">
            <text:p>154.06627</text:p>
          </table:table-cell>
          <table:table-cell office:value-type="float" office:value="516753" calcext:value-type="float">
            <text:p>516753</text:p>
          </table:table-cell>
          <table:table-cell office:value-type="float" office:value="154.918795" calcext:value-type="float">
            <text:p>154.918795</text:p>
          </table:table-cell>
          <table:table-cell office:value-type="float" office:value="518507" calcext:value-type="float">
            <text:p>518507</text:p>
          </table:table-cell>
          <table:table-cell office:value-type="float" office:value="155.444615" calcext:value-type="float">
            <text:p>155.444615</text:p>
          </table:table-cell>
          <table:table-cell office:value-type="float" office:value="520296" calcext:value-type="float">
            <text:p>520296</text:p>
          </table:table-cell>
          <table:table-cell office:value-type="float" office:value="155.980859" calcext:value-type="float">
            <text:p>155.980859</text:p>
          </table:table-cell>
          <table:table-cell office:value-type="float" office:value="521933" calcext:value-type="float">
            <text:p>521933</text:p>
          </table:table-cell>
          <table:table-cell office:value-type="float" office:value="156.471453" calcext:value-type="float">
            <text:p>156.471453</text:p>
          </table:table-cell>
          <table:table-cell office:value-type="float" office:value="523839" calcext:value-type="float">
            <text:p>523839</text:p>
          </table:table-cell>
          <table:table-cell office:value-type="float" office:value="157.042942" calcext:value-type="float">
            <text:p>157.042942</text:p>
          </table:table-cell>
          <table:table-cell office:value-type="float" office:value="525506" calcext:value-type="float">
            <text:p>525506</text:p>
          </table:table-cell>
          <table:table-cell office:value-type="float" office:value="157.542755" calcext:value-type="float">
            <text:p>157.542755</text:p>
          </table:table-cell>
          <table:table-cell office:value-type="float" office:value="527172" calcext:value-type="float">
            <text:p>527172</text:p>
          </table:table-cell>
          <table:table-cell office:value-type="float" office:value="158.042284" calcext:value-type="float">
            <text:p>158.042284</text:p>
          </table:table-cell>
          <table:table-cell office:value-type="float" office:value="528879" calcext:value-type="float">
            <text:p>528879</text:p>
          </table:table-cell>
          <table:table-cell office:value-type="float" office:value="158.554015" calcext:value-type="float">
            <text:p>158.554015</text:p>
          </table:table-cell>
          <table:table-cell office:value-type="float" office:value="531118" calcext:value-type="float">
            <text:p>531118</text:p>
          </table:table-cell>
          <table:table-cell office:value-type="float" office:value="159.225262" calcext:value-type="float">
            <text:p>159.225262</text:p>
          </table:table-cell>
          <table:table-cell office:value-type="float" office:value="531946" calcext:value-type="float">
            <text:p>531946</text:p>
          </table:table-cell>
          <table:table-cell office:value-type="float" office:value="159.47334" calcext:value-type="float">
            <text:p>159.473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54" calcext:value-type="float">
            <text:p>513754</text:p>
          </table:table-cell>
          <table:table-cell office:value-type="float" office:value="154.019617" calcext:value-type="float">
            <text:p>154.019617</text:p>
          </table:table-cell>
          <table:table-cell office:value-type="float" office:value="516822" calcext:value-type="float">
            <text:p>516822</text:p>
          </table:table-cell>
          <table:table-cell office:value-type="float" office:value="154.939313" calcext:value-type="float">
            <text:p>154.939313</text:p>
          </table:table-cell>
          <table:table-cell office:value-type="float" office:value="518474" calcext:value-type="float">
            <text:p>518474</text:p>
          </table:table-cell>
          <table:table-cell office:value-type="float" office:value="155.434548" calcext:value-type="float">
            <text:p>155.434548</text:p>
          </table:table-cell>
          <table:table-cell office:value-type="float" office:value="520472" calcext:value-type="float">
            <text:p>520472</text:p>
          </table:table-cell>
          <table:table-cell office:value-type="float" office:value="156.033696" calcext:value-type="float">
            <text:p>156.033696</text:p>
          </table:table-cell>
          <table:table-cell office:value-type="float" office:value="522009" calcext:value-type="float">
            <text:p>522009</text:p>
          </table:table-cell>
          <table:table-cell office:value-type="float" office:value="156.494487" calcext:value-type="float">
            <text:p>156.494487</text:p>
          </table:table-cell>
          <table:table-cell office:value-type="float" office:value="524008" calcext:value-type="float">
            <text:p>524008</text:p>
          </table:table-cell>
          <table:table-cell office:value-type="float" office:value="157.093678" calcext:value-type="float">
            <text:p>157.093678</text:p>
          </table:table-cell>
          <table:table-cell office:value-type="float" office:value="525539" calcext:value-type="float">
            <text:p>525539</text:p>
          </table:table-cell>
          <table:table-cell office:value-type="float" office:value="157.552685" calcext:value-type="float">
            <text:p>157.552685</text:p>
          </table:table-cell>
          <table:table-cell office:value-type="float" office:value="527014" calcext:value-type="float">
            <text:p>527014</text:p>
          </table:table-cell>
          <table:table-cell office:value-type="float" office:value="157.994766" calcext:value-type="float">
            <text:p>157.994766</text:p>
          </table:table-cell>
          <table:table-cell office:value-type="float" office:value="528795" calcext:value-type="float">
            <text:p>528795</text:p>
          </table:table-cell>
          <table:table-cell office:value-type="float" office:value="158.528757" calcext:value-type="float">
            <text:p>158.528757</text:p>
          </table:table-cell>
          <table:table-cell office:value-type="float" office:value="530871" calcext:value-type="float">
            <text:p>530871</text:p>
          </table:table-cell>
          <table:table-cell office:value-type="float" office:value="159.1511" calcext:value-type="float">
            <text:p>159.1511</text:p>
          </table:table-cell>
          <table:table-cell office:value-type="float" office:value="531961" calcext:value-type="float">
            <text:p>531961</text:p>
          </table:table-cell>
          <table:table-cell office:value-type="float" office:value="159.477912" calcext:value-type="float">
            <text:p>159.4779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68" calcext:value-type="float">
            <text:p>513768</text:p>
          </table:table-cell>
          <table:table-cell office:value-type="float" office:value="154.023819" calcext:value-type="float">
            <text:p>154.023819</text:p>
          </table:table-cell>
          <table:table-cell office:value-type="float" office:value="516771" calcext:value-type="float">
            <text:p>516771</text:p>
          </table:table-cell>
          <table:table-cell office:value-type="float" office:value="154.92417" calcext:value-type="float">
            <text:p>154.92417</text:p>
          </table:table-cell>
          <table:table-cell office:value-type="float" office:value="518578" calcext:value-type="float">
            <text:p>518578</text:p>
          </table:table-cell>
          <table:table-cell office:value-type="float" office:value="155.465803" calcext:value-type="float">
            <text:p>155.465803</text:p>
          </table:table-cell>
          <table:table-cell office:value-type="float" office:value="520509" calcext:value-type="float">
            <text:p>520509</text:p>
          </table:table-cell>
          <table:table-cell office:value-type="float" office:value="156.044705" calcext:value-type="float">
            <text:p>156.044705</text:p>
          </table:table-cell>
          <table:table-cell office:value-type="float" office:value="521909" calcext:value-type="float">
            <text:p>521909</text:p>
          </table:table-cell>
          <table:table-cell office:value-type="float" office:value="156.464359" calcext:value-type="float">
            <text:p>156.464359</text:p>
          </table:table-cell>
          <table:table-cell office:value-type="float" office:value="523897" calcext:value-type="float">
            <text:p>523897</text:p>
          </table:table-cell>
          <table:table-cell office:value-type="float" office:value="157.060311" calcext:value-type="float">
            <text:p>157.060311</text:p>
          </table:table-cell>
          <table:table-cell office:value-type="float" office:value="525601" calcext:value-type="float">
            <text:p>525601</text:p>
          </table:table-cell>
          <table:table-cell office:value-type="float" office:value="157.571123" calcext:value-type="float">
            <text:p>157.571123</text:p>
          </table:table-cell>
          <table:table-cell office:value-type="float" office:value="527077" calcext:value-type="float">
            <text:p>527077</text:p>
          </table:table-cell>
          <table:table-cell office:value-type="float" office:value="158.013584" calcext:value-type="float">
            <text:p>158.013584</text:p>
          </table:table-cell>
          <table:table-cell office:value-type="float" office:value="528944" calcext:value-type="float">
            <text:p>528944</text:p>
          </table:table-cell>
          <table:table-cell office:value-type="float" office:value="158.573287" calcext:value-type="float">
            <text:p>158.573287</text:p>
          </table:table-cell>
          <table:table-cell office:value-type="float" office:value="530926" calcext:value-type="float">
            <text:p>530926</text:p>
          </table:table-cell>
          <table:table-cell office:value-type="float" office:value="159.167641" calcext:value-type="float">
            <text:p>159.167641</text:p>
          </table:table-cell>
          <table:table-cell office:value-type="float" office:value="532022" calcext:value-type="float">
            <text:p>532022</text:p>
          </table:table-cell>
          <table:table-cell office:value-type="float" office:value="159.496289" calcext:value-type="float">
            <text:p>159.4962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96" calcext:value-type="float">
            <text:p>513796</text:p>
          </table:table-cell>
          <table:table-cell office:value-type="float" office:value="154.032154" calcext:value-type="float">
            <text:p>154.032154</text:p>
          </table:table-cell>
          <table:table-cell office:value-type="float" office:value="516845" calcext:value-type="float">
            <text:p>516845</text:p>
          </table:table-cell>
          <table:table-cell office:value-type="float" office:value="154.946333" calcext:value-type="float">
            <text:p>154.946333</text:p>
          </table:table-cell>
          <table:table-cell office:value-type="float" office:value="518345" calcext:value-type="float">
            <text:p>518345</text:p>
          </table:table-cell>
          <table:table-cell office:value-type="float" office:value="155.395905" calcext:value-type="float">
            <text:p>155.395905</text:p>
          </table:table-cell>
          <table:table-cell office:value-type="float" office:value="520399" calcext:value-type="float">
            <text:p>520399</text:p>
          </table:table-cell>
          <table:table-cell office:value-type="float" office:value="156.011783" calcext:value-type="float">
            <text:p>156.011783</text:p>
          </table:table-cell>
          <table:table-cell office:value-type="float" office:value="521866" calcext:value-type="float">
            <text:p>521866</text:p>
          </table:table-cell>
          <table:table-cell office:value-type="float" office:value="156.451593" calcext:value-type="float">
            <text:p>156.451593</text:p>
          </table:table-cell>
          <table:table-cell office:value-type="float" office:value="523969" calcext:value-type="float">
            <text:p>523969</text:p>
          </table:table-cell>
          <table:table-cell office:value-type="float" office:value="157.08188" calcext:value-type="float">
            <text:p>157.08188</text:p>
          </table:table-cell>
          <table:table-cell office:value-type="float" office:value="525400" calcext:value-type="float">
            <text:p>525400</text:p>
          </table:table-cell>
          <table:table-cell office:value-type="float" office:value="157.510903" calcext:value-type="float">
            <text:p>157.510903</text:p>
          </table:table-cell>
          <table:table-cell office:value-type="float" office:value="527117" calcext:value-type="float">
            <text:p>527117</text:p>
          </table:table-cell>
          <table:table-cell office:value-type="float" office:value="158.025845" calcext:value-type="float">
            <text:p>158.025845</text:p>
          </table:table-cell>
          <table:table-cell office:value-type="float" office:value="528925" calcext:value-type="float">
            <text:p>528925</text:p>
          </table:table-cell>
          <table:table-cell office:value-type="float" office:value="158.567733" calcext:value-type="float">
            <text:p>158.567733</text:p>
          </table:table-cell>
          <table:table-cell office:value-type="float" office:value="530609" calcext:value-type="float">
            <text:p>530609</text:p>
          </table:table-cell>
          <table:table-cell office:value-type="float" office:value="159.072686" calcext:value-type="float">
            <text:p>159.072686</text:p>
          </table:table-cell>
          <table:table-cell office:value-type="float" office:value="532099" calcext:value-type="float">
            <text:p>532099</text:p>
          </table:table-cell>
          <table:table-cell office:value-type="float" office:value="159.519342" calcext:value-type="float">
            <text:p>159.5193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72" calcext:value-type="float">
            <text:p>513772</text:p>
          </table:table-cell>
          <table:table-cell office:value-type="float" office:value="154.024872" calcext:value-type="float">
            <text:p>154.024872</text:p>
          </table:table-cell>
          <table:table-cell office:value-type="float" office:value="516706" calcext:value-type="float">
            <text:p>516706</text:p>
          </table:table-cell>
          <table:table-cell office:value-type="float" office:value="154.904617" calcext:value-type="float">
            <text:p>154.904617</text:p>
          </table:table-cell>
          <table:table-cell office:value-type="float" office:value="518559" calcext:value-type="float">
            <text:p>518559</text:p>
          </table:table-cell>
          <table:table-cell office:value-type="float" office:value="155.460124" calcext:value-type="float">
            <text:p>155.460124</text:p>
          </table:table-cell>
          <table:table-cell office:value-type="float" office:value="520343" calcext:value-type="float">
            <text:p>520343</text:p>
          </table:table-cell>
          <table:table-cell office:value-type="float" office:value="155.99499" calcext:value-type="float">
            <text:p>155.99499</text:p>
          </table:table-cell>
          <table:table-cell office:value-type="float" office:value="521964" calcext:value-type="float">
            <text:p>521964</text:p>
          </table:table-cell>
          <table:table-cell office:value-type="float" office:value="156.480925" calcext:value-type="float">
            <text:p>156.480925</text:p>
          </table:table-cell>
          <table:table-cell office:value-type="float" office:value="523887" calcext:value-type="float">
            <text:p>523887</text:p>
          </table:table-cell>
          <table:table-cell office:value-type="float" office:value="157.057361" calcext:value-type="float">
            <text:p>157.057361</text:p>
          </table:table-cell>
          <table:table-cell office:value-type="float" office:value="525399" calcext:value-type="float">
            <text:p>525399</text:p>
          </table:table-cell>
          <table:table-cell office:value-type="float" office:value="157.510598" calcext:value-type="float">
            <text:p>157.510598</text:p>
          </table:table-cell>
          <table:table-cell office:value-type="float" office:value="527004" calcext:value-type="float">
            <text:p>527004</text:p>
          </table:table-cell>
          <table:table-cell office:value-type="float" office:value="157.991883" calcext:value-type="float">
            <text:p>157.991883</text:p>
          </table:table-cell>
          <table:table-cell office:value-type="float" office:value="529018" calcext:value-type="float">
            <text:p>529018</text:p>
          </table:table-cell>
          <table:table-cell office:value-type="float" office:value="158.595572" calcext:value-type="float">
            <text:p>158.595572</text:p>
          </table:table-cell>
          <table:table-cell office:value-type="float" office:value="530867" calcext:value-type="float">
            <text:p>530867</text:p>
          </table:table-cell>
          <table:table-cell office:value-type="float" office:value="159.149987" calcext:value-type="float">
            <text:p>159.149987</text:p>
          </table:table-cell>
          <table:table-cell office:value-type="float" office:value="532185" calcext:value-type="float">
            <text:p>532185</text:p>
          </table:table-cell>
          <table:table-cell office:value-type="float" office:value="159.545172" calcext:value-type="float">
            <text:p>159.5451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75" calcext:value-type="float">
            <text:p>513775</text:p>
          </table:table-cell>
          <table:table-cell office:value-type="float" office:value="154.025896" calcext:value-type="float">
            <text:p>154.025896</text:p>
          </table:table-cell>
          <table:table-cell office:value-type="float" office:value="516818" calcext:value-type="float">
            <text:p>516818</text:p>
          </table:table-cell>
          <table:table-cell office:value-type="float" office:value="154.938024" calcext:value-type="float">
            <text:p>154.938024</text:p>
          </table:table-cell>
          <table:table-cell office:value-type="float" office:value="518586" calcext:value-type="float">
            <text:p>518586</text:p>
          </table:table-cell>
          <table:table-cell office:value-type="float" office:value="155.468092" calcext:value-type="float">
            <text:p>155.468092</text:p>
          </table:table-cell>
          <table:table-cell office:value-type="float" office:value="520308" calcext:value-type="float">
            <text:p>520308</text:p>
          </table:table-cell>
          <table:table-cell office:value-type="float" office:value="155.984367" calcext:value-type="float">
            <text:p>155.984367</text:p>
          </table:table-cell>
          <table:table-cell office:value-type="float" office:value="521940" calcext:value-type="float">
            <text:p>521940</text:p>
          </table:table-cell>
          <table:table-cell office:value-type="float" office:value="156.473549" calcext:value-type="float">
            <text:p>156.473549</text:p>
          </table:table-cell>
          <table:table-cell office:value-type="float" office:value="524016" calcext:value-type="float">
            <text:p>524016</text:p>
          </table:table-cell>
          <table:table-cell office:value-type="float" office:value="157.096079" calcext:value-type="float">
            <text:p>157.096079</text:p>
          </table:table-cell>
          <table:table-cell office:value-type="float" office:value="525598" calcext:value-type="float">
            <text:p>525598</text:p>
          </table:table-cell>
          <table:table-cell office:value-type="float" office:value="157.570406" calcext:value-type="float">
            <text:p>157.570406</text:p>
          </table:table-cell>
          <table:table-cell office:value-type="float" office:value="527093" calcext:value-type="float">
            <text:p>527093</text:p>
          </table:table-cell>
          <table:table-cell office:value-type="float" office:value="158.018506" calcext:value-type="float">
            <text:p>158.018506</text:p>
          </table:table-cell>
          <table:table-cell office:value-type="float" office:value="529038" calcext:value-type="float">
            <text:p>529038</text:p>
          </table:table-cell>
          <table:table-cell office:value-type="float" office:value="158.601455" calcext:value-type="float">
            <text:p>158.601455</text:p>
          </table:table-cell>
          <table:table-cell office:value-type="float" office:value="530866" calcext:value-type="float">
            <text:p>530866</text:p>
          </table:table-cell>
          <table:table-cell office:value-type="float" office:value="159.149543" calcext:value-type="float">
            <text:p>159.149543</text:p>
          </table:table-cell>
          <table:table-cell office:value-type="float" office:value="531986" calcext:value-type="float">
            <text:p>531986</text:p>
          </table:table-cell>
          <table:table-cell office:value-type="float" office:value="159.485413" calcext:value-type="float">
            <text:p>159.4854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00" calcext:value-type="float">
            <text:p>513800</text:p>
          </table:table-cell>
          <table:table-cell office:value-type="float" office:value="154.033484" calcext:value-type="float">
            <text:p>154.033484</text:p>
          </table:table-cell>
          <table:table-cell office:value-type="float" office:value="516676" calcext:value-type="float">
            <text:p>516676</text:p>
          </table:table-cell>
          <table:table-cell office:value-type="float" office:value="154.895553" calcext:value-type="float">
            <text:p>154.895553</text:p>
          </table:table-cell>
          <table:table-cell office:value-type="float" office:value="518429" calcext:value-type="float">
            <text:p>518429</text:p>
          </table:table-cell>
          <table:table-cell office:value-type="float" office:value="155.42114" calcext:value-type="float">
            <text:p>155.42114</text:p>
          </table:table-cell>
          <table:table-cell office:value-type="float" office:value="520362" calcext:value-type="float">
            <text:p>520362</text:p>
          </table:table-cell>
          <table:table-cell office:value-type="float" office:value="156.000567" calcext:value-type="float">
            <text:p>156.000567</text:p>
          </table:table-cell>
          <table:table-cell office:value-type="float" office:value="522006" calcext:value-type="float">
            <text:p>522006</text:p>
          </table:table-cell>
          <table:table-cell office:value-type="float" office:value="156.493411" calcext:value-type="float">
            <text:p>156.493411</text:p>
          </table:table-cell>
          <table:table-cell office:value-type="float" office:value="523943" calcext:value-type="float">
            <text:p>523943</text:p>
          </table:table-cell>
          <table:table-cell office:value-type="float" office:value="157.07406" calcext:value-type="float">
            <text:p>157.07406</text:p>
          </table:table-cell>
          <table:table-cell office:value-type="float" office:value="525440" calcext:value-type="float">
            <text:p>525440</text:p>
          </table:table-cell>
          <table:table-cell office:value-type="float" office:value="157.523077" calcext:value-type="float">
            <text:p>157.523077</text:p>
          </table:table-cell>
          <table:table-cell office:value-type="float" office:value="527121" calcext:value-type="float">
            <text:p>527121</text:p>
          </table:table-cell>
          <table:table-cell office:value-type="float" office:value="158.026973" calcext:value-type="float">
            <text:p>158.026973</text:p>
          </table:table-cell>
          <table:table-cell office:value-type="float" office:value="528901" calcext:value-type="float">
            <text:p>528901</text:p>
          </table:table-cell>
          <table:table-cell office:value-type="float" office:value="158.560576" calcext:value-type="float">
            <text:p>158.560576</text:p>
          </table:table-cell>
          <table:table-cell office:value-type="float" office:value="530916" calcext:value-type="float">
            <text:p>530916</text:p>
          </table:table-cell>
          <table:table-cell office:value-type="float" office:value="159.164498" calcext:value-type="float">
            <text:p>159.164498</text:p>
          </table:table-cell>
          <table:table-cell office:value-type="float" office:value="532124" calcext:value-type="float">
            <text:p>532124</text:p>
          </table:table-cell>
          <table:table-cell office:value-type="float" office:value="159.526722" calcext:value-type="float">
            <text:p>159.5267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60" calcext:value-type="float">
            <text:p>513760</text:p>
          </table:table-cell>
          <table:table-cell office:value-type="float" office:value="154.021264" calcext:value-type="float">
            <text:p>154.021264</text:p>
          </table:table-cell>
          <table:table-cell office:value-type="float" office:value="516748" calcext:value-type="float">
            <text:p>516748</text:p>
          </table:table-cell>
          <table:table-cell office:value-type="float" office:value="154.917256" calcext:value-type="float">
            <text:p>154.917256</text:p>
          </table:table-cell>
          <table:table-cell office:value-type="float" office:value="518408" calcext:value-type="float">
            <text:p>518408</text:p>
          </table:table-cell>
          <table:table-cell office:value-type="float" office:value="155.414859" calcext:value-type="float">
            <text:p>155.414859</text:p>
          </table:table-cell>
          <table:table-cell office:value-type="float" office:value="520387" calcext:value-type="float">
            <text:p>520387</text:p>
          </table:table-cell>
          <table:table-cell office:value-type="float" office:value="156.008119" calcext:value-type="float">
            <text:p>156.008119</text:p>
          </table:table-cell>
          <table:table-cell office:value-type="float" office:value="521986" calcext:value-type="float">
            <text:p>521986</text:p>
          </table:table-cell>
          <table:table-cell office:value-type="float" office:value="156.487335" calcext:value-type="float">
            <text:p>156.487335</text:p>
          </table:table-cell>
          <table:table-cell office:value-type="float" office:value="523869" calcext:value-type="float">
            <text:p>523869</text:p>
          </table:table-cell>
          <table:table-cell office:value-type="float" office:value="157.051869" calcext:value-type="float">
            <text:p>157.051869</text:p>
          </table:table-cell>
          <table:table-cell office:value-type="float" office:value="525722" calcext:value-type="float">
            <text:p>525722</text:p>
          </table:table-cell>
          <table:table-cell office:value-type="float" office:value="157.607628" calcext:value-type="float">
            <text:p>157.607628</text:p>
          </table:table-cell>
          <table:table-cell office:value-type="float" office:value="527006" calcext:value-type="float">
            <text:p>527006</text:p>
          </table:table-cell>
          <table:table-cell office:value-type="float" office:value="157.9925" calcext:value-type="float">
            <text:p>157.9925</text:p>
          </table:table-cell>
          <table:table-cell office:value-type="float" office:value="528971" calcext:value-type="float">
            <text:p>528971</text:p>
          </table:table-cell>
          <table:table-cell office:value-type="float" office:value="158.58163" calcext:value-type="float">
            <text:p>158.58163</text:p>
          </table:table-cell>
          <table:table-cell office:value-type="float" office:value="530782" calcext:value-type="float">
            <text:p>530782</text:p>
          </table:table-cell>
          <table:table-cell office:value-type="float" office:value="159.124323" calcext:value-type="float">
            <text:p>159.124323</text:p>
          </table:table-cell>
          <table:table-cell office:value-type="float" office:value="531988" calcext:value-type="float">
            <text:p>531988</text:p>
          </table:table-cell>
          <table:table-cell office:value-type="float" office:value="159.485893" calcext:value-type="float">
            <text:p>159.4858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01" calcext:value-type="float">
            <text:p>513801</text:p>
          </table:table-cell>
          <table:table-cell office:value-type="float" office:value="154.033803" calcext:value-type="float">
            <text:p>154.033803</text:p>
          </table:table-cell>
          <table:table-cell office:value-type="float" office:value="516861" calcext:value-type="float">
            <text:p>516861</text:p>
          </table:table-cell>
          <table:table-cell office:value-type="float" office:value="154.950997" calcext:value-type="float">
            <text:p>154.950997</text:p>
          </table:table-cell>
          <table:table-cell office:value-type="float" office:value="518450" calcext:value-type="float">
            <text:p>518450</text:p>
          </table:table-cell>
          <table:table-cell office:value-type="float" office:value="155.427448" calcext:value-type="float">
            <text:p>155.427448</text:p>
          </table:table-cell>
          <table:table-cell office:value-type="float" office:value="520360" calcext:value-type="float">
            <text:p>520360</text:p>
          </table:table-cell>
          <table:table-cell office:value-type="float" office:value="155.999893" calcext:value-type="float">
            <text:p>155.999893</text:p>
          </table:table-cell>
          <table:table-cell office:value-type="float" office:value="522128" calcext:value-type="float">
            <text:p>522128</text:p>
          </table:table-cell>
          <table:table-cell office:value-type="float" office:value="156.530114" calcext:value-type="float">
            <text:p>156.530114</text:p>
          </table:table-cell>
          <table:table-cell office:value-type="float" office:value="524015" calcext:value-type="float">
            <text:p>524015</text:p>
          </table:table-cell>
          <table:table-cell office:value-type="float" office:value="157.095615" calcext:value-type="float">
            <text:p>157.095615</text:p>
          </table:table-cell>
          <table:table-cell office:value-type="float" office:value="525572" calcext:value-type="float">
            <text:p>525572</text:p>
          </table:table-cell>
          <table:table-cell office:value-type="float" office:value="157.56252" calcext:value-type="float">
            <text:p>157.56252</text:p>
          </table:table-cell>
          <table:table-cell office:value-type="float" office:value="527193" calcext:value-type="float">
            <text:p>527193</text:p>
          </table:table-cell>
          <table:table-cell office:value-type="float" office:value="158.048436" calcext:value-type="float">
            <text:p>158.048436</text:p>
          </table:table-cell>
          <table:table-cell office:value-type="float" office:value="528863" calcext:value-type="float">
            <text:p>528863</text:p>
          </table:table-cell>
          <table:table-cell office:value-type="float" office:value="158.54924" calcext:value-type="float">
            <text:p>158.54924</text:p>
          </table:table-cell>
          <table:table-cell office:value-type="float" office:value="531036" calcext:value-type="float">
            <text:p>531036</text:p>
          </table:table-cell>
          <table:table-cell office:value-type="float" office:value="159.200552" calcext:value-type="float">
            <text:p>159.200552</text:p>
          </table:table-cell>
          <table:table-cell office:value-type="float" office:value="532043" calcext:value-type="float">
            <text:p>532043</text:p>
          </table:table-cell>
          <table:table-cell office:value-type="float" office:value="159.502523" calcext:value-type="float">
            <text:p>159.5025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26" calcext:value-type="float">
            <text:p>513826</text:p>
          </table:table-cell>
          <table:table-cell office:value-type="float" office:value="154.041171" calcext:value-type="float">
            <text:p>154.041171</text:p>
          </table:table-cell>
          <table:table-cell office:value-type="float" office:value="516858" calcext:value-type="float">
            <text:p>516858</text:p>
          </table:table-cell>
          <table:table-cell office:value-type="float" office:value="154.950044" calcext:value-type="float">
            <text:p>154.950044</text:p>
          </table:table-cell>
          <table:table-cell office:value-type="float" office:value="518525" calcext:value-type="float">
            <text:p>518525</text:p>
          </table:table-cell>
          <table:table-cell office:value-type="float" office:value="155.45001" calcext:value-type="float">
            <text:p>155.45001</text:p>
          </table:table-cell>
          <table:table-cell office:value-type="float" office:value="520346" calcext:value-type="float">
            <text:p>520346</text:p>
          </table:table-cell>
          <table:table-cell office:value-type="float" office:value="155.995838" calcext:value-type="float">
            <text:p>155.995838</text:p>
          </table:table-cell>
          <table:table-cell office:value-type="float" office:value="522105" calcext:value-type="float">
            <text:p>522105</text:p>
          </table:table-cell>
          <table:table-cell office:value-type="float" office:value="156.523018" calcext:value-type="float">
            <text:p>156.523018</text:p>
          </table:table-cell>
          <table:table-cell office:value-type="float" office:value="523919" calcext:value-type="float">
            <text:p>523919</text:p>
          </table:table-cell>
          <table:table-cell office:value-type="float" office:value="157.06705" calcext:value-type="float">
            <text:p>157.06705</text:p>
          </table:table-cell>
          <table:table-cell office:value-type="float" office:value="525539" calcext:value-type="float">
            <text:p>525539</text:p>
          </table:table-cell>
          <table:table-cell office:value-type="float" office:value="157.552553" calcext:value-type="float">
            <text:p>157.552553</text:p>
          </table:table-cell>
          <table:table-cell office:value-type="float" office:value="527079" calcext:value-type="float">
            <text:p>527079</text:p>
          </table:table-cell>
          <table:table-cell office:value-type="float" office:value="158.014445" calcext:value-type="float">
            <text:p>158.014445</text:p>
          </table:table-cell>
          <table:table-cell office:value-type="float" office:value="529017" calcext:value-type="float">
            <text:p>529017</text:p>
          </table:table-cell>
          <table:table-cell office:value-type="float" office:value="158.595358" calcext:value-type="float">
            <text:p>158.595358</text:p>
          </table:table-cell>
          <table:table-cell office:value-type="float" office:value="530898" calcext:value-type="float">
            <text:p>530898</text:p>
          </table:table-cell>
          <table:table-cell office:value-type="float" office:value="159.15919" calcext:value-type="float">
            <text:p>159.15919</text:p>
          </table:table-cell>
          <table:table-cell office:value-type="float" office:value="531934" calcext:value-type="float">
            <text:p>531934</text:p>
          </table:table-cell>
          <table:table-cell office:value-type="float" office:value="159.469861" calcext:value-type="float">
            <text:p>159.46986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692" calcext:value-type="float">
            <text:p>513692</text:p>
          </table:table-cell>
          <table:table-cell office:value-type="float" office:value="154.001055" calcext:value-type="float">
            <text:p>154.001055</text:p>
          </table:table-cell>
          <table:table-cell office:value-type="float" office:value="516709" calcext:value-type="float">
            <text:p>516709</text:p>
          </table:table-cell>
          <table:table-cell office:value-type="float" office:value="154.905366" calcext:value-type="float">
            <text:p>154.905366</text:p>
          </table:table-cell>
          <table:table-cell office:value-type="float" office:value="518474" calcext:value-type="float">
            <text:p>518474</text:p>
          </table:table-cell>
          <table:table-cell office:value-type="float" office:value="155.434517" calcext:value-type="float">
            <text:p>155.434517</text:p>
          </table:table-cell>
          <table:table-cell office:value-type="float" office:value="520391" calcext:value-type="float">
            <text:p>520391</text:p>
          </table:table-cell>
          <table:table-cell office:value-type="float" office:value="156.009212" calcext:value-type="float">
            <text:p>156.009212</text:p>
          </table:table-cell>
          <table:table-cell office:value-type="float" office:value="521838" calcext:value-type="float">
            <text:p>521838</text:p>
          </table:table-cell>
          <table:table-cell office:value-type="float" office:value="156.443117" calcext:value-type="float">
            <text:p>156.443117</text:p>
          </table:table-cell>
          <table:table-cell office:value-type="float" office:value="523878" calcext:value-type="float">
            <text:p>523878</text:p>
          </table:table-cell>
          <table:table-cell office:value-type="float" office:value="157.054551" calcext:value-type="float">
            <text:p>157.054551</text:p>
          </table:table-cell>
          <table:table-cell office:value-type="float" office:value="525638" calcext:value-type="float">
            <text:p>525638</text:p>
          </table:table-cell>
          <table:table-cell office:value-type="float" office:value="157.58242" calcext:value-type="float">
            <text:p>157.58242</text:p>
          </table:table-cell>
          <table:table-cell office:value-type="float" office:value="527040" calcext:value-type="float">
            <text:p>527040</text:p>
          </table:table-cell>
          <table:table-cell office:value-type="float" office:value="158.002502" calcext:value-type="float">
            <text:p>158.002502</text:p>
          </table:table-cell>
          <table:table-cell office:value-type="float" office:value="528986" calcext:value-type="float">
            <text:p>528986</text:p>
          </table:table-cell>
          <table:table-cell office:value-type="float" office:value="158.585888" calcext:value-type="float">
            <text:p>158.585888</text:p>
          </table:table-cell>
          <table:table-cell office:value-type="float" office:value="530891" calcext:value-type="float">
            <text:p>530891</text:p>
          </table:table-cell>
          <table:table-cell office:value-type="float" office:value="159.15702" calcext:value-type="float">
            <text:p>159.15702</text:p>
          </table:table-cell>
          <table:table-cell office:value-type="float" office:value="531934" calcext:value-type="float">
            <text:p>531934</text:p>
          </table:table-cell>
          <table:table-cell office:value-type="float" office:value="159.469756" calcext:value-type="float">
            <text:p>159.469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99" calcext:value-type="float">
            <text:p>513799</text:p>
          </table:table-cell>
          <table:table-cell office:value-type="float" office:value="154.033176" calcext:value-type="float">
            <text:p>154.033176</text:p>
          </table:table-cell>
          <table:table-cell office:value-type="float" office:value="516837" calcext:value-type="float">
            <text:p>516837</text:p>
          </table:table-cell>
          <table:table-cell office:value-type="float" office:value="154.943745" calcext:value-type="float">
            <text:p>154.943745</text:p>
          </table:table-cell>
          <table:table-cell office:value-type="float" office:value="518577" calcext:value-type="float">
            <text:p>518577</text:p>
          </table:table-cell>
          <table:table-cell office:value-type="float" office:value="155.46546" calcext:value-type="float">
            <text:p>155.46546</text:p>
          </table:table-cell>
          <table:table-cell office:value-type="float" office:value="520421" calcext:value-type="float">
            <text:p>520421</text:p>
          </table:table-cell>
          <table:table-cell office:value-type="float" office:value="156.018247" calcext:value-type="float">
            <text:p>156.018247</text:p>
          </table:table-cell>
          <table:table-cell office:value-type="float" office:value="521991" calcext:value-type="float">
            <text:p>521991</text:p>
          </table:table-cell>
          <table:table-cell office:value-type="float" office:value="156.4891" calcext:value-type="float">
            <text:p>156.4891</text:p>
          </table:table-cell>
          <table:table-cell office:value-type="float" office:value="523839" calcext:value-type="float">
            <text:p>523839</text:p>
          </table:table-cell>
          <table:table-cell office:value-type="float" office:value="157.043051" calcext:value-type="float">
            <text:p>157.043051</text:p>
          </table:table-cell>
          <table:table-cell office:value-type="float" office:value="525546" calcext:value-type="float">
            <text:p>525546</text:p>
          </table:table-cell>
          <table:table-cell office:value-type="float" office:value="157.554734" calcext:value-type="float">
            <text:p>157.554734</text:p>
          </table:table-cell>
          <table:table-cell office:value-type="float" office:value="527027" calcext:value-type="float">
            <text:p>527027</text:p>
          </table:table-cell>
          <table:table-cell office:value-type="float" office:value="157.998778" calcext:value-type="float">
            <text:p>157.998778</text:p>
          </table:table-cell>
          <table:table-cell office:value-type="float" office:value="529066" calcext:value-type="float">
            <text:p>529066</text:p>
          </table:table-cell>
          <table:table-cell office:value-type="float" office:value="158.609982" calcext:value-type="float">
            <text:p>158.609982</text:p>
          </table:table-cell>
          <table:table-cell office:value-type="float" office:value="530895" calcext:value-type="float">
            <text:p>530895</text:p>
          </table:table-cell>
          <table:table-cell office:value-type="float" office:value="159.158461" calcext:value-type="float">
            <text:p>159.158461</text:p>
          </table:table-cell>
          <table:table-cell office:value-type="float" office:value="531902" calcext:value-type="float">
            <text:p>531902</text:p>
          </table:table-cell>
          <table:table-cell office:value-type="float" office:value="159.460234" calcext:value-type="float">
            <text:p>159.4602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27" calcext:value-type="float">
            <text:p>513827</text:p>
          </table:table-cell>
          <table:table-cell office:value-type="float" office:value="154.041538" calcext:value-type="float">
            <text:p>154.041538</text:p>
          </table:table-cell>
          <table:table-cell office:value-type="float" office:value="516857" calcext:value-type="float">
            <text:p>516857</text:p>
          </table:table-cell>
          <table:table-cell office:value-type="float" office:value="154.94985" calcext:value-type="float">
            <text:p>154.94985</text:p>
          </table:table-cell>
          <table:table-cell office:value-type="float" office:value="518605" calcext:value-type="float">
            <text:p>518605</text:p>
          </table:table-cell>
          <table:table-cell office:value-type="float" office:value="155.473947" calcext:value-type="float">
            <text:p>155.473947</text:p>
          </table:table-cell>
          <table:table-cell office:value-type="float" office:value="520294" calcext:value-type="float">
            <text:p>520294</text:p>
          </table:table-cell>
          <table:table-cell office:value-type="float" office:value="155.980098" calcext:value-type="float">
            <text:p>155.980098</text:p>
          </table:table-cell>
          <table:table-cell office:value-type="float" office:value="522182" calcext:value-type="float">
            <text:p>522182</text:p>
          </table:table-cell>
          <table:table-cell office:value-type="float" office:value="156.546308" calcext:value-type="float">
            <text:p>156.546308</text:p>
          </table:table-cell>
          <table:table-cell office:value-type="float" office:value="523837" calcext:value-type="float">
            <text:p>523837</text:p>
          </table:table-cell>
          <table:table-cell office:value-type="float" office:value="157.042368" calcext:value-type="float">
            <text:p>157.042368</text:p>
          </table:table-cell>
          <table:table-cell office:value-type="float" office:value="525390" calcext:value-type="float">
            <text:p>525390</text:p>
          </table:table-cell>
          <table:table-cell office:value-type="float" office:value="157.507837" calcext:value-type="float">
            <text:p>157.507837</text:p>
          </table:table-cell>
          <table:table-cell office:value-type="float" office:value="527104" calcext:value-type="float">
            <text:p>527104</text:p>
          </table:table-cell>
          <table:table-cell office:value-type="float" office:value="158.021859" calcext:value-type="float">
            <text:p>158.021859</text:p>
          </table:table-cell>
          <table:table-cell office:value-type="float" office:value="528815" calcext:value-type="float">
            <text:p>528815</text:p>
          </table:table-cell>
          <table:table-cell office:value-type="float" office:value="158.534638" calcext:value-type="float">
            <text:p>158.534638</text:p>
          </table:table-cell>
          <table:table-cell office:value-type="float" office:value="531033" calcext:value-type="float">
            <text:p>531033</text:p>
          </table:table-cell>
          <table:table-cell office:value-type="float" office:value="159.19962" calcext:value-type="float">
            <text:p>159.19962</text:p>
          </table:table-cell>
          <table:table-cell office:value-type="float" office:value="532122" calcext:value-type="float">
            <text:p>532122</text:p>
          </table:table-cell>
          <table:table-cell office:value-type="float" office:value="159.52623" calcext:value-type="float">
            <text:p>159.526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23" calcext:value-type="float">
            <text:p>513823</text:p>
          </table:table-cell>
          <table:table-cell office:value-type="float" office:value="154.040272" calcext:value-type="float">
            <text:p>154.040272</text:p>
          </table:table-cell>
          <table:table-cell office:value-type="float" office:value="516765" calcext:value-type="float">
            <text:p>516765</text:p>
          </table:table-cell>
          <table:table-cell office:value-type="float" office:value="154.922204" calcext:value-type="float">
            <text:p>154.922204</text:p>
          </table:table-cell>
          <table:table-cell office:value-type="float" office:value="518516" calcext:value-type="float">
            <text:p>518516</text:p>
          </table:table-cell>
          <table:table-cell office:value-type="float" office:value="155.447201" calcext:value-type="float">
            <text:p>155.447201</text:p>
          </table:table-cell>
          <table:table-cell office:value-type="float" office:value="520315" calcext:value-type="float">
            <text:p>520315</text:p>
          </table:table-cell>
          <table:table-cell office:value-type="float" office:value="155.986575" calcext:value-type="float">
            <text:p>155.986575</text:p>
          </table:table-cell>
          <table:table-cell office:value-type="float" office:value="521966" calcext:value-type="float">
            <text:p>521966</text:p>
          </table:table-cell>
          <table:table-cell office:value-type="float" office:value="156.481345" calcext:value-type="float">
            <text:p>156.481345</text:p>
          </table:table-cell>
          <table:table-cell office:value-type="float" office:value="523848" calcext:value-type="float">
            <text:p>523848</text:p>
          </table:table-cell>
          <table:table-cell office:value-type="float" office:value="157.045738" calcext:value-type="float">
            <text:p>157.045738</text:p>
          </table:table-cell>
          <table:table-cell office:value-type="float" office:value="525565" calcext:value-type="float">
            <text:p>525565</text:p>
          </table:table-cell>
          <table:table-cell office:value-type="float" office:value="157.560567" calcext:value-type="float">
            <text:p>157.560567</text:p>
          </table:table-cell>
          <table:table-cell office:value-type="float" office:value="527135" calcext:value-type="float">
            <text:p>527135</text:p>
          </table:table-cell>
          <table:table-cell office:value-type="float" office:value="158.031061" calcext:value-type="float">
            <text:p>158.031061</text:p>
          </table:table-cell>
          <table:table-cell office:value-type="float" office:value="528927" calcext:value-type="float">
            <text:p>528927</text:p>
          </table:table-cell>
          <table:table-cell office:value-type="float" office:value="158.568441" calcext:value-type="float">
            <text:p>158.568441</text:p>
          </table:table-cell>
          <table:table-cell office:value-type="float" office:value="530787" calcext:value-type="float">
            <text:p>530787</text:p>
          </table:table-cell>
          <table:table-cell office:value-type="float" office:value="159.125922" calcext:value-type="float">
            <text:p>159.125922</text:p>
          </table:table-cell>
          <table:table-cell office:value-type="float" office:value="532084" calcext:value-type="float">
            <text:p>532084</text:p>
          </table:table-cell>
          <table:table-cell office:value-type="float" office:value="159.514889" calcext:value-type="float">
            <text:p>159.5148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10" calcext:value-type="float">
            <text:p>513810</text:p>
          </table:table-cell>
          <table:table-cell office:value-type="float" office:value="154.036261" calcext:value-type="float">
            <text:p>154.036261</text:p>
          </table:table-cell>
          <table:table-cell office:value-type="float" office:value="516822" calcext:value-type="float">
            <text:p>516822</text:p>
          </table:table-cell>
          <table:table-cell office:value-type="float" office:value="154.939413" calcext:value-type="float">
            <text:p>154.939413</text:p>
          </table:table-cell>
          <table:table-cell office:value-type="float" office:value="518524" calcext:value-type="float">
            <text:p>518524</text:p>
          </table:table-cell>
          <table:table-cell office:value-type="float" office:value="155.4497" calcext:value-type="float">
            <text:p>155.4497</text:p>
          </table:table-cell>
          <table:table-cell office:value-type="float" office:value="520350" calcext:value-type="float">
            <text:p>520350</text:p>
          </table:table-cell>
          <table:table-cell office:value-type="float" office:value="155.997117" calcext:value-type="float">
            <text:p>155.997117</text:p>
          </table:table-cell>
          <table:table-cell office:value-type="float" office:value="521961" calcext:value-type="float">
            <text:p>521961</text:p>
          </table:table-cell>
          <table:table-cell office:value-type="float" office:value="156.47992" calcext:value-type="float">
            <text:p>156.47992</text:p>
          </table:table-cell>
          <table:table-cell office:value-type="float" office:value="523988" calcext:value-type="float">
            <text:p>523988</text:p>
          </table:table-cell>
          <table:table-cell office:value-type="float" office:value="157.087784" calcext:value-type="float">
            <text:p>157.087784</text:p>
          </table:table-cell>
          <table:table-cell office:value-type="float" office:value="525513" calcext:value-type="float">
            <text:p>525513</text:p>
          </table:table-cell>
          <table:table-cell office:value-type="float" office:value="157.544769" calcext:value-type="float">
            <text:p>157.544769</text:p>
          </table:table-cell>
          <table:table-cell office:value-type="float" office:value="527108" calcext:value-type="float">
            <text:p>527108</text:p>
          </table:table-cell>
          <table:table-cell office:value-type="float" office:value="158.02303" calcext:value-type="float">
            <text:p>158.02303</text:p>
          </table:table-cell>
          <table:table-cell office:value-type="float" office:value="529009" calcext:value-type="float">
            <text:p>529009</text:p>
          </table:table-cell>
          <table:table-cell office:value-type="float" office:value="158.59278" calcext:value-type="float">
            <text:p>158.59278</text:p>
          </table:table-cell>
          <table:table-cell office:value-type="float" office:value="530926" calcext:value-type="float">
            <text:p>530926</text:p>
          </table:table-cell>
          <table:table-cell office:value-type="float" office:value="159.16774" calcext:value-type="float">
            <text:p>159.16774</text:p>
          </table:table-cell>
          <table:table-cell office:value-type="float" office:value="531933" calcext:value-type="float">
            <text:p>531933</text:p>
          </table:table-cell>
          <table:table-cell office:value-type="float" office:value="159.469462" calcext:value-type="float">
            <text:p>159.4694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32" calcext:value-type="float">
            <text:p>513832</text:p>
          </table:table-cell>
          <table:table-cell office:value-type="float" office:value="154.042922" calcext:value-type="float">
            <text:p>154.042922</text:p>
          </table:table-cell>
          <table:table-cell office:value-type="float" office:value="516887" calcext:value-type="float">
            <text:p>516887</text:p>
          </table:table-cell>
          <table:table-cell office:value-type="float" office:value="154.958858" calcext:value-type="float">
            <text:p>154.958858</text:p>
          </table:table-cell>
          <table:table-cell office:value-type="float" office:value="518443" calcext:value-type="float">
            <text:p>518443</text:p>
          </table:table-cell>
          <table:table-cell office:value-type="float" office:value="155.425402" calcext:value-type="float">
            <text:p>155.425402</text:p>
          </table:table-cell>
          <table:table-cell office:value-type="float" office:value="520386" calcext:value-type="float">
            <text:p>520386</text:p>
          </table:table-cell>
          <table:table-cell office:value-type="float" office:value="156.007714" calcext:value-type="float">
            <text:p>156.007714</text:p>
          </table:table-cell>
          <table:table-cell office:value-type="float" office:value="521941" calcext:value-type="float">
            <text:p>521941</text:p>
          </table:table-cell>
          <table:table-cell office:value-type="float" office:value="156.473871" calcext:value-type="float">
            <text:p>156.473871</text:p>
          </table:table-cell>
          <table:table-cell office:value-type="float" office:value="523960" calcext:value-type="float">
            <text:p>523960</text:p>
          </table:table-cell>
          <table:table-cell office:value-type="float" office:value="157.079289" calcext:value-type="float">
            <text:p>157.079289</text:p>
          </table:table-cell>
          <table:table-cell office:value-type="float" office:value="525671" calcext:value-type="float">
            <text:p>525671</text:p>
          </table:table-cell>
          <table:table-cell office:value-type="float" office:value="157.592084" calcext:value-type="float">
            <text:p>157.592084</text:p>
          </table:table-cell>
          <table:table-cell office:value-type="float" office:value="527108" calcext:value-type="float">
            <text:p>527108</text:p>
          </table:table-cell>
          <table:table-cell office:value-type="float" office:value="158.023091" calcext:value-type="float">
            <text:p>158.023091</text:p>
          </table:table-cell>
          <table:table-cell office:value-type="float" office:value="528917" calcext:value-type="float">
            <text:p>528917</text:p>
          </table:table-cell>
          <table:table-cell office:value-type="float" office:value="158.565217" calcext:value-type="float">
            <text:p>158.565217</text:p>
          </table:table-cell>
          <table:table-cell office:value-type="float" office:value="530964" calcext:value-type="float">
            <text:p>530964</text:p>
          </table:table-cell>
          <table:table-cell office:value-type="float" office:value="159.178907" calcext:value-type="float">
            <text:p>159.178907</text:p>
          </table:table-cell>
          <table:table-cell office:value-type="float" office:value="532041" calcext:value-type="float">
            <text:p>532041</text:p>
          </table:table-cell>
          <table:table-cell office:value-type="float" office:value="159.501921" calcext:value-type="float">
            <text:p>159.5019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64" calcext:value-type="float">
            <text:p>513864</text:p>
          </table:table-cell>
          <table:table-cell office:value-type="float" office:value="154.05252" calcext:value-type="float">
            <text:p>154.05252</text:p>
          </table:table-cell>
          <table:table-cell office:value-type="float" office:value="516822" calcext:value-type="float">
            <text:p>516822</text:p>
          </table:table-cell>
          <table:table-cell office:value-type="float" office:value="154.93939" calcext:value-type="float">
            <text:p>154.93939</text:p>
          </table:table-cell>
          <table:table-cell office:value-type="float" office:value="518529" calcext:value-type="float">
            <text:p>518529</text:p>
          </table:table-cell>
          <table:table-cell office:value-type="float" office:value="155.450975" calcext:value-type="float">
            <text:p>155.450975</text:p>
          </table:table-cell>
          <table:table-cell office:value-type="float" office:value="520344" calcext:value-type="float">
            <text:p>520344</text:p>
          </table:table-cell>
          <table:table-cell office:value-type="float" office:value="155.995193" calcext:value-type="float">
            <text:p>155.995193</text:p>
          </table:table-cell>
          <table:table-cell office:value-type="float" office:value="522155" calcext:value-type="float">
            <text:p>522155</text:p>
          </table:table-cell>
          <table:table-cell office:value-type="float" office:value="156.538255" calcext:value-type="float">
            <text:p>156.538255</text:p>
          </table:table-cell>
          <table:table-cell office:value-type="float" office:value="523937" calcext:value-type="float">
            <text:p>523937</text:p>
          </table:table-cell>
          <table:table-cell office:value-type="float" office:value="157.072294" calcext:value-type="float">
            <text:p>157.072294</text:p>
          </table:table-cell>
          <table:table-cell office:value-type="float" office:value="525516" calcext:value-type="float">
            <text:p>525516</text:p>
          </table:table-cell>
          <table:table-cell office:value-type="float" office:value="157.545859" calcext:value-type="float">
            <text:p>157.545859</text:p>
          </table:table-cell>
          <table:table-cell office:value-type="float" office:value="527018" calcext:value-type="float">
            <text:p>527018</text:p>
          </table:table-cell>
          <table:table-cell office:value-type="float" office:value="157.995989" calcext:value-type="float">
            <text:p>157.995989</text:p>
          </table:table-cell>
          <table:table-cell office:value-type="float" office:value="528993" calcext:value-type="float">
            <text:p>528993</text:p>
          </table:table-cell>
          <table:table-cell office:value-type="float" office:value="158.588203" calcext:value-type="float">
            <text:p>158.588203</text:p>
          </table:table-cell>
          <table:table-cell office:value-type="float" office:value="530640" calcext:value-type="float">
            <text:p>530640</text:p>
          </table:table-cell>
          <table:table-cell office:value-type="float" office:value="159.081869" calcext:value-type="float">
            <text:p>159.081869</text:p>
          </table:table-cell>
          <table:table-cell office:value-type="float" office:value="531941" calcext:value-type="float">
            <text:p>531941</text:p>
          </table:table-cell>
          <table:table-cell office:value-type="float" office:value="159.471794" calcext:value-type="float">
            <text:p>159.4717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68" calcext:value-type="float">
            <text:p>513768</text:p>
          </table:table-cell>
          <table:table-cell office:value-type="float" office:value="154.023742" calcext:value-type="float">
            <text:p>154.023742</text:p>
          </table:table-cell>
          <table:table-cell office:value-type="float" office:value="516843" calcext:value-type="float">
            <text:p>516843</text:p>
          </table:table-cell>
          <table:table-cell office:value-type="float" office:value="154.945516" calcext:value-type="float">
            <text:p>154.945516</text:p>
          </table:table-cell>
          <table:table-cell office:value-type="float" office:value="518435" calcext:value-type="float">
            <text:p>518435</text:p>
          </table:table-cell>
          <table:table-cell office:value-type="float" office:value="155.422764" calcext:value-type="float">
            <text:p>155.422764</text:p>
          </table:table-cell>
          <table:table-cell office:value-type="float" office:value="520465" calcext:value-type="float">
            <text:p>520465</text:p>
          </table:table-cell>
          <table:table-cell office:value-type="float" office:value="156.031554" calcext:value-type="float">
            <text:p>156.031554</text:p>
          </table:table-cell>
          <table:table-cell office:value-type="float" office:value="521891" calcext:value-type="float">
            <text:p>521891</text:p>
          </table:table-cell>
          <table:table-cell office:value-type="float" office:value="156.459012" calcext:value-type="float">
            <text:p>156.459012</text:p>
          </table:table-cell>
          <table:table-cell office:value-type="float" office:value="523917" calcext:value-type="float">
            <text:p>523917</text:p>
          </table:table-cell>
          <table:table-cell office:value-type="float" office:value="157.066301" calcext:value-type="float">
            <text:p>157.066301</text:p>
          </table:table-cell>
          <table:table-cell office:value-type="float" office:value="525571" calcext:value-type="float">
            <text:p>525571</text:p>
          </table:table-cell>
          <table:table-cell office:value-type="float" office:value="157.562354" calcext:value-type="float">
            <text:p>157.562354</text:p>
          </table:table-cell>
          <table:table-cell office:value-type="float" office:value="527030" calcext:value-type="float">
            <text:p>527030</text:p>
          </table:table-cell>
          <table:table-cell office:value-type="float" office:value="157.999704" calcext:value-type="float">
            <text:p>157.999704</text:p>
          </table:table-cell>
          <table:table-cell office:value-type="float" office:value="528848" calcext:value-type="float">
            <text:p>528848</text:p>
          </table:table-cell>
          <table:table-cell office:value-type="float" office:value="158.544729" calcext:value-type="float">
            <text:p>158.544729</text:p>
          </table:table-cell>
          <table:table-cell office:value-type="float" office:value="530754" calcext:value-type="float">
            <text:p>530754</text:p>
          </table:table-cell>
          <table:table-cell office:value-type="float" office:value="159.116058" calcext:value-type="float">
            <text:p>159.116058</text:p>
          </table:table-cell>
          <table:table-cell office:value-type="float" office:value="531992" calcext:value-type="float">
            <text:p>531992</text:p>
          </table:table-cell>
          <table:table-cell office:value-type="float" office:value="159.487325" calcext:value-type="float">
            <text:p>159.4873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24" calcext:value-type="float">
            <text:p>513824</text:p>
          </table:table-cell>
          <table:table-cell office:value-type="float" office:value="154.040669" calcext:value-type="float">
            <text:p>154.040669</text:p>
          </table:table-cell>
          <table:table-cell office:value-type="float" office:value="516869" calcext:value-type="float">
            <text:p>516869</text:p>
          </table:table-cell>
          <table:table-cell office:value-type="float" office:value="154.953399" calcext:value-type="float">
            <text:p>154.953399</text:p>
          </table:table-cell>
          <table:table-cell office:value-type="float" office:value="518438" calcext:value-type="float">
            <text:p>518438</text:p>
          </table:table-cell>
          <table:table-cell office:value-type="float" office:value="155.423935" calcext:value-type="float">
            <text:p>155.423935</text:p>
          </table:table-cell>
          <table:table-cell office:value-type="float" office:value="520283" calcext:value-type="float">
            <text:p>520283</text:p>
          </table:table-cell>
          <table:table-cell office:value-type="float" office:value="155.977068" calcext:value-type="float">
            <text:p>155.977068</text:p>
          </table:table-cell>
          <table:table-cell office:value-type="float" office:value="521932" calcext:value-type="float">
            <text:p>521932</text:p>
          </table:table-cell>
          <table:table-cell office:value-type="float" office:value="156.471335" calcext:value-type="float">
            <text:p>156.471335</text:p>
          </table:table-cell>
          <table:table-cell office:value-type="float" office:value="523894" calcext:value-type="float">
            <text:p>523894</text:p>
          </table:table-cell>
          <table:table-cell office:value-type="float" office:value="157.059384" calcext:value-type="float">
            <text:p>157.059384</text:p>
          </table:table-cell>
          <table:table-cell office:value-type="float" office:value="525444" calcext:value-type="float">
            <text:p>525444</text:p>
          </table:table-cell>
          <table:table-cell office:value-type="float" office:value="157.524265" calcext:value-type="float">
            <text:p>157.524265</text:p>
          </table:table-cell>
          <table:table-cell office:value-type="float" office:value="527113" calcext:value-type="float">
            <text:p>527113</text:p>
          </table:table-cell>
          <table:table-cell office:value-type="float" office:value="158.024535" calcext:value-type="float">
            <text:p>158.024535</text:p>
          </table:table-cell>
          <table:table-cell office:value-type="float" office:value="529112" calcext:value-type="float">
            <text:p>529112</text:p>
          </table:table-cell>
          <table:table-cell office:value-type="float" office:value="158.623703" calcext:value-type="float">
            <text:p>158.623703</text:p>
          </table:table-cell>
          <table:table-cell office:value-type="float" office:value="530832" calcext:value-type="float">
            <text:p>530832</text:p>
          </table:table-cell>
          <table:table-cell office:value-type="float" office:value="159.139329" calcext:value-type="float">
            <text:p>159.139329</text:p>
          </table:table-cell>
          <table:table-cell office:value-type="float" office:value="532072" calcext:value-type="float">
            <text:p>532072</text:p>
          </table:table-cell>
          <table:table-cell office:value-type="float" office:value="159.511091" calcext:value-type="float">
            <text:p>159.51109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36" calcext:value-type="float">
            <text:p>513836</text:p>
          </table:table-cell>
          <table:table-cell office:value-type="float" office:value="154.044215" calcext:value-type="float">
            <text:p>154.044215</text:p>
          </table:table-cell>
          <table:table-cell office:value-type="float" office:value="516826" calcext:value-type="float">
            <text:p>516826</text:p>
          </table:table-cell>
          <table:table-cell office:value-type="float" office:value="154.940576" calcext:value-type="float">
            <text:p>154.940576</text:p>
          </table:table-cell>
          <table:table-cell office:value-type="float" office:value="518494" calcext:value-type="float">
            <text:p>518494</text:p>
          </table:table-cell>
          <table:table-cell office:value-type="float" office:value="155.440499" calcext:value-type="float">
            <text:p>155.440499</text:p>
          </table:table-cell>
          <table:table-cell office:value-type="float" office:value="520274" calcext:value-type="float">
            <text:p>520274</text:p>
          </table:table-cell>
          <table:table-cell office:value-type="float" office:value="155.974319" calcext:value-type="float">
            <text:p>155.974319</text:p>
          </table:table-cell>
          <table:table-cell office:value-type="float" office:value="522078" calcext:value-type="float">
            <text:p>522078</text:p>
          </table:table-cell>
          <table:table-cell office:value-type="float" office:value="156.515031" calcext:value-type="float">
            <text:p>156.515031</text:p>
          </table:table-cell>
          <table:table-cell office:value-type="float" office:value="523827" calcext:value-type="float">
            <text:p>523827</text:p>
          </table:table-cell>
          <table:table-cell office:value-type="float" office:value="157.039279" calcext:value-type="float">
            <text:p>157.039279</text:p>
          </table:table-cell>
          <table:table-cell office:value-type="float" office:value="525496" calcext:value-type="float">
            <text:p>525496</text:p>
          </table:table-cell>
          <table:table-cell office:value-type="float" office:value="157.539761" calcext:value-type="float">
            <text:p>157.539761</text:p>
          </table:table-cell>
          <table:table-cell office:value-type="float" office:value="527137" calcext:value-type="float">
            <text:p>527137</text:p>
          </table:table-cell>
          <table:table-cell office:value-type="float" office:value="158.03164" calcext:value-type="float">
            <text:p>158.03164</text:p>
          </table:table-cell>
          <table:table-cell office:value-type="float" office:value="529063" calcext:value-type="float">
            <text:p>529063</text:p>
          </table:table-cell>
          <table:table-cell office:value-type="float" office:value="158.608966" calcext:value-type="float">
            <text:p>158.608966</text:p>
          </table:table-cell>
          <table:table-cell office:value-type="float" office:value="530810" calcext:value-type="float">
            <text:p>530810</text:p>
          </table:table-cell>
          <table:table-cell office:value-type="float" office:value="159.132924" calcext:value-type="float">
            <text:p>159.132924</text:p>
          </table:table-cell>
          <table:table-cell office:value-type="float" office:value="531928" calcext:value-type="float">
            <text:p>531928</text:p>
          </table:table-cell>
          <table:table-cell office:value-type="float" office:value="159.467928" calcext:value-type="float">
            <text:p>159.4679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22" calcext:value-type="float">
            <text:p>513822</text:p>
          </table:table-cell>
          <table:table-cell office:value-type="float" office:value="154.040039" calcext:value-type="float">
            <text:p>154.040039</text:p>
          </table:table-cell>
          <table:table-cell office:value-type="float" office:value="516769" calcext:value-type="float">
            <text:p>516769</text:p>
          </table:table-cell>
          <table:table-cell office:value-type="float" office:value="154.923588" calcext:value-type="float">
            <text:p>154.923588</text:p>
          </table:table-cell>
          <table:table-cell office:value-type="float" office:value="518393" calcext:value-type="float">
            <text:p>518393</text:p>
          </table:table-cell>
          <table:table-cell office:value-type="float" office:value="155.410427" calcext:value-type="float">
            <text:p>155.410427</text:p>
          </table:table-cell>
          <table:table-cell office:value-type="float" office:value="520526" calcext:value-type="float">
            <text:p>520526</text:p>
          </table:table-cell>
          <table:table-cell office:value-type="float" office:value="156.049718" calcext:value-type="float">
            <text:p>156.049718</text:p>
          </table:table-cell>
          <table:table-cell office:value-type="float" office:value="522065" calcext:value-type="float">
            <text:p>522065</text:p>
          </table:table-cell>
          <table:table-cell office:value-type="float" office:value="156.51118" calcext:value-type="float">
            <text:p>156.51118</text:p>
          </table:table-cell>
          <table:table-cell office:value-type="float" office:value="524043" calcext:value-type="float">
            <text:p>524043</text:p>
          </table:table-cell>
          <table:table-cell office:value-type="float" office:value="157.104071" calcext:value-type="float">
            <text:p>157.104071</text:p>
          </table:table-cell>
          <table:table-cell office:value-type="float" office:value="525577" calcext:value-type="float">
            <text:p>525577</text:p>
          </table:table-cell>
          <table:table-cell office:value-type="float" office:value="157.563886" calcext:value-type="float">
            <text:p>157.563886</text:p>
          </table:table-cell>
          <table:table-cell office:value-type="float" office:value="527080" calcext:value-type="float">
            <text:p>527080</text:p>
          </table:table-cell>
          <table:table-cell office:value-type="float" office:value="158.014717" calcext:value-type="float">
            <text:p>158.014717</text:p>
          </table:table-cell>
          <table:table-cell office:value-type="float" office:value="528944" calcext:value-type="float">
            <text:p>528944</text:p>
          </table:table-cell>
          <table:table-cell office:value-type="float" office:value="158.573534" calcext:value-type="float">
            <text:p>158.573534</text:p>
          </table:table-cell>
          <table:table-cell office:value-type="float" office:value="530954" calcext:value-type="float">
            <text:p>530954</text:p>
          </table:table-cell>
          <table:table-cell office:value-type="float" office:value="159.176024" calcext:value-type="float">
            <text:p>159.176024</text:p>
          </table:table-cell>
          <table:table-cell office:value-type="float" office:value="532052" calcext:value-type="float">
            <text:p>532052</text:p>
          </table:table-cell>
          <table:table-cell office:value-type="float" office:value="159.50524" calcext:value-type="float">
            <text:p>159.505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28" calcext:value-type="float">
            <text:p>513828</text:p>
          </table:table-cell>
          <table:table-cell office:value-type="float" office:value="154.04169" calcext:value-type="float">
            <text:p>154.04169</text:p>
          </table:table-cell>
          <table:table-cell office:value-type="float" office:value="516745" calcext:value-type="float">
            <text:p>516745</text:p>
          </table:table-cell>
          <table:table-cell office:value-type="float" office:value="154.916142" calcext:value-type="float">
            <text:p>154.916142</text:p>
          </table:table-cell>
          <table:table-cell office:value-type="float" office:value="518597" calcext:value-type="float">
            <text:p>518597</text:p>
          </table:table-cell>
          <table:table-cell office:value-type="float" office:value="155.471596" calcext:value-type="float">
            <text:p>155.471596</text:p>
          </table:table-cell>
          <table:table-cell office:value-type="float" office:value="520321" calcext:value-type="float">
            <text:p>520321</text:p>
          </table:table-cell>
          <table:table-cell office:value-type="float" office:value="155.988429" calcext:value-type="float">
            <text:p>155.988429</text:p>
          </table:table-cell>
          <table:table-cell office:value-type="float" office:value="521934" calcext:value-type="float">
            <text:p>521934</text:p>
          </table:table-cell>
          <table:table-cell office:value-type="float" office:value="156.471906" calcext:value-type="float">
            <text:p>156.471906</text:p>
          </table:table-cell>
          <table:table-cell office:value-type="float" office:value="523988" calcext:value-type="float">
            <text:p>523988</text:p>
          </table:table-cell>
          <table:table-cell office:value-type="float" office:value="157.087637" calcext:value-type="float">
            <text:p>157.087637</text:p>
          </table:table-cell>
          <table:table-cell office:value-type="float" office:value="525405" calcext:value-type="float">
            <text:p>525405</text:p>
          </table:table-cell>
          <table:table-cell office:value-type="float" office:value="157.512536" calcext:value-type="float">
            <text:p>157.512536</text:p>
          </table:table-cell>
          <table:table-cell office:value-type="float" office:value="527030" calcext:value-type="float">
            <text:p>527030</text:p>
          </table:table-cell>
          <table:table-cell office:value-type="float" office:value="157.999492" calcext:value-type="float">
            <text:p>157.999492</text:p>
          </table:table-cell>
          <table:table-cell office:value-type="float" office:value="529051" calcext:value-type="float">
            <text:p>529051</text:p>
          </table:table-cell>
          <table:table-cell office:value-type="float" office:value="158.605452" calcext:value-type="float">
            <text:p>158.605452</text:p>
          </table:table-cell>
          <table:table-cell office:value-type="float" office:value="530661" calcext:value-type="float">
            <text:p>530661</text:p>
          </table:table-cell>
          <table:table-cell office:value-type="float" office:value="159.088129" calcext:value-type="float">
            <text:p>159.088129</text:p>
          </table:table-cell>
          <table:table-cell office:value-type="float" office:value="531963" calcext:value-type="float">
            <text:p>531963</text:p>
          </table:table-cell>
          <table:table-cell office:value-type="float" office:value="159.478635" calcext:value-type="float">
            <text:p>159.4786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84" calcext:value-type="float">
            <text:p>513884</text:p>
          </table:table-cell>
          <table:table-cell office:value-type="float" office:value="154.058434" calcext:value-type="float">
            <text:p>154.058434</text:p>
          </table:table-cell>
          <table:table-cell office:value-type="float" office:value="516748" calcext:value-type="float">
            <text:p>516748</text:p>
          </table:table-cell>
          <table:table-cell office:value-type="float" office:value="154.917154" calcext:value-type="float">
            <text:p>154.917154</text:p>
          </table:table-cell>
          <table:table-cell office:value-type="float" office:value="518560" calcext:value-type="float">
            <text:p>518560</text:p>
          </table:table-cell>
          <table:table-cell office:value-type="float" office:value="155.46031" calcext:value-type="float">
            <text:p>155.46031</text:p>
          </table:table-cell>
          <table:table-cell office:value-type="float" office:value="520314" calcext:value-type="float">
            <text:p>520314</text:p>
          </table:table-cell>
          <table:table-cell office:value-type="float" office:value="155.986278" calcext:value-type="float">
            <text:p>155.986278</text:p>
          </table:table-cell>
          <table:table-cell office:value-type="float" office:value="521974" calcext:value-type="float">
            <text:p>521974</text:p>
          </table:table-cell>
          <table:table-cell office:value-type="float" office:value="156.483725" calcext:value-type="float">
            <text:p>156.483725</text:p>
          </table:table-cell>
          <table:table-cell office:value-type="float" office:value="523901" calcext:value-type="float">
            <text:p>523901</text:p>
          </table:table-cell>
          <table:table-cell office:value-type="float" office:value="157.061497" calcext:value-type="float">
            <text:p>157.061497</text:p>
          </table:table-cell>
          <table:table-cell office:value-type="float" office:value="525580" calcext:value-type="float">
            <text:p>525580</text:p>
          </table:table-cell>
          <table:table-cell office:value-type="float" office:value="157.564941" calcext:value-type="float">
            <text:p>157.564941</text:p>
          </table:table-cell>
          <table:table-cell office:value-type="float" office:value="527090" calcext:value-type="float">
            <text:p>527090</text:p>
          </table:table-cell>
          <table:table-cell office:value-type="float" office:value="158.017472" calcext:value-type="float">
            <text:p>158.017472</text:p>
          </table:table-cell>
          <table:table-cell office:value-type="float" office:value="528829" calcext:value-type="float">
            <text:p>528829</text:p>
          </table:table-cell>
          <table:table-cell office:value-type="float" office:value="158.539004" calcext:value-type="float">
            <text:p>158.539004</text:p>
          </table:table-cell>
          <table:table-cell office:value-type="float" office:value="530929" calcext:value-type="float">
            <text:p>530929</text:p>
          </table:table-cell>
          <table:table-cell office:value-type="float" office:value="159.168447" calcext:value-type="float">
            <text:p>159.168447</text:p>
          </table:table-cell>
          <table:table-cell office:value-type="float" office:value="532087" calcext:value-type="float">
            <text:p>532087</text:p>
          </table:table-cell>
          <table:table-cell office:value-type="float" office:value="159.515655" calcext:value-type="float">
            <text:p>159.5156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21" calcext:value-type="float">
            <text:p>513821</text:p>
          </table:table-cell>
          <table:table-cell office:value-type="float" office:value="154.039705" calcext:value-type="float">
            <text:p>154.039705</text:p>
          </table:table-cell>
          <table:table-cell office:value-type="float" office:value="516815" calcext:value-type="float">
            <text:p>516815</text:p>
          </table:table-cell>
          <table:table-cell office:value-type="float" office:value="154.937352" calcext:value-type="float">
            <text:p>154.937352</text:p>
          </table:table-cell>
          <table:table-cell office:value-type="float" office:value="518411" calcext:value-type="float">
            <text:p>518411</text:p>
          </table:table-cell>
          <table:table-cell office:value-type="float" office:value="155.415713" calcext:value-type="float">
            <text:p>155.415713</text:p>
          </table:table-cell>
          <table:table-cell office:value-type="float" office:value="520380" calcext:value-type="float">
            <text:p>520380</text:p>
          </table:table-cell>
          <table:table-cell office:value-type="float" office:value="156.006059" calcext:value-type="float">
            <text:p>156.006059</text:p>
          </table:table-cell>
          <table:table-cell office:value-type="float" office:value="521922" calcext:value-type="float">
            <text:p>521922</text:p>
          </table:table-cell>
          <table:table-cell office:value-type="float" office:value="156.468382" calcext:value-type="float">
            <text:p>156.468382</text:p>
          </table:table-cell>
          <table:table-cell office:value-type="float" office:value="523962" calcext:value-type="float">
            <text:p>523962</text:p>
          </table:table-cell>
          <table:table-cell office:value-type="float" office:value="157.079979" calcext:value-type="float">
            <text:p>157.079979</text:p>
          </table:table-cell>
          <table:table-cell office:value-type="float" office:value="525399" calcext:value-type="float">
            <text:p>525399</text:p>
          </table:table-cell>
          <table:table-cell office:value-type="float" office:value="157.510602" calcext:value-type="float">
            <text:p>157.510602</text:p>
          </table:table-cell>
          <table:table-cell office:value-type="float" office:value="527070" calcext:value-type="float">
            <text:p>527070</text:p>
          </table:table-cell>
          <table:table-cell office:value-type="float" office:value="158.011569" calcext:value-type="float">
            <text:p>158.011569</text:p>
          </table:table-cell>
          <table:table-cell office:value-type="float" office:value="528954" calcext:value-type="float">
            <text:p>528954</text:p>
          </table:table-cell>
          <table:table-cell office:value-type="float" office:value="158.576495" calcext:value-type="float">
            <text:p>158.576495</text:p>
          </table:table-cell>
          <table:table-cell office:value-type="float" office:value="530862" calcext:value-type="float">
            <text:p>530862</text:p>
          </table:table-cell>
          <table:table-cell office:value-type="float" office:value="159.148569" calcext:value-type="float">
            <text:p>159.148569</text:p>
          </table:table-cell>
          <table:table-cell office:value-type="float" office:value="532119" calcext:value-type="float">
            <text:p>532119</text:p>
          </table:table-cell>
          <table:table-cell office:value-type="float" office:value="159.5253" calcext:value-type="float">
            <text:p>159.52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37" calcext:value-type="float">
            <text:p>513837</text:p>
          </table:table-cell>
          <table:table-cell office:value-type="float" office:value="154.044428" calcext:value-type="float">
            <text:p>154.044428</text:p>
          </table:table-cell>
          <table:table-cell office:value-type="float" office:value="516839" calcext:value-type="float">
            <text:p>516839</text:p>
          </table:table-cell>
          <table:table-cell office:value-type="float" office:value="154.944547" calcext:value-type="float">
            <text:p>154.944547</text:p>
          </table:table-cell>
          <table:table-cell office:value-type="float" office:value="518426" calcext:value-type="float">
            <text:p>518426</text:p>
          </table:table-cell>
          <table:table-cell office:value-type="float" office:value="155.420311" calcext:value-type="float">
            <text:p>155.420311</text:p>
          </table:table-cell>
          <table:table-cell office:value-type="float" office:value="520289" calcext:value-type="float">
            <text:p>520289</text:p>
          </table:table-cell>
          <table:table-cell office:value-type="float" office:value="155.978742" calcext:value-type="float">
            <text:p>155.978742</text:p>
          </table:table-cell>
          <table:table-cell office:value-type="float" office:value="521947" calcext:value-type="float">
            <text:p>521947</text:p>
          </table:table-cell>
          <table:table-cell office:value-type="float" office:value="156.475895" calcext:value-type="float">
            <text:p>156.475895</text:p>
          </table:table-cell>
          <table:table-cell office:value-type="float" office:value="523884" calcext:value-type="float">
            <text:p>523884</text:p>
          </table:table-cell>
          <table:table-cell office:value-type="float" office:value="157.056358" calcext:value-type="float">
            <text:p>157.056358</text:p>
          </table:table-cell>
          <table:table-cell office:value-type="float" office:value="525465" calcext:value-type="float">
            <text:p>525465</text:p>
          </table:table-cell>
          <table:table-cell office:value-type="float" office:value="157.530402" calcext:value-type="float">
            <text:p>157.530402</text:p>
          </table:table-cell>
          <table:table-cell office:value-type="float" office:value="527096" calcext:value-type="float">
            <text:p>527096</text:p>
          </table:table-cell>
          <table:table-cell office:value-type="float" office:value="158.01931" calcext:value-type="float">
            <text:p>158.01931</text:p>
          </table:table-cell>
          <table:table-cell office:value-type="float" office:value="528975" calcext:value-type="float">
            <text:p>528975</text:p>
          </table:table-cell>
          <table:table-cell office:value-type="float" office:value="158.582785" calcext:value-type="float">
            <text:p>158.582785</text:p>
          </table:table-cell>
          <table:table-cell office:value-type="float" office:value="530832" calcext:value-type="float">
            <text:p>530832</text:p>
          </table:table-cell>
          <table:table-cell office:value-type="float" office:value="159.139436" calcext:value-type="float">
            <text:p>159.139436</text:p>
          </table:table-cell>
          <table:table-cell office:value-type="float" office:value="531996" calcext:value-type="float">
            <text:p>531996</text:p>
          </table:table-cell>
          <table:table-cell office:value-type="float" office:value="159.488377" calcext:value-type="float">
            <text:p>159.4883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91" calcext:value-type="float">
            <text:p>513891</text:p>
          </table:table-cell>
          <table:table-cell office:value-type="float" office:value="154.060584" calcext:value-type="float">
            <text:p>154.060584</text:p>
          </table:table-cell>
          <table:table-cell office:value-type="float" office:value="516831" calcext:value-type="float">
            <text:p>516831</text:p>
          </table:table-cell>
          <table:table-cell office:value-type="float" office:value="154.942138" calcext:value-type="float">
            <text:p>154.942138</text:p>
          </table:table-cell>
          <table:table-cell office:value-type="float" office:value="518469" calcext:value-type="float">
            <text:p>518469</text:p>
          </table:table-cell>
          <table:table-cell office:value-type="float" office:value="155.433187" calcext:value-type="float">
            <text:p>155.433187</text:p>
          </table:table-cell>
          <table:table-cell office:value-type="float" office:value="520364" calcext:value-type="float">
            <text:p>520364</text:p>
          </table:table-cell>
          <table:table-cell office:value-type="float" office:value="156.00122" calcext:value-type="float">
            <text:p>156.00122</text:p>
          </table:table-cell>
          <table:table-cell office:value-type="float" office:value="521928" calcext:value-type="float">
            <text:p>521928</text:p>
          </table:table-cell>
          <table:table-cell office:value-type="float" office:value="156.469995" calcext:value-type="float">
            <text:p>156.469995</text:p>
          </table:table-cell>
          <table:table-cell office:value-type="float" office:value="523955" calcext:value-type="float">
            <text:p>523955</text:p>
          </table:table-cell>
          <table:table-cell office:value-type="float" office:value="157.077664" calcext:value-type="float">
            <text:p>157.077664</text:p>
          </table:table-cell>
          <table:table-cell office:value-type="float" office:value="525506" calcext:value-type="float">
            <text:p>525506</text:p>
          </table:table-cell>
          <table:table-cell office:value-type="float" office:value="157.542846" calcext:value-type="float">
            <text:p>157.542846</text:p>
          </table:table-cell>
          <table:table-cell office:value-type="float" office:value="527043" calcext:value-type="float">
            <text:p>527043</text:p>
          </table:table-cell>
          <table:table-cell office:value-type="float" office:value="158.003552" calcext:value-type="float">
            <text:p>158.003552</text:p>
          </table:table-cell>
          <table:table-cell office:value-type="float" office:value="528958" calcext:value-type="float">
            <text:p>528958</text:p>
          </table:table-cell>
          <table:table-cell office:value-type="float" office:value="158.577483" calcext:value-type="float">
            <text:p>158.577483</text:p>
          </table:table-cell>
          <table:table-cell office:value-type="float" office:value="530885" calcext:value-type="float">
            <text:p>530885</text:p>
          </table:table-cell>
          <table:table-cell office:value-type="float" office:value="159.155382" calcext:value-type="float">
            <text:p>159.155382</text:p>
          </table:table-cell>
          <table:table-cell office:value-type="float" office:value="532162" calcext:value-type="float">
            <text:p>532162</text:p>
          </table:table-cell>
          <table:table-cell office:value-type="float" office:value="159.538177" calcext:value-type="float">
            <text:p>159.5381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83" calcext:value-type="float">
            <text:p>513783</text:p>
          </table:table-cell>
          <table:table-cell office:value-type="float" office:value="154.028185" calcext:value-type="float">
            <text:p>154.028185</text:p>
          </table:table-cell>
          <table:table-cell office:value-type="float" office:value="516801" calcext:value-type="float">
            <text:p>516801</text:p>
          </table:table-cell>
          <table:table-cell office:value-type="float" office:value="154.933107" calcext:value-type="float">
            <text:p>154.933107</text:p>
          </table:table-cell>
          <table:table-cell office:value-type="float" office:value="518554" calcext:value-type="float">
            <text:p>518554</text:p>
          </table:table-cell>
          <table:table-cell office:value-type="float" office:value="155.458535" calcext:value-type="float">
            <text:p>155.458535</text:p>
          </table:table-cell>
          <table:table-cell office:value-type="float" office:value="520337" calcext:value-type="float">
            <text:p>520337</text:p>
          </table:table-cell>
          <table:table-cell office:value-type="float" office:value="155.993039" calcext:value-type="float">
            <text:p>155.993039</text:p>
          </table:table-cell>
          <table:table-cell office:value-type="float" office:value="521984" calcext:value-type="float">
            <text:p>521984</text:p>
          </table:table-cell>
          <table:table-cell office:value-type="float" office:value="156.486718" calcext:value-type="float">
            <text:p>156.486718</text:p>
          </table:table-cell>
          <table:table-cell office:value-type="float" office:value="524068" calcext:value-type="float">
            <text:p>524068</text:p>
          </table:table-cell>
          <table:table-cell office:value-type="float" office:value="157.111767" calcext:value-type="float">
            <text:p>157.111767</text:p>
          </table:table-cell>
          <table:table-cell office:value-type="float" office:value="525564" calcext:value-type="float">
            <text:p>525564</text:p>
          </table:table-cell>
          <table:table-cell office:value-type="float" office:value="157.56008" calcext:value-type="float">
            <text:p>157.56008</text:p>
          </table:table-cell>
          <table:table-cell office:value-type="float" office:value="527055" calcext:value-type="float">
            <text:p>527055</text:p>
          </table:table-cell>
          <table:table-cell office:value-type="float" office:value="158.007085" calcext:value-type="float">
            <text:p>158.007085</text:p>
          </table:table-cell>
          <table:table-cell office:value-type="float" office:value="528909" calcext:value-type="float">
            <text:p>528909</text:p>
          </table:table-cell>
          <table:table-cell office:value-type="float" office:value="158.562823" calcext:value-type="float">
            <text:p>158.562823</text:p>
          </table:table-cell>
          <table:table-cell office:value-type="float" office:value="530894" calcext:value-type="float">
            <text:p>530894</text:p>
          </table:table-cell>
          <table:table-cell office:value-type="float" office:value="159.158067" calcext:value-type="float">
            <text:p>159.158067</text:p>
          </table:table-cell>
          <table:table-cell office:value-type="float" office:value="532048" calcext:value-type="float">
            <text:p>532048</text:p>
          </table:table-cell>
          <table:table-cell office:value-type="float" office:value="159.503931" calcext:value-type="float">
            <text:p>159.5039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10" calcext:value-type="float">
            <text:p>513810</text:p>
          </table:table-cell>
          <table:table-cell office:value-type="float" office:value="154.036396" calcext:value-type="float">
            <text:p>154.036396</text:p>
          </table:table-cell>
          <table:table-cell office:value-type="float" office:value="516883" calcext:value-type="float">
            <text:p>516883</text:p>
          </table:table-cell>
          <table:table-cell office:value-type="float" office:value="154.957756" calcext:value-type="float">
            <text:p>154.957756</text:p>
          </table:table-cell>
          <table:table-cell office:value-type="float" office:value="518555" calcext:value-type="float">
            <text:p>518555</text:p>
          </table:table-cell>
          <table:table-cell office:value-type="float" office:value="155.459012" calcext:value-type="float">
            <text:p>155.459012</text:p>
          </table:table-cell>
          <table:table-cell office:value-type="float" office:value="520386" calcext:value-type="float">
            <text:p>520386</text:p>
          </table:table-cell>
          <table:table-cell office:value-type="float" office:value="156.007681" calcext:value-type="float">
            <text:p>156.007681</text:p>
          </table:table-cell>
          <table:table-cell office:value-type="float" office:value="521921" calcext:value-type="float">
            <text:p>521921</text:p>
          </table:table-cell>
          <table:table-cell office:value-type="float" office:value="156.467884" calcext:value-type="float">
            <text:p>156.467884</text:p>
          </table:table-cell>
          <table:table-cell office:value-type="float" office:value="524048" calcext:value-type="float">
            <text:p>524048</text:p>
          </table:table-cell>
          <table:table-cell office:value-type="float" office:value="157.10554" calcext:value-type="float">
            <text:p>157.10554</text:p>
          </table:table-cell>
          <table:table-cell office:value-type="float" office:value="525638" calcext:value-type="float">
            <text:p>525638</text:p>
          </table:table-cell>
          <table:table-cell office:value-type="float" office:value="157.582382" calcext:value-type="float">
            <text:p>157.582382</text:p>
          </table:table-cell>
          <table:table-cell office:value-type="float" office:value="527148" calcext:value-type="float">
            <text:p>527148</text:p>
          </table:table-cell>
          <table:table-cell office:value-type="float" office:value="158.034893" calcext:value-type="float">
            <text:p>158.034893</text:p>
          </table:table-cell>
          <table:table-cell office:value-type="float" office:value="529012" calcext:value-type="float">
            <text:p>529012</text:p>
          </table:table-cell>
          <table:table-cell office:value-type="float" office:value="158.593926" calcext:value-type="float">
            <text:p>158.593926</text:p>
          </table:table-cell>
          <table:table-cell office:value-type="float" office:value="530824" calcext:value-type="float">
            <text:p>530824</text:p>
          </table:table-cell>
          <table:table-cell office:value-type="float" office:value="159.137055" calcext:value-type="float">
            <text:p>159.137055</text:p>
          </table:table-cell>
          <table:table-cell office:value-type="float" office:value="531932" calcext:value-type="float">
            <text:p>531932</text:p>
          </table:table-cell>
          <table:table-cell office:value-type="float" office:value="159.469218" calcext:value-type="float">
            <text:p>159.4692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83" calcext:value-type="float">
            <text:p>513883</text:p>
          </table:table-cell>
          <table:table-cell office:value-type="float" office:value="154.058394" calcext:value-type="float">
            <text:p>154.058394</text:p>
          </table:table-cell>
          <table:table-cell office:value-type="float" office:value="516838" calcext:value-type="float">
            <text:p>516838</text:p>
          </table:table-cell>
          <table:table-cell office:value-type="float" office:value="154.944035" calcext:value-type="float">
            <text:p>154.944035</text:p>
          </table:table-cell>
          <table:table-cell office:value-type="float" office:value="518539" calcext:value-type="float">
            <text:p>518539</text:p>
          </table:table-cell>
          <table:table-cell office:value-type="float" office:value="155.454071" calcext:value-type="float">
            <text:p>155.454071</text:p>
          </table:table-cell>
          <table:table-cell office:value-type="float" office:value="520204" calcext:value-type="float">
            <text:p>520204</text:p>
          </table:table-cell>
          <table:table-cell office:value-type="float" office:value="155.953198" calcext:value-type="float">
            <text:p>155.953198</text:p>
          </table:table-cell>
          <table:table-cell office:value-type="float" office:value="522075" calcext:value-type="float">
            <text:p>522075</text:p>
          </table:table-cell>
          <table:table-cell office:value-type="float" office:value="156.514192" calcext:value-type="float">
            <text:p>156.514192</text:p>
          </table:table-cell>
          <table:table-cell office:value-type="float" office:value="524026" calcext:value-type="float">
            <text:p>524026</text:p>
          </table:table-cell>
          <table:table-cell office:value-type="float" office:value="157.099082" calcext:value-type="float">
            <text:p>157.099082</text:p>
          </table:table-cell>
          <table:table-cell office:value-type="float" office:value="525588" calcext:value-type="float">
            <text:p>525588</text:p>
          </table:table-cell>
          <table:table-cell office:value-type="float" office:value="157.567249" calcext:value-type="float">
            <text:p>157.567249</text:p>
          </table:table-cell>
          <table:table-cell office:value-type="float" office:value="527042" calcext:value-type="float">
            <text:p>527042</text:p>
          </table:table-cell>
          <table:table-cell office:value-type="float" office:value="158.003359" calcext:value-type="float">
            <text:p>158.003359</text:p>
          </table:table-cell>
          <table:table-cell office:value-type="float" office:value="528983" calcext:value-type="float">
            <text:p>528983</text:p>
          </table:table-cell>
          <table:table-cell office:value-type="float" office:value="158.585116" calcext:value-type="float">
            <text:p>158.585116</text:p>
          </table:table-cell>
          <table:table-cell office:value-type="float" office:value="530931" calcext:value-type="float">
            <text:p>530931</text:p>
          </table:table-cell>
          <table:table-cell office:value-type="float" office:value="159.169087" calcext:value-type="float">
            <text:p>159.169087</text:p>
          </table:table-cell>
          <table:table-cell office:value-type="float" office:value="532061" calcext:value-type="float">
            <text:p>532061</text:p>
          </table:table-cell>
          <table:table-cell office:value-type="float" office:value="159.507804" calcext:value-type="float">
            <text:p>159.5078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38" calcext:value-type="float">
            <text:p>513838</text:p>
          </table:table-cell>
          <table:table-cell office:value-type="float" office:value="154.044885" calcext:value-type="float">
            <text:p>154.044885</text:p>
          </table:table-cell>
          <table:table-cell office:value-type="float" office:value="516828" calcext:value-type="float">
            <text:p>516828</text:p>
          </table:table-cell>
          <table:table-cell office:value-type="float" office:value="154.941016" calcext:value-type="float">
            <text:p>154.941016</text:p>
          </table:table-cell>
          <table:table-cell office:value-type="float" office:value="518478" calcext:value-type="float">
            <text:p>518478</text:p>
          </table:table-cell>
          <table:table-cell office:value-type="float" office:value="155.435862" calcext:value-type="float">
            <text:p>155.435862</text:p>
          </table:table-cell>
          <table:table-cell office:value-type="float" office:value="520425" calcext:value-type="float">
            <text:p>520425</text:p>
          </table:table-cell>
          <table:table-cell office:value-type="float" office:value="156.019362" calcext:value-type="float">
            <text:p>156.019362</text:p>
          </table:table-cell>
          <table:table-cell office:value-type="float" office:value="522025" calcext:value-type="float">
            <text:p>522025</text:p>
          </table:table-cell>
          <table:table-cell office:value-type="float" office:value="156.49913" calcext:value-type="float">
            <text:p>156.49913</text:p>
          </table:table-cell>
          <table:table-cell office:value-type="float" office:value="523904" calcext:value-type="float">
            <text:p>523904</text:p>
          </table:table-cell>
          <table:table-cell office:value-type="float" office:value="157.062524" calcext:value-type="float">
            <text:p>157.062524</text:p>
          </table:table-cell>
          <table:table-cell office:value-type="float" office:value="525548" calcext:value-type="float">
            <text:p>525548</text:p>
          </table:table-cell>
          <table:table-cell office:value-type="float" office:value="157.555255" calcext:value-type="float">
            <text:p>157.555255</text:p>
          </table:table-cell>
          <table:table-cell office:value-type="float" office:value="527096" calcext:value-type="float">
            <text:p>527096</text:p>
          </table:table-cell>
          <table:table-cell office:value-type="float" office:value="158.01955" calcext:value-type="float">
            <text:p>158.01955</text:p>
          </table:table-cell>
          <table:table-cell office:value-type="float" office:value="528912" calcext:value-type="float">
            <text:p>528912</text:p>
          </table:table-cell>
          <table:table-cell office:value-type="float" office:value="158.563724" calcext:value-type="float">
            <text:p>158.563724</text:p>
          </table:table-cell>
          <table:table-cell office:value-type="float" office:value="530769" calcext:value-type="float">
            <text:p>530769</text:p>
          </table:table-cell>
          <table:table-cell office:value-type="float" office:value="159.120546" calcext:value-type="float">
            <text:p>159.120546</text:p>
          </table:table-cell>
          <table:table-cell office:value-type="float" office:value="532013" calcext:value-type="float">
            <text:p>532013</text:p>
          </table:table-cell>
          <table:table-cell office:value-type="float" office:value="159.493337" calcext:value-type="float">
            <text:p>159.4933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35" calcext:value-type="float">
            <text:p>513735</text:p>
          </table:table-cell>
          <table:table-cell office:value-type="float" office:value="154.013729" calcext:value-type="float">
            <text:p>154.013729</text:p>
          </table:table-cell>
          <table:table-cell office:value-type="float" office:value="516762" calcext:value-type="float">
            <text:p>516762</text:p>
          </table:table-cell>
          <table:table-cell office:value-type="float" office:value="154.921388" calcext:value-type="float">
            <text:p>154.921388</text:p>
          </table:table-cell>
          <table:table-cell office:value-type="float" office:value="518504" calcext:value-type="float">
            <text:p>518504</text:p>
          </table:table-cell>
          <table:table-cell office:value-type="float" office:value="155.443604" calcext:value-type="float">
            <text:p>155.443604</text:p>
          </table:table-cell>
          <table:table-cell office:value-type="float" office:value="520374" calcext:value-type="float">
            <text:p>520374</text:p>
          </table:table-cell>
          <table:table-cell office:value-type="float" office:value="156.004117" calcext:value-type="float">
            <text:p>156.004117</text:p>
          </table:table-cell>
          <table:table-cell office:value-type="float" office:value="521934" calcext:value-type="float">
            <text:p>521934</text:p>
          </table:table-cell>
          <table:table-cell office:value-type="float" office:value="156.471829" calcext:value-type="float">
            <text:p>156.471829</text:p>
          </table:table-cell>
          <table:table-cell office:value-type="float" office:value="523847" calcext:value-type="float">
            <text:p>523847</text:p>
          </table:table-cell>
          <table:table-cell office:value-type="float" office:value="157.045374" calcext:value-type="float">
            <text:p>157.045374</text:p>
          </table:table-cell>
          <table:table-cell office:value-type="float" office:value="525546" calcext:value-type="float">
            <text:p>525546</text:p>
          </table:table-cell>
          <table:table-cell office:value-type="float" office:value="157.554711" calcext:value-type="float">
            <text:p>157.554711</text:p>
          </table:table-cell>
          <table:table-cell office:value-type="float" office:value="526984" calcext:value-type="float">
            <text:p>526984</text:p>
          </table:table-cell>
          <table:table-cell office:value-type="float" office:value="157.985824" calcext:value-type="float">
            <text:p>157.985824</text:p>
          </table:table-cell>
          <table:table-cell office:value-type="float" office:value="529161" calcext:value-type="float">
            <text:p>529161</text:p>
          </table:table-cell>
          <table:table-cell office:value-type="float" office:value="158.638591" calcext:value-type="float">
            <text:p>158.638591</text:p>
          </table:table-cell>
          <table:table-cell office:value-type="float" office:value="531135" calcext:value-type="float">
            <text:p>531135</text:p>
          </table:table-cell>
          <table:table-cell office:value-type="float" office:value="159.230298" calcext:value-type="float">
            <text:p>159.230298</text:p>
          </table:table-cell>
          <table:table-cell office:value-type="float" office:value="532065" calcext:value-type="float">
            <text:p>532065</text:p>
          </table:table-cell>
          <table:table-cell office:value-type="float" office:value="159.509022" calcext:value-type="float">
            <text:p>159.5090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23" calcext:value-type="float">
            <text:p>513823</text:p>
          </table:table-cell>
          <table:table-cell office:value-type="float" office:value="154.040133" calcext:value-type="float">
            <text:p>154.040133</text:p>
          </table:table-cell>
          <table:table-cell office:value-type="float" office:value="516849" calcext:value-type="float">
            <text:p>516849</text:p>
          </table:table-cell>
          <table:table-cell office:value-type="float" office:value="154.947561" calcext:value-type="float">
            <text:p>154.947561</text:p>
          </table:table-cell>
          <table:table-cell office:value-type="float" office:value="518467" calcext:value-type="float">
            <text:p>518467</text:p>
          </table:table-cell>
          <table:table-cell office:value-type="float" office:value="155.432398" calcext:value-type="float">
            <text:p>155.432398</text:p>
          </table:table-cell>
          <table:table-cell office:value-type="float" office:value="520339" calcext:value-type="float">
            <text:p>520339</text:p>
          </table:table-cell>
          <table:table-cell office:value-type="float" office:value="155.993623" calcext:value-type="float">
            <text:p>155.993623</text:p>
          </table:table-cell>
          <table:table-cell office:value-type="float" office:value="522026" calcext:value-type="float">
            <text:p>522026</text:p>
          </table:table-cell>
          <table:table-cell office:value-type="float" office:value="156.499403" calcext:value-type="float">
            <text:p>156.499403</text:p>
          </table:table-cell>
          <table:table-cell office:value-type="float" office:value="523822" calcext:value-type="float">
            <text:p>523822</text:p>
          </table:table-cell>
          <table:table-cell office:value-type="float" office:value="157.037788" calcext:value-type="float">
            <text:p>157.037788</text:p>
          </table:table-cell>
          <table:table-cell office:value-type="float" office:value="525524" calcext:value-type="float">
            <text:p>525524</text:p>
          </table:table-cell>
          <table:table-cell office:value-type="float" office:value="157.548083" calcext:value-type="float">
            <text:p>157.548083</text:p>
          </table:table-cell>
          <table:table-cell office:value-type="float" office:value="527130" calcext:value-type="float">
            <text:p>527130</text:p>
          </table:table-cell>
          <table:table-cell office:value-type="float" office:value="158.029626" calcext:value-type="float">
            <text:p>158.029626</text:p>
          </table:table-cell>
          <table:table-cell office:value-type="float" office:value="528903" calcext:value-type="float">
            <text:p>528903</text:p>
          </table:table-cell>
          <table:table-cell office:value-type="float" office:value="158.561182" calcext:value-type="float">
            <text:p>158.561182</text:p>
          </table:table-cell>
          <table:table-cell office:value-type="float" office:value="530763" calcext:value-type="float">
            <text:p>530763</text:p>
          </table:table-cell>
          <table:table-cell office:value-type="float" office:value="159.118675" calcext:value-type="float">
            <text:p>159.118675</text:p>
          </table:table-cell>
          <table:table-cell office:value-type="float" office:value="532030" calcext:value-type="float">
            <text:p>532030</text:p>
          </table:table-cell>
          <table:table-cell office:value-type="float" office:value="159.498638" calcext:value-type="float">
            <text:p>159.4986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34" calcext:value-type="float">
            <text:p>513834</text:p>
          </table:table-cell>
          <table:table-cell office:value-type="float" office:value="154.0437" calcext:value-type="float">
            <text:p>154.0437</text:p>
          </table:table-cell>
          <table:table-cell office:value-type="float" office:value="516791" calcext:value-type="float">
            <text:p>516791</text:p>
          </table:table-cell>
          <table:table-cell office:value-type="float" office:value="154.930169" calcext:value-type="float">
            <text:p>154.930169</text:p>
          </table:table-cell>
          <table:table-cell office:value-type="float" office:value="518571" calcext:value-type="float">
            <text:p>518571</text:p>
          </table:table-cell>
          <table:table-cell office:value-type="float" office:value="155.463781" calcext:value-type="float">
            <text:p>155.463781</text:p>
          </table:table-cell>
          <table:table-cell office:value-type="float" office:value="520257" calcext:value-type="float">
            <text:p>520257</text:p>
          </table:table-cell>
          <table:table-cell office:value-type="float" office:value="155.969045" calcext:value-type="float">
            <text:p>155.969045</text:p>
          </table:table-cell>
          <table:table-cell office:value-type="float" office:value="521896" calcext:value-type="float">
            <text:p>521896</text:p>
          </table:table-cell>
          <table:table-cell office:value-type="float" office:value="156.460412" calcext:value-type="float">
            <text:p>156.460412</text:p>
          </table:table-cell>
          <table:table-cell office:value-type="float" office:value="523991" calcext:value-type="float">
            <text:p>523991</text:p>
          </table:table-cell>
          <table:table-cell office:value-type="float" office:value="157.088534" calcext:value-type="float">
            <text:p>157.088534</text:p>
          </table:table-cell>
          <table:table-cell office:value-type="float" office:value="525634" calcext:value-type="float">
            <text:p>525634</text:p>
          </table:table-cell>
          <table:table-cell office:value-type="float" office:value="157.581082" calcext:value-type="float">
            <text:p>157.581082</text:p>
          </table:table-cell>
          <table:table-cell office:value-type="float" office:value="527134" calcext:value-type="float">
            <text:p>527134</text:p>
          </table:table-cell>
          <table:table-cell office:value-type="float" office:value="158.03065" calcext:value-type="float">
            <text:p>158.03065</text:p>
          </table:table-cell>
          <table:table-cell office:value-type="float" office:value="528947" calcext:value-type="float">
            <text:p>528947</text:p>
          </table:table-cell>
          <table:table-cell office:value-type="float" office:value="158.574223" calcext:value-type="float">
            <text:p>158.574223</text:p>
          </table:table-cell>
          <table:table-cell office:value-type="float" office:value="531024" calcext:value-type="float">
            <text:p>531024</text:p>
          </table:table-cell>
          <table:table-cell office:value-type="float" office:value="159.196942" calcext:value-type="float">
            <text:p>159.196942</text:p>
          </table:table-cell>
          <table:table-cell office:value-type="float" office:value="532115" calcext:value-type="float">
            <text:p>532115</text:p>
          </table:table-cell>
          <table:table-cell office:value-type="float" office:value="159.523973" calcext:value-type="float">
            <text:p>159.523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70" calcext:value-type="float">
            <text:p>513870</text:p>
          </table:table-cell>
          <table:table-cell office:value-type="float" office:value="154.054432" calcext:value-type="float">
            <text:p>154.054432</text:p>
          </table:table-cell>
          <table:table-cell office:value-type="float" office:value="516847" calcext:value-type="float">
            <text:p>516847</text:p>
          </table:table-cell>
          <table:table-cell office:value-type="float" office:value="154.946924" calcext:value-type="float">
            <text:p>154.946924</text:p>
          </table:table-cell>
          <table:table-cell office:value-type="float" office:value="518487" calcext:value-type="float">
            <text:p>518487</text:p>
          </table:table-cell>
          <table:table-cell office:value-type="float" office:value="155.438349" calcext:value-type="float">
            <text:p>155.438349</text:p>
          </table:table-cell>
          <table:table-cell office:value-type="float" office:value="520471" calcext:value-type="float">
            <text:p>520471</text:p>
          </table:table-cell>
          <table:table-cell office:value-type="float" office:value="156.033263" calcext:value-type="float">
            <text:p>156.033263</text:p>
          </table:table-cell>
          <table:table-cell office:value-type="float" office:value="521917" calcext:value-type="float">
            <text:p>521917</text:p>
          </table:table-cell>
          <table:table-cell office:value-type="float" office:value="156.466856" calcext:value-type="float">
            <text:p>156.466856</text:p>
          </table:table-cell>
          <table:table-cell office:value-type="float" office:value="523941" calcext:value-type="float">
            <text:p>523941</text:p>
          </table:table-cell>
          <table:table-cell office:value-type="float" office:value="157.073639" calcext:value-type="float">
            <text:p>157.073639</text:p>
          </table:table-cell>
          <table:table-cell office:value-type="float" office:value="525624" calcext:value-type="float">
            <text:p>525624</text:p>
          </table:table-cell>
          <table:table-cell office:value-type="float" office:value="157.578227" calcext:value-type="float">
            <text:p>157.578227</text:p>
          </table:table-cell>
          <table:table-cell office:value-type="float" office:value="527112" calcext:value-type="float">
            <text:p>527112</text:p>
          </table:table-cell>
          <table:table-cell office:value-type="float" office:value="158.024164" calcext:value-type="float">
            <text:p>158.024164</text:p>
          </table:table-cell>
          <table:table-cell office:value-type="float" office:value="528678" calcext:value-type="float">
            <text:p>528678</text:p>
          </table:table-cell>
          <table:table-cell office:value-type="float" office:value="158.49365" calcext:value-type="float">
            <text:p>158.49365</text:p>
          </table:table-cell>
          <table:table-cell office:value-type="float" office:value="530800" calcext:value-type="float">
            <text:p>530800</text:p>
          </table:table-cell>
          <table:table-cell office:value-type="float" office:value="159.129841" calcext:value-type="float">
            <text:p>159.129841</text:p>
          </table:table-cell>
          <table:table-cell office:value-type="float" office:value="531876" calcext:value-type="float">
            <text:p>531876</text:p>
          </table:table-cell>
          <table:table-cell office:value-type="float" office:value="159.452519" calcext:value-type="float">
            <text:p>159.4525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17" calcext:value-type="float">
            <text:p>513817</text:p>
          </table:table-cell>
          <table:table-cell office:value-type="float" office:value="154.038582" calcext:value-type="float">
            <text:p>154.038582</text:p>
          </table:table-cell>
          <table:table-cell office:value-type="float" office:value="516709" calcext:value-type="float">
            <text:p>516709</text:p>
          </table:table-cell>
          <table:table-cell office:value-type="float" office:value="154.90554" calcext:value-type="float">
            <text:p>154.90554</text:p>
          </table:table-cell>
          <table:table-cell office:value-type="float" office:value="518597" calcext:value-type="float">
            <text:p>518597</text:p>
          </table:table-cell>
          <table:table-cell office:value-type="float" office:value="155.471409" calcext:value-type="float">
            <text:p>155.471409</text:p>
          </table:table-cell>
          <table:table-cell office:value-type="float" office:value="520349" calcext:value-type="float">
            <text:p>520349</text:p>
          </table:table-cell>
          <table:table-cell office:value-type="float" office:value="155.996561" calcext:value-type="float">
            <text:p>155.996561</text:p>
          </table:table-cell>
          <table:table-cell office:value-type="float" office:value="521869" calcext:value-type="float">
            <text:p>521869</text:p>
          </table:table-cell>
          <table:table-cell office:value-type="float" office:value="156.452311" calcext:value-type="float">
            <text:p>156.452311</text:p>
          </table:table-cell>
          <table:table-cell office:value-type="float" office:value="523982" calcext:value-type="float">
            <text:p>523982</text:p>
          </table:table-cell>
          <table:table-cell office:value-type="float" office:value="157.085825" calcext:value-type="float">
            <text:p>157.085825</text:p>
          </table:table-cell>
          <table:table-cell office:value-type="float" office:value="525483" calcext:value-type="float">
            <text:p>525483</text:p>
          </table:table-cell>
          <table:table-cell office:value-type="float" office:value="157.535759" calcext:value-type="float">
            <text:p>157.535759</text:p>
          </table:table-cell>
          <table:table-cell office:value-type="float" office:value="527084" calcext:value-type="float">
            <text:p>527084</text:p>
          </table:table-cell>
          <table:table-cell office:value-type="float" office:value="158.015708" calcext:value-type="float">
            <text:p>158.015708</text:p>
          </table:table-cell>
          <table:table-cell office:value-type="float" office:value="529041" calcext:value-type="float">
            <text:p>529041</text:p>
          </table:table-cell>
          <table:table-cell office:value-type="float" office:value="158.602438" calcext:value-type="float">
            <text:p>158.602438</text:p>
          </table:table-cell>
          <table:table-cell office:value-type="float" office:value="531154" calcext:value-type="float">
            <text:p>531154</text:p>
          </table:table-cell>
          <table:table-cell office:value-type="float" office:value="159.236015" calcext:value-type="float">
            <text:p>159.236015</text:p>
          </table:table-cell>
          <table:table-cell office:value-type="float" office:value="532030" calcext:value-type="float">
            <text:p>532030</text:p>
          </table:table-cell>
          <table:table-cell office:value-type="float" office:value="159.498566" calcext:value-type="float">
            <text:p>159.4985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30" calcext:value-type="float">
            <text:p>513830</text:p>
          </table:table-cell>
          <table:table-cell office:value-type="float" office:value="154.042454" calcext:value-type="float">
            <text:p>154.042454</text:p>
          </table:table-cell>
          <table:table-cell office:value-type="float" office:value="516810" calcext:value-type="float">
            <text:p>516810</text:p>
          </table:table-cell>
          <table:table-cell office:value-type="float" office:value="154.935752" calcext:value-type="float">
            <text:p>154.935752</text:p>
          </table:table-cell>
          <table:table-cell office:value-type="float" office:value="518457" calcext:value-type="float">
            <text:p>518457</text:p>
          </table:table-cell>
          <table:table-cell office:value-type="float" office:value="155.429371" calcext:value-type="float">
            <text:p>155.429371</text:p>
          </table:table-cell>
          <table:table-cell office:value-type="float" office:value="520305" calcext:value-type="float">
            <text:p>520305</text:p>
          </table:table-cell>
          <table:table-cell office:value-type="float" office:value="155.983513" calcext:value-type="float">
            <text:p>155.983513</text:p>
          </table:table-cell>
          <table:table-cell office:value-type="float" office:value="521974" calcext:value-type="float">
            <text:p>521974</text:p>
          </table:table-cell>
          <table:table-cell office:value-type="float" office:value="156.483949" calcext:value-type="float">
            <text:p>156.483949</text:p>
          </table:table-cell>
          <table:table-cell office:value-type="float" office:value="523900" calcext:value-type="float">
            <text:p>523900</text:p>
          </table:table-cell>
          <table:table-cell office:value-type="float" office:value="157.061167" calcext:value-type="float">
            <text:p>157.061167</text:p>
          </table:table-cell>
          <table:table-cell office:value-type="float" office:value="525623" calcext:value-type="float">
            <text:p>525623</text:p>
          </table:table-cell>
          <table:table-cell office:value-type="float" office:value="157.577913" calcext:value-type="float">
            <text:p>157.577913</text:p>
          </table:table-cell>
          <table:table-cell office:value-type="float" office:value="527034" calcext:value-type="float">
            <text:p>527034</text:p>
          </table:table-cell>
          <table:table-cell office:value-type="float" office:value="158.000946" calcext:value-type="float">
            <text:p>158.000946</text:p>
          </table:table-cell>
          <table:table-cell office:value-type="float" office:value="528943" calcext:value-type="float">
            <text:p>528943</text:p>
          </table:table-cell>
          <table:table-cell office:value-type="float" office:value="158.573172" calcext:value-type="float">
            <text:p>158.573172</text:p>
          </table:table-cell>
          <table:table-cell office:value-type="float" office:value="530837" calcext:value-type="float">
            <text:p>530837</text:p>
          </table:table-cell>
          <table:table-cell office:value-type="float" office:value="159.141009" calcext:value-type="float">
            <text:p>159.141009</text:p>
          </table:table-cell>
          <table:table-cell office:value-type="float" office:value="531982" calcext:value-type="float">
            <text:p>531982</text:p>
          </table:table-cell>
          <table:table-cell office:value-type="float" office:value="159.484215" calcext:value-type="float">
            <text:p>159.4842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99" calcext:value-type="float">
            <text:p>513799</text:p>
          </table:table-cell>
          <table:table-cell office:value-type="float" office:value="154.033008" calcext:value-type="float">
            <text:p>154.033008</text:p>
          </table:table-cell>
          <table:table-cell office:value-type="float" office:value="516901" calcext:value-type="float">
            <text:p>516901</text:p>
          </table:table-cell>
          <table:table-cell office:value-type="float" office:value="154.962944" calcext:value-type="float">
            <text:p>154.962944</text:p>
          </table:table-cell>
          <table:table-cell office:value-type="float" office:value="518561" calcext:value-type="float">
            <text:p>518561</text:p>
          </table:table-cell>
          <table:table-cell office:value-type="float" office:value="155.460559" calcext:value-type="float">
            <text:p>155.460559</text:p>
          </table:table-cell>
          <table:table-cell office:value-type="float" office:value="520334" calcext:value-type="float">
            <text:p>520334</text:p>
          </table:table-cell>
          <table:table-cell office:value-type="float" office:value="155.992161" calcext:value-type="float">
            <text:p>155.992161</text:p>
          </table:table-cell>
          <table:table-cell office:value-type="float" office:value="521980" calcext:value-type="float">
            <text:p>521980</text:p>
          </table:table-cell>
          <table:table-cell office:value-type="float" office:value="156.485524" calcext:value-type="float">
            <text:p>156.485524</text:p>
          </table:table-cell>
          <table:table-cell office:value-type="float" office:value="523986" calcext:value-type="float">
            <text:p>523986</text:p>
          </table:table-cell>
          <table:table-cell office:value-type="float" office:value="157.087078" calcext:value-type="float">
            <text:p>157.087078</text:p>
          </table:table-cell>
          <table:table-cell office:value-type="float" office:value="525577" calcext:value-type="float">
            <text:p>525577</text:p>
          </table:table-cell>
          <table:table-cell office:value-type="float" office:value="157.564014" calcext:value-type="float">
            <text:p>157.564014</text:p>
          </table:table-cell>
          <table:table-cell office:value-type="float" office:value="527118" calcext:value-type="float">
            <text:p>527118</text:p>
          </table:table-cell>
          <table:table-cell office:value-type="float" office:value="158.026062" calcext:value-type="float">
            <text:p>158.026062</text:p>
          </table:table-cell>
          <table:table-cell office:value-type="float" office:value="528977" calcext:value-type="float">
            <text:p>528977</text:p>
          </table:table-cell>
          <table:table-cell office:value-type="float" office:value="158.583272" calcext:value-type="float">
            <text:p>158.583272</text:p>
          </table:table-cell>
          <table:table-cell office:value-type="float" office:value="531111" calcext:value-type="float">
            <text:p>531111</text:p>
          </table:table-cell>
          <table:table-cell office:value-type="float" office:value="159.222987" calcext:value-type="float">
            <text:p>159.222987</text:p>
          </table:table-cell>
          <table:table-cell office:value-type="float" office:value="531897" calcext:value-type="float">
            <text:p>531897</text:p>
          </table:table-cell>
          <table:table-cell office:value-type="float" office:value="159.4587" calcext:value-type="float">
            <text:p>159.45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36" calcext:value-type="float">
            <text:p>513836</text:p>
          </table:table-cell>
          <table:table-cell office:value-type="float" office:value="154.044202" calcext:value-type="float">
            <text:p>154.044202</text:p>
          </table:table-cell>
          <table:table-cell office:value-type="float" office:value="516884" calcext:value-type="float">
            <text:p>516884</text:p>
          </table:table-cell>
          <table:table-cell office:value-type="float" office:value="154.958012" calcext:value-type="float">
            <text:p>154.958012</text:p>
          </table:table-cell>
          <table:table-cell office:value-type="float" office:value="518556" calcext:value-type="float">
            <text:p>518556</text:p>
          </table:table-cell>
          <table:table-cell office:value-type="float" office:value="155.459312" calcext:value-type="float">
            <text:p>155.459312</text:p>
          </table:table-cell>
          <table:table-cell office:value-type="float" office:value="520474" calcext:value-type="float">
            <text:p>520474</text:p>
          </table:table-cell>
          <table:table-cell office:value-type="float" office:value="156.034077" calcext:value-type="float">
            <text:p>156.034077</text:p>
          </table:table-cell>
          <table:table-cell office:value-type="float" office:value="521919" calcext:value-type="float">
            <text:p>521919</text:p>
          </table:table-cell>
          <table:table-cell office:value-type="float" office:value="156.46724" calcext:value-type="float">
            <text:p>156.46724</text:p>
          </table:table-cell>
          <table:table-cell office:value-type="float" office:value="523812" calcext:value-type="float">
            <text:p>523812</text:p>
          </table:table-cell>
          <table:table-cell office:value-type="float" office:value="157.034828" calcext:value-type="float">
            <text:p>157.034828</text:p>
          </table:table-cell>
          <table:table-cell office:value-type="float" office:value="525653" calcext:value-type="float">
            <text:p>525653</text:p>
          </table:table-cell>
          <table:table-cell office:value-type="float" office:value="157.58678" calcext:value-type="float">
            <text:p>157.58678</text:p>
          </table:table-cell>
          <table:table-cell office:value-type="float" office:value="527110" calcext:value-type="float">
            <text:p>527110</text:p>
          </table:table-cell>
          <table:table-cell office:value-type="float" office:value="158.023465" calcext:value-type="float">
            <text:p>158.023465</text:p>
          </table:table-cell>
          <table:table-cell office:value-type="float" office:value="528906" calcext:value-type="float">
            <text:p>528906</text:p>
          </table:table-cell>
          <table:table-cell office:value-type="float" office:value="158.562088" calcext:value-type="float">
            <text:p>158.562088</text:p>
          </table:table-cell>
          <table:table-cell office:value-type="float" office:value="531237" calcext:value-type="float">
            <text:p>531237</text:p>
          </table:table-cell>
          <table:table-cell office:value-type="float" office:value="159.260844" calcext:value-type="float">
            <text:p>159.260844</text:p>
          </table:table-cell>
          <table:table-cell office:value-type="float" office:value="532023" calcext:value-type="float">
            <text:p>532023</text:p>
          </table:table-cell>
          <table:table-cell office:value-type="float" office:value="159.496572" calcext:value-type="float">
            <text:p>159.4965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40" calcext:value-type="float">
            <text:p>513840</text:p>
          </table:table-cell>
          <table:table-cell office:value-type="float" office:value="154.045289" calcext:value-type="float">
            <text:p>154.045289</text:p>
          </table:table-cell>
          <table:table-cell office:value-type="float" office:value="516908" calcext:value-type="float">
            <text:p>516908</text:p>
          </table:table-cell>
          <table:table-cell office:value-type="float" office:value="154.965001" calcext:value-type="float">
            <text:p>154.965001</text:p>
          </table:table-cell>
          <table:table-cell office:value-type="float" office:value="518587" calcext:value-type="float">
            <text:p>518587</text:p>
          </table:table-cell>
          <table:table-cell office:value-type="float" office:value="155.468435" calcext:value-type="float">
            <text:p>155.468435</text:p>
          </table:table-cell>
          <table:table-cell office:value-type="float" office:value="520369" calcext:value-type="float">
            <text:p>520369</text:p>
          </table:table-cell>
          <table:table-cell office:value-type="float" office:value="156.002789" calcext:value-type="float">
            <text:p>156.002789</text:p>
          </table:table-cell>
          <table:table-cell office:value-type="float" office:value="522084" calcext:value-type="float">
            <text:p>522084</text:p>
          </table:table-cell>
          <table:table-cell office:value-type="float" office:value="156.516751" calcext:value-type="float">
            <text:p>156.516751</text:p>
          </table:table-cell>
          <table:table-cell office:value-type="float" office:value="523839" calcext:value-type="float">
            <text:p>523839</text:p>
          </table:table-cell>
          <table:table-cell office:value-type="float" office:value="157.043049" calcext:value-type="float">
            <text:p>157.043049</text:p>
          </table:table-cell>
          <table:table-cell office:value-type="float" office:value="525487" calcext:value-type="float">
            <text:p>525487</text:p>
          </table:table-cell>
          <table:table-cell office:value-type="float" office:value="157.537083" calcext:value-type="float">
            <text:p>157.537083</text:p>
          </table:table-cell>
          <table:table-cell office:value-type="float" office:value="527176" calcext:value-type="float">
            <text:p>527176</text:p>
          </table:table-cell>
          <table:table-cell office:value-type="float" office:value="158.043421" calcext:value-type="float">
            <text:p>158.043421</text:p>
          </table:table-cell>
          <table:table-cell office:value-type="float" office:value="528988" calcext:value-type="float">
            <text:p>528988</text:p>
          </table:table-cell>
          <table:table-cell office:value-type="float" office:value="158.58658" calcext:value-type="float">
            <text:p>158.58658</text:p>
          </table:table-cell>
          <table:table-cell office:value-type="float" office:value="530924" calcext:value-type="float">
            <text:p>530924</text:p>
          </table:table-cell>
          <table:table-cell office:value-type="float" office:value="159.167045" calcext:value-type="float">
            <text:p>159.167045</text:p>
          </table:table-cell>
          <table:table-cell office:value-type="float" office:value="532024" calcext:value-type="float">
            <text:p>532024</text:p>
          </table:table-cell>
          <table:table-cell office:value-type="float" office:value="159.496684" calcext:value-type="float">
            <text:p>159.49668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84" calcext:value-type="float">
            <text:p>513884</text:p>
          </table:table-cell>
          <table:table-cell office:value-type="float" office:value="154.058604" calcext:value-type="float">
            <text:p>154.058604</text:p>
          </table:table-cell>
          <table:table-cell office:value-type="float" office:value="516765" calcext:value-type="float">
            <text:p>516765</text:p>
          </table:table-cell>
          <table:table-cell office:value-type="float" office:value="154.922171" calcext:value-type="float">
            <text:p>154.922171</text:p>
          </table:table-cell>
          <table:table-cell office:value-type="float" office:value="518588" calcext:value-type="float">
            <text:p>518588</text:p>
          </table:table-cell>
          <table:table-cell office:value-type="float" office:value="155.468813" calcext:value-type="float">
            <text:p>155.468813</text:p>
          </table:table-cell>
          <table:table-cell office:value-type="float" office:value="520342" calcext:value-type="float">
            <text:p>520342</text:p>
          </table:table-cell>
          <table:table-cell office:value-type="float" office:value="155.994475" calcext:value-type="float">
            <text:p>155.994475</text:p>
          </table:table-cell>
          <table:table-cell office:value-type="float" office:value="522026" calcext:value-type="float">
            <text:p>522026</text:p>
          </table:table-cell>
          <table:table-cell office:value-type="float" office:value="156.499603" calcext:value-type="float">
            <text:p>156.499603</text:p>
          </table:table-cell>
          <table:table-cell office:value-type="float" office:value="524054" calcext:value-type="float">
            <text:p>524054</text:p>
          </table:table-cell>
          <table:table-cell office:value-type="float" office:value="157.107464" calcext:value-type="float">
            <text:p>157.107464</text:p>
          </table:table-cell>
          <table:table-cell office:value-type="float" office:value="525483" calcext:value-type="float">
            <text:p>525483</text:p>
          </table:table-cell>
          <table:table-cell office:value-type="float" office:value="157.535983" calcext:value-type="float">
            <text:p>157.535983</text:p>
          </table:table-cell>
          <table:table-cell office:value-type="float" office:value="527063" calcext:value-type="float">
            <text:p>527063</text:p>
          </table:table-cell>
          <table:table-cell office:value-type="float" office:value="158.009559" calcext:value-type="float">
            <text:p>158.009559</text:p>
          </table:table-cell>
          <table:table-cell office:value-type="float" office:value="529093" calcext:value-type="float">
            <text:p>529093</text:p>
          </table:table-cell>
          <table:table-cell office:value-type="float" office:value="158.618175" calcext:value-type="float">
            <text:p>158.618175</text:p>
          </table:table-cell>
          <table:table-cell office:value-type="float" office:value="530988" calcext:value-type="float">
            <text:p>530988</text:p>
          </table:table-cell>
          <table:table-cell office:value-type="float" office:value="159.186095" calcext:value-type="float">
            <text:p>159.186095</text:p>
          </table:table-cell>
          <table:table-cell office:value-type="float" office:value="531949" calcext:value-type="float">
            <text:p>531949</text:p>
          </table:table-cell>
          <table:table-cell office:value-type="float" office:value="159.474442" calcext:value-type="float">
            <text:p>159.4744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72" calcext:value-type="float">
            <text:p>513772</text:p>
          </table:table-cell>
          <table:table-cell office:value-type="float" office:value="154.024889" calcext:value-type="float">
            <text:p>154.024889</text:p>
          </table:table-cell>
          <table:table-cell office:value-type="float" office:value="516871" calcext:value-type="float">
            <text:p>516871</text:p>
          </table:table-cell>
          <table:table-cell office:value-type="float" office:value="154.954034" calcext:value-type="float">
            <text:p>154.954034</text:p>
          </table:table-cell>
          <table:table-cell office:value-type="float" office:value="518565" calcext:value-type="float">
            <text:p>518565</text:p>
          </table:table-cell>
          <table:table-cell office:value-type="float" office:value="155.461807" calcext:value-type="float">
            <text:p>155.461807</text:p>
          </table:table-cell>
          <table:table-cell office:value-type="float" office:value="520348" calcext:value-type="float">
            <text:p>520348</text:p>
          </table:table-cell>
          <table:table-cell office:value-type="float" office:value="155.996444" calcext:value-type="float">
            <text:p>155.996444</text:p>
          </table:table-cell>
          <table:table-cell office:value-type="float" office:value="521991" calcext:value-type="float">
            <text:p>521991</text:p>
          </table:table-cell>
          <table:table-cell office:value-type="float" office:value="156.489076" calcext:value-type="float">
            <text:p>156.489076</text:p>
          </table:table-cell>
          <table:table-cell office:value-type="float" office:value="523989" calcext:value-type="float">
            <text:p>523989</text:p>
          </table:table-cell>
          <table:table-cell office:value-type="float" office:value="157.087925" calcext:value-type="float">
            <text:p>157.087925</text:p>
          </table:table-cell>
          <table:table-cell office:value-type="float" office:value="525542" calcext:value-type="float">
            <text:p>525542</text:p>
          </table:table-cell>
          <table:table-cell office:value-type="float" office:value="157.553592" calcext:value-type="float">
            <text:p>157.553592</text:p>
          </table:table-cell>
          <table:table-cell office:value-type="float" office:value="527065" calcext:value-type="float">
            <text:p>527065</text:p>
          </table:table-cell>
          <table:table-cell office:value-type="float" office:value="158.01018" calcext:value-type="float">
            <text:p>158.01018</text:p>
          </table:table-cell>
          <table:table-cell office:value-type="float" office:value="529032" calcext:value-type="float">
            <text:p>529032</text:p>
          </table:table-cell>
          <table:table-cell office:value-type="float" office:value="158.599705" calcext:value-type="float">
            <text:p>158.599705</text:p>
          </table:table-cell>
          <table:table-cell office:value-type="float" office:value="531067" calcext:value-type="float">
            <text:p>531067</text:p>
          </table:table-cell>
          <table:table-cell office:value-type="float" office:value="159.20976" calcext:value-type="float">
            <text:p>159.20976</text:p>
          </table:table-cell>
          <table:table-cell office:value-type="float" office:value="532040" calcext:value-type="float">
            <text:p>532040</text:p>
          </table:table-cell>
          <table:table-cell office:value-type="float" office:value="159.501596" calcext:value-type="float">
            <text:p>159.5015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57" calcext:value-type="float">
            <text:p>513857</text:p>
          </table:table-cell>
          <table:table-cell office:value-type="float" office:value="154.050517" calcext:value-type="float">
            <text:p>154.050517</text:p>
          </table:table-cell>
          <table:table-cell office:value-type="float" office:value="516873" calcext:value-type="float">
            <text:p>516873</text:p>
          </table:table-cell>
          <table:table-cell office:value-type="float" office:value="154.954555" calcext:value-type="float">
            <text:p>154.954555</text:p>
          </table:table-cell>
          <table:table-cell office:value-type="float" office:value="518455" calcext:value-type="float">
            <text:p>518455</text:p>
          </table:table-cell>
          <table:table-cell office:value-type="float" office:value="155.428761" calcext:value-type="float">
            <text:p>155.428761</text:p>
          </table:table-cell>
          <table:table-cell office:value-type="float" office:value="520190" calcext:value-type="float">
            <text:p>520190</text:p>
          </table:table-cell>
          <table:table-cell office:value-type="float" office:value="155.949085" calcext:value-type="float">
            <text:p>155.949085</text:p>
          </table:table-cell>
          <table:table-cell office:value-type="float" office:value="521950" calcext:value-type="float">
            <text:p>521950</text:p>
          </table:table-cell>
          <table:table-cell office:value-type="float" office:value="156.476778" calcext:value-type="float">
            <text:p>156.476778</text:p>
          </table:table-cell>
          <table:table-cell office:value-type="float" office:value="523898" calcext:value-type="float">
            <text:p>523898</text:p>
          </table:table-cell>
          <table:table-cell office:value-type="float" office:value="157.060787" calcext:value-type="float">
            <text:p>157.060787</text:p>
          </table:table-cell>
          <table:table-cell office:value-type="float" office:value="525626" calcext:value-type="float">
            <text:p>525626</text:p>
          </table:table-cell>
          <table:table-cell office:value-type="float" office:value="157.578843" calcext:value-type="float">
            <text:p>157.578843</text:p>
          </table:table-cell>
          <table:table-cell office:value-type="float" office:value="527110" calcext:value-type="float">
            <text:p>527110</text:p>
          </table:table-cell>
          <table:table-cell office:value-type="float" office:value="158.023494" calcext:value-type="float">
            <text:p>158.023494</text:p>
          </table:table-cell>
          <table:table-cell office:value-type="float" office:value="528993" calcext:value-type="float">
            <text:p>528993</text:p>
          </table:table-cell>
          <table:table-cell office:value-type="float" office:value="158.588187" calcext:value-type="float">
            <text:p>158.588187</text:p>
          </table:table-cell>
          <table:table-cell office:value-type="float" office:value="530959" calcext:value-type="float">
            <text:p>530959</text:p>
          </table:table-cell>
          <table:table-cell office:value-type="float" office:value="159.177472" calcext:value-type="float">
            <text:p>159.177472</text:p>
          </table:table-cell>
          <table:table-cell office:value-type="float" office:value="531970" calcext:value-type="float">
            <text:p>531970</text:p>
          </table:table-cell>
          <table:table-cell office:value-type="float" office:value="159.480539" calcext:value-type="float">
            <text:p>159.4805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13" calcext:value-type="float">
            <text:p>513913</text:p>
          </table:table-cell>
          <table:table-cell office:value-type="float" office:value="154.06717" calcext:value-type="float">
            <text:p>154.06717</text:p>
          </table:table-cell>
          <table:table-cell office:value-type="float" office:value="516764" calcext:value-type="float">
            <text:p>516764</text:p>
          </table:table-cell>
          <table:table-cell office:value-type="float" office:value="154.922098" calcext:value-type="float">
            <text:p>154.922098</text:p>
          </table:table-cell>
          <table:table-cell office:value-type="float" office:value="518426" calcext:value-type="float">
            <text:p>518426</text:p>
          </table:table-cell>
          <table:table-cell office:value-type="float" office:value="155.420141" calcext:value-type="float">
            <text:p>155.420141</text:p>
          </table:table-cell>
          <table:table-cell office:value-type="float" office:value="520309" calcext:value-type="float">
            <text:p>520309</text:p>
          </table:table-cell>
          <table:table-cell office:value-type="float" office:value="155.984858" calcext:value-type="float">
            <text:p>155.984858</text:p>
          </table:table-cell>
          <table:table-cell office:value-type="float" office:value="521927" calcext:value-type="float">
            <text:p>521927</text:p>
          </table:table-cell>
          <table:table-cell office:value-type="float" office:value="156.469763" calcext:value-type="float">
            <text:p>156.469763</text:p>
          </table:table-cell>
          <table:table-cell office:value-type="float" office:value="524027" calcext:value-type="float">
            <text:p>524027</text:p>
          </table:table-cell>
          <table:table-cell office:value-type="float" office:value="157.099315" calcext:value-type="float">
            <text:p>157.099315</text:p>
          </table:table-cell>
          <table:table-cell office:value-type="float" office:value="525559" calcext:value-type="float">
            <text:p>525559</text:p>
          </table:table-cell>
          <table:table-cell office:value-type="float" office:value="157.558654" calcext:value-type="float">
            <text:p>157.558654</text:p>
          </table:table-cell>
          <table:table-cell office:value-type="float" office:value="527035" calcext:value-type="float">
            <text:p>527035</text:p>
          </table:table-cell>
          <table:table-cell office:value-type="float" office:value="158.001161" calcext:value-type="float">
            <text:p>158.001161</text:p>
          </table:table-cell>
          <table:table-cell office:value-type="float" office:value="529091" calcext:value-type="float">
            <text:p>529091</text:p>
          </table:table-cell>
          <table:table-cell office:value-type="float" office:value="158.617474" calcext:value-type="float">
            <text:p>158.617474</text:p>
          </table:table-cell>
          <table:table-cell office:value-type="float" office:value="530980" calcext:value-type="float">
            <text:p>530980</text:p>
          </table:table-cell>
          <table:table-cell office:value-type="float" office:value="159.183882" calcext:value-type="float">
            <text:p>159.183882</text:p>
          </table:table-cell>
          <table:table-cell office:value-type="float" office:value="532002" calcext:value-type="float">
            <text:p>532002</text:p>
          </table:table-cell>
          <table:table-cell office:value-type="float" office:value="159.490231" calcext:value-type="float">
            <text:p>159.49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89" calcext:value-type="float">
            <text:p>513889</text:p>
          </table:table-cell>
          <table:table-cell office:value-type="float" office:value="154.059966" calcext:value-type="float">
            <text:p>154.059966</text:p>
          </table:table-cell>
          <table:table-cell office:value-type="float" office:value="516836" calcext:value-type="float">
            <text:p>516836</text:p>
          </table:table-cell>
          <table:table-cell office:value-type="float" office:value="154.943524" calcext:value-type="float">
            <text:p>154.943524</text:p>
          </table:table-cell>
          <table:table-cell office:value-type="float" office:value="518602" calcext:value-type="float">
            <text:p>518602</text:p>
          </table:table-cell>
          <table:table-cell office:value-type="float" office:value="155.472982" calcext:value-type="float">
            <text:p>155.472982</text:p>
          </table:table-cell>
          <table:table-cell office:value-type="float" office:value="520302" calcext:value-type="float">
            <text:p>520302</text:p>
          </table:table-cell>
          <table:table-cell office:value-type="float" office:value="155.982717" calcext:value-type="float">
            <text:p>155.982717</text:p>
          </table:table-cell>
          <table:table-cell office:value-type="float" office:value="522028" calcext:value-type="float">
            <text:p>522028</text:p>
          </table:table-cell>
          <table:table-cell office:value-type="float" office:value="156.500162" calcext:value-type="float">
            <text:p>156.500162</text:p>
          </table:table-cell>
          <table:table-cell office:value-type="float" office:value="523926" calcext:value-type="float">
            <text:p>523926</text:p>
          </table:table-cell>
          <table:table-cell office:value-type="float" office:value="157.069188" calcext:value-type="float">
            <text:p>157.069188</text:p>
          </table:table-cell>
          <table:table-cell office:value-type="float" office:value="525566" calcext:value-type="float">
            <text:p>525566</text:p>
          </table:table-cell>
          <table:table-cell office:value-type="float" office:value="157.560583" calcext:value-type="float">
            <text:p>157.560583</text:p>
          </table:table-cell>
          <table:table-cell office:value-type="float" office:value="527135" calcext:value-type="float">
            <text:p>527135</text:p>
          </table:table-cell>
          <table:table-cell office:value-type="float" office:value="158.030952" calcext:value-type="float">
            <text:p>158.030952</text:p>
          </table:table-cell>
          <table:table-cell office:value-type="float" office:value="529163" calcext:value-type="float">
            <text:p>529163</text:p>
          </table:table-cell>
          <table:table-cell office:value-type="float" office:value="158.63921" calcext:value-type="float">
            <text:p>158.63921</text:p>
          </table:table-cell>
          <table:table-cell office:value-type="float" office:value="531287" calcext:value-type="float">
            <text:p>531287</text:p>
          </table:table-cell>
          <table:table-cell office:value-type="float" office:value="159.27589" calcext:value-type="float">
            <text:p>159.27589</text:p>
          </table:table-cell>
          <table:table-cell office:value-type="float" office:value="531964" calcext:value-type="float">
            <text:p>531964</text:p>
          </table:table-cell>
          <table:table-cell office:value-type="float" office:value="159.478795" calcext:value-type="float">
            <text:p>159.4787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96" calcext:value-type="float">
            <text:p>513796</text:p>
          </table:table-cell>
          <table:table-cell office:value-type="float" office:value="154.03221" calcext:value-type="float">
            <text:p>154.03221</text:p>
          </table:table-cell>
          <table:table-cell office:value-type="float" office:value="516746" calcext:value-type="float">
            <text:p>516746</text:p>
          </table:table-cell>
          <table:table-cell office:value-type="float" office:value="154.916624" calcext:value-type="float">
            <text:p>154.916624</text:p>
          </table:table-cell>
          <table:table-cell office:value-type="float" office:value="518574" calcext:value-type="float">
            <text:p>518574</text:p>
          </table:table-cell>
          <table:table-cell office:value-type="float" office:value="155.46459" calcext:value-type="float">
            <text:p>155.46459</text:p>
          </table:table-cell>
          <table:table-cell office:value-type="float" office:value="520429" calcext:value-type="float">
            <text:p>520429</text:p>
          </table:table-cell>
          <table:table-cell office:value-type="float" office:value="156.020738" calcext:value-type="float">
            <text:p>156.020738</text:p>
          </table:table-cell>
          <table:table-cell office:value-type="float" office:value="521850" calcext:value-type="float">
            <text:p>521850</text:p>
          </table:table-cell>
          <table:table-cell office:value-type="float" office:value="156.446726" calcext:value-type="float">
            <text:p>156.446726</text:p>
          </table:table-cell>
          <table:table-cell office:value-type="float" office:value="523924" calcext:value-type="float">
            <text:p>523924</text:p>
          </table:table-cell>
          <table:table-cell office:value-type="float" office:value="157.068315" calcext:value-type="float">
            <text:p>157.068315</text:p>
          </table:table-cell>
          <table:table-cell office:value-type="float" office:value="525571" calcext:value-type="float">
            <text:p>525571</text:p>
          </table:table-cell>
          <table:table-cell office:value-type="float" office:value="157.562119" calcext:value-type="float">
            <text:p>157.562119</text:p>
          </table:table-cell>
          <table:table-cell office:value-type="float" office:value="527187" calcext:value-type="float">
            <text:p>527187</text:p>
          </table:table-cell>
          <table:table-cell office:value-type="float" office:value="158.046677" calcext:value-type="float">
            <text:p>158.046677</text:p>
          </table:table-cell>
          <table:table-cell office:value-type="float" office:value="528924" calcext:value-type="float">
            <text:p>528924</text:p>
          </table:table-cell>
          <table:table-cell office:value-type="float" office:value="158.567525" calcext:value-type="float">
            <text:p>158.567525</text:p>
          </table:table-cell>
          <table:table-cell office:value-type="float" office:value="530967" calcext:value-type="float">
            <text:p>530967</text:p>
          </table:table-cell>
          <table:table-cell office:value-type="float" office:value="159.180003" calcext:value-type="float">
            <text:p>159.180003</text:p>
          </table:table-cell>
          <table:table-cell office:value-type="float" office:value="532158" calcext:value-type="float">
            <text:p>532158</text:p>
          </table:table-cell>
          <table:table-cell office:value-type="float" office:value="159.53703" calcext:value-type="float">
            <text:p>159.537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06" calcext:value-type="float">
            <text:p>513906</text:p>
          </table:table-cell>
          <table:table-cell office:value-type="float" office:value="154.065013" calcext:value-type="float">
            <text:p>154.065013</text:p>
          </table:table-cell>
          <table:table-cell office:value-type="float" office:value="516723" calcext:value-type="float">
            <text:p>516723</text:p>
          </table:table-cell>
          <table:table-cell office:value-type="float" office:value="154.909713" calcext:value-type="float">
            <text:p>154.909713</text:p>
          </table:table-cell>
          <table:table-cell office:value-type="float" office:value="518499" calcext:value-type="float">
            <text:p>518499</text:p>
          </table:table-cell>
          <table:table-cell office:value-type="float" office:value="155.442073" calcext:value-type="float">
            <text:p>155.442073</text:p>
          </table:table-cell>
          <table:table-cell office:value-type="float" office:value="520360" calcext:value-type="float">
            <text:p>520360</text:p>
          </table:table-cell>
          <table:table-cell office:value-type="float" office:value="155.99997" calcext:value-type="float">
            <text:p>155.99997</text:p>
          </table:table-cell>
          <table:table-cell office:value-type="float" office:value="521940" calcext:value-type="float">
            <text:p>521940</text:p>
          </table:table-cell>
          <table:table-cell office:value-type="float" office:value="156.473558" calcext:value-type="float">
            <text:p>156.473558</text:p>
          </table:table-cell>
          <table:table-cell office:value-type="float" office:value="523950" calcext:value-type="float">
            <text:p>523950</text:p>
          </table:table-cell>
          <table:table-cell office:value-type="float" office:value="157.076148" calcext:value-type="float">
            <text:p>157.076148</text:p>
          </table:table-cell>
          <table:table-cell office:value-type="float" office:value="525653" calcext:value-type="float">
            <text:p>525653</text:p>
          </table:table-cell>
          <table:table-cell office:value-type="float" office:value="157.586931" calcext:value-type="float">
            <text:p>157.586931</text:p>
          </table:table-cell>
          <table:table-cell office:value-type="float" office:value="527118" calcext:value-type="float">
            <text:p>527118</text:p>
          </table:table-cell>
          <table:table-cell office:value-type="float" office:value="158.026132" calcext:value-type="float">
            <text:p>158.026132</text:p>
          </table:table-cell>
          <table:table-cell office:value-type="float" office:value="528981" calcext:value-type="float">
            <text:p>528981</text:p>
          </table:table-cell>
          <table:table-cell office:value-type="float" office:value="158.584419" calcext:value-type="float">
            <text:p>158.584419</text:p>
          </table:table-cell>
          <table:table-cell office:value-type="float" office:value="530875" calcext:value-type="float">
            <text:p>530875</text:p>
          </table:table-cell>
          <table:table-cell office:value-type="float" office:value="159.152245" calcext:value-type="float">
            <text:p>159.152245</text:p>
          </table:table-cell>
          <table:table-cell office:value-type="float" office:value="532038" calcext:value-type="float">
            <text:p>532038</text:p>
          </table:table-cell>
          <table:table-cell office:value-type="float" office:value="159.501003" calcext:value-type="float">
            <text:p>159.501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31" calcext:value-type="float">
            <text:p>513931</text:p>
          </table:table-cell>
          <table:table-cell office:value-type="float" office:value="154.072523" calcext:value-type="float">
            <text:p>154.072523</text:p>
          </table:table-cell>
          <table:table-cell office:value-type="float" office:value="516835" calcext:value-type="float">
            <text:p>516835</text:p>
          </table:table-cell>
          <table:table-cell office:value-type="float" office:value="154.943087" calcext:value-type="float">
            <text:p>154.943087</text:p>
          </table:table-cell>
          <table:table-cell office:value-type="float" office:value="518582" calcext:value-type="float">
            <text:p>518582</text:p>
          </table:table-cell>
          <table:table-cell office:value-type="float" office:value="155.466843" calcext:value-type="float">
            <text:p>155.466843</text:p>
          </table:table-cell>
          <table:table-cell office:value-type="float" office:value="520382" calcext:value-type="float">
            <text:p>520382</text:p>
          </table:table-cell>
          <table:table-cell office:value-type="float" office:value="156.006585" calcext:value-type="float">
            <text:p>156.006585</text:p>
          </table:table-cell>
          <table:table-cell office:value-type="float" office:value="521967" calcext:value-type="float">
            <text:p>521967</text:p>
          </table:table-cell>
          <table:table-cell office:value-type="float" office:value="156.481779" calcext:value-type="float">
            <text:p>156.481779</text:p>
          </table:table-cell>
          <table:table-cell office:value-type="float" office:value="523890" calcext:value-type="float">
            <text:p>523890</text:p>
          </table:table-cell>
          <table:table-cell office:value-type="float" office:value="157.058215" calcext:value-type="float">
            <text:p>157.058215</text:p>
          </table:table-cell>
          <table:table-cell office:value-type="float" office:value="525545" calcext:value-type="float">
            <text:p>525545</text:p>
          </table:table-cell>
          <table:table-cell office:value-type="float" office:value="157.554287" calcext:value-type="float">
            <text:p>157.554287</text:p>
          </table:table-cell>
          <table:table-cell office:value-type="float" office:value="527003" calcext:value-type="float">
            <text:p>527003</text:p>
          </table:table-cell>
          <table:table-cell office:value-type="float" office:value="157.99146" calcext:value-type="float">
            <text:p>157.99146</text:p>
          </table:table-cell>
          <table:table-cell office:value-type="float" office:value="528911" calcext:value-type="float">
            <text:p>528911</text:p>
          </table:table-cell>
          <table:table-cell office:value-type="float" office:value="158.563429" calcext:value-type="float">
            <text:p>158.563429</text:p>
          </table:table-cell>
          <table:table-cell office:value-type="float" office:value="531204" calcext:value-type="float">
            <text:p>531204</text:p>
          </table:table-cell>
          <table:table-cell office:value-type="float" office:value="159.250843" calcext:value-type="float">
            <text:p>159.250843</text:p>
          </table:table-cell>
          <table:table-cell office:value-type="float" office:value="532104" calcext:value-type="float">
            <text:p>532104</text:p>
          </table:table-cell>
          <table:table-cell office:value-type="float" office:value="159.520873" calcext:value-type="float">
            <text:p>159.5208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97" calcext:value-type="float">
            <text:p>513797</text:p>
          </table:table-cell>
          <table:table-cell office:value-type="float" office:value="154.032544" calcext:value-type="float">
            <text:p>154.032544</text:p>
          </table:table-cell>
          <table:table-cell office:value-type="float" office:value="516746" calcext:value-type="float">
            <text:p>516746</text:p>
          </table:table-cell>
          <table:table-cell office:value-type="float" office:value="154.916469" calcext:value-type="float">
            <text:p>154.916469</text:p>
          </table:table-cell>
          <table:table-cell office:value-type="float" office:value="518569" calcext:value-type="float">
            <text:p>518569</text:p>
          </table:table-cell>
          <table:table-cell office:value-type="float" office:value="155.463074" calcext:value-type="float">
            <text:p>155.463074</text:p>
          </table:table-cell>
          <table:table-cell office:value-type="float" office:value="520372" calcext:value-type="float">
            <text:p>520372</text:p>
          </table:table-cell>
          <table:table-cell office:value-type="float" office:value="156.003674" calcext:value-type="float">
            <text:p>156.003674</text:p>
          </table:table-cell>
          <table:table-cell office:value-type="float" office:value="521953" calcext:value-type="float">
            <text:p>521953</text:p>
          </table:table-cell>
          <table:table-cell office:value-type="float" office:value="156.477599" calcext:value-type="float">
            <text:p>156.477599</text:p>
          </table:table-cell>
          <table:table-cell office:value-type="float" office:value="523847" calcext:value-type="float">
            <text:p>523847</text:p>
          </table:table-cell>
          <table:table-cell office:value-type="float" office:value="157.045254" calcext:value-type="float">
            <text:p>157.045254</text:p>
          </table:table-cell>
          <table:table-cell office:value-type="float" office:value="525434" calcext:value-type="float">
            <text:p>525434</text:p>
          </table:table-cell>
          <table:table-cell office:value-type="float" office:value="157.521046" calcext:value-type="float">
            <text:p>157.521046</text:p>
          </table:table-cell>
          <table:table-cell office:value-type="float" office:value="527037" calcext:value-type="float">
            <text:p>527037</text:p>
          </table:table-cell>
          <table:table-cell office:value-type="float" office:value="158.001847" calcext:value-type="float">
            <text:p>158.001847</text:p>
          </table:table-cell>
          <table:table-cell office:value-type="float" office:value="529189" calcext:value-type="float">
            <text:p>529189</text:p>
          </table:table-cell>
          <table:table-cell office:value-type="float" office:value="158.646759" calcext:value-type="float">
            <text:p>158.646759</text:p>
          </table:table-cell>
          <table:table-cell office:value-type="float" office:value="531143" calcext:value-type="float">
            <text:p>531143</text:p>
          </table:table-cell>
          <table:table-cell office:value-type="float" office:value="159.232732" calcext:value-type="float">
            <text:p>159.232732</text:p>
          </table:table-cell>
          <table:table-cell office:value-type="float" office:value="532012" calcext:value-type="float">
            <text:p>532012</text:p>
          </table:table-cell>
          <table:table-cell office:value-type="float" office:value="159.493161" calcext:value-type="float">
            <text:p>159.49316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44" calcext:value-type="float">
            <text:p>513844</text:p>
          </table:table-cell>
          <table:table-cell office:value-type="float" office:value="154.046503" calcext:value-type="float">
            <text:p>154.046503</text:p>
          </table:table-cell>
          <table:table-cell office:value-type="float" office:value="516874" calcext:value-type="float">
            <text:p>516874</text:p>
          </table:table-cell>
          <table:table-cell office:value-type="float" office:value="154.954848" calcext:value-type="float">
            <text:p>154.954848</text:p>
          </table:table-cell>
          <table:table-cell office:value-type="float" office:value="518467" calcext:value-type="float">
            <text:p>518467</text:p>
          </table:table-cell>
          <table:table-cell office:value-type="float" office:value="155.432593" calcext:value-type="float">
            <text:p>155.432593</text:p>
          </table:table-cell>
          <table:table-cell office:value-type="float" office:value="520333" calcext:value-type="float">
            <text:p>520333</text:p>
          </table:table-cell>
          <table:table-cell office:value-type="float" office:value="155.991936" calcext:value-type="float">
            <text:p>155.991936</text:p>
          </table:table-cell>
          <table:table-cell office:value-type="float" office:value="522010" calcext:value-type="float">
            <text:p>522010</text:p>
          </table:table-cell>
          <table:table-cell office:value-type="float" office:value="156.494725" calcext:value-type="float">
            <text:p>156.494725</text:p>
          </table:table-cell>
          <table:table-cell office:value-type="float" office:value="523927" calcext:value-type="float">
            <text:p>523927</text:p>
          </table:table-cell>
          <table:table-cell office:value-type="float" office:value="157.069326" calcext:value-type="float">
            <text:p>157.069326</text:p>
          </table:table-cell>
          <table:table-cell office:value-type="float" office:value="525371" calcext:value-type="float">
            <text:p>525371</text:p>
          </table:table-cell>
          <table:table-cell office:value-type="float" office:value="157.502239" calcext:value-type="float">
            <text:p>157.502239</text:p>
          </table:table-cell>
          <table:table-cell office:value-type="float" office:value="527065" calcext:value-type="float">
            <text:p>527065</text:p>
          </table:table-cell>
          <table:table-cell office:value-type="float" office:value="158.009982" calcext:value-type="float">
            <text:p>158.009982</text:p>
          </table:table-cell>
          <table:table-cell office:value-type="float" office:value="529100" calcext:value-type="float">
            <text:p>529100</text:p>
          </table:table-cell>
          <table:table-cell office:value-type="float" office:value="158.620266" calcext:value-type="float">
            <text:p>158.620266</text:p>
          </table:table-cell>
          <table:table-cell office:value-type="float" office:value="530955" calcext:value-type="float">
            <text:p>530955</text:p>
          </table:table-cell>
          <table:table-cell office:value-type="float" office:value="159.176192" calcext:value-type="float">
            <text:p>159.176192</text:p>
          </table:table-cell>
          <table:table-cell office:value-type="float" office:value="531973" calcext:value-type="float">
            <text:p>531973</text:p>
          </table:table-cell>
          <table:table-cell office:value-type="float" office:value="159.481418" calcext:value-type="float">
            <text:p>159.4814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32" calcext:value-type="float">
            <text:p>513932</text:p>
          </table:table-cell>
          <table:table-cell office:value-type="float" office:value="154.073056" calcext:value-type="float">
            <text:p>154.073056</text:p>
          </table:table-cell>
          <table:table-cell office:value-type="float" office:value="516789" calcext:value-type="float">
            <text:p>516789</text:p>
          </table:table-cell>
          <table:table-cell office:value-type="float" office:value="154.929403" calcext:value-type="float">
            <text:p>154.929403</text:p>
          </table:table-cell>
          <table:table-cell office:value-type="float" office:value="518478" calcext:value-type="float">
            <text:p>518478</text:p>
          </table:table-cell>
          <table:table-cell office:value-type="float" office:value="155.4358" calcext:value-type="float">
            <text:p>155.4358</text:p>
          </table:table-cell>
          <table:table-cell office:value-type="float" office:value="520338" calcext:value-type="float">
            <text:p>520338</text:p>
          </table:table-cell>
          <table:table-cell office:value-type="float" office:value="155.993284" calcext:value-type="float">
            <text:p>155.993284</text:p>
          </table:table-cell>
          <table:table-cell office:value-type="float" office:value="521906" calcext:value-type="float">
            <text:p>521906</text:p>
          </table:table-cell>
          <table:table-cell office:value-type="float" office:value="156.463498" calcext:value-type="float">
            <text:p>156.463498</text:p>
          </table:table-cell>
          <table:table-cell office:value-type="float" office:value="523911" calcext:value-type="float">
            <text:p>523911</text:p>
          </table:table-cell>
          <table:table-cell office:value-type="float" office:value="157.064488" calcext:value-type="float">
            <text:p>157.064488</text:p>
          </table:table-cell>
          <table:table-cell office:value-type="float" office:value="525492" calcext:value-type="float">
            <text:p>525492</text:p>
          </table:table-cell>
          <table:table-cell office:value-type="float" office:value="157.538428" calcext:value-type="float">
            <text:p>157.538428</text:p>
          </table:table-cell>
          <table:table-cell office:value-type="float" office:value="527171" calcext:value-type="float">
            <text:p>527171</text:p>
          </table:table-cell>
          <table:table-cell office:value-type="float" office:value="158.041972" calcext:value-type="float">
            <text:p>158.041972</text:p>
          </table:table-cell>
          <table:table-cell office:value-type="float" office:value="529066" calcext:value-type="float">
            <text:p>529066</text:p>
          </table:table-cell>
          <table:table-cell office:value-type="float" office:value="158.610054" calcext:value-type="float">
            <text:p>158.610054</text:p>
          </table:table-cell>
          <table:table-cell office:value-type="float" office:value="531007" calcext:value-type="float">
            <text:p>531007</text:p>
          </table:table-cell>
          <table:table-cell office:value-type="float" office:value="159.192037" calcext:value-type="float">
            <text:p>159.192037</text:p>
          </table:table-cell>
          <table:table-cell office:value-type="float" office:value="531846" calcext:value-type="float">
            <text:p>531846</text:p>
          </table:table-cell>
          <table:table-cell office:value-type="float" office:value="159.443475" calcext:value-type="float">
            <text:p>159.4434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23" calcext:value-type="float">
            <text:p>513923</text:p>
          </table:table-cell>
          <table:table-cell office:value-type="float" office:value="154.070126" calcext:value-type="float">
            <text:p>154.070126</text:p>
          </table:table-cell>
          <table:table-cell office:value-type="float" office:value="516814" calcext:value-type="float">
            <text:p>516814</text:p>
          </table:table-cell>
          <table:table-cell office:value-type="float" office:value="154.936998" calcext:value-type="float">
            <text:p>154.936998</text:p>
          </table:table-cell>
          <table:table-cell office:value-type="float" office:value="518536" calcext:value-type="float">
            <text:p>518536</text:p>
          </table:table-cell>
          <table:table-cell office:value-type="float" office:value="155.453321" calcext:value-type="float">
            <text:p>155.453321</text:p>
          </table:table-cell>
          <table:table-cell office:value-type="float" office:value="520345" calcext:value-type="float">
            <text:p>520345</text:p>
          </table:table-cell>
          <table:table-cell office:value-type="float" office:value="155.995631" calcext:value-type="float">
            <text:p>155.995631</text:p>
          </table:table-cell>
          <table:table-cell office:value-type="float" office:value="522005" calcext:value-type="float">
            <text:p>522005</text:p>
          </table:table-cell>
          <table:table-cell office:value-type="float" office:value="156.493155" calcext:value-type="float">
            <text:p>156.493155</text:p>
          </table:table-cell>
          <table:table-cell office:value-type="float" office:value="523912" calcext:value-type="float">
            <text:p>523912</text:p>
          </table:table-cell>
          <table:table-cell office:value-type="float" office:value="157.064833" calcext:value-type="float">
            <text:p>157.064833</text:p>
          </table:table-cell>
          <table:table-cell office:value-type="float" office:value="525639" calcext:value-type="float">
            <text:p>525639</text:p>
          </table:table-cell>
          <table:table-cell office:value-type="float" office:value="157.582649" calcext:value-type="float">
            <text:p>157.582649</text:p>
          </table:table-cell>
          <table:table-cell office:value-type="float" office:value="527144" calcext:value-type="float">
            <text:p>527144</text:p>
          </table:table-cell>
          <table:table-cell office:value-type="float" office:value="158.033705" calcext:value-type="float">
            <text:p>158.033705</text:p>
          </table:table-cell>
          <table:table-cell office:value-type="float" office:value="528983" calcext:value-type="float">
            <text:p>528983</text:p>
          </table:table-cell>
          <table:table-cell office:value-type="float" office:value="158.585191" calcext:value-type="float">
            <text:p>158.585191</text:p>
          </table:table-cell>
          <table:table-cell office:value-type="float" office:value="531067" calcext:value-type="float">
            <text:p>531067</text:p>
          </table:table-cell>
          <table:table-cell office:value-type="float" office:value="159.209854" calcext:value-type="float">
            <text:p>159.209854</text:p>
          </table:table-cell>
          <table:table-cell office:value-type="float" office:value="532053" calcext:value-type="float">
            <text:p>532053</text:p>
          </table:table-cell>
          <table:table-cell office:value-type="float" office:value="159.505484" calcext:value-type="float">
            <text:p>159.50548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34" calcext:value-type="float">
            <text:p>513834</text:p>
          </table:table-cell>
          <table:table-cell office:value-type="float" office:value="154.04354" calcext:value-type="float">
            <text:p>154.04354</text:p>
          </table:table-cell>
          <table:table-cell office:value-type="float" office:value="516849" calcext:value-type="float">
            <text:p>516849</text:p>
          </table:table-cell>
          <table:table-cell office:value-type="float" office:value="154.947576" calcext:value-type="float">
            <text:p>154.947576</text:p>
          </table:table-cell>
          <table:table-cell office:value-type="float" office:value="518565" calcext:value-type="float">
            <text:p>518565</text:p>
          </table:table-cell>
          <table:table-cell office:value-type="float" office:value="155.461795" calcext:value-type="float">
            <text:p>155.461795</text:p>
          </table:table-cell>
          <table:table-cell office:value-type="float" office:value="520279" calcext:value-type="float">
            <text:p>520279</text:p>
          </table:table-cell>
          <table:table-cell office:value-type="float" office:value="155.975784" calcext:value-type="float">
            <text:p>155.975784</text:p>
          </table:table-cell>
          <table:table-cell office:value-type="float" office:value="521955" calcext:value-type="float">
            <text:p>521955</text:p>
          </table:table-cell>
          <table:table-cell office:value-type="float" office:value="156.478194" calcext:value-type="float">
            <text:p>156.478194</text:p>
          </table:table-cell>
          <table:table-cell office:value-type="float" office:value="523922" calcext:value-type="float">
            <text:p>523922</text:p>
          </table:table-cell>
          <table:table-cell office:value-type="float" office:value="157.067856" calcext:value-type="float">
            <text:p>157.067856</text:p>
          </table:table-cell>
          <table:table-cell office:value-type="float" office:value="525537" calcext:value-type="float">
            <text:p>525537</text:p>
          </table:table-cell>
          <table:table-cell office:value-type="float" office:value="157.55201" calcext:value-type="float">
            <text:p>157.55201</text:p>
          </table:table-cell>
          <table:table-cell office:value-type="float" office:value="527163" calcext:value-type="float">
            <text:p>527163</text:p>
          </table:table-cell>
          <table:table-cell office:value-type="float" office:value="158.039391" calcext:value-type="float">
            <text:p>158.039391</text:p>
          </table:table-cell>
          <table:table-cell office:value-type="float" office:value="528925" calcext:value-type="float">
            <text:p>528925</text:p>
          </table:table-cell>
          <table:table-cell office:value-type="float" office:value="158.567664" calcext:value-type="float">
            <text:p>158.567664</text:p>
          </table:table-cell>
          <table:table-cell office:value-type="float" office:value="531346" calcext:value-type="float">
            <text:p>531346</text:p>
          </table:table-cell>
          <table:table-cell office:value-type="float" office:value="159.293433" calcext:value-type="float">
            <text:p>159.293433</text:p>
          </table:table-cell>
          <table:table-cell office:value-type="float" office:value="532118" calcext:value-type="float">
            <text:p>532118</text:p>
          </table:table-cell>
          <table:table-cell office:value-type="float" office:value="159.524862" calcext:value-type="float">
            <text:p>159.5248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03" calcext:value-type="float">
            <text:p>513903</text:p>
          </table:table-cell>
          <table:table-cell office:value-type="float" office:value="154.064258" calcext:value-type="float">
            <text:p>154.064258</text:p>
          </table:table-cell>
          <table:table-cell office:value-type="float" office:value="516772" calcext:value-type="float">
            <text:p>516772</text:p>
          </table:table-cell>
          <table:table-cell office:value-type="float" office:value="154.924463" calcext:value-type="float">
            <text:p>154.924463</text:p>
          </table:table-cell>
          <table:table-cell office:value-type="float" office:value="518486" calcext:value-type="float">
            <text:p>518486</text:p>
          </table:table-cell>
          <table:table-cell office:value-type="float" office:value="155.438136" calcext:value-type="float">
            <text:p>155.438136</text:p>
          </table:table-cell>
          <table:table-cell office:value-type="float" office:value="520402" calcext:value-type="float">
            <text:p>520402</text:p>
          </table:table-cell>
          <table:table-cell office:value-type="float" office:value="156.012498" calcext:value-type="float">
            <text:p>156.012498</text:p>
          </table:table-cell>
          <table:table-cell office:value-type="float" office:value="521949" calcext:value-type="float">
            <text:p>521949</text:p>
          </table:table-cell>
          <table:table-cell office:value-type="float" office:value="156.476377" calcext:value-type="float">
            <text:p>156.476377</text:p>
          </table:table-cell>
          <table:table-cell office:value-type="float" office:value="523875" calcext:value-type="float">
            <text:p>523875</text:p>
          </table:table-cell>
          <table:table-cell office:value-type="float" office:value="157.053727" calcext:value-type="float">
            <text:p>157.053727</text:p>
          </table:table-cell>
          <table:table-cell office:value-type="float" office:value="525484" calcext:value-type="float">
            <text:p>525484</text:p>
          </table:table-cell>
          <table:table-cell office:value-type="float" office:value="157.53626" calcext:value-type="float">
            <text:p>157.53626</text:p>
          </table:table-cell>
          <table:table-cell office:value-type="float" office:value="527179" calcext:value-type="float">
            <text:p>527179</text:p>
          </table:table-cell>
          <table:table-cell office:value-type="float" office:value="158.044407" calcext:value-type="float">
            <text:p>158.044407</text:p>
          </table:table-cell>
          <table:table-cell office:value-type="float" office:value="528972" calcext:value-type="float">
            <text:p>528972</text:p>
          </table:table-cell>
          <table:table-cell office:value-type="float" office:value="158.581846" calcext:value-type="float">
            <text:p>158.581846</text:p>
          </table:table-cell>
          <table:table-cell office:value-type="float" office:value="530988" calcext:value-type="float">
            <text:p>530988</text:p>
          </table:table-cell>
          <table:table-cell office:value-type="float" office:value="159.18614" calcext:value-type="float">
            <text:p>159.18614</text:p>
          </table:table-cell>
          <table:table-cell office:value-type="float" office:value="532177" calcext:value-type="float">
            <text:p>532177</text:p>
          </table:table-cell>
          <table:table-cell office:value-type="float" office:value="159.542724" calcext:value-type="float">
            <text:p>159.5427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21" calcext:value-type="float">
            <text:p>513821</text:p>
          </table:table-cell>
          <table:table-cell office:value-type="float" office:value="154.039663" calcext:value-type="float">
            <text:p>154.039663</text:p>
          </table:table-cell>
          <table:table-cell office:value-type="float" office:value="516983" calcext:value-type="float">
            <text:p>516983</text:p>
          </table:table-cell>
          <table:table-cell office:value-type="float" office:value="154.987744" calcext:value-type="float">
            <text:p>154.987744</text:p>
          </table:table-cell>
          <table:table-cell office:value-type="float" office:value="518643" calcext:value-type="float">
            <text:p>518643</text:p>
          </table:table-cell>
          <table:table-cell office:value-type="float" office:value="155.485126" calcext:value-type="float">
            <text:p>155.485126</text:p>
          </table:table-cell>
          <table:table-cell office:value-type="float" office:value="520256" calcext:value-type="float">
            <text:p>520256</text:p>
          </table:table-cell>
          <table:table-cell office:value-type="float" office:value="155.968931" calcext:value-type="float">
            <text:p>155.968931</text:p>
          </table:table-cell>
          <table:table-cell office:value-type="float" office:value="521882" calcext:value-type="float">
            <text:p>521882</text:p>
          </table:table-cell>
          <table:table-cell office:value-type="float" office:value="156.4562" calcext:value-type="float">
            <text:p>156.4562</text:p>
          </table:table-cell>
          <table:table-cell office:value-type="float" office:value="523800" calcext:value-type="float">
            <text:p>523800</text:p>
          </table:table-cell>
          <table:table-cell office:value-type="float" office:value="157.031309" calcext:value-type="float">
            <text:p>157.031309</text:p>
          </table:table-cell>
          <table:table-cell office:value-type="float" office:value="525571" calcext:value-type="float">
            <text:p>525571</text:p>
          </table:table-cell>
          <table:table-cell office:value-type="float" office:value="157.562304" calcext:value-type="float">
            <text:p>157.562304</text:p>
          </table:table-cell>
          <table:table-cell office:value-type="float" office:value="527098" calcext:value-type="float">
            <text:p>527098</text:p>
          </table:table-cell>
          <table:table-cell office:value-type="float" office:value="158.019941" calcext:value-type="float">
            <text:p>158.019941</text:p>
          </table:table-cell>
          <table:table-cell office:value-type="float" office:value="528803" calcext:value-type="float">
            <text:p>528803</text:p>
          </table:table-cell>
          <table:table-cell office:value-type="float" office:value="158.531147" calcext:value-type="float">
            <text:p>158.531147</text:p>
          </table:table-cell>
          <table:table-cell office:value-type="float" office:value="530951" calcext:value-type="float">
            <text:p>530951</text:p>
          </table:table-cell>
          <table:table-cell office:value-type="float" office:value="159.174969" calcext:value-type="float">
            <text:p>159.174969</text:p>
          </table:table-cell>
          <table:table-cell office:value-type="float" office:value="532023" calcext:value-type="float">
            <text:p>532023</text:p>
          </table:table-cell>
          <table:table-cell office:value-type="float" office:value="159.496441" calcext:value-type="float">
            <text:p>159.4964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09" calcext:value-type="float">
            <text:p>513809</text:p>
          </table:table-cell>
          <table:table-cell office:value-type="float" office:value="154.03594" calcext:value-type="float">
            <text:p>154.03594</text:p>
          </table:table-cell>
          <table:table-cell office:value-type="float" office:value="516795" calcext:value-type="float">
            <text:p>516795</text:p>
          </table:table-cell>
          <table:table-cell office:value-type="float" office:value="154.931391" calcext:value-type="float">
            <text:p>154.931391</text:p>
          </table:table-cell>
          <table:table-cell office:value-type="float" office:value="518606" calcext:value-type="float">
            <text:p>518606</text:p>
          </table:table-cell>
          <table:table-cell office:value-type="float" office:value="155.474211" calcext:value-type="float">
            <text:p>155.474211</text:p>
          </table:table-cell>
          <table:table-cell office:value-type="float" office:value="520328" calcext:value-type="float">
            <text:p>520328</text:p>
          </table:table-cell>
          <table:table-cell office:value-type="float" office:value="155.990524" calcext:value-type="float">
            <text:p>155.990524</text:p>
          </table:table-cell>
          <table:table-cell office:value-type="float" office:value="521920" calcext:value-type="float">
            <text:p>521920</text:p>
          </table:table-cell>
          <table:table-cell office:value-type="float" office:value="156.467694" calcext:value-type="float">
            <text:p>156.467694</text:p>
          </table:table-cell>
          <table:table-cell office:value-type="float" office:value="523923" calcext:value-type="float">
            <text:p>523923</text:p>
          </table:table-cell>
          <table:table-cell office:value-type="float" office:value="157.068177" calcext:value-type="float">
            <text:p>157.068177</text:p>
          </table:table-cell>
          <table:table-cell office:value-type="float" office:value="525574" calcext:value-type="float">
            <text:p>525574</text:p>
          </table:table-cell>
          <table:table-cell office:value-type="float" office:value="157.563144" calcext:value-type="float">
            <text:p>157.563144</text:p>
          </table:table-cell>
          <table:table-cell office:value-type="float" office:value="527154" calcext:value-type="float">
            <text:p>527154</text:p>
          </table:table-cell>
          <table:table-cell office:value-type="float" office:value="158.036922" calcext:value-type="float">
            <text:p>158.036922</text:p>
          </table:table-cell>
          <table:table-cell office:value-type="float" office:value="528981" calcext:value-type="float">
            <text:p>528981</text:p>
          </table:table-cell>
          <table:table-cell office:value-type="float" office:value="158.584434" calcext:value-type="float">
            <text:p>158.584434</text:p>
          </table:table-cell>
          <table:table-cell office:value-type="float" office:value="530832" calcext:value-type="float">
            <text:p>530832</text:p>
          </table:table-cell>
          <table:table-cell office:value-type="float" office:value="159.139424" calcext:value-type="float">
            <text:p>159.139424</text:p>
          </table:table-cell>
          <table:table-cell office:value-type="float" office:value="532093" calcext:value-type="float">
            <text:p>532093</text:p>
          </table:table-cell>
          <table:table-cell office:value-type="float" office:value="159.517485" calcext:value-type="float">
            <text:p>159.5174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69" calcext:value-type="float">
            <text:p>513869</text:p>
          </table:table-cell>
          <table:table-cell office:value-type="float" office:value="154.054024" calcext:value-type="float">
            <text:p>154.054024</text:p>
          </table:table-cell>
          <table:table-cell office:value-type="float" office:value="516878" calcext:value-type="float">
            <text:p>516878</text:p>
          </table:table-cell>
          <table:table-cell office:value-type="float" office:value="154.956108" calcext:value-type="float">
            <text:p>154.956108</text:p>
          </table:table-cell>
          <table:table-cell office:value-type="float" office:value="518594" calcext:value-type="float">
            <text:p>518594</text:p>
          </table:table-cell>
          <table:table-cell office:value-type="float" office:value="155.470491" calcext:value-type="float">
            <text:p>155.470491</text:p>
          </table:table-cell>
          <table:table-cell office:value-type="float" office:value="520280" calcext:value-type="float">
            <text:p>520280</text:p>
          </table:table-cell>
          <table:table-cell office:value-type="float" office:value="155.975892" calcext:value-type="float">
            <text:p>155.975892</text:p>
          </table:table-cell>
          <table:table-cell office:value-type="float" office:value="521909" calcext:value-type="float">
            <text:p>521909</text:p>
          </table:table-cell>
          <table:table-cell office:value-type="float" office:value="156.464418" calcext:value-type="float">
            <text:p>156.464418</text:p>
          </table:table-cell>
          <table:table-cell office:value-type="float" office:value="523930" calcext:value-type="float">
            <text:p>523930</text:p>
          </table:table-cell>
          <table:table-cell office:value-type="float" office:value="157.070286" calcext:value-type="float">
            <text:p>157.070286</text:p>
          </table:table-cell>
          <table:table-cell office:value-type="float" office:value="525702" calcext:value-type="float">
            <text:p>525702</text:p>
          </table:table-cell>
          <table:table-cell office:value-type="float" office:value="157.601488" calcext:value-type="float">
            <text:p>157.601488</text:p>
          </table:table-cell>
          <table:table-cell office:value-type="float" office:value="527080" calcext:value-type="float">
            <text:p>527080</text:p>
          </table:table-cell>
          <table:table-cell office:value-type="float" office:value="158.014503" calcext:value-type="float">
            <text:p>158.014503</text:p>
          </table:table-cell>
          <table:table-cell office:value-type="float" office:value="528976" calcext:value-type="float">
            <text:p>528976</text:p>
          </table:table-cell>
          <table:table-cell office:value-type="float" office:value="158.582943" calcext:value-type="float">
            <text:p>158.582943</text:p>
          </table:table-cell>
          <table:table-cell office:value-type="float" office:value="531056" calcext:value-type="float">
            <text:p>531056</text:p>
          </table:table-cell>
          <table:table-cell office:value-type="float" office:value="159.20666" calcext:value-type="float">
            <text:p>159.20666</text:p>
          </table:table-cell>
          <table:table-cell office:value-type="float" office:value="532120" calcext:value-type="float">
            <text:p>532120</text:p>
          </table:table-cell>
          <table:table-cell office:value-type="float" office:value="159.525543" calcext:value-type="float">
            <text:p>159.5255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10" calcext:value-type="float">
            <text:p>513910</text:p>
          </table:table-cell>
          <table:table-cell office:value-type="float" office:value="154.066409" calcext:value-type="float">
            <text:p>154.066409</text:p>
          </table:table-cell>
          <table:table-cell office:value-type="float" office:value="516813" calcext:value-type="float">
            <text:p>516813</text:p>
          </table:table-cell>
          <table:table-cell office:value-type="float" office:value="154.936774" calcext:value-type="float">
            <text:p>154.936774</text:p>
          </table:table-cell>
          <table:table-cell office:value-type="float" office:value="518565" calcext:value-type="float">
            <text:p>518565</text:p>
          </table:table-cell>
          <table:table-cell office:value-type="float" office:value="155.461964" calcext:value-type="float">
            <text:p>155.461964</text:p>
          </table:table-cell>
          <table:table-cell office:value-type="float" office:value="520244" calcext:value-type="float">
            <text:p>520244</text:p>
          </table:table-cell>
          <table:table-cell office:value-type="float" office:value="155.965327" calcext:value-type="float">
            <text:p>155.965327</text:p>
          </table:table-cell>
          <table:table-cell office:value-type="float" office:value="522005" calcext:value-type="float">
            <text:p>522005</text:p>
          </table:table-cell>
          <table:table-cell office:value-type="float" office:value="156.493042" calcext:value-type="float">
            <text:p>156.493042</text:p>
          </table:table-cell>
          <table:table-cell office:value-type="float" office:value="523981" calcext:value-type="float">
            <text:p>523981</text:p>
          </table:table-cell>
          <table:table-cell office:value-type="float" office:value="157.085482" calcext:value-type="float">
            <text:p>157.085482</text:p>
          </table:table-cell>
          <table:table-cell office:value-type="float" office:value="525507" calcext:value-type="float">
            <text:p>525507</text:p>
          </table:table-cell>
          <table:table-cell office:value-type="float" office:value="157.543089" calcext:value-type="float">
            <text:p>157.543089</text:p>
          </table:table-cell>
          <table:table-cell office:value-type="float" office:value="527027" calcext:value-type="float">
            <text:p>527027</text:p>
          </table:table-cell>
          <table:table-cell office:value-type="float" office:value="157.998708" calcext:value-type="float">
            <text:p>157.998708</text:p>
          </table:table-cell>
          <table:table-cell office:value-type="float" office:value="529099" calcext:value-type="float">
            <text:p>529099</text:p>
          </table:table-cell>
          <table:table-cell office:value-type="float" office:value="158.620022" calcext:value-type="float">
            <text:p>158.620022</text:p>
          </table:table-cell>
          <table:table-cell office:value-type="float" office:value="530960" calcext:value-type="float">
            <text:p>530960</text:p>
          </table:table-cell>
          <table:table-cell office:value-type="float" office:value="159.177936" calcext:value-type="float">
            <text:p>159.177936</text:p>
          </table:table-cell>
          <table:table-cell office:value-type="float" office:value="532138" calcext:value-type="float">
            <text:p>532138</text:p>
          </table:table-cell>
          <table:table-cell office:value-type="float" office:value="159.530936" calcext:value-type="float">
            <text:p>159.5309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96" calcext:value-type="float">
            <text:p>513796</text:p>
          </table:table-cell>
          <table:table-cell office:value-type="float" office:value="154.032257" calcext:value-type="float">
            <text:p>154.032257</text:p>
          </table:table-cell>
          <table:table-cell office:value-type="float" office:value="516709" calcext:value-type="float">
            <text:p>516709</text:p>
          </table:table-cell>
          <table:table-cell office:value-type="float" office:value="154.905372" calcext:value-type="float">
            <text:p>154.905372</text:p>
          </table:table-cell>
          <table:table-cell office:value-type="float" office:value="518419" calcext:value-type="float">
            <text:p>518419</text:p>
          </table:table-cell>
          <table:table-cell office:value-type="float" office:value="155.418138" calcext:value-type="float">
            <text:p>155.418138</text:p>
          </table:table-cell>
          <table:table-cell office:value-type="float" office:value="520414" calcext:value-type="float">
            <text:p>520414</text:p>
          </table:table-cell>
          <table:table-cell office:value-type="float" office:value="156.016048" calcext:value-type="float">
            <text:p>156.016048</text:p>
          </table:table-cell>
          <table:table-cell office:value-type="float" office:value="522018" calcext:value-type="float">
            <text:p>522018</text:p>
          </table:table-cell>
          <table:table-cell office:value-type="float" office:value="156.497054" calcext:value-type="float">
            <text:p>156.497054</text:p>
          </table:table-cell>
          <table:table-cell office:value-type="float" office:value="523818" calcext:value-type="float">
            <text:p>523818</text:p>
          </table:table-cell>
          <table:table-cell office:value-type="float" office:value="157.036672" calcext:value-type="float">
            <text:p>157.036672</text:p>
          </table:table-cell>
          <table:table-cell office:value-type="float" office:value="525565" calcext:value-type="float">
            <text:p>525565</text:p>
          </table:table-cell>
          <table:table-cell office:value-type="float" office:value="157.560423" calcext:value-type="float">
            <text:p>157.560423</text:p>
          </table:table-cell>
          <table:table-cell office:value-type="float" office:value="527113" calcext:value-type="float">
            <text:p>527113</text:p>
          </table:table-cell>
          <table:table-cell office:value-type="float" office:value="158.024445" calcext:value-type="float">
            <text:p>158.024445</text:p>
          </table:table-cell>
          <table:table-cell office:value-type="float" office:value="528921" calcext:value-type="float">
            <text:p>528921</text:p>
          </table:table-cell>
          <table:table-cell office:value-type="float" office:value="158.566546" calcext:value-type="float">
            <text:p>158.566546</text:p>
          </table:table-cell>
          <table:table-cell office:value-type="float" office:value="531024" calcext:value-type="float">
            <text:p>531024</text:p>
          </table:table-cell>
          <table:table-cell office:value-type="float" office:value="159.196886" calcext:value-type="float">
            <text:p>159.196886</text:p>
          </table:table-cell>
          <table:table-cell office:value-type="float" office:value="532269" calcext:value-type="float">
            <text:p>532269</text:p>
          </table:table-cell>
          <table:table-cell office:value-type="float" office:value="159.570281" calcext:value-type="float">
            <text:p>159.5702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57" calcext:value-type="float">
            <text:p>513857</text:p>
          </table:table-cell>
          <table:table-cell office:value-type="float" office:value="154.050589" calcext:value-type="float">
            <text:p>154.050589</text:p>
          </table:table-cell>
          <table:table-cell office:value-type="float" office:value="516884" calcext:value-type="float">
            <text:p>516884</text:p>
          </table:table-cell>
          <table:table-cell office:value-type="float" office:value="154.957873" calcext:value-type="float">
            <text:p>154.957873</text:p>
          </table:table-cell>
          <table:table-cell office:value-type="float" office:value="518477" calcext:value-type="float">
            <text:p>518477</text:p>
          </table:table-cell>
          <table:table-cell office:value-type="float" office:value="155.435544" calcext:value-type="float">
            <text:p>155.435544</text:p>
          </table:table-cell>
          <table:table-cell office:value-type="float" office:value="520324" calcext:value-type="float">
            <text:p>520324</text:p>
          </table:table-cell>
          <table:table-cell office:value-type="float" office:value="155.989183" calcext:value-type="float">
            <text:p>155.989183</text:p>
          </table:table-cell>
          <table:table-cell office:value-type="float" office:value="521994" calcext:value-type="float">
            <text:p>521994</text:p>
          </table:table-cell>
          <table:table-cell office:value-type="float" office:value="156.489998" calcext:value-type="float">
            <text:p>156.489998</text:p>
          </table:table-cell>
          <table:table-cell office:value-type="float" office:value="523841" calcext:value-type="float">
            <text:p>523841</text:p>
          </table:table-cell>
          <table:table-cell office:value-type="float" office:value="157.043696" calcext:value-type="float">
            <text:p>157.043696</text:p>
          </table:table-cell>
          <table:table-cell office:value-type="float" office:value="525629" calcext:value-type="float">
            <text:p>525629</text:p>
          </table:table-cell>
          <table:table-cell office:value-type="float" office:value="157.579539" calcext:value-type="float">
            <text:p>157.579539</text:p>
          </table:table-cell>
          <table:table-cell office:value-type="float" office:value="527165" calcext:value-type="float">
            <text:p>527165</text:p>
          </table:table-cell>
          <table:table-cell office:value-type="float" office:value="158.040166" calcext:value-type="float">
            <text:p>158.040166</text:p>
          </table:table-cell>
          <table:table-cell office:value-type="float" office:value="528947" calcext:value-type="float">
            <text:p>528947</text:p>
          </table:table-cell>
          <table:table-cell office:value-type="float" office:value="158.574395" calcext:value-type="float">
            <text:p>158.574395</text:p>
          </table:table-cell>
          <table:table-cell office:value-type="float" office:value="530982" calcext:value-type="float">
            <text:p>530982</text:p>
          </table:table-cell>
          <table:table-cell office:value-type="float" office:value="159.184288" calcext:value-type="float">
            <text:p>159.184288</text:p>
          </table:table-cell>
          <table:table-cell office:value-type="float" office:value="531993" calcext:value-type="float">
            <text:p>531993</text:p>
          </table:table-cell>
          <table:table-cell office:value-type="float" office:value="159.487443" calcext:value-type="float">
            <text:p>159.4874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70" calcext:value-type="float">
            <text:p>513870</text:p>
          </table:table-cell>
          <table:table-cell office:value-type="float" office:value="154.054404" calcext:value-type="float">
            <text:p>154.054404</text:p>
          </table:table-cell>
          <table:table-cell office:value-type="float" office:value="516800" calcext:value-type="float">
            <text:p>516800</text:p>
          </table:table-cell>
          <table:table-cell office:value-type="float" office:value="154.932807" calcext:value-type="float">
            <text:p>154.932807</text:p>
          </table:table-cell>
          <table:table-cell office:value-type="float" office:value="518544" calcext:value-type="float">
            <text:p>518544</text:p>
          </table:table-cell>
          <table:table-cell office:value-type="float" office:value="155.455647" calcext:value-type="float">
            <text:p>155.455647</text:p>
          </table:table-cell>
          <table:table-cell office:value-type="float" office:value="520359" calcext:value-type="float">
            <text:p>520359</text:p>
          </table:table-cell>
          <table:table-cell office:value-type="float" office:value="155.999783" calcext:value-type="float">
            <text:p>155.999783</text:p>
          </table:table-cell>
          <table:table-cell office:value-type="float" office:value="522047" calcext:value-type="float">
            <text:p>522047</text:p>
          </table:table-cell>
          <table:table-cell office:value-type="float" office:value="156.505789" calcext:value-type="float">
            <text:p>156.505789</text:p>
          </table:table-cell>
          <table:table-cell office:value-type="float" office:value="523953" calcext:value-type="float">
            <text:p>523953</text:p>
          </table:table-cell>
          <table:table-cell office:value-type="float" office:value="157.077028" calcext:value-type="float">
            <text:p>157.077028</text:p>
          </table:table-cell>
          <table:table-cell office:value-type="float" office:value="525633" calcext:value-type="float">
            <text:p>525633</text:p>
          </table:table-cell>
          <table:table-cell office:value-type="float" office:value="157.580895" calcext:value-type="float">
            <text:p>157.580895</text:p>
          </table:table-cell>
          <table:table-cell office:value-type="float" office:value="526987" calcext:value-type="float">
            <text:p>526987</text:p>
          </table:table-cell>
          <table:table-cell office:value-type="float" office:value="157.986651" calcext:value-type="float">
            <text:p>157.986651</text:p>
          </table:table-cell>
          <table:table-cell office:value-type="float" office:value="529215" calcext:value-type="float">
            <text:p>529215</text:p>
          </table:table-cell>
          <table:table-cell office:value-type="float" office:value="158.654641" calcext:value-type="float">
            <text:p>158.654641</text:p>
          </table:table-cell>
          <table:table-cell office:value-type="float" office:value="531005" calcext:value-type="float">
            <text:p>531005</text:p>
          </table:table-cell>
          <table:table-cell office:value-type="float" office:value="159.191157" calcext:value-type="float">
            <text:p>159.191157</text:p>
          </table:table-cell>
          <table:table-cell office:value-type="float" office:value="532127" calcext:value-type="float">
            <text:p>532127</text:p>
          </table:table-cell>
          <table:table-cell office:value-type="float" office:value="159.52761" calcext:value-type="float">
            <text:p>159.5276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94" calcext:value-type="float">
            <text:p>513894</text:p>
          </table:table-cell>
          <table:table-cell office:value-type="float" office:value="154.061678" calcext:value-type="float">
            <text:p>154.061678</text:p>
          </table:table-cell>
          <table:table-cell office:value-type="float" office:value="516937" calcext:value-type="float">
            <text:p>516937</text:p>
          </table:table-cell>
          <table:table-cell office:value-type="float" office:value="154.973827" calcext:value-type="float">
            <text:p>154.973827</text:p>
          </table:table-cell>
          <table:table-cell office:value-type="float" office:value="518581" calcext:value-type="float">
            <text:p>518581</text:p>
          </table:table-cell>
          <table:table-cell office:value-type="float" office:value="155.466715" calcext:value-type="float">
            <text:p>155.466715</text:p>
          </table:table-cell>
          <table:table-cell office:value-type="float" office:value="520391" calcext:value-type="float">
            <text:p>520391</text:p>
          </table:table-cell>
          <table:table-cell office:value-type="float" office:value="156.00918" calcext:value-type="float">
            <text:p>156.00918</text:p>
          </table:table-cell>
          <table:table-cell office:value-type="float" office:value="521933" calcext:value-type="float">
            <text:p>521933</text:p>
          </table:table-cell>
          <table:table-cell office:value-type="float" office:value="156.471628" calcext:value-type="float">
            <text:p>156.471628</text:p>
          </table:table-cell>
          <table:table-cell office:value-type="float" office:value="523932" calcext:value-type="float">
            <text:p>523932</text:p>
          </table:table-cell>
          <table:table-cell office:value-type="float" office:value="157.070853" calcext:value-type="float">
            <text:p>157.070853</text:p>
          </table:table-cell>
          <table:table-cell office:value-type="float" office:value="525487" calcext:value-type="float">
            <text:p>525487</text:p>
          </table:table-cell>
          <table:table-cell office:value-type="float" office:value="157.536939" calcext:value-type="float">
            <text:p>157.536939</text:p>
          </table:table-cell>
          <table:table-cell office:value-type="float" office:value="527066" calcext:value-type="float">
            <text:p>527066</text:p>
          </table:table-cell>
          <table:table-cell office:value-type="float" office:value="158.010288" calcext:value-type="float">
            <text:p>158.010288</text:p>
          </table:table-cell>
          <table:table-cell office:value-type="float" office:value="529058" calcext:value-type="float">
            <text:p>529058</text:p>
          </table:table-cell>
          <table:table-cell office:value-type="float" office:value="158.607709" calcext:value-type="float">
            <text:p>158.607709</text:p>
          </table:table-cell>
          <table:table-cell office:value-type="float" office:value="530889" calcext:value-type="float">
            <text:p>530889</text:p>
          </table:table-cell>
          <table:table-cell office:value-type="float" office:value="159.156458" calcext:value-type="float">
            <text:p>159.156458</text:p>
          </table:table-cell>
          <table:table-cell office:value-type="float" office:value="532028" calcext:value-type="float">
            <text:p>532028</text:p>
          </table:table-cell>
          <table:table-cell office:value-type="float" office:value="159.498032" calcext:value-type="float">
            <text:p>159.4980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37" calcext:value-type="float">
            <text:p>513937</text:p>
          </table:table-cell>
          <table:table-cell office:value-type="float" office:value="154.074364" calcext:value-type="float">
            <text:p>154.074364</text:p>
          </table:table-cell>
          <table:table-cell office:value-type="float" office:value="516940" calcext:value-type="float">
            <text:p>516940</text:p>
          </table:table-cell>
          <table:table-cell office:value-type="float" office:value="154.974594" calcext:value-type="float">
            <text:p>154.974594</text:p>
          </table:table-cell>
          <table:table-cell office:value-type="float" office:value="518564" calcext:value-type="float">
            <text:p>518564</text:p>
          </table:table-cell>
          <table:table-cell office:value-type="float" office:value="155.461447" calcext:value-type="float">
            <text:p>155.461447</text:p>
          </table:table-cell>
          <table:table-cell office:value-type="float" office:value="520367" calcext:value-type="float">
            <text:p>520367</text:p>
          </table:table-cell>
          <table:table-cell office:value-type="float" office:value="156.002088" calcext:value-type="float">
            <text:p>156.002088</text:p>
          </table:table-cell>
          <table:table-cell office:value-type="float" office:value="522013" calcext:value-type="float">
            <text:p>522013</text:p>
          </table:table-cell>
          <table:table-cell office:value-type="float" office:value="156.495425" calcext:value-type="float">
            <text:p>156.495425</text:p>
          </table:table-cell>
          <table:table-cell office:value-type="float" office:value="523828" calcext:value-type="float">
            <text:p>523828</text:p>
          </table:table-cell>
          <table:table-cell office:value-type="float" office:value="157.039823" calcext:value-type="float">
            <text:p>157.039823</text:p>
          </table:table-cell>
          <table:table-cell office:value-type="float" office:value="525521" calcext:value-type="float">
            <text:p>525521</text:p>
          </table:table-cell>
          <table:table-cell office:value-type="float" office:value="157.547278" calcext:value-type="float">
            <text:p>157.547278</text:p>
          </table:table-cell>
          <table:table-cell office:value-type="float" office:value="527109" calcext:value-type="float">
            <text:p>527109</text:p>
          </table:table-cell>
          <table:table-cell office:value-type="float" office:value="158.023356" calcext:value-type="float">
            <text:p>158.023356</text:p>
          </table:table-cell>
          <table:table-cell office:value-type="float" office:value="528967" calcext:value-type="float">
            <text:p>528967</text:p>
          </table:table-cell>
          <table:table-cell office:value-type="float" office:value="158.580342" calcext:value-type="float">
            <text:p>158.580342</text:p>
          </table:table-cell>
          <table:table-cell office:value-type="float" office:value="530952" calcext:value-type="float">
            <text:p>530952</text:p>
          </table:table-cell>
          <table:table-cell office:value-type="float" office:value="159.17546" calcext:value-type="float">
            <text:p>159.17546</text:p>
          </table:table-cell>
          <table:table-cell office:value-type="float" office:value="532140" calcext:value-type="float">
            <text:p>532140</text:p>
          </table:table-cell>
          <table:table-cell office:value-type="float" office:value="159.531529" calcext:value-type="float">
            <text:p>159.5315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40" calcext:value-type="float">
            <text:p>513840</text:p>
          </table:table-cell>
          <table:table-cell office:value-type="float" office:value="154.04528" calcext:value-type="float">
            <text:p>154.04528</text:p>
          </table:table-cell>
          <table:table-cell office:value-type="float" office:value="516807" calcext:value-type="float">
            <text:p>516807</text:p>
          </table:table-cell>
          <table:table-cell office:value-type="float" office:value="154.934984" calcext:value-type="float">
            <text:p>154.934984</text:p>
          </table:table-cell>
          <table:table-cell office:value-type="float" office:value="518534" calcext:value-type="float">
            <text:p>518534</text:p>
          </table:table-cell>
          <table:table-cell office:value-type="float" office:value="155.452714" calcext:value-type="float">
            <text:p>155.452714</text:p>
          </table:table-cell>
          <table:table-cell office:value-type="float" office:value="520352" calcext:value-type="float">
            <text:p>520352</text:p>
          </table:table-cell>
          <table:table-cell office:value-type="float" office:value="155.997507" calcext:value-type="float">
            <text:p>155.997507</text:p>
          </table:table-cell>
          <table:table-cell office:value-type="float" office:value="522137" calcext:value-type="float">
            <text:p>522137</text:p>
          </table:table-cell>
          <table:table-cell office:value-type="float" office:value="156.532698" calcext:value-type="float">
            <text:p>156.532698</text:p>
          </table:table-cell>
          <table:table-cell office:value-type="float" office:value="523795" calcext:value-type="float">
            <text:p>523795</text:p>
          </table:table-cell>
          <table:table-cell office:value-type="float" office:value="157.029828" calcext:value-type="float">
            <text:p>157.029828</text:p>
          </table:table-cell>
          <table:table-cell office:value-type="float" office:value="525542" calcext:value-type="float">
            <text:p>525542</text:p>
          </table:table-cell>
          <table:table-cell office:value-type="float" office:value="157.553659" calcext:value-type="float">
            <text:p>157.553659</text:p>
          </table:table-cell>
          <table:table-cell office:value-type="float" office:value="527054" calcext:value-type="float">
            <text:p>527054</text:p>
          </table:table-cell>
          <table:table-cell office:value-type="float" office:value="158.006837" calcext:value-type="float">
            <text:p>158.006837</text:p>
          </table:table-cell>
          <table:table-cell office:value-type="float" office:value="529011" calcext:value-type="float">
            <text:p>529011</text:p>
          </table:table-cell>
          <table:table-cell office:value-type="float" office:value="158.5936" calcext:value-type="float">
            <text:p>158.5936</text:p>
          </table:table-cell>
          <table:table-cell office:value-type="float" office:value="530847" calcext:value-type="float">
            <text:p>530847</text:p>
          </table:table-cell>
          <table:table-cell office:value-type="float" office:value="159.143944" calcext:value-type="float">
            <text:p>159.143944</text:p>
          </table:table-cell>
          <table:table-cell office:value-type="float" office:value="531927" calcext:value-type="float">
            <text:p>531927</text:p>
          </table:table-cell>
          <table:table-cell office:value-type="float" office:value="159.467647" calcext:value-type="float">
            <text:p>159.4676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49" calcext:value-type="float">
            <text:p>513949</text:p>
          </table:table-cell>
          <table:table-cell office:value-type="float" office:value="154.078105" calcext:value-type="float">
            <text:p>154.078105</text:p>
          </table:table-cell>
          <table:table-cell office:value-type="float" office:value="517020" calcext:value-type="float">
            <text:p>517020</text:p>
          </table:table-cell>
          <table:table-cell office:value-type="float" office:value="154.998579" calcext:value-type="float">
            <text:p>154.998579</text:p>
          </table:table-cell>
          <table:table-cell office:value-type="float" office:value="518595" calcext:value-type="float">
            <text:p>518595</text:p>
          </table:table-cell>
          <table:table-cell office:value-type="float" office:value="155.470763" calcext:value-type="float">
            <text:p>155.470763</text:p>
          </table:table-cell>
          <table:table-cell office:value-type="float" office:value="520300" calcext:value-type="float">
            <text:p>520300</text:p>
          </table:table-cell>
          <table:table-cell office:value-type="float" office:value="155.981882" calcext:value-type="float">
            <text:p>155.981882</text:p>
          </table:table-cell>
          <table:table-cell office:value-type="float" office:value="521859" calcext:value-type="float">
            <text:p>521859</text:p>
          </table:table-cell>
          <table:table-cell office:value-type="float" office:value="156.449341" calcext:value-type="float">
            <text:p>156.449341</text:p>
          </table:table-cell>
          <table:table-cell office:value-type="float" office:value="523966" calcext:value-type="float">
            <text:p>523966</text:p>
          </table:table-cell>
          <table:table-cell office:value-type="float" office:value="157.081052" calcext:value-type="float">
            <text:p>157.081052</text:p>
          </table:table-cell>
          <table:table-cell office:value-type="float" office:value="525529" calcext:value-type="float">
            <text:p>525529</text:p>
          </table:table-cell>
          <table:table-cell office:value-type="float" office:value="157.549694" calcext:value-type="float">
            <text:p>157.549694</text:p>
          </table:table-cell>
          <table:table-cell office:value-type="float" office:value="527044" calcext:value-type="float">
            <text:p>527044</text:p>
          </table:table-cell>
          <table:table-cell office:value-type="float" office:value="158.003717" calcext:value-type="float">
            <text:p>158.003717</text:p>
          </table:table-cell>
          <table:table-cell office:value-type="float" office:value="528978" calcext:value-type="float">
            <text:p>528978</text:p>
          </table:table-cell>
          <table:table-cell office:value-type="float" office:value="158.58357" calcext:value-type="float">
            <text:p>158.58357</text:p>
          </table:table-cell>
          <table:table-cell office:value-type="float" office:value="530850" calcext:value-type="float">
            <text:p>530850</text:p>
          </table:table-cell>
          <table:table-cell office:value-type="float" office:value="159.144968" calcext:value-type="float">
            <text:p>159.144968</text:p>
          </table:table-cell>
          <table:table-cell office:value-type="float" office:value="532095" calcext:value-type="float">
            <text:p>532095</text:p>
          </table:table-cell>
          <table:table-cell office:value-type="float" office:value="159.518089" calcext:value-type="float">
            <text:p>159.5180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44" calcext:value-type="float">
            <text:p>513944</text:p>
          </table:table-cell>
          <table:table-cell office:value-type="float" office:value="154.076624" calcext:value-type="float">
            <text:p>154.076624</text:p>
          </table:table-cell>
          <table:table-cell office:value-type="float" office:value="516746" calcext:value-type="float">
            <text:p>516746</text:p>
          </table:table-cell>
          <table:table-cell office:value-type="float" office:value="154.916583" calcext:value-type="float">
            <text:p>154.916583</text:p>
          </table:table-cell>
          <table:table-cell office:value-type="float" office:value="518536" calcext:value-type="float">
            <text:p>518536</text:p>
          </table:table-cell>
          <table:table-cell office:value-type="float" office:value="155.453253" calcext:value-type="float">
            <text:p>155.453253</text:p>
          </table:table-cell>
          <table:table-cell office:value-type="float" office:value="520302" calcext:value-type="float">
            <text:p>520302</text:p>
          </table:table-cell>
          <table:table-cell office:value-type="float" office:value="155.982682" calcext:value-type="float">
            <text:p>155.982682</text:p>
          </table:table-cell>
          <table:table-cell office:value-type="float" office:value="521951" calcext:value-type="float">
            <text:p>521951</text:p>
          </table:table-cell>
          <table:table-cell office:value-type="float" office:value="156.477031" calcext:value-type="float">
            <text:p>156.477031</text:p>
          </table:table-cell>
          <table:table-cell office:value-type="float" office:value="523916" calcext:value-type="float">
            <text:p>523916</text:p>
          </table:table-cell>
          <table:table-cell office:value-type="float" office:value="157.06604" calcext:value-type="float">
            <text:p>157.06604</text:p>
          </table:table-cell>
          <table:table-cell office:value-type="float" office:value="525675" calcext:value-type="float">
            <text:p>525675</text:p>
          </table:table-cell>
          <table:table-cell office:value-type="float" office:value="157.593297" calcext:value-type="float">
            <text:p>157.593297</text:p>
          </table:table-cell>
          <table:table-cell office:value-type="float" office:value="527139" calcext:value-type="float">
            <text:p>527139</text:p>
          </table:table-cell>
          <table:table-cell office:value-type="float" office:value="158.032274" calcext:value-type="float">
            <text:p>158.032274</text:p>
          </table:table-cell>
          <table:table-cell office:value-type="float" office:value="528980" calcext:value-type="float">
            <text:p>528980</text:p>
          </table:table-cell>
          <table:table-cell office:value-type="float" office:value="158.584221" calcext:value-type="float">
            <text:p>158.584221</text:p>
          </table:table-cell>
          <table:table-cell office:value-type="float" office:value="531103" calcext:value-type="float">
            <text:p>531103</text:p>
          </table:table-cell>
          <table:table-cell office:value-type="float" office:value="159.220654" calcext:value-type="float">
            <text:p>159.220654</text:p>
          </table:table-cell>
          <table:table-cell office:value-type="float" office:value="532115" calcext:value-type="float">
            <text:p>532115</text:p>
          </table:table-cell>
          <table:table-cell office:value-type="float" office:value="159.52415" calcext:value-type="float">
            <text:p>159.524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38" calcext:value-type="float">
            <text:p>513838</text:p>
          </table:table-cell>
          <table:table-cell office:value-type="float" office:value="154.044636" calcext:value-type="float">
            <text:p>154.044636</text:p>
          </table:table-cell>
          <table:table-cell office:value-type="float" office:value="516958" calcext:value-type="float">
            <text:p>516958</text:p>
          </table:table-cell>
          <table:table-cell office:value-type="float" office:value="154.98018" calcext:value-type="float">
            <text:p>154.98018</text:p>
          </table:table-cell>
          <table:table-cell office:value-type="float" office:value="518583" calcext:value-type="float">
            <text:p>518583</text:p>
          </table:table-cell>
          <table:table-cell office:value-type="float" office:value="155.467313" calcext:value-type="float">
            <text:p>155.467313</text:p>
          </table:table-cell>
          <table:table-cell office:value-type="float" office:value="520433" calcext:value-type="float">
            <text:p>520433</text:p>
          </table:table-cell>
          <table:table-cell office:value-type="float" office:value="156.022037" calcext:value-type="float">
            <text:p>156.022037</text:p>
          </table:table-cell>
          <table:table-cell office:value-type="float" office:value="522025" calcext:value-type="float">
            <text:p>522025</text:p>
          </table:table-cell>
          <table:table-cell office:value-type="float" office:value="156.499022" calcext:value-type="float">
            <text:p>156.499022</text:p>
          </table:table-cell>
          <table:table-cell office:value-type="float" office:value="523923" calcext:value-type="float">
            <text:p>523923</text:p>
          </table:table-cell>
          <table:table-cell office:value-type="float" office:value="157.068039" calcext:value-type="float">
            <text:p>157.068039</text:p>
          </table:table-cell>
          <table:table-cell office:value-type="float" office:value="525705" calcext:value-type="float">
            <text:p>525705</text:p>
          </table:table-cell>
          <table:table-cell office:value-type="float" office:value="157.60252" calcext:value-type="float">
            <text:p>157.60252</text:p>
          </table:table-cell>
          <table:table-cell office:value-type="float" office:value="527062" calcext:value-type="float">
            <text:p>527062</text:p>
          </table:table-cell>
          <table:table-cell office:value-type="float" office:value="158.009257" calcext:value-type="float">
            <text:p>158.009257</text:p>
          </table:table-cell>
          <table:table-cell office:value-type="float" office:value="528891" calcext:value-type="float">
            <text:p>528891</text:p>
          </table:table-cell>
          <table:table-cell office:value-type="float" office:value="158.557626" calcext:value-type="float">
            <text:p>158.557626</text:p>
          </table:table-cell>
          <table:table-cell office:value-type="float" office:value="531013" calcext:value-type="float">
            <text:p>531013</text:p>
          </table:table-cell>
          <table:table-cell office:value-type="float" office:value="159.193795" calcext:value-type="float">
            <text:p>159.193795</text:p>
          </table:table-cell>
          <table:table-cell office:value-type="float" office:value="532080" calcext:value-type="float">
            <text:p>532080</text:p>
          </table:table-cell>
          <table:table-cell office:value-type="float" office:value="159.513485" calcext:value-type="float">
            <text:p>159.5134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21" calcext:value-type="float">
            <text:p>513921</text:p>
          </table:table-cell>
          <table:table-cell office:value-type="float" office:value="154.069569" calcext:value-type="float">
            <text:p>154.069569</text:p>
          </table:table-cell>
          <table:table-cell office:value-type="float" office:value="516704" calcext:value-type="float">
            <text:p>516704</text:p>
          </table:table-cell>
          <table:table-cell office:value-type="float" office:value="154.904065" calcext:value-type="float">
            <text:p>154.904065</text:p>
          </table:table-cell>
          <table:table-cell office:value-type="float" office:value="518536" calcext:value-type="float">
            <text:p>518536</text:p>
          </table:table-cell>
          <table:table-cell office:value-type="float" office:value="155.453272" calcext:value-type="float">
            <text:p>155.453272</text:p>
          </table:table-cell>
          <table:table-cell office:value-type="float" office:value="520322" calcext:value-type="float">
            <text:p>520322</text:p>
          </table:table-cell>
          <table:table-cell office:value-type="float" office:value="155.988466" calcext:value-type="float">
            <text:p>155.988466</text:p>
          </table:table-cell>
          <table:table-cell office:value-type="float" office:value="521995" calcext:value-type="float">
            <text:p>521995</text:p>
          </table:table-cell>
          <table:table-cell office:value-type="float" office:value="156.490027" calcext:value-type="float">
            <text:p>156.490027</text:p>
          </table:table-cell>
          <table:table-cell office:value-type="float" office:value="523841" calcext:value-type="float">
            <text:p>523841</text:p>
          </table:table-cell>
          <table:table-cell office:value-type="float" office:value="157.04345" calcext:value-type="float">
            <text:p>157.04345</text:p>
          </table:table-cell>
          <table:table-cell office:value-type="float" office:value="525459" calcext:value-type="float">
            <text:p>525459</text:p>
          </table:table-cell>
          <table:table-cell office:value-type="float" office:value="157.528756" calcext:value-type="float">
            <text:p>157.528756</text:p>
          </table:table-cell>
          <table:table-cell office:value-type="float" office:value="527106" calcext:value-type="float">
            <text:p>527106</text:p>
          </table:table-cell>
          <table:table-cell office:value-type="float" office:value="158.022337" calcext:value-type="float">
            <text:p>158.022337</text:p>
          </table:table-cell>
          <table:table-cell office:value-type="float" office:value="528903" calcext:value-type="float">
            <text:p>528903</text:p>
          </table:table-cell>
          <table:table-cell office:value-type="float" office:value="158.561054" calcext:value-type="float">
            <text:p>158.561054</text:p>
          </table:table-cell>
          <table:table-cell office:value-type="float" office:value="530983" calcext:value-type="float">
            <text:p>530983</text:p>
          </table:table-cell>
          <table:table-cell office:value-type="float" office:value="159.184736" calcext:value-type="float">
            <text:p>159.184736</text:p>
          </table:table-cell>
          <table:table-cell office:value-type="float" office:value="531896" calcext:value-type="float">
            <text:p>531896</text:p>
          </table:table-cell>
          <table:table-cell office:value-type="float" office:value="159.458546" calcext:value-type="float">
            <text:p>159.4585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15" calcext:value-type="float">
            <text:p>513815</text:p>
          </table:table-cell>
          <table:table-cell office:value-type="float" office:value="154.037769" calcext:value-type="float">
            <text:p>154.037769</text:p>
          </table:table-cell>
          <table:table-cell office:value-type="float" office:value="516736" calcext:value-type="float">
            <text:p>516736</text:p>
          </table:table-cell>
          <table:table-cell office:value-type="float" office:value="154.913534" calcext:value-type="float">
            <text:p>154.913534</text:p>
          </table:table-cell>
          <table:table-cell office:value-type="float" office:value="518605" calcext:value-type="float">
            <text:p>518605</text:p>
          </table:table-cell>
          <table:table-cell office:value-type="float" office:value="155.47375" calcext:value-type="float">
            <text:p>155.47375</text:p>
          </table:table-cell>
          <table:table-cell office:value-type="float" office:value="520352" calcext:value-type="float">
            <text:p>520352</text:p>
          </table:table-cell>
          <table:table-cell office:value-type="float" office:value="155.997587" calcext:value-type="float">
            <text:p>155.997587</text:p>
          </table:table-cell>
          <table:table-cell office:value-type="float" office:value="522004" calcext:value-type="float">
            <text:p>522004</text:p>
          </table:table-cell>
          <table:table-cell office:value-type="float" office:value="156.492793" calcext:value-type="float">
            <text:p>156.492793</text:p>
          </table:table-cell>
          <table:table-cell office:value-type="float" office:value="523838" calcext:value-type="float">
            <text:p>523838</text:p>
          </table:table-cell>
          <table:table-cell office:value-type="float" office:value="157.042538" calcext:value-type="float">
            <text:p>157.042538</text:p>
          </table:table-cell>
          <table:table-cell office:value-type="float" office:value="525716" calcext:value-type="float">
            <text:p>525716</text:p>
          </table:table-cell>
          <table:table-cell office:value-type="float" office:value="157.605818" calcext:value-type="float">
            <text:p>157.605818</text:p>
          </table:table-cell>
          <table:table-cell office:value-type="float" office:value="527024" calcext:value-type="float">
            <text:p>527024</text:p>
          </table:table-cell>
          <table:table-cell office:value-type="float" office:value="157.997824" calcext:value-type="float">
            <text:p>157.997824</text:p>
          </table:table-cell>
          <table:table-cell office:value-type="float" office:value="529033" calcext:value-type="float">
            <text:p>529033</text:p>
          </table:table-cell>
          <table:table-cell office:value-type="float" office:value="158.600152" calcext:value-type="float">
            <text:p>158.600152</text:p>
          </table:table-cell>
          <table:table-cell office:value-type="float" office:value="530973" calcext:value-type="float">
            <text:p>530973</text:p>
          </table:table-cell>
          <table:table-cell office:value-type="float" office:value="159.181598" calcext:value-type="float">
            <text:p>159.181598</text:p>
          </table:table-cell>
          <table:table-cell office:value-type="float" office:value="531987" calcext:value-type="float">
            <text:p>531987</text:p>
          </table:table-cell>
          <table:table-cell office:value-type="float" office:value="159.485816" calcext:value-type="float">
            <text:p>159.485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16" calcext:value-type="float">
            <text:p>513816</text:p>
          </table:table-cell>
          <table:table-cell office:value-type="float" office:value="154.038134" calcext:value-type="float">
            <text:p>154.038134</text:p>
          </table:table-cell>
          <table:table-cell office:value-type="float" office:value="516832" calcext:value-type="float">
            <text:p>516832</text:p>
          </table:table-cell>
          <table:table-cell office:value-type="float" office:value="154.942473" calcext:value-type="float">
            <text:p>154.942473</text:p>
          </table:table-cell>
          <table:table-cell office:value-type="float" office:value="518616" calcext:value-type="float">
            <text:p>518616</text:p>
          </table:table-cell>
          <table:table-cell office:value-type="float" office:value="155.477271" calcext:value-type="float">
            <text:p>155.477271</text:p>
          </table:table-cell>
          <table:table-cell office:value-type="float" office:value="520278" calcext:value-type="float">
            <text:p>520278</text:p>
          </table:table-cell>
          <table:table-cell office:value-type="float" office:value="155.975457" calcext:value-type="float">
            <text:p>155.975457</text:p>
          </table:table-cell>
          <table:table-cell office:value-type="float" office:value="521920" calcext:value-type="float">
            <text:p>521920</text:p>
          </table:table-cell>
          <table:table-cell office:value-type="float" office:value="156.467594" calcext:value-type="float">
            <text:p>156.467594</text:p>
          </table:table-cell>
          <table:table-cell office:value-type="float" office:value="523863" calcext:value-type="float">
            <text:p>523863</text:p>
          </table:table-cell>
          <table:table-cell office:value-type="float" office:value="157.050084" calcext:value-type="float">
            <text:p>157.050084</text:p>
          </table:table-cell>
          <table:table-cell office:value-type="float" office:value="525435" calcext:value-type="float">
            <text:p>525435</text:p>
          </table:table-cell>
          <table:table-cell office:value-type="float" office:value="157.521391" calcext:value-type="float">
            <text:p>157.521391</text:p>
          </table:table-cell>
          <table:table-cell office:value-type="float" office:value="527074" calcext:value-type="float">
            <text:p>527074</text:p>
          </table:table-cell>
          <table:table-cell office:value-type="float" office:value="158.012733" calcext:value-type="float">
            <text:p>158.012733</text:p>
          </table:table-cell>
          <table:table-cell office:value-type="float" office:value="528870" calcext:value-type="float">
            <text:p>528870</text:p>
          </table:table-cell>
          <table:table-cell office:value-type="float" office:value="158.551191" calcext:value-type="float">
            <text:p>158.551191</text:p>
          </table:table-cell>
          <table:table-cell office:value-type="float" office:value="531074" calcext:value-type="float">
            <text:p>531074</text:p>
          </table:table-cell>
          <table:table-cell office:value-type="float" office:value="159.212032" calcext:value-type="float">
            <text:p>159.212032</text:p>
          </table:table-cell>
          <table:table-cell office:value-type="float" office:value="532098" calcext:value-type="float">
            <text:p>532098</text:p>
          </table:table-cell>
          <table:table-cell office:value-type="float" office:value="159.51901" calcext:value-type="float">
            <text:p>159.519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83" calcext:value-type="float">
            <text:p>513883</text:p>
          </table:table-cell>
          <table:table-cell office:value-type="float" office:value="154.058255" calcext:value-type="float">
            <text:p>154.058255</text:p>
          </table:table-cell>
          <table:table-cell office:value-type="float" office:value="516848" calcext:value-type="float">
            <text:p>516848</text:p>
          </table:table-cell>
          <table:table-cell office:value-type="float" office:value="154.94728" calcext:value-type="float">
            <text:p>154.94728</text:p>
          </table:table-cell>
          <table:table-cell office:value-type="float" office:value="518485" calcext:value-type="float">
            <text:p>518485</text:p>
          </table:table-cell>
          <table:table-cell office:value-type="float" office:value="155.438035" calcext:value-type="float">
            <text:p>155.438035</text:p>
          </table:table-cell>
          <table:table-cell office:value-type="float" office:value="520365" calcext:value-type="float">
            <text:p>520365</text:p>
          </table:table-cell>
          <table:table-cell office:value-type="float" office:value="156.001452" calcext:value-type="float">
            <text:p>156.001452</text:p>
          </table:table-cell>
          <table:table-cell office:value-type="float" office:value="521971" calcext:value-type="float">
            <text:p>521971</text:p>
          </table:table-cell>
          <table:table-cell office:value-type="float" office:value="156.482893" calcext:value-type="float">
            <text:p>156.482893</text:p>
          </table:table-cell>
          <table:table-cell office:value-type="float" office:value="524021" calcext:value-type="float">
            <text:p>524021</text:p>
          </table:table-cell>
          <table:table-cell office:value-type="float" office:value="157.097669" calcext:value-type="float">
            <text:p>157.097669</text:p>
          </table:table-cell>
          <table:table-cell office:value-type="float" office:value="525569" calcext:value-type="float">
            <text:p>525569</text:p>
          </table:table-cell>
          <table:table-cell office:value-type="float" office:value="157.561725" calcext:value-type="float">
            <text:p>157.561725</text:p>
          </table:table-cell>
          <table:table-cell office:value-type="float" office:value="527142" calcext:value-type="float">
            <text:p>527142</text:p>
          </table:table-cell>
          <table:table-cell office:value-type="float" office:value="158.033252" calcext:value-type="float">
            <text:p>158.033252</text:p>
          </table:table-cell>
          <table:table-cell office:value-type="float" office:value="528926" calcext:value-type="float">
            <text:p>528926</text:p>
          </table:table-cell>
          <table:table-cell office:value-type="float" office:value="158.568113" calcext:value-type="float">
            <text:p>158.568113</text:p>
          </table:table-cell>
          <table:table-cell office:value-type="float" office:value="530946" calcext:value-type="float">
            <text:p>530946</text:p>
          </table:table-cell>
          <table:table-cell office:value-type="float" office:value="159.17372" calcext:value-type="float">
            <text:p>159.17372</text:p>
          </table:table-cell>
          <table:table-cell office:value-type="float" office:value="531959" calcext:value-type="float">
            <text:p>531959</text:p>
          </table:table-cell>
          <table:table-cell office:value-type="float" office:value="159.477152" calcext:value-type="float">
            <text:p>159.4771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16" calcext:value-type="float">
            <text:p>513816</text:p>
          </table:table-cell>
          <table:table-cell office:value-type="float" office:value="154.038289" calcext:value-type="float">
            <text:p>154.038289</text:p>
          </table:table-cell>
          <table:table-cell office:value-type="float" office:value="516814" calcext:value-type="float">
            <text:p>516814</text:p>
          </table:table-cell>
          <table:table-cell office:value-type="float" office:value="154.937054" calcext:value-type="float">
            <text:p>154.937054</text:p>
          </table:table-cell>
          <table:table-cell office:value-type="float" office:value="518515" calcext:value-type="float">
            <text:p>518515</text:p>
          </table:table-cell>
          <table:table-cell office:value-type="float" office:value="155.446873" calcext:value-type="float">
            <text:p>155.446873</text:p>
          </table:table-cell>
          <table:table-cell office:value-type="float" office:value="520335" calcext:value-type="float">
            <text:p>520335</text:p>
          </table:table-cell>
          <table:table-cell office:value-type="float" office:value="155.992494" calcext:value-type="float">
            <text:p>155.992494</text:p>
          </table:table-cell>
          <table:table-cell office:value-type="float" office:value="522022" calcext:value-type="float">
            <text:p>522022</text:p>
          </table:table-cell>
          <table:table-cell office:value-type="float" office:value="156.498118" calcext:value-type="float">
            <text:p>156.498118</text:p>
          </table:table-cell>
          <table:table-cell office:value-type="float" office:value="523840" calcext:value-type="float">
            <text:p>523840</text:p>
          </table:table-cell>
          <table:table-cell office:value-type="float" office:value="157.043246" calcext:value-type="float">
            <text:p>157.043246</text:p>
          </table:table-cell>
          <table:table-cell office:value-type="float" office:value="525581" calcext:value-type="float">
            <text:p>525581</text:p>
          </table:table-cell>
          <table:table-cell office:value-type="float" office:value="157.565189" calcext:value-type="float">
            <text:p>157.565189</text:p>
          </table:table-cell>
          <table:table-cell office:value-type="float" office:value="527095" calcext:value-type="float">
            <text:p>527095</text:p>
          </table:table-cell>
          <table:table-cell office:value-type="float" office:value="158.019012" calcext:value-type="float">
            <text:p>158.019012</text:p>
          </table:table-cell>
          <table:table-cell office:value-type="float" office:value="528858" calcext:value-type="float">
            <text:p>528858</text:p>
          </table:table-cell>
          <table:table-cell office:value-type="float" office:value="158.54765" calcext:value-type="float">
            <text:p>158.54765</text:p>
          </table:table-cell>
          <table:table-cell office:value-type="float" office:value="531131" calcext:value-type="float">
            <text:p>531131</text:p>
          </table:table-cell>
          <table:table-cell office:value-type="float" office:value="159.228968" calcext:value-type="float">
            <text:p>159.228968</text:p>
          </table:table-cell>
          <table:table-cell office:value-type="float" office:value="532122" calcext:value-type="float">
            <text:p>532122</text:p>
          </table:table-cell>
          <table:table-cell office:value-type="float" office:value="159.526106" calcext:value-type="float">
            <text:p>159.5261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09" calcext:value-type="float">
            <text:p>513909</text:p>
          </table:table-cell>
          <table:table-cell office:value-type="float" office:value="154.065949" calcext:value-type="float">
            <text:p>154.065949</text:p>
          </table:table-cell>
          <table:table-cell office:value-type="float" office:value="516838" calcext:value-type="float">
            <text:p>516838</text:p>
          </table:table-cell>
          <table:table-cell office:value-type="float" office:value="154.944251" calcext:value-type="float">
            <text:p>154.944251</text:p>
          </table:table-cell>
          <table:table-cell office:value-type="float" office:value="518571" calcext:value-type="float">
            <text:p>518571</text:p>
          </table:table-cell>
          <table:table-cell office:value-type="float" office:value="155.463692" calcext:value-type="float">
            <text:p>155.463692</text:p>
          </table:table-cell>
          <table:table-cell office:value-type="float" office:value="520278" calcext:value-type="float">
            <text:p>520278</text:p>
          </table:table-cell>
          <table:table-cell office:value-type="float" office:value="155.975532" calcext:value-type="float">
            <text:p>155.975532</text:p>
          </table:table-cell>
          <table:table-cell office:value-type="float" office:value="522051" calcext:value-type="float">
            <text:p>522051</text:p>
          </table:table-cell>
          <table:table-cell office:value-type="float" office:value="156.506805" calcext:value-type="float">
            <text:p>156.506805</text:p>
          </table:table-cell>
          <table:table-cell office:value-type="float" office:value="523968" calcext:value-type="float">
            <text:p>523968</text:p>
          </table:table-cell>
          <table:table-cell office:value-type="float" office:value="157.081715" calcext:value-type="float">
            <text:p>157.081715</text:p>
          </table:table-cell>
          <table:table-cell office:value-type="float" office:value="525593" calcext:value-type="float">
            <text:p>525593</text:p>
          </table:table-cell>
          <table:table-cell office:value-type="float" office:value="157.568698" calcext:value-type="float">
            <text:p>157.568698</text:p>
          </table:table-cell>
          <table:table-cell office:value-type="float" office:value="527076" calcext:value-type="float">
            <text:p>527076</text:p>
          </table:table-cell>
          <table:table-cell office:value-type="float" office:value="158.013437" calcext:value-type="float">
            <text:p>158.013437</text:p>
          </table:table-cell>
          <table:table-cell office:value-type="float" office:value="529027" calcext:value-type="float">
            <text:p>529027</text:p>
          </table:table-cell>
          <table:table-cell office:value-type="float" office:value="158.598155" calcext:value-type="float">
            <text:p>158.598155</text:p>
          </table:table-cell>
          <table:table-cell office:value-type="float" office:value="531049" calcext:value-type="float">
            <text:p>531049</text:p>
          </table:table-cell>
          <table:table-cell office:value-type="float" office:value="159.204437" calcext:value-type="float">
            <text:p>159.204437</text:p>
          </table:table-cell>
          <table:table-cell office:value-type="float" office:value="532114" calcext:value-type="float">
            <text:p>532114</text:p>
          </table:table-cell>
          <table:table-cell office:value-type="float" office:value="159.523909" calcext:value-type="float">
            <text:p>159.5239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41" calcext:value-type="float">
            <text:p>513941</text:p>
          </table:table-cell>
          <table:table-cell office:value-type="float" office:value="154.075564" calcext:value-type="float">
            <text:p>154.075564</text:p>
          </table:table-cell>
          <table:table-cell office:value-type="float" office:value="516852" calcext:value-type="float">
            <text:p>516852</text:p>
          </table:table-cell>
          <table:table-cell office:value-type="float" office:value="154.948467" calcext:value-type="float">
            <text:p>154.948467</text:p>
          </table:table-cell>
          <table:table-cell office:value-type="float" office:value="518634" calcext:value-type="float">
            <text:p>518634</text:p>
          </table:table-cell>
          <table:table-cell office:value-type="float" office:value="155.482543" calcext:value-type="float">
            <text:p>155.482543</text:p>
          </table:table-cell>
          <table:table-cell office:value-type="float" office:value="520279" calcext:value-type="float">
            <text:p>520279</text:p>
          </table:table-cell>
          <table:table-cell office:value-type="float" office:value="155.975817" calcext:value-type="float">
            <text:p>155.975817</text:p>
          </table:table-cell>
          <table:table-cell office:value-type="float" office:value="522021" calcext:value-type="float">
            <text:p>522021</text:p>
          </table:table-cell>
          <table:table-cell office:value-type="float" office:value="156.49786" calcext:value-type="float">
            <text:p>156.49786</text:p>
          </table:table-cell>
          <table:table-cell office:value-type="float" office:value="523913" calcext:value-type="float">
            <text:p>523913</text:p>
          </table:table-cell>
          <table:table-cell office:value-type="float" office:value="157.065212" calcext:value-type="float">
            <text:p>157.065212</text:p>
          </table:table-cell>
          <table:table-cell office:value-type="float" office:value="525468" calcext:value-type="float">
            <text:p>525468</text:p>
          </table:table-cell>
          <table:table-cell office:value-type="float" office:value="157.531442" calcext:value-type="float">
            <text:p>157.531442</text:p>
          </table:table-cell>
          <table:table-cell office:value-type="float" office:value="527049" calcext:value-type="float">
            <text:p>527049</text:p>
          </table:table-cell>
          <table:table-cell office:value-type="float" office:value="158.005373" calcext:value-type="float">
            <text:p>158.005373</text:p>
          </table:table-cell>
          <table:table-cell office:value-type="float" office:value="529060" calcext:value-type="float">
            <text:p>529060</text:p>
          </table:table-cell>
          <table:table-cell office:value-type="float" office:value="158.608056" calcext:value-type="float">
            <text:p>158.608056</text:p>
          </table:table-cell>
          <table:table-cell office:value-type="float" office:value="531044" calcext:value-type="float">
            <text:p>531044</text:p>
          </table:table-cell>
          <table:table-cell office:value-type="float" office:value="159.202933" calcext:value-type="float">
            <text:p>159.202933</text:p>
          </table:table-cell>
          <table:table-cell office:value-type="float" office:value="532120" calcext:value-type="float">
            <text:p>532120</text:p>
          </table:table-cell>
          <table:table-cell office:value-type="float" office:value="159.525665" calcext:value-type="float">
            <text:p>159.5256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08" calcext:value-type="float">
            <text:p>513908</text:p>
          </table:table-cell>
          <table:table-cell office:value-type="float" office:value="154.065762" calcext:value-type="float">
            <text:p>154.065762</text:p>
          </table:table-cell>
          <table:table-cell office:value-type="float" office:value="516814" calcext:value-type="float">
            <text:p>516814</text:p>
          </table:table-cell>
          <table:table-cell office:value-type="float" office:value="154.936924" calcext:value-type="float">
            <text:p>154.936924</text:p>
          </table:table-cell>
          <table:table-cell office:value-type="float" office:value="518527" calcext:value-type="float">
            <text:p>518527</text:p>
          </table:table-cell>
          <table:table-cell office:value-type="float" office:value="155.450374" calcext:value-type="float">
            <text:p>155.450374</text:p>
          </table:table-cell>
          <table:table-cell office:value-type="float" office:value="520365" calcext:value-type="float">
            <text:p>520365</text:p>
          </table:table-cell>
          <table:table-cell office:value-type="float" office:value="156.001586" calcext:value-type="float">
            <text:p>156.001586</text:p>
          </table:table-cell>
          <table:table-cell office:value-type="float" office:value="521955" calcext:value-type="float">
            <text:p>521955</text:p>
          </table:table-cell>
          <table:table-cell office:value-type="float" office:value="156.478115" calcext:value-type="float">
            <text:p>156.478115</text:p>
          </table:table-cell>
          <table:table-cell office:value-type="float" office:value="523834" calcext:value-type="float">
            <text:p>523834</text:p>
          </table:table-cell>
          <table:table-cell office:value-type="float" office:value="157.041495" calcext:value-type="float">
            <text:p>157.041495</text:p>
          </table:table-cell>
          <table:table-cell office:value-type="float" office:value="525572" calcext:value-type="float">
            <text:p>525572</text:p>
          </table:table-cell>
          <table:table-cell office:value-type="float" office:value="157.56244" calcext:value-type="float">
            <text:p>157.56244</text:p>
          </table:table-cell>
          <table:table-cell office:value-type="float" office:value="527092" calcext:value-type="float">
            <text:p>527092</text:p>
          </table:table-cell>
          <table:table-cell office:value-type="float" office:value="158.018107" calcext:value-type="float">
            <text:p>158.018107</text:p>
          </table:table-cell>
          <table:table-cell office:value-type="float" office:value="529022" calcext:value-type="float">
            <text:p>529022</text:p>
          </table:table-cell>
          <table:table-cell office:value-type="float" office:value="158.596847" calcext:value-type="float">
            <text:p>158.596847</text:p>
          </table:table-cell>
          <table:table-cell office:value-type="float" office:value="530913" calcext:value-type="float">
            <text:p>530913</text:p>
          </table:table-cell>
          <table:table-cell office:value-type="float" office:value="159.163569" calcext:value-type="float">
            <text:p>159.163569</text:p>
          </table:table-cell>
          <table:table-cell office:value-type="float" office:value="532130" calcext:value-type="float">
            <text:p>532130</text:p>
          </table:table-cell>
          <table:table-cell office:value-type="float" office:value="159.528518" calcext:value-type="float">
            <text:p>159.5285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57" calcext:value-type="float">
            <text:p>513857</text:p>
          </table:table-cell>
          <table:table-cell office:value-type="float" office:value="154.050515" calcext:value-type="float">
            <text:p>154.050515</text:p>
          </table:table-cell>
          <table:table-cell office:value-type="float" office:value="516983" calcext:value-type="float">
            <text:p>516983</text:p>
          </table:table-cell>
          <table:table-cell office:value-type="float" office:value="154.987701" calcext:value-type="float">
            <text:p>154.987701</text:p>
          </table:table-cell>
          <table:table-cell office:value-type="float" office:value="518563" calcext:value-type="float">
            <text:p>518563</text:p>
          </table:table-cell>
          <table:table-cell office:value-type="float" office:value="155.46115" calcext:value-type="float">
            <text:p>155.46115</text:p>
          </table:table-cell>
          <table:table-cell office:value-type="float" office:value="520481" calcext:value-type="float">
            <text:p>520481</text:p>
          </table:table-cell>
          <table:table-cell office:value-type="float" office:value="156.03615" calcext:value-type="float">
            <text:p>156.03615</text:p>
          </table:table-cell>
          <table:table-cell office:value-type="float" office:value="521880" calcext:value-type="float">
            <text:p>521880</text:p>
          </table:table-cell>
          <table:table-cell office:value-type="float" office:value="156.45575" calcext:value-type="float">
            <text:p>156.45575</text:p>
          </table:table-cell>
          <table:table-cell office:value-type="float" office:value="523900" calcext:value-type="float">
            <text:p>523900</text:p>
          </table:table-cell>
          <table:table-cell office:value-type="float" office:value="157.061145" calcext:value-type="float">
            <text:p>157.061145</text:p>
          </table:table-cell>
          <table:table-cell office:value-type="float" office:value="525539" calcext:value-type="float">
            <text:p>525539</text:p>
          </table:table-cell>
          <table:table-cell office:value-type="float" office:value="157.552671" calcext:value-type="float">
            <text:p>157.552671</text:p>
          </table:table-cell>
          <table:table-cell office:value-type="float" office:value="527097" calcext:value-type="float">
            <text:p>527097</text:p>
          </table:table-cell>
          <table:table-cell office:value-type="float" office:value="158.019734" calcext:value-type="float">
            <text:p>158.019734</text:p>
          </table:table-cell>
          <table:table-cell office:value-type="float" office:value="529138" calcext:value-type="float">
            <text:p>529138</text:p>
          </table:table-cell>
          <table:table-cell office:value-type="float" office:value="158.631523" calcext:value-type="float">
            <text:p>158.631523</text:p>
          </table:table-cell>
          <table:table-cell office:value-type="float" office:value="531131" calcext:value-type="float">
            <text:p>531131</text:p>
          </table:table-cell>
          <table:table-cell office:value-type="float" office:value="159.228975" calcext:value-type="float">
            <text:p>159.228975</text:p>
          </table:table-cell>
          <table:table-cell office:value-type="float" office:value="532093" calcext:value-type="float">
            <text:p>532093</text:p>
          </table:table-cell>
          <table:table-cell office:value-type="float" office:value="159.517525" calcext:value-type="float">
            <text:p>159.5175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65" calcext:value-type="float">
            <text:p>513865</text:p>
          </table:table-cell>
          <table:table-cell office:value-type="float" office:value="154.052878" calcext:value-type="float">
            <text:p>154.052878</text:p>
          </table:table-cell>
          <table:table-cell office:value-type="float" office:value="516966" calcext:value-type="float">
            <text:p>516966</text:p>
          </table:table-cell>
          <table:table-cell office:value-type="float" office:value="154.982565" calcext:value-type="float">
            <text:p>154.982565</text:p>
          </table:table-cell>
          <table:table-cell office:value-type="float" office:value="518474" calcext:value-type="float">
            <text:p>518474</text:p>
          </table:table-cell>
          <table:table-cell office:value-type="float" office:value="155.4346" calcext:value-type="float">
            <text:p>155.4346</text:p>
          </table:table-cell>
          <table:table-cell office:value-type="float" office:value="520340" calcext:value-type="float">
            <text:p>520340</text:p>
          </table:table-cell>
          <table:table-cell office:value-type="float" office:value="155.994067" calcext:value-type="float">
            <text:p>155.994067</text:p>
          </table:table-cell>
          <table:table-cell office:value-type="float" office:value="521983" calcext:value-type="float">
            <text:p>521983</text:p>
          </table:table-cell>
          <table:table-cell office:value-type="float" office:value="156.486529" calcext:value-type="float">
            <text:p>156.486529</text:p>
          </table:table-cell>
          <table:table-cell office:value-type="float" office:value="523901" calcext:value-type="float">
            <text:p>523901</text:p>
          </table:table-cell>
          <table:table-cell office:value-type="float" office:value="157.06153" calcext:value-type="float">
            <text:p>157.06153</text:p>
          </table:table-cell>
          <table:table-cell office:value-type="float" office:value="525487" calcext:value-type="float">
            <text:p>525487</text:p>
          </table:table-cell>
          <table:table-cell office:value-type="float" office:value="157.537141" calcext:value-type="float">
            <text:p>157.537141</text:p>
          </table:table-cell>
          <table:table-cell office:value-type="float" office:value="527095" calcext:value-type="float">
            <text:p>527095</text:p>
          </table:table-cell>
          <table:table-cell office:value-type="float" office:value="158.019008" calcext:value-type="float">
            <text:p>158.019008</text:p>
          </table:table-cell>
          <table:table-cell office:value-type="float" office:value="528984" calcext:value-type="float">
            <text:p>528984</text:p>
          </table:table-cell>
          <table:table-cell office:value-type="float" office:value="158.585507" calcext:value-type="float">
            <text:p>158.585507</text:p>
          </table:table-cell>
          <table:table-cell office:value-type="float" office:value="530872" calcext:value-type="float">
            <text:p>530872</text:p>
          </table:table-cell>
          <table:table-cell office:value-type="float" office:value="159.151525" calcext:value-type="float">
            <text:p>159.151525</text:p>
          </table:table-cell>
          <table:table-cell office:value-type="float" office:value="532097" calcext:value-type="float">
            <text:p>532097</text:p>
          </table:table-cell>
          <table:table-cell office:value-type="float" office:value="159.518796" calcext:value-type="float">
            <text:p>159.5187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87" calcext:value-type="float">
            <text:p>513887</text:p>
          </table:table-cell>
          <table:table-cell office:value-type="float" office:value="154.059503" calcext:value-type="float">
            <text:p>154.059503</text:p>
          </table:table-cell>
          <table:table-cell office:value-type="float" office:value="516768" calcext:value-type="float">
            <text:p>516768</text:p>
          </table:table-cell>
          <table:table-cell office:value-type="float" office:value="154.923158" calcext:value-type="float">
            <text:p>154.923158</text:p>
          </table:table-cell>
          <table:table-cell office:value-type="float" office:value="518527" calcext:value-type="float">
            <text:p>518527</text:p>
          </table:table-cell>
          <table:table-cell office:value-type="float" office:value="155.450424" calcext:value-type="float">
            <text:p>155.450424</text:p>
          </table:table-cell>
          <table:table-cell office:value-type="float" office:value="520321" calcext:value-type="float">
            <text:p>520321</text:p>
          </table:table-cell>
          <table:table-cell office:value-type="float" office:value="155.988319" calcext:value-type="float">
            <text:p>155.988319</text:p>
          </table:table-cell>
          <table:table-cell office:value-type="float" office:value="522004" calcext:value-type="float">
            <text:p>522004</text:p>
          </table:table-cell>
          <table:table-cell office:value-type="float" office:value="156.492713" calcext:value-type="float">
            <text:p>156.492713</text:p>
          </table:table-cell>
          <table:table-cell office:value-type="float" office:value="523907" calcext:value-type="float">
            <text:p>523907</text:p>
          </table:table-cell>
          <table:table-cell office:value-type="float" office:value="157.063389" calcext:value-type="float">
            <text:p>157.063389</text:p>
          </table:table-cell>
          <table:table-cell office:value-type="float" office:value="525501" calcext:value-type="float">
            <text:p>525501</text:p>
          </table:table-cell>
          <table:table-cell office:value-type="float" office:value="157.541354" calcext:value-type="float">
            <text:p>157.541354</text:p>
          </table:table-cell>
          <table:table-cell office:value-type="float" office:value="527140" calcext:value-type="float">
            <text:p>527140</text:p>
          </table:table-cell>
          <table:table-cell office:value-type="float" office:value="158.032617" calcext:value-type="float">
            <text:p>158.032617</text:p>
          </table:table-cell>
          <table:table-cell office:value-type="float" office:value="528926" calcext:value-type="float">
            <text:p>528926</text:p>
          </table:table-cell>
          <table:table-cell office:value-type="float" office:value="158.567887" calcext:value-type="float">
            <text:p>158.567887</text:p>
          </table:table-cell>
          <table:table-cell office:value-type="float" office:value="531068" calcext:value-type="float">
            <text:p>531068</text:p>
          </table:table-cell>
          <table:table-cell office:value-type="float" office:value="159.210237" calcext:value-type="float">
            <text:p>159.210237</text:p>
          </table:table-cell>
          <table:table-cell office:value-type="float" office:value="531985" calcext:value-type="float">
            <text:p>531985</text:p>
          </table:table-cell>
          <table:table-cell office:value-type="float" office:value="159.485057" calcext:value-type="float">
            <text:p>159.4850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49" calcext:value-type="float">
            <text:p>513849</text:p>
          </table:table-cell>
          <table:table-cell office:value-type="float" office:value="154.048083" calcext:value-type="float">
            <text:p>154.048083</text:p>
          </table:table-cell>
          <table:table-cell office:value-type="float" office:value="516906" calcext:value-type="float">
            <text:p>516906</text:p>
          </table:table-cell>
          <table:table-cell office:value-type="float" office:value="154.96464" calcext:value-type="float">
            <text:p>154.96464</text:p>
          </table:table-cell>
          <table:table-cell office:value-type="float" office:value="518519" calcext:value-type="float">
            <text:p>518519</text:p>
          </table:table-cell>
          <table:table-cell office:value-type="float" office:value="155.448058" calcext:value-type="float">
            <text:p>155.448058</text:p>
          </table:table-cell>
          <table:table-cell office:value-type="float" office:value="520373" calcext:value-type="float">
            <text:p>520373</text:p>
          </table:table-cell>
          <table:table-cell office:value-type="float" office:value="156.003995" calcext:value-type="float">
            <text:p>156.003995</text:p>
          </table:table-cell>
          <table:table-cell office:value-type="float" office:value="521973" calcext:value-type="float">
            <text:p>521973</text:p>
          </table:table-cell>
          <table:table-cell office:value-type="float" office:value="156.483547" calcext:value-type="float">
            <text:p>156.483547</text:p>
          </table:table-cell>
          <table:table-cell office:value-type="float" office:value="523860" calcext:value-type="float">
            <text:p>523860</text:p>
          </table:table-cell>
          <table:table-cell office:value-type="float" office:value="157.049326" calcext:value-type="float">
            <text:p>157.049326</text:p>
          </table:table-cell>
          <table:table-cell office:value-type="float" office:value="525592" calcext:value-type="float">
            <text:p>525592</text:p>
          </table:table-cell>
          <table:table-cell office:value-type="float" office:value="157.568666" calcext:value-type="float">
            <text:p>157.568666</text:p>
          </table:table-cell>
          <table:table-cell office:value-type="float" office:value="527100" calcext:value-type="float">
            <text:p>527100</text:p>
          </table:table-cell>
          <table:table-cell office:value-type="float" office:value="158.020597" calcext:value-type="float">
            <text:p>158.020597</text:p>
          </table:table-cell>
          <table:table-cell office:value-type="float" office:value="528929" calcext:value-type="float">
            <text:p>528929</text:p>
          </table:table-cell>
          <table:table-cell office:value-type="float" office:value="158.568924" calcext:value-type="float">
            <text:p>158.568924</text:p>
          </table:table-cell>
          <table:table-cell office:value-type="float" office:value="530719" calcext:value-type="float">
            <text:p>530719</text:p>
          </table:table-cell>
          <table:table-cell office:value-type="float" office:value="159.105535" calcext:value-type="float">
            <text:p>159.105535</text:p>
          </table:table-cell>
          <table:table-cell office:value-type="float" office:value="531996" calcext:value-type="float">
            <text:p>531996</text:p>
          </table:table-cell>
          <table:table-cell office:value-type="float" office:value="159.488422" calcext:value-type="float">
            <text:p>159.4884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25" calcext:value-type="float">
            <text:p>513825</text:p>
          </table:table-cell>
          <table:table-cell office:value-type="float" office:value="154.041009" calcext:value-type="float">
            <text:p>154.041009</text:p>
          </table:table-cell>
          <table:table-cell office:value-type="float" office:value="516812" calcext:value-type="float">
            <text:p>516812</text:p>
          </table:table-cell>
          <table:table-cell office:value-type="float" office:value="154.936334" calcext:value-type="float">
            <text:p>154.936334</text:p>
          </table:table-cell>
          <table:table-cell office:value-type="float" office:value="518566" calcext:value-type="float">
            <text:p>518566</text:p>
          </table:table-cell>
          <table:table-cell office:value-type="float" office:value="155.462287" calcext:value-type="float">
            <text:p>155.462287</text:p>
          </table:table-cell>
          <table:table-cell office:value-type="float" office:value="520385" calcext:value-type="float">
            <text:p>520385</text:p>
          </table:table-cell>
          <table:table-cell office:value-type="float" office:value="156.007388" calcext:value-type="float">
            <text:p>156.007388</text:p>
          </table:table-cell>
          <table:table-cell office:value-type="float" office:value="521968" calcext:value-type="float">
            <text:p>521968</text:p>
          </table:table-cell>
          <table:table-cell office:value-type="float" office:value="156.482198" calcext:value-type="float">
            <text:p>156.482198</text:p>
          </table:table-cell>
          <table:table-cell office:value-type="float" office:value="523869" calcext:value-type="float">
            <text:p>523869</text:p>
          </table:table-cell>
          <table:table-cell office:value-type="float" office:value="157.051898" calcext:value-type="float">
            <text:p>157.051898</text:p>
          </table:table-cell>
          <table:table-cell office:value-type="float" office:value="525502" calcext:value-type="float">
            <text:p>525502</text:p>
          </table:table-cell>
          <table:table-cell office:value-type="float" office:value="157.54147" calcext:value-type="float">
            <text:p>157.54147</text:p>
          </table:table-cell>
          <table:table-cell office:value-type="float" office:value="526993" calcext:value-type="float">
            <text:p>526993</text:p>
          </table:table-cell>
          <table:table-cell office:value-type="float" office:value="157.988452" calcext:value-type="float">
            <text:p>157.988452</text:p>
          </table:table-cell>
          <table:table-cell office:value-type="float" office:value="528967" calcext:value-type="float">
            <text:p>528967</text:p>
          </table:table-cell>
          <table:table-cell office:value-type="float" office:value="158.580169" calcext:value-type="float">
            <text:p>158.580169</text:p>
          </table:table-cell>
          <table:table-cell office:value-type="float" office:value="530902" calcext:value-type="float">
            <text:p>530902</text:p>
          </table:table-cell>
          <table:table-cell office:value-type="float" office:value="159.160474" calcext:value-type="float">
            <text:p>159.160474</text:p>
          </table:table-cell>
          <table:table-cell office:value-type="float" office:value="532135" calcext:value-type="float">
            <text:p>532135</text:p>
          </table:table-cell>
          <table:table-cell office:value-type="float" office:value="159.529929" calcext:value-type="float">
            <text:p>159.5299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19" calcext:value-type="float">
            <text:p>513919</text:p>
          </table:table-cell>
          <table:table-cell office:value-type="float" office:value="154.069133" calcext:value-type="float">
            <text:p>154.069133</text:p>
          </table:table-cell>
          <table:table-cell office:value-type="float" office:value="516775" calcext:value-type="float">
            <text:p>516775</text:p>
          </table:table-cell>
          <table:table-cell office:value-type="float" office:value="154.925344" calcext:value-type="float">
            <text:p>154.925344</text:p>
          </table:table-cell>
          <table:table-cell office:value-type="float" office:value="518591" calcext:value-type="float">
            <text:p>518591</text:p>
          </table:table-cell>
          <table:table-cell office:value-type="float" office:value="155.469782" calcext:value-type="float">
            <text:p>155.469782</text:p>
          </table:table-cell>
          <table:table-cell office:value-type="float" office:value="520428" calcext:value-type="float">
            <text:p>520428</text:p>
          </table:table-cell>
          <table:table-cell office:value-type="float" office:value="156.02053" calcext:value-type="float">
            <text:p>156.02053</text:p>
          </table:table-cell>
          <table:table-cell office:value-type="float" office:value="521988" calcext:value-type="float">
            <text:p>521988</text:p>
          </table:table-cell>
          <table:table-cell office:value-type="float" office:value="156.48806" calcext:value-type="float">
            <text:p>156.48806</text:p>
          </table:table-cell>
          <table:table-cell office:value-type="float" office:value="523916" calcext:value-type="float">
            <text:p>523916</text:p>
          </table:table-cell>
          <table:table-cell office:value-type="float" office:value="157.066149" calcext:value-type="float">
            <text:p>157.066149</text:p>
          </table:table-cell>
          <table:table-cell office:value-type="float" office:value="525680" calcext:value-type="float">
            <text:p>525680</text:p>
          </table:table-cell>
          <table:table-cell office:value-type="float" office:value="157.595048" calcext:value-type="float">
            <text:p>157.595048</text:p>
          </table:table-cell>
          <table:table-cell office:value-type="float" office:value="527098" calcext:value-type="float">
            <text:p>527098</text:p>
          </table:table-cell>
          <table:table-cell office:value-type="float" office:value="158.019928" calcext:value-type="float">
            <text:p>158.019928</text:p>
          </table:table-cell>
          <table:table-cell office:value-type="float" office:value="529010" calcext:value-type="float">
            <text:p>529010</text:p>
          </table:table-cell>
          <table:table-cell office:value-type="float" office:value="158.593273" calcext:value-type="float">
            <text:p>158.593273</text:p>
          </table:table-cell>
          <table:table-cell office:value-type="float" office:value="530906" calcext:value-type="float">
            <text:p>530906</text:p>
          </table:table-cell>
          <table:table-cell office:value-type="float" office:value="159.161642" calcext:value-type="float">
            <text:p>159.161642</text:p>
          </table:table-cell>
          <table:table-cell office:value-type="float" office:value="532065" calcext:value-type="float">
            <text:p>532065</text:p>
          </table:table-cell>
          <table:table-cell office:value-type="float" office:value="159.508996" calcext:value-type="float">
            <text:p>159.5089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44" calcext:value-type="float">
            <text:p>513944</text:p>
          </table:table-cell>
          <table:table-cell office:value-type="float" office:value="154.076505" calcext:value-type="float">
            <text:p>154.076505</text:p>
          </table:table-cell>
          <table:table-cell office:value-type="float" office:value="516856" calcext:value-type="float">
            <text:p>516856</text:p>
          </table:table-cell>
          <table:table-cell office:value-type="float" office:value="154.949441" calcext:value-type="float">
            <text:p>154.949441</text:p>
          </table:table-cell>
          <table:table-cell office:value-type="float" office:value="518542" calcext:value-type="float">
            <text:p>518542</text:p>
          </table:table-cell>
          <table:table-cell office:value-type="float" office:value="155.455081" calcext:value-type="float">
            <text:p>155.455081</text:p>
          </table:table-cell>
          <table:table-cell office:value-type="float" office:value="520425" calcext:value-type="float">
            <text:p>520425</text:p>
          </table:table-cell>
          <table:table-cell office:value-type="float" office:value="156.019586" calcext:value-type="float">
            <text:p>156.019586</text:p>
          </table:table-cell>
          <table:table-cell office:value-type="float" office:value="522027" calcext:value-type="float">
            <text:p>522027</text:p>
          </table:table-cell>
          <table:table-cell office:value-type="float" office:value="156.499804" calcext:value-type="float">
            <text:p>156.499804</text:p>
          </table:table-cell>
          <table:table-cell office:value-type="float" office:value="523927" calcext:value-type="float">
            <text:p>523927</text:p>
          </table:table-cell>
          <table:table-cell office:value-type="float" office:value="157.069339" calcext:value-type="float">
            <text:p>157.069339</text:p>
          </table:table-cell>
          <table:table-cell office:value-type="float" office:value="525536" calcext:value-type="float">
            <text:p>525536</text:p>
          </table:table-cell>
          <table:table-cell office:value-type="float" office:value="157.551736" calcext:value-type="float">
            <text:p>157.551736</text:p>
          </table:table-cell>
          <table:table-cell office:value-type="float" office:value="527051" calcext:value-type="float">
            <text:p>527051</text:p>
          </table:table-cell>
          <table:table-cell office:value-type="float" office:value="158.006045" calcext:value-type="float">
            <text:p>158.006045</text:p>
          </table:table-cell>
          <table:table-cell office:value-type="float" office:value="528835" calcext:value-type="float">
            <text:p>528835</text:p>
          </table:table-cell>
          <table:table-cell office:value-type="float" office:value="158.54072" calcext:value-type="float">
            <text:p>158.54072</text:p>
          </table:table-cell>
          <table:table-cell office:value-type="float" office:value="531197" calcext:value-type="float">
            <text:p>531197</text:p>
          </table:table-cell>
          <table:table-cell office:value-type="float" office:value="159.248842" calcext:value-type="float">
            <text:p>159.248842</text:p>
          </table:table-cell>
          <table:table-cell office:value-type="float" office:value="532104" calcext:value-type="float">
            <text:p>532104</text:p>
          </table:table-cell>
          <table:table-cell office:value-type="float" office:value="159.520636" calcext:value-type="float">
            <text:p>159.5206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50" calcext:value-type="float">
            <text:p>513850</text:p>
          </table:table-cell>
          <table:table-cell office:value-type="float" office:value="154.048401" calcext:value-type="float">
            <text:p>154.048401</text:p>
          </table:table-cell>
          <table:table-cell office:value-type="float" office:value="516845" calcext:value-type="float">
            <text:p>516845</text:p>
          </table:table-cell>
          <table:table-cell office:value-type="float" office:value="154.946371" calcext:value-type="float">
            <text:p>154.946371</text:p>
          </table:table-cell>
          <table:table-cell office:value-type="float" office:value="518673" calcext:value-type="float">
            <text:p>518673</text:p>
          </table:table-cell>
          <table:table-cell office:value-type="float" office:value="155.494331" calcext:value-type="float">
            <text:p>155.494331</text:p>
          </table:table-cell>
          <table:table-cell office:value-type="float" office:value="520384" calcext:value-type="float">
            <text:p>520384</text:p>
          </table:table-cell>
          <table:table-cell office:value-type="float" office:value="156.007324" calcext:value-type="float">
            <text:p>156.007324</text:p>
          </table:table-cell>
          <table:table-cell office:value-type="float" office:value="521902" calcext:value-type="float">
            <text:p>521902</text:p>
          </table:table-cell>
          <table:table-cell office:value-type="float" office:value="156.462236" calcext:value-type="float">
            <text:p>156.462236</text:p>
          </table:table-cell>
          <table:table-cell office:value-type="float" office:value="523868" calcext:value-type="float">
            <text:p>523868</text:p>
          </table:table-cell>
          <table:table-cell office:value-type="float" office:value="157.051613" calcext:value-type="float">
            <text:p>157.051613</text:p>
          </table:table-cell>
          <table:table-cell office:value-type="float" office:value="525580" calcext:value-type="float">
            <text:p>525580</text:p>
          </table:table-cell>
          <table:table-cell office:value-type="float" office:value="157.564774" calcext:value-type="float">
            <text:p>157.564774</text:p>
          </table:table-cell>
          <table:table-cell office:value-type="float" office:value="527082" calcext:value-type="float">
            <text:p>527082</text:p>
          </table:table-cell>
          <table:table-cell office:value-type="float" office:value="158.015126" calcext:value-type="float">
            <text:p>158.015126</text:p>
          </table:table-cell>
          <table:table-cell office:value-type="float" office:value="529102" calcext:value-type="float">
            <text:p>529102</text:p>
          </table:table-cell>
          <table:table-cell office:value-type="float" office:value="158.620678" calcext:value-type="float">
            <text:p>158.620678</text:p>
          </table:table-cell>
          <table:table-cell office:value-type="float" office:value="531148" calcext:value-type="float">
            <text:p>531148</text:p>
          </table:table-cell>
          <table:table-cell office:value-type="float" office:value="159.234256" calcext:value-type="float">
            <text:p>159.234256</text:p>
          </table:table-cell>
          <table:table-cell office:value-type="float" office:value="532051" calcext:value-type="float">
            <text:p>532051</text:p>
          </table:table-cell>
          <table:table-cell office:value-type="float" office:value="159.504806" calcext:value-type="float">
            <text:p>159.5048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45" calcext:value-type="float">
            <text:p>513845</text:p>
          </table:table-cell>
          <table:table-cell office:value-type="float" office:value="154.046971" calcext:value-type="float">
            <text:p>154.046971</text:p>
          </table:table-cell>
          <table:table-cell office:value-type="float" office:value="516768" calcext:value-type="float">
            <text:p>516768</text:p>
          </table:table-cell>
          <table:table-cell office:value-type="float" office:value="154.923187" calcext:value-type="float">
            <text:p>154.923187</text:p>
          </table:table-cell>
          <table:table-cell office:value-type="float" office:value="518579" calcext:value-type="float">
            <text:p>518579</text:p>
          </table:table-cell>
          <table:table-cell office:value-type="float" office:value="155.466163" calcext:value-type="float">
            <text:p>155.466163</text:p>
          </table:table-cell>
          <table:table-cell office:value-type="float" office:value="520317" calcext:value-type="float">
            <text:p>520317</text:p>
          </table:table-cell>
          <table:table-cell office:value-type="float" office:value="155.986975" calcext:value-type="float">
            <text:p>155.986975</text:p>
          </table:table-cell>
          <table:table-cell office:value-type="float" office:value="521968" calcext:value-type="float">
            <text:p>521968</text:p>
          </table:table-cell>
          <table:table-cell office:value-type="float" office:value="156.481941" calcext:value-type="float">
            <text:p>156.481941</text:p>
          </table:table-cell>
          <table:table-cell office:value-type="float" office:value="523989" calcext:value-type="float">
            <text:p>523989</text:p>
          </table:table-cell>
          <table:table-cell office:value-type="float" office:value="157.087824" calcext:value-type="float">
            <text:p>157.087824</text:p>
          </table:table-cell>
          <table:table-cell office:value-type="float" office:value="525564" calcext:value-type="float">
            <text:p>525564</text:p>
          </table:table-cell>
          <table:table-cell office:value-type="float" office:value="157.560273" calcext:value-type="float">
            <text:p>157.560273</text:p>
          </table:table-cell>
          <table:table-cell office:value-type="float" office:value="527129" calcext:value-type="float">
            <text:p>527129</text:p>
          </table:table-cell>
          <table:table-cell office:value-type="float" office:value="158.029268" calcext:value-type="float">
            <text:p>158.029268</text:p>
          </table:table-cell>
          <table:table-cell office:value-type="float" office:value="528963" calcext:value-type="float">
            <text:p>528963</text:p>
          </table:table-cell>
          <table:table-cell office:value-type="float" office:value="158.579146" calcext:value-type="float">
            <text:p>158.579146</text:p>
          </table:table-cell>
          <table:table-cell office:value-type="float" office:value="531210" calcext:value-type="float">
            <text:p>531210</text:p>
          </table:table-cell>
          <table:table-cell office:value-type="float" office:value="159.252827" calcext:value-type="float">
            <text:p>159.252827</text:p>
          </table:table-cell>
          <table:table-cell office:value-type="float" office:value="532087" calcext:value-type="float">
            <text:p>532087</text:p>
          </table:table-cell>
          <table:table-cell office:value-type="float" office:value="159.515734" calcext:value-type="float">
            <text:p>159.5157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04" calcext:value-type="float">
            <text:p>513904</text:p>
          </table:table-cell>
          <table:table-cell office:value-type="float" office:value="154.0644" calcext:value-type="float">
            <text:p>154.0644</text:p>
          </table:table-cell>
          <table:table-cell office:value-type="float" office:value="516855" calcext:value-type="float">
            <text:p>516855</text:p>
          </table:table-cell>
          <table:table-cell office:value-type="float" office:value="154.949323" calcext:value-type="float">
            <text:p>154.949323</text:p>
          </table:table-cell>
          <table:table-cell office:value-type="float" office:value="518509" calcext:value-type="float">
            <text:p>518509</text:p>
          </table:table-cell>
          <table:table-cell office:value-type="float" office:value="155.445061" calcext:value-type="float">
            <text:p>155.445061</text:p>
          </table:table-cell>
          <table:table-cell office:value-type="float" office:value="520437" calcext:value-type="float">
            <text:p>520437</text:p>
          </table:table-cell>
          <table:table-cell office:value-type="float" office:value="156.023193" calcext:value-type="float">
            <text:p>156.023193</text:p>
          </table:table-cell>
          <table:table-cell office:value-type="float" office:value="521980" calcext:value-type="float">
            <text:p>521980</text:p>
          </table:table-cell>
          <table:table-cell office:value-type="float" office:value="156.48573" calcext:value-type="float">
            <text:p>156.48573</text:p>
          </table:table-cell>
          <table:table-cell office:value-type="float" office:value="523854" calcext:value-type="float">
            <text:p>523854</text:p>
          </table:table-cell>
          <table:table-cell office:value-type="float" office:value="157.047588" calcext:value-type="float">
            <text:p>157.047588</text:p>
          </table:table-cell>
          <table:table-cell office:value-type="float" office:value="525621" calcext:value-type="float">
            <text:p>525621</text:p>
          </table:table-cell>
          <table:table-cell office:value-type="float" office:value="157.577237" calcext:value-type="float">
            <text:p>157.577237</text:p>
          </table:table-cell>
          <table:table-cell office:value-type="float" office:value="527109" calcext:value-type="float">
            <text:p>527109</text:p>
          </table:table-cell>
          <table:table-cell office:value-type="float" office:value="158.023179" calcext:value-type="float">
            <text:p>158.023179</text:p>
          </table:table-cell>
          <table:table-cell office:value-type="float" office:value="529208" calcext:value-type="float">
            <text:p>529208</text:p>
          </table:table-cell>
          <table:table-cell office:value-type="float" office:value="158.652671" calcext:value-type="float">
            <text:p>158.652671</text:p>
          </table:table-cell>
          <table:table-cell office:value-type="float" office:value="531106" calcext:value-type="float">
            <text:p>531106</text:p>
          </table:table-cell>
          <table:table-cell office:value-type="float" office:value="159.221504" calcext:value-type="float">
            <text:p>159.221504</text:p>
          </table:table-cell>
          <table:table-cell office:value-type="float" office:value="532052" calcext:value-type="float">
            <text:p>532052</text:p>
          </table:table-cell>
          <table:table-cell office:value-type="float" office:value="159.505073" calcext:value-type="float">
            <text:p>159.5050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73" calcext:value-type="float">
            <text:p>513873</text:p>
          </table:table-cell>
          <table:table-cell office:value-type="float" office:value="154.055249" calcext:value-type="float">
            <text:p>154.055249</text:p>
          </table:table-cell>
          <table:table-cell office:value-type="float" office:value="516938" calcext:value-type="float">
            <text:p>516938</text:p>
          </table:table-cell>
          <table:table-cell office:value-type="float" office:value="154.974057" calcext:value-type="float">
            <text:p>154.974057</text:p>
          </table:table-cell>
          <table:table-cell office:value-type="float" office:value="518580" calcext:value-type="float">
            <text:p>518580</text:p>
          </table:table-cell>
          <table:table-cell office:value-type="float" office:value="155.466491" calcext:value-type="float">
            <text:p>155.466491</text:p>
          </table:table-cell>
          <table:table-cell office:value-type="float" office:value="520309" calcext:value-type="float">
            <text:p>520309</text:p>
          </table:table-cell>
          <table:table-cell office:value-type="float" office:value="155.984832" calcext:value-type="float">
            <text:p>155.984832</text:p>
          </table:table-cell>
          <table:table-cell office:value-type="float" office:value="521885" calcext:value-type="float">
            <text:p>521885</text:p>
          </table:table-cell>
          <table:table-cell office:value-type="float" office:value="156.457298" calcext:value-type="float">
            <text:p>156.457298</text:p>
          </table:table-cell>
          <table:table-cell office:value-type="float" office:value="523923" calcext:value-type="float">
            <text:p>523923</text:p>
          </table:table-cell>
          <table:table-cell office:value-type="float" office:value="157.06805" calcext:value-type="float">
            <text:p>157.06805</text:p>
          </table:table-cell>
          <table:table-cell office:value-type="float" office:value="525537" calcext:value-type="float">
            <text:p>525537</text:p>
          </table:table-cell>
          <table:table-cell office:value-type="float" office:value="157.552044" calcext:value-type="float">
            <text:p>157.552044</text:p>
          </table:table-cell>
          <table:table-cell office:value-type="float" office:value="527094" calcext:value-type="float">
            <text:p>527094</text:p>
          </table:table-cell>
          <table:table-cell office:value-type="float" office:value="158.018873" calcext:value-type="float">
            <text:p>158.018873</text:p>
          </table:table-cell>
          <table:table-cell office:value-type="float" office:value="529016" calcext:value-type="float">
            <text:p>529016</text:p>
          </table:table-cell>
          <table:table-cell office:value-type="float" office:value="158.594945" calcext:value-type="float">
            <text:p>158.594945</text:p>
          </table:table-cell>
          <table:table-cell office:value-type="float" office:value="530941" calcext:value-type="float">
            <text:p>530941</text:p>
          </table:table-cell>
          <table:table-cell office:value-type="float" office:value="159.172188" calcext:value-type="float">
            <text:p>159.172188</text:p>
          </table:table-cell>
          <table:table-cell office:value-type="float" office:value="531932" calcext:value-type="float">
            <text:p>531932</text:p>
          </table:table-cell>
          <table:table-cell office:value-type="float" office:value="159.469334" calcext:value-type="float">
            <text:p>159.4693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86" calcext:value-type="float">
            <text:p>513886</text:p>
          </table:table-cell>
          <table:table-cell office:value-type="float" office:value="154.059105" calcext:value-type="float">
            <text:p>154.059105</text:p>
          </table:table-cell>
          <table:table-cell office:value-type="float" office:value="516792" calcext:value-type="float">
            <text:p>516792</text:p>
          </table:table-cell>
          <table:table-cell office:value-type="float" office:value="154.930275" calcext:value-type="float">
            <text:p>154.930275</text:p>
          </table:table-cell>
          <table:table-cell office:value-type="float" office:value="518594" calcext:value-type="float">
            <text:p>518594</text:p>
          </table:table-cell>
          <table:table-cell office:value-type="float" office:value="155.470462" calcext:value-type="float">
            <text:p>155.470462</text:p>
          </table:table-cell>
          <table:table-cell office:value-type="float" office:value="520406" calcext:value-type="float">
            <text:p>520406</text:p>
          </table:table-cell>
          <table:table-cell office:value-type="float" office:value="156.01376" calcext:value-type="float">
            <text:p>156.01376</text:p>
          </table:table-cell>
          <table:table-cell office:value-type="float" office:value="522052" calcext:value-type="float">
            <text:p>522052</text:p>
          </table:table-cell>
          <table:table-cell office:value-type="float" office:value="156.507182" calcext:value-type="float">
            <text:p>156.507182</text:p>
          </table:table-cell>
          <table:table-cell office:value-type="float" office:value="523858" calcext:value-type="float">
            <text:p>523858</text:p>
          </table:table-cell>
          <table:table-cell office:value-type="float" office:value="157.04882" calcext:value-type="float">
            <text:p>157.04882</text:p>
          </table:table-cell>
          <table:table-cell office:value-type="float" office:value="525603" calcext:value-type="float">
            <text:p>525603</text:p>
          </table:table-cell>
          <table:table-cell office:value-type="float" office:value="157.57196" calcext:value-type="float">
            <text:p>157.57196</text:p>
          </table:table-cell>
          <table:table-cell office:value-type="float" office:value="527069" calcext:value-type="float">
            <text:p>527069</text:p>
          </table:table-cell>
          <table:table-cell office:value-type="float" office:value="158.011403" calcext:value-type="float">
            <text:p>158.011403</text:p>
          </table:table-cell>
          <table:table-cell office:value-type="float" office:value="528982" calcext:value-type="float">
            <text:p>528982</text:p>
          </table:table-cell>
          <table:table-cell office:value-type="float" office:value="158.584783" calcext:value-type="float">
            <text:p>158.584783</text:p>
          </table:table-cell>
          <table:table-cell office:value-type="float" office:value="531185" calcext:value-type="float">
            <text:p>531185</text:p>
          </table:table-cell>
          <table:table-cell office:value-type="float" office:value="159.24514" calcext:value-type="float">
            <text:p>159.24514</text:p>
          </table:table-cell>
          <table:table-cell office:value-type="float" office:value="531954" calcext:value-type="float">
            <text:p>531954</text:p>
          </table:table-cell>
          <table:table-cell office:value-type="float" office:value="159.475942" calcext:value-type="float">
            <text:p>159.4759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19" calcext:value-type="float">
            <text:p>513819</text:p>
          </table:table-cell>
          <table:table-cell office:value-type="float" office:value="154.039194" calcext:value-type="float">
            <text:p>154.039194</text:p>
          </table:table-cell>
          <table:table-cell office:value-type="float" office:value="516848" calcext:value-type="float">
            <text:p>516848</text:p>
          </table:table-cell>
          <table:table-cell office:value-type="float" office:value="154.946999" calcext:value-type="float">
            <text:p>154.946999</text:p>
          </table:table-cell>
          <table:table-cell office:value-type="float" office:value="518545" calcext:value-type="float">
            <text:p>518545</text:p>
          </table:table-cell>
          <table:table-cell office:value-type="float" office:value="155.455753" calcext:value-type="float">
            <text:p>155.455753</text:p>
          </table:table-cell>
          <table:table-cell office:value-type="float" office:value="520339" calcext:value-type="float">
            <text:p>520339</text:p>
          </table:table-cell>
          <table:table-cell office:value-type="float" office:value="155.993625" calcext:value-type="float">
            <text:p>155.993625</text:p>
          </table:table-cell>
          <table:table-cell office:value-type="float" office:value="522035" calcext:value-type="float">
            <text:p>522035</text:p>
          </table:table-cell>
          <table:table-cell office:value-type="float" office:value="156.502075" calcext:value-type="float">
            <text:p>156.502075</text:p>
          </table:table-cell>
          <table:table-cell office:value-type="float" office:value="523870" calcext:value-type="float">
            <text:p>523870</text:p>
          </table:table-cell>
          <table:table-cell office:value-type="float" office:value="157.052253" calcext:value-type="float">
            <text:p>157.052253</text:p>
          </table:table-cell>
          <table:table-cell office:value-type="float" office:value="525572" calcext:value-type="float">
            <text:p>525572</text:p>
          </table:table-cell>
          <table:table-cell office:value-type="float" office:value="157.562638" calcext:value-type="float">
            <text:p>157.562638</text:p>
          </table:table-cell>
          <table:table-cell office:value-type="float" office:value="527085" calcext:value-type="float">
            <text:p>527085</text:p>
          </table:table-cell>
          <table:table-cell office:value-type="float" office:value="158.016007" calcext:value-type="float">
            <text:p>158.016007</text:p>
          </table:table-cell>
          <table:table-cell office:value-type="float" office:value="528952" calcext:value-type="float">
            <text:p>528952</text:p>
          </table:table-cell>
          <table:table-cell office:value-type="float" office:value="158.575902" calcext:value-type="float">
            <text:p>158.575902</text:p>
          </table:table-cell>
          <table:table-cell office:value-type="float" office:value="530719" calcext:value-type="float">
            <text:p>530719</text:p>
          </table:table-cell>
          <table:table-cell office:value-type="float" office:value="159.105463" calcext:value-type="float">
            <text:p>159.105463</text:p>
          </table:table-cell>
          <table:table-cell office:value-type="float" office:value="532037" calcext:value-type="float">
            <text:p>532037</text:p>
          </table:table-cell>
          <table:table-cell office:value-type="float" office:value="159.500774" calcext:value-type="float">
            <text:p>159.500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68" calcext:value-type="float">
            <text:p>513868</text:p>
          </table:table-cell>
          <table:table-cell office:value-type="float" office:value="154.053606" calcext:value-type="float">
            <text:p>154.053606</text:p>
          </table:table-cell>
          <table:table-cell office:value-type="float" office:value="516913" calcext:value-type="float">
            <text:p>516913</text:p>
          </table:table-cell>
          <table:table-cell office:value-type="float" office:value="154.966514" calcext:value-type="float">
            <text:p>154.966514</text:p>
          </table:table-cell>
          <table:table-cell office:value-type="float" office:value="518677" calcext:value-type="float">
            <text:p>518677</text:p>
          </table:table-cell>
          <table:table-cell office:value-type="float" office:value="155.495511" calcext:value-type="float">
            <text:p>155.495511</text:p>
          </table:table-cell>
          <table:table-cell office:value-type="float" office:value="520369" calcext:value-type="float">
            <text:p>520369</text:p>
          </table:table-cell>
          <table:table-cell office:value-type="float" office:value="156.002672" calcext:value-type="float">
            <text:p>156.002672</text:p>
          </table:table-cell>
          <table:table-cell office:value-type="float" office:value="522018" calcext:value-type="float">
            <text:p>522018</text:p>
          </table:table-cell>
          <table:table-cell office:value-type="float" office:value="156.497127" calcext:value-type="float">
            <text:p>156.497127</text:p>
          </table:table-cell>
          <table:table-cell office:value-type="float" office:value="523833" calcext:value-type="float">
            <text:p>523833</text:p>
          </table:table-cell>
          <table:table-cell office:value-type="float" office:value="157.041133" calcext:value-type="float">
            <text:p>157.041133</text:p>
          </table:table-cell>
          <table:table-cell office:value-type="float" office:value="525627" calcext:value-type="float">
            <text:p>525627</text:p>
          </table:table-cell>
          <table:table-cell office:value-type="float" office:value="157.579098" calcext:value-type="float">
            <text:p>157.579098</text:p>
          </table:table-cell>
          <table:table-cell office:value-type="float" office:value="527103" calcext:value-type="float">
            <text:p>527103</text:p>
          </table:table-cell>
          <table:table-cell office:value-type="float" office:value="158.021567" calcext:value-type="float">
            <text:p>158.021567</text:p>
          </table:table-cell>
          <table:table-cell office:value-type="float" office:value="529205" calcext:value-type="float">
            <text:p>529205</text:p>
          </table:table-cell>
          <table:table-cell office:value-type="float" office:value="158.65176" calcext:value-type="float">
            <text:p>158.65176</text:p>
          </table:table-cell>
          <table:table-cell office:value-type="float" office:value="530921" calcext:value-type="float">
            <text:p>530921</text:p>
          </table:table-cell>
          <table:table-cell office:value-type="float" office:value="159.166137" calcext:value-type="float">
            <text:p>159.166137</text:p>
          </table:table-cell>
          <table:table-cell office:value-type="float" office:value="531972" calcext:value-type="float">
            <text:p>531972</text:p>
          </table:table-cell>
          <table:table-cell office:value-type="float" office:value="159.481135" calcext:value-type="float">
            <text:p>159.4811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55" calcext:value-type="float">
            <text:p>513855</text:p>
          </table:table-cell>
          <table:table-cell office:value-type="float" office:value="154.04973" calcext:value-type="float">
            <text:p>154.04973</text:p>
          </table:table-cell>
          <table:table-cell office:value-type="float" office:value="516804" calcext:value-type="float">
            <text:p>516804</text:p>
          </table:table-cell>
          <table:table-cell office:value-type="float" office:value="154.933901" calcext:value-type="float">
            <text:p>154.933901</text:p>
          </table:table-cell>
          <table:table-cell office:value-type="float" office:value="518520" calcext:value-type="float">
            <text:p>518520</text:p>
          </table:table-cell>
          <table:table-cell office:value-type="float" office:value="155.448469" calcext:value-type="float">
            <text:p>155.448469</text:p>
          </table:table-cell>
          <table:table-cell office:value-type="float" office:value="520269" calcext:value-type="float">
            <text:p>520269</text:p>
          </table:table-cell>
          <table:table-cell office:value-type="float" office:value="155.972717" calcext:value-type="float">
            <text:p>155.972717</text:p>
          </table:table-cell>
          <table:table-cell office:value-type="float" office:value="522073" calcext:value-type="float">
            <text:p>522073</text:p>
          </table:table-cell>
          <table:table-cell office:value-type="float" office:value="156.513671" calcext:value-type="float">
            <text:p>156.513671</text:p>
          </table:table-cell>
          <table:table-cell office:value-type="float" office:value="523974" calcext:value-type="float">
            <text:p>523974</text:p>
          </table:table-cell>
          <table:table-cell office:value-type="float" office:value="157.083457" calcext:value-type="float">
            <text:p>157.083457</text:p>
          </table:table-cell>
          <table:table-cell office:value-type="float" office:value="525617" calcext:value-type="float">
            <text:p>525617</text:p>
          </table:table-cell>
          <table:table-cell office:value-type="float" office:value="157.575935" calcext:value-type="float">
            <text:p>157.575935</text:p>
          </table:table-cell>
          <table:table-cell office:value-type="float" office:value="527013" calcext:value-type="float">
            <text:p>527013</text:p>
          </table:table-cell>
          <table:table-cell office:value-type="float" office:value="157.994551" calcext:value-type="float">
            <text:p>157.994551</text:p>
          </table:table-cell>
          <table:table-cell office:value-type="float" office:value="529222" calcext:value-type="float">
            <text:p>529222</text:p>
          </table:table-cell>
          <table:table-cell office:value-type="float" office:value="158.656868" calcext:value-type="float">
            <text:p>158.656868</text:p>
          </table:table-cell>
          <table:table-cell office:value-type="float" office:value="530490" calcext:value-type="float">
            <text:p>530490</text:p>
          </table:table-cell>
          <table:table-cell office:value-type="float" office:value="159.036867" calcext:value-type="float">
            <text:p>159.036867</text:p>
          </table:table-cell>
          <table:table-cell office:value-type="float" office:value="532114" calcext:value-type="float">
            <text:p>532114</text:p>
          </table:table-cell>
          <table:table-cell office:value-type="float" office:value="159.523778" calcext:value-type="float">
            <text:p>159.5237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87" calcext:value-type="float">
            <text:p>513887</text:p>
          </table:table-cell>
          <table:table-cell office:value-type="float" office:value="154.059419" calcext:value-type="float">
            <text:p>154.059419</text:p>
          </table:table-cell>
          <table:table-cell office:value-type="float" office:value="516815" calcext:value-type="float">
            <text:p>516815</text:p>
          </table:table-cell>
          <table:table-cell office:value-type="float" office:value="154.937174" calcext:value-type="float">
            <text:p>154.937174</text:p>
          </table:table-cell>
          <table:table-cell office:value-type="float" office:value="518611" calcext:value-type="float">
            <text:p>518611</text:p>
          </table:table-cell>
          <table:table-cell office:value-type="float" office:value="155.475756" calcext:value-type="float">
            <text:p>155.475756</text:p>
          </table:table-cell>
          <table:table-cell office:value-type="float" office:value="520444" calcext:value-type="float">
            <text:p>520444</text:p>
          </table:table-cell>
          <table:table-cell office:value-type="float" office:value="156.02517" calcext:value-type="float">
            <text:p>156.02517</text:p>
          </table:table-cell>
          <table:table-cell office:value-type="float" office:value="522069" calcext:value-type="float">
            <text:p>522069</text:p>
          </table:table-cell>
          <table:table-cell office:value-type="float" office:value="156.512312" calcext:value-type="float">
            <text:p>156.512312</text:p>
          </table:table-cell>
          <table:table-cell office:value-type="float" office:value="523965" calcext:value-type="float">
            <text:p>523965</text:p>
          </table:table-cell>
          <table:table-cell office:value-type="float" office:value="157.080693" calcext:value-type="float">
            <text:p>157.080693</text:p>
          </table:table-cell>
          <table:table-cell office:value-type="float" office:value="525606" calcext:value-type="float">
            <text:p>525606</text:p>
          </table:table-cell>
          <table:table-cell office:value-type="float" office:value="157.572824" calcext:value-type="float">
            <text:p>157.572824</text:p>
          </table:table-cell>
          <table:table-cell office:value-type="float" office:value="527123" calcext:value-type="float">
            <text:p>527123</text:p>
          </table:table-cell>
          <table:table-cell office:value-type="float" office:value="158.027562" calcext:value-type="float">
            <text:p>158.027562</text:p>
          </table:table-cell>
          <table:table-cell table:number-columns-repeated="2"/>
          <table:table-cell office:value-type="float" office:value="530867" calcext:value-type="float">
            <text:p>530867</text:p>
          </table:table-cell>
          <table:table-cell office:value-type="float" office:value="159.149964" calcext:value-type="float">
            <text:p>159.149964</text:p>
          </table:table-cell>
          <table:table-cell office:value-type="float" office:value="532098" calcext:value-type="float">
            <text:p>532098</text:p>
          </table:table-cell>
          <table:table-cell office:value-type="float" office:value="159.519048" calcext:value-type="float">
            <text:p>159.5190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00" calcext:value-type="float">
            <text:p>513900</text:p>
          </table:table-cell>
          <table:table-cell office:value-type="float" office:value="154.063247" calcext:value-type="float">
            <text:p>154.063247</text:p>
          </table:table-cell>
          <table:table-cell office:value-type="float" office:value="516890" calcext:value-type="float">
            <text:p>516890</text:p>
          </table:table-cell>
          <table:table-cell office:value-type="float" office:value="154.959769" calcext:value-type="float">
            <text:p>154.959769</text:p>
          </table:table-cell>
          <table:table-cell office:value-type="float" office:value="518675" calcext:value-type="float">
            <text:p>518675</text:p>
          </table:table-cell>
          <table:table-cell office:value-type="float" office:value="155.494971" calcext:value-type="float">
            <text:p>155.494971</text:p>
          </table:table-cell>
          <table:table-cell office:value-type="float" office:value="520332" calcext:value-type="float">
            <text:p>520332</text:p>
          </table:table-cell>
          <table:table-cell office:value-type="float" office:value="155.991525" calcext:value-type="float">
            <text:p>155.991525</text:p>
          </table:table-cell>
          <table:table-cell office:value-type="float" office:value="521930" calcext:value-type="float">
            <text:p>521930</text:p>
          </table:table-cell>
          <table:table-cell office:value-type="float" office:value="156.470726" calcext:value-type="float">
            <text:p>156.470726</text:p>
          </table:table-cell>
          <table:table-cell office:value-type="float" office:value="523902" calcext:value-type="float">
            <text:p>523902</text:p>
          </table:table-cell>
          <table:table-cell office:value-type="float" office:value="157.061781" calcext:value-type="float">
            <text:p>157.061781</text:p>
          </table:table-cell>
          <table:table-cell office:value-type="float" office:value="525572" calcext:value-type="float">
            <text:p>525572</text:p>
          </table:table-cell>
          <table:table-cell office:value-type="float" office:value="157.56263" calcext:value-type="float">
            <text:p>157.56263</text:p>
          </table:table-cell>
          <table:table-cell office:value-type="float" office:value="527100" calcext:value-type="float">
            <text:p>527100</text:p>
          </table:table-cell>
          <table:table-cell office:value-type="float" office:value="158.020536" calcext:value-type="float">
            <text:p>158.020536</text:p>
          </table:table-cell>
          <table:table-cell table:number-columns-repeated="2"/>
          <table:table-cell office:value-type="float" office:value="531016" calcext:value-type="float">
            <text:p>531016</text:p>
          </table:table-cell>
          <table:table-cell office:value-type="float" office:value="159.194485" calcext:value-type="float">
            <text:p>159.194485</text:p>
          </table:table-cell>
          <table:table-cell office:value-type="float" office:value="532204" calcext:value-type="float">
            <text:p>532204</text:p>
          </table:table-cell>
          <table:table-cell office:value-type="float" office:value="159.55086" calcext:value-type="float">
            <text:p>159.550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41" calcext:value-type="float">
            <text:p>513841</text:p>
          </table:table-cell>
          <table:table-cell office:value-type="float" office:value="154.045537" calcext:value-type="float">
            <text:p>154.045537</text:p>
          </table:table-cell>
          <table:table-cell office:value-type="float" office:value="516959" calcext:value-type="float">
            <text:p>516959</text:p>
          </table:table-cell>
          <table:table-cell office:value-type="float" office:value="154.980273" calcext:value-type="float">
            <text:p>154.980273</text:p>
          </table:table-cell>
          <table:table-cell office:value-type="float" office:value="518683" calcext:value-type="float">
            <text:p>518683</text:p>
          </table:table-cell>
          <table:table-cell office:value-type="float" office:value="155.497386" calcext:value-type="float">
            <text:p>155.497386</text:p>
          </table:table-cell>
          <table:table-cell office:value-type="float" office:value="520401" calcext:value-type="float">
            <text:p>520401</text:p>
          </table:table-cell>
          <table:table-cell office:value-type="float" office:value="156.01235" calcext:value-type="float">
            <text:p>156.01235</text:p>
          </table:table-cell>
          <table:table-cell office:value-type="float" office:value="521864" calcext:value-type="float">
            <text:p>521864</text:p>
          </table:table-cell>
          <table:table-cell office:value-type="float" office:value="156.450792" calcext:value-type="float">
            <text:p>156.450792</text:p>
          </table:table-cell>
          <table:table-cell office:value-type="float" office:value="523879" calcext:value-type="float">
            <text:p>523879</text:p>
          </table:table-cell>
          <table:table-cell office:value-type="float" office:value="157.054863" calcext:value-type="float">
            <text:p>157.054863</text:p>
          </table:table-cell>
          <table:table-cell office:value-type="float" office:value="525453" calcext:value-type="float">
            <text:p>525453</text:p>
          </table:table-cell>
          <table:table-cell office:value-type="float" office:value="157.526707" calcext:value-type="float">
            <text:p>157.526707</text:p>
          </table:table-cell>
          <table:table-cell office:value-type="float" office:value="527065" calcext:value-type="float">
            <text:p>527065</text:p>
          </table:table-cell>
          <table:table-cell office:value-type="float" office:value="158.010115" calcext:value-type="float">
            <text:p>158.010115</text:p>
          </table:table-cell>
          <table:table-cell table:number-columns-repeated="2"/>
          <table:table-cell office:value-type="float" office:value="530899" calcext:value-type="float">
            <text:p>530899</text:p>
          </table:table-cell>
          <table:table-cell office:value-type="float" office:value="159.15963" calcext:value-type="float">
            <text:p>159.15963</text:p>
          </table:table-cell>
          <table:table-cell office:value-type="float" office:value="532051" calcext:value-type="float">
            <text:p>532051</text:p>
          </table:table-cell>
          <table:table-cell office:value-type="float" office:value="159.504926" calcext:value-type="float">
            <text:p>159.504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72" calcext:value-type="float">
            <text:p>513872</text:p>
          </table:table-cell>
          <table:table-cell office:value-type="float" office:value="154.054823" calcext:value-type="float">
            <text:p>154.054823</text:p>
          </table:table-cell>
          <table:table-cell office:value-type="float" office:value="516815" calcext:value-type="float">
            <text:p>516815</text:p>
          </table:table-cell>
          <table:table-cell office:value-type="float" office:value="154.937223" calcext:value-type="float">
            <text:p>154.937223</text:p>
          </table:table-cell>
          <table:table-cell office:value-type="float" office:value="518549" calcext:value-type="float">
            <text:p>518549</text:p>
          </table:table-cell>
          <table:table-cell office:value-type="float" office:value="155.457114" calcext:value-type="float">
            <text:p>155.457114</text:p>
          </table:table-cell>
          <table:table-cell office:value-type="float" office:value="520393" calcext:value-type="float">
            <text:p>520393</text:p>
          </table:table-cell>
          <table:table-cell office:value-type="float" office:value="156.009929" calcext:value-type="float">
            <text:p>156.009929</text:p>
          </table:table-cell>
          <table:table-cell office:value-type="float" office:value="521734" calcext:value-type="float">
            <text:p>521734</text:p>
          </table:table-cell>
          <table:table-cell office:value-type="float" office:value="156.411786" calcext:value-type="float">
            <text:p>156.411786</text:p>
          </table:table-cell>
          <table:table-cell office:value-type="float" office:value="523900" calcext:value-type="float">
            <text:p>523900</text:p>
          </table:table-cell>
          <table:table-cell office:value-type="float" office:value="157.061341" calcext:value-type="float">
            <text:p>157.061341</text:p>
          </table:table-cell>
          <table:table-cell office:value-type="float" office:value="525479" calcext:value-type="float">
            <text:p>525479</text:p>
          </table:table-cell>
          <table:table-cell office:value-type="float" office:value="157.534523" calcext:value-type="float">
            <text:p>157.534523</text:p>
          </table:table-cell>
          <table:table-cell office:value-type="float" office:value="527136" calcext:value-type="float">
            <text:p>527136</text:p>
          </table:table-cell>
          <table:table-cell office:value-type="float" office:value="158.031542" calcext:value-type="float">
            <text:p>158.031542</text:p>
          </table:table-cell>
          <table:table-cell table:number-columns-repeated="2"/>
          <table:table-cell office:value-type="float" office:value="531201" calcext:value-type="float">
            <text:p>531201</text:p>
          </table:table-cell>
          <table:table-cell office:value-type="float" office:value="159.250038" calcext:value-type="float">
            <text:p>159.250038</text:p>
          </table:table-cell>
          <table:table-cell office:value-type="float" office:value="532106" calcext:value-type="float">
            <text:p>532106</text:p>
          </table:table-cell>
          <table:table-cell office:value-type="float" office:value="159.521235" calcext:value-type="float">
            <text:p>159.521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18" calcext:value-type="float">
            <text:p>513918</text:p>
          </table:table-cell>
          <table:table-cell office:value-type="float" office:value="154.068873" calcext:value-type="float">
            <text:p>154.068873</text:p>
          </table:table-cell>
          <table:table-cell office:value-type="float" office:value="516896" calcext:value-type="float">
            <text:p>516896</text:p>
          </table:table-cell>
          <table:table-cell office:value-type="float" office:value="154.961477" calcext:value-type="float">
            <text:p>154.961477</text:p>
          </table:table-cell>
          <table:table-cell office:value-type="float" office:value="518671" calcext:value-type="float">
            <text:p>518671</text:p>
          </table:table-cell>
          <table:table-cell office:value-type="float" office:value="155.493735" calcext:value-type="float">
            <text:p>155.493735</text:p>
          </table:table-cell>
          <table:table-cell office:value-type="float" office:value="520347" calcext:value-type="float">
            <text:p>520347</text:p>
          </table:table-cell>
          <table:table-cell office:value-type="float" office:value="155.996003" calcext:value-type="float">
            <text:p>155.996003</text:p>
          </table:table-cell>
          <table:table-cell office:value-type="float" office:value="522099" calcext:value-type="float">
            <text:p>522099</text:p>
          </table:table-cell>
          <table:table-cell office:value-type="float" office:value="156.521406" calcext:value-type="float">
            <text:p>156.521406</text:p>
          </table:table-cell>
          <table:table-cell office:value-type="float" office:value="523798" calcext:value-type="float">
            <text:p>523798</text:p>
          </table:table-cell>
          <table:table-cell office:value-type="float" office:value="157.030752" calcext:value-type="float">
            <text:p>157.030752</text:p>
          </table:table-cell>
          <table:table-cell office:value-type="float" office:value="525474" calcext:value-type="float">
            <text:p>525474</text:p>
          </table:table-cell>
          <table:table-cell office:value-type="float" office:value="157.533009" calcext:value-type="float">
            <text:p>157.533009</text:p>
          </table:table-cell>
          <table:table-cell office:value-type="float" office:value="527146" calcext:value-type="float">
            <text:p>527146</text:p>
          </table:table-cell>
          <table:table-cell office:value-type="float" office:value="158.034399" calcext:value-type="float">
            <text:p>158.034399</text:p>
          </table:table-cell>
          <table:table-cell table:number-columns-repeated="2"/>
          <table:table-cell office:value-type="float" office:value="530706" calcext:value-type="float">
            <text:p>530706</text:p>
          </table:table-cell>
          <table:table-cell office:value-type="float" office:value="159.101747" calcext:value-type="float">
            <text:p>159.101747</text:p>
          </table:table-cell>
          <table:table-cell office:value-type="float" office:value="531920" calcext:value-type="float">
            <text:p>531920</text:p>
          </table:table-cell>
          <table:table-cell office:value-type="float" office:value="159.465519" calcext:value-type="float">
            <text:p>159.4655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46" calcext:value-type="float">
            <text:p>513946</text:p>
          </table:table-cell>
          <table:table-cell office:value-type="float" office:value="154.07718" calcext:value-type="float">
            <text:p>154.07718</text:p>
          </table:table-cell>
          <table:table-cell office:value-type="float" office:value="516831" calcext:value-type="float">
            <text:p>516831</text:p>
          </table:table-cell>
          <table:table-cell office:value-type="float" office:value="154.942011" calcext:value-type="float">
            <text:p>154.942011</text:p>
          </table:table-cell>
          <table:table-cell office:value-type="float" office:value="518671" calcext:value-type="float">
            <text:p>518671</text:p>
          </table:table-cell>
          <table:table-cell office:value-type="float" office:value="155.49378" calcext:value-type="float">
            <text:p>155.49378</text:p>
          </table:table-cell>
          <table:table-cell office:value-type="float" office:value="520279" calcext:value-type="float">
            <text:p>520279</text:p>
          </table:table-cell>
          <table:table-cell office:value-type="float" office:value="155.975668" calcext:value-type="float">
            <text:p>155.975668</text:p>
          </table:table-cell>
          <table:table-cell office:value-type="float" office:value="522098" calcext:value-type="float">
            <text:p>522098</text:p>
          </table:table-cell>
          <table:table-cell office:value-type="float" office:value="156.521065" calcext:value-type="float">
            <text:p>156.521065</text:p>
          </table:table-cell>
          <table:table-cell office:value-type="float" office:value="523929" calcext:value-type="float">
            <text:p>523929</text:p>
          </table:table-cell>
          <table:table-cell office:value-type="float" office:value="157.069888" calcext:value-type="float">
            <text:p>157.069888</text:p>
          </table:table-cell>
          <table:table-cell office:value-type="float" office:value="525633" calcext:value-type="float">
            <text:p>525633</text:p>
          </table:table-cell>
          <table:table-cell office:value-type="float" office:value="157.580856" calcext:value-type="float">
            <text:p>157.580856</text:p>
          </table:table-cell>
          <table:table-cell office:value-type="float" office:value="527052" calcext:value-type="float">
            <text:p>527052</text:p>
          </table:table-cell>
          <table:table-cell office:value-type="float" office:value="158.006221" calcext:value-type="float">
            <text:p>158.006221</text:p>
          </table:table-cell>
          <table:table-cell table:number-columns-repeated="2"/>
          <table:table-cell office:value-type="float" office:value="531137" calcext:value-type="float">
            <text:p>531137</text:p>
          </table:table-cell>
          <table:table-cell office:value-type="float" office:value="159.230747" calcext:value-type="float">
            <text:p>159.230747</text:p>
          </table:table-cell>
          <table:table-cell office:value-type="float" office:value="532236" calcext:value-type="float">
            <text:p>532236</text:p>
          </table:table-cell>
          <table:table-cell office:value-type="float" office:value="159.560434" calcext:value-type="float">
            <text:p>159.5604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63" calcext:value-type="float">
            <text:p>513863</text:p>
          </table:table-cell>
          <table:table-cell office:value-type="float" office:value="154.052105" calcext:value-type="float">
            <text:p>154.052105</text:p>
          </table:table-cell>
          <table:table-cell office:value-type="float" office:value="516898" calcext:value-type="float">
            <text:p>516898</text:p>
          </table:table-cell>
          <table:table-cell office:value-type="float" office:value="154.962129" calcext:value-type="float">
            <text:p>154.962129</text:p>
          </table:table-cell>
          <table:table-cell office:value-type="float" office:value="518499" calcext:value-type="float">
            <text:p>518499</text:p>
          </table:table-cell>
          <table:table-cell office:value-type="float" office:value="155.44217" calcext:value-type="float">
            <text:p>155.44217</text:p>
          </table:table-cell>
          <table:table-cell office:value-type="float" office:value="520359" calcext:value-type="float">
            <text:p>520359</text:p>
          </table:table-cell>
          <table:table-cell office:value-type="float" office:value="155.999673" calcext:value-type="float">
            <text:p>155.999673</text:p>
          </table:table-cell>
          <table:table-cell office:value-type="float" office:value="522054" calcext:value-type="float">
            <text:p>522054</text:p>
          </table:table-cell>
          <table:table-cell office:value-type="float" office:value="156.50779" calcext:value-type="float">
            <text:p>156.50779</text:p>
          </table:table-cell>
          <table:table-cell office:value-type="float" office:value="524038" calcext:value-type="float">
            <text:p>524038</text:p>
          </table:table-cell>
          <table:table-cell office:value-type="float" office:value="157.102516" calcext:value-type="float">
            <text:p>157.102516</text:p>
          </table:table-cell>
          <table:table-cell office:value-type="float" office:value="525567" calcext:value-type="float">
            <text:p>525567</text:p>
          </table:table-cell>
          <table:table-cell office:value-type="float" office:value="157.560924" calcext:value-type="float">
            <text:p>157.560924</text:p>
          </table:table-cell>
          <table:table-cell office:value-type="float" office:value="527154" calcext:value-type="float">
            <text:p>527154</text:p>
          </table:table-cell>
          <table:table-cell office:value-type="float" office:value="158.03669" calcext:value-type="float">
            <text:p>158.03669</text:p>
          </table:table-cell>
          <table:table-cell table:number-columns-repeated="2"/>
          <table:table-cell office:value-type="float" office:value="530962" calcext:value-type="float">
            <text:p>530962</text:p>
          </table:table-cell>
          <table:table-cell office:value-type="float" office:value="159.178535" calcext:value-type="float">
            <text:p>159.178535</text:p>
          </table:table-cell>
          <table:table-cell office:value-type="float" office:value="532016" calcext:value-type="float">
            <text:p>532016</text:p>
          </table:table-cell>
          <table:table-cell office:value-type="float" office:value="159.494475" calcext:value-type="float">
            <text:p>159.4944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07" calcext:value-type="float">
            <text:p>513907</text:p>
          </table:table-cell>
          <table:table-cell office:value-type="float" office:value="154.065585" calcext:value-type="float">
            <text:p>154.065585</text:p>
          </table:table-cell>
          <table:table-cell office:value-type="float" office:value="516746" calcext:value-type="float">
            <text:p>516746</text:p>
          </table:table-cell>
          <table:table-cell office:value-type="float" office:value="154.916457" calcext:value-type="float">
            <text:p>154.916457</text:p>
          </table:table-cell>
          <table:table-cell office:value-type="float" office:value="518512" calcext:value-type="float">
            <text:p>518512</text:p>
          </table:table-cell>
          <table:table-cell office:value-type="float" office:value="155.446073" calcext:value-type="float">
            <text:p>155.446073</text:p>
          </table:table-cell>
          <table:table-cell office:value-type="float" office:value="520236" calcext:value-type="float">
            <text:p>520236</text:p>
          </table:table-cell>
          <table:table-cell office:value-type="float" office:value="155.962925" calcext:value-type="float">
            <text:p>155.962925</text:p>
          </table:table-cell>
          <table:table-cell office:value-type="float" office:value="521997" calcext:value-type="float">
            <text:p>521997</text:p>
          </table:table-cell>
          <table:table-cell office:value-type="float" office:value="156.490737" calcext:value-type="float">
            <text:p>156.490737</text:p>
          </table:table-cell>
          <table:table-cell office:value-type="float" office:value="526006" calcext:value-type="float">
            <text:p>526006</text:p>
          </table:table-cell>
          <table:table-cell office:value-type="float" office:value="157.692776" calcext:value-type="float">
            <text:p>157.692776</text:p>
          </table:table-cell>
          <table:table-cell office:value-type="float" office:value="525632" calcext:value-type="float">
            <text:p>525632</text:p>
          </table:table-cell>
          <table:table-cell office:value-type="float" office:value="157.580452" calcext:value-type="float">
            <text:p>157.580452</text:p>
          </table:table-cell>
          <table:table-cell office:value-type="float" office:value="527163" calcext:value-type="float">
            <text:p>527163</text:p>
          </table:table-cell>
          <table:table-cell office:value-type="float" office:value="158.039598" calcext:value-type="float">
            <text:p>158.039598</text:p>
          </table:table-cell>
          <table:table-cell table:number-columns-repeated="2"/>
          <table:table-cell office:value-type="float" office:value="531048" calcext:value-type="float">
            <text:p>531048</text:p>
          </table:table-cell>
          <table:table-cell office:value-type="float" office:value="159.204129" calcext:value-type="float">
            <text:p>159.204129</text:p>
          </table:table-cell>
          <table:table-cell office:value-type="float" office:value="532106" calcext:value-type="float">
            <text:p>532106</text:p>
          </table:table-cell>
          <table:table-cell office:value-type="float" office:value="159.521354" calcext:value-type="float">
            <text:p>159.5213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82" calcext:value-type="float">
            <text:p>513982</text:p>
          </table:table-cell>
          <table:table-cell office:value-type="float" office:value="154.087951" calcext:value-type="float">
            <text:p>154.087951</text:p>
          </table:table-cell>
          <table:table-cell office:value-type="float" office:value="516886" calcext:value-type="float">
            <text:p>516886</text:p>
          </table:table-cell>
          <table:table-cell office:value-type="float" office:value="154.958437" calcext:value-type="float">
            <text:p>154.958437</text:p>
          </table:table-cell>
          <table:table-cell office:value-type="float" office:value="518617" calcext:value-type="float">
            <text:p>518617</text:p>
          </table:table-cell>
          <table:table-cell office:value-type="float" office:value="155.477567" calcext:value-type="float">
            <text:p>155.477567</text:p>
          </table:table-cell>
          <table:table-cell office:value-type="float" office:value="520447" calcext:value-type="float">
            <text:p>520447</text:p>
          </table:table-cell>
          <table:table-cell office:value-type="float" office:value="156.026199" calcext:value-type="float">
            <text:p>156.026199</text:p>
          </table:table-cell>
          <table:table-cell office:value-type="float" office:value="521997" calcext:value-type="float">
            <text:p>521997</text:p>
          </table:table-cell>
          <table:table-cell office:value-type="float" office:value="156.490803" calcext:value-type="float">
            <text:p>156.490803</text:p>
          </table:table-cell>
          <table:table-cell office:value-type="float" office:value="525957" calcext:value-type="float">
            <text:p>525957</text:p>
          </table:table-cell>
          <table:table-cell office:value-type="float" office:value="157.67806" calcext:value-type="float">
            <text:p>157.67806</text:p>
          </table:table-cell>
          <table:table-cell office:value-type="float" office:value="525595" calcext:value-type="float">
            <text:p>525595</text:p>
          </table:table-cell>
          <table:table-cell office:value-type="float" office:value="157.56938" calcext:value-type="float">
            <text:p>157.56938</text:p>
          </table:table-cell>
          <table:table-cell office:value-type="float" office:value="527164" calcext:value-type="float">
            <text:p>527164</text:p>
          </table:table-cell>
          <table:table-cell office:value-type="float" office:value="158.039836" calcext:value-type="float">
            <text:p>158.039836</text:p>
          </table:table-cell>
          <table:table-cell table:number-columns-repeated="2"/>
          <table:table-cell office:value-type="float" office:value="530864" calcext:value-type="float">
            <text:p>530864</text:p>
          </table:table-cell>
          <table:table-cell office:value-type="float" office:value="159.148969" calcext:value-type="float">
            <text:p>159.148969</text:p>
          </table:table-cell>
          <table:table-cell office:value-type="float" office:value="532046" calcext:value-type="float">
            <text:p>532046</text:p>
          </table:table-cell>
          <table:table-cell office:value-type="float" office:value="159.503493" calcext:value-type="float">
            <text:p>159.503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98" calcext:value-type="float">
            <text:p>513898</text:p>
          </table:table-cell>
          <table:table-cell office:value-type="float" office:value="154.062719" calcext:value-type="float">
            <text:p>154.062719</text:p>
          </table:table-cell>
          <table:table-cell office:value-type="float" office:value="516729" calcext:value-type="float">
            <text:p>516729</text:p>
          </table:table-cell>
          <table:table-cell office:value-type="float" office:value="154.911574" calcext:value-type="float">
            <text:p>154.911574</text:p>
          </table:table-cell>
          <table:table-cell office:value-type="float" office:value="518568" calcext:value-type="float">
            <text:p>518568</text:p>
          </table:table-cell>
          <table:table-cell office:value-type="float" office:value="155.462811" calcext:value-type="float">
            <text:p>155.462811</text:p>
          </table:table-cell>
          <table:table-cell office:value-type="float" office:value="520403" calcext:value-type="float">
            <text:p>520403</text:p>
          </table:table-cell>
          <table:table-cell office:value-type="float" office:value="156.01278" calcext:value-type="float">
            <text:p>156.01278</text:p>
          </table:table-cell>
          <table:table-cell office:value-type="float" office:value="522068" calcext:value-type="float">
            <text:p>522068</text:p>
          </table:table-cell>
          <table:table-cell office:value-type="float" office:value="156.512166" calcext:value-type="float">
            <text:p>156.512166</text:p>
          </table:table-cell>
          <table:table-cell office:value-type="float" office:value="525992" calcext:value-type="float">
            <text:p>525992</text:p>
          </table:table-cell>
          <table:table-cell office:value-type="float" office:value="157.688376" calcext:value-type="float">
            <text:p>157.688376</text:p>
          </table:table-cell>
          <table:table-cell office:value-type="float" office:value="525433" calcext:value-type="float">
            <text:p>525433</text:p>
          </table:table-cell>
          <table:table-cell office:value-type="float" office:value="157.520973" calcext:value-type="float">
            <text:p>157.520973</text:p>
          </table:table-cell>
          <table:table-cell office:value-type="float" office:value="527060" calcext:value-type="float">
            <text:p>527060</text:p>
          </table:table-cell>
          <table:table-cell office:value-type="float" office:value="158.008655" calcext:value-type="float">
            <text:p>158.008655</text:p>
          </table:table-cell>
          <table:table-cell table:number-columns-repeated="2"/>
          <table:table-cell office:value-type="float" office:value="530863" calcext:value-type="float">
            <text:p>530863</text:p>
          </table:table-cell>
          <table:table-cell office:value-type="float" office:value="159.148785" calcext:value-type="float">
            <text:p>159.148785</text:p>
          </table:table-cell>
          <table:table-cell office:value-type="float" office:value="532053" calcext:value-type="float">
            <text:p>532053</text:p>
          </table:table-cell>
          <table:table-cell office:value-type="float" office:value="159.505487" calcext:value-type="float">
            <text:p>159.5054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04" calcext:value-type="float">
            <text:p>513904</text:p>
          </table:table-cell>
          <table:table-cell office:value-type="float" office:value="154.064476" calcext:value-type="float">
            <text:p>154.064476</text:p>
          </table:table-cell>
          <table:table-cell office:value-type="float" office:value="516942" calcext:value-type="float">
            <text:p>516942</text:p>
          </table:table-cell>
          <table:table-cell office:value-type="float" office:value="154.975406" calcext:value-type="float">
            <text:p>154.975406</text:p>
          </table:table-cell>
          <table:table-cell office:value-type="float" office:value="518666" calcext:value-type="float">
            <text:p>518666</text:p>
          </table:table-cell>
          <table:table-cell office:value-type="float" office:value="155.492124" calcext:value-type="float">
            <text:p>155.492124</text:p>
          </table:table-cell>
          <table:table-cell office:value-type="float" office:value="520362" calcext:value-type="float">
            <text:p>520362</text:p>
          </table:table-cell>
          <table:table-cell office:value-type="float" office:value="156.000712" calcext:value-type="float">
            <text:p>156.000712</text:p>
          </table:table-cell>
          <table:table-cell office:value-type="float" office:value="522101" calcext:value-type="float">
            <text:p>522101</text:p>
          </table:table-cell>
          <table:table-cell office:value-type="float" office:value="156.521814" calcext:value-type="float">
            <text:p>156.521814</text:p>
          </table:table-cell>
          <table:table-cell office:value-type="float" office:value="527093" calcext:value-type="float">
            <text:p>527093</text:p>
          </table:table-cell>
          <table:table-cell office:value-type="float" office:value="158.018368" calcext:value-type="float">
            <text:p>158.018368</text:p>
          </table:table-cell>
          <table:table-cell office:value-type="float" office:value="525485" calcext:value-type="float">
            <text:p>525485</text:p>
          </table:table-cell>
          <table:table-cell office:value-type="float" office:value="157.536504" calcext:value-type="float">
            <text:p>157.536504</text:p>
          </table:table-cell>
          <table:table-cell office:value-type="float" office:value="527080" calcext:value-type="float">
            <text:p>527080</text:p>
          </table:table-cell>
          <table:table-cell office:value-type="float" office:value="158.014573" calcext:value-type="float">
            <text:p>158.014573</text:p>
          </table:table-cell>
          <table:table-cell table:number-columns-repeated="2"/>
          <table:table-cell office:value-type="float" office:value="530794" calcext:value-type="float">
            <text:p>530794</text:p>
          </table:table-cell>
          <table:table-cell office:value-type="float" office:value="159.128087" calcext:value-type="float">
            <text:p>159.128087</text:p>
          </table:table-cell>
          <table:table-cell office:value-type="float" office:value="532222" calcext:value-type="float">
            <text:p>532222</text:p>
          </table:table-cell>
          <table:table-cell office:value-type="float" office:value="159.556178" calcext:value-type="float">
            <text:p>159.5561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92" calcext:value-type="float">
            <text:p>513892</text:p>
          </table:table-cell>
          <table:table-cell office:value-type="float" office:value="154.060987" calcext:value-type="float">
            <text:p>154.060987</text:p>
          </table:table-cell>
          <table:table-cell office:value-type="float" office:value="517011" calcext:value-type="float">
            <text:p>517011</text:p>
          </table:table-cell>
          <table:table-cell office:value-type="float" office:value="154.995943" calcext:value-type="float">
            <text:p>154.995943</text:p>
          </table:table-cell>
          <table:table-cell office:value-type="float" office:value="518558" calcext:value-type="float">
            <text:p>518558</text:p>
          </table:table-cell>
          <table:table-cell office:value-type="float" office:value="155.459769" calcext:value-type="float">
            <text:p>155.459769</text:p>
          </table:table-cell>
          <table:table-cell office:value-type="float" office:value="520284" calcext:value-type="float">
            <text:p>520284</text:p>
          </table:table-cell>
          <table:table-cell office:value-type="float" office:value="155.977102" calcext:value-type="float">
            <text:p>155.977102</text:p>
          </table:table-cell>
          <table:table-cell office:value-type="float" office:value="522001" calcext:value-type="float">
            <text:p>522001</text:p>
          </table:table-cell>
          <table:table-cell office:value-type="float" office:value="156.492012" calcext:value-type="float">
            <text:p>156.492012</text:p>
          </table:table-cell>
          <table:table-cell office:value-type="float" office:value="527122" calcext:value-type="float">
            <text:p>527122</text:p>
          </table:table-cell>
          <table:table-cell office:value-type="float" office:value="158.027228" calcext:value-type="float">
            <text:p>158.027228</text:p>
          </table:table-cell>
          <table:table-cell office:value-type="float" office:value="525443" calcext:value-type="float">
            <text:p>525443</text:p>
          </table:table-cell>
          <table:table-cell office:value-type="float" office:value="157.523885" calcext:value-type="float">
            <text:p>157.523885</text:p>
          </table:table-cell>
          <table:table-cell office:value-type="float" office:value="527038" calcext:value-type="float">
            <text:p>527038</text:p>
          </table:table-cell>
          <table:table-cell office:value-type="float" office:value="158.002007" calcext:value-type="float">
            <text:p>158.002007</text:p>
          </table:table-cell>
          <table:table-cell table:number-columns-repeated="2"/>
          <table:table-cell office:value-type="float" office:value="531218" calcext:value-type="float">
            <text:p>531218</text:p>
          </table:table-cell>
          <table:table-cell office:value-type="float" office:value="159.255219" calcext:value-type="float">
            <text:p>159.255219</text:p>
          </table:table-cell>
          <table:table-cell office:value-type="float" office:value="532178" calcext:value-type="float">
            <text:p>532178</text:p>
          </table:table-cell>
          <table:table-cell office:value-type="float" office:value="159.54287" calcext:value-type="float">
            <text:p>159.542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19" calcext:value-type="float">
            <text:p>513819</text:p>
          </table:table-cell>
          <table:table-cell office:value-type="float" office:value="154.038916" calcext:value-type="float">
            <text:p>154.038916</text:p>
          </table:table-cell>
          <table:table-cell office:value-type="float" office:value="516799" calcext:value-type="float">
            <text:p>516799</text:p>
          </table:table-cell>
          <table:table-cell office:value-type="float" office:value="154.932532" calcext:value-type="float">
            <text:p>154.932532</text:p>
          </table:table-cell>
          <table:table-cell office:value-type="float" office:value="518530" calcext:value-type="float">
            <text:p>518530</text:p>
          </table:table-cell>
          <table:table-cell office:value-type="float" office:value="155.451377" calcext:value-type="float">
            <text:p>155.451377</text:p>
          </table:table-cell>
          <table:table-cell office:value-type="float" office:value="520402" calcext:value-type="float">
            <text:p>520402</text:p>
          </table:table-cell>
          <table:table-cell office:value-type="float" office:value="156.012559" calcext:value-type="float">
            <text:p>156.012559</text:p>
          </table:table-cell>
          <table:table-cell office:value-type="float" office:value="521885" calcext:value-type="float">
            <text:p>521885</text:p>
          </table:table-cell>
          <table:table-cell office:value-type="float" office:value="156.457061" calcext:value-type="float">
            <text:p>156.457061</text:p>
          </table:table-cell>
          <table:table-cell office:value-type="float" office:value="526115" calcext:value-type="float">
            <text:p>526115</text:p>
          </table:table-cell>
          <table:table-cell office:value-type="float" office:value="157.725365" calcext:value-type="float">
            <text:p>157.725365</text:p>
          </table:table-cell>
          <table:table-cell office:value-type="float" office:value="525582" calcext:value-type="float">
            <text:p>525582</text:p>
          </table:table-cell>
          <table:table-cell office:value-type="float" office:value="157.565405" calcext:value-type="float">
            <text:p>157.565405</text:p>
          </table:table-cell>
          <table:table-cell office:value-type="float" office:value="527068" calcext:value-type="float">
            <text:p>527068</text:p>
          </table:table-cell>
          <table:table-cell office:value-type="float" office:value="158.011005" calcext:value-type="float">
            <text:p>158.011005</text:p>
          </table:table-cell>
          <table:table-cell table:number-columns-repeated="2"/>
          <table:table-cell office:value-type="float" office:value="530884" calcext:value-type="float">
            <text:p>530884</text:p>
          </table:table-cell>
          <table:table-cell office:value-type="float" office:value="159.155084" calcext:value-type="float">
            <text:p>159.155084</text:p>
          </table:table-cell>
          <table:table-cell office:value-type="float" office:value="531950" calcext:value-type="float">
            <text:p>531950</text:p>
          </table:table-cell>
          <table:table-cell office:value-type="float" office:value="159.474747" calcext:value-type="float">
            <text:p>159.4747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57" calcext:value-type="float">
            <text:p>513957</text:p>
          </table:table-cell>
          <table:table-cell office:value-type="float" office:value="154.080302" calcext:value-type="float">
            <text:p>154.080302</text:p>
          </table:table-cell>
          <table:table-cell office:value-type="float" office:value="516758" calcext:value-type="float">
            <text:p>516758</text:p>
          </table:table-cell>
          <table:table-cell office:value-type="float" office:value="154.920074" calcext:value-type="float">
            <text:p>154.920074</text:p>
          </table:table-cell>
          <table:table-cell office:value-type="float" office:value="518565" calcext:value-type="float">
            <text:p>518565</text:p>
          </table:table-cell>
          <table:table-cell office:value-type="float" office:value="155.461846" calcext:value-type="float">
            <text:p>155.461846</text:p>
          </table:table-cell>
          <table:table-cell office:value-type="float" office:value="520408" calcext:value-type="float">
            <text:p>520408</text:p>
          </table:table-cell>
          <table:table-cell office:value-type="float" office:value="156.014377" calcext:value-type="float">
            <text:p>156.014377</text:p>
          </table:table-cell>
          <table:table-cell office:value-type="float" office:value="521927" calcext:value-type="float">
            <text:p>521927</text:p>
          </table:table-cell>
          <table:table-cell office:value-type="float" office:value="156.469863" calcext:value-type="float">
            <text:p>156.469863</text:p>
          </table:table-cell>
          <table:table-cell office:value-type="float" office:value="526304" calcext:value-type="float">
            <text:p>526304</text:p>
          </table:table-cell>
          <table:table-cell office:value-type="float" office:value="157.781874" calcext:value-type="float">
            <text:p>157.781874</text:p>
          </table:table-cell>
          <table:table-cell office:value-type="float" office:value="525611" calcext:value-type="float">
            <text:p>525611</text:p>
          </table:table-cell>
          <table:table-cell office:value-type="float" office:value="157.574165" calcext:value-type="float">
            <text:p>157.574165</text:p>
          </table:table-cell>
          <table:table-cell office:value-type="float" office:value="527093" calcext:value-type="float">
            <text:p>527093</text:p>
          </table:table-cell>
          <table:table-cell office:value-type="float" office:value="158.018592" calcext:value-type="float">
            <text:p>158.018592</text:p>
          </table:table-cell>
          <table:table-cell table:number-columns-repeated="2"/>
          <table:table-cell office:value-type="float" office:value="530905" calcext:value-type="float">
            <text:p>530905</text:p>
          </table:table-cell>
          <table:table-cell office:value-type="float" office:value="159.161406" calcext:value-type="float">
            <text:p>159.161406</text:p>
          </table:table-cell>
          <table:table-cell office:value-type="float" office:value="532015" calcext:value-type="float">
            <text:p>532015</text:p>
          </table:table-cell>
          <table:table-cell office:value-type="float" office:value="159.494108" calcext:value-type="float">
            <text:p>159.4941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80" calcext:value-type="float">
            <text:p>513880</text:p>
          </table:table-cell>
          <table:table-cell office:value-type="float" office:value="154.0573" calcext:value-type="float">
            <text:p>154.0573</text:p>
          </table:table-cell>
          <table:table-cell office:value-type="float" office:value="516774" calcext:value-type="float">
            <text:p>516774</text:p>
          </table:table-cell>
          <table:table-cell office:value-type="float" office:value="154.924992" calcext:value-type="float">
            <text:p>154.924992</text:p>
          </table:table-cell>
          <table:table-cell office:value-type="float" office:value="518549" calcext:value-type="float">
            <text:p>518549</text:p>
          </table:table-cell>
          <table:table-cell office:value-type="float" office:value="155.457081" calcext:value-type="float">
            <text:p>155.457081</text:p>
          </table:table-cell>
          <table:table-cell office:value-type="float" office:value="520399" calcext:value-type="float">
            <text:p>520399</text:p>
          </table:table-cell>
          <table:table-cell office:value-type="float" office:value="156.011632" calcext:value-type="float">
            <text:p>156.011632</text:p>
          </table:table-cell>
          <table:table-cell office:value-type="float" office:value="521929" calcext:value-type="float">
            <text:p>521929</text:p>
          </table:table-cell>
          <table:table-cell office:value-type="float" office:value="156.470398" calcext:value-type="float">
            <text:p>156.470398</text:p>
          </table:table-cell>
          <table:table-cell office:value-type="float" office:value="526720" calcext:value-type="float">
            <text:p>526720</text:p>
          </table:table-cell>
          <table:table-cell office:value-type="float" office:value="157.906724" calcext:value-type="float">
            <text:p>157.906724</text:p>
          </table:table-cell>
          <table:table-cell office:value-type="float" office:value="525555" calcext:value-type="float">
            <text:p>525555</text:p>
          </table:table-cell>
          <table:table-cell office:value-type="float" office:value="157.557451" calcext:value-type="float">
            <text:p>157.557451</text:p>
          </table:table-cell>
          <table:table-cell office:value-type="float" office:value="527075" calcext:value-type="float">
            <text:p>527075</text:p>
          </table:table-cell>
          <table:table-cell office:value-type="float" office:value="158.013197" calcext:value-type="float">
            <text:p>158.013197</text:p>
          </table:table-cell>
          <table:table-cell table:number-columns-repeated="2"/>
          <table:table-cell office:value-type="float" office:value="531154" calcext:value-type="float">
            <text:p>531154</text:p>
          </table:table-cell>
          <table:table-cell office:value-type="float" office:value="159.23583" calcext:value-type="float">
            <text:p>159.23583</text:p>
          </table:table-cell>
          <table:table-cell office:value-type="float" office:value="532088" calcext:value-type="float">
            <text:p>532088</text:p>
          </table:table-cell>
          <table:table-cell office:value-type="float" office:value="159.515849" calcext:value-type="float">
            <text:p>159.5158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71" calcext:value-type="float">
            <text:p>513871</text:p>
          </table:table-cell>
          <table:table-cell office:value-type="float" office:value="154.054512" calcext:value-type="float">
            <text:p>154.054512</text:p>
          </table:table-cell>
          <table:table-cell office:value-type="float" office:value="516914" calcext:value-type="float">
            <text:p>516914</text:p>
          </table:table-cell>
          <table:table-cell office:value-type="float" office:value="154.966905" calcext:value-type="float">
            <text:p>154.966905</text:p>
          </table:table-cell>
          <table:table-cell office:value-type="float" office:value="518538" calcext:value-type="float">
            <text:p>518538</text:p>
          </table:table-cell>
          <table:table-cell office:value-type="float" office:value="155.453805" calcext:value-type="float">
            <text:p>155.453805</text:p>
          </table:table-cell>
          <table:table-cell office:value-type="float" office:value="520405" calcext:value-type="float">
            <text:p>520405</text:p>
          </table:table-cell>
          <table:table-cell office:value-type="float" office:value="156.013396" calcext:value-type="float">
            <text:p>156.013396</text:p>
          </table:table-cell>
          <table:table-cell office:value-type="float" office:value="521973" calcext:value-type="float">
            <text:p>521973</text:p>
          </table:table-cell>
          <table:table-cell office:value-type="float" office:value="156.483528" calcext:value-type="float">
            <text:p>156.483528</text:p>
          </table:table-cell>
          <table:table-cell office:value-type="float" office:value="526730" calcext:value-type="float">
            <text:p>526730</text:p>
          </table:table-cell>
          <table:table-cell office:value-type="float" office:value="157.909558" calcext:value-type="float">
            <text:p>157.909558</text:p>
          </table:table-cell>
          <table:table-cell office:value-type="float" office:value="525557" calcext:value-type="float">
            <text:p>525557</text:p>
          </table:table-cell>
          <table:table-cell office:value-type="float" office:value="157.558118" calcext:value-type="float">
            <text:p>157.558118</text:p>
          </table:table-cell>
          <table:table-cell office:value-type="float" office:value="527072" calcext:value-type="float">
            <text:p>527072</text:p>
          </table:table-cell>
          <table:table-cell office:value-type="float" office:value="158.012293" calcext:value-type="float">
            <text:p>158.012293</text:p>
          </table:table-cell>
          <table:table-cell table:number-columns-repeated="2"/>
          <table:table-cell office:value-type="float" office:value="530983" calcext:value-type="float">
            <text:p>530983</text:p>
          </table:table-cell>
          <table:table-cell office:value-type="float" office:value="159.184776" calcext:value-type="float">
            <text:p>159.184776</text:p>
          </table:table-cell>
          <table:table-cell office:value-type="float" office:value="532082" calcext:value-type="float">
            <text:p>532082</text:p>
          </table:table-cell>
          <table:table-cell office:value-type="float" office:value="159.514108" calcext:value-type="float">
            <text:p>159.5141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39" calcext:value-type="float">
            <text:p>513839</text:p>
          </table:table-cell>
          <table:table-cell office:value-type="float" office:value="154.04518" calcext:value-type="float">
            <text:p>154.04518</text:p>
          </table:table-cell>
          <table:table-cell office:value-type="float" office:value="516805" calcext:value-type="float">
            <text:p>516805</text:p>
          </table:table-cell>
          <table:table-cell office:value-type="float" office:value="154.934284" calcext:value-type="float">
            <text:p>154.934284</text:p>
          </table:table-cell>
          <table:table-cell office:value-type="float" office:value="518567" calcext:value-type="float">
            <text:p>518567</text:p>
          </table:table-cell>
          <table:table-cell office:value-type="float" office:value="155.462575" calcext:value-type="float">
            <text:p>155.462575</text:p>
          </table:table-cell>
          <table:table-cell office:value-type="float" office:value="520407" calcext:value-type="float">
            <text:p>520407</text:p>
          </table:table-cell>
          <table:table-cell office:value-type="float" office:value="156.014239" calcext:value-type="float">
            <text:p>156.014239</text:p>
          </table:table-cell>
          <table:table-cell office:value-type="float" office:value="522002" calcext:value-type="float">
            <text:p>522002</text:p>
          </table:table-cell>
          <table:table-cell office:value-type="float" office:value="156.492388" calcext:value-type="float">
            <text:p>156.492388</text:p>
          </table:table-cell>
          <table:table-cell office:value-type="float" office:value="526793" calcext:value-type="float">
            <text:p>526793</text:p>
          </table:table-cell>
          <table:table-cell office:value-type="float" office:value="157.928714" calcext:value-type="float">
            <text:p>157.928714</text:p>
          </table:table-cell>
          <table:table-cell office:value-type="float" office:value="525767" calcext:value-type="float">
            <text:p>525767</text:p>
          </table:table-cell>
          <table:table-cell office:value-type="float" office:value="157.621101" calcext:value-type="float">
            <text:p>157.621101</text:p>
          </table:table-cell>
          <table:table-cell office:value-type="float" office:value="527060" calcext:value-type="float">
            <text:p>527060</text:p>
          </table:table-cell>
          <table:table-cell office:value-type="float" office:value="158.008541" calcext:value-type="float">
            <text:p>158.008541</text:p>
          </table:table-cell>
          <table:table-cell table:number-columns-repeated="2"/>
          <table:table-cell office:value-type="float" office:value="531093" calcext:value-type="float">
            <text:p>531093</text:p>
          </table:table-cell>
          <table:table-cell office:value-type="float" office:value="159.217703" calcext:value-type="float">
            <text:p>159.217703</text:p>
          </table:table-cell>
          <table:table-cell office:value-type="float" office:value="531991" calcext:value-type="float">
            <text:p>531991</text:p>
          </table:table-cell>
          <table:table-cell office:value-type="float" office:value="159.486999" calcext:value-type="float">
            <text:p>159.48699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53" calcext:value-type="float">
            <text:p>513953</text:p>
          </table:table-cell>
          <table:table-cell office:value-type="float" office:value="154.079276" calcext:value-type="float">
            <text:p>154.079276</text:p>
          </table:table-cell>
          <table:table-cell office:value-type="float" office:value="516750" calcext:value-type="float">
            <text:p>516750</text:p>
          </table:table-cell>
          <table:table-cell office:value-type="float" office:value="154.917751" calcext:value-type="float">
            <text:p>154.917751</text:p>
          </table:table-cell>
          <table:table-cell office:value-type="float" office:value="518682" calcext:value-type="float">
            <text:p>518682</text:p>
          </table:table-cell>
          <table:table-cell office:value-type="float" office:value="155.497014" calcext:value-type="float">
            <text:p>155.497014</text:p>
          </table:table-cell>
          <table:table-cell office:value-type="float" office:value="520354" calcext:value-type="float">
            <text:p>520354</text:p>
          </table:table-cell>
          <table:table-cell office:value-type="float" office:value="155.998152" calcext:value-type="float">
            <text:p>155.998152</text:p>
          </table:table-cell>
          <table:table-cell office:value-type="float" office:value="522025" calcext:value-type="float">
            <text:p>522025</text:p>
          </table:table-cell>
          <table:table-cell office:value-type="float" office:value="156.499122" calcext:value-type="float">
            <text:p>156.499122</text:p>
          </table:table-cell>
          <table:table-cell office:value-type="float" office:value="526603" calcext:value-type="float">
            <text:p>526603</text:p>
          </table:table-cell>
          <table:table-cell office:value-type="float" office:value="157.87169" calcext:value-type="float">
            <text:p>157.87169</text:p>
          </table:table-cell>
          <table:table-cell office:value-type="float" office:value="525394" calcext:value-type="float">
            <text:p>525394</text:p>
          </table:table-cell>
          <table:table-cell office:value-type="float" office:value="157.50911" calcext:value-type="float">
            <text:p>157.50911</text:p>
          </table:table-cell>
          <table:table-cell office:value-type="float" office:value="527057" calcext:value-type="float">
            <text:p>527057</text:p>
          </table:table-cell>
          <table:table-cell office:value-type="float" office:value="158.007614" calcext:value-type="float">
            <text:p>158.007614</text:p>
          </table:table-cell>
          <table:table-cell table:number-columns-repeated="2"/>
          <table:table-cell office:value-type="float" office:value="531053" calcext:value-type="float">
            <text:p>531053</text:p>
          </table:table-cell>
          <table:table-cell office:value-type="float" office:value="159.20565" calcext:value-type="float">
            <text:p>159.20565</text:p>
          </table:table-cell>
          <table:table-cell office:value-type="float" office:value="531985" calcext:value-type="float">
            <text:p>531985</text:p>
          </table:table-cell>
          <table:table-cell office:value-type="float" office:value="159.485091" calcext:value-type="float">
            <text:p>159.48509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23" calcext:value-type="float">
            <text:p>513823</text:p>
          </table:table-cell>
          <table:table-cell office:value-type="float" office:value="154.040137" calcext:value-type="float">
            <text:p>154.040137</text:p>
          </table:table-cell>
          <table:table-cell office:value-type="float" office:value="516882" calcext:value-type="float">
            <text:p>516882</text:p>
          </table:table-cell>
          <table:table-cell office:value-type="float" office:value="154.957218" calcext:value-type="float">
            <text:p>154.957218</text:p>
          </table:table-cell>
          <table:table-cell office:value-type="float" office:value="518558" calcext:value-type="float">
            <text:p>518558</text:p>
          </table:table-cell>
          <table:table-cell office:value-type="float" office:value="155.459774" calcext:value-type="float">
            <text:p>155.459774</text:p>
          </table:table-cell>
          <table:table-cell office:value-type="float" office:value="520295" calcext:value-type="float">
            <text:p>520295</text:p>
          </table:table-cell>
          <table:table-cell office:value-type="float" office:value="155.980478" calcext:value-type="float">
            <text:p>155.980478</text:p>
          </table:table-cell>
          <table:table-cell office:value-type="float" office:value="521937" calcext:value-type="float">
            <text:p>521937</text:p>
          </table:table-cell>
          <table:table-cell office:value-type="float" office:value="156.472762" calcext:value-type="float">
            <text:p>156.472762</text:p>
          </table:table-cell>
          <table:table-cell office:value-type="float" office:value="526219" calcext:value-type="float">
            <text:p>526219</text:p>
          </table:table-cell>
          <table:table-cell office:value-type="float" office:value="157.756591" calcext:value-type="float">
            <text:p>157.756591</text:p>
          </table:table-cell>
          <table:table-cell office:value-type="float" office:value="525428" calcext:value-type="float">
            <text:p>525428</text:p>
          </table:table-cell>
          <table:table-cell office:value-type="float" office:value="157.519423" calcext:value-type="float">
            <text:p>157.519423</text:p>
          </table:table-cell>
          <table:table-cell office:value-type="float" office:value="527084" calcext:value-type="float">
            <text:p>527084</text:p>
          </table:table-cell>
          <table:table-cell office:value-type="float" office:value="158.015929" calcext:value-type="float">
            <text:p>158.015929</text:p>
          </table:table-cell>
          <table:table-cell table:number-columns-repeated="2"/>
          <table:table-cell office:value-type="float" office:value="530932" calcext:value-type="float">
            <text:p>530932</text:p>
          </table:table-cell>
          <table:table-cell office:value-type="float" office:value="159.169457" calcext:value-type="float">
            <text:p>159.169457</text:p>
          </table:table-cell>
          <table:table-cell office:value-type="float" office:value="532034" calcext:value-type="float">
            <text:p>532034</text:p>
          </table:table-cell>
          <table:table-cell office:value-type="float" office:value="159.499799" calcext:value-type="float">
            <text:p>159.49979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89" calcext:value-type="float">
            <text:p>513889</text:p>
          </table:table-cell>
          <table:table-cell office:value-type="float" office:value="154.060009" calcext:value-type="float">
            <text:p>154.060009</text:p>
          </table:table-cell>
          <table:table-cell office:value-type="float" office:value="516882" calcext:value-type="float">
            <text:p>516882</text:p>
          </table:table-cell>
          <table:table-cell office:value-type="float" office:value="154.957433" calcext:value-type="float">
            <text:p>154.957433</text:p>
          </table:table-cell>
          <table:table-cell office:value-type="float" office:value="518568" calcext:value-type="float">
            <text:p>518568</text:p>
          </table:table-cell>
          <table:table-cell office:value-type="float" office:value="155.462804" calcext:value-type="float">
            <text:p>155.462804</text:p>
          </table:table-cell>
          <table:table-cell office:value-type="float" office:value="520322" calcext:value-type="float">
            <text:p>520322</text:p>
          </table:table-cell>
          <table:table-cell office:value-type="float" office:value="155.988744" calcext:value-type="float">
            <text:p>155.988744</text:p>
          </table:table-cell>
          <table:table-cell office:value-type="float" office:value="521987" calcext:value-type="float">
            <text:p>521987</text:p>
          </table:table-cell>
          <table:table-cell office:value-type="float" office:value="156.487842" calcext:value-type="float">
            <text:p>156.487842</text:p>
          </table:table-cell>
          <table:table-cell office:value-type="float" office:value="526758" calcext:value-type="float">
            <text:p>526758</text:p>
          </table:table-cell>
          <table:table-cell office:value-type="float" office:value="157.918041" calcext:value-type="float">
            <text:p>157.918041</text:p>
          </table:table-cell>
          <table:table-cell office:value-type="float" office:value="525521" calcext:value-type="float">
            <text:p>525521</text:p>
          </table:table-cell>
          <table:table-cell office:value-type="float" office:value="157.547307" calcext:value-type="float">
            <text:p>157.547307</text:p>
          </table:table-cell>
          <table:table-cell office:value-type="float" office:value="527053" calcext:value-type="float">
            <text:p>527053</text:p>
          </table:table-cell>
          <table:table-cell office:value-type="float" office:value="158.006609" calcext:value-type="float">
            <text:p>158.006609</text:p>
          </table:table-cell>
          <table:table-cell table:number-columns-repeated="2"/>
          <table:table-cell office:value-type="float" office:value="531144" calcext:value-type="float">
            <text:p>531144</text:p>
          </table:table-cell>
          <table:table-cell office:value-type="float" office:value="159.23301" calcext:value-type="float">
            <text:p>159.23301</text:p>
          </table:table-cell>
          <table:table-cell office:value-type="float" office:value="531953" calcext:value-type="float">
            <text:p>531953</text:p>
          </table:table-cell>
          <table:table-cell office:value-type="float" office:value="159.475513" calcext:value-type="float">
            <text:p>159.4755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29" calcext:value-type="float">
            <text:p>513929</text:p>
          </table:table-cell>
          <table:table-cell office:value-type="float" office:value="154.072058" calcext:value-type="float">
            <text:p>154.072058</text:p>
          </table:table-cell>
          <table:table-cell office:value-type="float" office:value="516765" calcext:value-type="float">
            <text:p>516765</text:p>
          </table:table-cell>
          <table:table-cell office:value-type="float" office:value="154.922115" calcext:value-type="float">
            <text:p>154.922115</text:p>
          </table:table-cell>
          <table:table-cell office:value-type="float" office:value="518585" calcext:value-type="float">
            <text:p>518585</text:p>
          </table:table-cell>
          <table:table-cell office:value-type="float" office:value="155.467758" calcext:value-type="float">
            <text:p>155.467758</text:p>
          </table:table-cell>
          <table:table-cell office:value-type="float" office:value="520492" calcext:value-type="float">
            <text:p>520492</text:p>
          </table:table-cell>
          <table:table-cell office:value-type="float" office:value="156.039724" calcext:value-type="float">
            <text:p>156.039724</text:p>
          </table:table-cell>
          <table:table-cell office:value-type="float" office:value="522091" calcext:value-type="float">
            <text:p>522091</text:p>
          </table:table-cell>
          <table:table-cell office:value-type="float" office:value="156.518924" calcext:value-type="float">
            <text:p>156.518924</text:p>
          </table:table-cell>
          <table:table-cell office:value-type="float" office:value="526473" calcext:value-type="float">
            <text:p>526473</text:p>
          </table:table-cell>
          <table:table-cell office:value-type="float" office:value="157.832612" calcext:value-type="float">
            <text:p>157.832612</text:p>
          </table:table-cell>
          <table:table-cell office:value-type="float" office:value="525500" calcext:value-type="float">
            <text:p>525500</text:p>
          </table:table-cell>
          <table:table-cell office:value-type="float" office:value="157.541015" calcext:value-type="float">
            <text:p>157.541015</text:p>
          </table:table-cell>
          <table:table-cell office:value-type="float" office:value="527090" calcext:value-type="float">
            <text:p>527090</text:p>
          </table:table-cell>
          <table:table-cell office:value-type="float" office:value="158.017648" calcext:value-type="float">
            <text:p>158.017648</text:p>
          </table:table-cell>
          <table:table-cell table:number-columns-repeated="2"/>
          <table:table-cell office:value-type="float" office:value="531069" calcext:value-type="float">
            <text:p>531069</text:p>
          </table:table-cell>
          <table:table-cell office:value-type="float" office:value="159.210545" calcext:value-type="float">
            <text:p>159.210545</text:p>
          </table:table-cell>
          <table:table-cell office:value-type="float" office:value="532109" calcext:value-type="float">
            <text:p>532109</text:p>
          </table:table-cell>
          <table:table-cell office:value-type="float" office:value="159.522123" calcext:value-type="float">
            <text:p>159.5221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86" calcext:value-type="float">
            <text:p>513886</text:p>
          </table:table-cell>
          <table:table-cell office:value-type="float" office:value="154.05907" calcext:value-type="float">
            <text:p>154.05907</text:p>
          </table:table-cell>
          <table:table-cell office:value-type="float" office:value="516838" calcext:value-type="float">
            <text:p>516838</text:p>
          </table:table-cell>
          <table:table-cell office:value-type="float" office:value="154.944007" calcext:value-type="float">
            <text:p>154.944007</text:p>
          </table:table-cell>
          <table:table-cell office:value-type="float" office:value="518636" calcext:value-type="float">
            <text:p>518636</text:p>
          </table:table-cell>
          <table:table-cell office:value-type="float" office:value="155.483306" calcext:value-type="float">
            <text:p>155.483306</text:p>
          </table:table-cell>
          <table:table-cell office:value-type="float" office:value="520401" calcext:value-type="float">
            <text:p>520401</text:p>
          </table:table-cell>
          <table:table-cell office:value-type="float" office:value="156.012292" calcext:value-type="float">
            <text:p>156.012292</text:p>
          </table:table-cell>
          <table:table-cell office:value-type="float" office:value="521976" calcext:value-type="float">
            <text:p>521976</text:p>
          </table:table-cell>
          <table:table-cell office:value-type="float" office:value="156.484372" calcext:value-type="float">
            <text:p>156.484372</text:p>
          </table:table-cell>
          <table:table-cell office:value-type="float" office:value="526366" calcext:value-type="float">
            <text:p>526366</text:p>
          </table:table-cell>
          <table:table-cell office:value-type="float" office:value="157.800643" calcext:value-type="float">
            <text:p>157.800643</text:p>
          </table:table-cell>
          <table:table-cell office:value-type="float" office:value="525550" calcext:value-type="float">
            <text:p>525550</text:p>
          </table:table-cell>
          <table:table-cell office:value-type="float" office:value="157.55589" calcext:value-type="float">
            <text:p>157.55589</text:p>
          </table:table-cell>
          <table:table-cell office:value-type="float" office:value="527073" calcext:value-type="float">
            <text:p>527073</text:p>
          </table:table-cell>
          <table:table-cell office:value-type="float" office:value="158.012545" calcext:value-type="float">
            <text:p>158.012545</text:p>
          </table:table-cell>
          <table:table-cell table:number-columns-repeated="2"/>
          <table:table-cell office:value-type="float" office:value="531050" calcext:value-type="float">
            <text:p>531050</text:p>
          </table:table-cell>
          <table:table-cell office:value-type="float" office:value="159.20476" calcext:value-type="float">
            <text:p>159.20476</text:p>
          </table:table-cell>
          <table:table-cell office:value-type="float" office:value="532108" calcext:value-type="float">
            <text:p>532108</text:p>
          </table:table-cell>
          <table:table-cell office:value-type="float" office:value="159.522007" calcext:value-type="float">
            <text:p>159.5220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98" calcext:value-type="float">
            <text:p>513898</text:p>
          </table:table-cell>
          <table:table-cell office:value-type="float" office:value="154.062689" calcext:value-type="float">
            <text:p>154.062689</text:p>
          </table:table-cell>
          <table:table-cell office:value-type="float" office:value="516817" calcext:value-type="float">
            <text:p>516817</text:p>
          </table:table-cell>
          <table:table-cell office:value-type="float" office:value="154.937946" calcext:value-type="float">
            <text:p>154.937946</text:p>
          </table:table-cell>
          <table:table-cell office:value-type="float" office:value="518426" calcext:value-type="float">
            <text:p>518426</text:p>
          </table:table-cell>
          <table:table-cell office:value-type="float" office:value="155.420306" calcext:value-type="float">
            <text:p>155.420306</text:p>
          </table:table-cell>
          <table:table-cell office:value-type="float" office:value="520429" calcext:value-type="float">
            <text:p>520429</text:p>
          </table:table-cell>
          <table:table-cell office:value-type="float" office:value="156.020693" calcext:value-type="float">
            <text:p>156.020693</text:p>
          </table:table-cell>
          <table:table-cell office:value-type="float" office:value="522086" calcext:value-type="float">
            <text:p>522086</text:p>
          </table:table-cell>
          <table:table-cell office:value-type="float" office:value="156.517304" calcext:value-type="float">
            <text:p>156.517304</text:p>
          </table:table-cell>
          <table:table-cell office:value-type="float" office:value="526375" calcext:value-type="float">
            <text:p>526375</text:p>
          </table:table-cell>
          <table:table-cell office:value-type="float" office:value="157.803242" calcext:value-type="float">
            <text:p>157.803242</text:p>
          </table:table-cell>
          <table:table-cell office:value-type="float" office:value="525615" calcext:value-type="float">
            <text:p>525615</text:p>
          </table:table-cell>
          <table:table-cell office:value-type="float" office:value="157.575266" calcext:value-type="float">
            <text:p>157.575266</text:p>
          </table:table-cell>
          <table:table-cell office:value-type="float" office:value="527103" calcext:value-type="float">
            <text:p>527103</text:p>
          </table:table-cell>
          <table:table-cell office:value-type="float" office:value="158.021493" calcext:value-type="float">
            <text:p>158.021493</text:p>
          </table:table-cell>
          <table:table-cell table:number-columns-repeated="2"/>
          <table:table-cell office:value-type="float" office:value="530980" calcext:value-type="float">
            <text:p>530980</text:p>
          </table:table-cell>
          <table:table-cell office:value-type="float" office:value="159.183904" calcext:value-type="float">
            <text:p>159.183904</text:p>
          </table:table-cell>
          <table:table-cell office:value-type="float" office:value="531980" calcext:value-type="float">
            <text:p>531980</text:p>
          </table:table-cell>
          <table:table-cell office:value-type="float" office:value="159.483719" calcext:value-type="float">
            <text:p>159.4837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38" calcext:value-type="float">
            <text:p>513838</text:p>
          </table:table-cell>
          <table:table-cell office:value-type="float" office:value="154.044902" calcext:value-type="float">
            <text:p>154.044902</text:p>
          </table:table-cell>
          <table:table-cell office:value-type="float" office:value="516938" calcext:value-type="float">
            <text:p>516938</text:p>
          </table:table-cell>
          <table:table-cell office:value-type="float" office:value="154.973993" calcext:value-type="float">
            <text:p>154.973993</text:p>
          </table:table-cell>
          <table:table-cell office:value-type="float" office:value="518587" calcext:value-type="float">
            <text:p>518587</text:p>
          </table:table-cell>
          <table:table-cell office:value-type="float" office:value="155.468382" calcext:value-type="float">
            <text:p>155.468382</text:p>
          </table:table-cell>
          <table:table-cell office:value-type="float" office:value="520246" calcext:value-type="float">
            <text:p>520246</text:p>
          </table:table-cell>
          <table:table-cell office:value-type="float" office:value="155.965846" calcext:value-type="float">
            <text:p>155.965846</text:p>
          </table:table-cell>
          <table:table-cell office:value-type="float" office:value="522080" calcext:value-type="float">
            <text:p>522080</text:p>
          </table:table-cell>
          <table:table-cell office:value-type="float" office:value="156.515768" calcext:value-type="float">
            <text:p>156.515768</text:p>
          </table:table-cell>
          <table:table-cell office:value-type="float" office:value="526766" calcext:value-type="float">
            <text:p>526766</text:p>
          </table:table-cell>
          <table:table-cell office:value-type="float" office:value="157.920478" calcext:value-type="float">
            <text:p>157.920478</text:p>
          </table:table-cell>
          <table:table-cell office:value-type="float" office:value="525407" calcext:value-type="float">
            <text:p>525407</text:p>
          </table:table-cell>
          <table:table-cell office:value-type="float" office:value="157.513176" calcext:value-type="float">
            <text:p>157.513176</text:p>
          </table:table-cell>
          <table:table-cell office:value-type="float" office:value="527097" calcext:value-type="float">
            <text:p>527097</text:p>
          </table:table-cell>
          <table:table-cell office:value-type="float" office:value="158.019678" calcext:value-type="float">
            <text:p>158.019678</text:p>
          </table:table-cell>
          <table:table-cell table:number-columns-repeated="2"/>
          <table:table-cell office:value-type="float" office:value="530998" calcext:value-type="float">
            <text:p>530998</text:p>
          </table:table-cell>
          <table:table-cell office:value-type="float" office:value="159.189103" calcext:value-type="float">
            <text:p>159.189103</text:p>
          </table:table-cell>
          <table:table-cell office:value-type="float" office:value="531955" calcext:value-type="float">
            <text:p>531955</text:p>
          </table:table-cell>
          <table:table-cell office:value-type="float" office:value="159.47613" calcext:value-type="float">
            <text:p>159.47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54" calcext:value-type="float">
            <text:p>513954</text:p>
          </table:table-cell>
          <table:table-cell office:value-type="float" office:value="154.079676" calcext:value-type="float">
            <text:p>154.079676</text:p>
          </table:table-cell>
          <table:table-cell office:value-type="float" office:value="516862" calcext:value-type="float">
            <text:p>516862</text:p>
          </table:table-cell>
          <table:table-cell office:value-type="float" office:value="154.95134" calcext:value-type="float">
            <text:p>154.95134</text:p>
          </table:table-cell>
          <table:table-cell office:value-type="float" office:value="519567" calcext:value-type="float">
            <text:p>519567</text:p>
          </table:table-cell>
          <table:table-cell office:value-type="float" office:value="155.762367" calcext:value-type="float">
            <text:p>155.762367</text:p>
          </table:table-cell>
          <table:table-cell office:value-type="float" office:value="520287" calcext:value-type="float">
            <text:p>520287</text:p>
          </table:table-cell>
          <table:table-cell office:value-type="float" office:value="155.978207" calcext:value-type="float">
            <text:p>155.978207</text:p>
          </table:table-cell>
          <table:table-cell office:value-type="float" office:value="521860" calcext:value-type="float">
            <text:p>521860</text:p>
          </table:table-cell>
          <table:table-cell office:value-type="float" office:value="156.449785" calcext:value-type="float">
            <text:p>156.449785</text:p>
          </table:table-cell>
          <table:table-cell office:value-type="float" office:value="526218" calcext:value-type="float">
            <text:p>526218</text:p>
          </table:table-cell>
          <table:table-cell office:value-type="float" office:value="157.756265" calcext:value-type="float">
            <text:p>157.756265</text:p>
          </table:table-cell>
          <table:table-cell office:value-type="float" office:value="525546" calcext:value-type="float">
            <text:p>525546</text:p>
          </table:table-cell>
          <table:table-cell office:value-type="float" office:value="157.554682" calcext:value-type="float">
            <text:p>157.554682</text:p>
          </table:table-cell>
          <table:table-cell office:value-type="float" office:value="527061" calcext:value-type="float">
            <text:p>527061</text:p>
          </table:table-cell>
          <table:table-cell office:value-type="float" office:value="158.009006" calcext:value-type="float">
            <text:p>158.009006</text:p>
          </table:table-cell>
          <table:table-cell table:number-columns-repeated="2"/>
          <table:table-cell office:value-type="float" office:value="530872" calcext:value-type="float">
            <text:p>530872</text:p>
          </table:table-cell>
          <table:table-cell office:value-type="float" office:value="159.151556" calcext:value-type="float">
            <text:p>159.151556</text:p>
          </table:table-cell>
          <table:table-cell office:value-type="float" office:value="531964" calcext:value-type="float">
            <text:p>531964</text:p>
          </table:table-cell>
          <table:table-cell office:value-type="float" office:value="159.478814" calcext:value-type="float">
            <text:p>159.4788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17" calcext:value-type="float">
            <text:p>513917</text:p>
          </table:table-cell>
          <table:table-cell office:value-type="float" office:value="154.068368" calcext:value-type="float">
            <text:p>154.068368</text:p>
          </table:table-cell>
          <table:table-cell office:value-type="float" office:value="517023" calcext:value-type="float">
            <text:p>517023</text:p>
          </table:table-cell>
          <table:table-cell office:value-type="float" office:value="154.999675" calcext:value-type="float">
            <text:p>154.999675</text:p>
          </table:table-cell>
          <table:table-cell office:value-type="float" office:value="521026" calcext:value-type="float">
            <text:p>521026</text:p>
          </table:table-cell>
          <table:table-cell office:value-type="float" office:value="156.19957" calcext:value-type="float">
            <text:p>156.19957</text:p>
          </table:table-cell>
          <table:table-cell office:value-type="float" office:value="520330" calcext:value-type="float">
            <text:p>520330</text:p>
          </table:table-cell>
          <table:table-cell office:value-type="float" office:value="155.991113" calcext:value-type="float">
            <text:p>155.991113</text:p>
          </table:table-cell>
          <table:table-cell office:value-type="float" office:value="521902" calcext:value-type="float">
            <text:p>521902</text:p>
          </table:table-cell>
          <table:table-cell office:value-type="float" office:value="156.462357" calcext:value-type="float">
            <text:p>156.462357</text:p>
          </table:table-cell>
          <table:table-cell office:value-type="float" office:value="526482" calcext:value-type="float">
            <text:p>526482</text:p>
          </table:table-cell>
          <table:table-cell office:value-type="float" office:value="157.835389" calcext:value-type="float">
            <text:p>157.835389</text:p>
          </table:table-cell>
          <table:table-cell office:value-type="float" office:value="525518" calcext:value-type="float">
            <text:p>525518</text:p>
          </table:table-cell>
          <table:table-cell office:value-type="float" office:value="157.546437" calcext:value-type="float">
            <text:p>157.546437</text:p>
          </table:table-cell>
          <table:table-cell office:value-type="float" office:value="527030" calcext:value-type="float">
            <text:p>527030</text:p>
          </table:table-cell>
          <table:table-cell office:value-type="float" office:value="157.999615" calcext:value-type="float">
            <text:p>157.999615</text:p>
          </table:table-cell>
          <table:table-cell table:number-columns-repeated="2"/>
          <table:table-cell office:value-type="float" office:value="531067" calcext:value-type="float">
            <text:p>531067</text:p>
          </table:table-cell>
          <table:table-cell office:value-type="float" office:value="159.209786" calcext:value-type="float">
            <text:p>159.209786</text:p>
          </table:table-cell>
          <table:table-cell office:value-type="float" office:value="532173" calcext:value-type="float">
            <text:p>532173</text:p>
          </table:table-cell>
          <table:table-cell office:value-type="float" office:value="159.541418" calcext:value-type="float">
            <text:p>159.5414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03" calcext:value-type="float">
            <text:p>513803</text:p>
          </table:table-cell>
          <table:table-cell office:value-type="float" office:value="154.034311" calcext:value-type="float">
            <text:p>154.034311</text:p>
          </table:table-cell>
          <table:table-cell office:value-type="float" office:value="516920" calcext:value-type="float">
            <text:p>516920</text:p>
          </table:table-cell>
          <table:table-cell office:value-type="float" office:value="154.968583" calcext:value-type="float">
            <text:p>154.968583</text:p>
          </table:table-cell>
          <table:table-cell office:value-type="float" office:value="519577" calcext:value-type="float">
            <text:p>519577</text:p>
          </table:table-cell>
          <table:table-cell office:value-type="float" office:value="155.765163" calcext:value-type="float">
            <text:p>155.765163</text:p>
          </table:table-cell>
          <table:table-cell office:value-type="float" office:value="522648" calcext:value-type="float">
            <text:p>522648</text:p>
          </table:table-cell>
          <table:table-cell office:value-type="float" office:value="156.685903" calcext:value-type="float">
            <text:p>156.685903</text:p>
          </table:table-cell>
          <table:table-cell office:value-type="float" office:value="521857" calcext:value-type="float">
            <text:p>521857</text:p>
          </table:table-cell>
          <table:table-cell office:value-type="float" office:value="156.448711" calcext:value-type="float">
            <text:p>156.448711</text:p>
          </table:table-cell>
          <table:table-cell office:value-type="float" office:value="526937" calcext:value-type="float">
            <text:p>526937</text:p>
          </table:table-cell>
          <table:table-cell office:value-type="float" office:value="157.971856" calcext:value-type="float">
            <text:p>157.971856</text:p>
          </table:table-cell>
          <table:table-cell office:value-type="float" office:value="525556" calcext:value-type="float">
            <text:p>525556</text:p>
          </table:table-cell>
          <table:table-cell office:value-type="float" office:value="157.557781" calcext:value-type="float">
            <text:p>157.557781</text:p>
          </table:table-cell>
          <table:table-cell office:value-type="float" office:value="527118" calcext:value-type="float">
            <text:p>527118</text:p>
          </table:table-cell>
          <table:table-cell office:value-type="float" office:value="158.025896" calcext:value-type="float">
            <text:p>158.025896</text:p>
          </table:table-cell>
          <table:table-cell table:number-columns-repeated="2"/>
          <table:table-cell office:value-type="float" office:value="530951" calcext:value-type="float">
            <text:p>530951</text:p>
          </table:table-cell>
          <table:table-cell office:value-type="float" office:value="159.17503" calcext:value-type="float">
            <text:p>159.17503</text:p>
          </table:table-cell>
          <table:table-cell office:value-type="float" office:value="532012" calcext:value-type="float">
            <text:p>532012</text:p>
          </table:table-cell>
          <table:table-cell office:value-type="float" office:value="159.493107" calcext:value-type="float">
            <text:p>159.4931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69" calcext:value-type="float">
            <text:p>513869</text:p>
          </table:table-cell>
          <table:table-cell office:value-type="float" office:value="154.054182" calcext:value-type="float">
            <text:p>154.054182</text:p>
          </table:table-cell>
          <table:table-cell office:value-type="float" office:value="516838" calcext:value-type="float">
            <text:p>516838</text:p>
          </table:table-cell>
          <table:table-cell office:value-type="float" office:value="154.94428" calcext:value-type="float">
            <text:p>154.94428</text:p>
          </table:table-cell>
          <table:table-cell office:value-type="float" office:value="519885" calcext:value-type="float">
            <text:p>519885</text:p>
          </table:table-cell>
          <table:table-cell office:value-type="float" office:value="155.857502" calcext:value-type="float">
            <text:p>155.857502</text:p>
          </table:table-cell>
          <table:table-cell office:value-type="float" office:value="522581" calcext:value-type="float">
            <text:p>522581</text:p>
          </table:table-cell>
          <table:table-cell office:value-type="float" office:value="156.665808" calcext:value-type="float">
            <text:p>156.665808</text:p>
          </table:table-cell>
          <table:table-cell office:value-type="float" office:value="521971" calcext:value-type="float">
            <text:p>521971</text:p>
          </table:table-cell>
          <table:table-cell office:value-type="float" office:value="156.482906" calcext:value-type="float">
            <text:p>156.482906</text:p>
          </table:table-cell>
          <table:table-cell office:value-type="float" office:value="526133" calcext:value-type="float">
            <text:p>526133</text:p>
          </table:table-cell>
          <table:table-cell office:value-type="float" office:value="157.730775" calcext:value-type="float">
            <text:p>157.730775</text:p>
          </table:table-cell>
          <table:table-cell office:value-type="float" office:value="525384" calcext:value-type="float">
            <text:p>525384</text:p>
          </table:table-cell>
          <table:table-cell office:value-type="float" office:value="157.506114" calcext:value-type="float">
            <text:p>157.506114</text:p>
          </table:table-cell>
          <table:table-cell office:value-type="float" office:value="527135" calcext:value-type="float">
            <text:p>527135</text:p>
          </table:table-cell>
          <table:table-cell office:value-type="float" office:value="158.031015" calcext:value-type="float">
            <text:p>158.031015</text:p>
          </table:table-cell>
          <table:table-cell table:number-columns-repeated="2"/>
          <table:table-cell office:value-type="float" office:value="530974" calcext:value-type="float">
            <text:p>530974</text:p>
          </table:table-cell>
          <table:table-cell office:value-type="float" office:value="159.182004" calcext:value-type="float">
            <text:p>159.182004</text:p>
          </table:table-cell>
          <table:table-cell office:value-type="float" office:value="532166" calcext:value-type="float">
            <text:p>532166</text:p>
          </table:table-cell>
          <table:table-cell office:value-type="float" office:value="159.53929" calcext:value-type="float">
            <text:p>159.539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05" calcext:value-type="float">
            <text:p>513905</text:p>
          </table:table-cell>
          <table:table-cell office:value-type="float" office:value="154.06479" calcext:value-type="float">
            <text:p>154.06479</text:p>
          </table:table-cell>
          <table:table-cell office:value-type="float" office:value="516874" calcext:value-type="float">
            <text:p>516874</text:p>
          </table:table-cell>
          <table:table-cell office:value-type="float" office:value="154.95497" calcext:value-type="float">
            <text:p>154.95497</text:p>
          </table:table-cell>
          <table:table-cell office:value-type="float" office:value="521077" calcext:value-type="float">
            <text:p>521077</text:p>
          </table:table-cell>
          <table:table-cell office:value-type="float" office:value="156.214872" calcext:value-type="float">
            <text:p>156.214872</text:p>
          </table:table-cell>
          <table:table-cell office:value-type="float" office:value="522426" calcext:value-type="float">
            <text:p>522426</text:p>
          </table:table-cell>
          <table:table-cell office:value-type="float" office:value="156.619462" calcext:value-type="float">
            <text:p>156.619462</text:p>
          </table:table-cell>
          <table:table-cell office:value-type="float" office:value="521949" calcext:value-type="float">
            <text:p>521949</text:p>
          </table:table-cell>
          <table:table-cell office:value-type="float" office:value="156.476415" calcext:value-type="float">
            <text:p>156.476415</text:p>
          </table:table-cell>
          <table:table-cell office:value-type="float" office:value="526026" calcext:value-type="float">
            <text:p>526026</text:p>
          </table:table-cell>
          <table:table-cell office:value-type="float" office:value="157.698531" calcext:value-type="float">
            <text:p>157.698531</text:p>
          </table:table-cell>
          <table:table-cell office:value-type="float" office:value="525402" calcext:value-type="float">
            <text:p>525402</text:p>
          </table:table-cell>
          <table:table-cell office:value-type="float" office:value="157.511547" calcext:value-type="float">
            <text:p>157.511547</text:p>
          </table:table-cell>
          <table:table-cell office:value-type="float" office:value="527142" calcext:value-type="float">
            <text:p>527142</text:p>
          </table:table-cell>
          <table:table-cell office:value-type="float" office:value="158.03305" calcext:value-type="float">
            <text:p>158.03305</text:p>
          </table:table-cell>
          <table:table-cell table:number-columns-repeated="2"/>
          <table:table-cell office:value-type="float" office:value="531019" calcext:value-type="float">
            <text:p>531019</text:p>
          </table:table-cell>
          <table:table-cell office:value-type="float" office:value="159.195483" calcext:value-type="float">
            <text:p>159.195483</text:p>
          </table:table-cell>
          <table:table-cell office:value-type="float" office:value="532181" calcext:value-type="float">
            <text:p>532181</text:p>
          </table:table-cell>
          <table:table-cell office:value-type="float" office:value="159.543827" calcext:value-type="float">
            <text:p>159.5438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67" calcext:value-type="float">
            <text:p>513967</text:p>
          </table:table-cell>
          <table:table-cell office:value-type="float" office:value="154.083483" calcext:value-type="float">
            <text:p>154.083483</text:p>
          </table:table-cell>
          <table:table-cell office:value-type="float" office:value="516871" calcext:value-type="float">
            <text:p>516871</text:p>
          </table:table-cell>
          <table:table-cell office:value-type="float" office:value="154.953912" calcext:value-type="float">
            <text:p>154.953912</text:p>
          </table:table-cell>
          <table:table-cell office:value-type="float" office:value="520144" calcext:value-type="float">
            <text:p>520144</text:p>
          </table:table-cell>
          <table:table-cell office:value-type="float" office:value="155.935136" calcext:value-type="float">
            <text:p>155.935136</text:p>
          </table:table-cell>
          <table:table-cell office:value-type="float" office:value="522487" calcext:value-type="float">
            <text:p>522487</text:p>
          </table:table-cell>
          <table:table-cell office:value-type="float" office:value="156.637682" calcext:value-type="float">
            <text:p>156.637682</text:p>
          </table:table-cell>
          <table:table-cell office:value-type="float" office:value="522120" calcext:value-type="float">
            <text:p>522120</text:p>
          </table:table-cell>
          <table:table-cell office:value-type="float" office:value="156.527649" calcext:value-type="float">
            <text:p>156.527649</text:p>
          </table:table-cell>
          <table:table-cell office:value-type="float" office:value="526225" calcext:value-type="float">
            <text:p>526225</text:p>
          </table:table-cell>
          <table:table-cell office:value-type="float" office:value="157.758144" calcext:value-type="float">
            <text:p>157.758144</text:p>
          </table:table-cell>
          <table:table-cell office:value-type="float" office:value="525532" calcext:value-type="float">
            <text:p>525532</text:p>
          </table:table-cell>
          <table:table-cell office:value-type="float" office:value="157.550613" calcext:value-type="float">
            <text:p>157.550613</text:p>
          </table:table-cell>
          <table:table-cell office:value-type="float" office:value="527061" calcext:value-type="float">
            <text:p>527061</text:p>
          </table:table-cell>
          <table:table-cell office:value-type="float" office:value="158.008992" calcext:value-type="float">
            <text:p>158.008992</text:p>
          </table:table-cell>
          <table:table-cell table:number-columns-repeated="2"/>
          <table:table-cell office:value-type="float" office:value="530917" calcext:value-type="float">
            <text:p>530917</text:p>
          </table:table-cell>
          <table:table-cell office:value-type="float" office:value="159.164946" calcext:value-type="float">
            <text:p>159.164946</text:p>
          </table:table-cell>
          <table:table-cell office:value-type="float" office:value="531992" calcext:value-type="float">
            <text:p>531992</text:p>
          </table:table-cell>
          <table:table-cell office:value-type="float" office:value="159.487246" calcext:value-type="float">
            <text:p>159.4872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31" calcext:value-type="float">
            <text:p>513931</text:p>
          </table:table-cell>
          <table:table-cell office:value-type="float" office:value="154.072725" calcext:value-type="float">
            <text:p>154.072725</text:p>
          </table:table-cell>
          <table:table-cell office:value-type="float" office:value="516854" calcext:value-type="float">
            <text:p>516854</text:p>
          </table:table-cell>
          <table:table-cell office:value-type="float" office:value="154.948975" calcext:value-type="float">
            <text:p>154.948975</text:p>
          </table:table-cell>
          <table:table-cell office:value-type="float" office:value="520123" calcext:value-type="float">
            <text:p>520123</text:p>
          </table:table-cell>
          <table:table-cell office:value-type="float" office:value="155.929028" calcext:value-type="float">
            <text:p>155.929028</text:p>
          </table:table-cell>
          <table:table-cell office:value-type="float" office:value="522746" calcext:value-type="float">
            <text:p>522746</text:p>
          </table:table-cell>
          <table:table-cell office:value-type="float" office:value="156.71539" calcext:value-type="float">
            <text:p>156.71539</text:p>
          </table:table-cell>
          <table:table-cell office:value-type="float" office:value="522039" calcext:value-type="float">
            <text:p>522039</text:p>
          </table:table-cell>
          <table:table-cell office:value-type="float" office:value="156.503431" calcext:value-type="float">
            <text:p>156.503431</text:p>
          </table:table-cell>
          <table:table-cell office:value-type="float" office:value="526345" calcext:value-type="float">
            <text:p>526345</text:p>
          </table:table-cell>
          <table:table-cell office:value-type="float" office:value="157.794288" calcext:value-type="float">
            <text:p>157.794288</text:p>
          </table:table-cell>
          <table:table-cell office:value-type="float" office:value="525440" calcext:value-type="float">
            <text:p>525440</text:p>
          </table:table-cell>
          <table:table-cell office:value-type="float" office:value="157.522844" calcext:value-type="float">
            <text:p>157.522844</text:p>
          </table:table-cell>
          <table:table-cell office:value-type="float" office:value="527113" calcext:value-type="float">
            <text:p>527113</text:p>
          </table:table-cell>
          <table:table-cell office:value-type="float" office:value="158.024643" calcext:value-type="float">
            <text:p>158.024643</text:p>
          </table:table-cell>
          <table:table-cell table:number-columns-repeated="2"/>
          <table:table-cell office:value-type="float" office:value="530859" calcext:value-type="float">
            <text:p>530859</text:p>
          </table:table-cell>
          <table:table-cell office:value-type="float" office:value="159.147589" calcext:value-type="float">
            <text:p>159.147589</text:p>
          </table:table-cell>
          <table:table-cell office:value-type="float" office:value="532083" calcext:value-type="float">
            <text:p>532083</text:p>
          </table:table-cell>
          <table:table-cell office:value-type="float" office:value="159.51446" calcext:value-type="float">
            <text:p>159.514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68" calcext:value-type="float">
            <text:p>513868</text:p>
          </table:table-cell>
          <table:table-cell office:value-type="float" office:value="154.053653" calcext:value-type="float">
            <text:p>154.053653</text:p>
          </table:table-cell>
          <table:table-cell office:value-type="float" office:value="516788" calcext:value-type="float">
            <text:p>516788</text:p>
          </table:table-cell>
          <table:table-cell office:value-type="float" office:value="154.92928" calcext:value-type="float">
            <text:p>154.92928</text:p>
          </table:table-cell>
          <table:table-cell office:value-type="float" office:value="520312" calcext:value-type="float">
            <text:p>520312</text:p>
          </table:table-cell>
          <table:table-cell office:value-type="float" office:value="155.985469" calcext:value-type="float">
            <text:p>155.985469</text:p>
          </table:table-cell>
          <table:table-cell office:value-type="float" office:value="522469" calcext:value-type="float">
            <text:p>522469</text:p>
          </table:table-cell>
          <table:table-cell office:value-type="float" office:value="156.63236" calcext:value-type="float">
            <text:p>156.63236</text:p>
          </table:table-cell>
          <table:table-cell office:value-type="float" office:value="522025" calcext:value-type="float">
            <text:p>522025</text:p>
          </table:table-cell>
          <table:table-cell office:value-type="float" office:value="156.499135" calcext:value-type="float">
            <text:p>156.499135</text:p>
          </table:table-cell>
          <table:table-cell office:value-type="float" office:value="526378" calcext:value-type="float">
            <text:p>526378</text:p>
          </table:table-cell>
          <table:table-cell office:value-type="float" office:value="157.804231" calcext:value-type="float">
            <text:p>157.804231</text:p>
          </table:table-cell>
          <table:table-cell office:value-type="float" office:value="525624" calcext:value-type="float">
            <text:p>525624</text:p>
          </table:table-cell>
          <table:table-cell office:value-type="float" office:value="157.578094" calcext:value-type="float">
            <text:p>157.578094</text:p>
          </table:table-cell>
          <table:table-cell office:value-type="float" office:value="527120" calcext:value-type="float">
            <text:p>527120</text:p>
          </table:table-cell>
          <table:table-cell office:value-type="float" office:value="158.026595" calcext:value-type="float">
            <text:p>158.026595</text:p>
          </table:table-cell>
          <table:table-cell table:number-columns-repeated="2"/>
          <table:table-cell office:value-type="float" office:value="531060" calcext:value-type="float">
            <text:p>531060</text:p>
          </table:table-cell>
          <table:table-cell office:value-type="float" office:value="159.207664" calcext:value-type="float">
            <text:p>159.207664</text:p>
          </table:table-cell>
          <table:table-cell office:value-type="float" office:value="532160" calcext:value-type="float">
            <text:p>532160</text:p>
          </table:table-cell>
          <table:table-cell office:value-type="float" office:value="159.537678" calcext:value-type="float">
            <text:p>159.5376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44" calcext:value-type="float">
            <text:p>513944</text:p>
          </table:table-cell>
          <table:table-cell office:value-type="float" office:value="154.076549" calcext:value-type="float">
            <text:p>154.076549</text:p>
          </table:table-cell>
          <table:table-cell office:value-type="float" office:value="516837" calcext:value-type="float">
            <text:p>516837</text:p>
          </table:table-cell>
          <table:table-cell office:value-type="float" office:value="154.943956" calcext:value-type="float">
            <text:p>154.943956</text:p>
          </table:table-cell>
          <table:table-cell office:value-type="float" office:value="520349" calcext:value-type="float">
            <text:p>520349</text:p>
          </table:table-cell>
          <table:table-cell office:value-type="float" office:value="155.996733" calcext:value-type="float">
            <text:p>155.996733</text:p>
          </table:table-cell>
          <table:table-cell office:value-type="float" office:value="522507" calcext:value-type="float">
            <text:p>522507</text:p>
          </table:table-cell>
          <table:table-cell office:value-type="float" office:value="156.643547" calcext:value-type="float">
            <text:p>156.643547</text:p>
          </table:table-cell>
          <table:table-cell office:value-type="float" office:value="521898" calcext:value-type="float">
            <text:p>521898</text:p>
          </table:table-cell>
          <table:table-cell office:value-type="float" office:value="156.461203" calcext:value-type="float">
            <text:p>156.461203</text:p>
          </table:table-cell>
          <table:table-cell office:value-type="float" office:value="526373" calcext:value-type="float">
            <text:p>526373</text:p>
          </table:table-cell>
          <table:table-cell office:value-type="float" office:value="157.802719" calcext:value-type="float">
            <text:p>157.802719</text:p>
          </table:table-cell>
          <table:table-cell office:value-type="float" office:value="525632" calcext:value-type="float">
            <text:p>525632</text:p>
          </table:table-cell>
          <table:table-cell office:value-type="float" office:value="157.580386" calcext:value-type="float">
            <text:p>157.580386</text:p>
          </table:table-cell>
          <table:table-cell office:value-type="float" office:value="527125" calcext:value-type="float">
            <text:p>527125</text:p>
          </table:table-cell>
          <table:table-cell office:value-type="float" office:value="158.028183" calcext:value-type="float">
            <text:p>158.028183</text:p>
          </table:table-cell>
          <table:table-cell table:number-columns-repeated="2"/>
          <table:table-cell office:value-type="float" office:value="530842" calcext:value-type="float">
            <text:p>530842</text:p>
          </table:table-cell>
          <table:table-cell office:value-type="float" office:value="159.142341" calcext:value-type="float">
            <text:p>159.142341</text:p>
          </table:table-cell>
          <table:table-cell office:value-type="float" office:value="532084" calcext:value-type="float">
            <text:p>532084</text:p>
          </table:table-cell>
          <table:table-cell office:value-type="float" office:value="159.514777" calcext:value-type="float">
            <text:p>159.5147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66" calcext:value-type="float">
            <text:p>513866</text:p>
          </table:table-cell>
          <table:table-cell office:value-type="float" office:value="154.053078" calcext:value-type="float">
            <text:p>154.053078</text:p>
          </table:table-cell>
          <table:table-cell office:value-type="float" office:value="516795" calcext:value-type="float">
            <text:p>516795</text:p>
          </table:table-cell>
          <table:table-cell office:value-type="float" office:value="154.931264" calcext:value-type="float">
            <text:p>154.931264</text:p>
          </table:table-cell>
          <table:table-cell office:value-type="float" office:value="520700" calcext:value-type="float">
            <text:p>520700</text:p>
          </table:table-cell>
          <table:table-cell office:value-type="float" office:value="156.101872" calcext:value-type="float">
            <text:p>156.101872</text:p>
          </table:table-cell>
          <table:table-cell office:value-type="float" office:value="522515" calcext:value-type="float">
            <text:p>522515</text:p>
          </table:table-cell>
          <table:table-cell office:value-type="float" office:value="156.646047" calcext:value-type="float">
            <text:p>156.646047</text:p>
          </table:table-cell>
          <table:table-cell office:value-type="float" office:value="521912" calcext:value-type="float">
            <text:p>521912</text:p>
          </table:table-cell>
          <table:table-cell office:value-type="float" office:value="156.465193" calcext:value-type="float">
            <text:p>156.465193</text:p>
          </table:table-cell>
          <table:table-cell office:value-type="float" office:value="526571" calcext:value-type="float">
            <text:p>526571</text:p>
          </table:table-cell>
          <table:table-cell office:value-type="float" office:value="157.861982" calcext:value-type="float">
            <text:p>157.861982</text:p>
          </table:table-cell>
          <table:table-cell office:value-type="float" office:value="525525" calcext:value-type="float">
            <text:p>525525</text:p>
          </table:table-cell>
          <table:table-cell office:value-type="float" office:value="157.548553" calcext:value-type="float">
            <text:p>157.548553</text:p>
          </table:table-cell>
          <table:table-cell office:value-type="float" office:value="527085" calcext:value-type="float">
            <text:p>527085</text:p>
          </table:table-cell>
          <table:table-cell office:value-type="float" office:value="158.01601" calcext:value-type="float">
            <text:p>158.01601</text:p>
          </table:table-cell>
          <table:table-cell table:number-columns-repeated="2"/>
          <table:table-cell office:value-type="float" office:value="531142" calcext:value-type="float">
            <text:p>531142</text:p>
          </table:table-cell>
          <table:table-cell office:value-type="float" office:value="159.232332" calcext:value-type="float">
            <text:p>159.232332</text:p>
          </table:table-cell>
          <table:table-cell office:value-type="float" office:value="531991" calcext:value-type="float">
            <text:p>531991</text:p>
          </table:table-cell>
          <table:table-cell office:value-type="float" office:value="159.48681" calcext:value-type="float">
            <text:p>159.486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82" calcext:value-type="float">
            <text:p>513782</text:p>
          </table:table-cell>
          <table:table-cell office:value-type="float" office:value="154.028025" calcext:value-type="float">
            <text:p>154.028025</text:p>
          </table:table-cell>
          <table:table-cell office:value-type="float" office:value="516961" calcext:value-type="float">
            <text:p>516961</text:p>
          </table:table-cell>
          <table:table-cell office:value-type="float" office:value="154.98087" calcext:value-type="float">
            <text:p>154.98087</text:p>
          </table:table-cell>
          <table:table-cell office:value-type="float" office:value="519859" calcext:value-type="float">
            <text:p>519859</text:p>
          </table:table-cell>
          <table:table-cell office:value-type="float" office:value="155.849779" calcext:value-type="float">
            <text:p>155.849779</text:p>
          </table:table-cell>
          <table:table-cell office:value-type="float" office:value="522589" calcext:value-type="float">
            <text:p>522589</text:p>
          </table:table-cell>
          <table:table-cell office:value-type="float" office:value="156.668232" calcext:value-type="float">
            <text:p>156.668232</text:p>
          </table:table-cell>
          <table:table-cell office:value-type="float" office:value="522030" calcext:value-type="float">
            <text:p>522030</text:p>
          </table:table-cell>
          <table:table-cell office:value-type="float" office:value="156.500575" calcext:value-type="float">
            <text:p>156.500575</text:p>
          </table:table-cell>
          <table:table-cell office:value-type="float" office:value="526736" calcext:value-type="float">
            <text:p>526736</text:p>
          </table:table-cell>
          <table:table-cell office:value-type="float" office:value="157.911505" calcext:value-type="float">
            <text:p>157.911505</text:p>
          </table:table-cell>
          <table:table-cell office:value-type="float" office:value="525508" calcext:value-type="float">
            <text:p>525508</text:p>
          </table:table-cell>
          <table:table-cell office:value-type="float" office:value="157.543326" calcext:value-type="float">
            <text:p>157.543326</text:p>
          </table:table-cell>
          <table:table-cell office:value-type="float" office:value="527142" calcext:value-type="float">
            <text:p>527142</text:p>
          </table:table-cell>
          <table:table-cell office:value-type="float" office:value="158.033301" calcext:value-type="float">
            <text:p>158.033301</text:p>
          </table:table-cell>
          <table:table-cell table:number-columns-repeated="2"/>
          <table:table-cell office:value-type="float" office:value="531046" calcext:value-type="float">
            <text:p>531046</text:p>
          </table:table-cell>
          <table:table-cell office:value-type="float" office:value="159.203677" calcext:value-type="float">
            <text:p>159.203677</text:p>
          </table:table-cell>
          <table:table-cell office:value-type="float" office:value="531958" calcext:value-type="float">
            <text:p>531958</text:p>
          </table:table-cell>
          <table:table-cell office:value-type="float" office:value="159.477115" calcext:value-type="float">
            <text:p>159.4771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34" calcext:value-type="float">
            <text:p>513834</text:p>
          </table:table-cell>
          <table:table-cell office:value-type="float" office:value="154.043538" calcext:value-type="float">
            <text:p>154.043538</text:p>
          </table:table-cell>
          <table:table-cell office:value-type="float" office:value="516939" calcext:value-type="float">
            <text:p>516939</text:p>
          </table:table-cell>
          <table:table-cell office:value-type="float" office:value="154.97428" calcext:value-type="float">
            <text:p>154.97428</text:p>
          </table:table-cell>
          <table:table-cell office:value-type="float" office:value="519552" calcext:value-type="float">
            <text:p>519552</text:p>
          </table:table-cell>
          <table:table-cell office:value-type="float" office:value="155.757661" calcext:value-type="float">
            <text:p>155.757661</text:p>
          </table:table-cell>
          <table:table-cell office:value-type="float" office:value="522747" calcext:value-type="float">
            <text:p>522747</text:p>
          </table:table-cell>
          <table:table-cell office:value-type="float" office:value="156.715494" calcext:value-type="float">
            <text:p>156.715494</text:p>
          </table:table-cell>
          <table:table-cell office:value-type="float" office:value="522031" calcext:value-type="float">
            <text:p>522031</text:p>
          </table:table-cell>
          <table:table-cell office:value-type="float" office:value="156.501044" calcext:value-type="float">
            <text:p>156.501044</text:p>
          </table:table-cell>
          <table:table-cell office:value-type="float" office:value="526594" calcext:value-type="float">
            <text:p>526594</text:p>
          </table:table-cell>
          <table:table-cell office:value-type="float" office:value="157.86892" calcext:value-type="float">
            <text:p>157.86892</text:p>
          </table:table-cell>
          <table:table-cell office:value-type="float" office:value="525463" calcext:value-type="float">
            <text:p>525463</text:p>
          </table:table-cell>
          <table:table-cell office:value-type="float" office:value="157.529753" calcext:value-type="float">
            <text:p>157.529753</text:p>
          </table:table-cell>
          <table:table-cell office:value-type="float" office:value="527164" calcext:value-type="float">
            <text:p>527164</text:p>
          </table:table-cell>
          <table:table-cell office:value-type="float" office:value="158.039685" calcext:value-type="float">
            <text:p>158.039685</text:p>
          </table:table-cell>
          <table:table-cell table:number-columns-repeated="2"/>
          <table:table-cell office:value-type="float" office:value="531039" calcext:value-type="float">
            <text:p>531039</text:p>
          </table:table-cell>
          <table:table-cell office:value-type="float" office:value="159.201516" calcext:value-type="float">
            <text:p>159.201516</text:p>
          </table:table-cell>
          <table:table-cell office:value-type="float" office:value="532042" calcext:value-type="float">
            <text:p>532042</text:p>
          </table:table-cell>
          <table:table-cell office:value-type="float" office:value="159.502247" calcext:value-type="float">
            <text:p>159.5022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35" calcext:value-type="float">
            <text:p>513735</text:p>
          </table:table-cell>
          <table:table-cell office:value-type="float" office:value="154.013871" calcext:value-type="float">
            <text:p>154.013871</text:p>
          </table:table-cell>
          <table:table-cell office:value-type="float" office:value="516776" calcext:value-type="float">
            <text:p>516776</text:p>
          </table:table-cell>
          <table:table-cell office:value-type="float" office:value="154.925442" calcext:value-type="float">
            <text:p>154.925442</text:p>
          </table:table-cell>
          <table:table-cell office:value-type="float" office:value="520594" calcext:value-type="float">
            <text:p>520594</text:p>
          </table:table-cell>
          <table:table-cell office:value-type="float" office:value="156.070017" calcext:value-type="float">
            <text:p>156.070017</text:p>
          </table:table-cell>
          <table:table-cell office:value-type="float" office:value="522371" calcext:value-type="float">
            <text:p>522371</text:p>
          </table:table-cell>
          <table:table-cell office:value-type="float" office:value="156.602765" calcext:value-type="float">
            <text:p>156.602765</text:p>
          </table:table-cell>
          <table:table-cell office:value-type="float" office:value="521913" calcext:value-type="float">
            <text:p>521913</text:p>
          </table:table-cell>
          <table:table-cell office:value-type="float" office:value="156.465516" calcext:value-type="float">
            <text:p>156.465516</text:p>
          </table:table-cell>
          <table:table-cell office:value-type="float" office:value="526342" calcext:value-type="float">
            <text:p>526342</text:p>
          </table:table-cell>
          <table:table-cell office:value-type="float" office:value="157.793497" calcext:value-type="float">
            <text:p>157.793497</text:p>
          </table:table-cell>
          <table:table-cell office:value-type="float" office:value="525622" calcext:value-type="float">
            <text:p>525622</text:p>
          </table:table-cell>
          <table:table-cell office:value-type="float" office:value="157.577516" calcext:value-type="float">
            <text:p>157.577516</text:p>
          </table:table-cell>
          <table:table-cell office:value-type="float" office:value="527049" calcext:value-type="float">
            <text:p>527049</text:p>
          </table:table-cell>
          <table:table-cell office:value-type="float" office:value="158.005405" calcext:value-type="float">
            <text:p>158.005405</text:p>
          </table:table-cell>
          <table:table-cell table:number-columns-repeated="2"/>
          <table:table-cell office:value-type="float" office:value="530850" calcext:value-type="float">
            <text:p>530850</text:p>
          </table:table-cell>
          <table:table-cell office:value-type="float" office:value="159.14485" calcext:value-type="float">
            <text:p>159.14485</text:p>
          </table:table-cell>
          <table:table-cell office:value-type="float" office:value="532123" calcext:value-type="float">
            <text:p>532123</text:p>
          </table:table-cell>
          <table:table-cell office:value-type="float" office:value="159.526376" calcext:value-type="float">
            <text:p>159.5263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773" calcext:value-type="float">
            <text:p>513773</text:p>
          </table:table-cell>
          <table:table-cell office:value-type="float" office:value="154.025242" calcext:value-type="float">
            <text:p>154.025242</text:p>
          </table:table-cell>
          <table:table-cell office:value-type="float" office:value="516923" calcext:value-type="float">
            <text:p>516923</text:p>
          </table:table-cell>
          <table:table-cell office:value-type="float" office:value="154.969495" calcext:value-type="float">
            <text:p>154.969495</text:p>
          </table:table-cell>
          <table:table-cell office:value-type="float" office:value="519935" calcext:value-type="float">
            <text:p>519935</text:p>
          </table:table-cell>
          <table:table-cell office:value-type="float" office:value="155.872721" calcext:value-type="float">
            <text:p>155.872721</text:p>
          </table:table-cell>
          <table:table-cell office:value-type="float" office:value="522482" calcext:value-type="float">
            <text:p>522482</text:p>
          </table:table-cell>
          <table:table-cell office:value-type="float" office:value="156.636308" calcext:value-type="float">
            <text:p>156.636308</text:p>
          </table:table-cell>
          <table:table-cell office:value-type="float" office:value="521949" calcext:value-type="float">
            <text:p>521949</text:p>
          </table:table-cell>
          <table:table-cell office:value-type="float" office:value="156.476412" calcext:value-type="float">
            <text:p>156.476412</text:p>
          </table:table-cell>
          <table:table-cell office:value-type="float" office:value="526615" calcext:value-type="float">
            <text:p>526615</text:p>
          </table:table-cell>
          <table:table-cell office:value-type="float" office:value="157.875279" calcext:value-type="float">
            <text:p>157.875279</text:p>
          </table:table-cell>
          <table:table-cell office:value-type="float" office:value="525569" calcext:value-type="float">
            <text:p>525569</text:p>
          </table:table-cell>
          <table:table-cell office:value-type="float" office:value="157.561598" calcext:value-type="float">
            <text:p>157.561598</text:p>
          </table:table-cell>
          <table:table-cell office:value-type="float" office:value="527078" calcext:value-type="float">
            <text:p>527078</text:p>
          </table:table-cell>
          <table:table-cell office:value-type="float" office:value="158.013888" calcext:value-type="float">
            <text:p>158.013888</text:p>
          </table:table-cell>
          <table:table-cell table:number-columns-repeated="2"/>
          <table:table-cell office:value-type="float" office:value="531138" calcext:value-type="float">
            <text:p>531138</text:p>
          </table:table-cell>
          <table:table-cell office:value-type="float" office:value="159.231194" calcext:value-type="float">
            <text:p>159.231194</text:p>
          </table:table-cell>
          <table:table-cell office:value-type="float" office:value="532216" calcext:value-type="float">
            <text:p>532216</text:p>
          </table:table-cell>
          <table:table-cell office:value-type="float" office:value="159.554276" calcext:value-type="float">
            <text:p>159.5542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09" calcext:value-type="float">
            <text:p>513809</text:p>
          </table:table-cell>
          <table:table-cell office:value-type="float" office:value="154.036084" calcext:value-type="float">
            <text:p>154.036084</text:p>
          </table:table-cell>
          <table:table-cell office:value-type="float" office:value="516852" calcext:value-type="float">
            <text:p>516852</text:p>
          </table:table-cell>
          <table:table-cell office:value-type="float" office:value="154.948315" calcext:value-type="float">
            <text:p>154.948315</text:p>
          </table:table-cell>
          <table:table-cell office:value-type="float" office:value="519663" calcext:value-type="float">
            <text:p>519663</text:p>
          </table:table-cell>
          <table:table-cell office:value-type="float" office:value="155.790997" calcext:value-type="float">
            <text:p>155.790997</text:p>
          </table:table-cell>
          <table:table-cell office:value-type="float" office:value="522420" calcext:value-type="float">
            <text:p>522420</text:p>
          </table:table-cell>
          <table:table-cell office:value-type="float" office:value="156.617512" calcext:value-type="float">
            <text:p>156.617512</text:p>
          </table:table-cell>
          <table:table-cell office:value-type="float" office:value="521880" calcext:value-type="float">
            <text:p>521880</text:p>
          </table:table-cell>
          <table:table-cell office:value-type="float" office:value="156.455583" calcext:value-type="float">
            <text:p>156.455583</text:p>
          </table:table-cell>
          <table:table-cell office:value-type="float" office:value="526438" calcext:value-type="float">
            <text:p>526438</text:p>
          </table:table-cell>
          <table:table-cell office:value-type="float" office:value="157.822274" calcext:value-type="float">
            <text:p>157.822274</text:p>
          </table:table-cell>
          <table:table-cell office:value-type="float" office:value="525605" calcext:value-type="float">
            <text:p>525605</text:p>
          </table:table-cell>
          <table:table-cell office:value-type="float" office:value="157.572427" calcext:value-type="float">
            <text:p>157.572427</text:p>
          </table:table-cell>
          <table:table-cell office:value-type="float" office:value="527028" calcext:value-type="float">
            <text:p>527028</text:p>
          </table:table-cell>
          <table:table-cell office:value-type="float" office:value="157.999066" calcext:value-type="float">
            <text:p>157.999066</text:p>
          </table:table-cell>
          <table:table-cell table:number-columns-repeated="2"/>
          <table:table-cell office:value-type="float" office:value="530952" calcext:value-type="float">
            <text:p>530952</text:p>
          </table:table-cell>
          <table:table-cell office:value-type="float" office:value="159.175352" calcext:value-type="float">
            <text:p>159.175352</text:p>
          </table:table-cell>
          <table:table-cell office:value-type="float" office:value="532101" calcext:value-type="float">
            <text:p>532101</text:p>
          </table:table-cell>
          <table:table-cell office:value-type="float" office:value="159.519936" calcext:value-type="float">
            <text:p>159.5199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39" calcext:value-type="float">
            <text:p>513839</text:p>
          </table:table-cell>
          <table:table-cell office:value-type="float" office:value="154.044942" calcext:value-type="float">
            <text:p>154.044942</text:p>
          </table:table-cell>
          <table:table-cell office:value-type="float" office:value="518097" calcext:value-type="float">
            <text:p>518097</text:p>
          </table:table-cell>
          <table:table-cell office:value-type="float" office:value="155.321702" calcext:value-type="float">
            <text:p>155.321702</text:p>
          </table:table-cell>
          <table:table-cell office:value-type="float" office:value="519331" calcext:value-type="float">
            <text:p>519331</text:p>
          </table:table-cell>
          <table:table-cell office:value-type="float" office:value="155.691506" calcext:value-type="float">
            <text:p>155.691506</text:p>
          </table:table-cell>
          <table:table-cell office:value-type="float" office:value="522528" calcext:value-type="float">
            <text:p>522528</text:p>
          </table:table-cell>
          <table:table-cell office:value-type="float" office:value="156.650033" calcext:value-type="float">
            <text:p>156.650033</text:p>
          </table:table-cell>
          <table:table-cell office:value-type="float" office:value="525641" calcext:value-type="float">
            <text:p>525641</text:p>
          </table:table-cell>
          <table:table-cell office:value-type="float" office:value="157.583072" calcext:value-type="float">
            <text:p>157.583072</text:p>
          </table:table-cell>
          <table:table-cell office:value-type="float" office:value="526708" calcext:value-type="float">
            <text:p>526708</text:p>
          </table:table-cell>
          <table:table-cell office:value-type="float" office:value="157.90309" calcext:value-type="float">
            <text:p>157.90309</text:p>
          </table:table-cell>
          <table:table-cell office:value-type="float" office:value="525641" calcext:value-type="float">
            <text:p>525641</text:p>
          </table:table-cell>
          <table:table-cell office:value-type="float" office:value="157.583135" calcext:value-type="float">
            <text:p>157.583135</text:p>
          </table:table-cell>
          <table:table-cell office:value-type="float" office:value="527067" calcext:value-type="float">
            <text:p>527067</text:p>
          </table:table-cell>
          <table:table-cell office:value-type="float" office:value="158.010766" calcext:value-type="float">
            <text:p>158.010766</text:p>
          </table:table-cell>
          <table:table-cell table:number-columns-repeated="2"/>
          <table:table-cell office:value-type="float" office:value="530916" calcext:value-type="float">
            <text:p>530916</text:p>
          </table:table-cell>
          <table:table-cell office:value-type="float" office:value="159.164519" calcext:value-type="float">
            <text:p>159.164519</text:p>
          </table:table-cell>
          <table:table-cell office:value-type="float" office:value="532081" calcext:value-type="float">
            <text:p>532081</text:p>
          </table:table-cell>
          <table:table-cell office:value-type="float" office:value="159.513773" calcext:value-type="float">
            <text:p>159.5137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48" calcext:value-type="float">
            <text:p>513948</text:p>
          </table:table-cell>
          <table:table-cell office:value-type="float" office:value="154.077805" calcext:value-type="float">
            <text:p>154.077805</text:p>
          </table:table-cell>
          <table:table-cell office:value-type="float" office:value="518230" calcext:value-type="float">
            <text:p>518230</text:p>
          </table:table-cell>
          <table:table-cell office:value-type="float" office:value="155.361364" calcext:value-type="float">
            <text:p>155.361364</text:p>
          </table:table-cell>
          <table:table-cell office:value-type="float" office:value="520144" calcext:value-type="float">
            <text:p>520144</text:p>
          </table:table-cell>
          <table:table-cell office:value-type="float" office:value="155.935376" calcext:value-type="float">
            <text:p>155.935376</text:p>
          </table:table-cell>
          <table:table-cell office:value-type="float" office:value="522654" calcext:value-type="float">
            <text:p>522654</text:p>
          </table:table-cell>
          <table:table-cell office:value-type="float" office:value="156.687615" calcext:value-type="float">
            <text:p>156.687615</text:p>
          </table:table-cell>
          <table:table-cell office:value-type="float" office:value="525617" calcext:value-type="float">
            <text:p>525617</text:p>
          </table:table-cell>
          <table:table-cell office:value-type="float" office:value="157.576115" calcext:value-type="float">
            <text:p>157.576115</text:p>
          </table:table-cell>
          <table:table-cell office:value-type="float" office:value="526531" calcext:value-type="float">
            <text:p>526531</text:p>
          </table:table-cell>
          <table:table-cell office:value-type="float" office:value="157.849992" calcext:value-type="float">
            <text:p>157.849992</text:p>
          </table:table-cell>
          <table:table-cell office:value-type="float" office:value="525720" calcext:value-type="float">
            <text:p>525720</text:p>
          </table:table-cell>
          <table:table-cell office:value-type="float" office:value="157.606962" calcext:value-type="float">
            <text:p>157.606962</text:p>
          </table:table-cell>
          <table:table-cell office:value-type="float" office:value="527103" calcext:value-type="float">
            <text:p>527103</text:p>
          </table:table-cell>
          <table:table-cell office:value-type="float" office:value="158.021555" calcext:value-type="float">
            <text:p>158.021555</text:p>
          </table:table-cell>
          <table:table-cell table:number-columns-repeated="2"/>
          <table:table-cell office:value-type="float" office:value="531006" calcext:value-type="float">
            <text:p>531006</text:p>
          </table:table-cell>
          <table:table-cell office:value-type="float" office:value="159.191489" calcext:value-type="float">
            <text:p>159.191489</text:p>
          </table:table-cell>
          <table:table-cell office:value-type="float" office:value="532043" calcext:value-type="float">
            <text:p>532043</text:p>
          </table:table-cell>
          <table:table-cell office:value-type="float" office:value="159.502571" calcext:value-type="float">
            <text:p>159.5025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4002" calcext:value-type="float">
            <text:p>514002</text:p>
          </table:table-cell>
          <table:table-cell office:value-type="float" office:value="154.094037" calcext:value-type="float">
            <text:p>154.094037</text:p>
          </table:table-cell>
          <table:table-cell office:value-type="float" office:value="518089" calcext:value-type="float">
            <text:p>518089</text:p>
          </table:table-cell>
          <table:table-cell office:value-type="float" office:value="155.319308" calcext:value-type="float">
            <text:p>155.319308</text:p>
          </table:table-cell>
          <table:table-cell office:value-type="float" office:value="520458" calcext:value-type="float">
            <text:p>520458</text:p>
          </table:table-cell>
          <table:table-cell office:value-type="float" office:value="156.029329" calcext:value-type="float">
            <text:p>156.029329</text:p>
          </table:table-cell>
          <table:table-cell office:value-type="float" office:value="522589" calcext:value-type="float">
            <text:p>522589</text:p>
          </table:table-cell>
          <table:table-cell office:value-type="float" office:value="156.668321" calcext:value-type="float">
            <text:p>156.668321</text:p>
          </table:table-cell>
          <table:table-cell office:value-type="float" office:value="525429" calcext:value-type="float">
            <text:p>525429</text:p>
          </table:table-cell>
          <table:table-cell office:value-type="float" office:value="157.519745" calcext:value-type="float">
            <text:p>157.519745</text:p>
          </table:table-cell>
          <table:table-cell office:value-type="float" office:value="526172" calcext:value-type="float">
            <text:p>526172</text:p>
          </table:table-cell>
          <table:table-cell office:value-type="float" office:value="157.742393" calcext:value-type="float">
            <text:p>157.742393</text:p>
          </table:table-cell>
          <table:table-cell office:value-type="float" office:value="525477" calcext:value-type="float">
            <text:p>525477</text:p>
          </table:table-cell>
          <table:table-cell office:value-type="float" office:value="157.53395" calcext:value-type="float">
            <text:p>157.53395</text:p>
          </table:table-cell>
          <table:table-cell office:value-type="float" office:value="527124" calcext:value-type="float">
            <text:p>527124</text:p>
          </table:table-cell>
          <table:table-cell office:value-type="float" office:value="158.027668" calcext:value-type="float">
            <text:p>158.027668</text:p>
          </table:table-cell>
          <table:table-cell table:number-columns-repeated="2"/>
          <table:table-cell office:value-type="float" office:value="531150" calcext:value-type="float">
            <text:p>531150</text:p>
          </table:table-cell>
          <table:table-cell office:value-type="float" office:value="159.234849" calcext:value-type="float">
            <text:p>159.234849</text:p>
          </table:table-cell>
          <table:table-cell office:value-type="float" office:value="532117" calcext:value-type="float">
            <text:p>532117</text:p>
          </table:table-cell>
          <table:table-cell office:value-type="float" office:value="159.52474" calcext:value-type="float">
            <text:p>159.524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58" calcext:value-type="float">
            <text:p>513858</text:p>
          </table:table-cell>
          <table:table-cell office:value-type="float" office:value="154.050674" calcext:value-type="float">
            <text:p>154.050674</text:p>
          </table:table-cell>
          <table:table-cell office:value-type="float" office:value="518113" calcext:value-type="float">
            <text:p>518113</text:p>
          </table:table-cell>
          <table:table-cell office:value-type="float" office:value="155.326222" calcext:value-type="float">
            <text:p>155.326222</text:p>
          </table:table-cell>
          <table:table-cell office:value-type="float" office:value="520683" calcext:value-type="float">
            <text:p>520683</text:p>
          </table:table-cell>
          <table:table-cell office:value-type="float" office:value="156.096957" calcext:value-type="float">
            <text:p>156.096957</text:p>
          </table:table-cell>
          <table:table-cell office:value-type="float" office:value="522492" calcext:value-type="float">
            <text:p>522492</text:p>
          </table:table-cell>
          <table:table-cell office:value-type="float" office:value="156.639255" calcext:value-type="float">
            <text:p>156.639255</text:p>
          </table:table-cell>
          <table:table-cell office:value-type="float" office:value="525321" calcext:value-type="float">
            <text:p>525321</text:p>
          </table:table-cell>
          <table:table-cell office:value-type="float" office:value="157.487381" calcext:value-type="float">
            <text:p>157.487381</text:p>
          </table:table-cell>
          <table:table-cell office:value-type="float" office:value="526779" calcext:value-type="float">
            <text:p>526779</text:p>
          </table:table-cell>
          <table:table-cell office:value-type="float" office:value="157.924473" calcext:value-type="float">
            <text:p>157.924473</text:p>
          </table:table-cell>
          <table:table-cell office:value-type="float" office:value="525611" calcext:value-type="float">
            <text:p>525611</text:p>
          </table:table-cell>
          <table:table-cell office:value-type="float" office:value="157.574362" calcext:value-type="float">
            <text:p>157.574362</text:p>
          </table:table-cell>
          <table:table-cell office:value-type="float" office:value="527091" calcext:value-type="float">
            <text:p>527091</text:p>
          </table:table-cell>
          <table:table-cell office:value-type="float" office:value="158.018016" calcext:value-type="float">
            <text:p>158.018016</text:p>
          </table:table-cell>
          <table:table-cell table:number-columns-repeated="2"/>
          <table:table-cell office:value-type="float" office:value="531003" calcext:value-type="float">
            <text:p>531003</text:p>
          </table:table-cell>
          <table:table-cell office:value-type="float" office:value="159.190576" calcext:value-type="float">
            <text:p>159.190576</text:p>
          </table:table-cell>
          <table:table-cell office:value-type="float" office:value="531982" calcext:value-type="float">
            <text:p>531982</text:p>
          </table:table-cell>
          <table:table-cell office:value-type="float" office:value="159.484187" calcext:value-type="float">
            <text:p>159.4841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04" calcext:value-type="float">
            <text:p>513904</text:p>
          </table:table-cell>
          <table:table-cell office:value-type="float" office:value="154.064604" calcext:value-type="float">
            <text:p>154.064604</text:p>
          </table:table-cell>
          <table:table-cell office:value-type="float" office:value="518051" calcext:value-type="float">
            <text:p>518051</text:p>
          </table:table-cell>
          <table:table-cell office:value-type="float" office:value="155.307914" calcext:value-type="float">
            <text:p>155.307914</text:p>
          </table:table-cell>
          <table:table-cell office:value-type="float" office:value="520495" calcext:value-type="float">
            <text:p>520495</text:p>
          </table:table-cell>
          <table:table-cell office:value-type="float" office:value="156.040452" calcext:value-type="float">
            <text:p>156.040452</text:p>
          </table:table-cell>
          <table:table-cell office:value-type="float" office:value="522543" calcext:value-type="float">
            <text:p>522543</text:p>
          </table:table-cell>
          <table:table-cell office:value-type="float" office:value="156.654435" calcext:value-type="float">
            <text:p>156.654435</text:p>
          </table:table-cell>
          <table:table-cell office:value-type="float" office:value="525315" calcext:value-type="float">
            <text:p>525315</text:p>
          </table:table-cell>
          <table:table-cell office:value-type="float" office:value="157.485442" calcext:value-type="float">
            <text:p>157.485442</text:p>
          </table:table-cell>
          <table:table-cell office:value-type="float" office:value="526376" calcext:value-type="float">
            <text:p>526376</text:p>
          </table:table-cell>
          <table:table-cell office:value-type="float" office:value="157.803609" calcext:value-type="float">
            <text:p>157.803609</text:p>
          </table:table-cell>
          <table:table-cell office:value-type="float" office:value="525611" calcext:value-type="float">
            <text:p>525611</text:p>
          </table:table-cell>
          <table:table-cell office:value-type="float" office:value="157.574248" calcext:value-type="float">
            <text:p>157.574248</text:p>
          </table:table-cell>
          <table:table-cell office:value-type="float" office:value="527021" calcext:value-type="float">
            <text:p>527021</text:p>
          </table:table-cell>
          <table:table-cell office:value-type="float" office:value="157.996954" calcext:value-type="float">
            <text:p>157.996954</text:p>
          </table:table-cell>
          <table:table-cell table:number-columns-repeated="2"/>
          <table:table-cell office:value-type="float" office:value="530966" calcext:value-type="float">
            <text:p>530966</text:p>
          </table:table-cell>
          <table:table-cell office:value-type="float" office:value="159.179604" calcext:value-type="float">
            <text:p>159.179604</text:p>
          </table:table-cell>
          <table:table-cell office:value-type="float" office:value="531877" calcext:value-type="float">
            <text:p>531877</text:p>
          </table:table-cell>
          <table:table-cell office:value-type="float" office:value="159.452619" calcext:value-type="float">
            <text:p>159.4526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4026" calcext:value-type="float">
            <text:p>514026</text:p>
          </table:table-cell>
          <table:table-cell office:value-type="float" office:value="154.101078" calcext:value-type="float">
            <text:p>154.101078</text:p>
          </table:table-cell>
          <table:table-cell office:value-type="float" office:value="517876" calcext:value-type="float">
            <text:p>517876</text:p>
          </table:table-cell>
          <table:table-cell office:value-type="float" office:value="155.255366" calcext:value-type="float">
            <text:p>155.255366</text:p>
          </table:table-cell>
          <table:table-cell office:value-type="float" office:value="519470" calcext:value-type="float">
            <text:p>519470</text:p>
          </table:table-cell>
          <table:table-cell office:value-type="float" office:value="155.733233" calcext:value-type="float">
            <text:p>155.733233</text:p>
          </table:table-cell>
          <table:table-cell office:value-type="float" office:value="522506" calcext:value-type="float">
            <text:p>522506</text:p>
          </table:table-cell>
          <table:table-cell office:value-type="float" office:value="156.64321" calcext:value-type="float">
            <text:p>156.64321</text:p>
          </table:table-cell>
          <table:table-cell office:value-type="float" office:value="525225" calcext:value-type="float">
            <text:p>525225</text:p>
          </table:table-cell>
          <table:table-cell office:value-type="float" office:value="157.458368" calcext:value-type="float">
            <text:p>157.458368</text:p>
          </table:table-cell>
          <table:table-cell office:value-type="float" office:value="526356" calcext:value-type="float">
            <text:p>526356</text:p>
          </table:table-cell>
          <table:table-cell office:value-type="float" office:value="157.797491" calcext:value-type="float">
            <text:p>157.797491</text:p>
          </table:table-cell>
          <table:table-cell office:value-type="float" office:value="525596" calcext:value-type="float">
            <text:p>525596</text:p>
          </table:table-cell>
          <table:table-cell office:value-type="float" office:value="157.569662" calcext:value-type="float">
            <text:p>157.569662</text:p>
          </table:table-cell>
          <table:table-cell office:value-type="float" office:value="527086" calcext:value-type="float">
            <text:p>527086</text:p>
          </table:table-cell>
          <table:table-cell office:value-type="float" office:value="158.016327" calcext:value-type="float">
            <text:p>158.016327</text:p>
          </table:table-cell>
          <table:table-cell table:number-columns-repeated="2"/>
          <table:table-cell office:value-type="float" office:value="531016" calcext:value-type="float">
            <text:p>531016</text:p>
          </table:table-cell>
          <table:table-cell office:value-type="float" office:value="159.194481" calcext:value-type="float">
            <text:p>159.194481</text:p>
          </table:table-cell>
          <table:table-cell office:value-type="float" office:value="532051" calcext:value-type="float">
            <text:p>532051</text:p>
          </table:table-cell>
          <table:table-cell office:value-type="float" office:value="159.505005" calcext:value-type="float">
            <text:p>159.5050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58" calcext:value-type="float">
            <text:p>513958</text:p>
          </table:table-cell>
          <table:table-cell office:value-type="float" office:value="154.080861" calcext:value-type="float">
            <text:p>154.080861</text:p>
          </table:table-cell>
          <table:table-cell office:value-type="float" office:value="518047" calcext:value-type="float">
            <text:p>518047</text:p>
          </table:table-cell>
          <table:table-cell office:value-type="float" office:value="155.306457" calcext:value-type="float">
            <text:p>155.306457</text:p>
          </table:table-cell>
          <table:table-cell office:value-type="float" office:value="519953" calcext:value-type="float">
            <text:p>519953</text:p>
          </table:table-cell>
          <table:table-cell office:value-type="float" office:value="155.878019" calcext:value-type="float">
            <text:p>155.878019</text:p>
          </table:table-cell>
          <table:table-cell office:value-type="float" office:value="522715" calcext:value-type="float">
            <text:p>522715</text:p>
          </table:table-cell>
          <table:table-cell office:value-type="float" office:value="156.706121" calcext:value-type="float">
            <text:p>156.706121</text:p>
          </table:table-cell>
          <table:table-cell office:value-type="float" office:value="525230" calcext:value-type="float">
            <text:p>525230</text:p>
          </table:table-cell>
          <table:table-cell office:value-type="float" office:value="157.460129" calcext:value-type="float">
            <text:p>157.460129</text:p>
          </table:table-cell>
          <table:table-cell office:value-type="float" office:value="526447" calcext:value-type="float">
            <text:p>526447</text:p>
          </table:table-cell>
          <table:table-cell office:value-type="float" office:value="157.824799" calcext:value-type="float">
            <text:p>157.824799</text:p>
          </table:table-cell>
          <table:table-cell office:value-type="float" office:value="525522" calcext:value-type="float">
            <text:p>525522</text:p>
          </table:table-cell>
          <table:table-cell office:value-type="float" office:value="157.547522" calcext:value-type="float">
            <text:p>157.547522</text:p>
          </table:table-cell>
          <table:table-cell office:value-type="float" office:value="527079" calcext:value-type="float">
            <text:p>527079</text:p>
          </table:table-cell>
          <table:table-cell office:value-type="float" office:value="158.014428" calcext:value-type="float">
            <text:p>158.014428</text:p>
          </table:table-cell>
          <table:table-cell table:number-columns-repeated="2"/>
          <table:table-cell office:value-type="float" office:value="531095" calcext:value-type="float">
            <text:p>531095</text:p>
          </table:table-cell>
          <table:table-cell office:value-type="float" office:value="159.218199" calcext:value-type="float">
            <text:p>159.218199</text:p>
          </table:table-cell>
          <table:table-cell office:value-type="float" office:value="532097" calcext:value-type="float">
            <text:p>532097</text:p>
          </table:table-cell>
          <table:table-cell office:value-type="float" office:value="159.518778" calcext:value-type="float">
            <text:p>159.5187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93" calcext:value-type="float">
            <text:p>513893</text:p>
          </table:table-cell>
          <table:table-cell office:value-type="float" office:value="154.061156" calcext:value-type="float">
            <text:p>154.061156</text:p>
          </table:table-cell>
          <table:table-cell office:value-type="float" office:value="517876" calcext:value-type="float">
            <text:p>517876</text:p>
          </table:table-cell>
          <table:table-cell office:value-type="float" office:value="155.255393" calcext:value-type="float">
            <text:p>155.255393</text:p>
          </table:table-cell>
          <table:table-cell office:value-type="float" office:value="519299" calcext:value-type="float">
            <text:p>519299</text:p>
          </table:table-cell>
          <table:table-cell office:value-type="float" office:value="155.682012" calcext:value-type="float">
            <text:p>155.682012</text:p>
          </table:table-cell>
          <table:table-cell office:value-type="float" office:value="522450" calcext:value-type="float">
            <text:p>522450</text:p>
          </table:table-cell>
          <table:table-cell office:value-type="float" office:value="156.626624" calcext:value-type="float">
            <text:p>156.626624</text:p>
          </table:table-cell>
          <table:table-cell office:value-type="float" office:value="525399" calcext:value-type="float">
            <text:p>525399</text:p>
          </table:table-cell>
          <table:table-cell office:value-type="float" office:value="157.510709" calcext:value-type="float">
            <text:p>157.510709</text:p>
          </table:table-cell>
          <table:table-cell office:value-type="float" office:value="525665" calcext:value-type="float">
            <text:p>525665</text:p>
          </table:table-cell>
          <table:table-cell office:value-type="float" office:value="157.590334" calcext:value-type="float">
            <text:p>157.590334</text:p>
          </table:table-cell>
          <table:table-cell office:value-type="float" office:value="525491" calcext:value-type="float">
            <text:p>525491</text:p>
          </table:table-cell>
          <table:table-cell office:value-type="float" office:value="157.53814" calcext:value-type="float">
            <text:p>157.53814</text:p>
          </table:table-cell>
          <table:table-cell office:value-type="float" office:value="527115" calcext:value-type="float">
            <text:p>527115</text:p>
          </table:table-cell>
          <table:table-cell office:value-type="float" office:value="158.025228" calcext:value-type="float">
            <text:p>158.025228</text:p>
          </table:table-cell>
          <table:table-cell table:number-columns-repeated="2"/>
          <table:table-cell office:value-type="float" office:value="530859" calcext:value-type="float">
            <text:p>530859</text:p>
          </table:table-cell>
          <table:table-cell office:value-type="float" office:value="159.147404" calcext:value-type="float">
            <text:p>159.147404</text:p>
          </table:table-cell>
          <table:table-cell office:value-type="float" office:value="532027" calcext:value-type="float">
            <text:p>532027</text:p>
          </table:table-cell>
          <table:table-cell office:value-type="float" office:value="159.497619" calcext:value-type="float">
            <text:p>159.4976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71" calcext:value-type="float">
            <text:p>513871</text:p>
          </table:table-cell>
          <table:table-cell office:value-type="float" office:value="154.054695" calcext:value-type="float">
            <text:p>154.054695</text:p>
          </table:table-cell>
          <table:table-cell office:value-type="float" office:value="518039" calcext:value-type="float">
            <text:p>518039</text:p>
          </table:table-cell>
          <table:table-cell office:value-type="float" office:value="155.30432" calcext:value-type="float">
            <text:p>155.30432</text:p>
          </table:table-cell>
          <table:table-cell office:value-type="float" office:value="520229" calcext:value-type="float">
            <text:p>520229</text:p>
          </table:table-cell>
          <table:table-cell office:value-type="float" office:value="155.960858" calcext:value-type="float">
            <text:p>155.960858</text:p>
          </table:table-cell>
          <table:table-cell office:value-type="float" office:value="522631" calcext:value-type="float">
            <text:p>522631</text:p>
          </table:table-cell>
          <table:table-cell office:value-type="float" office:value="156.680966" calcext:value-type="float">
            <text:p>156.680966</text:p>
          </table:table-cell>
          <table:table-cell office:value-type="float" office:value="525614" calcext:value-type="float">
            <text:p>525614</text:p>
          </table:table-cell>
          <table:table-cell office:value-type="float" office:value="157.575026" calcext:value-type="float">
            <text:p>157.575026</text:p>
          </table:table-cell>
          <table:table-cell office:value-type="float" office:value="526504" calcext:value-type="float">
            <text:p>526504</text:p>
          </table:table-cell>
          <table:table-cell office:value-type="float" office:value="157.841975" calcext:value-type="float">
            <text:p>157.841975</text:p>
          </table:table-cell>
          <table:table-cell office:value-type="float" office:value="525468" calcext:value-type="float">
            <text:p>525468</text:p>
          </table:table-cell>
          <table:table-cell office:value-type="float" office:value="157.531364" calcext:value-type="float">
            <text:p>157.531364</text:p>
          </table:table-cell>
          <table:table-cell office:value-type="float" office:value="527133" calcext:value-type="float">
            <text:p>527133</text:p>
          </table:table-cell>
          <table:table-cell office:value-type="float" office:value="158.030626" calcext:value-type="float">
            <text:p>158.030626</text:p>
          </table:table-cell>
          <table:table-cell table:number-columns-repeated="2"/>
          <table:table-cell office:value-type="float" office:value="530998" calcext:value-type="float">
            <text:p>530998</text:p>
          </table:table-cell>
          <table:table-cell office:value-type="float" office:value="159.189242" calcext:value-type="float">
            <text:p>159.189242</text:p>
          </table:table-cell>
          <table:table-cell office:value-type="float" office:value="532042" calcext:value-type="float">
            <text:p>532042</text:p>
          </table:table-cell>
          <table:table-cell office:value-type="float" office:value="159.502327" calcext:value-type="float">
            <text:p>159.5023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38" calcext:value-type="float">
            <text:p>513938</text:p>
          </table:table-cell>
          <table:table-cell office:value-type="float" office:value="154.074871" calcext:value-type="float">
            <text:p>154.074871</text:p>
          </table:table-cell>
          <table:table-cell office:value-type="float" office:value="518247" calcext:value-type="float">
            <text:p>518247</text:p>
          </table:table-cell>
          <table:table-cell office:value-type="float" office:value="155.366627" calcext:value-type="float">
            <text:p>155.366627</text:p>
          </table:table-cell>
          <table:table-cell office:value-type="float" office:value="520279" calcext:value-type="float">
            <text:p>520279</text:p>
          </table:table-cell>
          <table:table-cell office:value-type="float" office:value="155.975611" calcext:value-type="float">
            <text:p>155.975611</text:p>
          </table:table-cell>
          <table:table-cell office:value-type="float" office:value="522729" calcext:value-type="float">
            <text:p>522729</text:p>
          </table:table-cell>
          <table:table-cell office:value-type="float" office:value="156.710137" calcext:value-type="float">
            <text:p>156.710137</text:p>
          </table:table-cell>
          <table:table-cell office:value-type="float" office:value="525473" calcext:value-type="float">
            <text:p>525473</text:p>
          </table:table-cell>
          <table:table-cell office:value-type="float" office:value="157.532696" calcext:value-type="float">
            <text:p>157.532696</text:p>
          </table:table-cell>
          <table:table-cell office:value-type="float" office:value="526717" calcext:value-type="float">
            <text:p>526717</text:p>
          </table:table-cell>
          <table:table-cell office:value-type="float" office:value="157.905636" calcext:value-type="float">
            <text:p>157.905636</text:p>
          </table:table-cell>
          <table:table-cell office:value-type="float" office:value="525638" calcext:value-type="float">
            <text:p>525638</text:p>
          </table:table-cell>
          <table:table-cell office:value-type="float" office:value="157.582266" calcext:value-type="float">
            <text:p>157.582266</text:p>
          </table:table-cell>
          <table:table-cell office:value-type="float" office:value="527092" calcext:value-type="float">
            <text:p>527092</text:p>
          </table:table-cell>
          <table:table-cell office:value-type="float" office:value="158.018222" calcext:value-type="float">
            <text:p>158.018222</text:p>
          </table:table-cell>
          <table:table-cell table:number-columns-repeated="2"/>
          <table:table-cell office:value-type="float" office:value="531227" calcext:value-type="float">
            <text:p>531227</text:p>
          </table:table-cell>
          <table:table-cell office:value-type="float" office:value="159.257906" calcext:value-type="float">
            <text:p>159.257906</text:p>
          </table:table-cell>
          <table:table-cell office:value-type="float" office:value="532140" calcext:value-type="float">
            <text:p>532140</text:p>
          </table:table-cell>
          <table:table-cell office:value-type="float" office:value="159.531515" calcext:value-type="float">
            <text:p>159.5315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73" calcext:value-type="float">
            <text:p>513973</text:p>
          </table:table-cell>
          <table:table-cell office:value-type="float" office:value="154.085323" calcext:value-type="float">
            <text:p>154.085323</text:p>
          </table:table-cell>
          <table:table-cell office:value-type="float" office:value="518292" calcext:value-type="float">
            <text:p>518292</text:p>
          </table:table-cell>
          <table:table-cell office:value-type="float" office:value="155.379964" calcext:value-type="float">
            <text:p>155.379964</text:p>
          </table:table-cell>
          <table:table-cell office:value-type="float" office:value="522907" calcext:value-type="float">
            <text:p>522907</text:p>
          </table:table-cell>
          <table:table-cell office:value-type="float" office:value="156.763591" calcext:value-type="float">
            <text:p>156.763591</text:p>
          </table:table-cell>
          <table:table-cell office:value-type="float" office:value="522525" calcext:value-type="float">
            <text:p>522525</text:p>
          </table:table-cell>
          <table:table-cell office:value-type="float" office:value="156.649128" calcext:value-type="float">
            <text:p>156.649128</text:p>
          </table:table-cell>
          <table:table-cell office:value-type="float" office:value="524454" calcext:value-type="float">
            <text:p>524454</text:p>
          </table:table-cell>
          <table:table-cell office:value-type="float" office:value="157.22722" calcext:value-type="float">
            <text:p>157.22722</text:p>
          </table:table-cell>
          <table:table-cell office:value-type="float" office:value="526218" calcext:value-type="float">
            <text:p>526218</text:p>
          </table:table-cell>
          <table:table-cell office:value-type="float" office:value="157.756139" calcext:value-type="float">
            <text:p>157.756139</text:p>
          </table:table-cell>
          <table:table-cell office:value-type="float" office:value="525586" calcext:value-type="float">
            <text:p>525586</text:p>
          </table:table-cell>
          <table:table-cell office:value-type="float" office:value="157.566643" calcext:value-type="float">
            <text:p>157.566643</text:p>
          </table:table-cell>
          <table:table-cell office:value-type="float" office:value="527089" calcext:value-type="float">
            <text:p>527089</text:p>
          </table:table-cell>
          <table:table-cell office:value-type="float" office:value="158.017451" calcext:value-type="float">
            <text:p>158.017451</text:p>
          </table:table-cell>
          <table:table-cell table:number-columns-repeated="2"/>
          <table:table-cell office:value-type="float" office:value="530938" calcext:value-type="float">
            <text:p>530938</text:p>
          </table:table-cell>
          <table:table-cell office:value-type="float" office:value="159.171287" calcext:value-type="float">
            <text:p>159.171287</text:p>
          </table:table-cell>
          <table:table-cell office:value-type="float" office:value="531953" calcext:value-type="float">
            <text:p>531953</text:p>
          </table:table-cell>
          <table:table-cell office:value-type="float" office:value="159.475523" calcext:value-type="float">
            <text:p>159.4755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95" calcext:value-type="float">
            <text:p>513895</text:p>
          </table:table-cell>
          <table:table-cell office:value-type="float" office:value="154.061887" calcext:value-type="float">
            <text:p>154.061887</text:p>
          </table:table-cell>
          <table:table-cell office:value-type="float" office:value="518394" calcext:value-type="float">
            <text:p>518394</text:p>
          </table:table-cell>
          <table:table-cell office:value-type="float" office:value="155.410535" calcext:value-type="float">
            <text:p>155.410535</text:p>
          </table:table-cell>
          <table:table-cell office:value-type="float" office:value="519613" calcext:value-type="float">
            <text:p>519613</text:p>
          </table:table-cell>
          <table:table-cell office:value-type="float" office:value="155.776093" calcext:value-type="float">
            <text:p>155.776093</text:p>
          </table:table-cell>
          <table:table-cell office:value-type="float" office:value="522622" calcext:value-type="float">
            <text:p>522622</text:p>
          </table:table-cell>
          <table:table-cell office:value-type="float" office:value="156.678266" calcext:value-type="float">
            <text:p>156.678266</text:p>
          </table:table-cell>
          <table:table-cell office:value-type="float" office:value="525393" calcext:value-type="float">
            <text:p>525393</text:p>
          </table:table-cell>
          <table:table-cell office:value-type="float" office:value="157.508963" calcext:value-type="float">
            <text:p>157.508963</text:p>
          </table:table-cell>
          <table:table-cell office:value-type="float" office:value="526029" calcext:value-type="float">
            <text:p>526029</text:p>
          </table:table-cell>
          <table:table-cell office:value-type="float" office:value="157.699582" calcext:value-type="float">
            <text:p>157.699582</text:p>
          </table:table-cell>
          <table:table-cell office:value-type="float" office:value="525497" calcext:value-type="float">
            <text:p>525497</text:p>
          </table:table-cell>
          <table:table-cell office:value-type="float" office:value="157.540083" calcext:value-type="float">
            <text:p>157.540083</text:p>
          </table:table-cell>
          <table:table-cell office:value-type="float" office:value="527108" calcext:value-type="float">
            <text:p>527108</text:p>
          </table:table-cell>
          <table:table-cell office:value-type="float" office:value="158.023135" calcext:value-type="float">
            <text:p>158.023135</text:p>
          </table:table-cell>
          <table:table-cell table:number-columns-repeated="2"/>
          <table:table-cell office:value-type="float" office:value="531021" calcext:value-type="float">
            <text:p>531021</text:p>
          </table:table-cell>
          <table:table-cell office:value-type="float" office:value="159.196215" calcext:value-type="float">
            <text:p>159.196215</text:p>
          </table:table-cell>
          <table:table-cell office:value-type="float" office:value="532167" calcext:value-type="float">
            <text:p>532167</text:p>
          </table:table-cell>
          <table:table-cell office:value-type="float" office:value="159.53956" calcext:value-type="float">
            <text:p>159.539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73" calcext:value-type="float">
            <text:p>513873</text:p>
          </table:table-cell>
          <table:table-cell office:value-type="float" office:value="154.055357" calcext:value-type="float">
            <text:p>154.055357</text:p>
          </table:table-cell>
          <table:table-cell office:value-type="float" office:value="518018" calcext:value-type="float">
            <text:p>518018</text:p>
          </table:table-cell>
          <table:table-cell office:value-type="float" office:value="155.297825" calcext:value-type="float">
            <text:p>155.297825</text:p>
          </table:table-cell>
          <table:table-cell office:value-type="float" office:value="519491" calcext:value-type="float">
            <text:p>519491</text:p>
          </table:table-cell>
          <table:table-cell office:value-type="float" office:value="155.739521" calcext:value-type="float">
            <text:p>155.739521</text:p>
          </table:table-cell>
          <table:table-cell office:value-type="float" office:value="522173" calcext:value-type="float">
            <text:p>522173</text:p>
          </table:table-cell>
          <table:table-cell office:value-type="float" office:value="156.543416" calcext:value-type="float">
            <text:p>156.543416</text:p>
          </table:table-cell>
          <table:table-cell office:value-type="float" office:value="525259" calcext:value-type="float">
            <text:p>525259</text:p>
          </table:table-cell>
          <table:table-cell office:value-type="float" office:value="157.46868" calcext:value-type="float">
            <text:p>157.46868</text:p>
          </table:table-cell>
          <table:table-cell office:value-type="float" office:value="526537" calcext:value-type="float">
            <text:p>526537</text:p>
          </table:table-cell>
          <table:table-cell office:value-type="float" office:value="157.851964" calcext:value-type="float">
            <text:p>157.851964</text:p>
          </table:table-cell>
          <table:table-cell office:value-type="float" office:value="525782" calcext:value-type="float">
            <text:p>525782</text:p>
          </table:table-cell>
          <table:table-cell office:value-type="float" office:value="157.625362" calcext:value-type="float">
            <text:p>157.625362</text:p>
          </table:table-cell>
          <table:table-cell office:value-type="float" office:value="527029" calcext:value-type="float">
            <text:p>527029</text:p>
          </table:table-cell>
          <table:table-cell office:value-type="float" office:value="157.999279" calcext:value-type="float">
            <text:p>157.999279</text:p>
          </table:table-cell>
          <table:table-cell table:number-columns-repeated="2"/>
          <table:table-cell office:value-type="float" office:value="531006" calcext:value-type="float">
            <text:p>531006</text:p>
          </table:table-cell>
          <table:table-cell office:value-type="float" office:value="159.191492" calcext:value-type="float">
            <text:p>159.191492</text:p>
          </table:table-cell>
          <table:table-cell office:value-type="float" office:value="532104" calcext:value-type="float">
            <text:p>532104</text:p>
          </table:table-cell>
          <table:table-cell office:value-type="float" office:value="159.520849" calcext:value-type="float">
            <text:p>159.5208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68" calcext:value-type="float">
            <text:p>513968</text:p>
          </table:table-cell>
          <table:table-cell office:value-type="float" office:value="154.083834" calcext:value-type="float">
            <text:p>154.083834</text:p>
          </table:table-cell>
          <table:table-cell office:value-type="float" office:value="518093" calcext:value-type="float">
            <text:p>518093</text:p>
          </table:table-cell>
          <table:table-cell office:value-type="float" office:value="155.320449" calcext:value-type="float">
            <text:p>155.320449</text:p>
          </table:table-cell>
          <table:table-cell office:value-type="float" office:value="520383" calcext:value-type="float">
            <text:p>520383</text:p>
          </table:table-cell>
          <table:table-cell office:value-type="float" office:value="156.00704" calcext:value-type="float">
            <text:p>156.00704</text:p>
          </table:table-cell>
          <table:table-cell office:value-type="float" office:value="522708" calcext:value-type="float">
            <text:p>522708</text:p>
          </table:table-cell>
          <table:table-cell office:value-type="float" office:value="156.70381" calcext:value-type="float">
            <text:p>156.70381</text:p>
          </table:table-cell>
          <table:table-cell office:value-type="float" office:value="525484" calcext:value-type="float">
            <text:p>525484</text:p>
          </table:table-cell>
          <table:table-cell office:value-type="float" office:value="157.536221" calcext:value-type="float">
            <text:p>157.536221</text:p>
          </table:table-cell>
          <table:table-cell office:value-type="float" office:value="526521" calcext:value-type="float">
            <text:p>526521</text:p>
          </table:table-cell>
          <table:table-cell office:value-type="float" office:value="157.84701" calcext:value-type="float">
            <text:p>157.84701</text:p>
          </table:table-cell>
          <table:table-cell office:value-type="float" office:value="525734" calcext:value-type="float">
            <text:p>525734</text:p>
          </table:table-cell>
          <table:table-cell office:value-type="float" office:value="157.611228" calcext:value-type="float">
            <text:p>157.611228</text:p>
          </table:table-cell>
          <table:table-cell office:value-type="float" office:value="527101" calcext:value-type="float">
            <text:p>527101</text:p>
          </table:table-cell>
          <table:table-cell office:value-type="float" office:value="158.020993" calcext:value-type="float">
            <text:p>158.020993</text:p>
          </table:table-cell>
          <table:table-cell table:number-columns-repeated="2"/>
          <table:table-cell office:value-type="float" office:value="530822" calcext:value-type="float">
            <text:p>530822</text:p>
          </table:table-cell>
          <table:table-cell office:value-type="float" office:value="159.136417" calcext:value-type="float">
            <text:p>159.136417</text:p>
          </table:table-cell>
          <table:table-cell office:value-type="float" office:value="532037" calcext:value-type="float">
            <text:p>532037</text:p>
          </table:table-cell>
          <table:table-cell office:value-type="float" office:value="159.500642" calcext:value-type="float">
            <text:p>159.5006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17" calcext:value-type="float">
            <text:p>513917</text:p>
          </table:table-cell>
          <table:table-cell office:value-type="float" office:value="154.068291" calcext:value-type="float">
            <text:p>154.068291</text:p>
          </table:table-cell>
          <table:table-cell office:value-type="float" office:value="517869" calcext:value-type="float">
            <text:p>517869</text:p>
          </table:table-cell>
          <table:table-cell office:value-type="float" office:value="155.253304" calcext:value-type="float">
            <text:p>155.253304</text:p>
          </table:table-cell>
          <table:table-cell office:value-type="float" office:value="520353" calcext:value-type="float">
            <text:p>520353</text:p>
          </table:table-cell>
          <table:table-cell office:value-type="float" office:value="155.997874" calcext:value-type="float">
            <text:p>155.997874</text:p>
          </table:table-cell>
          <table:table-cell office:value-type="float" office:value="522451" calcext:value-type="float">
            <text:p>522451</text:p>
          </table:table-cell>
          <table:table-cell office:value-type="float" office:value="156.626953" calcext:value-type="float">
            <text:p>156.626953</text:p>
          </table:table-cell>
          <table:table-cell office:value-type="float" office:value="525453" calcext:value-type="float">
            <text:p>525453</text:p>
          </table:table-cell>
          <table:table-cell office:value-type="float" office:value="157.526869" calcext:value-type="float">
            <text:p>157.526869</text:p>
          </table:table-cell>
          <table:table-cell office:value-type="float" office:value="526739" calcext:value-type="float">
            <text:p>526739</text:p>
          </table:table-cell>
          <table:table-cell office:value-type="float" office:value="157.912489" calcext:value-type="float">
            <text:p>157.912489</text:p>
          </table:table-cell>
          <table:table-cell office:value-type="float" office:value="525548" calcext:value-type="float">
            <text:p>525548</text:p>
          </table:table-cell>
          <table:table-cell office:value-type="float" office:value="157.555385" calcext:value-type="float">
            <text:p>157.555385</text:p>
          </table:table-cell>
          <table:table-cell office:value-type="float" office:value="527117" calcext:value-type="float">
            <text:p>527117</text:p>
          </table:table-cell>
          <table:table-cell office:value-type="float" office:value="158.025761" calcext:value-type="float">
            <text:p>158.025761</text:p>
          </table:table-cell>
          <table:table-cell table:number-columns-repeated="2"/>
          <table:table-cell office:value-type="float" office:value="530818" calcext:value-type="float">
            <text:p>530818</text:p>
          </table:table-cell>
          <table:table-cell office:value-type="float" office:value="159.135167" calcext:value-type="float">
            <text:p>159.135167</text:p>
          </table:table-cell>
          <table:table-cell office:value-type="float" office:value="532014" calcext:value-type="float">
            <text:p>532014</text:p>
          </table:table-cell>
          <table:table-cell office:value-type="float" office:value="159.493673" calcext:value-type="float">
            <text:p>159.4936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4017" calcext:value-type="float">
            <text:p>514017</text:p>
          </table:table-cell>
          <table:table-cell office:value-type="float" office:value="154.098349" calcext:value-type="float">
            <text:p>154.098349</text:p>
          </table:table-cell>
          <table:table-cell office:value-type="float" office:value="518454" calcext:value-type="float">
            <text:p>518454</text:p>
          </table:table-cell>
          <table:table-cell office:value-type="float" office:value="155.428718" calcext:value-type="float">
            <text:p>155.428718</text:p>
          </table:table-cell>
          <table:table-cell office:value-type="float" office:value="519386" calcext:value-type="float">
            <text:p>519386</text:p>
          </table:table-cell>
          <table:table-cell office:value-type="float" office:value="155.70801" calcext:value-type="float">
            <text:p>155.70801</text:p>
          </table:table-cell>
          <table:table-cell office:value-type="float" office:value="522603" calcext:value-type="float">
            <text:p>522603</text:p>
          </table:table-cell>
          <table:table-cell office:value-type="float" office:value="156.672582" calcext:value-type="float">
            <text:p>156.672582</text:p>
          </table:table-cell>
          <table:table-cell office:value-type="float" office:value="525298" calcext:value-type="float">
            <text:p>525298</text:p>
          </table:table-cell>
          <table:table-cell office:value-type="float" office:value="157.480292" calcext:value-type="float">
            <text:p>157.480292</text:p>
          </table:table-cell>
          <table:table-cell office:value-type="float" office:value="526726" calcext:value-type="float">
            <text:p>526726</text:p>
          </table:table-cell>
          <table:table-cell office:value-type="float" office:value="157.908478" calcext:value-type="float">
            <text:p>157.908478</text:p>
          </table:table-cell>
          <table:table-cell office:value-type="float" office:value="525541" calcext:value-type="float">
            <text:p>525541</text:p>
          </table:table-cell>
          <table:table-cell office:value-type="float" office:value="157.553107" calcext:value-type="float">
            <text:p>157.553107</text:p>
          </table:table-cell>
          <table:table-cell office:value-type="float" office:value="527068" calcext:value-type="float">
            <text:p>527068</text:p>
          </table:table-cell>
          <table:table-cell office:value-type="float" office:value="158.011159" calcext:value-type="float">
            <text:p>158.011159</text:p>
          </table:table-cell>
          <table:table-cell table:number-columns-repeated="2"/>
          <table:table-cell office:value-type="float" office:value="531026" calcext:value-type="float">
            <text:p>531026</text:p>
          </table:table-cell>
          <table:table-cell office:value-type="float" office:value="159.197626" calcext:value-type="float">
            <text:p>159.197626</text:p>
          </table:table-cell>
          <table:table-cell office:value-type="float" office:value="532164" calcext:value-type="float">
            <text:p>532164</text:p>
          </table:table-cell>
          <table:table-cell office:value-type="float" office:value="159.538729" calcext:value-type="float">
            <text:p>159.5387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01" calcext:value-type="float">
            <text:p>513901</text:p>
          </table:table-cell>
          <table:table-cell office:value-type="float" office:value="154.063733" calcext:value-type="float">
            <text:p>154.063733</text:p>
          </table:table-cell>
          <table:table-cell office:value-type="float" office:value="518044" calcext:value-type="float">
            <text:p>518044</text:p>
          </table:table-cell>
          <table:table-cell office:value-type="float" office:value="155.30575" calcext:value-type="float">
            <text:p>155.30575</text:p>
          </table:table-cell>
          <table:table-cell office:value-type="float" office:value="520529" calcext:value-type="float">
            <text:p>520529</text:p>
          </table:table-cell>
          <table:table-cell office:value-type="float" office:value="156.050672" calcext:value-type="float">
            <text:p>156.050672</text:p>
          </table:table-cell>
          <table:table-cell office:value-type="float" office:value="522653" calcext:value-type="float">
            <text:p>522653</text:p>
          </table:table-cell>
          <table:table-cell office:value-type="float" office:value="156.687441" calcext:value-type="float">
            <text:p>156.687441</text:p>
          </table:table-cell>
          <table:table-cell office:value-type="float" office:value="525368" calcext:value-type="float">
            <text:p>525368</text:p>
          </table:table-cell>
          <table:table-cell office:value-type="float" office:value="157.501393" calcext:value-type="float">
            <text:p>157.501393</text:p>
          </table:table-cell>
          <table:table-cell office:value-type="float" office:value="526851" calcext:value-type="float">
            <text:p>526851</text:p>
          </table:table-cell>
          <table:table-cell office:value-type="float" office:value="157.94598" calcext:value-type="float">
            <text:p>157.94598</text:p>
          </table:table-cell>
          <table:table-cell office:value-type="float" office:value="525709" calcext:value-type="float">
            <text:p>525709</text:p>
          </table:table-cell>
          <table:table-cell office:value-type="float" office:value="157.60367" calcext:value-type="float">
            <text:p>157.60367</text:p>
          </table:table-cell>
          <table:table-cell office:value-type="float" office:value="527096" calcext:value-type="float">
            <text:p>527096</text:p>
          </table:table-cell>
          <table:table-cell office:value-type="float" office:value="158.019293" calcext:value-type="float">
            <text:p>158.019293</text:p>
          </table:table-cell>
          <table:table-cell table:number-columns-repeated="2"/>
          <table:table-cell office:value-type="float" office:value="531224" calcext:value-type="float">
            <text:p>531224</text:p>
          </table:table-cell>
          <table:table-cell office:value-type="float" office:value="159.257031" calcext:value-type="float">
            <text:p>159.257031</text:p>
          </table:table-cell>
          <table:table-cell office:value-type="float" office:value="532052" calcext:value-type="float">
            <text:p>532052</text:p>
          </table:table-cell>
          <table:table-cell office:value-type="float" office:value="159.505304" calcext:value-type="float">
            <text:p>159.505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10" calcext:value-type="float">
            <text:p>513910</text:p>
          </table:table-cell>
          <table:table-cell office:value-type="float" office:value="154.066249" calcext:value-type="float">
            <text:p>154.066249</text:p>
          </table:table-cell>
          <table:table-cell office:value-type="float" office:value="518117" calcext:value-type="float">
            <text:p>518117</text:p>
          </table:table-cell>
          <table:table-cell office:value-type="float" office:value="155.327475" calcext:value-type="float">
            <text:p>155.327475</text:p>
          </table:table-cell>
          <table:table-cell office:value-type="float" office:value="520783" calcext:value-type="float">
            <text:p>520783</text:p>
          </table:table-cell>
          <table:table-cell office:value-type="float" office:value="156.126801" calcext:value-type="float">
            <text:p>156.126801</text:p>
          </table:table-cell>
          <table:table-cell office:value-type="float" office:value="522653" calcext:value-type="float">
            <text:p>522653</text:p>
          </table:table-cell>
          <table:table-cell office:value-type="float" office:value="156.687432" calcext:value-type="float">
            <text:p>156.687432</text:p>
          </table:table-cell>
          <table:table-cell office:value-type="float" office:value="525309" calcext:value-type="float">
            <text:p>525309</text:p>
          </table:table-cell>
          <table:table-cell office:value-type="float" office:value="157.483655" calcext:value-type="float">
            <text:p>157.483655</text:p>
          </table:table-cell>
          <table:table-cell office:value-type="float" office:value="526422" calcext:value-type="float">
            <text:p>526422</text:p>
          </table:table-cell>
          <table:table-cell office:value-type="float" office:value="157.817325" calcext:value-type="float">
            <text:p>157.817325</text:p>
          </table:table-cell>
          <table:table-cell office:value-type="float" office:value="525586" calcext:value-type="float">
            <text:p>525586</text:p>
          </table:table-cell>
          <table:table-cell office:value-type="float" office:value="157.566672" calcext:value-type="float">
            <text:p>157.566672</text:p>
          </table:table-cell>
          <table:table-cell office:value-type="float" office:value="527057" calcext:value-type="float">
            <text:p>527057</text:p>
          </table:table-cell>
          <table:table-cell office:value-type="float" office:value="158.007612" calcext:value-type="float">
            <text:p>158.007612</text:p>
          </table:table-cell>
          <table:table-cell table:number-columns-repeated="2"/>
          <table:table-cell office:value-type="float" office:value="531047" calcext:value-type="float">
            <text:p>531047</text:p>
          </table:table-cell>
          <table:table-cell office:value-type="float" office:value="159.203799" calcext:value-type="float">
            <text:p>159.203799</text:p>
          </table:table-cell>
          <table:table-cell office:value-type="float" office:value="532014" calcext:value-type="float">
            <text:p>532014</text:p>
          </table:table-cell>
          <table:table-cell office:value-type="float" office:value="159.493751" calcext:value-type="float">
            <text:p>159.4937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62" calcext:value-type="float">
            <text:p>513962</text:p>
          </table:table-cell>
          <table:table-cell office:value-type="float" office:value="154.081801" calcext:value-type="float">
            <text:p>154.081801</text:p>
          </table:table-cell>
          <table:table-cell office:value-type="float" office:value="518110" calcext:value-type="float">
            <text:p>518110</text:p>
          </table:table-cell>
          <table:table-cell office:value-type="float" office:value="155.325525" calcext:value-type="float">
            <text:p>155.325525</text:p>
          </table:table-cell>
          <table:table-cell office:value-type="float" office:value="520349" calcext:value-type="float">
            <text:p>520349</text:p>
          </table:table-cell>
          <table:table-cell office:value-type="float" office:value="155.99678" calcext:value-type="float">
            <text:p>155.99678</text:p>
          </table:table-cell>
          <table:table-cell office:value-type="float" office:value="522541" calcext:value-type="float">
            <text:p>522541</text:p>
          </table:table-cell>
          <table:table-cell office:value-type="float" office:value="156.653882" calcext:value-type="float">
            <text:p>156.653882</text:p>
          </table:table-cell>
          <table:table-cell office:value-type="float" office:value="525623" calcext:value-type="float">
            <text:p>525623</text:p>
          </table:table-cell>
          <table:table-cell office:value-type="float" office:value="157.577799" calcext:value-type="float">
            <text:p>157.577799</text:p>
          </table:table-cell>
          <table:table-cell office:value-type="float" office:value="526247" calcext:value-type="float">
            <text:p>526247</text:p>
          </table:table-cell>
          <table:table-cell office:value-type="float" office:value="157.764787" calcext:value-type="float">
            <text:p>157.764787</text:p>
          </table:table-cell>
          <table:table-cell office:value-type="float" office:value="525494" calcext:value-type="float">
            <text:p>525494</text:p>
          </table:table-cell>
          <table:table-cell office:value-type="float" office:value="157.539218" calcext:value-type="float">
            <text:p>157.539218</text:p>
          </table:table-cell>
          <table:table-cell office:value-type="float" office:value="527095" calcext:value-type="float">
            <text:p>527095</text:p>
          </table:table-cell>
          <table:table-cell office:value-type="float" office:value="158.019249" calcext:value-type="float">
            <text:p>158.019249</text:p>
          </table:table-cell>
          <table:table-cell table:number-columns-repeated="2"/>
          <table:table-cell office:value-type="float" office:value="531058" calcext:value-type="float">
            <text:p>531058</text:p>
          </table:table-cell>
          <table:table-cell office:value-type="float" office:value="159.207171" calcext:value-type="float">
            <text:p>159.207171</text:p>
          </table:table-cell>
          <table:table-cell office:value-type="float" office:value="532054" calcext:value-type="float">
            <text:p>532054</text:p>
          </table:table-cell>
          <table:table-cell office:value-type="float" office:value="159.50568" calcext:value-type="float">
            <text:p>159.505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19" calcext:value-type="float">
            <text:p>513919</text:p>
          </table:table-cell>
          <table:table-cell office:value-type="float" office:value="154.069056" calcext:value-type="float">
            <text:p>154.069056</text:p>
          </table:table-cell>
          <table:table-cell office:value-type="float" office:value="518091" calcext:value-type="float">
            <text:p>518091</text:p>
          </table:table-cell>
          <table:table-cell office:value-type="float" office:value="155.319756" calcext:value-type="float">
            <text:p>155.319756</text:p>
          </table:table-cell>
          <table:table-cell office:value-type="float" office:value="520537" calcext:value-type="float">
            <text:p>520537</text:p>
          </table:table-cell>
          <table:table-cell office:value-type="float" office:value="156.05314" calcext:value-type="float">
            <text:p>156.05314</text:p>
          </table:table-cell>
          <table:table-cell office:value-type="float" office:value="522704" calcext:value-type="float">
            <text:p>522704</text:p>
          </table:table-cell>
          <table:table-cell office:value-type="float" office:value="156.70277" calcext:value-type="float">
            <text:p>156.70277</text:p>
          </table:table-cell>
          <table:table-cell office:value-type="float" office:value="525457" calcext:value-type="float">
            <text:p>525457</text:p>
          </table:table-cell>
          <table:table-cell office:value-type="float" office:value="157.528057" calcext:value-type="float">
            <text:p>157.528057</text:p>
          </table:table-cell>
          <table:table-cell office:value-type="float" office:value="526884" calcext:value-type="float">
            <text:p>526884</text:p>
          </table:table-cell>
          <table:table-cell office:value-type="float" office:value="157.95591" calcext:value-type="float">
            <text:p>157.95591</text:p>
          </table:table-cell>
          <table:table-cell office:value-type="float" office:value="525408" calcext:value-type="float">
            <text:p>525408</text:p>
          </table:table-cell>
          <table:table-cell office:value-type="float" office:value="157.513396" calcext:value-type="float">
            <text:p>157.513396</text:p>
          </table:table-cell>
          <table:table-cell office:value-type="float" office:value="527063" calcext:value-type="float">
            <text:p>527063</text:p>
          </table:table-cell>
          <table:table-cell office:value-type="float" office:value="158.009599" calcext:value-type="float">
            <text:p>158.009599</text:p>
          </table:table-cell>
          <table:table-cell table:number-columns-repeated="2"/>
          <table:table-cell office:value-type="float" office:value="531183" calcext:value-type="float">
            <text:p>531183</text:p>
          </table:table-cell>
          <table:table-cell office:value-type="float" office:value="159.244596" calcext:value-type="float">
            <text:p>159.244596</text:p>
          </table:table-cell>
          <table:table-cell office:value-type="float" office:value="532075" calcext:value-type="float">
            <text:p>532075</text:p>
          </table:table-cell>
          <table:table-cell office:value-type="float" office:value="159.5121" calcext:value-type="float">
            <text:p>159.51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37" calcext:value-type="float">
            <text:p>513937</text:p>
          </table:table-cell>
          <table:table-cell office:value-type="float" office:value="154.074391" calcext:value-type="float">
            <text:p>154.074391</text:p>
          </table:table-cell>
          <table:table-cell office:value-type="float" office:value="517916" calcext:value-type="float">
            <text:p>517916</text:p>
          </table:table-cell>
          <table:table-cell office:value-type="float" office:value="155.267219" calcext:value-type="float">
            <text:p>155.267219</text:p>
          </table:table-cell>
          <table:table-cell office:value-type="float" office:value="520107" calcext:value-type="float">
            <text:p>520107</text:p>
          </table:table-cell>
          <table:table-cell office:value-type="float" office:value="155.924021" calcext:value-type="float">
            <text:p>155.924021</text:p>
          </table:table-cell>
          <table:table-cell office:value-type="float" office:value="522561" calcext:value-type="float">
            <text:p>522561</text:p>
          </table:table-cell>
          <table:table-cell office:value-type="float" office:value="156.659743" calcext:value-type="float">
            <text:p>156.659743</text:p>
          </table:table-cell>
          <table:table-cell office:value-type="float" office:value="525511" calcext:value-type="float">
            <text:p>525511</text:p>
          </table:table-cell>
          <table:table-cell office:value-type="float" office:value="157.544382" calcext:value-type="float">
            <text:p>157.544382</text:p>
          </table:table-cell>
          <table:table-cell office:value-type="float" office:value="526401" calcext:value-type="float">
            <text:p>526401</text:p>
          </table:table-cell>
          <table:table-cell office:value-type="float" office:value="157.811195" calcext:value-type="float">
            <text:p>157.811195</text:p>
          </table:table-cell>
          <table:table-cell office:value-type="float" office:value="525590" calcext:value-type="float">
            <text:p>525590</text:p>
          </table:table-cell>
          <table:table-cell office:value-type="float" office:value="157.567963" calcext:value-type="float">
            <text:p>157.567963</text:p>
          </table:table-cell>
          <table:table-cell office:value-type="float" office:value="527051" calcext:value-type="float">
            <text:p>527051</text:p>
          </table:table-cell>
          <table:table-cell office:value-type="float" office:value="158.005951" calcext:value-type="float">
            <text:p>158.005951</text:p>
          </table:table-cell>
          <table:table-cell table:number-columns-repeated="2"/>
          <table:table-cell office:value-type="float" office:value="531019" calcext:value-type="float">
            <text:p>531019</text:p>
          </table:table-cell>
          <table:table-cell office:value-type="float" office:value="159.195405" calcext:value-type="float">
            <text:p>159.195405</text:p>
          </table:table-cell>
          <table:table-cell office:value-type="float" office:value="532043" calcext:value-type="float">
            <text:p>532043</text:p>
          </table:table-cell>
          <table:table-cell office:value-type="float" office:value="159.502556" calcext:value-type="float">
            <text:p>159.5025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27" calcext:value-type="float">
            <text:p>513927</text:p>
          </table:table-cell>
          <table:table-cell office:value-type="float" office:value="154.071351" calcext:value-type="float">
            <text:p>154.071351</text:p>
          </table:table-cell>
          <table:table-cell office:value-type="float" office:value="518137" calcext:value-type="float">
            <text:p>518137</text:p>
          </table:table-cell>
          <table:table-cell office:value-type="float" office:value="155.333657" calcext:value-type="float">
            <text:p>155.333657</text:p>
          </table:table-cell>
          <table:table-cell office:value-type="float" office:value="520714" calcext:value-type="float">
            <text:p>520714</text:p>
          </table:table-cell>
          <table:table-cell office:value-type="float" office:value="156.106002" calcext:value-type="float">
            <text:p>156.106002</text:p>
          </table:table-cell>
          <table:table-cell office:value-type="float" office:value="522702" calcext:value-type="float">
            <text:p>522702</text:p>
          </table:table-cell>
          <table:table-cell office:value-type="float" office:value="156.701987" calcext:value-type="float">
            <text:p>156.701987</text:p>
          </table:table-cell>
          <table:table-cell office:value-type="float" office:value="525450" calcext:value-type="float">
            <text:p>525450</text:p>
          </table:table-cell>
          <table:table-cell office:value-type="float" office:value="157.526092" calcext:value-type="float">
            <text:p>157.526092</text:p>
          </table:table-cell>
          <table:table-cell office:value-type="float" office:value="526091" calcext:value-type="float">
            <text:p>526091</text:p>
          </table:table-cell>
          <table:table-cell office:value-type="float" office:value="157.718147" calcext:value-type="float">
            <text:p>157.718147</text:p>
          </table:table-cell>
          <table:table-cell table:number-columns-repeated="2"/>
          <table:table-cell office:value-type="float" office:value="527032" calcext:value-type="float">
            <text:p>527032</text:p>
          </table:table-cell>
          <table:table-cell office:value-type="float" office:value="158.000125" calcext:value-type="float">
            <text:p>158.000125</text:p>
          </table:table-cell>
          <table:table-cell table:number-columns-repeated="2"/>
          <table:table-cell office:value-type="float" office:value="531182" calcext:value-type="float">
            <text:p>531182</text:p>
          </table:table-cell>
          <table:table-cell office:value-type="float" office:value="159.244208" calcext:value-type="float">
            <text:p>159.244208</text:p>
          </table:table-cell>
          <table:table-cell office:value-type="float" office:value="531986" calcext:value-type="float">
            <text:p>531986</text:p>
          </table:table-cell>
          <table:table-cell office:value-type="float" office:value="159.485255" calcext:value-type="float">
            <text:p>159.4852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22" calcext:value-type="float">
            <text:p>513922</text:p>
          </table:table-cell>
          <table:table-cell office:value-type="float" office:value="154.070028" calcext:value-type="float">
            <text:p>154.070028</text:p>
          </table:table-cell>
          <table:table-cell office:value-type="float" office:value="518239" calcext:value-type="float">
            <text:p>518239</text:p>
          </table:table-cell>
          <table:table-cell office:value-type="float" office:value="155.364146" calcext:value-type="float">
            <text:p>155.364146</text:p>
          </table:table-cell>
          <table:table-cell office:value-type="float" office:value="520686" calcext:value-type="float">
            <text:p>520686</text:p>
          </table:table-cell>
          <table:table-cell office:value-type="float" office:value="156.097603" calcext:value-type="float">
            <text:p>156.097603</text:p>
          </table:table-cell>
          <table:table-cell office:value-type="float" office:value="522555" calcext:value-type="float">
            <text:p>522555</text:p>
          </table:table-cell>
          <table:table-cell office:value-type="float" office:value="156.657972" calcext:value-type="float">
            <text:p>156.657972</text:p>
          </table:table-cell>
          <table:table-cell office:value-type="float" office:value="525299" calcext:value-type="float">
            <text:p>525299</text:p>
          </table:table-cell>
          <table:table-cell office:value-type="float" office:value="157.480661" calcext:value-type="float">
            <text:p>157.480661</text:p>
          </table:table-cell>
          <table:table-cell office:value-type="float" office:value="526799" calcext:value-type="float">
            <text:p>526799</text:p>
          </table:table-cell>
          <table:table-cell office:value-type="float" office:value="157.930514" calcext:value-type="float">
            <text:p>157.930514</text:p>
          </table:table-cell>
          <table:table-cell table:number-columns-repeated="2"/>
          <table:table-cell office:value-type="float" office:value="527096" calcext:value-type="float">
            <text:p>527096</text:p>
          </table:table-cell>
          <table:table-cell office:value-type="float" office:value="158.019485" calcext:value-type="float">
            <text:p>158.019485</text:p>
          </table:table-cell>
          <table:table-cell table:number-columns-repeated="2"/>
          <table:table-cell office:value-type="float" office:value="531118" calcext:value-type="float">
            <text:p>531118</text:p>
          </table:table-cell>
          <table:table-cell office:value-type="float" office:value="159.225203" calcext:value-type="float">
            <text:p>159.225203</text:p>
          </table:table-cell>
          <table:table-cell office:value-type="float" office:value="531952" calcext:value-type="float">
            <text:p>531952</text:p>
          </table:table-cell>
          <table:table-cell office:value-type="float" office:value="159.475317" calcext:value-type="float">
            <text:p>159.4753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63" calcext:value-type="float">
            <text:p>513963</text:p>
          </table:table-cell>
          <table:table-cell office:value-type="float" office:value="154.082197" calcext:value-type="float">
            <text:p>154.082197</text:p>
          </table:table-cell>
          <table:table-cell office:value-type="float" office:value="517856" calcext:value-type="float">
            <text:p>517856</text:p>
          </table:table-cell>
          <table:table-cell office:value-type="float" office:value="155.249338" calcext:value-type="float">
            <text:p>155.249338</text:p>
          </table:table-cell>
          <table:table-cell office:value-type="float" office:value="520820" calcext:value-type="float">
            <text:p>520820</text:p>
          </table:table-cell>
          <table:table-cell office:value-type="float" office:value="156.13792" calcext:value-type="float">
            <text:p>156.13792</text:p>
          </table:table-cell>
          <table:table-cell office:value-type="float" office:value="522441" calcext:value-type="float">
            <text:p>522441</text:p>
          </table:table-cell>
          <table:table-cell office:value-type="float" office:value="156.623871" calcext:value-type="float">
            <text:p>156.623871</text:p>
          </table:table-cell>
          <table:table-cell office:value-type="float" office:value="525411" calcext:value-type="float">
            <text:p>525411</text:p>
          </table:table-cell>
          <table:table-cell office:value-type="float" office:value="157.514212" calcext:value-type="float">
            <text:p>157.514212</text:p>
          </table:table-cell>
          <table:table-cell office:value-type="float" office:value="527065" calcext:value-type="float">
            <text:p>527065</text:p>
          </table:table-cell>
          <table:table-cell office:value-type="float" office:value="158.010186" calcext:value-type="float">
            <text:p>158.010186</text:p>
          </table:table-cell>
          <table:table-cell table:number-columns-repeated="2"/>
          <table:table-cell office:value-type="float" office:value="527086" calcext:value-type="float">
            <text:p>527086</text:p>
          </table:table-cell>
          <table:table-cell office:value-type="float" office:value="158.016426" calcext:value-type="float">
            <text:p>158.016426</text:p>
          </table:table-cell>
          <table:table-cell table:number-columns-repeated="2"/>
          <table:table-cell office:value-type="float" office:value="531189" calcext:value-type="float">
            <text:p>531189</text:p>
          </table:table-cell>
          <table:table-cell office:value-type="float" office:value="159.246415" calcext:value-type="float">
            <text:p>159.246415</text:p>
          </table:table-cell>
          <table:table-cell office:value-type="float" office:value="532109" calcext:value-type="float">
            <text:p>532109</text:p>
          </table:table-cell>
          <table:table-cell office:value-type="float" office:value="159.522272" calcext:value-type="float">
            <text:p>159.5222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75" calcext:value-type="float">
            <text:p>513875</text:p>
          </table:table-cell>
          <table:table-cell office:value-type="float" office:value="154.055891" calcext:value-type="float">
            <text:p>154.055891</text:p>
          </table:table-cell>
          <table:table-cell office:value-type="float" office:value="518238" calcext:value-type="float">
            <text:p>518238</text:p>
          </table:table-cell>
          <table:table-cell office:value-type="float" office:value="155.363953" calcext:value-type="float">
            <text:p>155.363953</text:p>
          </table:table-cell>
          <table:table-cell office:value-type="float" office:value="520419" calcext:value-type="float">
            <text:p>520419</text:p>
          </table:table-cell>
          <table:table-cell office:value-type="float" office:value="156.01773" calcext:value-type="float">
            <text:p>156.01773</text:p>
          </table:table-cell>
          <table:table-cell office:value-type="float" office:value="522697" calcext:value-type="float">
            <text:p>522697</text:p>
          </table:table-cell>
          <table:table-cell office:value-type="float" office:value="156.70072" calcext:value-type="float">
            <text:p>156.70072</text:p>
          </table:table-cell>
          <table:table-cell office:value-type="float" office:value="525253" calcext:value-type="float">
            <text:p>525253</text:p>
          </table:table-cell>
          <table:table-cell office:value-type="float" office:value="157.467" calcext:value-type="float">
            <text:p>157.467</text:p>
          </table:table-cell>
          <table:table-cell office:value-type="float" office:value="526456" calcext:value-type="float">
            <text:p>526456</text:p>
          </table:table-cell>
          <table:table-cell office:value-type="float" office:value="157.827589" calcext:value-type="float">
            <text:p>157.827589</text:p>
          </table:table-cell>
          <table:table-cell table:number-columns-repeated="2"/>
          <table:table-cell office:value-type="float" office:value="527116" calcext:value-type="float">
            <text:p>527116</text:p>
          </table:table-cell>
          <table:table-cell office:value-type="float" office:value="158.025422" calcext:value-type="float">
            <text:p>158.025422</text:p>
          </table:table-cell>
          <table:table-cell table:number-columns-repeated="2"/>
          <table:table-cell office:value-type="float" office:value="531012" calcext:value-type="float">
            <text:p>531012</text:p>
          </table:table-cell>
          <table:table-cell office:value-type="float" office:value="159.193394" calcext:value-type="float">
            <text:p>159.193394</text:p>
          </table:table-cell>
          <table:table-cell office:value-type="float" office:value="532053" calcext:value-type="float">
            <text:p>532053</text:p>
          </table:table-cell>
          <table:table-cell office:value-type="float" office:value="159.505445" calcext:value-type="float">
            <text:p>159.5054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69" calcext:value-type="float">
            <text:p>513969</text:p>
          </table:table-cell>
          <table:table-cell office:value-type="float" office:value="154.084117" calcext:value-type="float">
            <text:p>154.084117</text:p>
          </table:table-cell>
          <table:table-cell office:value-type="float" office:value="518121" calcext:value-type="float">
            <text:p>518121</text:p>
          </table:table-cell>
          <table:table-cell office:value-type="float" office:value="155.328853" calcext:value-type="float">
            <text:p>155.328853</text:p>
          </table:table-cell>
          <table:table-cell office:value-type="float" office:value="520135" calcext:value-type="float">
            <text:p>520135</text:p>
          </table:table-cell>
          <table:table-cell office:value-type="float" office:value="155.932433" calcext:value-type="float">
            <text:p>155.932433</text:p>
          </table:table-cell>
          <table:table-cell office:value-type="float" office:value="522759" calcext:value-type="float">
            <text:p>522759</text:p>
          </table:table-cell>
          <table:table-cell office:value-type="float" office:value="156.719236" calcext:value-type="float">
            <text:p>156.719236</text:p>
          </table:table-cell>
          <table:table-cell office:value-type="float" office:value="525606" calcext:value-type="float">
            <text:p>525606</text:p>
          </table:table-cell>
          <table:table-cell office:value-type="float" office:value="157.5727" calcext:value-type="float">
            <text:p>157.5727</text:p>
          </table:table-cell>
          <table:table-cell office:value-type="float" office:value="526685" calcext:value-type="float">
            <text:p>526685</text:p>
          </table:table-cell>
          <table:table-cell office:value-type="float" office:value="157.89634" calcext:value-type="float">
            <text:p>157.89634</text:p>
          </table:table-cell>
          <table:table-cell table:number-columns-repeated="2"/>
          <table:table-cell office:value-type="float" office:value="527097" calcext:value-type="float">
            <text:p>527097</text:p>
          </table:table-cell>
          <table:table-cell office:value-type="float" office:value="158.019767" calcext:value-type="float">
            <text:p>158.019767</text:p>
          </table:table-cell>
          <table:table-cell table:number-columns-repeated="2"/>
          <table:table-cell office:value-type="float" office:value="530900" calcext:value-type="float">
            <text:p>530900</text:p>
          </table:table-cell>
          <table:table-cell office:value-type="float" office:value="159.159938" calcext:value-type="float">
            <text:p>159.159938</text:p>
          </table:table-cell>
          <table:table-cell office:value-type="float" office:value="531980" calcext:value-type="float">
            <text:p>531980</text:p>
          </table:table-cell>
          <table:table-cell office:value-type="float" office:value="159.483521" calcext:value-type="float">
            <text:p>159.483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52" calcext:value-type="float">
            <text:p>513852</text:p>
          </table:table-cell>
          <table:table-cell office:value-type="float" office:value="154.048811" calcext:value-type="float">
            <text:p>154.048811</text:p>
          </table:table-cell>
          <table:table-cell office:value-type="float" office:value="518271" calcext:value-type="float">
            <text:p>518271</text:p>
          </table:table-cell>
          <table:table-cell office:value-type="float" office:value="155.373631" calcext:value-type="float">
            <text:p>155.373631</text:p>
          </table:table-cell>
          <table:table-cell office:value-type="float" office:value="520626" calcext:value-type="float">
            <text:p>520626</text:p>
          </table:table-cell>
          <table:table-cell office:value-type="float" office:value="156.079782" calcext:value-type="float">
            <text:p>156.079782</text:p>
          </table:table-cell>
          <table:table-cell office:value-type="float" office:value="522586" calcext:value-type="float">
            <text:p>522586</text:p>
          </table:table-cell>
          <table:table-cell office:value-type="float" office:value="156.667338" calcext:value-type="float">
            <text:p>156.667338</text:p>
          </table:table-cell>
          <table:table-cell office:value-type="float" office:value="525499" calcext:value-type="float">
            <text:p>525499</text:p>
          </table:table-cell>
          <table:table-cell office:value-type="float" office:value="157.540669" calcext:value-type="float">
            <text:p>157.540669</text:p>
          </table:table-cell>
          <table:table-cell office:value-type="float" office:value="526544" calcext:value-type="float">
            <text:p>526544</text:p>
          </table:table-cell>
          <table:table-cell office:value-type="float" office:value="157.853773" calcext:value-type="float">
            <text:p>157.853773</text:p>
          </table:table-cell>
          <table:table-cell table:number-columns-repeated="2"/>
          <table:table-cell office:value-type="float" office:value="527119" calcext:value-type="float">
            <text:p>527119</text:p>
          </table:table-cell>
          <table:table-cell office:value-type="float" office:value="158.026184" calcext:value-type="float">
            <text:p>158.026184</text:p>
          </table:table-cell>
          <table:table-cell table:number-columns-repeated="2"/>
          <table:table-cell office:value-type="float" office:value="531010" calcext:value-type="float">
            <text:p>531010</text:p>
          </table:table-cell>
          <table:table-cell office:value-type="float" office:value="159.19285" calcext:value-type="float">
            <text:p>159.19285</text:p>
          </table:table-cell>
          <table:table-cell office:value-type="float" office:value="532026" calcext:value-type="float">
            <text:p>532026</text:p>
          </table:table-cell>
          <table:table-cell office:value-type="float" office:value="159.497298" calcext:value-type="float">
            <text:p>159.49729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12" calcext:value-type="float">
            <text:p>513912</text:p>
          </table:table-cell>
          <table:table-cell office:value-type="float" office:value="154.067036" calcext:value-type="float">
            <text:p>154.067036</text:p>
          </table:table-cell>
          <table:table-cell office:value-type="float" office:value="518008" calcext:value-type="float">
            <text:p>518008</text:p>
          </table:table-cell>
          <table:table-cell office:value-type="float" office:value="155.295036" calcext:value-type="float">
            <text:p>155.295036</text:p>
          </table:table-cell>
          <table:table-cell office:value-type="float" office:value="521263" calcext:value-type="float">
            <text:p>521263</text:p>
          </table:table-cell>
          <table:table-cell office:value-type="float" office:value="156.270572" calcext:value-type="float">
            <text:p>156.270572</text:p>
          </table:table-cell>
          <table:table-cell office:value-type="float" office:value="522510" calcext:value-type="float">
            <text:p>522510</text:p>
          </table:table-cell>
          <table:table-cell office:value-type="float" office:value="156.644643" calcext:value-type="float">
            <text:p>156.644643</text:p>
          </table:table-cell>
          <table:table-cell office:value-type="float" office:value="525393" calcext:value-type="float">
            <text:p>525393</text:p>
          </table:table-cell>
          <table:table-cell office:value-type="float" office:value="157.508813" calcext:value-type="float">
            <text:p>157.508813</text:p>
          </table:table-cell>
          <table:table-cell office:value-type="float" office:value="526844" calcext:value-type="float">
            <text:p>526844</text:p>
          </table:table-cell>
          <table:table-cell office:value-type="float" office:value="157.943749" calcext:value-type="float">
            <text:p>157.943749</text:p>
          </table:table-cell>
          <table:table-cell table:number-columns-repeated="2"/>
          <table:table-cell office:value-type="float" office:value="527064" calcext:value-type="float">
            <text:p>527064</text:p>
          </table:table-cell>
          <table:table-cell office:value-type="float" office:value="158.009698" calcext:value-type="float">
            <text:p>158.009698</text:p>
          </table:table-cell>
          <table:table-cell table:number-columns-repeated="2"/>
          <table:table-cell office:value-type="float" office:value="531014" calcext:value-type="float">
            <text:p>531014</text:p>
          </table:table-cell>
          <table:table-cell office:value-type="float" office:value="159.194015" calcext:value-type="float">
            <text:p>159.194015</text:p>
          </table:table-cell>
          <table:table-cell office:value-type="float" office:value="531997" calcext:value-type="float">
            <text:p>531997</text:p>
          </table:table-cell>
          <table:table-cell office:value-type="float" office:value="159.488668" calcext:value-type="float">
            <text:p>159.4886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92" calcext:value-type="float">
            <text:p>513892</text:p>
          </table:table-cell>
          <table:table-cell office:value-type="float" office:value="154.060924" calcext:value-type="float">
            <text:p>154.060924</text:p>
          </table:table-cell>
          <table:table-cell office:value-type="float" office:value="518086" calcext:value-type="float">
            <text:p>518086</text:p>
          </table:table-cell>
          <table:table-cell office:value-type="float" office:value="155.318198" calcext:value-type="float">
            <text:p>155.318198</text:p>
          </table:table-cell>
          <table:table-cell table:number-columns-repeated="2"/>
          <table:table-cell office:value-type="float" office:value="522848" calcext:value-type="float">
            <text:p>522848</text:p>
          </table:table-cell>
          <table:table-cell office:value-type="float" office:value="156.74595" calcext:value-type="float">
            <text:p>156.74595</text:p>
          </table:table-cell>
          <table:table-cell office:value-type="float" office:value="525472" calcext:value-type="float">
            <text:p>525472</text:p>
          </table:table-cell>
          <table:table-cell office:value-type="float" office:value="157.532415" calcext:value-type="float">
            <text:p>157.532415</text:p>
          </table:table-cell>
          <table:table-cell office:value-type="float" office:value="526217" calcext:value-type="float">
            <text:p>526217</text:p>
          </table:table-cell>
          <table:table-cell office:value-type="float" office:value="157.755875" calcext:value-type="float">
            <text:p>157.755875</text:p>
          </table:table-cell>
          <table:table-cell table:number-columns-repeated="2"/>
          <table:table-cell office:value-type="float" office:value="527111" calcext:value-type="float">
            <text:p>527111</text:p>
          </table:table-cell>
          <table:table-cell office:value-type="float" office:value="158.023812" calcext:value-type="float">
            <text:p>158.023812</text:p>
          </table:table-cell>
          <table:table-cell table:number-columns-repeated="2"/>
          <table:table-cell office:value-type="float" office:value="530632" calcext:value-type="float">
            <text:p>530632</text:p>
          </table:table-cell>
          <table:table-cell office:value-type="float" office:value="159.079569" calcext:value-type="float">
            <text:p>159.079569</text:p>
          </table:table-cell>
          <table:table-cell office:value-type="float" office:value="532066" calcext:value-type="float">
            <text:p>532066</text:p>
          </table:table-cell>
          <table:table-cell office:value-type="float" office:value="159.509354" calcext:value-type="float">
            <text:p>159.5093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30" calcext:value-type="float">
            <text:p>513830</text:p>
          </table:table-cell>
          <table:table-cell office:value-type="float" office:value="154.04245" calcext:value-type="float">
            <text:p>154.04245</text:p>
          </table:table-cell>
          <table:table-cell office:value-type="float" office:value="517995" calcext:value-type="float">
            <text:p>517995</text:p>
          </table:table-cell>
          <table:table-cell office:value-type="float" office:value="155.291138" calcext:value-type="float">
            <text:p>155.291138</text:p>
          </table:table-cell>
          <table:table-cell table:number-columns-repeated="2"/>
          <table:table-cell office:value-type="float" office:value="522521" calcext:value-type="float">
            <text:p>522521</text:p>
          </table:table-cell>
          <table:table-cell office:value-type="float" office:value="156.647832" calcext:value-type="float">
            <text:p>156.647832</text:p>
          </table:table-cell>
          <table:table-cell office:value-type="float" office:value="525662" calcext:value-type="float">
            <text:p>525662</text:p>
          </table:table-cell>
          <table:table-cell office:value-type="float" office:value="157.589376" calcext:value-type="float">
            <text:p>157.589376</text:p>
          </table:table-cell>
          <table:table-cell office:value-type="float" office:value="526473" calcext:value-type="float">
            <text:p>526473</text:p>
          </table:table-cell>
          <table:table-cell office:value-type="float" office:value="157.832597" calcext:value-type="float">
            <text:p>157.832597</text:p>
          </table:table-cell>
          <table:table-cell table:number-columns-repeated="2"/>
          <table:table-cell office:value-type="float" office:value="527167" calcext:value-type="float">
            <text:p>527167</text:p>
          </table:table-cell>
          <table:table-cell office:value-type="float" office:value="158.0406" calcext:value-type="float">
            <text:p>158.0406</text:p>
          </table:table-cell>
          <table:table-cell table:number-columns-repeated="2"/>
          <table:table-cell office:value-type="float" office:value="531223" calcext:value-type="float">
            <text:p>531223</text:p>
          </table:table-cell>
          <table:table-cell office:value-type="float" office:value="159.256633" calcext:value-type="float">
            <text:p>159.256633</text:p>
          </table:table-cell>
          <table:table-cell office:value-type="float" office:value="532087" calcext:value-type="float">
            <text:p>532087</text:p>
          </table:table-cell>
          <table:table-cell office:value-type="float" office:value="159.515586" calcext:value-type="float">
            <text:p>159.5155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86" calcext:value-type="float">
            <text:p>513886</text:p>
          </table:table-cell>
          <table:table-cell office:value-type="float" office:value="154.059294" calcext:value-type="float">
            <text:p>154.059294</text:p>
          </table:table-cell>
          <table:table-cell office:value-type="float" office:value="518217" calcext:value-type="float">
            <text:p>518217</text:p>
          </table:table-cell>
          <table:table-cell office:value-type="float" office:value="155.357499" calcext:value-type="float">
            <text:p>155.357499</text:p>
          </table:table-cell>
          <table:table-cell table:number-columns-repeated="2"/>
          <table:table-cell office:value-type="float" office:value="522756" calcext:value-type="float">
            <text:p>522756</text:p>
          </table:table-cell>
          <table:table-cell office:value-type="float" office:value="156.718423" calcext:value-type="float">
            <text:p>156.718423</text:p>
          </table:table-cell>
          <table:table-cell office:value-type="float" office:value="525277" calcext:value-type="float">
            <text:p>525277</text:p>
          </table:table-cell>
          <table:table-cell office:value-type="float" office:value="157.474092" calcext:value-type="float">
            <text:p>157.474092</text:p>
          </table:table-cell>
          <table:table-cell office:value-type="float" office:value="526743" calcext:value-type="float">
            <text:p>526743</text:p>
          </table:table-cell>
          <table:table-cell office:value-type="float" office:value="157.913624" calcext:value-type="float">
            <text:p>157.913624</text:p>
          </table:table-cell>
          <table:table-cell table:number-columns-repeated="2"/>
          <table:table-cell office:value-type="float" office:value="527143" calcext:value-type="float">
            <text:p>527143</text:p>
          </table:table-cell>
          <table:table-cell office:value-type="float" office:value="158.033388" calcext:value-type="float">
            <text:p>158.033388</text:p>
          </table:table-cell>
          <table:table-cell table:number-columns-repeated="2"/>
          <table:table-cell office:value-type="float" office:value="531170" calcext:value-type="float">
            <text:p>531170</text:p>
          </table:table-cell>
          <table:table-cell office:value-type="float" office:value="159.240906" calcext:value-type="float">
            <text:p>159.240906</text:p>
          </table:table-cell>
          <table:table-cell office:value-type="float" office:value="532029" calcext:value-type="float">
            <text:p>532029</text:p>
          </table:table-cell>
          <table:table-cell office:value-type="float" office:value="159.498169" calcext:value-type="float">
            <text:p>159.4981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73" calcext:value-type="float">
            <text:p>513873</text:p>
          </table:table-cell>
          <table:table-cell office:value-type="float" office:value="154.055114" calcext:value-type="float">
            <text:p>154.055114</text:p>
          </table:table-cell>
          <table:table-cell office:value-type="float" office:value="518292" calcext:value-type="float">
            <text:p>518292</text:p>
          </table:table-cell>
          <table:table-cell office:value-type="float" office:value="155.379944" calcext:value-type="float">
            <text:p>155.379944</text:p>
          </table:table-cell>
          <table:table-cell table:number-columns-repeated="2"/>
          <table:table-cell office:value-type="float" office:value="522602" calcext:value-type="float">
            <text:p>522602</text:p>
          </table:table-cell>
          <table:table-cell office:value-type="float" office:value="156.672016" calcext:value-type="float">
            <text:p>156.672016</text:p>
          </table:table-cell>
          <table:table-cell office:value-type="float" office:value="525263" calcext:value-type="float">
            <text:p>525263</text:p>
          </table:table-cell>
          <table:table-cell office:value-type="float" office:value="157.469867" calcext:value-type="float">
            <text:p>157.469867</text:p>
          </table:table-cell>
          <table:table-cell office:value-type="float" office:value="526047" calcext:value-type="float">
            <text:p>526047</text:p>
          </table:table-cell>
          <table:table-cell office:value-type="float" office:value="157.704801" calcext:value-type="float">
            <text:p>157.704801</text:p>
          </table:table-cell>
          <table:table-cell table:number-columns-repeated="2"/>
          <table:table-cell office:value-type="float" office:value="527182" calcext:value-type="float">
            <text:p>527182</text:p>
          </table:table-cell>
          <table:table-cell office:value-type="float" office:value="158.045263" calcext:value-type="float">
            <text:p>158.045263</text:p>
          </table:table-cell>
          <table:table-cell table:number-columns-repeated="2"/>
          <table:table-cell office:value-type="float" office:value="530976" calcext:value-type="float">
            <text:p>530976</text:p>
          </table:table-cell>
          <table:table-cell office:value-type="float" office:value="159.182589" calcext:value-type="float">
            <text:p>159.182589</text:p>
          </table:table-cell>
          <table:table-cell office:value-type="float" office:value="532147" calcext:value-type="float">
            <text:p>532147</text:p>
          </table:table-cell>
          <table:table-cell office:value-type="float" office:value="159.533547" calcext:value-type="float">
            <text:p>159.5335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26" calcext:value-type="float">
            <text:p>513926</text:p>
          </table:table-cell>
          <table:table-cell office:value-type="float" office:value="154.071284" calcext:value-type="float">
            <text:p>154.071284</text:p>
          </table:table-cell>
          <table:table-cell office:value-type="float" office:value="517813" calcext:value-type="float">
            <text:p>517813</text:p>
          </table:table-cell>
          <table:table-cell office:value-type="float" office:value="155.236544" calcext:value-type="float">
            <text:p>155.236544</text:p>
          </table:table-cell>
          <table:table-cell table:number-columns-repeated="2"/>
          <table:table-cell office:value-type="float" office:value="522397" calcext:value-type="float">
            <text:p>522397</text:p>
          </table:table-cell>
          <table:table-cell office:value-type="float" office:value="156.610541" calcext:value-type="float">
            <text:p>156.610541</text:p>
          </table:table-cell>
          <table:table-cell office:value-type="float" office:value="525404" calcext:value-type="float">
            <text:p>525404</text:p>
          </table:table-cell>
          <table:table-cell office:value-type="float" office:value="157.512232" calcext:value-type="float">
            <text:p>157.512232</text:p>
          </table:table-cell>
          <table:table-cell office:value-type="float" office:value="526625" calcext:value-type="float">
            <text:p>526625</text:p>
          </table:table-cell>
          <table:table-cell office:value-type="float" office:value="157.878248" calcext:value-type="float">
            <text:p>157.878248</text:p>
          </table:table-cell>
          <table:table-cell table:number-columns-repeated="2"/>
          <table:table-cell office:value-type="float" office:value="527041" calcext:value-type="float">
            <text:p>527041</text:p>
          </table:table-cell>
          <table:table-cell office:value-type="float" office:value="158.002993" calcext:value-type="float">
            <text:p>158.002993</text:p>
          </table:table-cell>
          <table:table-cell table:number-columns-repeated="2"/>
          <table:table-cell office:value-type="float" office:value="530864" calcext:value-type="float">
            <text:p>530864</text:p>
          </table:table-cell>
          <table:table-cell office:value-type="float" office:value="159.149125" calcext:value-type="float">
            <text:p>159.149125</text:p>
          </table:table-cell>
          <table:table-cell office:value-type="float" office:value="532057" calcext:value-type="float">
            <text:p>532057</text:p>
          </table:table-cell>
          <table:table-cell office:value-type="float" office:value="159.506793" calcext:value-type="float">
            <text:p>159.5067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50" calcext:value-type="float">
            <text:p>513850</text:p>
          </table:table-cell>
          <table:table-cell office:value-type="float" office:value="154.048335" calcext:value-type="float">
            <text:p>154.048335</text:p>
          </table:table-cell>
          <table:table-cell office:value-type="float" office:value="517890" calcext:value-type="float">
            <text:p>517890</text:p>
          </table:table-cell>
          <table:table-cell office:value-type="float" office:value="155.259522" calcext:value-type="float">
            <text:p>155.259522</text:p>
          </table:table-cell>
          <table:table-cell table:number-columns-repeated="2"/>
          <table:table-cell office:value-type="float" office:value="522657" calcext:value-type="float">
            <text:p>522657</text:p>
          </table:table-cell>
          <table:table-cell office:value-type="float" office:value="156.688613" calcext:value-type="float">
            <text:p>156.688613</text:p>
          </table:table-cell>
          <table:table-cell office:value-type="float" office:value="525429" calcext:value-type="float">
            <text:p>525429</text:p>
          </table:table-cell>
          <table:table-cell office:value-type="float" office:value="157.519696" calcext:value-type="float">
            <text:p>157.519696</text:p>
          </table:table-cell>
          <table:table-cell office:value-type="float" office:value="525968" calcext:value-type="float">
            <text:p>525968</text:p>
          </table:table-cell>
          <table:table-cell office:value-type="float" office:value="157.681281" calcext:value-type="float">
            <text:p>157.681281</text:p>
          </table:table-cell>
          <table:table-cell table:number-columns-repeated="2"/>
          <table:table-cell office:value-type="float" office:value="527105" calcext:value-type="float">
            <text:p>527105</text:p>
          </table:table-cell>
          <table:table-cell office:value-type="float" office:value="158.022189" calcext:value-type="float">
            <text:p>158.022189</text:p>
          </table:table-cell>
          <table:table-cell table:number-columns-repeated="2"/>
          <table:table-cell office:value-type="float" office:value="531026" calcext:value-type="float">
            <text:p>531026</text:p>
          </table:table-cell>
          <table:table-cell office:value-type="float" office:value="159.197679" calcext:value-type="float">
            <text:p>159.197679</text:p>
          </table:table-cell>
          <table:table-cell office:value-type="float" office:value="532132" calcext:value-type="float">
            <text:p>532132</text:p>
          </table:table-cell>
          <table:table-cell office:value-type="float" office:value="159.52917" calcext:value-type="float">
            <text:p>159.52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13" calcext:value-type="float">
            <text:p>513913</text:p>
          </table:table-cell>
          <table:table-cell office:value-type="float" office:value="154.067229" calcext:value-type="float">
            <text:p>154.067229</text:p>
          </table:table-cell>
          <table:table-cell office:value-type="float" office:value="517980" calcext:value-type="float">
            <text:p>517980</text:p>
          </table:table-cell>
          <table:table-cell office:value-type="float" office:value="155.286387" calcext:value-type="float">
            <text:p>155.286387</text:p>
          </table:table-cell>
          <table:table-cell table:number-columns-repeated="2"/>
          <table:table-cell office:value-type="float" office:value="522621" calcext:value-type="float">
            <text:p>522621</text:p>
          </table:table-cell>
          <table:table-cell office:value-type="float" office:value="156.677907" calcext:value-type="float">
            <text:p>156.677907</text:p>
          </table:table-cell>
          <table:table-cell office:value-type="float" office:value="525628" calcext:value-type="float">
            <text:p>525628</text:p>
          </table:table-cell>
          <table:table-cell office:value-type="float" office:value="157.579206" calcext:value-type="float">
            <text:p>157.579206</text:p>
          </table:table-cell>
          <table:table-cell office:value-type="float" office:value="526650" calcext:value-type="float">
            <text:p>526650</text:p>
          </table:table-cell>
          <table:table-cell office:value-type="float" office:value="157.885567" calcext:value-type="float">
            <text:p>157.885567</text:p>
          </table:table-cell>
          <table:table-cell table:number-columns-repeated="2"/>
          <table:table-cell office:value-type="float" office:value="527108" calcext:value-type="float">
            <text:p>527108</text:p>
          </table:table-cell>
          <table:table-cell office:value-type="float" office:value="158.022911" calcext:value-type="float">
            <text:p>158.022911</text:p>
          </table:table-cell>
          <table:table-cell table:number-columns-repeated="2"/>
          <table:table-cell office:value-type="float" office:value="530958" calcext:value-type="float">
            <text:p>530958</text:p>
          </table:table-cell>
          <table:table-cell office:value-type="float" office:value="159.177349" calcext:value-type="float">
            <text:p>159.177349</text:p>
          </table:table-cell>
          <table:table-cell office:value-type="float" office:value="532059" calcext:value-type="float">
            <text:p>532059</text:p>
          </table:table-cell>
          <table:table-cell office:value-type="float" office:value="159.507387" calcext:value-type="float">
            <text:p>159.507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20" calcext:value-type="float">
            <text:p>513920</text:p>
          </table:table-cell>
          <table:table-cell office:value-type="float" office:value="154.069224" calcext:value-type="float">
            <text:p>154.069224</text:p>
          </table:table-cell>
          <table:table-cell office:value-type="float" office:value="517947" calcext:value-type="float">
            <text:p>517947</text:p>
          </table:table-cell>
          <table:table-cell office:value-type="float" office:value="155.276674" calcext:value-type="float">
            <text:p>155.276674</text:p>
          </table:table-cell>
          <table:table-cell table:number-columns-repeated="2"/>
          <table:table-cell office:value-type="float" office:value="522488" calcext:value-type="float">
            <text:p>522488</text:p>
          </table:table-cell>
          <table:table-cell office:value-type="float" office:value="156.63782" calcext:value-type="float">
            <text:p>156.63782</text:p>
          </table:table-cell>
          <table:table-cell office:value-type="float" office:value="525345" calcext:value-type="float">
            <text:p>525345</text:p>
          </table:table-cell>
          <table:table-cell office:value-type="float" office:value="157.494339" calcext:value-type="float">
            <text:p>157.494339</text:p>
          </table:table-cell>
          <table:table-cell office:value-type="float" office:value="526353" calcext:value-type="float">
            <text:p>526353</text:p>
          </table:table-cell>
          <table:table-cell office:value-type="float" office:value="157.796548" calcext:value-type="float">
            <text:p>157.796548</text:p>
          </table:table-cell>
          <table:table-cell table:number-columns-repeated="2"/>
          <table:table-cell office:value-type="float" office:value="527144" calcext:value-type="float">
            <text:p>527144</text:p>
          </table:table-cell>
          <table:table-cell office:value-type="float" office:value="158.033889" calcext:value-type="float">
            <text:p>158.033889</text:p>
          </table:table-cell>
          <table:table-cell table:number-columns-repeated="2"/>
          <table:table-cell office:value-type="float" office:value="531060" calcext:value-type="float">
            <text:p>531060</text:p>
          </table:table-cell>
          <table:table-cell office:value-type="float" office:value="159.207844" calcext:value-type="float">
            <text:p>159.207844</text:p>
          </table:table-cell>
          <table:table-cell office:value-type="float" office:value="532170" calcext:value-type="float">
            <text:p>532170</text:p>
          </table:table-cell>
          <table:table-cell office:value-type="float" office:value="159.540623" calcext:value-type="float">
            <text:p>159.5406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74" calcext:value-type="float">
            <text:p>513974</text:p>
          </table:table-cell>
          <table:table-cell office:value-type="float" office:value="154.085383" calcext:value-type="float">
            <text:p>154.085383</text:p>
          </table:table-cell>
          <table:table-cell office:value-type="float" office:value="518236" calcext:value-type="float">
            <text:p>518236</text:p>
          </table:table-cell>
          <table:table-cell office:value-type="float" office:value="155.363374" calcext:value-type="float">
            <text:p>155.363374</text:p>
          </table:table-cell>
          <table:table-cell table:number-columns-repeated="2"/>
          <table:table-cell office:value-type="float" office:value="522669" calcext:value-type="float">
            <text:p>522669</text:p>
          </table:table-cell>
          <table:table-cell office:value-type="float" office:value="156.692225" calcext:value-type="float">
            <text:p>156.692225</text:p>
          </table:table-cell>
          <table:table-cell office:value-type="float" office:value="525219" calcext:value-type="float">
            <text:p>525219</text:p>
          </table:table-cell>
          <table:table-cell office:value-type="float" office:value="157.456607" calcext:value-type="float">
            <text:p>157.456607</text:p>
          </table:table-cell>
          <table:table-cell office:value-type="float" office:value="526108" calcext:value-type="float">
            <text:p>526108</text:p>
          </table:table-cell>
          <table:table-cell office:value-type="float" office:value="157.723341" calcext:value-type="float">
            <text:p>157.723341</text:p>
          </table:table-cell>
          <table:table-cell table:number-columns-repeated="2"/>
          <table:table-cell office:value-type="float" office:value="527085" calcext:value-type="float">
            <text:p>527085</text:p>
          </table:table-cell>
          <table:table-cell office:value-type="float" office:value="158.016048" calcext:value-type="float">
            <text:p>158.016048</text:p>
          </table:table-cell>
          <table:table-cell table:number-columns-repeated="2"/>
          <table:table-cell office:value-type="float" office:value="531065" calcext:value-type="float">
            <text:p>531065</text:p>
          </table:table-cell>
          <table:table-cell office:value-type="float" office:value="159.209265" calcext:value-type="float">
            <text:p>159.209265</text:p>
          </table:table-cell>
          <table:table-cell office:value-type="float" office:value="532106" calcext:value-type="float">
            <text:p>532106</text:p>
          </table:table-cell>
          <table:table-cell office:value-type="float" office:value="159.521472" calcext:value-type="float">
            <text:p>159.5214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41" calcext:value-type="float">
            <text:p>513941</text:p>
          </table:table-cell>
          <table:table-cell office:value-type="float" office:value="154.075713" calcext:value-type="float">
            <text:p>154.075713</text:p>
          </table:table-cell>
          <table:table-cell office:value-type="float" office:value="517962" calcext:value-type="float">
            <text:p>517962</text:p>
          </table:table-cell>
          <table:table-cell office:value-type="float" office:value="155.281103" calcext:value-type="float">
            <text:p>155.281103</text:p>
          </table:table-cell>
          <table:table-cell table:number-columns-repeated="2"/>
          <table:table-cell office:value-type="float" office:value="522636" calcext:value-type="float">
            <text:p>522636</text:p>
          </table:table-cell>
          <table:table-cell office:value-type="float" office:value="156.682186" calcext:value-type="float">
            <text:p>156.682186</text:p>
          </table:table-cell>
          <table:table-cell office:value-type="float" office:value="525430" calcext:value-type="float">
            <text:p>525430</text:p>
          </table:table-cell>
          <table:table-cell office:value-type="float" office:value="157.519813" calcext:value-type="float">
            <text:p>157.519813</text:p>
          </table:table-cell>
          <table:table-cell office:value-type="float" office:value="526622" calcext:value-type="float">
            <text:p>526622</text:p>
          </table:table-cell>
          <table:table-cell office:value-type="float" office:value="157.877348" calcext:value-type="float">
            <text:p>157.877348</text:p>
          </table:table-cell>
          <table:table-cell table:number-columns-repeated="2"/>
          <table:table-cell office:value-type="float" office:value="527138" calcext:value-type="float">
            <text:p>527138</text:p>
          </table:table-cell>
          <table:table-cell office:value-type="float" office:value="158.031985" calcext:value-type="float">
            <text:p>158.031985</text:p>
          </table:table-cell>
          <table:table-cell table:number-columns-repeated="2"/>
          <table:table-cell office:value-type="float" office:value="530950" calcext:value-type="float">
            <text:p>530950</text:p>
          </table:table-cell>
          <table:table-cell office:value-type="float" office:value="159.174758" calcext:value-type="float">
            <text:p>159.174758</text:p>
          </table:table-cell>
          <table:table-cell office:value-type="float" office:value="532067" calcext:value-type="float">
            <text:p>532067</text:p>
          </table:table-cell>
          <table:table-cell office:value-type="float" office:value="159.509618" calcext:value-type="float">
            <text:p>159.5096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71" calcext:value-type="float">
            <text:p>513871</text:p>
          </table:table-cell>
          <table:table-cell office:value-type="float" office:value="154.054749" calcext:value-type="float">
            <text:p>154.054749</text:p>
          </table:table-cell>
          <table:table-cell office:value-type="float" office:value="518248" calcext:value-type="float">
            <text:p>518248</text:p>
          </table:table-cell>
          <table:table-cell office:value-type="float" office:value="155.36673" calcext:value-type="float">
            <text:p>155.36673</text:p>
          </table:table-cell>
          <table:table-cell table:number-columns-repeated="2"/>
          <table:table-cell office:value-type="float" office:value="522616" calcext:value-type="float">
            <text:p>522616</text:p>
          </table:table-cell>
          <table:table-cell office:value-type="float" office:value="156.676194" calcext:value-type="float">
            <text:p>156.676194</text:p>
          </table:table-cell>
          <table:table-cell office:value-type="float" office:value="525625" calcext:value-type="float">
            <text:p>525625</text:p>
          </table:table-cell>
          <table:table-cell office:value-type="float" office:value="157.578352" calcext:value-type="float">
            <text:p>157.578352</text:p>
          </table:table-cell>
          <table:table-cell office:value-type="float" office:value="526599" calcext:value-type="float">
            <text:p>526599</text:p>
          </table:table-cell>
          <table:table-cell office:value-type="float" office:value="157.870341" calcext:value-type="float">
            <text:p>157.870341</text:p>
          </table:table-cell>
          <table:table-cell table:number-columns-repeated="2"/>
          <table:table-cell office:value-type="float" office:value="527069" calcext:value-type="float">
            <text:p>527069</text:p>
          </table:table-cell>
          <table:table-cell office:value-type="float" office:value="158.011337" calcext:value-type="float">
            <text:p>158.011337</text:p>
          </table:table-cell>
          <table:table-cell table:number-columns-repeated="2"/>
          <table:table-cell office:value-type="float" office:value="531075" calcext:value-type="float">
            <text:p>531075</text:p>
          </table:table-cell>
          <table:table-cell office:value-type="float" office:value="159.212237" calcext:value-type="float">
            <text:p>159.212237</text:p>
          </table:table-cell>
          <table:table-cell office:value-type="float" office:value="532128" calcext:value-type="float">
            <text:p>532128</text:p>
          </table:table-cell>
          <table:table-cell office:value-type="float" office:value="159.52805" calcext:value-type="float">
            <text:p>159.528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63" calcext:value-type="float">
            <text:p>513963</text:p>
          </table:table-cell>
          <table:table-cell office:value-type="float" office:value="154.082334" calcext:value-type="float">
            <text:p>154.082334</text:p>
          </table:table-cell>
          <table:table-cell office:value-type="float" office:value="518058" calcext:value-type="float">
            <text:p>518058</text:p>
          </table:table-cell>
          <table:table-cell office:value-type="float" office:value="155.309908" calcext:value-type="float">
            <text:p>155.309908</text:p>
          </table:table-cell>
          <table:table-cell table:number-columns-repeated="2"/>
          <table:table-cell office:value-type="float" office:value="522692" calcext:value-type="float">
            <text:p>522692</text:p>
          </table:table-cell>
          <table:table-cell office:value-type="float" office:value="156.699018" calcext:value-type="float">
            <text:p>156.699018</text:p>
          </table:table-cell>
          <table:table-cell office:value-type="float" office:value="525325" calcext:value-type="float">
            <text:p>525325</text:p>
          </table:table-cell>
          <table:table-cell office:value-type="float" office:value="157.488571" calcext:value-type="float">
            <text:p>157.488571</text:p>
          </table:table-cell>
          <table:table-cell office:value-type="float" office:value="526352" calcext:value-type="float">
            <text:p>526352</text:p>
          </table:table-cell>
          <table:table-cell office:value-type="float" office:value="157.796379" calcext:value-type="float">
            <text:p>157.796379</text:p>
          </table:table-cell>
          <table:table-cell table:number-columns-repeated="2"/>
          <table:table-cell office:value-type="float" office:value="527091" calcext:value-type="float">
            <text:p>527091</text:p>
          </table:table-cell>
          <table:table-cell office:value-type="float" office:value="158.017871" calcext:value-type="float">
            <text:p>158.017871</text:p>
          </table:table-cell>
          <table:table-cell table:number-columns-repeated="2"/>
          <table:table-cell office:value-type="float" office:value="531126" calcext:value-type="float">
            <text:p>531126</text:p>
          </table:table-cell>
          <table:table-cell office:value-type="float" office:value="159.227562" calcext:value-type="float">
            <text:p>159.227562</text:p>
          </table:table-cell>
          <table:table-cell office:value-type="float" office:value="532006" calcext:value-type="float">
            <text:p>532006</text:p>
          </table:table-cell>
          <table:table-cell office:value-type="float" office:value="159.491428" calcext:value-type="float">
            <text:p>159.4914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08" calcext:value-type="float">
            <text:p>513908</text:p>
          </table:table-cell>
          <table:table-cell office:value-type="float" office:value="154.065888" calcext:value-type="float">
            <text:p>154.065888</text:p>
          </table:table-cell>
          <table:table-cell office:value-type="float" office:value="518019" calcext:value-type="float">
            <text:p>518019</text:p>
          </table:table-cell>
          <table:table-cell office:value-type="float" office:value="155.29813" calcext:value-type="float">
            <text:p>155.29813</text:p>
          </table:table-cell>
          <table:table-cell table:number-columns-repeated="2"/>
          <table:table-cell office:value-type="float" office:value="522475" calcext:value-type="float">
            <text:p>522475</text:p>
          </table:table-cell>
          <table:table-cell office:value-type="float" office:value="156.633928" calcext:value-type="float">
            <text:p>156.633928</text:p>
          </table:table-cell>
          <table:table-cell office:value-type="float" office:value="525492" calcext:value-type="float">
            <text:p>525492</text:p>
          </table:table-cell>
          <table:table-cell office:value-type="float" office:value="157.53867" calcext:value-type="float">
            <text:p>157.53867</text:p>
          </table:table-cell>
          <table:table-cell office:value-type="float" office:value="526306" calcext:value-type="float">
            <text:p>526306</text:p>
          </table:table-cell>
          <table:table-cell office:value-type="float" office:value="157.782428" calcext:value-type="float">
            <text:p>157.782428</text:p>
          </table:table-cell>
          <table:table-cell table:number-columns-repeated="2"/>
          <table:table-cell office:value-type="float" office:value="527073" calcext:value-type="float">
            <text:p>527073</text:p>
          </table:table-cell>
          <table:table-cell office:value-type="float" office:value="158.012511" calcext:value-type="float">
            <text:p>158.012511</text:p>
          </table:table-cell>
          <table:table-cell table:number-columns-repeated="2"/>
          <table:table-cell office:value-type="float" office:value="531010" calcext:value-type="float">
            <text:p>531010</text:p>
          </table:table-cell>
          <table:table-cell office:value-type="float" office:value="159.192799" calcext:value-type="float">
            <text:p>159.192799</text:p>
          </table:table-cell>
          <table:table-cell office:value-type="float" office:value="532023" calcext:value-type="float">
            <text:p>532023</text:p>
          </table:table-cell>
          <table:table-cell office:value-type="float" office:value="159.496597" calcext:value-type="float">
            <text:p>159.49659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15" calcext:value-type="float">
            <text:p>513915</text:p>
          </table:table-cell>
          <table:table-cell office:value-type="float" office:value="154.067974" calcext:value-type="float">
            <text:p>154.067974</text:p>
          </table:table-cell>
          <table:table-cell office:value-type="float" office:value="517709" calcext:value-type="float">
            <text:p>517709</text:p>
          </table:table-cell>
          <table:table-cell office:value-type="float" office:value="155.205207" calcext:value-type="float">
            <text:p>155.205207</text:p>
          </table:table-cell>
          <table:table-cell table:number-columns-repeated="2"/>
          <table:table-cell office:value-type="float" office:value="522629" calcext:value-type="float">
            <text:p>522629</text:p>
          </table:table-cell>
          <table:table-cell office:value-type="float" office:value="156.680137" calcext:value-type="float">
            <text:p>156.680137</text:p>
          </table:table-cell>
          <table:table-cell office:value-type="float" office:value="525359" calcext:value-type="float">
            <text:p>525359</text:p>
          </table:table-cell>
          <table:table-cell office:value-type="float" office:value="157.498746" calcext:value-type="float">
            <text:p>157.498746</text:p>
          </table:table-cell>
          <table:table-cell office:value-type="float" office:value="526398" calcext:value-type="float">
            <text:p>526398</text:p>
          </table:table-cell>
          <table:table-cell office:value-type="float" office:value="157.81002" calcext:value-type="float">
            <text:p>157.81002</text:p>
          </table:table-cell>
          <table:table-cell table:number-columns-repeated="2"/>
          <table:table-cell office:value-type="float" office:value="527056" calcext:value-type="float">
            <text:p>527056</text:p>
          </table:table-cell>
          <table:table-cell office:value-type="float" office:value="158.007421" calcext:value-type="float">
            <text:p>158.007421</text:p>
          </table:table-cell>
          <table:table-cell table:number-columns-repeated="2"/>
          <table:table-cell office:value-type="float" office:value="530937" calcext:value-type="float">
            <text:p>530937</text:p>
          </table:table-cell>
          <table:table-cell office:value-type="float" office:value="159.170865" calcext:value-type="float">
            <text:p>159.170865</text:p>
          </table:table-cell>
          <table:table-cell office:value-type="float" office:value="532028" calcext:value-type="float">
            <text:p>532028</text:p>
          </table:table-cell>
          <table:table-cell office:value-type="float" office:value="159.497841" calcext:value-type="float">
            <text:p>159.4978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65" calcext:value-type="float">
            <text:p>513965</text:p>
          </table:table-cell>
          <table:table-cell office:value-type="float" office:value="154.082735" calcext:value-type="float">
            <text:p>154.082735</text:p>
          </table:table-cell>
          <table:table-cell office:value-type="float" office:value="517932" calcext:value-type="float">
            <text:p>517932</text:p>
          </table:table-cell>
          <table:table-cell office:value-type="float" office:value="155.272118" calcext:value-type="float">
            <text:p>155.272118</text:p>
          </table:table-cell>
          <table:table-cell table:number-columns-repeated="2"/>
          <table:table-cell office:value-type="float" office:value="522710" calcext:value-type="float">
            <text:p>522710</text:p>
          </table:table-cell>
          <table:table-cell office:value-type="float" office:value="156.704382" calcext:value-type="float">
            <text:p>156.704382</text:p>
          </table:table-cell>
          <table:table-cell office:value-type="float" office:value="525466" calcext:value-type="float">
            <text:p>525466</text:p>
          </table:table-cell>
          <table:table-cell office:value-type="float" office:value="157.530618" calcext:value-type="float">
            <text:p>157.530618</text:p>
          </table:table-cell>
          <table:table-cell office:value-type="float" office:value="526585" calcext:value-type="float">
            <text:p>526585</text:p>
          </table:table-cell>
          <table:table-cell office:value-type="float" office:value="157.866189" calcext:value-type="float">
            <text:p>157.866189</text:p>
          </table:table-cell>
          <table:table-cell table:number-columns-repeated="2"/>
          <table:table-cell office:value-type="float" office:value="527029" calcext:value-type="float">
            <text:p>527029</text:p>
          </table:table-cell>
          <table:table-cell office:value-type="float" office:value="157.999293" calcext:value-type="float">
            <text:p>157.999293</text:p>
          </table:table-cell>
          <table:table-cell table:number-columns-repeated="2"/>
          <table:table-cell office:value-type="float" office:value="531183" calcext:value-type="float">
            <text:p>531183</text:p>
          </table:table-cell>
          <table:table-cell office:value-type="float" office:value="159.244731" calcext:value-type="float">
            <text:p>159.244731</text:p>
          </table:table-cell>
          <table:table-cell office:value-type="float" office:value="532076" calcext:value-type="float">
            <text:p>532076</text:p>
          </table:table-cell>
          <table:table-cell office:value-type="float" office:value="159.512416" calcext:value-type="float">
            <text:p>159.5124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82" calcext:value-type="float">
            <text:p>513982</text:p>
          </table:table-cell>
          <table:table-cell office:value-type="float" office:value="154.087932" calcext:value-type="float">
            <text:p>154.087932</text:p>
          </table:table-cell>
          <table:table-cell office:value-type="float" office:value="517880" calcext:value-type="float">
            <text:p>517880</text:p>
          </table:table-cell>
          <table:table-cell office:value-type="float" office:value="155.256467" calcext:value-type="float">
            <text:p>155.256467</text:p>
          </table:table-cell>
          <table:table-cell table:number-columns-repeated="2"/>
          <table:table-cell office:value-type="float" office:value="522446" calcext:value-type="float">
            <text:p>522446</text:p>
          </table:table-cell>
          <table:table-cell office:value-type="float" office:value="156.625417" calcext:value-type="float">
            <text:p>156.625417</text:p>
          </table:table-cell>
          <table:table-cell office:value-type="float" office:value="525466" calcext:value-type="float">
            <text:p>525466</text:p>
          </table:table-cell>
          <table:table-cell office:value-type="float" office:value="157.53063" calcext:value-type="float">
            <text:p>157.53063</text:p>
          </table:table-cell>
          <table:table-cell office:value-type="float" office:value="526820" calcext:value-type="float">
            <text:p>526820</text:p>
          </table:table-cell>
          <table:table-cell office:value-type="float" office:value="157.93669" calcext:value-type="float">
            <text:p>157.93669</text:p>
          </table:table-cell>
          <table:table-cell table:number-columns-repeated="2"/>
          <table:table-cell office:value-type="float" office:value="527109" calcext:value-type="float">
            <text:p>527109</text:p>
          </table:table-cell>
          <table:table-cell office:value-type="float" office:value="158.02336" calcext:value-type="float">
            <text:p>158.02336</text:p>
          </table:table-cell>
          <table:table-cell table:number-columns-repeated="2"/>
          <table:table-cell office:value-type="float" office:value="531230" calcext:value-type="float">
            <text:p>531230</text:p>
          </table:table-cell>
          <table:table-cell office:value-type="float" office:value="159.258611" calcext:value-type="float">
            <text:p>159.258611</text:p>
          </table:table-cell>
          <table:table-cell office:value-type="float" office:value="532037" calcext:value-type="float">
            <text:p>532037</text:p>
          </table:table-cell>
          <table:table-cell office:value-type="float" office:value="159.500557" calcext:value-type="float">
            <text:p>159.5005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16" calcext:value-type="float">
            <text:p>513916</text:p>
          </table:table-cell>
          <table:table-cell office:value-type="float" office:value="154.068165" calcext:value-type="float">
            <text:p>154.068165</text:p>
          </table:table-cell>
          <table:table-cell office:value-type="float" office:value="517873" calcext:value-type="float">
            <text:p>517873</text:p>
          </table:table-cell>
          <table:table-cell office:value-type="float" office:value="155.254528" calcext:value-type="float">
            <text:p>155.254528</text:p>
          </table:table-cell>
          <table:table-cell table:number-columns-repeated="2"/>
          <table:table-cell office:value-type="float" office:value="522705" calcext:value-type="float">
            <text:p>522705</text:p>
          </table:table-cell>
          <table:table-cell office:value-type="float" office:value="156.702962" calcext:value-type="float">
            <text:p>156.702962</text:p>
          </table:table-cell>
          <table:table-cell office:value-type="float" office:value="525322" calcext:value-type="float">
            <text:p>525322</text:p>
          </table:table-cell>
          <table:table-cell office:value-type="float" office:value="157.487599" calcext:value-type="float">
            <text:p>157.487599</text:p>
          </table:table-cell>
          <table:table-cell office:value-type="float" office:value="526499" calcext:value-type="float">
            <text:p>526499</text:p>
          </table:table-cell>
          <table:table-cell office:value-type="float" office:value="157.840448" calcext:value-type="float">
            <text:p>157.840448</text:p>
          </table:table-cell>
          <table:table-cell table:number-columns-repeated="2"/>
          <table:table-cell office:value-type="float" office:value="527107" calcext:value-type="float">
            <text:p>527107</text:p>
          </table:table-cell>
          <table:table-cell office:value-type="float" office:value="158.022593" calcext:value-type="float">
            <text:p>158.022593</text:p>
          </table:table-cell>
          <table:table-cell table:number-columns-repeated="2"/>
          <table:table-cell office:value-type="float" office:value="531253" calcext:value-type="float">
            <text:p>531253</text:p>
          </table:table-cell>
          <table:table-cell office:value-type="float" office:value="159.265742" calcext:value-type="float">
            <text:p>159.265742</text:p>
          </table:table-cell>
          <table:table-cell office:value-type="float" office:value="532238" calcext:value-type="float">
            <text:p>532238</text:p>
          </table:table-cell>
          <table:table-cell office:value-type="float" office:value="159.56098" calcext:value-type="float">
            <text:p>159.5609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52" calcext:value-type="float">
            <text:p>513852</text:p>
          </table:table-cell>
          <table:table-cell office:value-type="float" office:value="154.048952" calcext:value-type="float">
            <text:p>154.048952</text:p>
          </table:table-cell>
          <table:table-cell office:value-type="float" office:value="518081" calcext:value-type="float">
            <text:p>518081</text:p>
          </table:table-cell>
          <table:table-cell office:value-type="float" office:value="155.31674" calcext:value-type="float">
            <text:p>155.31674</text:p>
          </table:table-cell>
          <table:table-cell table:number-columns-repeated="2"/>
          <table:table-cell office:value-type="float" office:value="522429" calcext:value-type="float">
            <text:p>522429</text:p>
          </table:table-cell>
          <table:table-cell office:value-type="float" office:value="156.620278" calcext:value-type="float">
            <text:p>156.620278</text:p>
          </table:table-cell>
          <table:table-cell office:value-type="float" office:value="525350" calcext:value-type="float">
            <text:p>525350</text:p>
          </table:table-cell>
          <table:table-cell office:value-type="float" office:value="157.496061" calcext:value-type="float">
            <text:p>157.496061</text:p>
          </table:table-cell>
          <table:table-cell office:value-type="float" office:value="526759" calcext:value-type="float">
            <text:p>526759</text:p>
          </table:table-cell>
          <table:table-cell office:value-type="float" office:value="157.91847" calcext:value-type="float">
            <text:p>157.91847</text:p>
          </table:table-cell>
          <table:table-cell table:number-columns-repeated="2"/>
          <table:table-cell office:value-type="float" office:value="527089" calcext:value-type="float">
            <text:p>527089</text:p>
          </table:table-cell>
          <table:table-cell office:value-type="float" office:value="158.01732" calcext:value-type="float">
            <text:p>158.01732</text:p>
          </table:table-cell>
          <table:table-cell table:number-columns-repeated="2"/>
          <table:table-cell office:value-type="float" office:value="531017" calcext:value-type="float">
            <text:p>531017</text:p>
          </table:table-cell>
          <table:table-cell office:value-type="float" office:value="159.194966" calcext:value-type="float">
            <text:p>159.194966</text:p>
          </table:table-cell>
          <table:table-cell office:value-type="float" office:value="532165" calcext:value-type="float">
            <text:p>532165</text:p>
          </table:table-cell>
          <table:table-cell office:value-type="float" office:value="159.539062" calcext:value-type="float">
            <text:p>159.5390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71" calcext:value-type="float">
            <text:p>513971</text:p>
          </table:table-cell>
          <table:table-cell office:value-type="float" office:value="154.084491" calcext:value-type="float">
            <text:p>154.084491</text:p>
          </table:table-cell>
          <table:table-cell office:value-type="float" office:value="517985" calcext:value-type="float">
            <text:p>517985</text:p>
          </table:table-cell>
          <table:table-cell office:value-type="float" office:value="155.287941" calcext:value-type="float">
            <text:p>155.287941</text:p>
          </table:table-cell>
          <table:table-cell table:number-columns-repeated="4"/>
          <table:table-cell office:value-type="float" office:value="525489" calcext:value-type="float">
            <text:p>525489</text:p>
          </table:table-cell>
          <table:table-cell office:value-type="float" office:value="157.537768" calcext:value-type="float">
            <text:p>157.537768</text:p>
          </table:table-cell>
          <table:table-cell office:value-type="float" office:value="526520" calcext:value-type="float">
            <text:p>526520</text:p>
          </table:table-cell>
          <table:table-cell office:value-type="float" office:value="157.846844" calcext:value-type="float">
            <text:p>157.846844</text:p>
          </table:table-cell>
          <table:table-cell table:number-columns-repeated="2"/>
          <table:table-cell office:value-type="float" office:value="527032" calcext:value-type="float">
            <text:p>527032</text:p>
          </table:table-cell>
          <table:table-cell office:value-type="float" office:value="158.000145" calcext:value-type="float">
            <text:p>158.000145</text:p>
          </table:table-cell>
          <table:table-cell table:number-columns-repeated="2"/>
          <table:table-cell office:value-type="float" office:value="531176" calcext:value-type="float">
            <text:p>531176</text:p>
          </table:table-cell>
          <table:table-cell office:value-type="float" office:value="159.242631" calcext:value-type="float">
            <text:p>159.242631</text:p>
          </table:table-cell>
          <table:table-cell office:value-type="float" office:value="532039" calcext:value-type="float">
            <text:p>532039</text:p>
          </table:table-cell>
          <table:table-cell office:value-type="float" office:value="159.501229" calcext:value-type="float">
            <text:p>159.5012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61" calcext:value-type="float">
            <text:p>513961</text:p>
          </table:table-cell>
          <table:table-cell office:value-type="float" office:value="154.081665" calcext:value-type="float">
            <text:p>154.081665</text:p>
          </table:table-cell>
          <table:table-cell office:value-type="float" office:value="518014" calcext:value-type="float">
            <text:p>518014</text:p>
          </table:table-cell>
          <table:table-cell office:value-type="float" office:value="155.296582" calcext:value-type="float">
            <text:p>155.296582</text:p>
          </table:table-cell>
          <table:table-cell table:number-columns-repeated="4"/>
          <table:table-cell office:value-type="float" office:value="525414" calcext:value-type="float">
            <text:p>525414</text:p>
          </table:table-cell>
          <table:table-cell office:value-type="float" office:value="157.515269" calcext:value-type="float">
            <text:p>157.515269</text:p>
          </table:table-cell>
          <table:table-cell office:value-type="float" office:value="525881" calcext:value-type="float">
            <text:p>525881</text:p>
          </table:table-cell>
          <table:table-cell office:value-type="float" office:value="157.655275" calcext:value-type="float">
            <text:p>157.655275</text:p>
          </table:table-cell>
          <table:table-cell table:number-columns-repeated="2"/>
          <table:table-cell office:value-type="float" office:value="527074" calcext:value-type="float">
            <text:p>527074</text:p>
          </table:table-cell>
          <table:table-cell office:value-type="float" office:value="158.012799" calcext:value-type="float">
            <text:p>158.012799</text:p>
          </table:table-cell>
          <table:table-cell table:number-columns-repeated="2"/>
          <table:table-cell office:value-type="float" office:value="531294" calcext:value-type="float">
            <text:p>531294</text:p>
          </table:table-cell>
          <table:table-cell office:value-type="float" office:value="159.277921" calcext:value-type="float">
            <text:p>159.277921</text:p>
          </table:table-cell>
          <table:table-cell office:value-type="float" office:value="532059" calcext:value-type="float">
            <text:p>532059</text:p>
          </table:table-cell>
          <table:table-cell office:value-type="float" office:value="159.507163" calcext:value-type="float">
            <text:p>159.5071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25" calcext:value-type="float">
            <text:p>513925</text:p>
          </table:table-cell>
          <table:table-cell office:value-type="float" office:value="154.07081" calcext:value-type="float">
            <text:p>154.07081</text:p>
          </table:table-cell>
          <table:table-cell office:value-type="float" office:value="518140" calcext:value-type="float">
            <text:p>518140</text:p>
          </table:table-cell>
          <table:table-cell office:value-type="float" office:value="155.334516" calcext:value-type="float">
            <text:p>155.334516</text:p>
          </table:table-cell>
          <table:table-cell table:number-columns-repeated="4"/>
          <table:table-cell office:value-type="float" office:value="525522" calcext:value-type="float">
            <text:p>525522</text:p>
          </table:table-cell>
          <table:table-cell office:value-type="float" office:value="157.547681" calcext:value-type="float">
            <text:p>157.547681</text:p>
          </table:table-cell>
          <table:table-cell office:value-type="float" office:value="526150" calcext:value-type="float">
            <text:p>526150</text:p>
          </table:table-cell>
          <table:table-cell office:value-type="float" office:value="157.735922" calcext:value-type="float">
            <text:p>157.735922</text:p>
          </table:table-cell>
          <table:table-cell table:number-columns-repeated="2"/>
          <table:table-cell office:value-type="float" office:value="527114" calcext:value-type="float">
            <text:p>527114</text:p>
          </table:table-cell>
          <table:table-cell office:value-type="float" office:value="158.024832" calcext:value-type="float">
            <text:p>158.024832</text:p>
          </table:table-cell>
          <table:table-cell table:number-columns-repeated="2"/>
          <table:table-cell office:value-type="float" office:value="531225" calcext:value-type="float">
            <text:p>531225</text:p>
          </table:table-cell>
          <table:table-cell office:value-type="float" office:value="159.257245" calcext:value-type="float">
            <text:p>159.257245</text:p>
          </table:table-cell>
          <table:table-cell office:value-type="float" office:value="531965" calcext:value-type="float">
            <text:p>531965</text:p>
          </table:table-cell>
          <table:table-cell office:value-type="float" office:value="159.47922" calcext:value-type="float">
            <text:p>159.47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64" calcext:value-type="float">
            <text:p>513864</text:p>
          </table:table-cell>
          <table:table-cell office:value-type="float" office:value="154.052501" calcext:value-type="float">
            <text:p>154.052501</text:p>
          </table:table-cell>
          <table:table-cell office:value-type="float" office:value="517954" calcext:value-type="float">
            <text:p>517954</text:p>
          </table:table-cell>
          <table:table-cell office:value-type="float" office:value="155.27877" calcext:value-type="float">
            <text:p>155.27877</text:p>
          </table:table-cell>
          <table:table-cell table:number-columns-repeated="4"/>
          <table:table-cell office:value-type="float" office:value="525389" calcext:value-type="float">
            <text:p>525389</text:p>
          </table:table-cell>
          <table:table-cell office:value-type="float" office:value="157.507529" calcext:value-type="float">
            <text:p>157.507529</text:p>
          </table:table-cell>
          <table:table-cell office:value-type="float" office:value="526241" calcext:value-type="float">
            <text:p>526241</text:p>
          </table:table-cell>
          <table:table-cell office:value-type="float" office:value="157.762963" calcext:value-type="float">
            <text:p>157.762963</text:p>
          </table:table-cell>
          <table:table-cell table:number-columns-repeated="2"/>
          <table:table-cell office:value-type="float" office:value="527091" calcext:value-type="float">
            <text:p>527091</text:p>
          </table:table-cell>
          <table:table-cell office:value-type="float" office:value="158.017973" calcext:value-type="float">
            <text:p>158.017973</text:p>
          </table:table-cell>
          <table:table-cell table:number-columns-repeated="2"/>
          <table:table-cell office:value-type="float" office:value="531015" calcext:value-type="float">
            <text:p>531015</text:p>
          </table:table-cell>
          <table:table-cell office:value-type="float" office:value="159.194202" calcext:value-type="float">
            <text:p>159.194202</text:p>
          </table:table-cell>
          <table:table-cell office:value-type="float" office:value="532063" calcext:value-type="float">
            <text:p>532063</text:p>
          </table:table-cell>
          <table:table-cell office:value-type="float" office:value="159.508477" calcext:value-type="float">
            <text:p>159.5084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70" calcext:value-type="float">
            <text:p>513870</text:p>
          </table:table-cell>
          <table:table-cell office:value-type="float" office:value="154.054351" calcext:value-type="float">
            <text:p>154.054351</text:p>
          </table:table-cell>
          <table:table-cell office:value-type="float" office:value="517973" calcext:value-type="float">
            <text:p>517973</text:p>
          </table:table-cell>
          <table:table-cell office:value-type="float" office:value="155.284429" calcext:value-type="float">
            <text:p>155.284429</text:p>
          </table:table-cell>
          <table:table-cell table:number-columns-repeated="4"/>
          <table:table-cell office:value-type="float" office:value="525521" calcext:value-type="float">
            <text:p>525521</text:p>
          </table:table-cell>
          <table:table-cell office:value-type="float" office:value="157.547289" calcext:value-type="float">
            <text:p>157.547289</text:p>
          </table:table-cell>
          <table:table-cell office:value-type="float" office:value="526388" calcext:value-type="float">
            <text:p>526388</text:p>
          </table:table-cell>
          <table:table-cell office:value-type="float" office:value="157.807158" calcext:value-type="float">
            <text:p>157.807158</text:p>
          </table:table-cell>
          <table:table-cell table:number-columns-repeated="2"/>
          <table:table-cell office:value-type="float" office:value="527064" calcext:value-type="float">
            <text:p>527064</text:p>
          </table:table-cell>
          <table:table-cell office:value-type="float" office:value="158.009744" calcext:value-type="float">
            <text:p>158.009744</text:p>
          </table:table-cell>
          <table:table-cell table:number-columns-repeated="2"/>
          <table:table-cell office:value-type="float" office:value="531101" calcext:value-type="float">
            <text:p>531101</text:p>
          </table:table-cell>
          <table:table-cell office:value-type="float" office:value="159.220051" calcext:value-type="float">
            <text:p>159.220051</text:p>
          </table:table-cell>
          <table:table-cell office:value-type="float" office:value="531973" calcext:value-type="float">
            <text:p>531973</text:p>
          </table:table-cell>
          <table:table-cell office:value-type="float" office:value="159.481607" calcext:value-type="float">
            <text:p>159.4816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76" calcext:value-type="float">
            <text:p>513876</text:p>
          </table:table-cell>
          <table:table-cell office:value-type="float" office:value="154.056168" calcext:value-type="float">
            <text:p>154.056168</text:p>
          </table:table-cell>
          <table:table-cell office:value-type="float" office:value="518298" calcext:value-type="float">
            <text:p>518298</text:p>
          </table:table-cell>
          <table:table-cell office:value-type="float" office:value="155.381705" calcext:value-type="float">
            <text:p>155.381705</text:p>
          </table:table-cell>
          <table:table-cell table:number-columns-repeated="4"/>
          <table:table-cell office:value-type="float" office:value="525411" calcext:value-type="float">
            <text:p>525411</text:p>
          </table:table-cell>
          <table:table-cell office:value-type="float" office:value="157.514243" calcext:value-type="float">
            <text:p>157.514243</text:p>
          </table:table-cell>
          <table:table-cell office:value-type="float" office:value="526830" calcext:value-type="float">
            <text:p>526830</text:p>
          </table:table-cell>
          <table:table-cell office:value-type="float" office:value="157.93979" calcext:value-type="float">
            <text:p>157.93979</text:p>
          </table:table-cell>
          <table:table-cell table:number-columns-repeated="2"/>
          <table:table-cell office:value-type="float" office:value="527052" calcext:value-type="float">
            <text:p>527052</text:p>
          </table:table-cell>
          <table:table-cell office:value-type="float" office:value="158.006249" calcext:value-type="float">
            <text:p>158.006249</text:p>
          </table:table-cell>
          <table:table-cell table:number-columns-repeated="2"/>
          <table:table-cell office:value-type="float" office:value="531071" calcext:value-type="float">
            <text:p>531071</text:p>
          </table:table-cell>
          <table:table-cell office:value-type="float" office:value="159.211056" calcext:value-type="float">
            <text:p>159.211056</text:p>
          </table:table-cell>
          <table:table-cell office:value-type="float" office:value="531965" calcext:value-type="float">
            <text:p>531965</text:p>
          </table:table-cell>
          <table:table-cell office:value-type="float" office:value="159.479095" calcext:value-type="float">
            <text:p>159.4790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79" calcext:value-type="float">
            <text:p>513879</text:p>
          </table:table-cell>
          <table:table-cell office:value-type="float" office:value="154.056952" calcext:value-type="float">
            <text:p>154.056952</text:p>
          </table:table-cell>
          <table:table-cell office:value-type="float" office:value="517876" calcext:value-type="float">
            <text:p>517876</text:p>
          </table:table-cell>
          <table:table-cell office:value-type="float" office:value="155.255231" calcext:value-type="float">
            <text:p>155.255231</text:p>
          </table:table-cell>
          <table:table-cell table:number-columns-repeated="4"/>
          <table:table-cell office:value-type="float" office:value="525452" calcext:value-type="float">
            <text:p>525452</text:p>
          </table:table-cell>
          <table:table-cell office:value-type="float" office:value="157.526537" calcext:value-type="float">
            <text:p>157.526537</text:p>
          </table:table-cell>
          <table:table-cell office:value-type="float" office:value="526182" calcext:value-type="float">
            <text:p>526182</text:p>
          </table:table-cell>
          <table:table-cell office:value-type="float" office:value="157.745322" calcext:value-type="float">
            <text:p>157.745322</text:p>
          </table:table-cell>
          <table:table-cell table:number-columns-repeated="2"/>
          <table:table-cell office:value-type="float" office:value="527074" calcext:value-type="float">
            <text:p>527074</text:p>
          </table:table-cell>
          <table:table-cell office:value-type="float" office:value="158.012784" calcext:value-type="float">
            <text:p>158.012784</text:p>
          </table:table-cell>
          <table:table-cell table:number-columns-repeated="2"/>
          <table:table-cell office:value-type="float" office:value="531227" calcext:value-type="float">
            <text:p>531227</text:p>
          </table:table-cell>
          <table:table-cell office:value-type="float" office:value="159.257933" calcext:value-type="float">
            <text:p>159.257933</text:p>
          </table:table-cell>
          <table:table-cell office:value-type="float" office:value="532067" calcext:value-type="float">
            <text:p>532067</text:p>
          </table:table-cell>
          <table:table-cell office:value-type="float" office:value="159.509701" calcext:value-type="float">
            <text:p>159.5097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05" calcext:value-type="float">
            <text:p>513905</text:p>
          </table:table-cell>
          <table:table-cell office:value-type="float" office:value="154.064737" calcext:value-type="float">
            <text:p>154.064737</text:p>
          </table:table-cell>
          <table:table-cell office:value-type="float" office:value="518048" calcext:value-type="float">
            <text:p>518048</text:p>
          </table:table-cell>
          <table:table-cell office:value-type="float" office:value="155.306825" calcext:value-type="float">
            <text:p>155.306825</text:p>
          </table:table-cell>
          <table:table-cell table:number-columns-repeated="4"/>
          <table:table-cell office:value-type="float" office:value="525670" calcext:value-type="float">
            <text:p>525670</text:p>
          </table:table-cell>
          <table:table-cell office:value-type="float" office:value="157.591854" calcext:value-type="float">
            <text:p>157.591854</text:p>
          </table:table-cell>
          <table:table-cell office:value-type="float" office:value="525845" calcext:value-type="float">
            <text:p>525845</text:p>
          </table:table-cell>
          <table:table-cell office:value-type="float" office:value="157.644294" calcext:value-type="float">
            <text:p>157.644294</text:p>
          </table:table-cell>
          <table:table-cell table:number-columns-repeated="2"/>
          <table:table-cell office:value-type="float" office:value="527071" calcext:value-type="float">
            <text:p>527071</text:p>
          </table:table-cell>
          <table:table-cell office:value-type="float" office:value="158.011858" calcext:value-type="float">
            <text:p>158.011858</text:p>
          </table:table-cell>
          <table:table-cell table:number-columns-repeated="2"/>
          <table:table-cell office:value-type="float" office:value="531211" calcext:value-type="float">
            <text:p>531211</text:p>
          </table:table-cell>
          <table:table-cell office:value-type="float" office:value="159.253134" calcext:value-type="float">
            <text:p>159.253134</text:p>
          </table:table-cell>
          <table:table-cell office:value-type="float" office:value="532148" calcext:value-type="float">
            <text:p>532148</text:p>
          </table:table-cell>
          <table:table-cell office:value-type="float" office:value="159.53383" calcext:value-type="float">
            <text:p>159.533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90" calcext:value-type="float">
            <text:p>513890</text:p>
          </table:table-cell>
          <table:table-cell office:value-type="float" office:value="154.060476" calcext:value-type="float">
            <text:p>154.060476</text:p>
          </table:table-cell>
          <table:table-cell office:value-type="float" office:value="518071" calcext:value-type="float">
            <text:p>518071</text:p>
          </table:table-cell>
          <table:table-cell office:value-type="float" office:value="155.313791" calcext:value-type="float">
            <text:p>155.313791</text:p>
          </table:table-cell>
          <table:table-cell table:number-columns-repeated="4"/>
          <table:table-cell office:value-type="float" office:value="525356" calcext:value-type="float">
            <text:p>525356</text:p>
          </table:table-cell>
          <table:table-cell office:value-type="float" office:value="157.497718" calcext:value-type="float">
            <text:p>157.497718</text:p>
          </table:table-cell>
          <table:table-cell office:value-type="float" office:value="526580" calcext:value-type="float">
            <text:p>526580</text:p>
          </table:table-cell>
          <table:table-cell office:value-type="float" office:value="157.864826" calcext:value-type="float">
            <text:p>157.864826</text:p>
          </table:table-cell>
          <table:table-cell table:number-columns-repeated="2"/>
          <table:table-cell office:value-type="float" office:value="527059" calcext:value-type="float">
            <text:p>527059</text:p>
          </table:table-cell>
          <table:table-cell office:value-type="float" office:value="158.008362" calcext:value-type="float">
            <text:p>158.008362</text:p>
          </table:table-cell>
          <table:table-cell table:number-columns-repeated="2"/>
          <table:table-cell office:value-type="float" office:value="530843" calcext:value-type="float">
            <text:p>530843</text:p>
          </table:table-cell>
          <table:table-cell office:value-type="float" office:value="159.14281" calcext:value-type="float">
            <text:p>159.14281</text:p>
          </table:table-cell>
          <table:table-cell office:value-type="float" office:value="532085" calcext:value-type="float">
            <text:p>532085</text:p>
          </table:table-cell>
          <table:table-cell office:value-type="float" office:value="159.515022" calcext:value-type="float">
            <text:p>159.5150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08" calcext:value-type="float">
            <text:p>513908</text:p>
          </table:table-cell>
          <table:table-cell office:value-type="float" office:value="154.065795" calcext:value-type="float">
            <text:p>154.065795</text:p>
          </table:table-cell>
          <table:table-cell office:value-type="float" office:value="517938" calcext:value-type="float">
            <text:p>517938</text:p>
          </table:table-cell>
          <table:table-cell office:value-type="float" office:value="155.273801" calcext:value-type="float">
            <text:p>155.273801</text:p>
          </table:table-cell>
          <table:table-cell table:number-columns-repeated="4"/>
          <table:table-cell office:value-type="float" office:value="525430" calcext:value-type="float">
            <text:p>525430</text:p>
          </table:table-cell>
          <table:table-cell office:value-type="float" office:value="157.520078" calcext:value-type="float">
            <text:p>157.520078</text:p>
          </table:table-cell>
          <table:table-cell office:value-type="float" office:value="526394" calcext:value-type="float">
            <text:p>526394</text:p>
          </table:table-cell>
          <table:table-cell office:value-type="float" office:value="157.808926" calcext:value-type="float">
            <text:p>157.808926</text:p>
          </table:table-cell>
          <table:table-cell table:number-columns-repeated="2"/>
          <table:table-cell office:value-type="float" office:value="527025" calcext:value-type="float">
            <text:p>527025</text:p>
          </table:table-cell>
          <table:table-cell office:value-type="float" office:value="157.998074" calcext:value-type="float">
            <text:p>157.998074</text:p>
          </table:table-cell>
          <table:table-cell table:number-columns-repeated="2"/>
          <table:table-cell office:value-type="float" office:value="531058" calcext:value-type="float">
            <text:p>531058</text:p>
          </table:table-cell>
          <table:table-cell office:value-type="float" office:value="159.207116" calcext:value-type="float">
            <text:p>159.207116</text:p>
          </table:table-cell>
          <table:table-cell office:value-type="float" office:value="532085" calcext:value-type="float">
            <text:p>532085</text:p>
          </table:table-cell>
          <table:table-cell office:value-type="float" office:value="159.515208" calcext:value-type="float">
            <text:p>159.5152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74" calcext:value-type="float">
            <text:p>513874</text:p>
          </table:table-cell>
          <table:table-cell office:value-type="float" office:value="154.055559" calcext:value-type="float">
            <text:p>154.055559</text:p>
          </table:table-cell>
          <table:table-cell office:value-type="float" office:value="517810" calcext:value-type="float">
            <text:p>517810</text:p>
          </table:table-cell>
          <table:table-cell office:value-type="float" office:value="155.235427" calcext:value-type="float">
            <text:p>155.235427</text:p>
          </table:table-cell>
          <table:table-cell table:number-columns-repeated="4"/>
          <table:table-cell office:value-type="float" office:value="525447" calcext:value-type="float">
            <text:p>525447</text:p>
          </table:table-cell>
          <table:table-cell office:value-type="float" office:value="157.524935" calcext:value-type="float">
            <text:p>157.524935</text:p>
          </table:table-cell>
          <table:table-cell office:value-type="float" office:value="526756" calcext:value-type="float">
            <text:p>526756</text:p>
          </table:table-cell>
          <table:table-cell office:value-type="float" office:value="157.917399" calcext:value-type="float">
            <text:p>157.917399</text:p>
          </table:table-cell>
          <table:table-cell table:number-columns-repeated="2"/>
          <table:table-cell office:value-type="float" office:value="527073" calcext:value-type="float">
            <text:p>527073</text:p>
          </table:table-cell>
          <table:table-cell office:value-type="float" office:value="158.012381" calcext:value-type="float">
            <text:p>158.012381</text:p>
          </table:table-cell>
          <table:table-cell table:number-columns-repeated="2"/>
          <table:table-cell office:value-type="float" office:value="531209" calcext:value-type="float">
            <text:p>531209</text:p>
          </table:table-cell>
          <table:table-cell office:value-type="float" office:value="159.252442" calcext:value-type="float">
            <text:p>159.252442</text:p>
          </table:table-cell>
          <table:table-cell office:value-type="float" office:value="532151" calcext:value-type="float">
            <text:p>532151</text:p>
          </table:table-cell>
          <table:table-cell office:value-type="float" office:value="159.534778" calcext:value-type="float">
            <text:p>159.5347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64" calcext:value-type="float">
            <text:p>513964</text:p>
          </table:table-cell>
          <table:table-cell office:value-type="float" office:value="154.082679" calcext:value-type="float">
            <text:p>154.082679</text:p>
          </table:table-cell>
          <table:table-cell office:value-type="float" office:value="518073" calcext:value-type="float">
            <text:p>518073</text:p>
          </table:table-cell>
          <table:table-cell office:value-type="float" office:value="155.314527" calcext:value-type="float">
            <text:p>155.314527</text:p>
          </table:table-cell>
          <table:table-cell table:number-columns-repeated="4"/>
          <table:table-cell office:value-type="float" office:value="525258" calcext:value-type="float">
            <text:p>525258</text:p>
          </table:table-cell>
          <table:table-cell office:value-type="float" office:value="157.468438" calcext:value-type="float">
            <text:p>157.468438</text:p>
          </table:table-cell>
          <table:table-cell office:value-type="float" office:value="526535" calcext:value-type="float">
            <text:p>526535</text:p>
          </table:table-cell>
          <table:table-cell office:value-type="float" office:value="157.851259" calcext:value-type="float">
            <text:p>157.851259</text:p>
          </table:table-cell>
          <table:table-cell table:number-columns-repeated="2"/>
          <table:table-cell office:value-type="float" office:value="527069" calcext:value-type="float">
            <text:p>527069</text:p>
          </table:table-cell>
          <table:table-cell office:value-type="float" office:value="158.011232" calcext:value-type="float">
            <text:p>158.011232</text:p>
          </table:table-cell>
          <table:table-cell table:number-columns-repeated="2"/>
          <table:table-cell office:value-type="float" office:value="531005" calcext:value-type="float">
            <text:p>531005</text:p>
          </table:table-cell>
          <table:table-cell office:value-type="float" office:value="159.191176" calcext:value-type="float">
            <text:p>159.191176</text:p>
          </table:table-cell>
          <table:table-cell office:value-type="float" office:value="532086" calcext:value-type="float">
            <text:p>532086</text:p>
          </table:table-cell>
          <table:table-cell office:value-type="float" office:value="159.51537" calcext:value-type="float">
            <text:p>159.515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43" calcext:value-type="float">
            <text:p>513943</text:p>
          </table:table-cell>
          <table:table-cell office:value-type="float" office:value="154.076337" calcext:value-type="float">
            <text:p>154.076337</text:p>
          </table:table-cell>
          <table:table-cell office:value-type="float" office:value="517904" calcext:value-type="float">
            <text:p>517904</text:p>
          </table:table-cell>
          <table:table-cell office:value-type="float" office:value="155.263686" calcext:value-type="float">
            <text:p>155.263686</text:p>
          </table:table-cell>
          <table:table-cell table:number-columns-repeated="4"/>
          <table:table-cell office:value-type="float" office:value="525483" calcext:value-type="float">
            <text:p>525483</text:p>
          </table:table-cell>
          <table:table-cell office:value-type="float" office:value="157.535739" calcext:value-type="float">
            <text:p>157.535739</text:p>
          </table:table-cell>
          <table:table-cell office:value-type="float" office:value="526420" calcext:value-type="float">
            <text:p>526420</text:p>
          </table:table-cell>
          <table:table-cell office:value-type="float" office:value="157.816793" calcext:value-type="float">
            <text:p>157.816793</text:p>
          </table:table-cell>
          <table:table-cell table:number-columns-repeated="2"/>
          <table:table-cell office:value-type="float" office:value="527036" calcext:value-type="float">
            <text:p>527036</text:p>
          </table:table-cell>
          <table:table-cell office:value-type="float" office:value="158.001428" calcext:value-type="float">
            <text:p>158.001428</text:p>
          </table:table-cell>
          <table:table-cell table:number-columns-repeated="2"/>
          <table:table-cell office:value-type="float" office:value="531146" calcext:value-type="float">
            <text:p>531146</text:p>
          </table:table-cell>
          <table:table-cell office:value-type="float" office:value="159.233502" calcext:value-type="float">
            <text:p>159.233502</text:p>
          </table:table-cell>
          <table:table-cell office:value-type="float" office:value="532181" calcext:value-type="float">
            <text:p>532181</text:p>
          </table:table-cell>
          <table:table-cell office:value-type="float" office:value="159.54393" calcext:value-type="float">
            <text:p>159.543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4018" calcext:value-type="float">
            <text:p>514018</text:p>
          </table:table-cell>
          <table:table-cell office:value-type="float" office:value="154.098862" calcext:value-type="float">
            <text:p>154.098862</text:p>
          </table:table-cell>
          <table:table-cell office:value-type="float" office:value="518028" calcext:value-type="float">
            <text:p>518028</text:p>
          </table:table-cell>
          <table:table-cell office:value-type="float" office:value="155.301014" calcext:value-type="float">
            <text:p>155.301014</text:p>
          </table:table-cell>
          <table:table-cell table:number-columns-repeated="4"/>
          <table:table-cell office:value-type="float" office:value="525314" calcext:value-type="float">
            <text:p>525314</text:p>
          </table:table-cell>
          <table:table-cell office:value-type="float" office:value="157.485139" calcext:value-type="float">
            <text:p>157.485139</text:p>
          </table:table-cell>
          <table:table-cell office:value-type="float" office:value="526354" calcext:value-type="float">
            <text:p>526354</text:p>
          </table:table-cell>
          <table:table-cell office:value-type="float" office:value="157.796871" calcext:value-type="float">
            <text:p>157.796871</text:p>
          </table:table-cell>
          <table:table-cell table:number-columns-repeated="2"/>
          <table:table-cell office:value-type="float" office:value="527102" calcext:value-type="float">
            <text:p>527102</text:p>
          </table:table-cell>
          <table:table-cell office:value-type="float" office:value="158.021259" calcext:value-type="float">
            <text:p>158.021259</text:p>
          </table:table-cell>
          <table:table-cell table:number-columns-repeated="2"/>
          <table:table-cell office:value-type="float" office:value="531065" calcext:value-type="float">
            <text:p>531065</text:p>
          </table:table-cell>
          <table:table-cell office:value-type="float" office:value="159.209235" calcext:value-type="float">
            <text:p>159.209235</text:p>
          </table:table-cell>
          <table:table-cell office:value-type="float" office:value="532235" calcext:value-type="float">
            <text:p>532235</text:p>
          </table:table-cell>
          <table:table-cell office:value-type="float" office:value="159.559898" calcext:value-type="float">
            <text:p>159.55989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85" calcext:value-type="float">
            <text:p>513885</text:p>
          </table:table-cell>
          <table:table-cell office:value-type="float" office:value="154.058785" calcext:value-type="float">
            <text:p>154.058785</text:p>
          </table:table-cell>
          <table:table-cell office:value-type="float" office:value="518130" calcext:value-type="float">
            <text:p>518130</text:p>
          </table:table-cell>
          <table:table-cell office:value-type="float" office:value="155.331495" calcext:value-type="float">
            <text:p>155.331495</text:p>
          </table:table-cell>
          <table:table-cell table:number-columns-repeated="4"/>
          <table:table-cell office:value-type="float" office:value="525211" calcext:value-type="float">
            <text:p>525211</text:p>
          </table:table-cell>
          <table:table-cell office:value-type="float" office:value="157.454275" calcext:value-type="float">
            <text:p>157.454275</text:p>
          </table:table-cell>
          <table:table-cell office:value-type="float" office:value="526749" calcext:value-type="float">
            <text:p>526749</text:p>
          </table:table-cell>
          <table:table-cell office:value-type="float" office:value="157.915374" calcext:value-type="float">
            <text:p>157.915374</text:p>
          </table:table-cell>
          <table:table-cell table:number-columns-repeated="2"/>
          <table:table-cell office:value-type="float" office:value="527116" calcext:value-type="float">
            <text:p>527116</text:p>
          </table:table-cell>
          <table:table-cell office:value-type="float" office:value="158.025478" calcext:value-type="float">
            <text:p>158.025478</text:p>
          </table:table-cell>
          <table:table-cell table:number-columns-repeated="2"/>
          <table:table-cell office:value-type="float" office:value="530782" calcext:value-type="float">
            <text:p>530782</text:p>
          </table:table-cell>
          <table:table-cell office:value-type="float" office:value="159.124427" calcext:value-type="float">
            <text:p>159.124427</text:p>
          </table:table-cell>
          <table:table-cell office:value-type="float" office:value="532066" calcext:value-type="float">
            <text:p>532066</text:p>
          </table:table-cell>
          <table:table-cell office:value-type="float" office:value="159.509457" calcext:value-type="float">
            <text:p>159.5094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83" calcext:value-type="float">
            <text:p>513983</text:p>
          </table:table-cell>
          <table:table-cell office:value-type="float" office:value="154.088334" calcext:value-type="float">
            <text:p>154.088334</text:p>
          </table:table-cell>
          <table:table-cell office:value-type="float" office:value="518039" calcext:value-type="float">
            <text:p>518039</text:p>
          </table:table-cell>
          <table:table-cell office:value-type="float" office:value="155.304081" calcext:value-type="float">
            <text:p>155.304081</text:p>
          </table:table-cell>
          <table:table-cell table:number-columns-repeated="4"/>
          <table:table-cell office:value-type="float" office:value="525293" calcext:value-type="float">
            <text:p>525293</text:p>
          </table:table-cell>
          <table:table-cell office:value-type="float" office:value="157.478757" calcext:value-type="float">
            <text:p>157.478757</text:p>
          </table:table-cell>
          <table:table-cell office:value-type="float" office:value="526153" calcext:value-type="float">
            <text:p>526153</text:p>
          </table:table-cell>
          <table:table-cell office:value-type="float" office:value="157.736637" calcext:value-type="float">
            <text:p>157.736637</text:p>
          </table:table-cell>
          <table:table-cell table:number-columns-repeated="2"/>
          <table:table-cell office:value-type="float" office:value="527087" calcext:value-type="float">
            <text:p>527087</text:p>
          </table:table-cell>
          <table:table-cell office:value-type="float" office:value="158.016752" calcext:value-type="float">
            <text:p>158.016752</text:p>
          </table:table-cell>
          <table:table-cell table:number-columns-repeated="2"/>
          <table:table-cell office:value-type="float" office:value="530998" calcext:value-type="float">
            <text:p>530998</text:p>
          </table:table-cell>
          <table:table-cell office:value-type="float" office:value="159.189318" calcext:value-type="float">
            <text:p>159.189318</text:p>
          </table:table-cell>
          <table:table-cell office:value-type="float" office:value="532135" calcext:value-type="float">
            <text:p>532135</text:p>
          </table:table-cell>
          <table:table-cell office:value-type="float" office:value="159.530098" calcext:value-type="float">
            <text:p>159.53009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88" calcext:value-type="float">
            <text:p>513888</text:p>
          </table:table-cell>
          <table:table-cell office:value-type="float" office:value="154.059732" calcext:value-type="float">
            <text:p>154.059732</text:p>
          </table:table-cell>
          <table:table-cell office:value-type="float" office:value="517953" calcext:value-type="float">
            <text:p>517953</text:p>
          </table:table-cell>
          <table:table-cell office:value-type="float" office:value="155.278453" calcext:value-type="float">
            <text:p>155.278453</text:p>
          </table:table-cell>
          <table:table-cell table:number-columns-repeated="4"/>
          <table:table-cell office:value-type="float" office:value="525429" calcext:value-type="float">
            <text:p>525429</text:p>
          </table:table-cell>
          <table:table-cell office:value-type="float" office:value="157.519754" calcext:value-type="float">
            <text:p>157.519754</text:p>
          </table:table-cell>
          <table:table-cell office:value-type="float" office:value="526384" calcext:value-type="float">
            <text:p>526384</text:p>
          </table:table-cell>
          <table:table-cell office:value-type="float" office:value="157.806038" calcext:value-type="float">
            <text:p>157.806038</text:p>
          </table:table-cell>
          <table:table-cell table:number-columns-repeated="2"/>
          <table:table-cell office:value-type="float" office:value="527056" calcext:value-type="float">
            <text:p>527056</text:p>
          </table:table-cell>
          <table:table-cell office:value-type="float" office:value="158.007459" calcext:value-type="float">
            <text:p>158.007459</text:p>
          </table:table-cell>
          <table:table-cell table:number-columns-repeated="2"/>
          <table:table-cell office:value-type="float" office:value="530945" calcext:value-type="float">
            <text:p>530945</text:p>
          </table:table-cell>
          <table:table-cell office:value-type="float" office:value="159.173262" calcext:value-type="float">
            <text:p>159.173262</text:p>
          </table:table-cell>
          <table:table-cell office:value-type="float" office:value="532060" calcext:value-type="float">
            <text:p>532060</text:p>
          </table:table-cell>
          <table:table-cell office:value-type="float" office:value="159.50772" calcext:value-type="float">
            <text:p>159.507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92" calcext:value-type="float">
            <text:p>513892</text:p>
          </table:table-cell>
          <table:table-cell office:value-type="float" office:value="154.061036" calcext:value-type="float">
            <text:p>154.061036</text:p>
          </table:table-cell>
          <table:table-cell office:value-type="float" office:value="518247" calcext:value-type="float">
            <text:p>518247</text:p>
          </table:table-cell>
          <table:table-cell office:value-type="float" office:value="155.366533" calcext:value-type="float">
            <text:p>155.366533</text:p>
          </table:table-cell>
          <table:table-cell table:number-columns-repeated="4"/>
          <table:table-cell office:value-type="float" office:value="525457" calcext:value-type="float">
            <text:p>525457</text:p>
          </table:table-cell>
          <table:table-cell office:value-type="float" office:value="157.527974" calcext:value-type="float">
            <text:p>157.527974</text:p>
          </table:table-cell>
          <table:table-cell office:value-type="float" office:value="526578" calcext:value-type="float">
            <text:p>526578</text:p>
          </table:table-cell>
          <table:table-cell office:value-type="float" office:value="157.864001" calcext:value-type="float">
            <text:p>157.864001</text:p>
          </table:table-cell>
          <table:table-cell table:number-columns-repeated="2"/>
          <table:table-cell office:value-type="float" office:value="527194" calcext:value-type="float">
            <text:p>527194</text:p>
          </table:table-cell>
          <table:table-cell office:value-type="float" office:value="158.048909" calcext:value-type="float">
            <text:p>158.048909</text:p>
          </table:table-cell>
          <table:table-cell table:number-columns-repeated="2"/>
          <table:table-cell office:value-type="float" office:value="531116" calcext:value-type="float">
            <text:p>531116</text:p>
          </table:table-cell>
          <table:table-cell office:value-type="float" office:value="159.224449" calcext:value-type="float">
            <text:p>159.224449</text:p>
          </table:table-cell>
          <table:table-cell office:value-type="float" office:value="532092" calcext:value-type="float">
            <text:p>532092</text:p>
          </table:table-cell>
          <table:table-cell office:value-type="float" office:value="159.517213" calcext:value-type="float">
            <text:p>159.5172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4044" calcext:value-type="float">
            <text:p>514044</text:p>
          </table:table-cell>
          <table:table-cell office:value-type="float" office:value="154.106592" calcext:value-type="float">
            <text:p>154.106592</text:p>
          </table:table-cell>
          <table:table-cell office:value-type="float" office:value="518050" calcext:value-type="float">
            <text:p>518050</text:p>
          </table:table-cell>
          <table:table-cell office:value-type="float" office:value="155.307444" calcext:value-type="float">
            <text:p>155.307444</text:p>
          </table:table-cell>
          <table:table-cell table:number-columns-repeated="4"/>
          <table:table-cell office:value-type="float" office:value="525428" calcext:value-type="float">
            <text:p>525428</text:p>
          </table:table-cell>
          <table:table-cell office:value-type="float" office:value="157.519323" calcext:value-type="float">
            <text:p>157.519323</text:p>
          </table:table-cell>
          <table:table-cell office:value-type="float" office:value="525857" calcext:value-type="float">
            <text:p>525857</text:p>
          </table:table-cell>
          <table:table-cell office:value-type="float" office:value="157.647992" calcext:value-type="float">
            <text:p>157.647992</text:p>
          </table:table-cell>
          <table:table-cell table:number-columns-repeated="2"/>
          <table:table-cell office:value-type="float" office:value="527150" calcext:value-type="float">
            <text:p>527150</text:p>
          </table:table-cell>
          <table:table-cell office:value-type="float" office:value="158.035708" calcext:value-type="float">
            <text:p>158.035708</text:p>
          </table:table-cell>
          <table:table-cell table:number-columns-repeated="2"/>
          <table:table-cell office:value-type="float" office:value="530998" calcext:value-type="float">
            <text:p>530998</text:p>
          </table:table-cell>
          <table:table-cell office:value-type="float" office:value="159.189294" calcext:value-type="float">
            <text:p>159.189294</text:p>
          </table:table-cell>
          <table:table-cell office:value-type="float" office:value="532236" calcext:value-type="float">
            <text:p>532236</text:p>
          </table:table-cell>
          <table:table-cell office:value-type="float" office:value="159.560429" calcext:value-type="float">
            <text:p>159.5604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88" calcext:value-type="float">
            <text:p>513988</text:p>
          </table:table-cell>
          <table:table-cell office:value-type="float" office:value="154.089637" calcext:value-type="float">
            <text:p>154.089637</text:p>
          </table:table-cell>
          <table:table-cell office:value-type="float" office:value="517983" calcext:value-type="float">
            <text:p>517983</text:p>
          </table:table-cell>
          <table:table-cell office:value-type="float" office:value="155.287361" calcext:value-type="float">
            <text:p>155.287361</text:p>
          </table:table-cell>
          <table:table-cell table:number-columns-repeated="4"/>
          <table:table-cell office:value-type="float" office:value="525328" calcext:value-type="float">
            <text:p>525328</text:p>
          </table:table-cell>
          <table:table-cell office:value-type="float" office:value="157.4893" calcext:value-type="float">
            <text:p>157.4893</text:p>
          </table:table-cell>
          <table:table-cell office:value-type="float" office:value="526736" calcext:value-type="float">
            <text:p>526736</text:p>
          </table:table-cell>
          <table:table-cell office:value-type="float" office:value="157.911604" calcext:value-type="float">
            <text:p>157.911604</text:p>
          </table:table-cell>
          <table:table-cell table:number-columns-repeated="2"/>
          <table:table-cell office:value-type="float" office:value="527115" calcext:value-type="float">
            <text:p>527115</text:p>
          </table:table-cell>
          <table:table-cell office:value-type="float" office:value="158.025024" calcext:value-type="float">
            <text:p>158.025024</text:p>
          </table:table-cell>
          <table:table-cell table:number-columns-repeated="2"/>
          <table:table-cell office:value-type="float" office:value="531279" calcext:value-type="float">
            <text:p>531279</text:p>
          </table:table-cell>
          <table:table-cell office:value-type="float" office:value="159.2735" calcext:value-type="float">
            <text:p>159.2735</text:p>
          </table:table-cell>
          <table:table-cell office:value-type="float" office:value="532044" calcext:value-type="float">
            <text:p>532044</text:p>
          </table:table-cell>
          <table:table-cell office:value-type="float" office:value="159.502851" calcext:value-type="float">
            <text:p>159.5028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98" calcext:value-type="float">
            <text:p>513898</text:p>
          </table:table-cell>
          <table:table-cell office:value-type="float" office:value="154.06264" calcext:value-type="float">
            <text:p>154.06264</text:p>
          </table:table-cell>
          <table:table-cell office:value-type="float" office:value="518123" calcext:value-type="float">
            <text:p>518123</text:p>
          </table:table-cell>
          <table:table-cell office:value-type="float" office:value="155.329364" calcext:value-type="float">
            <text:p>155.329364</text:p>
          </table:table-cell>
          <table:table-cell table:number-columns-repeated="4"/>
          <table:table-cell office:value-type="float" office:value="525366" calcext:value-type="float">
            <text:p>525366</text:p>
          </table:table-cell>
          <table:table-cell office:value-type="float" office:value="157.500653" calcext:value-type="float">
            <text:p>157.500653</text:p>
          </table:table-cell>
          <table:table-cell office:value-type="float" office:value="526333" calcext:value-type="float">
            <text:p>526333</text:p>
          </table:table-cell>
          <table:table-cell office:value-type="float" office:value="157.790622" calcext:value-type="float">
            <text:p>157.790622</text:p>
          </table:table-cell>
          <table:table-cell table:number-columns-repeated="2"/>
          <table:table-cell office:value-type="float" office:value="527127" calcext:value-type="float">
            <text:p>527127</text:p>
          </table:table-cell>
          <table:table-cell office:value-type="float" office:value="158.028786" calcext:value-type="float">
            <text:p>158.028786</text:p>
          </table:table-cell>
          <table:table-cell table:number-columns-repeated="2"/>
          <table:table-cell office:value-type="float" office:value="531347" calcext:value-type="float">
            <text:p>531347</text:p>
          </table:table-cell>
          <table:table-cell office:value-type="float" office:value="159.293854" calcext:value-type="float">
            <text:p>159.293854</text:p>
          </table:table-cell>
          <table:table-cell office:value-type="float" office:value="532015" calcext:value-type="float">
            <text:p>532015</text:p>
          </table:table-cell>
          <table:table-cell office:value-type="float" office:value="159.49403" calcext:value-type="float">
            <text:p>159.494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48" calcext:value-type="float">
            <text:p>513948</text:p>
          </table:table-cell>
          <table:table-cell office:value-type="float" office:value="154.077843" calcext:value-type="float">
            <text:p>154.077843</text:p>
          </table:table-cell>
          <table:table-cell office:value-type="float" office:value="517989" calcext:value-type="float">
            <text:p>517989</text:p>
          </table:table-cell>
          <table:table-cell office:value-type="float" office:value="155.289136" calcext:value-type="float">
            <text:p>155.289136</text:p>
          </table:table-cell>
          <table:table-cell table:number-columns-repeated="4"/>
          <table:table-cell office:value-type="float" office:value="525383" calcext:value-type="float">
            <text:p>525383</text:p>
          </table:table-cell>
          <table:table-cell office:value-type="float" office:value="157.505872" calcext:value-type="float">
            <text:p>157.505872</text:p>
          </table:table-cell>
          <table:table-cell office:value-type="float" office:value="526529" calcext:value-type="float">
            <text:p>526529</text:p>
          </table:table-cell>
          <table:table-cell office:value-type="float" office:value="157.849537" calcext:value-type="float">
            <text:p>157.849537</text:p>
          </table:table-cell>
          <table:table-cell table:number-columns-repeated="2"/>
          <table:table-cell office:value-type="float" office:value="527086" calcext:value-type="float">
            <text:p>527086</text:p>
          </table:table-cell>
          <table:table-cell office:value-type="float" office:value="158.01655" calcext:value-type="float">
            <text:p>158.01655</text:p>
          </table:table-cell>
          <table:table-cell table:number-columns-repeated="2"/>
          <table:table-cell office:value-type="float" office:value="530831" calcext:value-type="float">
            <text:p>530831</text:p>
          </table:table-cell>
          <table:table-cell office:value-type="float" office:value="159.139082" calcext:value-type="float">
            <text:p>159.139082</text:p>
          </table:table-cell>
          <table:table-cell office:value-type="float" office:value="532087" calcext:value-type="float">
            <text:p>532087</text:p>
          </table:table-cell>
          <table:table-cell office:value-type="float" office:value="159.515757" calcext:value-type="float">
            <text:p>159.5157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4009" calcext:value-type="float">
            <text:p>514009</text:p>
          </table:table-cell>
          <table:table-cell office:value-type="float" office:value="154.096088" calcext:value-type="float">
            <text:p>154.096088</text:p>
          </table:table-cell>
          <table:table-cell office:value-type="float" office:value="517824" calcext:value-type="float">
            <text:p>517824</text:p>
          </table:table-cell>
          <table:table-cell office:value-type="float" office:value="155.239662" calcext:value-type="float">
            <text:p>155.239662</text:p>
          </table:table-cell>
          <table:table-cell table:number-columns-repeated="4"/>
          <table:table-cell office:value-type="float" office:value="525422" calcext:value-type="float">
            <text:p>525422</text:p>
          </table:table-cell>
          <table:table-cell office:value-type="float" office:value="157.517627" calcext:value-type="float">
            <text:p>157.517627</text:p>
          </table:table-cell>
          <table:table-cell office:value-type="float" office:value="526973" calcext:value-type="float">
            <text:p>526973</text:p>
          </table:table-cell>
          <table:table-cell office:value-type="float" office:value="157.982462" calcext:value-type="float">
            <text:p>157.982462</text:p>
          </table:table-cell>
          <table:table-cell table:number-columns-repeated="2"/>
          <table:table-cell office:value-type="float" office:value="527063" calcext:value-type="float">
            <text:p>527063</text:p>
          </table:table-cell>
          <table:table-cell office:value-type="float" office:value="158.009609" calcext:value-type="float">
            <text:p>158.009609</text:p>
          </table:table-cell>
          <table:table-cell table:number-columns-repeated="2"/>
          <table:table-cell office:value-type="float" office:value="530989" calcext:value-type="float">
            <text:p>530989</text:p>
          </table:table-cell>
          <table:table-cell office:value-type="float" office:value="159.18663" calcext:value-type="float">
            <text:p>159.18663</text:p>
          </table:table-cell>
          <table:table-cell office:value-type="float" office:value="532103" calcext:value-type="float">
            <text:p>532103</text:p>
          </table:table-cell>
          <table:table-cell office:value-type="float" office:value="159.520464" calcext:value-type="float">
            <text:p>159.5204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22" calcext:value-type="float">
            <text:p>513922</text:p>
          </table:table-cell>
          <table:table-cell office:value-type="float" office:value="154.070015" calcext:value-type="float">
            <text:p>154.070015</text:p>
          </table:table-cell>
          <table:table-cell office:value-type="float" office:value="518050" calcext:value-type="float">
            <text:p>518050</text:p>
          </table:table-cell>
          <table:table-cell office:value-type="float" office:value="155.307565" calcext:value-type="float">
            <text:p>155.307565</text:p>
          </table:table-cell>
          <table:table-cell table:number-columns-repeated="4"/>
          <table:table-cell office:value-type="float" office:value="525444" calcext:value-type="float">
            <text:p>525444</text:p>
          </table:table-cell>
          <table:table-cell office:value-type="float" office:value="157.524132" calcext:value-type="float">
            <text:p>157.524132</text:p>
          </table:table-cell>
          <table:table-cell office:value-type="float" office:value="526961" calcext:value-type="float">
            <text:p>526961</text:p>
          </table:table-cell>
          <table:table-cell office:value-type="float" office:value="157.978998" calcext:value-type="float">
            <text:p>157.978998</text:p>
          </table:table-cell>
          <table:table-cell table:number-columns-repeated="2"/>
          <table:table-cell office:value-type="float" office:value="527089" calcext:value-type="float">
            <text:p>527089</text:p>
          </table:table-cell>
          <table:table-cell office:value-type="float" office:value="158.017184" calcext:value-type="float">
            <text:p>158.017184</text:p>
          </table:table-cell>
          <table:table-cell table:number-columns-repeated="2"/>
          <table:table-cell office:value-type="float" office:value="531101" calcext:value-type="float">
            <text:p>531101</text:p>
          </table:table-cell>
          <table:table-cell office:value-type="float" office:value="159.220059" calcext:value-type="float">
            <text:p>159.220059</text:p>
          </table:table-cell>
          <table:table-cell office:value-type="float" office:value="532066" calcext:value-type="float">
            <text:p>532066</text:p>
          </table:table-cell>
          <table:table-cell office:value-type="float" office:value="159.509271" calcext:value-type="float">
            <text:p>159.5092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94" calcext:value-type="float">
            <text:p>513994</text:p>
          </table:table-cell>
          <table:table-cell office:value-type="float" office:value="154.091415" calcext:value-type="float">
            <text:p>154.091415</text:p>
          </table:table-cell>
          <table:table-cell office:value-type="float" office:value="518252" calcext:value-type="float">
            <text:p>518252</text:p>
          </table:table-cell>
          <table:table-cell office:value-type="float" office:value="155.367993" calcext:value-type="float">
            <text:p>155.367993</text:p>
          </table:table-cell>
          <table:table-cell table:number-columns-repeated="4"/>
          <table:table-cell office:value-type="float" office:value="525714" calcext:value-type="float">
            <text:p>525714</text:p>
          </table:table-cell>
          <table:table-cell office:value-type="float" office:value="157.605117" calcext:value-type="float">
            <text:p>157.605117</text:p>
          </table:table-cell>
          <table:table-cell office:value-type="float" office:value="526208" calcext:value-type="float">
            <text:p>526208</text:p>
          </table:table-cell>
          <table:table-cell office:value-type="float" office:value="157.753181" calcext:value-type="float">
            <text:p>157.753181</text:p>
          </table:table-cell>
          <table:table-cell table:number-columns-repeated="2"/>
          <table:table-cell office:value-type="float" office:value="527109" calcext:value-type="float">
            <text:p>527109</text:p>
          </table:table-cell>
          <table:table-cell office:value-type="float" office:value="158.023199" calcext:value-type="float">
            <text:p>158.023199</text:p>
          </table:table-cell>
          <table:table-cell table:number-columns-repeated="2"/>
          <table:table-cell office:value-type="float" office:value="530689" calcext:value-type="float">
            <text:p>530689</text:p>
          </table:table-cell>
          <table:table-cell office:value-type="float" office:value="159.096481" calcext:value-type="float">
            <text:p>159.096481</text:p>
          </table:table-cell>
          <table:table-cell office:value-type="float" office:value="532054" calcext:value-type="float">
            <text:p>532054</text:p>
          </table:table-cell>
          <table:table-cell office:value-type="float" office:value="159.505871" calcext:value-type="float">
            <text:p>159.505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67" calcext:value-type="float">
            <text:p>513967</text:p>
          </table:table-cell>
          <table:table-cell office:value-type="float" office:value="154.083328" calcext:value-type="float">
            <text:p>154.083328</text:p>
          </table:table-cell>
          <table:table-cell office:value-type="float" office:value="518017" calcext:value-type="float">
            <text:p>518017</text:p>
          </table:table-cell>
          <table:table-cell office:value-type="float" office:value="155.297587" calcext:value-type="float">
            <text:p>155.297587</text:p>
          </table:table-cell>
          <table:table-cell table:number-columns-repeated="4"/>
          <table:table-cell office:value-type="float" office:value="525427" calcext:value-type="float">
            <text:p>525427</text:p>
          </table:table-cell>
          <table:table-cell office:value-type="float" office:value="157.519133" calcext:value-type="float">
            <text:p>157.519133</text:p>
          </table:table-cell>
          <table:table-cell office:value-type="float" office:value="526924" calcext:value-type="float">
            <text:p>526924</text:p>
          </table:table-cell>
          <table:table-cell office:value-type="float" office:value="157.967955" calcext:value-type="float">
            <text:p>157.967955</text:p>
          </table:table-cell>
          <table:table-cell table:number-columns-repeated="2"/>
          <table:table-cell office:value-type="float" office:value="527125" calcext:value-type="float">
            <text:p>527125</text:p>
          </table:table-cell>
          <table:table-cell office:value-type="float" office:value="158.028006" calcext:value-type="float">
            <text:p>158.028006</text:p>
          </table:table-cell>
          <table:table-cell table:number-columns-repeated="2"/>
          <table:table-cell office:value-type="float" office:value="531059" calcext:value-type="float">
            <text:p>531059</text:p>
          </table:table-cell>
          <table:table-cell office:value-type="float" office:value="159.207532" calcext:value-type="float">
            <text:p>159.207532</text:p>
          </table:table-cell>
          <table:table-cell office:value-type="float" office:value="532023" calcext:value-type="float">
            <text:p>532023</text:p>
          </table:table-cell>
          <table:table-cell office:value-type="float" office:value="159.496626" calcext:value-type="float">
            <text:p>159.4966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38" calcext:value-type="float">
            <text:p>513938</text:p>
          </table:table-cell>
          <table:table-cell office:value-type="float" office:value="154.074746" calcext:value-type="float">
            <text:p>154.074746</text:p>
          </table:table-cell>
          <table:table-cell office:value-type="float" office:value="518185" calcext:value-type="float">
            <text:p>518185</text:p>
          </table:table-cell>
          <table:table-cell office:value-type="float" office:value="155.347815" calcext:value-type="float">
            <text:p>155.347815</text:p>
          </table:table-cell>
          <table:table-cell table:number-columns-repeated="4"/>
          <table:table-cell office:value-type="float" office:value="525187" calcext:value-type="float">
            <text:p>525187</text:p>
          </table:table-cell>
          <table:table-cell office:value-type="float" office:value="157.447191" calcext:value-type="float">
            <text:p>157.447191</text:p>
          </table:table-cell>
          <table:table-cell office:value-type="float" office:value="526178" calcext:value-type="float">
            <text:p>526178</text:p>
          </table:table-cell>
          <table:table-cell office:value-type="float" office:value="157.744106" calcext:value-type="float">
            <text:p>157.744106</text:p>
          </table:table-cell>
          <table:table-cell table:number-columns-repeated="2"/>
          <table:table-cell office:value-type="float" office:value="527112" calcext:value-type="float">
            <text:p>527112</text:p>
          </table:table-cell>
          <table:table-cell office:value-type="float" office:value="158.024221" calcext:value-type="float">
            <text:p>158.024221</text:p>
          </table:table-cell>
          <table:table-cell table:number-columns-repeated="2"/>
          <table:table-cell office:value-type="float" office:value="530888" calcext:value-type="float">
            <text:p>530888</text:p>
          </table:table-cell>
          <table:table-cell office:value-type="float" office:value="159.156353" calcext:value-type="float">
            <text:p>159.156353</text:p>
          </table:table-cell>
          <table:table-cell office:value-type="float" office:value="532066" calcext:value-type="float">
            <text:p>532066</text:p>
          </table:table-cell>
          <table:table-cell office:value-type="float" office:value="159.509279" calcext:value-type="float">
            <text:p>159.50927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68" calcext:value-type="float">
            <text:p>513968</text:p>
          </table:table-cell>
          <table:table-cell office:value-type="float" office:value="154.083788" calcext:value-type="float">
            <text:p>154.083788</text:p>
          </table:table-cell>
          <table:table-cell office:value-type="float" office:value="517835" calcext:value-type="float">
            <text:p>517835</text:p>
          </table:table-cell>
          <table:table-cell office:value-type="float" office:value="155.243028" calcext:value-type="float">
            <text:p>155.243028</text:p>
          </table:table-cell>
          <table:table-cell table:number-columns-repeated="6"/>
          <table:table-cell office:value-type="float" office:value="526607" calcext:value-type="float">
            <text:p>526607</text:p>
          </table:table-cell>
          <table:table-cell office:value-type="float" office:value="157.872875" calcext:value-type="float">
            <text:p>157.872875</text:p>
          </table:table-cell>
          <table:table-cell table:number-columns-repeated="2"/>
          <table:table-cell office:value-type="float" office:value="527101" calcext:value-type="float">
            <text:p>527101</text:p>
          </table:table-cell>
          <table:table-cell office:value-type="float" office:value="158.020873" calcext:value-type="float">
            <text:p>158.020873</text:p>
          </table:table-cell>
          <table:table-cell table:number-columns-repeated="2"/>
          <table:table-cell office:value-type="float" office:value="531333" calcext:value-type="float">
            <text:p>531333</text:p>
          </table:table-cell>
          <table:table-cell office:value-type="float" office:value="159.289529" calcext:value-type="float">
            <text:p>159.289529</text:p>
          </table:table-cell>
          <table:table-cell office:value-type="float" office:value="532120" calcext:value-type="float">
            <text:p>532120</text:p>
          </table:table-cell>
          <table:table-cell office:value-type="float" office:value="159.52544" calcext:value-type="float">
            <text:p>159.52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86" calcext:value-type="float">
            <text:p>513886</text:p>
          </table:table-cell>
          <table:table-cell office:value-type="float" office:value="154.059107" calcext:value-type="float">
            <text:p>154.059107</text:p>
          </table:table-cell>
          <table:table-cell office:value-type="float" office:value="518089" calcext:value-type="float">
            <text:p>518089</text:p>
          </table:table-cell>
          <table:table-cell office:value-type="float" office:value="155.319181" calcext:value-type="float">
            <text:p>155.319181</text:p>
          </table:table-cell>
          <table:table-cell table:number-columns-repeated="6"/>
          <table:table-cell office:value-type="float" office:value="526903" calcext:value-type="float">
            <text:p>526903</text:p>
          </table:table-cell>
          <table:table-cell office:value-type="float" office:value="157.961688" calcext:value-type="float">
            <text:p>157.961688</text:p>
          </table:table-cell>
          <table:table-cell table:number-columns-repeated="2"/>
          <table:table-cell office:value-type="float" office:value="527099" calcext:value-type="float">
            <text:p>527099</text:p>
          </table:table-cell>
          <table:table-cell office:value-type="float" office:value="158.020397" calcext:value-type="float">
            <text:p>158.020397</text:p>
          </table:table-cell>
          <table:table-cell table:number-columns-repeated="2"/>
          <table:table-cell office:value-type="float" office:value="530928" calcext:value-type="float">
            <text:p>530928</text:p>
          </table:table-cell>
          <table:table-cell office:value-type="float" office:value="159.16809" calcext:value-type="float">
            <text:p>159.16809</text:p>
          </table:table-cell>
          <table:table-cell office:value-type="float" office:value="532117" calcext:value-type="float">
            <text:p>532117</text:p>
          </table:table-cell>
          <table:table-cell office:value-type="float" office:value="159.524586" calcext:value-type="float">
            <text:p>159.5245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47" calcext:value-type="float">
            <text:p>513947</text:p>
          </table:table-cell>
          <table:table-cell office:value-type="float" office:value="154.077464" calcext:value-type="float">
            <text:p>154.077464</text:p>
          </table:table-cell>
          <table:table-cell office:value-type="float" office:value="518049" calcext:value-type="float">
            <text:p>518049</text:p>
          </table:table-cell>
          <table:table-cell office:value-type="float" office:value="155.30724" calcext:value-type="float">
            <text:p>155.30724</text:p>
          </table:table-cell>
          <table:table-cell table:number-columns-repeated="6"/>
          <table:table-cell office:value-type="float" office:value="526293" calcext:value-type="float">
            <text:p>526293</text:p>
          </table:table-cell>
          <table:table-cell office:value-type="float" office:value="157.778645" calcext:value-type="float">
            <text:p>157.778645</text:p>
          </table:table-cell>
          <table:table-cell table:number-columns-repeated="2"/>
          <table:table-cell office:value-type="float" office:value="527048" calcext:value-type="float">
            <text:p>527048</text:p>
          </table:table-cell>
          <table:table-cell office:value-type="float" office:value="158.005147" calcext:value-type="float">
            <text:p>158.005147</text:p>
          </table:table-cell>
          <table:table-cell table:number-columns-repeated="2"/>
          <table:table-cell office:value-type="float" office:value="531262" calcext:value-type="float">
            <text:p>531262</text:p>
          </table:table-cell>
          <table:table-cell office:value-type="float" office:value="159.26836" calcext:value-type="float">
            <text:p>159.26836</text:p>
          </table:table-cell>
          <table:table-cell office:value-type="float" office:value="532039" calcext:value-type="float">
            <text:p>532039</text:p>
          </table:table-cell>
          <table:table-cell office:value-type="float" office:value="159.501209" calcext:value-type="float">
            <text:p>159.5012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64" calcext:value-type="float">
            <text:p>513964</text:p>
          </table:table-cell>
          <table:table-cell office:value-type="float" office:value="154.082593" calcext:value-type="float">
            <text:p>154.082593</text:p>
          </table:table-cell>
          <table:table-cell office:value-type="float" office:value="517745" calcext:value-type="float">
            <text:p>517745</text:p>
          </table:table-cell>
          <table:table-cell office:value-type="float" office:value="155.216081" calcext:value-type="float">
            <text:p>155.216081</text:p>
          </table:table-cell>
          <table:table-cell table:number-columns-repeated="6"/>
          <table:table-cell office:value-type="float" office:value="526674" calcext:value-type="float">
            <text:p>526674</text:p>
          </table:table-cell>
          <table:table-cell office:value-type="float" office:value="157.892824" calcext:value-type="float">
            <text:p>157.892824</text:p>
          </table:table-cell>
          <table:table-cell table:number-columns-repeated="2"/>
          <table:table-cell office:value-type="float" office:value="527142" calcext:value-type="float">
            <text:p>527142</text:p>
          </table:table-cell>
          <table:table-cell office:value-type="float" office:value="158.033229" calcext:value-type="float">
            <text:p>158.033229</text:p>
          </table:table-cell>
          <table:table-cell table:number-columns-repeated="2"/>
          <table:table-cell office:value-type="float" office:value="531453" calcext:value-type="float">
            <text:p>531453</text:p>
          </table:table-cell>
          <table:table-cell office:value-type="float" office:value="159.325464" calcext:value-type="float">
            <text:p>159.325464</text:p>
          </table:table-cell>
          <table:table-cell office:value-type="float" office:value="532095" calcext:value-type="float">
            <text:p>532095</text:p>
          </table:table-cell>
          <table:table-cell office:value-type="float" office:value="159.518163" calcext:value-type="float">
            <text:p>159.5181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75" calcext:value-type="float">
            <text:p>513975</text:p>
          </table:table-cell>
          <table:table-cell office:value-type="float" office:value="154.085856" calcext:value-type="float">
            <text:p>154.085856</text:p>
          </table:table-cell>
          <table:table-cell office:value-type="float" office:value="517982" calcext:value-type="float">
            <text:p>517982</text:p>
          </table:table-cell>
          <table:table-cell office:value-type="float" office:value="155.287123" calcext:value-type="float">
            <text:p>155.287123</text:p>
          </table:table-cell>
          <table:table-cell table:number-columns-repeated="6"/>
          <table:table-cell office:value-type="float" office:value="526422" calcext:value-type="float">
            <text:p>526422</text:p>
          </table:table-cell>
          <table:table-cell office:value-type="float" office:value="157.817394" calcext:value-type="float">
            <text:p>157.817394</text:p>
          </table:table-cell>
          <table:table-cell table:number-columns-repeated="2"/>
          <table:table-cell office:value-type="float" office:value="527079" calcext:value-type="float">
            <text:p>527079</text:p>
          </table:table-cell>
          <table:table-cell office:value-type="float" office:value="158.014359" calcext:value-type="float">
            <text:p>158.014359</text:p>
          </table:table-cell>
          <table:table-cell table:number-columns-repeated="2"/>
          <table:table-cell office:value-type="float" office:value="531153" calcext:value-type="float">
            <text:p>531153</text:p>
          </table:table-cell>
          <table:table-cell office:value-type="float" office:value="159.235551" calcext:value-type="float">
            <text:p>159.235551</text:p>
          </table:table-cell>
          <table:table-cell office:value-type="float" office:value="532068" calcext:value-type="float">
            <text:p>532068</text:p>
          </table:table-cell>
          <table:table-cell office:value-type="float" office:value="159.510035" calcext:value-type="float">
            <text:p>159.5100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46" calcext:value-type="float">
            <text:p>513946</text:p>
          </table:table-cell>
          <table:table-cell office:value-type="float" office:value="154.077038" calcext:value-type="float">
            <text:p>154.077038</text:p>
          </table:table-cell>
          <table:table-cell office:value-type="float" office:value="518269" calcext:value-type="float">
            <text:p>518269</text:p>
          </table:table-cell>
          <table:table-cell office:value-type="float" office:value="155.373219" calcext:value-type="float">
            <text:p>155.373219</text:p>
          </table:table-cell>
          <table:table-cell table:number-columns-repeated="6"/>
          <table:table-cell office:value-type="float" office:value="526000" calcext:value-type="float">
            <text:p>526000</text:p>
          </table:table-cell>
          <table:table-cell office:value-type="float" office:value="157.69091" calcext:value-type="float">
            <text:p>157.69091</text:p>
          </table:table-cell>
          <table:table-cell table:number-columns-repeated="2"/>
          <table:table-cell office:value-type="float" office:value="527055" calcext:value-type="float">
            <text:p>527055</text:p>
          </table:table-cell>
          <table:table-cell office:value-type="float" office:value="158.007116" calcext:value-type="float">
            <text:p>158.007116</text:p>
          </table:table-cell>
          <table:table-cell table:number-columns-repeated="2"/>
          <table:table-cell office:value-type="float" office:value="531049" calcext:value-type="float">
            <text:p>531049</text:p>
          </table:table-cell>
          <table:table-cell office:value-type="float" office:value="159.204338" calcext:value-type="float">
            <text:p>159.204338</text:p>
          </table:table-cell>
          <table:table-cell office:value-type="float" office:value="532024" calcext:value-type="float">
            <text:p>532024</text:p>
          </table:table-cell>
          <table:table-cell office:value-type="float" office:value="159.496852" calcext:value-type="float">
            <text:p>159.496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25" calcext:value-type="float">
            <text:p>513925</text:p>
          </table:table-cell>
          <table:table-cell office:value-type="float" office:value="154.07074" calcext:value-type="float">
            <text:p>154.07074</text:p>
          </table:table-cell>
          <table:table-cell office:value-type="float" office:value="518165" calcext:value-type="float">
            <text:p>518165</text:p>
          </table:table-cell>
          <table:table-cell office:value-type="float" office:value="155.342086" calcext:value-type="float">
            <text:p>155.342086</text:p>
          </table:table-cell>
          <table:table-cell table:number-columns-repeated="6"/>
          <table:table-cell office:value-type="float" office:value="526261" calcext:value-type="float">
            <text:p>526261</text:p>
          </table:table-cell>
          <table:table-cell office:value-type="float" office:value="157.769187" calcext:value-type="float">
            <text:p>157.769187</text:p>
          </table:table-cell>
          <table:table-cell table:number-columns-repeated="2"/>
          <table:table-cell office:value-type="float" office:value="527175" calcext:value-type="float">
            <text:p>527175</text:p>
          </table:table-cell>
          <table:table-cell office:value-type="float" office:value="158.04306" calcext:value-type="float">
            <text:p>158.04306</text:p>
          </table:table-cell>
          <table:table-cell table:number-columns-repeated="2"/>
          <table:table-cell office:value-type="float" office:value="531113" calcext:value-type="float">
            <text:p>531113</text:p>
          </table:table-cell>
          <table:table-cell office:value-type="float" office:value="159.223554" calcext:value-type="float">
            <text:p>159.223554</text:p>
          </table:table-cell>
          <table:table-cell office:value-type="float" office:value="532109" calcext:value-type="float">
            <text:p>532109</text:p>
          </table:table-cell>
          <table:table-cell office:value-type="float" office:value="159.522128" calcext:value-type="float">
            <text:p>159.5221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72" calcext:value-type="float">
            <text:p>513872</text:p>
          </table:table-cell>
          <table:table-cell office:value-type="float" office:value="154.055003" calcext:value-type="float">
            <text:p>154.055003</text:p>
          </table:table-cell>
          <table:table-cell office:value-type="float" office:value="517962" calcext:value-type="float">
            <text:p>517962</text:p>
          </table:table-cell>
          <table:table-cell office:value-type="float" office:value="155.281045" calcext:value-type="float">
            <text:p>155.281045</text:p>
          </table:table-cell>
          <table:table-cell table:number-columns-repeated="6"/>
          <table:table-cell office:value-type="float" office:value="526344" calcext:value-type="float">
            <text:p>526344</text:p>
          </table:table-cell>
          <table:table-cell office:value-type="float" office:value="157.793983" calcext:value-type="float">
            <text:p>157.793983</text:p>
          </table:table-cell>
          <table:table-cell table:number-columns-repeated="2"/>
          <table:table-cell office:value-type="float" office:value="527114" calcext:value-type="float">
            <text:p>527114</text:p>
          </table:table-cell>
          <table:table-cell office:value-type="float" office:value="158.024928" calcext:value-type="float">
            <text:p>158.024928</text:p>
          </table:table-cell>
          <table:table-cell table:number-columns-repeated="2"/>
          <table:table-cell office:value-type="float" office:value="531238" calcext:value-type="float">
            <text:p>531238</text:p>
          </table:table-cell>
          <table:table-cell office:value-type="float" office:value="159.261071" calcext:value-type="float">
            <text:p>159.261071</text:p>
          </table:table-cell>
          <table:table-cell office:value-type="float" office:value="532125" calcext:value-type="float">
            <text:p>532125</text:p>
          </table:table-cell>
          <table:table-cell office:value-type="float" office:value="159.527032" calcext:value-type="float">
            <text:p>159.5270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32" calcext:value-type="float">
            <text:p>513932</text:p>
          </table:table-cell>
          <table:table-cell office:value-type="float" office:value="154.073087" calcext:value-type="float">
            <text:p>154.073087</text:p>
          </table:table-cell>
          <table:table-cell office:value-type="float" office:value="518184" calcext:value-type="float">
            <text:p>518184</text:p>
          </table:table-cell>
          <table:table-cell office:value-type="float" office:value="155.347512" calcext:value-type="float">
            <text:p>155.347512</text:p>
          </table:table-cell>
          <table:table-cell table:number-columns-repeated="6"/>
          <table:table-cell office:value-type="float" office:value="526225" calcext:value-type="float">
            <text:p>526225</text:p>
          </table:table-cell>
          <table:table-cell office:value-type="float" office:value="157.758365" calcext:value-type="float">
            <text:p>157.758365</text:p>
          </table:table-cell>
          <table:table-cell table:number-columns-repeated="2"/>
          <table:table-cell office:value-type="float" office:value="527132" calcext:value-type="float">
            <text:p>527132</text:p>
          </table:table-cell>
          <table:table-cell office:value-type="float" office:value="158.030224" calcext:value-type="float">
            <text:p>158.030224</text:p>
          </table:table-cell>
          <table:table-cell table:number-columns-repeated="2"/>
          <table:table-cell office:value-type="float" office:value="530881" calcext:value-type="float">
            <text:p>530881</text:p>
          </table:table-cell>
          <table:table-cell office:value-type="float" office:value="159.154262" calcext:value-type="float">
            <text:p>159.154262</text:p>
          </table:table-cell>
          <table:table-cell office:value-type="float" office:value="532101" calcext:value-type="float">
            <text:p>532101</text:p>
          </table:table-cell>
          <table:table-cell office:value-type="float" office:value="159.51999" calcext:value-type="float">
            <text:p>159.5199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09" calcext:value-type="float">
            <text:p>513909</text:p>
          </table:table-cell>
          <table:table-cell office:value-type="float" office:value="154.065905" calcext:value-type="float">
            <text:p>154.065905</text:p>
          </table:table-cell>
          <table:table-cell office:value-type="float" office:value="517983" calcext:value-type="float">
            <text:p>517983</text:p>
          </table:table-cell>
          <table:table-cell office:value-type="float" office:value="155.287464" calcext:value-type="float">
            <text:p>155.287464</text:p>
          </table:table-cell>
          <table:table-cell table:number-columns-repeated="6"/>
          <table:table-cell office:value-type="float" office:value="526127" calcext:value-type="float">
            <text:p>526127</text:p>
          </table:table-cell>
          <table:table-cell office:value-type="float" office:value="157.728935" calcext:value-type="float">
            <text:p>157.728935</text:p>
          </table:table-cell>
          <table:table-cell table:number-columns-repeated="2"/>
          <table:table-cell office:value-type="float" office:value="527119" calcext:value-type="float">
            <text:p>527119</text:p>
          </table:table-cell>
          <table:table-cell office:value-type="float" office:value="158.026302" calcext:value-type="float">
            <text:p>158.026302</text:p>
          </table:table-cell>
          <table:table-cell table:number-columns-repeated="2"/>
          <table:table-cell office:value-type="float" office:value="530934" calcext:value-type="float">
            <text:p>530934</text:p>
          </table:table-cell>
          <table:table-cell office:value-type="float" office:value="159.170154" calcext:value-type="float">
            <text:p>159.170154</text:p>
          </table:table-cell>
          <table:table-cell office:value-type="float" office:value="532074" calcext:value-type="float">
            <text:p>532074</text:p>
          </table:table-cell>
          <table:table-cell office:value-type="float" office:value="159.511895" calcext:value-type="float">
            <text:p>159.511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36" calcext:value-type="float">
            <text:p>513936</text:p>
          </table:table-cell>
          <table:table-cell office:value-type="float" office:value="154.074256" calcext:value-type="float">
            <text:p>154.074256</text:p>
          </table:table-cell>
          <table:table-cell office:value-type="float" office:value="518200" calcext:value-type="float">
            <text:p>518200</text:p>
          </table:table-cell>
          <table:table-cell office:value-type="float" office:value="155.352345" calcext:value-type="float">
            <text:p>155.352345</text:p>
          </table:table-cell>
          <table:table-cell table:number-columns-repeated="6"/>
          <table:table-cell office:value-type="float" office:value="526455" calcext:value-type="float">
            <text:p>526455</text:p>
          </table:table-cell>
          <table:table-cell office:value-type="float" office:value="157.827375" calcext:value-type="float">
            <text:p>157.827375</text:p>
          </table:table-cell>
          <table:table-cell table:number-columns-repeated="2"/>
          <table:table-cell office:value-type="float" office:value="527117" calcext:value-type="float">
            <text:p>527117</text:p>
          </table:table-cell>
          <table:table-cell office:value-type="float" office:value="158.025601" calcext:value-type="float">
            <text:p>158.025601</text:p>
          </table:table-cell>
          <table:table-cell table:number-columns-repeated="2"/>
          <table:table-cell office:value-type="float" office:value="530901" calcext:value-type="float">
            <text:p>530901</text:p>
          </table:table-cell>
          <table:table-cell office:value-type="float" office:value="159.160106" calcext:value-type="float">
            <text:p>159.160106</text:p>
          </table:table-cell>
          <table:table-cell office:value-type="float" office:value="531954" calcext:value-type="float">
            <text:p>531954</text:p>
          </table:table-cell>
          <table:table-cell office:value-type="float" office:value="159.4758" calcext:value-type="float">
            <text:p>159.47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45" calcext:value-type="float">
            <text:p>513945</text:p>
          </table:table-cell>
          <table:table-cell office:value-type="float" office:value="154.076915" calcext:value-type="float">
            <text:p>154.076915</text:p>
          </table:table-cell>
          <table:table-cell office:value-type="float" office:value="517877" calcext:value-type="float">
            <text:p>517877</text:p>
          </table:table-cell>
          <table:table-cell office:value-type="float" office:value="155.255587" calcext:value-type="float">
            <text:p>155.255587</text:p>
          </table:table-cell>
          <table:table-cell table:number-columns-repeated="6"/>
          <table:table-cell office:value-type="float" office:value="526338" calcext:value-type="float">
            <text:p>526338</text:p>
          </table:table-cell>
          <table:table-cell office:value-type="float" office:value="157.792178" calcext:value-type="float">
            <text:p>157.792178</text:p>
          </table:table-cell>
          <table:table-cell table:number-columns-repeated="2"/>
          <table:table-cell office:value-type="float" office:value="527131" calcext:value-type="float">
            <text:p>527131</text:p>
          </table:table-cell>
          <table:table-cell office:value-type="float" office:value="158.029875" calcext:value-type="float">
            <text:p>158.029875</text:p>
          </table:table-cell>
          <table:table-cell table:number-columns-repeated="2"/>
          <table:table-cell office:value-type="float" office:value="531034" calcext:value-type="float">
            <text:p>531034</text:p>
          </table:table-cell>
          <table:table-cell office:value-type="float" office:value="159.200011" calcext:value-type="float">
            <text:p>159.200011</text:p>
          </table:table-cell>
          <table:table-cell office:value-type="float" office:value="532132" calcext:value-type="float">
            <text:p>532132</text:p>
          </table:table-cell>
          <table:table-cell office:value-type="float" office:value="159.529288" calcext:value-type="float">
            <text:p>159.5292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43" calcext:value-type="float">
            <text:p>513843</text:p>
          </table:table-cell>
          <table:table-cell office:value-type="float" office:value="154.046137" calcext:value-type="float">
            <text:p>154.046137</text:p>
          </table:table-cell>
          <table:table-cell office:value-type="float" office:value="518388" calcext:value-type="float">
            <text:p>518388</text:p>
          </table:table-cell>
          <table:table-cell office:value-type="float" office:value="155.408719" calcext:value-type="float">
            <text:p>155.408719</text:p>
          </table:table-cell>
          <table:table-cell table:number-columns-repeated="6"/>
          <table:table-cell office:value-type="float" office:value="526833" calcext:value-type="float">
            <text:p>526833</text:p>
          </table:table-cell>
          <table:table-cell office:value-type="float" office:value="157.94047" calcext:value-type="float">
            <text:p>157.94047</text:p>
          </table:table-cell>
          <table:table-cell table:number-columns-repeated="2"/>
          <table:table-cell office:value-type="float" office:value="527096" calcext:value-type="float">
            <text:p>527096</text:p>
          </table:table-cell>
          <table:table-cell office:value-type="float" office:value="158.019335" calcext:value-type="float">
            <text:p>158.019335</text:p>
          </table:table-cell>
          <table:table-cell table:number-columns-repeated="2"/>
          <table:table-cell office:value-type="float" office:value="531051" calcext:value-type="float">
            <text:p>531051</text:p>
          </table:table-cell>
          <table:table-cell office:value-type="float" office:value="159.205194" calcext:value-type="float">
            <text:p>159.205194</text:p>
          </table:table-cell>
          <table:table-cell office:value-type="float" office:value="532082" calcext:value-type="float">
            <text:p>532082</text:p>
          </table:table-cell>
          <table:table-cell office:value-type="float" office:value="159.51407" calcext:value-type="float">
            <text:p>159.514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87" calcext:value-type="float">
            <text:p>513887</text:p>
          </table:table-cell>
          <table:table-cell office:value-type="float" office:value="154.059469" calcext:value-type="float">
            <text:p>154.059469</text:p>
          </table:table-cell>
          <table:table-cell office:value-type="float" office:value="518188" calcext:value-type="float">
            <text:p>518188</text:p>
          </table:table-cell>
          <table:table-cell office:value-type="float" office:value="155.348726" calcext:value-type="float">
            <text:p>155.348726</text:p>
          </table:table-cell>
          <table:table-cell table:number-columns-repeated="6"/>
          <table:table-cell office:value-type="float" office:value="526472" calcext:value-type="float">
            <text:p>526472</text:p>
          </table:table-cell>
          <table:table-cell office:value-type="float" office:value="157.832415" calcext:value-type="float">
            <text:p>157.832415</text:p>
          </table:table-cell>
          <table:table-cell table:number-columns-repeated="2"/>
          <table:table-cell office:value-type="float" office:value="527084" calcext:value-type="float">
            <text:p>527084</text:p>
          </table:table-cell>
          <table:table-cell office:value-type="float" office:value="158.015674" calcext:value-type="float">
            <text:p>158.015674</text:p>
          </table:table-cell>
          <table:table-cell table:number-columns-repeated="2"/>
          <table:table-cell office:value-type="float" office:value="531101" calcext:value-type="float">
            <text:p>531101</text:p>
          </table:table-cell>
          <table:table-cell office:value-type="float" office:value="159.220118" calcext:value-type="float">
            <text:p>159.220118</text:p>
          </table:table-cell>
          <table:table-cell office:value-type="float" office:value="532043" calcext:value-type="float">
            <text:p>532043</text:p>
          </table:table-cell>
          <table:table-cell office:value-type="float" office:value="159.502376" calcext:value-type="float">
            <text:p>159.5023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57" calcext:value-type="float">
            <text:p>513857</text:p>
          </table:table-cell>
          <table:table-cell office:value-type="float" office:value="154.050447" calcext:value-type="float">
            <text:p>154.050447</text:p>
          </table:table-cell>
          <table:table-cell office:value-type="float" office:value="517769" calcext:value-type="float">
            <text:p>517769</text:p>
          </table:table-cell>
          <table:table-cell office:value-type="float" office:value="155.223192" calcext:value-type="float">
            <text:p>155.223192</text:p>
          </table:table-cell>
          <table:table-cell table:number-columns-repeated="6"/>
          <table:table-cell office:value-type="float" office:value="526379" calcext:value-type="float">
            <text:p>526379</text:p>
          </table:table-cell>
          <table:table-cell office:value-type="float" office:value="157.804546" calcext:value-type="float">
            <text:p>157.804546</text:p>
          </table:table-cell>
          <table:table-cell table:number-columns-repeated="2"/>
          <table:table-cell office:value-type="float" office:value="527097" calcext:value-type="float">
            <text:p>527097</text:p>
          </table:table-cell>
          <table:table-cell office:value-type="float" office:value="158.01957" calcext:value-type="float">
            <text:p>158.01957</text:p>
          </table:table-cell>
          <table:table-cell table:number-columns-repeated="2"/>
          <table:table-cell office:value-type="float" office:value="531003" calcext:value-type="float">
            <text:p>531003</text:p>
          </table:table-cell>
          <table:table-cell office:value-type="float" office:value="159.190664" calcext:value-type="float">
            <text:p>159.190664</text:p>
          </table:table-cell>
          <table:table-cell office:value-type="float" office:value="532077" calcext:value-type="float">
            <text:p>532077</text:p>
          </table:table-cell>
          <table:table-cell office:value-type="float" office:value="159.512785" calcext:value-type="float">
            <text:p>159.51278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80" calcext:value-type="float">
            <text:p>513880</text:p>
          </table:table-cell>
          <table:table-cell office:value-type="float" office:value="154.057425" calcext:value-type="float">
            <text:p>154.057425</text:p>
          </table:table-cell>
          <table:table-cell office:value-type="float" office:value="517975" calcext:value-type="float">
            <text:p>517975</text:p>
          </table:table-cell>
          <table:table-cell office:value-type="float" office:value="155.284874" calcext:value-type="float">
            <text:p>155.284874</text:p>
          </table:table-cell>
          <table:table-cell table:number-columns-repeated="6"/>
          <table:table-cell office:value-type="float" office:value="526510" calcext:value-type="float">
            <text:p>526510</text:p>
          </table:table-cell>
          <table:table-cell office:value-type="float" office:value="157.843843" calcext:value-type="float">
            <text:p>157.843843</text:p>
          </table:table-cell>
          <table:table-cell table:number-columns-repeated="2"/>
          <table:table-cell office:value-type="float" office:value="527059" calcext:value-type="float">
            <text:p>527059</text:p>
          </table:table-cell>
          <table:table-cell office:value-type="float" office:value="158.008439" calcext:value-type="float">
            <text:p>158.008439</text:p>
          </table:table-cell>
          <table:table-cell table:number-columns-repeated="2"/>
          <table:table-cell office:value-type="float" office:value="531279" calcext:value-type="float">
            <text:p>531279</text:p>
          </table:table-cell>
          <table:table-cell office:value-type="float" office:value="159.273553" calcext:value-type="float">
            <text:p>159.273553</text:p>
          </table:table-cell>
          <table:table-cell office:value-type="float" office:value="532046" calcext:value-type="float">
            <text:p>532046</text:p>
          </table:table-cell>
          <table:table-cell office:value-type="float" office:value="159.503348" calcext:value-type="float">
            <text:p>159.5033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06" calcext:value-type="float">
            <text:p>513806</text:p>
          </table:table-cell>
          <table:table-cell office:value-type="float" office:value="154.035232" calcext:value-type="float">
            <text:p>154.035232</text:p>
          </table:table-cell>
          <table:table-cell office:value-type="float" office:value="517926" calcext:value-type="float">
            <text:p>517926</text:p>
          </table:table-cell>
          <table:table-cell office:value-type="float" office:value="155.270219" calcext:value-type="float">
            <text:p>155.270219</text:p>
          </table:table-cell>
          <table:table-cell table:number-columns-repeated="6"/>
          <table:table-cell office:value-type="float" office:value="526314" calcext:value-type="float">
            <text:p>526314</text:p>
          </table:table-cell>
          <table:table-cell office:value-type="float" office:value="157.784877" calcext:value-type="float">
            <text:p>157.784877</text:p>
          </table:table-cell>
          <table:table-cell table:number-columns-repeated="2"/>
          <table:table-cell office:value-type="float" office:value="527114" calcext:value-type="float">
            <text:p>527114</text:p>
          </table:table-cell>
          <table:table-cell office:value-type="float" office:value="158.024939" calcext:value-type="float">
            <text:p>158.024939</text:p>
          </table:table-cell>
          <table:table-cell table:number-columns-repeated="2"/>
          <table:table-cell office:value-type="float" office:value="530839" calcext:value-type="float">
            <text:p>530839</text:p>
          </table:table-cell>
          <table:table-cell office:value-type="float" office:value="159.14142" calcext:value-type="float">
            <text:p>159.14142</text:p>
          </table:table-cell>
          <table:table-cell office:value-type="float" office:value="532067" calcext:value-type="float">
            <text:p>532067</text:p>
          </table:table-cell>
          <table:table-cell office:value-type="float" office:value="159.509738" calcext:value-type="float">
            <text:p>159.5097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07" calcext:value-type="float">
            <text:p>513907</text:p>
          </table:table-cell>
          <table:table-cell office:value-type="float" office:value="154.065529" calcext:value-type="float">
            <text:p>154.065529</text:p>
          </table:table-cell>
          <table:table-cell office:value-type="float" office:value="518038" calcext:value-type="float">
            <text:p>518038</text:p>
          </table:table-cell>
          <table:table-cell office:value-type="float" office:value="155.303808" calcext:value-type="float">
            <text:p>155.303808</text:p>
          </table:table-cell>
          <table:table-cell table:number-columns-repeated="6"/>
          <table:table-cell office:value-type="float" office:value="526725" calcext:value-type="float">
            <text:p>526725</text:p>
          </table:table-cell>
          <table:table-cell office:value-type="float" office:value="157.908172" calcext:value-type="float">
            <text:p>157.908172</text:p>
          </table:table-cell>
          <table:table-cell table:number-columns-repeated="2"/>
          <table:table-cell office:value-type="float" office:value="527185" calcext:value-type="float">
            <text:p>527185</text:p>
          </table:table-cell>
          <table:table-cell office:value-type="float" office:value="158.046093" calcext:value-type="float">
            <text:p>158.046093</text:p>
          </table:table-cell>
          <table:table-cell table:number-columns-repeated="2"/>
          <table:table-cell office:value-type="float" office:value="531065" calcext:value-type="float">
            <text:p>531065</text:p>
          </table:table-cell>
          <table:table-cell office:value-type="float" office:value="159.209395" calcext:value-type="float">
            <text:p>159.209395</text:p>
          </table:table-cell>
          <table:table-cell office:value-type="float" office:value="531940" calcext:value-type="float">
            <text:p>531940</text:p>
          </table:table-cell>
          <table:table-cell office:value-type="float" office:value="159.471474" calcext:value-type="float">
            <text:p>159.4714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13" calcext:value-type="float">
            <text:p>513813</text:p>
          </table:table-cell>
          <table:table-cell office:value-type="float" office:value="154.037139" calcext:value-type="float">
            <text:p>154.037139</text:p>
          </table:table-cell>
          <table:table-cell office:value-type="float" office:value="518315" calcext:value-type="float">
            <text:p>518315</text:p>
          </table:table-cell>
          <table:table-cell office:value-type="float" office:value="155.386914" calcext:value-type="float">
            <text:p>155.386914</text:p>
          </table:table-cell>
          <table:table-cell table:number-columns-repeated="6"/>
          <table:table-cell office:value-type="float" office:value="526923" calcext:value-type="float">
            <text:p>526923</text:p>
          </table:table-cell>
          <table:table-cell office:value-type="float" office:value="157.967485" calcext:value-type="float">
            <text:p>157.967485</text:p>
          </table:table-cell>
          <table:table-cell table:number-columns-repeated="2"/>
          <table:table-cell office:value-type="float" office:value="527187" calcext:value-type="float">
            <text:p>527187</text:p>
          </table:table-cell>
          <table:table-cell office:value-type="float" office:value="158.046754" calcext:value-type="float">
            <text:p>158.046754</text:p>
          </table:table-cell>
          <table:table-cell table:number-columns-repeated="2"/>
          <table:table-cell office:value-type="float" office:value="530908" calcext:value-type="float">
            <text:p>530908</text:p>
          </table:table-cell>
          <table:table-cell office:value-type="float" office:value="159.162095" calcext:value-type="float">
            <text:p>159.162095</text:p>
          </table:table-cell>
          <table:table-cell office:value-type="float" office:value="532252" calcext:value-type="float">
            <text:p>532252</text:p>
          </table:table-cell>
          <table:table-cell office:value-type="float" office:value="159.565047" calcext:value-type="float">
            <text:p>159.5650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71" calcext:value-type="float">
            <text:p>513871</text:p>
          </table:table-cell>
          <table:table-cell office:value-type="float" office:value="154.05457" calcext:value-type="float">
            <text:p>154.05457</text:p>
          </table:table-cell>
          <table:table-cell office:value-type="float" office:value="518334" calcext:value-type="float">
            <text:p>518334</text:p>
          </table:table-cell>
          <table:table-cell office:value-type="float" office:value="155.392767" calcext:value-type="float">
            <text:p>155.392767</text:p>
          </table:table-cell>
          <table:table-cell table:number-columns-repeated="6"/>
          <table:table-cell office:value-type="float" office:value="526474" calcext:value-type="float">
            <text:p>526474</text:p>
          </table:table-cell>
          <table:table-cell office:value-type="float" office:value="157.832818" calcext:value-type="float">
            <text:p>157.832818</text:p>
          </table:table-cell>
          <table:table-cell table:number-columns-repeated="2"/>
          <table:table-cell office:value-type="float" office:value="527110" calcext:value-type="float">
            <text:p>527110</text:p>
          </table:table-cell>
          <table:table-cell office:value-type="float" office:value="158.023692" calcext:value-type="float">
            <text:p>158.023692</text:p>
          </table:table-cell>
          <table:table-cell table:number-columns-repeated="2"/>
          <table:table-cell office:value-type="float" office:value="530966" calcext:value-type="float">
            <text:p>530966</text:p>
          </table:table-cell>
          <table:table-cell office:value-type="float" office:value="159.179531" calcext:value-type="float">
            <text:p>159.179531</text:p>
          </table:table-cell>
          <table:table-cell office:value-type="float" office:value="532168" calcext:value-type="float">
            <text:p>532168</text:p>
          </table:table-cell>
          <table:table-cell office:value-type="float" office:value="159.539832" calcext:value-type="float">
            <text:p>159.5398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4057" calcext:value-type="float">
            <text:p>514057</text:p>
          </table:table-cell>
          <table:table-cell office:value-type="float" office:value="154.110367" calcext:value-type="float">
            <text:p>154.110367</text:p>
          </table:table-cell>
          <table:table-cell office:value-type="float" office:value="518134" calcext:value-type="float">
            <text:p>518134</text:p>
          </table:table-cell>
          <table:table-cell office:value-type="float" office:value="155.33281" calcext:value-type="float">
            <text:p>155.33281</text:p>
          </table:table-cell>
          <table:table-cell table:number-columns-repeated="6"/>
          <table:table-cell office:value-type="float" office:value="526304" calcext:value-type="float">
            <text:p>526304</text:p>
          </table:table-cell>
          <table:table-cell office:value-type="float" office:value="157.782" calcext:value-type="float">
            <text:p>157.782</text:p>
          </table:table-cell>
          <table:table-cell table:number-columns-repeated="2"/>
          <table:table-cell office:value-type="float" office:value="527116" calcext:value-type="float">
            <text:p>527116</text:p>
          </table:table-cell>
          <table:table-cell office:value-type="float" office:value="158.025271" calcext:value-type="float">
            <text:p>158.025271</text:p>
          </table:table-cell>
          <table:table-cell table:number-columns-repeated="2"/>
          <table:table-cell office:value-type="float" office:value="531052" calcext:value-type="float">
            <text:p>531052</text:p>
          </table:table-cell>
          <table:table-cell office:value-type="float" office:value="159.205324" calcext:value-type="float">
            <text:p>159.205324</text:p>
          </table:table-cell>
          <table:table-cell office:value-type="float" office:value="532017" calcext:value-type="float">
            <text:p>532017</text:p>
          </table:table-cell>
          <table:table-cell office:value-type="float" office:value="159.494773" calcext:value-type="float">
            <text:p>159.4947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936" calcext:value-type="float">
            <text:p>513936</text:p>
          </table:table-cell>
          <table:table-cell office:value-type="float" office:value="154.074009" calcext:value-type="float">
            <text:p>154.074009</text:p>
          </table:table-cell>
          <table:table-cell office:value-type="float" office:value="518008" calcext:value-type="float">
            <text:p>518008</text:p>
          </table:table-cell>
          <table:table-cell office:value-type="float" office:value="155.294796" calcext:value-type="float">
            <text:p>155.294796</text:p>
          </table:table-cell>
          <table:table-cell table:number-columns-repeated="6"/>
          <table:table-cell office:value-type="float" office:value="526674" calcext:value-type="float">
            <text:p>526674</text:p>
          </table:table-cell>
          <table:table-cell office:value-type="float" office:value="157.892967" calcext:value-type="float">
            <text:p>157.892967</text:p>
          </table:table-cell>
          <table:table-cell table:number-columns-repeated="2"/>
          <table:table-cell office:value-type="float" office:value="527162" calcext:value-type="float">
            <text:p>527162</text:p>
          </table:table-cell>
          <table:table-cell office:value-type="float" office:value="158.03907" calcext:value-type="float">
            <text:p>158.03907</text:p>
          </table:table-cell>
          <table:table-cell table:number-columns-repeated="2"/>
          <table:table-cell office:value-type="float" office:value="531081" calcext:value-type="float">
            <text:p>531081</text:p>
          </table:table-cell>
          <table:table-cell office:value-type="float" office:value="159.214216" calcext:value-type="float">
            <text:p>159.214216</text:p>
          </table:table-cell>
          <table:table-cell office:value-type="float" office:value="532070" calcext:value-type="float">
            <text:p>532070</text:p>
          </table:table-cell>
          <table:table-cell office:value-type="float" office:value="159.51065" calcext:value-type="float">
            <text:p>159.510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4029" calcext:value-type="float">
            <text:p>514029</text:p>
          </table:table-cell>
          <table:table-cell office:value-type="float" office:value="154.102032" calcext:value-type="float">
            <text:p>154.102032</text:p>
          </table:table-cell>
          <table:table-cell office:value-type="float" office:value="518067" calcext:value-type="float">
            <text:p>518067</text:p>
          </table:table-cell>
          <table:table-cell office:value-type="float" office:value="155.312649" calcext:value-type="float">
            <text:p>155.312649</text:p>
          </table:table-cell>
          <table:table-cell table:number-columns-repeated="6"/>
          <table:table-cell office:value-type="float" office:value="526898" calcext:value-type="float">
            <text:p>526898</text:p>
          </table:table-cell>
          <table:table-cell office:value-type="float" office:value="157.959921" calcext:value-type="float">
            <text:p>157.959921</text:p>
          </table:table-cell>
          <table:table-cell table:number-columns-repeated="2"/>
          <table:table-cell office:value-type="float" office:value="527115" calcext:value-type="float">
            <text:p>527115</text:p>
          </table:table-cell>
          <table:table-cell office:value-type="float" office:value="158.025071" calcext:value-type="float">
            <text:p>158.025071</text:p>
          </table:table-cell>
          <table:table-cell table:number-columns-repeated="2"/>
          <table:table-cell office:value-type="float" office:value="531146" calcext:value-type="float">
            <text:p>531146</text:p>
          </table:table-cell>
          <table:table-cell office:value-type="float" office:value="159.233653" calcext:value-type="float">
            <text:p>159.233653</text:p>
          </table:table-cell>
          <table:table-cell office:value-type="float" office:value="532081" calcext:value-type="float">
            <text:p>532081</text:p>
          </table:table-cell>
          <table:table-cell office:value-type="float" office:value="159.51398" calcext:value-type="float">
            <text:p>159.5139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835" calcext:value-type="float">
            <text:p>513835</text:p>
          </table:table-cell>
          <table:table-cell office:value-type="float" office:value="154.043964" calcext:value-type="float">
            <text:p>154.043964</text:p>
          </table:table-cell>
          <table:table-cell office:value-type="float" office:value="518310" calcext:value-type="float">
            <text:p>518310</text:p>
          </table:table-cell>
          <table:table-cell office:value-type="float" office:value="155.385508" calcext:value-type="float">
            <text:p>155.385508</text:p>
          </table:table-cell>
          <table:table-cell table:number-columns-repeated="6"/>
          <table:table-cell office:value-type="float" office:value="526185" calcext:value-type="float">
            <text:p>526185</text:p>
          </table:table-cell>
          <table:table-cell office:value-type="float" office:value="157.746395" calcext:value-type="float">
            <text:p>157.746395</text:p>
          </table:table-cell>
          <table:table-cell table:number-columns-repeated="2"/>
          <table:table-cell office:value-type="float" office:value="527074" calcext:value-type="float">
            <text:p>527074</text:p>
          </table:table-cell>
          <table:table-cell office:value-type="float" office:value="158.01277" calcext:value-type="float">
            <text:p>158.01277</text:p>
          </table:table-cell>
          <table:table-cell table:number-columns-repeated="2"/>
          <table:table-cell office:value-type="float" office:value="531205" calcext:value-type="float">
            <text:p>531205</text:p>
          </table:table-cell>
          <table:table-cell office:value-type="float" office:value="159.251195" calcext:value-type="float">
            <text:p>159.251195</text:p>
          </table:table-cell>
          <table:table-cell office:value-type="float" office:value="532132" calcext:value-type="float">
            <text:p>532132</text:p>
          </table:table-cell>
          <table:table-cell office:value-type="float" office:value="159.529276" calcext:value-type="float">
            <text:p>159.5292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3644" calcext:value-type="float">
            <text:p>513644</text:p>
          </table:table-cell>
          <table:table-cell office:value-type="float" office:value="153.986718" calcext:value-type="float">
            <text:p>153.986718</text:p>
          </table:table-cell>
          <table:table-cell office:value-type="float" office:value="518304" calcext:value-type="float">
            <text:p>518304</text:p>
          </table:table-cell>
          <table:table-cell office:value-type="float" office:value="155.383601" calcext:value-type="float">
            <text:p>155.383601</text:p>
          </table:table-cell>
          <table:table-cell table:number-columns-repeated="6"/>
          <table:table-cell office:value-type="float" office:value="526931" calcext:value-type="float">
            <text:p>526931</text:p>
          </table:table-cell>
          <table:table-cell office:value-type="float" office:value="157.969977" calcext:value-type="float">
            <text:p>157.969977</text:p>
          </table:table-cell>
          <table:table-cell table:number-columns-repeated="2"/>
          <table:table-cell office:value-type="float" office:value="527043" calcext:value-type="float">
            <text:p>527043</text:p>
          </table:table-cell>
          <table:table-cell office:value-type="float" office:value="158.003381" calcext:value-type="float">
            <text:p>158.003381</text:p>
          </table:table-cell>
          <table:table-cell table:number-columns-repeated="2"/>
          <table:table-cell office:value-type="float" office:value="531209" calcext:value-type="float">
            <text:p>531209</text:p>
          </table:table-cell>
          <table:table-cell office:value-type="float" office:value="159.252313" calcext:value-type="float">
            <text:p>159.2523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3925" calcext:value-type="float">
            <text:p>513925</text:p>
          </table:table-cell>
          <table:table-cell office:value-type="float" office:value="154.070793" calcext:value-type="float">
            <text:p>154.070793</text:p>
          </table:table-cell>
          <table:table-cell office:value-type="float" office:value="518311" calcext:value-type="float">
            <text:p>518311</text:p>
          </table:table-cell>
          <table:table-cell office:value-type="float" office:value="155.385755" calcext:value-type="float">
            <text:p>155.385755</text:p>
          </table:table-cell>
          <table:table-cell table:number-columns-repeated="6"/>
          <table:table-cell office:value-type="float" office:value="526820" calcext:value-type="float">
            <text:p>526820</text:p>
          </table:table-cell>
          <table:table-cell office:value-type="float" office:value="157.936525" calcext:value-type="float">
            <text:p>157.936525</text:p>
          </table:table-cell>
          <table:table-cell table:number-columns-repeated="2"/>
          <table:table-cell office:value-type="float" office:value="527026" calcext:value-type="float">
            <text:p>527026</text:p>
          </table:table-cell>
          <table:table-cell office:value-type="float" office:value="157.998366" calcext:value-type="float">
            <text:p>157.998366</text:p>
          </table:table-cell>
          <table:table-cell table:number-columns-repeated="2"/>
          <table:table-cell office:value-type="float" office:value="530994" calcext:value-type="float">
            <text:p>530994</text:p>
          </table:table-cell>
          <table:table-cell office:value-type="float" office:value="159.188138" calcext:value-type="float">
            <text:p>159.1881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3947" calcext:value-type="float">
            <text:p>513947</text:p>
          </table:table-cell>
          <table:table-cell office:value-type="float" office:value="154.077571" calcext:value-type="float">
            <text:p>154.077571</text:p>
          </table:table-cell>
          <table:table-cell office:value-type="float" office:value="517892" calcext:value-type="float">
            <text:p>517892</text:p>
          </table:table-cell>
          <table:table-cell office:value-type="float" office:value="155.260012" calcext:value-type="float">
            <text:p>155.260012</text:p>
          </table:table-cell>
          <table:table-cell table:number-columns-repeated="6"/>
          <table:table-cell office:value-type="float" office:value="526715" calcext:value-type="float">
            <text:p>526715</text:p>
          </table:table-cell>
          <table:table-cell office:value-type="float" office:value="157.905103" calcext:value-type="float">
            <text:p>157.905103</text:p>
          </table:table-cell>
          <table:table-cell table:number-columns-repeated="2"/>
          <table:table-cell office:value-type="float" office:value="527004" calcext:value-type="float">
            <text:p>527004</text:p>
          </table:table-cell>
          <table:table-cell office:value-type="float" office:value="157.99184" calcext:value-type="float">
            <text:p>157.99184</text:p>
          </table:table-cell>
          <table:table-cell table:number-columns-repeated="2"/>
          <table:table-cell office:value-type="float" office:value="531132" calcext:value-type="float">
            <text:p>531132</text:p>
          </table:table-cell>
          <table:table-cell office:value-type="float" office:value="159.229288" calcext:value-type="float">
            <text:p>159.22928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3874" calcext:value-type="float">
            <text:p>513874</text:p>
          </table:table-cell>
          <table:table-cell office:value-type="float" office:value="154.055595" calcext:value-type="float">
            <text:p>154.055595</text:p>
          </table:table-cell>
          <table:table-cell office:value-type="float" office:value="518098" calcext:value-type="float">
            <text:p>518098</text:p>
          </table:table-cell>
          <table:table-cell office:value-type="float" office:value="155.321979" calcext:value-type="float">
            <text:p>155.321979</text:p>
          </table:table-cell>
          <table:table-cell table:number-columns-repeated="6"/>
          <table:table-cell office:value-type="float" office:value="526125" calcext:value-type="float">
            <text:p>526125</text:p>
          </table:table-cell>
          <table:table-cell office:value-type="float" office:value="157.728179" calcext:value-type="float">
            <text:p>157.728179</text:p>
          </table:table-cell>
          <table:table-cell table:number-columns-repeated="2"/>
          <table:table-cell office:value-type="float" office:value="527177" calcext:value-type="float">
            <text:p>527177</text:p>
          </table:table-cell>
          <table:table-cell office:value-type="float" office:value="158.043574" calcext:value-type="float">
            <text:p>158.043574</text:p>
          </table:table-cell>
          <table:table-cell table:number-columns-repeated="2"/>
          <table:table-cell office:value-type="float" office:value="531035" calcext:value-type="float">
            <text:p>531035</text:p>
          </table:table-cell>
          <table:table-cell office:value-type="float" office:value="159.20032" calcext:value-type="float">
            <text:p>159.200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3824" calcext:value-type="float">
            <text:p>513824</text:p>
          </table:table-cell>
          <table:table-cell office:value-type="float" office:value="154.040637" calcext:value-type="float">
            <text:p>154.040637</text:p>
          </table:table-cell>
          <table:table-cell office:value-type="float" office:value="517849" calcext:value-type="float">
            <text:p>517849</text:p>
          </table:table-cell>
          <table:table-cell office:value-type="float" office:value="155.247265" calcext:value-type="float">
            <text:p>155.247265</text:p>
          </table:table-cell>
          <table:table-cell table:number-columns-repeated="6"/>
          <table:table-cell office:value-type="float" office:value="526681" calcext:value-type="float">
            <text:p>526681</text:p>
          </table:table-cell>
          <table:table-cell office:value-type="float" office:value="157.894849" calcext:value-type="float">
            <text:p>157.894849</text:p>
          </table:table-cell>
          <table:table-cell table:number-columns-repeated="2"/>
          <table:table-cell office:value-type="float" office:value="527091" calcext:value-type="float">
            <text:p>527091</text:p>
          </table:table-cell>
          <table:table-cell office:value-type="float" office:value="158.017792" calcext:value-type="float">
            <text:p>158.017792</text:p>
          </table:table-cell>
          <table:table-cell table:number-columns-repeated="2"/>
          <table:table-cell office:value-type="float" office:value="531116" calcext:value-type="float">
            <text:p>531116</text:p>
          </table:table-cell>
          <table:table-cell office:value-type="float" office:value="159.22471" calcext:value-type="float">
            <text:p>159.2247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3873" calcext:value-type="float">
            <text:p>513873</text:p>
          </table:table-cell>
          <table:table-cell office:value-type="float" office:value="154.0553" calcext:value-type="float">
            <text:p>154.0553</text:p>
          </table:table-cell>
          <table:table-cell office:value-type="float" office:value="518158" calcext:value-type="float">
            <text:p>518158</text:p>
          </table:table-cell>
          <table:table-cell office:value-type="float" office:value="155.339912" calcext:value-type="float">
            <text:p>155.339912</text:p>
          </table:table-cell>
          <table:table-cell table:number-columns-repeated="6"/>
          <table:table-cell office:value-type="float" office:value="526765" calcext:value-type="float">
            <text:p>526765</text:p>
          </table:table-cell>
          <table:table-cell office:value-type="float" office:value="157.920275" calcext:value-type="float">
            <text:p>157.920275</text:p>
          </table:table-cell>
          <table:table-cell table:number-columns-repeated="2"/>
          <table:table-cell office:value-type="float" office:value="527141" calcext:value-type="float">
            <text:p>527141</text:p>
          </table:table-cell>
          <table:table-cell office:value-type="float" office:value="158.0328" calcext:value-type="float">
            <text:p>158.0328</text:p>
          </table:table-cell>
          <table:table-cell table:number-columns-repeated="2"/>
          <table:table-cell office:value-type="float" office:value="530950" calcext:value-type="float">
            <text:p>530950</text:p>
          </table:table-cell>
          <table:table-cell office:value-type="float" office:value="159.174872" calcext:value-type="float">
            <text:p>159.1748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4040" calcext:value-type="float">
            <text:p>514040</text:p>
          </table:table-cell>
          <table:table-cell office:value-type="float" office:value="154.105457" calcext:value-type="float">
            <text:p>154.105457</text:p>
          </table:table-cell>
          <table:table-cell office:value-type="float" office:value="517996" calcext:value-type="float">
            <text:p>517996</text:p>
          </table:table-cell>
          <table:table-cell office:value-type="float" office:value="155.291201" calcext:value-type="float">
            <text:p>155.291201</text:p>
          </table:table-cell>
          <table:table-cell table:number-columns-repeated="6"/>
          <table:table-cell office:value-type="float" office:value="535192" calcext:value-type="float">
            <text:p>535192</text:p>
          </table:table-cell>
          <table:table-cell office:value-type="float" office:value="160.446666" calcext:value-type="float">
            <text:p>160.446666</text:p>
          </table:table-cell>
          <table:table-cell table:number-columns-repeated="2"/>
          <table:table-cell office:value-type="float" office:value="527044" calcext:value-type="float">
            <text:p>527044</text:p>
          </table:table-cell>
          <table:table-cell office:value-type="float" office:value="158.00382" calcext:value-type="float">
            <text:p>158.00382</text:p>
          </table:table-cell>
          <table:table-cell table:number-columns-repeated="2"/>
          <table:table-cell office:value-type="float" office:value="530924" calcext:value-type="float">
            <text:p>530924</text:p>
          </table:table-cell>
          <table:table-cell office:value-type="float" office:value="159.166934" calcext:value-type="float">
            <text:p>159.1669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4031" calcext:value-type="float">
            <text:p>514031</text:p>
          </table:table-cell>
          <table:table-cell office:value-type="float" office:value="154.102507" calcext:value-type="float">
            <text:p>154.102507</text:p>
          </table:table-cell>
          <table:table-cell office:value-type="float" office:value="517895" calcext:value-type="float">
            <text:p>517895</text:p>
          </table:table-cell>
          <table:table-cell office:value-type="float" office:value="155.261084" calcext:value-type="float">
            <text:p>155.261084</text:p>
          </table:table-cell>
          <table:table-cell table:number-columns-repeated="10"/>
          <table:table-cell office:value-type="float" office:value="527063" calcext:value-type="float">
            <text:p>527063</text:p>
          </table:table-cell>
          <table:table-cell office:value-type="float" office:value="158.009405" calcext:value-type="float">
            <text:p>158.009405</text:p>
          </table:table-cell>
          <table:table-cell table:number-columns-repeated="2"/>
          <table:table-cell office:value-type="float" office:value="531225" calcext:value-type="float">
            <text:p>531225</text:p>
          </table:table-cell>
          <table:table-cell office:value-type="float" office:value="159.257283" calcext:value-type="float">
            <text:p>159.2572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3871" calcext:value-type="float">
            <text:p>513871</text:p>
          </table:table-cell>
          <table:table-cell office:value-type="float" office:value="154.054522" calcext:value-type="float">
            <text:p>154.054522</text:p>
          </table:table-cell>
          <table:table-cell office:value-type="float" office:value="517974" calcext:value-type="float">
            <text:p>517974</text:p>
          </table:table-cell>
          <table:table-cell office:value-type="float" office:value="155.284599" calcext:value-type="float">
            <text:p>155.284599</text:p>
          </table:table-cell>
          <table:table-cell table:number-columns-repeated="10"/>
          <table:table-cell office:value-type="float" office:value="527063" calcext:value-type="float">
            <text:p>527063</text:p>
          </table:table-cell>
          <table:table-cell office:value-type="float" office:value="158.009549" calcext:value-type="float">
            <text:p>158.009549</text:p>
          </table:table-cell>
          <table:table-cell table:number-columns-repeated="2"/>
          <table:table-cell office:value-type="float" office:value="531146" calcext:value-type="float">
            <text:p>531146</text:p>
          </table:table-cell>
          <table:table-cell office:value-type="float" office:value="159.233664" calcext:value-type="float">
            <text:p>159.23366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4002" calcext:value-type="float">
            <text:p>514002</text:p>
          </table:table-cell>
          <table:table-cell office:value-type="float" office:value="154.094071" calcext:value-type="float">
            <text:p>154.094071</text:p>
          </table:table-cell>
          <table:table-cell office:value-type="float" office:value="518001" calcext:value-type="float">
            <text:p>518001</text:p>
          </table:table-cell>
          <table:table-cell office:value-type="float" office:value="155.292747" calcext:value-type="float">
            <text:p>155.292747</text:p>
          </table:table-cell>
          <table:table-cell table:number-columns-repeated="10"/>
          <table:table-cell office:value-type="float" office:value="527146" calcext:value-type="float">
            <text:p>527146</text:p>
          </table:table-cell>
          <table:table-cell office:value-type="float" office:value="158.034541" calcext:value-type="float">
            <text:p>158.034541</text:p>
          </table:table-cell>
          <table:table-cell table:number-columns-repeated="2"/>
          <table:table-cell office:value-type="float" office:value="531248" calcext:value-type="float">
            <text:p>531248</text:p>
          </table:table-cell>
          <table:table-cell office:value-type="float" office:value="159.264024" calcext:value-type="float">
            <text:p>159.2640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3989" calcext:value-type="float">
            <text:p>513989</text:p>
          </table:table-cell>
          <table:table-cell office:value-type="float" office:value="154.090059" calcext:value-type="float">
            <text:p>154.090059</text:p>
          </table:table-cell>
          <table:table-cell table:number-columns-repeated="12"/>
          <table:table-cell office:value-type="float" office:value="527012" calcext:value-type="float">
            <text:p>527012</text:p>
          </table:table-cell>
          <table:table-cell office:value-type="float" office:value="157.994369" calcext:value-type="float">
            <text:p>157.994369</text:p>
          </table:table-cell>
          <table:table-cell table:number-columns-repeated="2"/>
          <table:table-cell office:value-type="float" office:value="531407" calcext:value-type="float">
            <text:p>531407</text:p>
          </table:table-cell>
          <table:table-cell office:value-type="float" office:value="159.31167" calcext:value-type="float">
            <text:p>159.3116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3994" calcext:value-type="float">
            <text:p>513994</text:p>
          </table:table-cell>
          <table:table-cell office:value-type="float" office:value="154.091643" calcext:value-type="float">
            <text:p>154.091643</text:p>
          </table:table-cell>
          <table:table-cell table:number-columns-repeated="12"/>
          <table:table-cell office:value-type="float" office:value="527149" calcext:value-type="float">
            <text:p>527149</text:p>
          </table:table-cell>
          <table:table-cell office:value-type="float" office:value="158.035163" calcext:value-type="float">
            <text:p>158.035163</text:p>
          </table:table-cell>
          <table:table-cell table:number-columns-repeated="2"/>
          <table:table-cell office:value-type="float" office:value="531258" calcext:value-type="float">
            <text:p>531258</text:p>
          </table:table-cell>
          <table:table-cell office:value-type="float" office:value="159.267108" calcext:value-type="float">
            <text:p>159.26710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3968" calcext:value-type="float">
            <text:p>513968</text:p>
          </table:table-cell>
          <table:table-cell office:value-type="float" office:value="154.083874" calcext:value-type="float">
            <text:p>154.083874</text:p>
          </table:table-cell>
          <table:table-cell table:number-columns-repeated="12"/>
          <table:table-cell office:value-type="float" office:value="527159" calcext:value-type="float">
            <text:p>527159</text:p>
          </table:table-cell>
          <table:table-cell office:value-type="float" office:value="158.038219" calcext:value-type="float">
            <text:p>158.038219</text:p>
          </table:table-cell>
          <table:table-cell table:number-columns-repeated="2"/>
          <table:table-cell office:value-type="float" office:value="531042" calcext:value-type="float">
            <text:p>531042</text:p>
          </table:table-cell>
          <table:table-cell office:value-type="float" office:value="159.202437" calcext:value-type="float">
            <text:p>159.2024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3973" calcext:value-type="float">
            <text:p>513973</text:p>
          </table:table-cell>
          <table:table-cell office:value-type="float" office:value="154.085223" calcext:value-type="float">
            <text:p>154.085223</text:p>
          </table:table-cell>
          <table:table-cell table:number-columns-repeated="12"/>
          <table:table-cell office:value-type="float" office:value="526958" calcext:value-type="float">
            <text:p>526958</text:p>
          </table:table-cell>
          <table:table-cell office:value-type="float" office:value="157.97818" calcext:value-type="float">
            <text:p>157.97818</text:p>
          </table:table-cell>
          <table:table-cell table:number-columns-repeated="2"/>
          <table:table-cell office:value-type="float" office:value="530972" calcext:value-type="float">
            <text:p>530972</text:p>
          </table:table-cell>
          <table:table-cell office:value-type="float" office:value="159.181374" calcext:value-type="float">
            <text:p>159.1813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3897" calcext:value-type="float">
            <text:p>513897</text:p>
          </table:table-cell>
          <table:table-cell office:value-type="float" office:value="154.062534" calcext:value-type="float">
            <text:p>154.062534</text:p>
          </table:table-cell>
          <table:table-cell table:number-columns-repeated="12"/>
          <table:table-cell office:value-type="float" office:value="527089" calcext:value-type="float">
            <text:p>527089</text:p>
          </table:table-cell>
          <table:table-cell office:value-type="float" office:value="158.017299" calcext:value-type="float">
            <text:p>158.017299</text:p>
          </table:table-cell>
          <table:table-cell table:number-columns-repeated="2"/>
          <table:table-cell office:value-type="float" office:value="531154" calcext:value-type="float">
            <text:p>531154</text:p>
          </table:table-cell>
          <table:table-cell office:value-type="float" office:value="159.236109" calcext:value-type="float">
            <text:p>159.2361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3935" calcext:value-type="float">
            <text:p>513935</text:p>
          </table:table-cell>
          <table:table-cell office:value-type="float" office:value="154.073765" calcext:value-type="float">
            <text:p>154.073765</text:p>
          </table:table-cell>
          <table:table-cell table:number-columns-repeated="12"/>
          <table:table-cell office:value-type="float" office:value="527157" calcext:value-type="float">
            <text:p>527157</text:p>
          </table:table-cell>
          <table:table-cell office:value-type="float" office:value="158.037696" calcext:value-type="float">
            <text:p>158.037696</text:p>
          </table:table-cell>
          <table:table-cell table:number-columns-repeated="2"/>
          <table:table-cell office:value-type="float" office:value="531188" calcext:value-type="float">
            <text:p>531188</text:p>
          </table:table-cell>
          <table:table-cell office:value-type="float" office:value="159.246015" calcext:value-type="float">
            <text:p>159.2460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3987" calcext:value-type="float">
            <text:p>513987</text:p>
          </table:table-cell>
          <table:table-cell office:value-type="float" office:value="154.089291" calcext:value-type="float">
            <text:p>154.089291</text:p>
          </table:table-cell>
          <table:table-cell table:number-columns-repeated="12"/>
          <table:table-cell office:value-type="float" office:value="527170" calcext:value-type="float">
            <text:p>527170</text:p>
          </table:table-cell>
          <table:table-cell office:value-type="float" office:value="158.041641" calcext:value-type="float">
            <text:p>158.041641</text:p>
          </table:table-cell>
          <table:table-cell table:number-columns-repeated="2"/>
          <table:table-cell office:value-type="float" office:value="531174" calcext:value-type="float">
            <text:p>531174</text:p>
          </table:table-cell>
          <table:table-cell office:value-type="float" office:value="159.242087" calcext:value-type="float">
            <text:p>159.24208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3924" calcext:value-type="float">
            <text:p>513924</text:p>
          </table:table-cell>
          <table:table-cell office:value-type="float" office:value="154.07066" calcext:value-type="float">
            <text:p>154.07066</text:p>
          </table:table-cell>
          <table:table-cell table:number-columns-repeated="12"/>
          <table:table-cell office:value-type="float" office:value="527121" calcext:value-type="float">
            <text:p>527121</text:p>
          </table:table-cell>
          <table:table-cell office:value-type="float" office:value="158.02691" calcext:value-type="float">
            <text:p>158.0269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13958" calcext:value-type="float">
            <text:p>513958</text:p>
          </table:table-cell>
          <table:table-cell office:value-type="float" office:value="154.080681" calcext:value-type="float">
            <text:p>154.080681</text:p>
          </table:table-cell>
          <table:table-cell table:number-columns-repeated="12"/>
          <table:table-cell office:value-type="float" office:value="527037" calcext:value-type="float">
            <text:p>527037</text:p>
          </table:table-cell>
          <table:table-cell office:value-type="float" office:value="158.001727" calcext:value-type="float">
            <text:p>158.00172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14134" calcext:value-type="float">
            <text:p>514134</text:p>
          </table:table-cell>
          <table:table-cell office:value-type="float" office:value="154.133555" calcext:value-type="float">
            <text:p>154.133555</text:p>
          </table:table-cell>
          <table:table-cell table:number-columns-repeated="12"/>
          <table:table-cell office:value-type="float" office:value="527082" calcext:value-type="float">
            <text:p>527082</text:p>
          </table:table-cell>
          <table:table-cell office:value-type="float" office:value="158.015122" calcext:value-type="float">
            <text:p>158.01512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14074" calcext:value-type="float">
            <text:p>514074</text:p>
          </table:table-cell>
          <table:table-cell office:value-type="float" office:value="154.115385" calcext:value-type="float">
            <text:p>154.115385</text:p>
          </table:table-cell>
          <table:table-cell table:number-columns-repeated="12"/>
          <table:table-cell office:value-type="float" office:value="527098" calcext:value-type="float">
            <text:p>527098</text:p>
          </table:table-cell>
          <table:table-cell office:value-type="float" office:value="158.020093" calcext:value-type="float">
            <text:p>158.020093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13854" calcext:value-type="float">
            <text:p>513854</text:p>
          </table:table-cell>
          <table:table-cell office:value-type="float" office:value="154.04941" calcext:value-type="float">
            <text:p>154.04941</text:p>
          </table:table-cell>
          <table:table-cell table:number-columns-repeated="12"/>
          <table:table-cell office:value-type="float" office:value="527045" calcext:value-type="float">
            <text:p>527045</text:p>
          </table:table-cell>
          <table:table-cell office:value-type="float" office:value="158.004101" calcext:value-type="float">
            <text:p>158.00410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13849" calcext:value-type="float">
            <text:p>513849</text:p>
          </table:table-cell>
          <table:table-cell office:value-type="float" office:value="154.048138" calcext:value-type="float">
            <text:p>154.048138</text:p>
          </table:table-cell>
          <table:table-cell table:number-columns-repeated="12"/>
          <table:table-cell office:value-type="float" office:value="527061" calcext:value-type="float">
            <text:p>527061</text:p>
          </table:table-cell>
          <table:table-cell office:value-type="float" office:value="158.009046" calcext:value-type="float">
            <text:p>158.009046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13941" calcext:value-type="float">
            <text:p>513941</text:p>
          </table:table-cell>
          <table:table-cell office:value-type="float" office:value="154.075671" calcext:value-type="float">
            <text:p>154.075671</text:p>
          </table:table-cell>
          <table:table-cell table:number-columns-repeated="12"/>
          <table:table-cell office:value-type="float" office:value="527059" calcext:value-type="float">
            <text:p>527059</text:p>
          </table:table-cell>
          <table:table-cell office:value-type="float" office:value="158.008241" calcext:value-type="float">
            <text:p>158.008241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13958" calcext:value-type="float">
            <text:p>513958</text:p>
          </table:table-cell>
          <table:table-cell office:value-type="float" office:value="154.080742" calcext:value-type="float">
            <text:p>154.080742</text:p>
          </table:table-cell>
          <table:table-cell table:number-columns-repeated="12"/>
          <table:table-cell office:value-type="float" office:value="527050" calcext:value-type="float">
            <text:p>527050</text:p>
          </table:table-cell>
          <table:table-cell office:value-type="float" office:value="158.00572" calcext:value-type="float">
            <text:p>158.0057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13979" calcext:value-type="float">
            <text:p>513979</text:p>
          </table:table-cell>
          <table:table-cell office:value-type="float" office:value="154.086926" calcext:value-type="float">
            <text:p>154.086926</text:p>
          </table:table-cell>
          <table:table-cell table:number-columns-repeated="12"/>
          <table:table-cell office:value-type="float" office:value="527062" calcext:value-type="float">
            <text:p>527062</text:p>
          </table:table-cell>
          <table:table-cell office:value-type="float" office:value="158.00932" calcext:value-type="float">
            <text:p>158.0093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13864" calcext:value-type="float">
            <text:p>513864</text:p>
          </table:table-cell>
          <table:table-cell office:value-type="float" office:value="154.052622" calcext:value-type="float">
            <text:p>154.052622</text:p>
          </table:table-cell>
          <table:table-cell table:number-columns-repeated="12"/>
          <table:table-cell office:value-type="float" office:value="527057" calcext:value-type="float">
            <text:p>527057</text:p>
          </table:table-cell>
          <table:table-cell office:value-type="float" office:value="158.007612" calcext:value-type="float">
            <text:p>158.007612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13959" calcext:value-type="float">
            <text:p>513959</text:p>
          </table:table-cell>
          <table:table-cell office:value-type="float" office:value="154.080932" calcext:value-type="float">
            <text:p>154.080932</text:p>
          </table:table-cell>
          <table:table-cell table:number-columns-repeated="12"/>
          <table:table-cell office:value-type="float" office:value="527126" calcext:value-type="float">
            <text:p>527126</text:p>
          </table:table-cell>
          <table:table-cell office:value-type="float" office:value="158.028484" calcext:value-type="float">
            <text:p>158.028484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13920" calcext:value-type="float">
            <text:p>513920</text:p>
          </table:table-cell>
          <table:table-cell office:value-type="float" office:value="154.069335" calcext:value-type="float">
            <text:p>154.069335</text:p>
          </table:table-cell>
          <table:table-cell table:number-columns-repeated="12"/>
          <table:table-cell office:value-type="float" office:value="527067" calcext:value-type="float">
            <text:p>527067</text:p>
          </table:table-cell>
          <table:table-cell office:value-type="float" office:value="158.010715" calcext:value-type="float">
            <text:p>158.01071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14009" calcext:value-type="float">
            <text:p>514009</text:p>
          </table:table-cell>
          <table:table-cell office:value-type="float" office:value="154.096006" calcext:value-type="float">
            <text:p>154.096006</text:p>
          </table:table-cell>
          <table:table-cell table:number-columns-repeated="12"/>
          <table:table-cell office:value-type="float" office:value="527124" calcext:value-type="float">
            <text:p>527124</text:p>
          </table:table-cell>
          <table:table-cell office:value-type="float" office:value="158.027847" calcext:value-type="float">
            <text:p>158.027847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13941" calcext:value-type="float">
            <text:p>513941</text:p>
          </table:table-cell>
          <table:table-cell office:value-type="float" office:value="154.075675" calcext:value-type="float">
            <text:p>154.07567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514011" calcext:value-type="float">
            <text:p>514011</text:p>
          </table:table-cell>
          <table:table-cell office:value-type="float" office:value="154.096745" calcext:value-type="float">
            <text:p>154.09674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513938" calcext:value-type="float">
            <text:p>513938</text:p>
          </table:table-cell>
          <table:table-cell office:value-type="float" office:value="154.07481" calcext:value-type="float">
            <text:p>154.07481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514025" calcext:value-type="float">
            <text:p>514025</text:p>
          </table:table-cell>
          <table:table-cell office:value-type="float" office:value="154.100688" calcext:value-type="float">
            <text:p>154.10068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513834" calcext:value-type="float">
            <text:p>513834</text:p>
          </table:table-cell>
          <table:table-cell office:value-type="float" office:value="154.043637" calcext:value-type="float">
            <text:p>154.043637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513937" calcext:value-type="float">
            <text:p>513937</text:p>
          </table:table-cell>
          <table:table-cell office:value-type="float" office:value="154.074586" calcext:value-type="float">
            <text:p>154.074586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514031" calcext:value-type="float">
            <text:p>514031</text:p>
          </table:table-cell>
          <table:table-cell office:value-type="float" office:value="154.102755" calcext:value-type="float">
            <text:p>154.102755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513816" calcext:value-type="float">
            <text:p>513816</text:p>
          </table:table-cell>
          <table:table-cell office:value-type="float" office:value="154.038054" calcext:value-type="float">
            <text:p>154.038054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514021" calcext:value-type="float">
            <text:p>514021</text:p>
          </table:table-cell>
          <table:table-cell office:value-type="float" office:value="154.099509" calcext:value-type="float">
            <text:p>154.099509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514050" calcext:value-type="float">
            <text:p>514050</text:p>
          </table:table-cell>
          <table:table-cell office:value-type="float" office:value="154.108298" calcext:value-type="float">
            <text:p>154.108298</text:p>
          </table:table-cell>
          <table:table-cell table:number-columns-repeated="26"/>
        </table:table-row>
        <table:table-row table:style-name="ro1">
          <table:table-cell table:number-columns-repeated="2"/>
          <table:table-cell office:value-type="float" office:value="513988" calcext:value-type="float">
            <text:p>513988</text:p>
          </table:table-cell>
          <table:table-cell office:value-type="float" office:value="154.089772" calcext:value-type="float">
            <text:p>154.089772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00/00/0000</text:date>, <text:time style:data-style-name="N2" text:time-value="13:18:14.979868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2:50:58.164101008</meta:creation-date>
    <dc:date>2018-07-13T15:11:16.618062916</dc:date>
    <meta:editing-duration>PT2H47M24S</meta:editing-duration>
    <meta:editing-cycles>12</meta:editing-cycles>
    <meta:generator>LibreOffice/5.1.6.2$Linux_X86_64 LibreOffice_project/10m0$Build-2</meta:generator>
    <meta:document-statistic meta:table-count="2" meta:cell-count="664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51cm" svg:y="0.316cm" chart:style-name="ch2">
          <text:p>Average Distances</text:p>
        </chart:title>
        <chart:plot-area chart:style-name="ch3" table:cell-range-address="RangeTests.C1:RangeTests.M2" chart:data-source-has-labels="both" svg:x="0.534cm" svg:y="1.433cm" svg:width="14.346cm" svg:height="6.562cm">
          <chartooo:coordinate-region svg:x="1.341cm" svg:y="1.632cm" svg:width="13.446cm" svg:height="5.716cm"/>
          <chart:axis chart:dimension="x" chart:name="primary-x" chart:style-name="ch4" chartooo:axis-type="auto">
            <chartooo:date-scale/>
            <chart:title svg:x="6.684cm" svg:y="8.175cm" chart:style-name="ch5">
              <text:p>Location in m</text:p>
            </chart:title>
            <chart:categories table:cell-range-address="RangeTests.C1:RangeTests.M1"/>
          </chart:axis>
          <chart:axis chart:dimension="y" chart:name="primary-y" chart:style-name="ch4">
            <chart:title svg:x="0cm" svg:y="5.75cm" chart:style-name="ch6">
              <text:p>Distance in m</text:p>
            </chart:title>
            <chart:grid chart:style-name="ch7" chart:class="major"/>
          </chart:axis>
          <chart:series chart:style-name="ch8" chart:values-cell-range-address="RangeTests.C2:RangeTests.M2" loext:label-string="distance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ance</text:p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RangeTests.C1:RangeTests.M1</svg:desc>
                </draw:g>
              </table:table-cell>
              <table:table-cell office:value-type="float" office:value="154.043795756637">
                <text:p>154.043795756637</text:p>
                <draw:g>
                  <svg:desc>RangeTests.C2:RangeTests.M2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155.065983024306">
                <text:p>155.06598302430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55.54713269378">
                <text:p>155.54713269378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56.166425713656">
                <text:p>156.16642571365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6.777710259842">
                <text:p>156.77771025984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57.433278645614">
                <text:p>157.4332786456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57.550455589109">
                <text:p>157.55045558910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58.017214422078">
                <text:p>158.01721442207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58.572025007042">
                <text:p>158.57202500704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59.189466071186">
                <text:p>159.1894660711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9.499436104317">
                <text:p>159.4994361043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line" chart:style-name="ch1">
        <chart:title svg:x="5.324cm" svg:y="0.316cm" chart:style-name="ch2">
          <text:p>Average Propagationtimes</text:p>
        </chart:title>
        <chart:plot-area chart:style-name="ch3" table:cell-range-address="RangeTests.C1:RangeTests.M1 RangeTests.C3:RangeTests.M3" chart:data-source-has-labels="both" svg:x="1.331cm" svg:y="1.275cm" svg:width="14.349cm" svg:height="6.569cm">
          <chartooo:coordinate-region svg:x="2.693cm" svg:y="1.474cm" svg:width="12.893cm" svg:height="5.723cm"/>
          <chart:axis chart:dimension="x" chart:name="primary-x" chart:style-name="ch4" chartooo:axis-type="auto">
            <chartooo:date-scale/>
            <chart:title svg:x="7.482cm" svg:y="8.024cm" chart:style-name="ch5">
              <text:p>Location in m</text:p>
            </chart:title>
            <chart:categories table:cell-range-address="RangeTests.C1:RangeTests.M1"/>
          </chart:axis>
          <chart:axis chart:dimension="y" chart:name="primary-y" chart:style-name="ch4">
            <chart:title svg:x="0.451cm" svg:y="6.191cm" chart:style-name="ch6">
              <text:p>Propagationtime in ps</text:p>
            </chart:title>
            <chart:grid chart:style-name="ch7" chart:class="major"/>
          </chart:axis>
          <chart:series chart:style-name="ch8" chart:values-cell-range-address="RangeTests.C3:RangeTests.M3" loext:label-string="propagation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pagation</text:p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RangeTests.C1:RangeTests.M1</svg:desc>
                </draw:g>
              </table:table-cell>
              <table:table-cell office:value-type="float" office:value="513834.769911504">
                <text:p>513834.769911504</text:p>
                <draw:g>
                  <svg:desc>RangeTests.C3:RangeTests.M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17244.427083333">
                <text:p>517244.427083333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518849.349282297">
                <text:p>518849.34928229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520915.123348018">
                <text:p>520915.12334801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522954.181102362">
                <text:p>522954.18110236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525140.89122807">
                <text:p>525140.8912280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525531.707920792">
                <text:p>525531.707920792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527088.681818182">
                <text:p>527088.6818181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28939.35915493">
                <text:p>528939.35915493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530998.911864407">
                <text:p>530998.9118644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32032.830935252">
                <text:p>532032.8309352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